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osicion_x0_5" table:style-name="ta1">
        <table:shapes>
          <draw:frame draw:z-index="0" draw:style-name="gr1" draw:text-style-name="P1" svg:width="7.1146in" svg:height="4.7791in" svg:x="2.4909in" svg:y="0.0417in">
            <draw:object draw:notify-on-update-of-ranges="exposicion_x0_5.A1:exposicion_x0_5.A1 exposicion_x0_5.A2:exposicion_x0_5.A1462 exposicion_x0_5.B1:exposicion_x0_5.B1 exposicion_x0_5.B2:exposicion_x0_5.B1462 exposicion_x0_5.C1:exposicion_x0_5.C1 exposicion_x0_5.C2:exposicion_x0_5.C1462 exposicion_x0_5.D1:exposicion_x0_5.D1 exposicion_x0_5.D2:exposicion_x0_5.D14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5561" calcext:value-type="float">
            <text:p>1.15561</text:p>
          </table:table-cell>
          <table:table-cell office:value-type="float" office:value="998.792" calcext:value-type="float">
            <text:p>998.792</text:p>
          </table:table-cell>
          <table:table-cell office:value-type="float" office:value="0.0519142" calcext:value-type="float">
            <text:p>0.05191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3538" calcext:value-type="float">
            <text:p>1.33538</text:p>
          </table:table-cell>
          <table:table-cell office:value-type="float" office:value="998.553" calcext:value-type="float">
            <text:p>998.553</text:p>
          </table:table-cell>
          <table:table-cell office:value-type="float" office:value="0.111791" calcext:value-type="float">
            <text:p>0.1117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4305" calcext:value-type="float">
            <text:p>1.54305</text:p>
          </table:table-cell>
          <table:table-cell office:value-type="float" office:value="998.276" calcext:value-type="float">
            <text:p>998.276</text:p>
          </table:table-cell>
          <table:table-cell office:value-type="float" office:value="0.180866" calcext:value-type="float">
            <text:p>0.1808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8291" calcext:value-type="float">
            <text:p>1.78291</text:p>
          </table:table-cell>
          <table:table-cell office:value-type="float" office:value="997.957" calcext:value-type="float">
            <text:p>997.957</text:p>
          </table:table-cell>
          <table:table-cell office:value-type="float" office:value="0.260568" calcext:value-type="float">
            <text:p>0.2605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05993" calcext:value-type="float">
            <text:p>2.05993</text:p>
          </table:table-cell>
          <table:table-cell office:value-type="float" office:value="997.588" calcext:value-type="float">
            <text:p>997.588</text:p>
          </table:table-cell>
          <table:table-cell office:value-type="float" office:value="0.352543" calcext:value-type="float">
            <text:p>0.3525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37983" calcext:value-type="float">
            <text:p>2.37983</text:p>
          </table:table-cell>
          <table:table-cell office:value-type="float" office:value="997.161" calcext:value-type="float">
            <text:p>997.161</text:p>
          </table:table-cell>
          <table:table-cell office:value-type="float" office:value="0.458692" calcext:value-type="float">
            <text:p>0.45869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74918" calcext:value-type="float">
            <text:p>2.74918</text:p>
          </table:table-cell>
          <table:table-cell office:value-type="float" office:value="996.67" calcext:value-type="float">
            <text:p>996.67</text:p>
          </table:table-cell>
          <table:table-cell office:value-type="float" office:value="0.581209" calcext:value-type="float">
            <text:p>0.5812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7554" calcext:value-type="float">
            <text:p>3.17554</text:p>
          </table:table-cell>
          <table:table-cell office:value-type="float" office:value="996.102" calcext:value-type="float">
            <text:p>996.102</text:p>
          </table:table-cell>
          <table:table-cell office:value-type="float" office:value="0.722622" calcext:value-type="float">
            <text:p>0.7226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66763" calcext:value-type="float">
            <text:p>3.66763</text:p>
          </table:table-cell>
          <table:table-cell office:value-type="float" office:value="995.447" calcext:value-type="float">
            <text:p>995.447</text:p>
          </table:table-cell>
          <table:table-cell office:value-type="float" office:value="0.885849" calcext:value-type="float">
            <text:p>0.885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3543" calcext:value-type="float">
            <text:p>4.23543</text:p>
          </table:table-cell>
          <table:table-cell office:value-type="float" office:value="994.69" calcext:value-type="float">
            <text:p>994.69</text:p>
          </table:table-cell>
          <table:table-cell office:value-type="float" office:value="1.07425" calcext:value-type="float">
            <text:p>1.074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89042" calcext:value-type="float">
            <text:p>4.89042</text:p>
          </table:table-cell>
          <table:table-cell office:value-type="float" office:value="993.818" calcext:value-type="float">
            <text:p>993.818</text:p>
          </table:table-cell>
          <table:table-cell office:value-type="float" office:value="1.29169" calcext:value-type="float">
            <text:p>1.2916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64575" calcext:value-type="float">
            <text:p>5.64575</text:p>
          </table:table-cell>
          <table:table-cell office:value-type="float" office:value="992.812" calcext:value-type="float">
            <text:p>992.812</text:p>
          </table:table-cell>
          <table:table-cell office:value-type="float" office:value="1.54264" calcext:value-type="float">
            <text:p>1.5426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.51646" calcext:value-type="float">
            <text:p>6.51646</text:p>
          </table:table-cell>
          <table:table-cell office:value-type="float" office:value="991.651" calcext:value-type="float">
            <text:p>991.651</text:p>
          </table:table-cell>
          <table:table-cell office:value-type="float" office:value="1.83221" calcext:value-type="float">
            <text:p>1.8322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51977" calcext:value-type="float">
            <text:p>7.51977</text:p>
          </table:table-cell>
          <table:table-cell office:value-type="float" office:value="990.314" calcext:value-type="float">
            <text:p>990.314</text:p>
          </table:table-cell>
          <table:table-cell office:value-type="float" office:value="2.16631" calcext:value-type="float">
            <text:p>2.166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.67531" calcext:value-type="float">
            <text:p>8.67531</text:p>
          </table:table-cell>
          <table:table-cell office:value-type="float" office:value="988.773" calcext:value-type="float">
            <text:p>988.773</text:p>
          </table:table-cell>
          <table:table-cell office:value-type="float" office:value="2.55171" calcext:value-type="float">
            <text:p>2.55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.0054" calcext:value-type="float">
            <text:p>10.0054</text:p>
          </table:table-cell>
          <table:table-cell office:value-type="float" office:value="986.998" calcext:value-type="float">
            <text:p>986.998</text:p>
          </table:table-cell>
          <table:table-cell office:value-type="float" office:value="2.99618" calcext:value-type="float">
            <text:p>2.9961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5355" calcext:value-type="float">
            <text:p>11.5355</text:p>
          </table:table-cell>
          <table:table-cell office:value-type="float" office:value="984.956" calcext:value-type="float">
            <text:p>984.956</text:p>
          </table:table-cell>
          <table:table-cell office:value-type="float" office:value="3.50863" calcext:value-type="float">
            <text:p>3.508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.2943" calcext:value-type="float">
            <text:p>13.2943</text:p>
          </table:table-cell>
          <table:table-cell office:value-type="float" office:value="982.606" calcext:value-type="float">
            <text:p>982.606</text:p>
          </table:table-cell>
          <table:table-cell office:value-type="float" office:value="4.09926" calcext:value-type="float">
            <text:p>4.0992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.3143" calcext:value-type="float">
            <text:p>15.3143</text:p>
          </table:table-cell>
          <table:table-cell office:value-type="float" office:value="979.906" calcext:value-type="float">
            <text:p>979.906</text:p>
          </table:table-cell>
          <table:table-cell office:value-type="float" office:value="4.77974" calcext:value-type="float">
            <text:p>4.77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32" calcext:value-type="float">
            <text:p>17.632</text:p>
          </table:table-cell>
          <table:table-cell office:value-type="float" office:value="976.805" calcext:value-type="float">
            <text:p>976.805</text:p>
          </table:table-cell>
          <table:table-cell office:value-type="float" office:value="5.56337" calcext:value-type="float">
            <text:p>5.5633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0.2882" calcext:value-type="float">
            <text:p>20.2882</text:p>
          </table:table-cell>
          <table:table-cell office:value-type="float" office:value="973.246" calcext:value-type="float">
            <text:p>973.246</text:p>
          </table:table-cell>
          <table:table-cell office:value-type="float" office:value="6.46532" calcext:value-type="float">
            <text:p>6.4653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3.3285" calcext:value-type="float">
            <text:p>23.3285</text:p>
          </table:table-cell>
          <table:table-cell office:value-type="float" office:value="969.169" calcext:value-type="float">
            <text:p>969.169</text:p>
          </table:table-cell>
          <table:table-cell office:value-type="float" office:value="7.50281" calcext:value-type="float">
            <text:p>7.5028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6.8032" calcext:value-type="float">
            <text:p>26.8032</text:p>
          </table:table-cell>
          <table:table-cell office:value-type="float" office:value="964.501" calcext:value-type="float">
            <text:p>964.501</text:p>
          </table:table-cell>
          <table:table-cell office:value-type="float" office:value="8.69537" calcext:value-type="float">
            <text:p>8.6953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0.7676" calcext:value-type="float">
            <text:p>30.7676</text:p>
          </table:table-cell>
          <table:table-cell office:value-type="float" office:value="959.167" calcext:value-type="float">
            <text:p>959.167</text:p>
          </table:table-cell>
          <table:table-cell office:value-type="float" office:value="10.0651" calcext:value-type="float">
            <text:p>10.065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5.2819" calcext:value-type="float">
            <text:p>35.2819</text:p>
          </table:table-cell>
          <table:table-cell office:value-type="float" office:value="953.081" calcext:value-type="float">
            <text:p>953.081</text:p>
          </table:table-cell>
          <table:table-cell office:value-type="float" office:value="11.6367" calcext:value-type="float">
            <text:p>11.63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0.4108" calcext:value-type="float">
            <text:p>40.4108</text:p>
          </table:table-cell>
          <table:table-cell office:value-type="float" office:value="946.151" calcext:value-type="float">
            <text:p>946.151</text:p>
          </table:table-cell>
          <table:table-cell office:value-type="float" office:value="13.4382" calcext:value-type="float">
            <text:p>13.438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6.2232" calcext:value-type="float">
            <text:p>46.2232</text:p>
          </table:table-cell>
          <table:table-cell office:value-type="float" office:value="938.276" calcext:value-type="float">
            <text:p>938.276</text:p>
          </table:table-cell>
          <table:table-cell office:value-type="float" office:value="15.5005" calcext:value-type="float">
            <text:p>15.50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2.7909" calcext:value-type="float">
            <text:p>52.7909</text:p>
          </table:table-cell>
          <table:table-cell office:value-type="float" office:value="929.351" calcext:value-type="float">
            <text:p>929.351</text:p>
          </table:table-cell>
          <table:table-cell office:value-type="float" office:value="17.8582" calcext:value-type="float">
            <text:p>17.858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0.1875" calcext:value-type="float">
            <text:p>60.1875</text:p>
          </table:table-cell>
          <table:table-cell office:value-type="float" office:value="919.263" calcext:value-type="float">
            <text:p>919.263</text:p>
          </table:table-cell>
          <table:table-cell office:value-type="float" office:value="20.5493" calcext:value-type="float">
            <text:p>20.5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4864" calcext:value-type="float">
            <text:p>68.4864</text:p>
          </table:table-cell>
          <table:table-cell office:value-type="float" office:value="907.898" calcext:value-type="float">
            <text:p>907.898</text:p>
          </table:table-cell>
          <table:table-cell office:value-type="float" office:value="23.6155" calcext:value-type="float">
            <text:p>23.615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7.7581" calcext:value-type="float">
            <text:p>77.7581</text:p>
          </table:table-cell>
          <table:table-cell office:value-type="float" office:value="895.14" calcext:value-type="float">
            <text:p>895.14</text:p>
          </table:table-cell>
          <table:table-cell office:value-type="float" office:value="27.1018" calcext:value-type="float">
            <text:p>27.101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8.0669" calcext:value-type="float">
            <text:p>88.0669</text:p>
          </table:table-cell>
          <table:table-cell office:value-type="float" office:value="880.876" calcext:value-type="float">
            <text:p>880.876</text:p>
          </table:table-cell>
          <table:table-cell office:value-type="float" office:value="31.0568" calcext:value-type="float">
            <text:p>31.056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99.4669" calcext:value-type="float">
            <text:p>99.4669</text:p>
          </table:table-cell>
          <table:table-cell office:value-type="float" office:value="865.001" calcext:value-type="float">
            <text:p>865.001</text:p>
          </table:table-cell>
          <table:table-cell office:value-type="float" office:value="35.532" calcext:value-type="float">
            <text:p>35.53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11.997" calcext:value-type="float">
            <text:p>111.997</text:p>
          </table:table-cell>
          <table:table-cell office:value-type="float" office:value="847.421" calcext:value-type="float">
            <text:p>847.421</text:p>
          </table:table-cell>
          <table:table-cell office:value-type="float" office:value="40.5813" calcext:value-type="float">
            <text:p>40.581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5.677" calcext:value-type="float">
            <text:p>125.677</text:p>
          </table:table-cell>
          <table:table-cell office:value-type="float" office:value="828.063" calcext:value-type="float">
            <text:p>828.063</text:p>
          </table:table-cell>
          <table:table-cell office:value-type="float" office:value="46.2603" calcext:value-type="float">
            <text:p>46.260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0.499" calcext:value-type="float">
            <text:p>140.499</text:p>
          </table:table-cell>
          <table:table-cell office:value-type="float" office:value="806.876" calcext:value-type="float">
            <text:p>806.876</text:p>
          </table:table-cell>
          <table:table-cell office:value-type="float" office:value="52.6248" calcext:value-type="float">
            <text:p>52.624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56.425" calcext:value-type="float">
            <text:p>156.425</text:p>
          </table:table-cell>
          <table:table-cell office:value-type="float" office:value="783.845" calcext:value-type="float">
            <text:p>783.845</text:p>
          </table:table-cell>
          <table:table-cell office:value-type="float" office:value="59.7301" calcext:value-type="float">
            <text:p>59.730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3.38" calcext:value-type="float">
            <text:p>173.38</text:p>
          </table:table-cell>
          <table:table-cell office:value-type="float" office:value="758.991" calcext:value-type="float">
            <text:p>758.991</text:p>
          </table:table-cell>
          <table:table-cell office:value-type="float" office:value="67.6287" calcext:value-type="float">
            <text:p>67.628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91.249" calcext:value-type="float">
            <text:p>191.249</text:p>
          </table:table-cell>
          <table:table-cell office:value-type="float" office:value="732.382" calcext:value-type="float">
            <text:p>732.382</text:p>
          </table:table-cell>
          <table:table-cell office:value-type="float" office:value="76.369" calcext:value-type="float">
            <text:p>76.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.872" calcext:value-type="float">
            <text:p>209.872</text:p>
          </table:table-cell>
          <table:table-cell office:value-type="float" office:value="704.135" calcext:value-type="float">
            <text:p>704.135</text:p>
          </table:table-cell>
          <table:table-cell office:value-type="float" office:value="85.9928" calcext:value-type="float">
            <text:p>85.99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29.05" calcext:value-type="float">
            <text:p>229.05</text:p>
          </table:table-cell>
          <table:table-cell office:value-type="float" office:value="674.416" calcext:value-type="float">
            <text:p>674.416</text:p>
          </table:table-cell>
          <table:table-cell office:value-type="float" office:value="96.5333" calcext:value-type="float">
            <text:p>96.5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48.543" calcext:value-type="float">
            <text:p>248.543</text:p>
          </table:table-cell>
          <table:table-cell office:value-type="float" office:value="643.444" calcext:value-type="float">
            <text:p>643.444</text:p>
          </table:table-cell>
          <table:table-cell office:value-type="float" office:value="108.013" calcext:value-type="float">
            <text:p>108.01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611.48" calcext:value-type="float">
            <text:p>611.48</text:p>
          </table:table-cell>
          <table:table-cell office:value-type="float" office:value="120.443" calcext:value-type="float">
            <text:p>120.44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87.357" calcext:value-type="float">
            <text:p>287.357</text:p>
          </table:table-cell>
          <table:table-cell office:value-type="float" office:value="578.825" calcext:value-type="float">
            <text:p>578.825</text:p>
          </table:table-cell>
          <table:table-cell office:value-type="float" office:value="133.818" calcext:value-type="float">
            <text:p>133.8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6.074" calcext:value-type="float">
            <text:p>306.074</text:p>
          </table:table-cell>
          <table:table-cell office:value-type="float" office:value="545.804" calcext:value-type="float">
            <text:p>545.804</text:p>
          </table:table-cell>
          <table:table-cell office:value-type="float" office:value="148.121" calcext:value-type="float">
            <text:p>148.12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23.926" calcext:value-type="float">
            <text:p>323.926</text:p>
          </table:table-cell>
          <table:table-cell office:value-type="float" office:value="512.757" calcext:value-type="float">
            <text:p>512.757</text:p>
          </table:table-cell>
          <table:table-cell office:value-type="float" office:value="163.317" calcext:value-type="float">
            <text:p>163.3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40.622" calcext:value-type="float">
            <text:p>340.622</text:p>
          </table:table-cell>
          <table:table-cell office:value-type="float" office:value="480.022" calcext:value-type="float">
            <text:p>480.022</text:p>
          </table:table-cell>
          <table:table-cell office:value-type="float" office:value="179.357" calcext:value-type="float">
            <text:p>179.35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55.904" calcext:value-type="float">
            <text:p>355.904</text:p>
          </table:table-cell>
          <table:table-cell office:value-type="float" office:value="447.918" calcext:value-type="float">
            <text:p>447.918</text:p>
          </table:table-cell>
          <table:table-cell office:value-type="float" office:value="196.178" calcext:value-type="float">
            <text:p>196.17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69.555" calcext:value-type="float">
            <text:p>369.555</text:p>
          </table:table-cell>
          <table:table-cell office:value-type="float" office:value="416.741" calcext:value-type="float">
            <text:p>416.741</text:p>
          </table:table-cell>
          <table:table-cell office:value-type="float" office:value="213.704" calcext:value-type="float">
            <text:p>213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1.406" calcext:value-type="float">
            <text:p>381.406</text:p>
          </table:table-cell>
          <table:table-cell office:value-type="float" office:value="386.743" calcext:value-type="float">
            <text:p>386.743</text:p>
          </table:table-cell>
          <table:table-cell office:value-type="float" office:value="231.852" calcext:value-type="float">
            <text:p>231.85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91.341" calcext:value-type="float">
            <text:p>391.341</text:p>
          </table:table-cell>
          <table:table-cell office:value-type="float" office:value="358.132" calcext:value-type="float">
            <text:p>358.132</text:p>
          </table:table-cell>
          <table:table-cell office:value-type="float" office:value="250.527" calcext:value-type="float">
            <text:p>250.52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99.3" calcext:value-type="float">
            <text:p>399.3</text:p>
          </table:table-cell>
          <table:table-cell office:value-type="float" office:value="331.068" calcext:value-type="float">
            <text:p>331.068</text:p>
          </table:table-cell>
          <table:table-cell office:value-type="float" office:value="269.631" calcext:value-type="float">
            <text:p>269.63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05.274" calcext:value-type="float">
            <text:p>405.274</text:p>
          </table:table-cell>
          <table:table-cell office:value-type="float" office:value="305.66" calcext:value-type="float">
            <text:p>305.66</text:p>
          </table:table-cell>
          <table:table-cell office:value-type="float" office:value="289.066" calcext:value-type="float">
            <text:p>289.06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09.301" calcext:value-type="float">
            <text:p>409.301</text:p>
          </table:table-cell>
          <table:table-cell office:value-type="float" office:value="281.968" calcext:value-type="float">
            <text:p>281.968</text:p>
          </table:table-cell>
          <table:table-cell office:value-type="float" office:value="308.731" calcext:value-type="float">
            <text:p>308.73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11.457" calcext:value-type="float">
            <text:p>411.457</text:p>
          </table:table-cell>
          <table:table-cell office:value-type="float" office:value="260.013" calcext:value-type="float">
            <text:p>260.01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11.85" calcext:value-type="float">
            <text:p>411.85</text:p>
          </table:table-cell>
          <table:table-cell office:value-type="float" office:value="239.78" calcext:value-type="float">
            <text:p>239.78</text:p>
          </table:table-cell>
          <table:table-cell office:value-type="float" office:value="348.37" calcext:value-type="float">
            <text:p>348.3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10.614" calcext:value-type="float">
            <text:p>410.614</text:p>
          </table:table-cell>
          <table:table-cell office:value-type="float" office:value="221.222" calcext:value-type="float">
            <text:p>221.222</text:p>
          </table:table-cell>
          <table:table-cell office:value-type="float" office:value="368.164" calcext:value-type="float">
            <text:p>368.16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07.896" calcext:value-type="float">
            <text:p>407.896</text:p>
          </table:table-cell>
          <table:table-cell office:value-type="float" office:value="204.271" calcext:value-type="float">
            <text:p>204.271</text:p>
          </table:table-cell>
          <table:table-cell office:value-type="float" office:value="387.833" calcext:value-type="float">
            <text:p>387.8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03.85" calcext:value-type="float">
            <text:p>403.85</text:p>
          </table:table-cell>
          <table:table-cell office:value-type="float" office:value="188.844" calcext:value-type="float">
            <text:p>188.844</text:p>
          </table:table-cell>
          <table:table-cell office:value-type="float" office:value="407.306" calcext:value-type="float">
            <text:p>407.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8.635" calcext:value-type="float">
            <text:p>398.635</text:p>
          </table:table-cell>
          <table:table-cell office:value-type="float" office:value="174.847" calcext:value-type="float">
            <text:p>174.847</text:p>
          </table:table-cell>
          <table:table-cell office:value-type="float" office:value="426.518" calcext:value-type="float">
            <text:p>426.51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92.406" calcext:value-type="float">
            <text:p>392.40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45.413" calcext:value-type="float">
            <text:p>445.41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85.315" calcext:value-type="float">
            <text:p>385.315</text:p>
          </table:table-cell>
          <table:table-cell office:value-type="float" office:value="150.741" calcext:value-type="float">
            <text:p>150.741</text:p>
          </table:table-cell>
          <table:table-cell office:value-type="float" office:value="463.945" calcext:value-type="float">
            <text:p>463.94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77.5" calcext:value-type="float">
            <text:p>377.5</text:p>
          </table:table-cell>
          <table:table-cell office:value-type="float" office:value="140.429" calcext:value-type="float">
            <text:p>140.429</text:p>
          </table:table-cell>
          <table:table-cell office:value-type="float" office:value="482.071" calcext:value-type="float">
            <text:p>482.07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69.094" calcext:value-type="float">
            <text:p>369.094</text:p>
          </table:table-cell>
          <table:table-cell office:value-type="float" office:value="131.148" calcext:value-type="float">
            <text:p>131.148</text:p>
          </table:table-cell>
          <table:table-cell office:value-type="float" office:value="499.758" calcext:value-type="float">
            <text:p>499.75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60.216" calcext:value-type="float">
            <text:p>360.216</text:p>
          </table:table-cell>
          <table:table-cell office:value-type="float" office:value="122.804" calcext:value-type="float">
            <text:p>122.804</text:p>
          </table:table-cell>
          <table:table-cell office:value-type="float" office:value="516.98" calcext:value-type="float">
            <text:p>516.9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50.973" calcext:value-type="float">
            <text:p>350.973</text:p>
          </table:table-cell>
          <table:table-cell office:value-type="float" office:value="115.311" calcext:value-type="float">
            <text:p>115.311</text:p>
          </table:table-cell>
          <table:table-cell office:value-type="float" office:value="533.715" calcext:value-type="float">
            <text:p>533.71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41.463" calcext:value-type="float">
            <text:p>341.463</text:p>
          </table:table-cell>
          <table:table-cell office:value-type="float" office:value="108.589" calcext:value-type="float">
            <text:p>108.589</text:p>
          </table:table-cell>
          <table:table-cell office:value-type="float" office:value="549.948" calcext:value-type="float">
            <text:p>549.94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31.77" calcext:value-type="float">
            <text:p>331.77</text:p>
          </table:table-cell>
          <table:table-cell office:value-type="float" office:value="102.563" calcext:value-type="float">
            <text:p>102.563</text:p>
          </table:table-cell>
          <table:table-cell office:value-type="float" office:value="565.666" calcext:value-type="float">
            <text:p>565.66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21.969" calcext:value-type="float">
            <text:p>321.969</text:p>
          </table:table-cell>
          <table:table-cell office:value-type="float" office:value="97.1666" calcext:value-type="float">
            <text:p>97.1666</text:p>
          </table:table-cell>
          <table:table-cell office:value-type="float" office:value="580.864" calcext:value-type="float">
            <text:p>580.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2.125" calcext:value-type="float">
            <text:p>312.125</text:p>
          </table:table-cell>
          <table:table-cell office:value-type="float" office:value="92.3372" calcext:value-type="float">
            <text:p>92.3372</text:p>
          </table:table-cell>
          <table:table-cell office:value-type="float" office:value="595.538" calcext:value-type="float">
            <text:p>595.53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02.293" calcext:value-type="float">
            <text:p>302.293</text:p>
          </table:table-cell>
          <table:table-cell office:value-type="float" office:value="88.0199" calcext:value-type="float">
            <text:p>88.0199</text:p>
          </table:table-cell>
          <table:table-cell office:value-type="float" office:value="609.688" calcext:value-type="float">
            <text:p>609.68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2.521" calcext:value-type="float">
            <text:p>292.521</text:p>
          </table:table-cell>
          <table:table-cell office:value-type="float" office:value="84.1645" calcext:value-type="float">
            <text:p>84.1645</text:p>
          </table:table-cell>
          <table:table-cell office:value-type="float" office:value="623.315" calcext:value-type="float">
            <text:p>623.31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82.849" calcext:value-type="float">
            <text:p>282.849</text:p>
          </table:table-cell>
          <table:table-cell office:value-type="float" office:value="80.7262" calcext:value-type="float">
            <text:p>80.7262</text:p>
          </table:table-cell>
          <table:table-cell office:value-type="float" office:value="636.425" calcext:value-type="float">
            <text:p>636.42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73.312" calcext:value-type="float">
            <text:p>273.312</text:p>
          </table:table-cell>
          <table:table-cell office:value-type="float" office:value="77.6646" calcext:value-type="float">
            <text:p>77.6646</text:p>
          </table:table-cell>
          <table:table-cell office:value-type="float" office:value="649.024" calcext:value-type="float">
            <text:p>649.02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63.936" calcext:value-type="float">
            <text:p>263.936</text:p>
          </table:table-cell>
          <table:table-cell office:value-type="float" office:value="74.9437" calcext:value-type="float">
            <text:p>74.9437</text:p>
          </table:table-cell>
          <table:table-cell office:value-type="float" office:value="661.12" calcext:value-type="float">
            <text:p>661.1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4.745" calcext:value-type="float">
            <text:p>254.745</text:p>
          </table:table-cell>
          <table:table-cell office:value-type="float" office:value="72.5311" calcext:value-type="float">
            <text:p>72.5311</text:p>
          </table:table-cell>
          <table:table-cell office:value-type="float" office:value="672.724" calcext:value-type="float">
            <text:p>672.72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45.757" calcext:value-type="float">
            <text:p>245.757</text:p>
          </table:table-cell>
          <table:table-cell office:value-type="float" office:value="70.3981" calcext:value-type="float">
            <text:p>70.3981</text:p>
          </table:table-cell>
          <table:table-cell office:value-type="float" office:value="683.845" calcext:value-type="float">
            <text:p>683.8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36.986" calcext:value-type="float">
            <text:p>236.986</text:p>
          </table:table-cell>
          <table:table-cell office:value-type="float" office:value="68.5189" calcext:value-type="float">
            <text:p>68.5189</text:p>
          </table:table-cell>
          <table:table-cell office:value-type="float" office:value="694.495" calcext:value-type="float">
            <text:p>694.49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28.444" calcext:value-type="float">
            <text:p>228.444</text:p>
          </table:table-cell>
          <table:table-cell office:value-type="float" office:value="66.8703" calcext:value-type="float">
            <text:p>66.8703</text:p>
          </table:table-cell>
          <table:table-cell office:value-type="float" office:value="704.686" calcext:value-type="float">
            <text:p>704.6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.138" calcext:value-type="float">
            <text:p>220.138</text:p>
          </table:table-cell>
          <table:table-cell office:value-type="float" office:value="65.4318" calcext:value-type="float">
            <text:p>65.4318</text:p>
          </table:table-cell>
          <table:table-cell office:value-type="float" office:value="714.43" calcext:value-type="float">
            <text:p>714.4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12.074" calcext:value-type="float">
            <text:p>212.074</text:p>
          </table:table-cell>
          <table:table-cell office:value-type="float" office:value="64.1849" calcext:value-type="float">
            <text:p>64.1849</text:p>
          </table:table-cell>
          <table:table-cell office:value-type="float" office:value="723.741" calcext:value-type="float">
            <text:p>723.74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04.256" calcext:value-type="float">
            <text:p>204.256</text:p>
          </table:table-cell>
          <table:table-cell office:value-type="float" office:value="63.1132" calcext:value-type="float">
            <text:p>63.1132</text:p>
          </table:table-cell>
          <table:table-cell office:value-type="float" office:value="732.631" calcext:value-type="float">
            <text:p>732.63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96.684" calcext:value-type="float">
            <text:p>196.684</text:p>
          </table:table-cell>
          <table:table-cell office:value-type="float" office:value="62.2018" calcext:value-type="float">
            <text:p>62.2018</text:p>
          </table:table-cell>
          <table:table-cell office:value-type="float" office:value="741.114" calcext:value-type="float">
            <text:p>741.11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9.359" calcext:value-type="float">
            <text:p>189.359</text:p>
          </table:table-cell>
          <table:table-cell office:value-type="float" office:value="61.4375" calcext:value-type="float">
            <text:p>61.4375</text:p>
          </table:table-cell>
          <table:table-cell office:value-type="float" office:value="749.203" calcext:value-type="float">
            <text:p>749.20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82.281" calcext:value-type="float">
            <text:p>182.281</text:p>
          </table:table-cell>
          <table:table-cell office:value-type="float" office:value="60.8083" calcext:value-type="float">
            <text:p>60.8083</text:p>
          </table:table-cell>
          <table:table-cell office:value-type="float" office:value="756.911" calcext:value-type="float">
            <text:p>756.91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5.445" calcext:value-type="float">
            <text:p>175.445</text:p>
          </table:table-cell>
          <table:table-cell office:value-type="float" office:value="60.3036" calcext:value-type="float">
            <text:p>60.3036</text:p>
          </table:table-cell>
          <table:table-cell office:value-type="float" office:value="764.251" calcext:value-type="float">
            <text:p>764.25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68.849" calcext:value-type="float">
            <text:p>168.849</text:p>
          </table:table-cell>
          <table:table-cell office:value-type="float" office:value="59.9138" calcext:value-type="float">
            <text:p>59.9138</text:p>
          </table:table-cell>
          <table:table-cell office:value-type="float" office:value="771.237" calcext:value-type="float">
            <text:p>771.23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62.49" calcext:value-type="float">
            <text:p>162.49</text:p>
          </table:table-cell>
          <table:table-cell office:value-type="float" office:value="59.6301" calcext:value-type="float">
            <text:p>59.6301</text:p>
          </table:table-cell>
          <table:table-cell office:value-type="float" office:value="777.88" calcext:value-type="float">
            <text:p>777.8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56.361" calcext:value-type="float">
            <text:p>156.361</text:p>
          </table:table-cell>
          <table:table-cell office:value-type="float" office:value="59.4447" calcext:value-type="float">
            <text:p>59.4447</text:p>
          </table:table-cell>
          <table:table-cell office:value-type="float" office:value="784.194" calcext:value-type="float">
            <text:p>784.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.459" calcext:value-type="float">
            <text:p>150.459</text:p>
          </table:table-cell>
          <table:table-cell office:value-type="float" office:value="59.3505" calcext:value-type="float">
            <text:p>59.3505</text:p>
          </table:table-cell>
          <table:table-cell office:value-type="float" office:value="790.191" calcext:value-type="float">
            <text:p>790.19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44.777" calcext:value-type="float">
            <text:p>144.777</text:p>
          </table:table-cell>
          <table:table-cell office:value-type="float" office:value="59.341" calcext:value-type="float">
            <text:p>59.341</text:p>
          </table:table-cell>
          <table:table-cell office:value-type="float" office:value="795.882" calcext:value-type="float">
            <text:p>795.88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39.311" calcext:value-type="float">
            <text:p>139.311</text:p>
          </table:table-cell>
          <table:table-cell office:value-type="float" office:value="59.4105" calcext:value-type="float">
            <text:p>59.4105</text:p>
          </table:table-cell>
          <table:table-cell office:value-type="float" office:value="801.279" calcext:value-type="float">
            <text:p>801.27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34.053" calcext:value-type="float">
            <text:p>134.053</text:p>
          </table:table-cell>
          <table:table-cell office:value-type="float" office:value="59.5537" calcext:value-type="float">
            <text:p>59.5537</text:p>
          </table:table-cell>
          <table:table-cell office:value-type="float" office:value="806.393" calcext:value-type="float">
            <text:p>806.39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28.998" calcext:value-type="float">
            <text:p>128.998</text:p>
          </table:table-cell>
          <table:table-cell office:value-type="float" office:value="59.7657" calcext:value-type="float">
            <text:p>59.7657</text:p>
          </table:table-cell>
          <table:table-cell office:value-type="float" office:value="811.237" calcext:value-type="float">
            <text:p>811.23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4.139" calcext:value-type="float">
            <text:p>124.139</text:p>
          </table:table-cell>
          <table:table-cell office:value-type="float" office:value="60.0421" calcext:value-type="float">
            <text:p>60.0421</text:p>
          </table:table-cell>
          <table:table-cell office:value-type="float" office:value="815.819" calcext:value-type="float">
            <text:p>815.81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9.47" calcext:value-type="float">
            <text:p>119.47</text:p>
          </table:table-cell>
          <table:table-cell office:value-type="float" office:value="60.379" calcext:value-type="float">
            <text:p>60.379</text:p>
          </table:table-cell>
          <table:table-cell office:value-type="float" office:value="820.151" calcext:value-type="float">
            <text:p>820.15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14.985" calcext:value-type="float">
            <text:p>114.985</text:p>
          </table:table-cell>
          <table:table-cell office:value-type="float" office:value="60.7726" calcext:value-type="float">
            <text:p>60.7726</text:p>
          </table:table-cell>
          <table:table-cell office:value-type="float" office:value="824.242" calcext:value-type="float">
            <text:p>824.24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61.2196" calcext:value-type="float">
            <text:p>61.2196</text:p>
          </table:table-cell>
          <table:table-cell office:value-type="float" office:value="828.102" calcext:value-type="float">
            <text:p>828.10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6.542" calcext:value-type="float">
            <text:p>106.542</text:p>
          </table:table-cell>
          <table:table-cell office:value-type="float" office:value="61.7168" calcext:value-type="float">
            <text:p>61.7168</text:p>
          </table:table-cell>
          <table:table-cell office:value-type="float" office:value="831.741" calcext:value-type="float">
            <text:p>831.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.571" calcext:value-type="float">
            <text:p>102.571</text:p>
          </table:table-cell>
          <table:table-cell office:value-type="float" office:value="62.2615" calcext:value-type="float">
            <text:p>62.2615</text:p>
          </table:table-cell>
          <table:table-cell office:value-type="float" office:value="835.167" calcext:value-type="float">
            <text:p>835.16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8.7599" calcext:value-type="float">
            <text:p>98.7599</text:p>
          </table:table-cell>
          <table:table-cell office:value-type="float" office:value="62.851" calcext:value-type="float">
            <text:p>62.851</text:p>
          </table:table-cell>
          <table:table-cell office:value-type="float" office:value="838.389" calcext:value-type="float">
            <text:p>838.38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5.1016" calcext:value-type="float">
            <text:p>95.1016</text:p>
          </table:table-cell>
          <table:table-cell office:value-type="float" office:value="63.4829" calcext:value-type="float">
            <text:p>63.4829</text:p>
          </table:table-cell>
          <table:table-cell office:value-type="float" office:value="841.416" calcext:value-type="float">
            <text:p>841.41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91.5908" calcext:value-type="float">
            <text:p>91.5908</text:p>
          </table:table-cell>
          <table:table-cell office:value-type="float" office:value="64.155" calcext:value-type="float">
            <text:p>64.155</text:p>
          </table:table-cell>
          <table:table-cell office:value-type="float" office:value="844.254" calcext:value-type="float">
            <text:p>844.25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8.2218" calcext:value-type="float">
            <text:p>88.2218</text:p>
          </table:table-cell>
          <table:table-cell office:value-type="float" office:value="64.8651" calcext:value-type="float">
            <text:p>64.8651</text:p>
          </table:table-cell>
          <table:table-cell office:value-type="float" office:value="846.913" calcext:value-type="float">
            <text:p>846.91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4.9892" calcext:value-type="float">
            <text:p>84.9892</text:p>
          </table:table-cell>
          <table:table-cell office:value-type="float" office:value="65.6113" calcext:value-type="float">
            <text:p>65.6113</text:p>
          </table:table-cell>
          <table:table-cell office:value-type="float" office:value="849.399" calcext:value-type="float">
            <text:p>849.39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81.8877" calcext:value-type="float">
            <text:p>81.8877</text:p>
          </table:table-cell>
          <table:table-cell office:value-type="float" office:value="66.3919" calcext:value-type="float">
            <text:p>66.3919</text:p>
          </table:table-cell>
          <table:table-cell office:value-type="float" office:value="851.72" calcext:value-type="float">
            <text:p>851.7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78.9121" calcext:value-type="float">
            <text:p>78.9121</text:p>
          </table:table-cell>
          <table:table-cell office:value-type="float" office:value="67.2051" calcext:value-type="float">
            <text:p>67.2051</text:p>
          </table:table-cell>
          <table:table-cell office:value-type="float" office:value="853.883" calcext:value-type="float">
            <text:p>853.88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6.0572" calcext:value-type="float">
            <text:p>76.0572</text:p>
          </table:table-cell>
          <table:table-cell office:value-type="float" office:value="68.0494" calcext:value-type="float">
            <text:p>68.0494</text:p>
          </table:table-cell>
          <table:table-cell office:value-type="float" office:value="855.893" calcext:value-type="float">
            <text:p>855.89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73.3184" calcext:value-type="float">
            <text:p>73.3184</text:p>
          </table:table-cell>
          <table:table-cell office:value-type="float" office:value="68.9234" calcext:value-type="float">
            <text:p>68.9234</text:p>
          </table:table-cell>
          <table:table-cell office:value-type="float" office:value="857.758" calcext:value-type="float">
            <text:p>857.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.6909" calcext:value-type="float">
            <text:p>70.6909</text:p>
          </table:table-cell>
          <table:table-cell office:value-type="float" office:value="69.8257" calcext:value-type="float">
            <text:p>69.8257</text:p>
          </table:table-cell>
          <table:table-cell office:value-type="float" office:value="859.483" calcext:value-type="float">
            <text:p>859.48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8.1702" calcext:value-type="float">
            <text:p>68.1702</text:p>
          </table:table-cell>
          <table:table-cell office:value-type="float" office:value="70.7549" calcext:value-type="float">
            <text:p>70.7549</text:p>
          </table:table-cell>
          <table:table-cell office:value-type="float" office:value="861.075" calcext:value-type="float">
            <text:p>861.07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5.7519" calcext:value-type="float">
            <text:p>65.7519</text:p>
          </table:table-cell>
          <table:table-cell office:value-type="float" office:value="71.7099" calcext:value-type="float">
            <text:p>71.7099</text:p>
          </table:table-cell>
          <table:table-cell office:value-type="float" office:value="862.538" calcext:value-type="float">
            <text:p>862.53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63.4318" calcext:value-type="float">
            <text:p>63.4318</text:p>
          </table:table-cell>
          <table:table-cell office:value-type="float" office:value="72.6895" calcext:value-type="float">
            <text:p>72.6895</text:p>
          </table:table-cell>
          <table:table-cell office:value-type="float" office:value="863.879" calcext:value-type="float">
            <text:p>863.87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1.2058" calcext:value-type="float">
            <text:p>61.2058</text:p>
          </table:table-cell>
          <table:table-cell office:value-type="float" office:value="73.6927" calcext:value-type="float">
            <text:p>73.6927</text:p>
          </table:table-cell>
          <table:table-cell office:value-type="float" office:value="865.101" calcext:value-type="float">
            <text:p>865.10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9.0701" calcext:value-type="float">
            <text:p>59.0701</text:p>
          </table:table-cell>
          <table:table-cell office:value-type="float" office:value="74.7184" calcext:value-type="float">
            <text:p>74.7184</text:p>
          </table:table-cell>
          <table:table-cell office:value-type="float" office:value="866.211" calcext:value-type="float">
            <text:p>866.21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0209" calcext:value-type="float">
            <text:p>57.0209</text:p>
          </table:table-cell>
          <table:table-cell office:value-type="float" office:value="75.7658" calcext:value-type="float">
            <text:p>75.7658</text:p>
          </table:table-cell>
          <table:table-cell office:value-type="float" office:value="867.213" calcext:value-type="float">
            <text:p>867.21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5.0545" calcext:value-type="float">
            <text:p>55.0545</text:p>
          </table:table-cell>
          <table:table-cell office:value-type="float" office:value="76.8338" calcext:value-type="float">
            <text:p>76.8338</text:p>
          </table:table-cell>
          <table:table-cell office:value-type="float" office:value="868.112" calcext:value-type="float">
            <text:p>868.1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3.1676" calcext:value-type="float">
            <text:p>53.1676</text:p>
          </table:table-cell>
          <table:table-cell office:value-type="float" office:value="77.9216" calcext:value-type="float">
            <text:p>77.9216</text:p>
          </table:table-cell>
          <table:table-cell office:value-type="float" office:value="868.911" calcext:value-type="float">
            <text:p>868.91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1.3567" calcext:value-type="float">
            <text:p>51.3567</text:p>
          </table:table-cell>
          <table:table-cell office:value-type="float" office:value="79.0284" calcext:value-type="float">
            <text:p>79.0284</text:p>
          </table:table-cell>
          <table:table-cell office:value-type="float" office:value="869.615" calcext:value-type="float">
            <text:p>869.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.6188" calcext:value-type="float">
            <text:p>49.6188</text:p>
          </table:table-cell>
          <table:table-cell office:value-type="float" office:value="80.1535" calcext:value-type="float">
            <text:p>80.1535</text:p>
          </table:table-cell>
          <table:table-cell office:value-type="float" office:value="870.228" calcext:value-type="float">
            <text:p>870.22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7.9507" calcext:value-type="float">
            <text:p>47.9507</text:p>
          </table:table-cell>
          <table:table-cell office:value-type="float" office:value="81.296" calcext:value-type="float">
            <text:p>81.296</text:p>
          </table:table-cell>
          <table:table-cell office:value-type="float" office:value="870.753" calcext:value-type="float">
            <text:p>870.75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6.3495" calcext:value-type="float">
            <text:p>46.3495</text:p>
          </table:table-cell>
          <table:table-cell office:value-type="float" office:value="82.4554" calcext:value-type="float">
            <text:p>82.4554</text:p>
          </table:table-cell>
          <table:table-cell office:value-type="float" office:value="871.195" calcext:value-type="float">
            <text:p>871.19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4.8123" calcext:value-type="float">
            <text:p>44.8123</text:p>
          </table:table-cell>
          <table:table-cell office:value-type="float" office:value="83.6308" calcext:value-type="float">
            <text:p>83.6308</text:p>
          </table:table-cell>
          <table:table-cell office:value-type="float" office:value="871.557" calcext:value-type="float">
            <text:p>871.55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3.3365" calcext:value-type="float">
            <text:p>43.3365</text:p>
          </table:table-cell>
          <table:table-cell office:value-type="float" office:value="84.8217" calcext:value-type="float">
            <text:p>84.8217</text:p>
          </table:table-cell>
          <table:table-cell office:value-type="float" office:value="871.842" calcext:value-type="float">
            <text:p>871.84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1.9195" calcext:value-type="float">
            <text:p>41.9195</text:p>
          </table:table-cell>
          <table:table-cell office:value-type="float" office:value="86.0274" calcext:value-type="float">
            <text:p>86.0274</text:p>
          </table:table-cell>
          <table:table-cell office:value-type="float" office:value="872.053" calcext:value-type="float">
            <text:p>872.05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0.5588" calcext:value-type="float">
            <text:p>40.5588</text:p>
          </table:table-cell>
          <table:table-cell office:value-type="float" office:value="87.2474" calcext:value-type="float">
            <text:p>87.2474</text:p>
          </table:table-cell>
          <table:table-cell office:value-type="float" office:value="872.194" calcext:value-type="float">
            <text:p>872.19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9.252" calcext:value-type="float">
            <text:p>39.252</text:p>
          </table:table-cell>
          <table:table-cell office:value-type="float" office:value="88.481" calcext:value-type="float">
            <text:p>88.481</text:p>
          </table:table-cell>
          <table:table-cell office:value-type="float" office:value="872.267" calcext:value-type="float">
            <text:p>872.26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7.9969" calcext:value-type="float">
            <text:p>37.9969</text:p>
          </table:table-cell>
          <table:table-cell office:value-type="float" office:value="89.7278" calcext:value-type="float">
            <text:p>89.7278</text:p>
          </table:table-cell>
          <table:table-cell office:value-type="float" office:value="872.275" calcext:value-type="float">
            <text:p>872.27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6.7913" calcext:value-type="float">
            <text:p>36.7913</text:p>
          </table:table-cell>
          <table:table-cell office:value-type="float" office:value="90.9873" calcext:value-type="float">
            <text:p>90.9873</text:p>
          </table:table-cell>
          <table:table-cell office:value-type="float" office:value="872.221" calcext:value-type="float">
            <text:p>872.2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633" calcext:value-type="float">
            <text:p>35.633</text:p>
          </table:table-cell>
          <table:table-cell office:value-type="float" office:value="92.2588" calcext:value-type="float">
            <text:p>92.2588</text:p>
          </table:table-cell>
          <table:table-cell office:value-type="float" office:value="872.108" calcext:value-type="float">
            <text:p>872.10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4.5202" calcext:value-type="float">
            <text:p>34.5202</text:p>
          </table:table-cell>
          <table:table-cell office:value-type="float" office:value="93.5421" calcext:value-type="float">
            <text:p>93.5421</text:p>
          </table:table-cell>
          <table:table-cell office:value-type="float" office:value="871.938" calcext:value-type="float">
            <text:p>871.93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.4508" calcext:value-type="float">
            <text:p>33.4508</text:p>
          </table:table-cell>
          <table:table-cell office:value-type="float" office:value="94.8364" calcext:value-type="float">
            <text:p>94.8364</text:p>
          </table:table-cell>
          <table:table-cell office:value-type="float" office:value="871.713" calcext:value-type="float">
            <text:p>871.71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2.4231" calcext:value-type="float">
            <text:p>32.4231</text:p>
          </table:table-cell>
          <table:table-cell office:value-type="float" office:value="96.1416" calcext:value-type="float">
            <text:p>96.1416</text:p>
          </table:table-cell>
          <table:table-cell office:value-type="float" office:value="871.435" calcext:value-type="float">
            <text:p>871.43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1.4354" calcext:value-type="float">
            <text:p>31.4354</text:p>
          </table:table-cell>
          <table:table-cell office:value-type="float" office:value="97.457" calcext:value-type="float">
            <text:p>97.457</text:p>
          </table:table-cell>
          <table:table-cell office:value-type="float" office:value="871.108" calcext:value-type="float">
            <text:p>871.10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0.4859" calcext:value-type="float">
            <text:p>30.4859</text:p>
          </table:table-cell>
          <table:table-cell office:value-type="float" office:value="98.7823" calcext:value-type="float">
            <text:p>98.7823</text:p>
          </table:table-cell>
          <table:table-cell office:value-type="float" office:value="870.732" calcext:value-type="float">
            <text:p>870.73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9.573" calcext:value-type="float">
            <text:p>29.573</text:p>
          </table:table-cell>
          <table:table-cell office:value-type="float" office:value="100.117" calcext:value-type="float">
            <text:p>100.117</text:p>
          </table:table-cell>
          <table:table-cell office:value-type="float" office:value="870.31" calcext:value-type="float">
            <text:p>870.3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8.6953" calcext:value-type="float">
            <text:p>28.6953</text:p>
          </table:table-cell>
          <table:table-cell office:value-type="float" office:value="101.461" calcext:value-type="float">
            <text:p>101.461</text:p>
          </table:table-cell>
          <table:table-cell office:value-type="float" office:value="869.844" calcext:value-type="float">
            <text:p>869.84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7.8512" calcext:value-type="float">
            <text:p>27.8512</text:p>
          </table:table-cell>
          <table:table-cell office:value-type="float" office:value="102.814" calcext:value-type="float">
            <text:p>102.814</text:p>
          </table:table-cell>
          <table:table-cell office:value-type="float" office:value="869.335" calcext:value-type="float">
            <text:p>869.33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7.0394" calcext:value-type="float">
            <text:p>27.0394</text:p>
          </table:table-cell>
          <table:table-cell office:value-type="float" office:value="104.175" calcext:value-type="float">
            <text:p>104.175</text:p>
          </table:table-cell>
          <table:table-cell office:value-type="float" office:value="868.786" calcext:value-type="float">
            <text:p>868.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2585" calcext:value-type="float">
            <text:p>26.2585</text:p>
          </table:table-cell>
          <table:table-cell office:value-type="float" office:value="105.544" calcext:value-type="float">
            <text:p>105.544</text:p>
          </table:table-cell>
          <table:table-cell office:value-type="float" office:value="868.198" calcext:value-type="float">
            <text:p>868.19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5.5072" calcext:value-type="float">
            <text:p>25.5072</text:p>
          </table:table-cell>
          <table:table-cell office:value-type="float" office:value="106.921" calcext:value-type="float">
            <text:p>106.921</text:p>
          </table:table-cell>
          <table:table-cell office:value-type="float" office:value="867.572" calcext:value-type="float">
            <text:p>867.57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4.7844" calcext:value-type="float">
            <text:p>24.7844</text:p>
          </table:table-cell>
          <table:table-cell office:value-type="float" office:value="108.305" calcext:value-type="float">
            <text:p>108.305</text:p>
          </table:table-cell>
          <table:table-cell office:value-type="float" office:value="866.911" calcext:value-type="float">
            <text:p>866.91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4.0888" calcext:value-type="float">
            <text:p>24.0888</text:p>
          </table:table-cell>
          <table:table-cell office:value-type="float" office:value="109.696" calcext:value-type="float">
            <text:p>109.696</text:p>
          </table:table-cell>
          <table:table-cell office:value-type="float" office:value="866.215" calcext:value-type="float">
            <text:p>866.21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3.4194" calcext:value-type="float">
            <text:p>23.4194</text:p>
          </table:table-cell>
          <table:table-cell office:value-type="float" office:value="111.094" calcext:value-type="float">
            <text:p>111.094</text:p>
          </table:table-cell>
          <table:table-cell office:value-type="float" office:value="865.487" calcext:value-type="float">
            <text:p>865.48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2.775" calcext:value-type="float">
            <text:p>22.775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864.727" calcext:value-type="float">
            <text:p>864.72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2.1547" calcext:value-type="float">
            <text:p>22.1547</text:p>
          </table:table-cell>
          <table:table-cell office:value-type="float" office:value="113.909" calcext:value-type="float">
            <text:p>113.909</text:p>
          </table:table-cell>
          <table:table-cell office:value-type="float" office:value="863.937" calcext:value-type="float">
            <text:p>863.93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1.5575" calcext:value-type="float">
            <text:p>21.5575</text:p>
          </table:table-cell>
          <table:table-cell office:value-type="float" office:value="115.325" calcext:value-type="float">
            <text:p>115.325</text:p>
          </table:table-cell>
          <table:table-cell office:value-type="float" office:value="863.118" calcext:value-type="float">
            <text:p>863.11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0.9823" calcext:value-type="float">
            <text:p>20.9823</text:p>
          </table:table-cell>
          <table:table-cell office:value-type="float" office:value="116.747" calcext:value-type="float">
            <text:p>116.747</text:p>
          </table:table-cell>
          <table:table-cell office:value-type="float" office:value="862.271" calcext:value-type="float">
            <text:p>862.27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0.4284" calcext:value-type="float">
            <text:p>20.4284</text:p>
          </table:table-cell>
          <table:table-cell office:value-type="float" office:value="118.174" calcext:value-type="float">
            <text:p>118.174</text:p>
          </table:table-cell>
          <table:table-cell office:value-type="float" office:value="861.397" calcext:value-type="float">
            <text:p>861.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8949" calcext:value-type="float">
            <text:p>19.8949</text:p>
          </table:table-cell>
          <table:table-cell office:value-type="float" office:value="119.607" calcext:value-type="float">
            <text:p>119.607</text:p>
          </table:table-cell>
          <table:table-cell office:value-type="float" office:value="860.498" calcext:value-type="float">
            <text:p>860.49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9.381" calcext:value-type="float">
            <text:p>19.381</text:p>
          </table:table-cell>
          <table:table-cell office:value-type="float" office:value="121.044" calcext:value-type="float">
            <text:p>121.044</text:p>
          </table:table-cell>
          <table:table-cell office:value-type="float" office:value="859.575" calcext:value-type="float">
            <text:p>859.57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8.8858" calcext:value-type="float">
            <text:p>18.8858</text:p>
          </table:table-cell>
          <table:table-cell office:value-type="float" office:value="122.486" calcext:value-type="float">
            <text:p>122.486</text:p>
          </table:table-cell>
          <table:table-cell office:value-type="float" office:value="858.628" calcext:value-type="float">
            <text:p>858.62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8.4087" calcext:value-type="float">
            <text:p>18.4087</text:p>
          </table:table-cell>
          <table:table-cell office:value-type="float" office:value="123.932" calcext:value-type="float">
            <text:p>123.932</text:p>
          </table:table-cell>
          <table:table-cell office:value-type="float" office:value="857.659" calcext:value-type="float">
            <text:p>857.65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9488" calcext:value-type="float">
            <text:p>17.9488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856.668" calcext:value-type="float">
            <text:p>856.66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057" calcext:value-type="float">
            <text:p>17.5057</text:p>
          </table:table-cell>
          <table:table-cell office:value-type="float" office:value="126.837" calcext:value-type="float">
            <text:p>126.837</text:p>
          </table:table-cell>
          <table:table-cell office:value-type="float" office:value="855.657" calcext:value-type="float">
            <text:p>855.65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0784" calcext:value-type="float">
            <text:p>17.0784</text:p>
          </table:table-cell>
          <table:table-cell office:value-type="float" office:value="128.295" calcext:value-type="float">
            <text:p>128.295</text:p>
          </table:table-cell>
          <table:table-cell office:value-type="float" office:value="854.626" calcext:value-type="float">
            <text:p>854.62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6.6666" calcext:value-type="float">
            <text:p>16.6666</text:p>
          </table:table-cell>
          <table:table-cell office:value-type="float" office:value="129.757" calcext:value-type="float">
            <text:p>129.757</text:p>
          </table:table-cell>
          <table:table-cell office:value-type="float" office:value="853.577" calcext:value-type="float">
            <text:p>853.57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6.2694" calcext:value-type="float">
            <text:p>16.2694</text:p>
          </table:table-cell>
          <table:table-cell office:value-type="float" office:value="131.222" calcext:value-type="float">
            <text:p>131.222</text:p>
          </table:table-cell>
          <table:table-cell office:value-type="float" office:value="852.509" calcext:value-type="float">
            <text:p>852.50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.8865" calcext:value-type="float">
            <text:p>15.8865</text:p>
          </table:table-cell>
          <table:table-cell office:value-type="float" office:value="132.69" calcext:value-type="float">
            <text:p>132.69</text:p>
          </table:table-cell>
          <table:table-cell office:value-type="float" office:value="851.424" calcext:value-type="float">
            <text:p>851.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172" calcext:value-type="float">
            <text:p>15.5172</text:p>
          </table:table-cell>
          <table:table-cell office:value-type="float" office:value="134.161" calcext:value-type="float">
            <text:p>134.161</text:p>
          </table:table-cell>
          <table:table-cell office:value-type="float" office:value="850.322" calcext:value-type="float">
            <text:p>850.32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5.1609" calcext:value-type="float">
            <text:p>15.1609</text:p>
          </table:table-cell>
          <table:table-cell office:value-type="float" office:value="135.635" calcext:value-type="float">
            <text:p>135.635</text:p>
          </table:table-cell>
          <table:table-cell office:value-type="float" office:value="849.205" calcext:value-type="float">
            <text:p>849.20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37.111" calcext:value-type="float">
            <text:p>137.111</text:p>
          </table:table-cell>
          <table:table-cell office:value-type="float" office:value="848.072" calcext:value-type="float">
            <text:p>848.07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.4858" calcext:value-type="float">
            <text:p>14.4858</text:p>
          </table:table-cell>
          <table:table-cell office:value-type="float" office:value="138.589" calcext:value-type="float">
            <text:p>138.589</text:p>
          </table:table-cell>
          <table:table-cell office:value-type="float" office:value="846.925" calcext:value-type="float">
            <text:p>846.92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1659" calcext:value-type="float">
            <text:p>14.1659</text:p>
          </table:table-cell>
          <table:table-cell office:value-type="float" office:value="140.07" calcext:value-type="float">
            <text:p>140.07</text:p>
          </table:table-cell>
          <table:table-cell office:value-type="float" office:value="845.764" calcext:value-type="float">
            <text:p>845.76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3.8573" calcext:value-type="float">
            <text:p>13.8573</text:p>
          </table:table-cell>
          <table:table-cell office:value-type="float" office:value="141.553" calcext:value-type="float">
            <text:p>141.553</text:p>
          </table:table-cell>
          <table:table-cell office:value-type="float" office:value="844.589" calcext:value-type="float">
            <text:p>844.58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3.5594" calcext:value-type="float">
            <text:p>13.5594</text:p>
          </table:table-cell>
          <table:table-cell office:value-type="float" office:value="143.038" calcext:value-type="float">
            <text:p>143.038</text:p>
          </table:table-cell>
          <table:table-cell office:value-type="float" office:value="843.402" calcext:value-type="float">
            <text:p>843.40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3.272" calcext:value-type="float">
            <text:p>13.272</text:p>
          </table:table-cell>
          <table:table-cell office:value-type="float" office:value="144.525" calcext:value-type="float">
            <text:p>144.525</text:p>
          </table:table-cell>
          <table:table-cell office:value-type="float" office:value="842.203" calcext:value-type="float">
            <text:p>842.20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2.9945" calcext:value-type="float">
            <text:p>12.9945</text:p>
          </table:table-cell>
          <table:table-cell office:value-type="float" office:value="146.013" calcext:value-type="float">
            <text:p>146.013</text:p>
          </table:table-cell>
          <table:table-cell office:value-type="float" office:value="840.993" calcext:value-type="float">
            <text:p>840.993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2.7266" calcext:value-type="float">
            <text:p>12.7266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839.771" calcext:value-type="float">
            <text:p>839.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4681" calcext:value-type="float">
            <text:p>12.4681</text:p>
          </table:table-cell>
          <table:table-cell office:value-type="float" office:value="148.993" calcext:value-type="float">
            <text:p>148.993</text:p>
          </table:table-cell>
          <table:table-cell office:value-type="float" office:value="838.539" calcext:value-type="float">
            <text:p>838.53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2.2184" calcext:value-type="float">
            <text:p>12.2184</text:p>
          </table:table-cell>
          <table:table-cell office:value-type="float" office:value="150.485" calcext:value-type="float">
            <text:p>150.485</text:p>
          </table:table-cell>
          <table:table-cell office:value-type="float" office:value="837.296" calcext:value-type="float">
            <text:p>837.29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1.9774" calcext:value-type="float">
            <text:p>11.9774</text:p>
          </table:table-cell>
          <table:table-cell office:value-type="float" office:value="151.978" calcext:value-type="float">
            <text:p>151.978</text:p>
          </table:table-cell>
          <table:table-cell office:value-type="float" office:value="836.045" calcext:value-type="float">
            <text:p>836.04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1.7447" calcext:value-type="float">
            <text:p>11.7447</text:p>
          </table:table-cell>
          <table:table-cell office:value-type="float" office:value="153.472" calcext:value-type="float">
            <text:p>153.472</text:p>
          </table:table-cell>
          <table:table-cell office:value-type="float" office:value="834.783" calcext:value-type="float">
            <text:p>834.7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1.5199" calcext:value-type="float">
            <text:p>11.5199</text:p>
          </table:table-cell>
          <table:table-cell office:value-type="float" office:value="154.966" calcext:value-type="float">
            <text:p>154.966</text:p>
          </table:table-cell>
          <table:table-cell office:value-type="float" office:value="833.514" calcext:value-type="float">
            <text:p>833.51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1.3029" calcext:value-type="float">
            <text:p>11.3029</text:p>
          </table:table-cell>
          <table:table-cell office:value-type="float" office:value="156.462" calcext:value-type="float">
            <text:p>156.462</text:p>
          </table:table-cell>
          <table:table-cell office:value-type="float" office:value="832.235" calcext:value-type="float">
            <text:p>832.23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1.0933" calcext:value-type="float">
            <text:p>11.0933</text:p>
          </table:table-cell>
          <table:table-cell office:value-type="float" office:value="157.957" calcext:value-type="float">
            <text:p>157.957</text:p>
          </table:table-cell>
          <table:table-cell office:value-type="float" office:value="830.949" calcext:value-type="float">
            <text:p>830.9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0.8909" calcext:value-type="float">
            <text:p>10.8909</text:p>
          </table:table-cell>
          <table:table-cell office:value-type="float" office:value="159.453" calcext:value-type="float">
            <text:p>159.453</text:p>
          </table:table-cell>
          <table:table-cell office:value-type="float" office:value="829.656" calcext:value-type="float">
            <text:p>829.65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0.6954" calcext:value-type="float">
            <text:p>10.6954</text:p>
          </table:table-cell>
          <table:table-cell office:value-type="float" office:value="160.949" calcext:value-type="float">
            <text:p>160.949</text:p>
          </table:table-cell>
          <table:table-cell office:value-type="float" office:value="828.355" calcext:value-type="float">
            <text:p>828.35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0.5066" calcext:value-type="float">
            <text:p>10.5066</text:p>
          </table:table-cell>
          <table:table-cell office:value-type="float" office:value="162.446" calcext:value-type="float">
            <text:p>162.446</text:p>
          </table:table-cell>
          <table:table-cell office:value-type="float" office:value="827.048" calcext:value-type="float">
            <text:p>827.0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242" calcext:value-type="float">
            <text:p>10.3242</text:p>
          </table:table-cell>
          <table:table-cell office:value-type="float" office:value="163.942" calcext:value-type="float">
            <text:p>163.942</text:p>
          </table:table-cell>
          <table:table-cell office:value-type="float" office:value="825.734" calcext:value-type="float">
            <text:p>825.73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0.1481" calcext:value-type="float">
            <text:p>10.1481</text:p>
          </table:table-cell>
          <table:table-cell office:value-type="float" office:value="165.438" calcext:value-type="float">
            <text:p>165.438</text:p>
          </table:table-cell>
          <table:table-cell office:value-type="float" office:value="824.414" calcext:value-type="float">
            <text:p>824.41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9.97799" calcext:value-type="float">
            <text:p>9.97799</text:p>
          </table:table-cell>
          <table:table-cell office:value-type="float" office:value="166.934" calcext:value-type="float">
            <text:p>166.934</text:p>
          </table:table-cell>
          <table:table-cell office:value-type="float" office:value="823.088" calcext:value-type="float">
            <text:p>823.08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9.81368" calcext:value-type="float">
            <text:p>9.81368</text:p>
          </table:table-cell>
          <table:table-cell office:value-type="float" office:value="168.43" calcext:value-type="float">
            <text:p>168.43</text:p>
          </table:table-cell>
          <table:table-cell office:value-type="float" office:value="821.756" calcext:value-type="float">
            <text:p>821.75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9.65499" calcext:value-type="float">
            <text:p>9.65499</text:p>
          </table:table-cell>
          <table:table-cell office:value-type="float" office:value="169.925" calcext:value-type="float">
            <text:p>169.925</text:p>
          </table:table-cell>
          <table:table-cell office:value-type="float" office:value="820.42" calcext:value-type="float">
            <text:p>820.4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.50172" calcext:value-type="float">
            <text:p>9.50172</text:p>
          </table:table-cell>
          <table:table-cell office:value-type="float" office:value="171.42" calcext:value-type="float">
            <text:p>171.42</text:p>
          </table:table-cell>
          <table:table-cell office:value-type="float" office:value="819.078" calcext:value-type="float">
            <text:p>819.07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.35371" calcext:value-type="float">
            <text:p>9.35371</text:p>
          </table:table-cell>
          <table:table-cell office:value-type="float" office:value="172.914" calcext:value-type="float">
            <text:p>172.914</text:p>
          </table:table-cell>
          <table:table-cell office:value-type="float" office:value="817.732" calcext:value-type="float">
            <text:p>817.73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9.21078" calcext:value-type="float">
            <text:p>9.21078</text:p>
          </table:table-cell>
          <table:table-cell office:value-type="float" office:value="174.407" calcext:value-type="float">
            <text:p>174.407</text:p>
          </table:table-cell>
          <table:table-cell office:value-type="float" office:value="816.382" calcext:value-type="float">
            <text:p>816.38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9.07276" calcext:value-type="float">
            <text:p>9.07276</text:p>
          </table:table-cell>
          <table:table-cell office:value-type="float" office:value="175.9" calcext:value-type="float">
            <text:p>175.9</text:p>
          </table:table-cell>
          <table:table-cell office:value-type="float" office:value="815.028" calcext:value-type="float">
            <text:p>815.02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8.93949" calcext:value-type="float">
            <text:p>8.93949</text:p>
          </table:table-cell>
          <table:table-cell office:value-type="float" office:value="177.391" calcext:value-type="float">
            <text:p>177.391</text:p>
          </table:table-cell>
          <table:table-cell office:value-type="float" office:value="813.669" calcext:value-type="float">
            <text:p>813.6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1083" calcext:value-type="float">
            <text:p>8.81083</text:p>
          </table:table-cell>
          <table:table-cell office:value-type="float" office:value="178.882" calcext:value-type="float">
            <text:p>178.882</text:p>
          </table:table-cell>
          <table:table-cell office:value-type="float" office:value="812.307" calcext:value-type="float">
            <text:p>812.30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8.68663" calcext:value-type="float">
            <text:p>8.68663</text:p>
          </table:table-cell>
          <table:table-cell office:value-type="float" office:value="180.371" calcext:value-type="float">
            <text:p>180.371</text:p>
          </table:table-cell>
          <table:table-cell office:value-type="float" office:value="810.942" calcext:value-type="float">
            <text:p>810.94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.56674" calcext:value-type="float">
            <text:p>8.56674</text:p>
          </table:table-cell>
          <table:table-cell office:value-type="float" office:value="181.859" calcext:value-type="float">
            <text:p>181.859</text:p>
          </table:table-cell>
          <table:table-cell office:value-type="float" office:value="809.574" calcext:value-type="float">
            <text:p>809.57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8.45105" calcext:value-type="float">
            <text:p>8.45105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808.203" calcext:value-type="float">
            <text:p>808.20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8.33941" calcext:value-type="float">
            <text:p>8.33941</text:p>
          </table:table-cell>
          <table:table-cell office:value-type="float" office:value="184.832" calcext:value-type="float">
            <text:p>184.832</text:p>
          </table:table-cell>
          <table:table-cell office:value-type="float" office:value="806.829" calcext:value-type="float">
            <text:p>806.82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.2317" calcext:value-type="float">
            <text:p>8.2317</text:p>
          </table:table-cell>
          <table:table-cell office:value-type="float" office:value="186.316" calcext:value-type="float">
            <text:p>186.316</text:p>
          </table:table-cell>
          <table:table-cell office:value-type="float" office:value="805.452" calcext:value-type="float">
            <text:p>805.45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8.12782" calcext:value-type="float">
            <text:p>8.12782</text:p>
          </table:table-cell>
          <table:table-cell office:value-type="float" office:value="187.799" calcext:value-type="float">
            <text:p>187.799</text:p>
          </table:table-cell>
          <table:table-cell office:value-type="float" office:value="804.074" calcext:value-type="float">
            <text:p>804.07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8.02764" calcext:value-type="float">
            <text:p>8.02764</text:p>
          </table:table-cell>
          <table:table-cell office:value-type="float" office:value="189.28" calcext:value-type="float">
            <text:p>189.28</text:p>
          </table:table-cell>
          <table:table-cell office:value-type="float" office:value="802.693" calcext:value-type="float">
            <text:p>802.69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93105" calcext:value-type="float">
            <text:p>7.93105</text:p>
          </table:table-cell>
          <table:table-cell office:value-type="float" office:value="190.759" calcext:value-type="float">
            <text:p>190.759</text:p>
          </table:table-cell>
          <table:table-cell office:value-type="float" office:value="801.31" calcext:value-type="float">
            <text:p>801.3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.83796" calcext:value-type="float">
            <text:p>7.83796</text:p>
          </table:table-cell>
          <table:table-cell office:value-type="float" office:value="192.236" calcext:value-type="float">
            <text:p>192.236</text:p>
          </table:table-cell>
          <table:table-cell office:value-type="float" office:value="799.926" calcext:value-type="float">
            <text:p>799.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74827" calcext:value-type="float">
            <text:p>7.74827</text:p>
          </table:table-cell>
          <table:table-cell office:value-type="float" office:value="193.712" calcext:value-type="float">
            <text:p>193.712</text:p>
          </table:table-cell>
          <table:table-cell office:value-type="float" office:value="798.54" calcext:value-type="float">
            <text:p>798.5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.66187" calcext:value-type="float">
            <text:p>7.66187</text:p>
          </table:table-cell>
          <table:table-cell office:value-type="float" office:value="195.186" calcext:value-type="float">
            <text:p>195.186</text:p>
          </table:table-cell>
          <table:table-cell office:value-type="float" office:value="797.153" calcext:value-type="float">
            <text:p>797.15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196.657" calcext:value-type="float">
            <text:p>196.657</text:p>
          </table:table-cell>
          <table:table-cell office:value-type="float" office:value="795.764" calcext:value-type="float">
            <text:p>795.76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.49861" calcext:value-type="float">
            <text:p>7.49861</text:p>
          </table:table-cell>
          <table:table-cell office:value-type="float" office:value="198.127" calcext:value-type="float">
            <text:p>198.127</text:p>
          </table:table-cell>
          <table:table-cell office:value-type="float" office:value="794.375" calcext:value-type="float">
            <text:p>794.37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.42158" calcext:value-type="float">
            <text:p>7.42158</text:p>
          </table:table-cell>
          <table:table-cell office:value-type="float" office:value="199.594" calcext:value-type="float">
            <text:p>199.594</text:p>
          </table:table-cell>
          <table:table-cell office:value-type="float" office:value="792.984" calcext:value-type="float">
            <text:p>792.98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.34751" calcext:value-type="float">
            <text:p>7.34751</text:p>
          </table:table-cell>
          <table:table-cell office:value-type="float" office:value="201.059" calcext:value-type="float">
            <text:p>201.059</text:p>
          </table:table-cell>
          <table:table-cell office:value-type="float" office:value="791.593" calcext:value-type="float">
            <text:p>791.59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.27632" calcext:value-type="float">
            <text:p>7.27632</text:p>
          </table:table-cell>
          <table:table-cell office:value-type="float" office:value="202.522" calcext:value-type="float">
            <text:p>202.522</text:p>
          </table:table-cell>
          <table:table-cell office:value-type="float" office:value="790.201" calcext:value-type="float">
            <text:p>790.20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.20793" calcext:value-type="float">
            <text:p>7.20793</text:p>
          </table:table-cell>
          <table:table-cell office:value-type="float" office:value="203.983" calcext:value-type="float">
            <text:p>203.983</text:p>
          </table:table-cell>
          <table:table-cell office:value-type="float" office:value="788.809" calcext:value-type="float">
            <text:p>788.80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.14228" calcext:value-type="float">
            <text:p>7.14228</text:p>
          </table:table-cell>
          <table:table-cell office:value-type="float" office:value="205.441" calcext:value-type="float">
            <text:p>205.441</text:p>
          </table:table-cell>
          <table:table-cell office:value-type="float" office:value="787.417" calcext:value-type="float">
            <text:p>787.41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.0793" calcext:value-type="float">
            <text:p>7.0793</text:p>
          </table:table-cell>
          <table:table-cell office:value-type="float" office:value="206.896" calcext:value-type="float">
            <text:p>206.896</text:p>
          </table:table-cell>
          <table:table-cell office:value-type="float" office:value="786.024" calcext:value-type="float">
            <text:p>786.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01893" calcext:value-type="float">
            <text:p>7.01893</text:p>
          </table:table-cell>
          <table:table-cell office:value-type="float" office:value="208.349" calcext:value-type="float">
            <text:p>208.349</text:p>
          </table:table-cell>
          <table:table-cell office:value-type="float" office:value="784.632" calcext:value-type="float">
            <text:p>784.63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6.9611" calcext:value-type="float">
            <text:p>6.9611</text:p>
          </table:table-cell>
          <table:table-cell office:value-type="float" office:value="209.799" calcext:value-type="float">
            <text:p>209.799</text:p>
          </table:table-cell>
          <table:table-cell office:value-type="float" office:value="783.239" calcext:value-type="float">
            <text:p>783.23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6.90576" calcext:value-type="float">
            <text:p>6.90576</text:p>
          </table:table-cell>
          <table:table-cell office:value-type="float" office:value="211.247" calcext:value-type="float">
            <text:p>211.247</text:p>
          </table:table-cell>
          <table:table-cell office:value-type="float" office:value="781.847" calcext:value-type="float">
            <text:p>781.84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6.85285" calcext:value-type="float">
            <text:p>6.85285</text:p>
          </table:table-cell>
          <table:table-cell office:value-type="float" office:value="212.692" calcext:value-type="float">
            <text:p>212.692</text:p>
          </table:table-cell>
          <table:table-cell office:value-type="float" office:value="780.455" calcext:value-type="float">
            <text:p>780.45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6.80232" calcext:value-type="float">
            <text:p>6.80232</text:p>
          </table:table-cell>
          <table:table-cell office:value-type="float" office:value="214.134" calcext:value-type="float">
            <text:p>214.134</text:p>
          </table:table-cell>
          <table:table-cell office:value-type="float" office:value="779.064" calcext:value-type="float">
            <text:p>779.06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6.75411" calcext:value-type="float">
            <text:p>6.75411</text:p>
          </table:table-cell>
          <table:table-cell office:value-type="float" office:value="215.573" calcext:value-type="float">
            <text:p>215.573</text:p>
          </table:table-cell>
          <table:table-cell office:value-type="float" office:value="777.673" calcext:value-type="float">
            <text:p>777.67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.70818" calcext:value-type="float">
            <text:p>6.70818</text:p>
          </table:table-cell>
          <table:table-cell office:value-type="float" office:value="217.009" calcext:value-type="float">
            <text:p>217.009</text:p>
          </table:table-cell>
          <table:table-cell office:value-type="float" office:value="776.283" calcext:value-type="float">
            <text:p>776.28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6.66448" calcext:value-type="float">
            <text:p>6.66448</text:p>
          </table:table-cell>
          <table:table-cell office:value-type="float" office:value="218.442" calcext:value-type="float">
            <text:p>218.442</text:p>
          </table:table-cell>
          <table:table-cell office:value-type="float" office:value="774.894" calcext:value-type="float">
            <text:p>774.89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6.62297" calcext:value-type="float">
            <text:p>6.62297</text:p>
          </table:table-cell>
          <table:table-cell office:value-type="float" office:value="219.872" calcext:value-type="float">
            <text:p>219.872</text:p>
          </table:table-cell>
          <table:table-cell office:value-type="float" office:value="773.505" calcext:value-type="float">
            <text:p>773.50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6.58361" calcext:value-type="float">
            <text:p>6.58361</text:p>
          </table:table-cell>
          <table:table-cell office:value-type="float" office:value="221.298" calcext:value-type="float">
            <text:p>221.298</text:p>
          </table:table-cell>
          <table:table-cell office:value-type="float" office:value="772.118" calcext:value-type="float">
            <text:p>772.1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54635" calcext:value-type="float">
            <text:p>6.54635</text:p>
          </table:table-cell>
          <table:table-cell office:value-type="float" office:value="222.722" calcext:value-type="float">
            <text:p>222.722</text:p>
          </table:table-cell>
          <table:table-cell office:value-type="float" office:value="770.732" calcext:value-type="float">
            <text:p>770.73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6.51116" calcext:value-type="float">
            <text:p>6.51116</text:p>
          </table:table-cell>
          <table:table-cell office:value-type="float" office:value="224.142" calcext:value-type="float">
            <text:p>224.142</text:p>
          </table:table-cell>
          <table:table-cell office:value-type="float" office:value="769.347" calcext:value-type="float">
            <text:p>769.34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.478" calcext:value-type="float">
            <text:p>6.478</text:p>
          </table:table-cell>
          <table:table-cell office:value-type="float" office:value="225.558" calcext:value-type="float">
            <text:p>225.558</text:p>
          </table:table-cell>
          <table:table-cell office:value-type="float" office:value="767.964" calcext:value-type="float">
            <text:p>767.96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6.44684" calcext:value-type="float">
            <text:p>6.44684</text:p>
          </table:table-cell>
          <table:table-cell office:value-type="float" office:value="226.972" calcext:value-type="float">
            <text:p>226.972</text:p>
          </table:table-cell>
          <table:table-cell office:value-type="float" office:value="766.581" calcext:value-type="float">
            <text:p>766.58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.41764" calcext:value-type="float">
            <text:p>6.41764</text:p>
          </table:table-cell>
          <table:table-cell office:value-type="float" office:value="228.382" calcext:value-type="float">
            <text:p>228.382</text:p>
          </table:table-cell>
          <table:table-cell office:value-type="float" office:value="765.201" calcext:value-type="float">
            <text:p>765.20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6.39038" calcext:value-type="float">
            <text:p>6.39038</text:p>
          </table:table-cell>
          <table:table-cell office:value-type="float" office:value="229.788" calcext:value-type="float">
            <text:p>229.788</text:p>
          </table:table-cell>
          <table:table-cell office:value-type="float" office:value="763.822" calcext:value-type="float">
            <text:p>763.82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6.36504" calcext:value-type="float">
            <text:p>6.36504</text:p>
          </table:table-cell>
          <table:table-cell office:value-type="float" office:value="231.19" calcext:value-type="float">
            <text:p>231.19</text:p>
          </table:table-cell>
          <table:table-cell office:value-type="float" office:value="762.445" calcext:value-type="float">
            <text:p>762.44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6.34157" calcext:value-type="float">
            <text:p>6.34157</text:p>
          </table:table-cell>
          <table:table-cell office:value-type="float" office:value="232.589" calcext:value-type="float">
            <text:p>232.589</text:p>
          </table:table-cell>
          <table:table-cell office:value-type="float" office:value="761.069" calcext:value-type="float">
            <text:p>761.06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6.31996" calcext:value-type="float">
            <text:p>6.31996</text:p>
          </table:table-cell>
          <table:table-cell office:value-type="float" office:value="233.984" calcext:value-type="float">
            <text:p>233.984</text:p>
          </table:table-cell>
          <table:table-cell office:value-type="float" office:value="759.696" calcext:value-type="float">
            <text:p>759.69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6.30018" calcext:value-type="float">
            <text:p>6.30018</text:p>
          </table:table-cell>
          <table:table-cell office:value-type="float" office:value="235.376" calcext:value-type="float">
            <text:p>235.376</text:p>
          </table:table-cell>
          <table:table-cell office:value-type="float" office:value="758.324" calcext:value-type="float">
            <text:p>758.3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28221" calcext:value-type="float">
            <text:p>6.28221</text:p>
          </table:table-cell>
          <table:table-cell office:value-type="float" office:value="236.763" calcext:value-type="float">
            <text:p>236.763</text:p>
          </table:table-cell>
          <table:table-cell office:value-type="float" office:value="756.955" calcext:value-type="float">
            <text:p>756.95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6.26603" calcext:value-type="float">
            <text:p>6.26603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755.587" calcext:value-type="float">
            <text:p>755.58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6.25163" calcext:value-type="float">
            <text:p>6.25163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754.222" calcext:value-type="float">
            <text:p>754.22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6.23898" calcext:value-type="float">
            <text:p>6.23898</text:p>
          </table:table-cell>
          <table:table-cell office:value-type="float" office:value="240.901" calcext:value-type="float">
            <text:p>240.901</text:p>
          </table:table-cell>
          <table:table-cell office:value-type="float" office:value="752.86" calcext:value-type="float">
            <text:p>752.8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.22807" calcext:value-type="float">
            <text:p>6.22807</text:p>
          </table:table-cell>
          <table:table-cell office:value-type="float" office:value="242.273" calcext:value-type="float">
            <text:p>242.273</text:p>
          </table:table-cell>
          <table:table-cell office:value-type="float" office:value="751.499" calcext:value-type="float">
            <text:p>751.49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6.21888" calcext:value-type="float">
            <text:p>6.21888</text:p>
          </table:table-cell>
          <table:table-cell office:value-type="float" office:value="243.639" calcext:value-type="float">
            <text:p>243.639</text:p>
          </table:table-cell>
          <table:table-cell office:value-type="float" office:value="750.142" calcext:value-type="float">
            <text:p>750.14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6.2114" calcext:value-type="float">
            <text:p>6.2114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748.786" calcext:value-type="float">
            <text:p>748.78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6.20563" calcext:value-type="float">
            <text:p>6.20563</text:p>
          </table:table-cell>
          <table:table-cell office:value-type="float" office:value="246.36" calcext:value-type="float">
            <text:p>246.36</text:p>
          </table:table-cell>
          <table:table-cell office:value-type="float" office:value="747.434" calcext:value-type="float">
            <text:p>747.43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6.20154" calcext:value-type="float">
            <text:p>6.20154</text:p>
          </table:table-cell>
          <table:table-cell office:value-type="float" office:value="247.714" calcext:value-type="float">
            <text:p>247.714</text:p>
          </table:table-cell>
          <table:table-cell office:value-type="float" office:value="746.084" calcext:value-type="float">
            <text:p>746.08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6.19913" calcext:value-type="float">
            <text:p>6.19913</text:p>
          </table:table-cell>
          <table:table-cell office:value-type="float" office:value="249.064" calcext:value-type="float">
            <text:p>249.064</text:p>
          </table:table-cell>
          <table:table-cell office:value-type="float" office:value="744.737" calcext:value-type="float">
            <text:p>744.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1984" calcext:value-type="float">
            <text:p>6.1984</text:p>
          </table:table-cell>
          <table:table-cell office:value-type="float" office:value="250.409" calcext:value-type="float">
            <text:p>250.409</text:p>
          </table:table-cell>
          <table:table-cell office:value-type="float" office:value="743.393" calcext:value-type="float">
            <text:p>743.39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6.19933" calcext:value-type="float">
            <text:p>6.19933</text:p>
          </table:table-cell>
          <table:table-cell office:value-type="float" office:value="251.749" calcext:value-type="float">
            <text:p>251.749</text:p>
          </table:table-cell>
          <table:table-cell office:value-type="float" office:value="742.052" calcext:value-type="float">
            <text:p>742.05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6.20192" calcext:value-type="float">
            <text:p>6.20192</text:p>
          </table:table-cell>
          <table:table-cell office:value-type="float" office:value="253.084" calcext:value-type="float">
            <text:p>253.084</text:p>
          </table:table-cell>
          <table:table-cell office:value-type="float" office:value="740.714" calcext:value-type="float">
            <text:p>740.71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6.20617" calcext:value-type="float">
            <text:p>6.20617</text:p>
          </table:table-cell>
          <table:table-cell office:value-type="float" office:value="254.415" calcext:value-type="float">
            <text:p>254.415</text:p>
          </table:table-cell>
          <table:table-cell office:value-type="float" office:value="739.379" calcext:value-type="float">
            <text:p>739.37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6.21207" calcext:value-type="float">
            <text:p>6.21207</text:p>
          </table:table-cell>
          <table:table-cell office:value-type="float" office:value="255.741" calcext:value-type="float">
            <text:p>255.741</text:p>
          </table:table-cell>
          <table:table-cell office:value-type="float" office:value="738.047" calcext:value-type="float">
            <text:p>738.04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6.21962" calcext:value-type="float">
            <text:p>6.21962</text:p>
          </table:table-cell>
          <table:table-cell office:value-type="float" office:value="257.062" calcext:value-type="float">
            <text:p>257.062</text:p>
          </table:table-cell>
          <table:table-cell office:value-type="float" office:value="736.719" calcext:value-type="float">
            <text:p>736.71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6.22883" calcext:value-type="float">
            <text:p>6.22883</text:p>
          </table:table-cell>
          <table:table-cell office:value-type="float" office:value="258.378" calcext:value-type="float">
            <text:p>258.378</text:p>
          </table:table-cell>
          <table:table-cell office:value-type="float" office:value="735.393" calcext:value-type="float">
            <text:p>735.39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6.23969" calcext:value-type="float">
            <text:p>6.23969</text:p>
          </table:table-cell>
          <table:table-cell office:value-type="float" office:value="259.689" calcext:value-type="float">
            <text:p>259.689</text:p>
          </table:table-cell>
          <table:table-cell office:value-type="float" office:value="734.072" calcext:value-type="float">
            <text:p>734.07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6.2522" calcext:value-type="float">
            <text:p>6.2522</text:p>
          </table:table-cell>
          <table:table-cell office:value-type="float" office:value="260.994" calcext:value-type="float">
            <text:p>260.994</text:p>
          </table:table-cell>
          <table:table-cell office:value-type="float" office:value="732.753" calcext:value-type="float">
            <text:p>732.75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6.26637" calcext:value-type="float">
            <text:p>6.26637</text:p>
          </table:table-cell>
          <table:table-cell office:value-type="float" office:value="262.295" calcext:value-type="float">
            <text:p>262.295</text:p>
          </table:table-cell>
          <table:table-cell office:value-type="float" office:value="731.439" calcext:value-type="float">
            <text:p>731.4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822" calcext:value-type="float">
            <text:p>6.2822</text:p>
          </table:table-cell>
          <table:table-cell office:value-type="float" office:value="263.59" calcext:value-type="float">
            <text:p>263.59</text:p>
          </table:table-cell>
          <table:table-cell office:value-type="float" office:value="730.128" calcext:value-type="float">
            <text:p>730.12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6.29971" calcext:value-type="float">
            <text:p>6.29971</text:p>
          </table:table-cell>
          <table:table-cell office:value-type="float" office:value="264.88" calcext:value-type="float">
            <text:p>264.88</text:p>
          </table:table-cell>
          <table:table-cell office:value-type="float" office:value="728.821" calcext:value-type="float">
            <text:p>728.82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6.31888" calcext:value-type="float">
            <text:p>6.31888</text:p>
          </table:table-cell>
          <table:table-cell office:value-type="float" office:value="266.164" calcext:value-type="float">
            <text:p>266.164</text:p>
          </table:table-cell>
          <table:table-cell office:value-type="float" office:value="727.517" calcext:value-type="float">
            <text:p>727.51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6.33974" calcext:value-type="float">
            <text:p>6.33974</text:p>
          </table:table-cell>
          <table:table-cell office:value-type="float" office:value="267.443" calcext:value-type="float">
            <text:p>267.443</text:p>
          </table:table-cell>
          <table:table-cell office:value-type="float" office:value="726.217" calcext:value-type="float">
            <text:p>726.21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6.36229" calcext:value-type="float">
            <text:p>6.36229</text:p>
          </table:table-cell>
          <table:table-cell office:value-type="float" office:value="268.716" calcext:value-type="float">
            <text:p>268.716</text:p>
          </table:table-cell>
          <table:table-cell office:value-type="float" office:value="724.922" calcext:value-type="float">
            <text:p>724.92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.38654" calcext:value-type="float">
            <text:p>6.38654</text:p>
          </table:table-cell>
          <table:table-cell office:value-type="float" office:value="269.983" calcext:value-type="float">
            <text:p>269.983</text:p>
          </table:table-cell>
          <table:table-cell office:value-type="float" office:value="723.63" calcext:value-type="float">
            <text:p>723.6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6.4125" calcext:value-type="float">
            <text:p>6.4125</text:p>
          </table:table-cell>
          <table:table-cell office:value-type="float" office:value="271.245" calcext:value-type="float">
            <text:p>271.245</text:p>
          </table:table-cell>
          <table:table-cell office:value-type="float" office:value="722.343" calcext:value-type="float">
            <text:p>722.34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6.44019" calcext:value-type="float">
            <text:p>6.44019</text:p>
          </table:table-cell>
          <table:table-cell office:value-type="float" office:value="272.5" calcext:value-type="float">
            <text:p>272.5</text:p>
          </table:table-cell>
          <table:table-cell office:value-type="float" office:value="721.059" calcext:value-type="float">
            <text:p>721.05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6.46962" calcext:value-type="float">
            <text:p>6.46962</text:p>
          </table:table-cell>
          <table:table-cell office:value-type="float" office:value="273.75" calcext:value-type="float">
            <text:p>273.75</text:p>
          </table:table-cell>
          <table:table-cell office:value-type="float" office:value="719.78" calcext:value-type="float">
            <text:p>719.7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6.5008" calcext:value-type="float">
            <text:p>6.5008</text:p>
          </table:table-cell>
          <table:table-cell office:value-type="float" office:value="274.994" calcext:value-type="float">
            <text:p>274.994</text:p>
          </table:table-cell>
          <table:table-cell office:value-type="float" office:value="718.506" calcext:value-type="float">
            <text:p>718.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53375" calcext:value-type="float">
            <text:p>6.53375</text:p>
          </table:table-cell>
          <table:table-cell office:value-type="float" office:value="276.231" calcext:value-type="float">
            <text:p>276.231</text:p>
          </table:table-cell>
          <table:table-cell office:value-type="float" office:value="717.235" calcext:value-type="float">
            <text:p>717.23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6.56848" calcext:value-type="float">
            <text:p>6.56848</text:p>
          </table:table-cell>
          <table:table-cell office:value-type="float" office:value="277.462" calcext:value-type="float">
            <text:p>277.462</text:p>
          </table:table-cell>
          <table:table-cell office:value-type="float" office:value="715.969" calcext:value-type="float">
            <text:p>715.96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6.60502" calcext:value-type="float">
            <text:p>6.60502</text:p>
          </table:table-cell>
          <table:table-cell office:value-type="float" office:value="278.687" calcext:value-type="float">
            <text:p>278.687</text:p>
          </table:table-cell>
          <table:table-cell office:value-type="float" office:value="714.708" calcext:value-type="float">
            <text:p>714.70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6.64338" calcext:value-type="float">
            <text:p>6.64338</text:p>
          </table:table-cell>
          <table:table-cell office:value-type="float" office:value="279.905" calcext:value-type="float">
            <text:p>279.905</text:p>
          </table:table-cell>
          <table:table-cell office:value-type="float" office:value="713.451" calcext:value-type="float">
            <text:p>713.45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6.68359" calcext:value-type="float">
            <text:p>6.68359</text:p>
          </table:table-cell>
          <table:table-cell office:value-type="float" office:value="281.117" calcext:value-type="float">
            <text:p>281.117</text:p>
          </table:table-cell>
          <table:table-cell office:value-type="float" office:value="712.2" calcext:value-type="float">
            <text:p>712.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.72566" calcext:value-type="float">
            <text:p>6.72566</text:p>
          </table:table-cell>
          <table:table-cell office:value-type="float" office:value="282.322" calcext:value-type="float">
            <text:p>282.322</text:p>
          </table:table-cell>
          <table:table-cell office:value-type="float" office:value="710.952" calcext:value-type="float">
            <text:p>710.95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6.76963" calcext:value-type="float">
            <text:p>6.76963</text:p>
          </table:table-cell>
          <table:table-cell office:value-type="float" office:value="283.52" calcext:value-type="float">
            <text:p>283.52</text:p>
          </table:table-cell>
          <table:table-cell office:value-type="float" office:value="709.71" calcext:value-type="float">
            <text:p>709.7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6.8155" calcext:value-type="float">
            <text:p>6.8155</text:p>
          </table:table-cell>
          <table:table-cell office:value-type="float" office:value="284.711" calcext:value-type="float">
            <text:p>284.711</text:p>
          </table:table-cell>
          <table:table-cell office:value-type="float" office:value="708.473" calcext:value-type="float">
            <text:p>708.47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6.86331" calcext:value-type="float">
            <text:p>6.86331</text:p>
          </table:table-cell>
          <table:table-cell office:value-type="float" office:value="285.896" calcext:value-type="float">
            <text:p>285.896</text:p>
          </table:table-cell>
          <table:table-cell office:value-type="float" office:value="707.241" calcext:value-type="float">
            <text:p>707.24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6.91309" calcext:value-type="float">
            <text:p>6.91309</text:p>
          </table:table-cell>
          <table:table-cell office:value-type="float" office:value="287.073" calcext:value-type="float">
            <text:p>287.073</text:p>
          </table:table-cell>
          <table:table-cell office:value-type="float" office:value="706.014" calcext:value-type="float">
            <text:p>706.0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96486" calcext:value-type="float">
            <text:p>6.96486</text:p>
          </table:table-cell>
          <table:table-cell office:value-type="float" office:value="288.243" calcext:value-type="float">
            <text:p>288.243</text:p>
          </table:table-cell>
          <table:table-cell office:value-type="float" office:value="704.792" calcext:value-type="float">
            <text:p>704.79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7.01865" calcext:value-type="float">
            <text:p>7.01865</text:p>
          </table:table-cell>
          <table:table-cell office:value-type="float" office:value="289.406" calcext:value-type="float">
            <text:p>289.406</text:p>
          </table:table-cell>
          <table:table-cell office:value-type="float" office:value="703.576" calcext:value-type="float">
            <text:p>703.57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7.07449" calcext:value-type="float">
            <text:p>7.07449</text:p>
          </table:table-cell>
          <table:table-cell office:value-type="float" office:value="290.561" calcext:value-type="float">
            <text:p>290.561</text:p>
          </table:table-cell>
          <table:table-cell office:value-type="float" office:value="702.365" calcext:value-type="float">
            <text:p>702.36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7.13242" calcext:value-type="float">
            <text:p>7.13242</text:p>
          </table:table-cell>
          <table:table-cell office:value-type="float" office:value="291.708" calcext:value-type="float">
            <text:p>291.708</text:p>
          </table:table-cell>
          <table:table-cell office:value-type="float" office:value="701.159" calcext:value-type="float">
            <text:p>701.159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7.19246" calcext:value-type="float">
            <text:p>7.19246</text:p>
          </table:table-cell>
          <table:table-cell office:value-type="float" office:value="292.848" calcext:value-type="float">
            <text:p>292.848</text:p>
          </table:table-cell>
          <table:table-cell office:value-type="float" office:value="699.959" calcext:value-type="float">
            <text:p>699.95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7.25465" calcext:value-type="float">
            <text:p>7.25465</text:p>
          </table:table-cell>
          <table:table-cell office:value-type="float" office:value="293.98" calcext:value-type="float">
            <text:p>293.98</text:p>
          </table:table-cell>
          <table:table-cell office:value-type="float" office:value="698.765" calcext:value-type="float">
            <text:p>698.76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7.31902" calcext:value-type="float">
            <text:p>7.31902</text:p>
          </table:table-cell>
          <table:table-cell office:value-type="float" office:value="295.104" calcext:value-type="float">
            <text:p>295.104</text:p>
          </table:table-cell>
          <table:table-cell office:value-type="float" office:value="697.577" calcext:value-type="float">
            <text:p>697.577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7.38562" calcext:value-type="float">
            <text:p>7.38562</text:p>
          </table:table-cell>
          <table:table-cell office:value-type="float" office:value="296.22" calcext:value-type="float">
            <text:p>296.22</text:p>
          </table:table-cell>
          <table:table-cell office:value-type="float" office:value="696.394" calcext:value-type="float">
            <text:p>696.394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7.45447" calcext:value-type="float">
            <text:p>7.45447</text:p>
          </table:table-cell>
          <table:table-cell office:value-type="float" office:value="297.328" calcext:value-type="float">
            <text:p>297.328</text:p>
          </table:table-cell>
          <table:table-cell office:value-type="float" office:value="695.217" calcext:value-type="float">
            <text:p>695.217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7.52563" calcext:value-type="float">
            <text:p>7.52563</text:p>
          </table:table-cell>
          <table:table-cell office:value-type="float" office:value="298.427" calcext:value-type="float">
            <text:p>298.427</text:p>
          </table:table-cell>
          <table:table-cell office:value-type="float" office:value="694.047" calcext:value-type="float">
            <text:p>694.0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299.518" calcext:value-type="float">
            <text:p>299.518</text:p>
          </table:table-cell>
          <table:table-cell office:value-type="float" office:value="692.883" calcext:value-type="float">
            <text:p>692.88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7.67499" calcext:value-type="float">
            <text:p>7.67499</text:p>
          </table:table-cell>
          <table:table-cell office:value-type="float" office:value="300.6" calcext:value-type="float">
            <text:p>300.6</text:p>
          </table:table-cell>
          <table:table-cell office:value-type="float" office:value="691.725" calcext:value-type="float">
            <text:p>691.72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7.75328" calcext:value-type="float">
            <text:p>7.75328</text:p>
          </table:table-cell>
          <table:table-cell office:value-type="float" office:value="301.674" calcext:value-type="float">
            <text:p>301.674</text:p>
          </table:table-cell>
          <table:table-cell office:value-type="float" office:value="690.573" calcext:value-type="float">
            <text:p>690.57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7.83405" calcext:value-type="float">
            <text:p>7.83405</text:p>
          </table:table-cell>
          <table:table-cell office:value-type="float" office:value="302.738" calcext:value-type="float">
            <text:p>302.738</text:p>
          </table:table-cell>
          <table:table-cell office:value-type="float" office:value="689.428" calcext:value-type="float">
            <text:p>689.42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7.91732" calcext:value-type="float">
            <text:p>7.91732</text:p>
          </table:table-cell>
          <table:table-cell office:value-type="float" office:value="303.793" calcext:value-type="float">
            <text:p>303.793</text:p>
          </table:table-cell>
          <table:table-cell office:value-type="float" office:value="688.289" calcext:value-type="float">
            <text:p>688.289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.00316" calcext:value-type="float">
            <text:p>8.00316</text:p>
          </table:table-cell>
          <table:table-cell office:value-type="float" office:value="304.839" calcext:value-type="float">
            <text:p>304.839</text:p>
          </table:table-cell>
          <table:table-cell office:value-type="float" office:value="687.158" calcext:value-type="float">
            <text:p>687.158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.09161" calcext:value-type="float">
            <text:p>8.09161</text:p>
          </table:table-cell>
          <table:table-cell office:value-type="float" office:value="305.876" calcext:value-type="float">
            <text:p>305.876</text:p>
          </table:table-cell>
          <table:table-cell office:value-type="float" office:value="686.033" calcext:value-type="float">
            <text:p>686.03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8.18272" calcext:value-type="float">
            <text:p>8.18272</text:p>
          </table:table-cell>
          <table:table-cell office:value-type="float" office:value="306.903" calcext:value-type="float">
            <text:p>306.903</text:p>
          </table:table-cell>
          <table:table-cell office:value-type="float" office:value="684.915" calcext:value-type="float">
            <text:p>684.91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8.27655" calcext:value-type="float">
            <text:p>8.27655</text:p>
          </table:table-cell>
          <table:table-cell office:value-type="float" office:value="307.92" calcext:value-type="float">
            <text:p>307.92</text:p>
          </table:table-cell>
          <table:table-cell office:value-type="float" office:value="683.804" calcext:value-type="float">
            <text:p>683.80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.37313" calcext:value-type="float">
            <text:p>8.37313</text:p>
          </table:table-cell>
          <table:table-cell office:value-type="float" office:value="308.927" calcext:value-type="float">
            <text:p>308.927</text:p>
          </table:table-cell>
          <table:table-cell office:value-type="float" office:value="682.7" calcext:value-type="float">
            <text:p>682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7254" calcext:value-type="float">
            <text:p>8.47254</text:p>
          </table:table-cell>
          <table:table-cell office:value-type="float" office:value="309.924" calcext:value-type="float">
            <text:p>309.924</text:p>
          </table:table-cell>
          <table:table-cell office:value-type="float" office:value="681.604" calcext:value-type="float">
            <text:p>681.60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8.57482" calcext:value-type="float">
            <text:p>8.57482</text:p>
          </table:table-cell>
          <table:table-cell office:value-type="float" office:value="310.91" calcext:value-type="float">
            <text:p>310.91</text:p>
          </table:table-cell>
          <table:table-cell office:value-type="float" office:value="680.515" calcext:value-type="float">
            <text:p>680.51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.68004" calcext:value-type="float">
            <text:p>8.68004</text:p>
          </table:table-cell>
          <table:table-cell office:value-type="float" office:value="311.887" calcext:value-type="float">
            <text:p>311.887</text:p>
          </table:table-cell>
          <table:table-cell office:value-type="float" office:value="679.433" calcext:value-type="float">
            <text:p>679.43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8.78824" calcext:value-type="float">
            <text:p>8.78824</text:p>
          </table:table-cell>
          <table:table-cell office:value-type="float" office:value="312.852" calcext:value-type="float">
            <text:p>312.852</text:p>
          </table:table-cell>
          <table:table-cell office:value-type="float" office:value="678.36" calcext:value-type="float">
            <text:p>678.3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8.8995" calcext:value-type="float">
            <text:p>8.8995</text:p>
          </table:table-cell>
          <table:table-cell office:value-type="float" office:value="313.807" calcext:value-type="float">
            <text:p>313.807</text:p>
          </table:table-cell>
          <table:table-cell office:value-type="float" office:value="677.294" calcext:value-type="float">
            <text:p>677.29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9.01387" calcext:value-type="float">
            <text:p>9.01387</text:p>
          </table:table-cell>
          <table:table-cell office:value-type="float" office:value="314.75" calcext:value-type="float">
            <text:p>314.75</text:p>
          </table:table-cell>
          <table:table-cell office:value-type="float" office:value="676.236" calcext:value-type="float">
            <text:p>676.23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9.13142" calcext:value-type="float">
            <text:p>9.13142</text:p>
          </table:table-cell>
          <table:table-cell office:value-type="float" office:value="315.683" calcext:value-type="float">
            <text:p>315.683</text:p>
          </table:table-cell>
          <table:table-cell office:value-type="float" office:value="675.186" calcext:value-type="float">
            <text:p>675.18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9.25221" calcext:value-type="float">
            <text:p>9.25221</text:p>
          </table:table-cell>
          <table:table-cell office:value-type="float" office:value="316.603" calcext:value-type="float">
            <text:p>316.603</text:p>
          </table:table-cell>
          <table:table-cell office:value-type="float" office:value="674.144" calcext:value-type="float">
            <text:p>674.14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9.37631" calcext:value-type="float">
            <text:p>9.37631</text:p>
          </table:table-cell>
          <table:table-cell office:value-type="float" office:value="317.512" calcext:value-type="float">
            <text:p>317.512</text:p>
          </table:table-cell>
          <table:table-cell office:value-type="float" office:value="673.111" calcext:value-type="float">
            <text:p>673.11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9.50378" calcext:value-type="float">
            <text:p>9.50378</text:p>
          </table:table-cell>
          <table:table-cell office:value-type="float" office:value="318.41" calcext:value-type="float">
            <text:p>318.41</text:p>
          </table:table-cell>
          <table:table-cell office:value-type="float" office:value="672.087" calcext:value-type="float">
            <text:p>672.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6347" calcext:value-type="float">
            <text:p>9.6347</text:p>
          </table:table-cell>
          <table:table-cell office:value-type="float" office:value="319.295" calcext:value-type="float">
            <text:p>319.295</text:p>
          </table:table-cell>
          <table:table-cell office:value-type="float" office:value="671.071" calcext:value-type="float">
            <text:p>671.071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9.76914" calcext:value-type="float">
            <text:p>9.76914</text:p>
          </table:table-cell>
          <table:table-cell office:value-type="float" office:value="320.167" calcext:value-type="float">
            <text:p>320.167</text:p>
          </table:table-cell>
          <table:table-cell office:value-type="float" office:value="670.064" calcext:value-type="float">
            <text:p>670.06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9.90715" calcext:value-type="float">
            <text:p>9.90715</text:p>
          </table:table-cell>
          <table:table-cell office:value-type="float" office:value="321.027" calcext:value-type="float">
            <text:p>321.027</text:p>
          </table:table-cell>
          <table:table-cell office:value-type="float" office:value="669.065" calcext:value-type="float">
            <text:p>669.06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0.0488" calcext:value-type="float">
            <text:p>10.0488</text:p>
          </table:table-cell>
          <table:table-cell office:value-type="float" office:value="321.875" calcext:value-type="float">
            <text:p>321.875</text:p>
          </table:table-cell>
          <table:table-cell office:value-type="float" office:value="668.077" calcext:value-type="float">
            <text:p>668.07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0.1942" calcext:value-type="float">
            <text:p>10.1942</text:p>
          </table:table-cell>
          <table:table-cell office:value-type="float" office:value="322.709" calcext:value-type="float">
            <text:p>322.709</text:p>
          </table:table-cell>
          <table:table-cell office:value-type="float" office:value="667.097" calcext:value-type="float">
            <text:p>667.09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0.3435" calcext:value-type="float">
            <text:p>10.3435</text:p>
          </table:table-cell>
          <table:table-cell office:value-type="float" office:value="323.53" calcext:value-type="float">
            <text:p>323.53</text:p>
          </table:table-cell>
          <table:table-cell office:value-type="float" office:value="666.127" calcext:value-type="float">
            <text:p>666.12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0.4966" calcext:value-type="float">
            <text:p>10.4966</text:p>
          </table:table-cell>
          <table:table-cell office:value-type="float" office:value="324.337" calcext:value-type="float">
            <text:p>324.337</text:p>
          </table:table-cell>
          <table:table-cell office:value-type="float" office:value="665.166" calcext:value-type="float">
            <text:p>665.16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0.6537" calcext:value-type="float">
            <text:p>10.6537</text:p>
          </table:table-cell>
          <table:table-cell office:value-type="float" office:value="325.131" calcext:value-type="float">
            <text:p>325.131</text:p>
          </table:table-cell>
          <table:table-cell office:value-type="float" office:value="664.216" calcext:value-type="float">
            <text:p>664.21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0.8148" calcext:value-type="float">
            <text:p>10.8148</text:p>
          </table:table-cell>
          <table:table-cell office:value-type="float" office:value="325.91" calcext:value-type="float">
            <text:p>325.91</text:p>
          </table:table-cell>
          <table:table-cell office:value-type="float" office:value="663.275" calcext:value-type="float">
            <text:p>663.27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0.98" calcext:value-type="float">
            <text:p>10.98</text:p>
          </table:table-cell>
          <table:table-cell office:value-type="float" office:value="326.675" calcext:value-type="float">
            <text:p>326.675</text:p>
          </table:table-cell>
          <table:table-cell office:value-type="float" office:value="662.345" calcext:value-type="float">
            <text:p>662.3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1495" calcext:value-type="float">
            <text:p>11.1495</text:p>
          </table:table-cell>
          <table:table-cell office:value-type="float" office:value="327.426" calcext:value-type="float">
            <text:p>327.426</text:p>
          </table:table-cell>
          <table:table-cell office:value-type="float" office:value="661.425" calcext:value-type="float">
            <text:p>661.425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1.3233" calcext:value-type="float">
            <text:p>11.3233</text:p>
          </table:table-cell>
          <table:table-cell office:value-type="float" office:value="328.162" calcext:value-type="float">
            <text:p>328.162</text:p>
          </table:table-cell>
          <table:table-cell office:value-type="float" office:value="660.515" calcext:value-type="float">
            <text:p>660.51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1.5014" calcext:value-type="float">
            <text:p>11.5014</text:p>
          </table:table-cell>
          <table:table-cell office:value-type="float" office:value="328.882" calcext:value-type="float">
            <text:p>328.882</text:p>
          </table:table-cell>
          <table:table-cell office:value-type="float" office:value="659.616" calcext:value-type="float">
            <text:p>659.61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1.684" calcext:value-type="float">
            <text:p>11.684</text:p>
          </table:table-cell>
          <table:table-cell office:value-type="float" office:value="329.587" calcext:value-type="float">
            <text:p>329.587</text:p>
          </table:table-cell>
          <table:table-cell office:value-type="float" office:value="658.729" calcext:value-type="float">
            <text:p>658.72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1.8712" calcext:value-type="float">
            <text:p>11.8712</text:p>
          </table:table-cell>
          <table:table-cell office:value-type="float" office:value="330.277" calcext:value-type="float">
            <text:p>330.277</text:p>
          </table:table-cell>
          <table:table-cell office:value-type="float" office:value="657.852" calcext:value-type="float">
            <text:p>657.85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2.063" calcext:value-type="float">
            <text:p>12.063</text:p>
          </table:table-cell>
          <table:table-cell office:value-type="float" office:value="330.95" calcext:value-type="float">
            <text:p>330.95</text:p>
          </table:table-cell>
          <table:table-cell office:value-type="float" office:value="656.987" calcext:value-type="float">
            <text:p>656.98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2.2595" calcext:value-type="float">
            <text:p>12.2595</text:p>
          </table:table-cell>
          <table:table-cell office:value-type="float" office:value="331.608" calcext:value-type="float">
            <text:p>331.608</text:p>
          </table:table-cell>
          <table:table-cell office:value-type="float" office:value="656.133" calcext:value-type="float">
            <text:p>656.13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2.4608" calcext:value-type="float">
            <text:p>12.4608</text:p>
          </table:table-cell>
          <table:table-cell office:value-type="float" office:value="332.248" calcext:value-type="float">
            <text:p>332.248</text:p>
          </table:table-cell>
          <table:table-cell office:value-type="float" office:value="655.291" calcext:value-type="float">
            <text:p>655.29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2.667" calcext:value-type="float">
            <text:p>12.667</text:p>
          </table:table-cell>
          <table:table-cell office:value-type="float" office:value="332.872" calcext:value-type="float">
            <text:p>332.872</text:p>
          </table:table-cell>
          <table:table-cell office:value-type="float" office:value="654.461" calcext:value-type="float">
            <text:p>654.46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2.8783" calcext:value-type="float">
            <text:p>12.8783</text:p>
          </table:table-cell>
          <table:table-cell office:value-type="float" office:value="333.478" calcext:value-type="float">
            <text:p>333.478</text:p>
          </table:table-cell>
          <table:table-cell office:value-type="float" office:value="653.643" calcext:value-type="float">
            <text:p>653.6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0946" calcext:value-type="float">
            <text:p>13.0946</text:p>
          </table:table-cell>
          <table:table-cell office:value-type="float" office:value="334.067" calcext:value-type="float">
            <text:p>334.067</text:p>
          </table:table-cell>
          <table:table-cell office:value-type="float" office:value="652.838" calcext:value-type="float">
            <text:p>652.83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3.3161" calcext:value-type="float">
            <text:p>13.3161</text:p>
          </table:table-cell>
          <table:table-cell office:value-type="float" office:value="334.638" calcext:value-type="float">
            <text:p>334.638</text:p>
          </table:table-cell>
          <table:table-cell office:value-type="float" office:value="652.046" calcext:value-type="float">
            <text:p>652.04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3.5429" calcext:value-type="float">
            <text:p>13.5429</text:p>
          </table:table-cell>
          <table:table-cell office:value-type="float" office:value="335.191" calcext:value-type="float">
            <text:p>335.191</text:p>
          </table:table-cell>
          <table:table-cell office:value-type="float" office:value="651.266" calcext:value-type="float">
            <text:p>651.266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3.775" calcext:value-type="float">
            <text:p>13.775</text:p>
          </table:table-cell>
          <table:table-cell office:value-type="float" office:value="335.726" calcext:value-type="float">
            <text:p>335.726</text:p>
          </table:table-cell>
          <table:table-cell office:value-type="float" office:value="650.499" calcext:value-type="float">
            <text:p>650.499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4.0126" calcext:value-type="float">
            <text:p>14.0126</text:p>
          </table:table-cell>
          <table:table-cell office:value-type="float" office:value="336.241" calcext:value-type="float">
            <text:p>336.241</text:p>
          </table:table-cell>
          <table:table-cell office:value-type="float" office:value="649.746" calcext:value-type="float">
            <text:p>649.74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4.2557" calcext:value-type="float">
            <text:p>14.2557</text:p>
          </table:table-cell>
          <table:table-cell office:value-type="float" office:value="336.738" calcext:value-type="float">
            <text:p>336.738</text:p>
          </table:table-cell>
          <table:table-cell office:value-type="float" office:value="649.006" calcext:value-type="float">
            <text:p>649.00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4.5044" calcext:value-type="float">
            <text:p>14.5044</text:p>
          </table:table-cell>
          <table:table-cell office:value-type="float" office:value="337.215" calcext:value-type="float">
            <text:p>337.215</text:p>
          </table:table-cell>
          <table:table-cell office:value-type="float" office:value="648.281" calcext:value-type="float">
            <text:p>648.28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4.7589" calcext:value-type="float">
            <text:p>14.7589</text:p>
          </table:table-cell>
          <table:table-cell office:value-type="float" office:value="337.672" calcext:value-type="float">
            <text:p>337.672</text:p>
          </table:table-cell>
          <table:table-cell office:value-type="float" office:value="647.569" calcext:value-type="float">
            <text:p>647.56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5.0192" calcext:value-type="float">
            <text:p>15.0192</text:p>
          </table:table-cell>
          <table:table-cell office:value-type="float" office:value="338.109" calcext:value-type="float">
            <text:p>338.109</text:p>
          </table:table-cell>
          <table:table-cell office:value-type="float" office:value="646.872" calcext:value-type="float">
            <text:p>646.87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5.2854" calcext:value-type="float">
            <text:p>15.2854</text:p>
          </table:table-cell>
          <table:table-cell office:value-type="float" office:value="338.525" calcext:value-type="float">
            <text:p>338.525</text:p>
          </table:table-cell>
          <table:table-cell office:value-type="float" office:value="646.189" calcext:value-type="float">
            <text:p>646.1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5575" calcext:value-type="float">
            <text:p>15.5575</text:p>
          </table:table-cell>
          <table:table-cell office:value-type="float" office:value="338.921" calcext:value-type="float">
            <text:p>338.921</text:p>
          </table:table-cell>
          <table:table-cell office:value-type="float" office:value="645.522" calcext:value-type="float">
            <text:p>645.522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5.8358" calcext:value-type="float">
            <text:p>15.8358</text:p>
          </table:table-cell>
          <table:table-cell office:value-type="float" office:value="339.295" calcext:value-type="float">
            <text:p>339.295</text:p>
          </table:table-cell>
          <table:table-cell office:value-type="float" office:value="644.869" calcext:value-type="float">
            <text:p>644.869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6.1202" calcext:value-type="float">
            <text:p>16.1202</text:p>
          </table:table-cell>
          <table:table-cell office:value-type="float" office:value="339.648" calcext:value-type="float">
            <text:p>339.648</text:p>
          </table:table-cell>
          <table:table-cell office:value-type="float" office:value="644.232" calcext:value-type="float">
            <text:p>644.232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6.4108" calcext:value-type="float">
            <text:p>16.4108</text:p>
          </table:table-cell>
          <table:table-cell office:value-type="float" office:value="339.979" calcext:value-type="float">
            <text:p>339.979</text:p>
          </table:table-cell>
          <table:table-cell office:value-type="float" office:value="643.61" calcext:value-type="float">
            <text:p>643.6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6.7078" calcext:value-type="float">
            <text:p>16.7078</text:p>
          </table:table-cell>
          <table:table-cell office:value-type="float" office:value="340.287" calcext:value-type="float">
            <text:p>340.287</text:p>
          </table:table-cell>
          <table:table-cell office:value-type="float" office:value="643.005" calcext:value-type="float">
            <text:p>643.00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7.0111" calcext:value-type="float">
            <text:p>17.0111</text:p>
          </table:table-cell>
          <table:table-cell office:value-type="float" office:value="340.573" calcext:value-type="float">
            <text:p>340.573</text:p>
          </table:table-cell>
          <table:table-cell office:value-type="float" office:value="642.416" calcext:value-type="float">
            <text:p>642.41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3209" calcext:value-type="float">
            <text:p>17.3209</text:p>
          </table:table-cell>
          <table:table-cell office:value-type="float" office:value="340.836" calcext:value-type="float">
            <text:p>340.836</text:p>
          </table:table-cell>
          <table:table-cell office:value-type="float" office:value="641.843" calcext:value-type="float">
            <text:p>641.84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7.6373" calcext:value-type="float">
            <text:p>17.6373</text:p>
          </table:table-cell>
          <table:table-cell office:value-type="float" office:value="341.075" calcext:value-type="float">
            <text:p>341.075</text:p>
          </table:table-cell>
          <table:table-cell office:value-type="float" office:value="641.287" calcext:value-type="float">
            <text:p>641.287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9602" calcext:value-type="float">
            <text:p>17.9602</text:p>
          </table:table-cell>
          <table:table-cell office:value-type="float" office:value="341.291" calcext:value-type="float">
            <text:p>341.291</text:p>
          </table:table-cell>
          <table:table-cell office:value-type="float" office:value="640.749" calcext:value-type="float">
            <text:p>640.74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8.2898" calcext:value-type="float">
            <text:p>18.2898</text:p>
          </table:table-cell>
          <table:table-cell office:value-type="float" office:value="341.483" calcext:value-type="float">
            <text:p>341.483</text:p>
          </table:table-cell>
          <table:table-cell office:value-type="float" office:value="640.227" calcext:value-type="float">
            <text:p>640.2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6262" calcext:value-type="float">
            <text:p>18.6262</text:p>
          </table:table-cell>
          <table:table-cell office:value-type="float" office:value="341.65" calcext:value-type="float">
            <text:p>341.65</text:p>
          </table:table-cell>
          <table:table-cell office:value-type="float" office:value="639.724" calcext:value-type="float">
            <text:p>639.72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8.9694" calcext:value-type="float">
            <text:p>18.9694</text:p>
          </table:table-cell>
          <table:table-cell office:value-type="float" office:value="341.792" calcext:value-type="float">
            <text:p>341.792</text:p>
          </table:table-cell>
          <table:table-cell office:value-type="float" office:value="639.238" calcext:value-type="float">
            <text:p>639.238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9.3194" calcext:value-type="float">
            <text:p>19.3194</text:p>
          </table:table-cell>
          <table:table-cell office:value-type="float" office:value="341.909" calcext:value-type="float">
            <text:p>341.909</text:p>
          </table:table-cell>
          <table:table-cell office:value-type="float" office:value="638.771" calcext:value-type="float">
            <text:p>638.771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9.6763" calcext:value-type="float">
            <text:p>19.6763</text:p>
          </table:table-cell>
          <table:table-cell office:value-type="float" office:value="342.001" calcext:value-type="float">
            <text:p>342.001</text:p>
          </table:table-cell>
          <table:table-cell office:value-type="float" office:value="638.323" calcext:value-type="float">
            <text:p>638.32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0.0401" calcext:value-type="float">
            <text:p>20.0401</text:p>
          </table:table-cell>
          <table:table-cell office:value-type="float" office:value="342.067" calcext:value-type="float">
            <text:p>342.067</text:p>
          </table:table-cell>
          <table:table-cell office:value-type="float" office:value="637.893" calcext:value-type="float">
            <text:p>637.89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0.4109" calcext:value-type="float">
            <text:p>20.4109</text:p>
          </table:table-cell>
          <table:table-cell office:value-type="float" office:value="342.107" calcext:value-type="float">
            <text:p>342.107</text:p>
          </table:table-cell>
          <table:table-cell office:value-type="float" office:value="637.483" calcext:value-type="float">
            <text:p>637.48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0.7887" calcext:value-type="float">
            <text:p>20.7887</text:p>
          </table:table-cell>
          <table:table-cell office:value-type="float" office:value="342.12" calcext:value-type="float">
            <text:p>342.12</text:p>
          </table:table-cell>
          <table:table-cell office:value-type="float" office:value="637.092" calcext:value-type="float">
            <text:p>637.09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1.1735" calcext:value-type="float">
            <text:p>21.1735</text:p>
          </table:table-cell>
          <table:table-cell office:value-type="float" office:value="342.106" calcext:value-type="float">
            <text:p>342.106</text:p>
          </table:table-cell>
          <table:table-cell office:value-type="float" office:value="636.721" calcext:value-type="float">
            <text:p>636.72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342.065" calcext:value-type="float">
            <text:p>342.065</text:p>
          </table:table-cell>
          <table:table-cell office:value-type="float" office:value="636.37" calcext:value-type="float">
            <text:p>636.3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1.9642" calcext:value-type="float">
            <text:p>21.9642</text:p>
          </table:table-cell>
          <table:table-cell office:value-type="float" office:value="341.997" calcext:value-type="float">
            <text:p>341.997</text:p>
          </table:table-cell>
          <table:table-cell office:value-type="float" office:value="636.039" calcext:value-type="float">
            <text:p>636.0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.3701" calcext:value-type="float">
            <text:p>22.3701</text:p>
          </table:table-cell>
          <table:table-cell office:value-type="float" office:value="341.9" calcext:value-type="float">
            <text:p>341.9</text:p>
          </table:table-cell>
          <table:table-cell office:value-type="float" office:value="635.729" calcext:value-type="float">
            <text:p>635.72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2.7831" calcext:value-type="float">
            <text:p>22.7831</text:p>
          </table:table-cell>
          <table:table-cell office:value-type="float" office:value="341.776" calcext:value-type="float">
            <text:p>341.776</text:p>
          </table:table-cell>
          <table:table-cell office:value-type="float" office:value="635.441" calcext:value-type="float">
            <text:p>635.44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3.203" calcext:value-type="float">
            <text:p>23.203</text:p>
          </table:table-cell>
          <table:table-cell office:value-type="float" office:value="341.623" calcext:value-type="float">
            <text:p>341.623</text:p>
          </table:table-cell>
          <table:table-cell office:value-type="float" office:value="635.173" calcext:value-type="float">
            <text:p>635.17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3.63" calcext:value-type="float">
            <text:p>23.63</text:p>
          </table:table-cell>
          <table:table-cell office:value-type="float" office:value="341.442" calcext:value-type="float">
            <text:p>341.442</text:p>
          </table:table-cell>
          <table:table-cell office:value-type="float" office:value="634.928" calcext:value-type="float">
            <text:p>634.928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4.0639" calcext:value-type="float">
            <text:p>24.0639</text:p>
          </table:table-cell>
          <table:table-cell office:value-type="float" office:value="341.232" calcext:value-type="float">
            <text:p>341.232</text:p>
          </table:table-cell>
          <table:table-cell office:value-type="float" office:value="634.704" calcext:value-type="float">
            <text:p>634.70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4.5048" calcext:value-type="float">
            <text:p>24.5048</text:p>
          </table:table-cell>
          <table:table-cell office:value-type="float" office:value="340.992" calcext:value-type="float">
            <text:p>340.992</text:p>
          </table:table-cell>
          <table:table-cell office:value-type="float" office:value="634.503" calcext:value-type="float">
            <text:p>634.503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4.9525" calcext:value-type="float">
            <text:p>24.9525</text:p>
          </table:table-cell>
          <table:table-cell office:value-type="float" office:value="340.724" calcext:value-type="float">
            <text:p>340.724</text:p>
          </table:table-cell>
          <table:table-cell office:value-type="float" office:value="634.324" calcext:value-type="float">
            <text:p>634.324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5.4069" calcext:value-type="float">
            <text:p>25.4069</text:p>
          </table:table-cell>
          <table:table-cell office:value-type="float" office:value="340.425" calcext:value-type="float">
            <text:p>340.425</text:p>
          </table:table-cell>
          <table:table-cell office:value-type="float" office:value="634.168" calcext:value-type="float">
            <text:p>634.16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5.8681" calcext:value-type="float">
            <text:p>25.8681</text:p>
          </table:table-cell>
          <table:table-cell office:value-type="float" office:value="340.097" calcext:value-type="float">
            <text:p>340.097</text:p>
          </table:table-cell>
          <table:table-cell office:value-type="float" office:value="634.035" calcext:value-type="float">
            <text:p>634.03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6.3359" calcext:value-type="float">
            <text:p>26.3359</text:p>
          </table:table-cell>
          <table:table-cell office:value-type="float" office:value="339.738" calcext:value-type="float">
            <text:p>339.738</text:p>
          </table:table-cell>
          <table:table-cell office:value-type="float" office:value="633.926" calcext:value-type="float">
            <text:p>633.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8102" calcext:value-type="float">
            <text:p>26.8102</text:p>
          </table:table-cell>
          <table:table-cell office:value-type="float" office:value="339.35" calcext:value-type="float">
            <text:p>339.35</text:p>
          </table:table-cell>
          <table:table-cell office:value-type="float" office:value="633.84" calcext:value-type="float">
            <text:p>633.84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27.291" calcext:value-type="float">
            <text:p>27.291</text:p>
          </table:table-cell>
          <table:table-cell office:value-type="float" office:value="338.931" calcext:value-type="float">
            <text:p>338.931</text:p>
          </table:table-cell>
          <table:table-cell office:value-type="float" office:value="633.778" calcext:value-type="float">
            <text:p>633.77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7.7779" calcext:value-type="float">
            <text:p>27.7779</text:p>
          </table:table-cell>
          <table:table-cell office:value-type="float" office:value="338.481" calcext:value-type="float">
            <text:p>338.481</text:p>
          </table:table-cell>
          <table:table-cell office:value-type="float" office:value="633.741" calcext:value-type="float">
            <text:p>633.74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8.271" calcext:value-type="float">
            <text:p>28.271</text:p>
          </table:table-cell>
          <table:table-cell office:value-type="float" office:value="338.001" calcext:value-type="float">
            <text:p>338.001</text:p>
          </table:table-cell>
          <table:table-cell office:value-type="float" office:value="633.728" calcext:value-type="float">
            <text:p>633.72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8.7701" calcext:value-type="float">
            <text:p>28.7701</text:p>
          </table:table-cell>
          <table:table-cell office:value-type="float" office:value="337.49" calcext:value-type="float">
            <text:p>337.49</text:p>
          </table:table-cell>
          <table:table-cell office:value-type="float" office:value="633.74" calcext:value-type="float">
            <text:p>633.7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9.275" calcext:value-type="float">
            <text:p>29.275</text:p>
          </table:table-cell>
          <table:table-cell office:value-type="float" office:value="336.949" calcext:value-type="float">
            <text:p>336.949</text:p>
          </table:table-cell>
          <table:table-cell office:value-type="float" office:value="633.776" calcext:value-type="float">
            <text:p>633.77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9.7855" calcext:value-type="float">
            <text:p>29.7855</text:p>
          </table:table-cell>
          <table:table-cell office:value-type="float" office:value="336.376" calcext:value-type="float">
            <text:p>336.376</text:p>
          </table:table-cell>
          <table:table-cell office:value-type="float" office:value="633.838" calcext:value-type="float">
            <text:p>633.838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0.3014" calcext:value-type="float">
            <text:p>30.3014</text:p>
          </table:table-cell>
          <table:table-cell office:value-type="float" office:value="335.773" calcext:value-type="float">
            <text:p>335.773</text:p>
          </table:table-cell>
          <table:table-cell office:value-type="float" office:value="633.926" calcext:value-type="float">
            <text:p>633.926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0.8225" calcext:value-type="float">
            <text:p>30.8225</text:p>
          </table:table-cell>
          <table:table-cell office:value-type="float" office:value="335.139" calcext:value-type="float">
            <text:p>335.139</text:p>
          </table:table-cell>
          <table:table-cell office:value-type="float" office:value="634.039" calcext:value-type="float">
            <text:p>634.03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1.3486" calcext:value-type="float">
            <text:p>31.3486</text:p>
          </table:table-cell>
          <table:table-cell office:value-type="float" office:value="334.474" calcext:value-type="float">
            <text:p>334.474</text:p>
          </table:table-cell>
          <table:table-cell office:value-type="float" office:value="634.178" calcext:value-type="float">
            <text:p>634.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.8794" calcext:value-type="float">
            <text:p>31.8794</text:p>
          </table:table-cell>
          <table:table-cell office:value-type="float" office:value="333.778" calcext:value-type="float">
            <text:p>333.778</text:p>
          </table:table-cell>
          <table:table-cell office:value-type="float" office:value="634.343" calcext:value-type="float">
            <text:p>634.34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2.4146" calcext:value-type="float">
            <text:p>32.4146</text:p>
          </table:table-cell>
          <table:table-cell office:value-type="float" office:value="333.051" calcext:value-type="float">
            <text:p>333.051</text:p>
          </table:table-cell>
          <table:table-cell office:value-type="float" office:value="634.534" calcext:value-type="float">
            <text:p>634.53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2.9541" calcext:value-type="float">
            <text:p>32.9541</text:p>
          </table:table-cell>
          <table:table-cell office:value-type="float" office:value="332.294" calcext:value-type="float">
            <text:p>332.294</text:p>
          </table:table-cell>
          <table:table-cell office:value-type="float" office:value="634.751" calcext:value-type="float">
            <text:p>634.751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3.4974" calcext:value-type="float">
            <text:p>33.4974</text:p>
          </table:table-cell>
          <table:table-cell office:value-type="float" office:value="331.507" calcext:value-type="float">
            <text:p>331.507</text:p>
          </table:table-cell>
          <table:table-cell office:value-type="float" office:value="634.996" calcext:value-type="float">
            <text:p>634.996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4.0444" calcext:value-type="float">
            <text:p>34.0444</text:p>
          </table:table-cell>
          <table:table-cell office:value-type="float" office:value="330.689" calcext:value-type="float">
            <text:p>330.689</text:p>
          </table:table-cell>
          <table:table-cell office:value-type="float" office:value="635.266" calcext:value-type="float">
            <text:p>635.26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4.5946" calcext:value-type="float">
            <text:p>34.5946</text:p>
          </table:table-cell>
          <table:table-cell office:value-type="float" office:value="329.842" calcext:value-type="float">
            <text:p>329.842</text:p>
          </table:table-cell>
          <table:table-cell office:value-type="float" office:value="635.564" calcext:value-type="float">
            <text:p>635.564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5.1477" calcext:value-type="float">
            <text:p>35.1477</text:p>
          </table:table-cell>
          <table:table-cell office:value-type="float" office:value="328.964" calcext:value-type="float">
            <text:p>328.964</text:p>
          </table:table-cell>
          <table:table-cell office:value-type="float" office:value="635.888" calcext:value-type="float">
            <text:p>635.888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5.7034" calcext:value-type="float">
            <text:p>35.7034</text:p>
          </table:table-cell>
          <table:table-cell office:value-type="float" office:value="328.057" calcext:value-type="float">
            <text:p>328.057</text:p>
          </table:table-cell>
          <table:table-cell office:value-type="float" office:value="636.239" calcext:value-type="float">
            <text:p>636.239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6.2613" calcext:value-type="float">
            <text:p>36.2613</text:p>
          </table:table-cell>
          <table:table-cell office:value-type="float" office:value="327.121" calcext:value-type="float">
            <text:p>327.121</text:p>
          </table:table-cell>
          <table:table-cell office:value-type="float" office:value="636.618" calcext:value-type="float">
            <text:p>636.618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6.821" calcext:value-type="float">
            <text:p>36.821</text:p>
          </table:table-cell>
          <table:table-cell office:value-type="float" office:value="326.156" calcext:value-type="float">
            <text:p>326.156</text:p>
          </table:table-cell>
          <table:table-cell office:value-type="float" office:value="637.023" calcext:value-type="float">
            <text:p>637.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3821" calcext:value-type="float">
            <text:p>37.3821</text:p>
          </table:table-cell>
          <table:table-cell office:value-type="float" office:value="325.162" calcext:value-type="float">
            <text:p>325.162</text:p>
          </table:table-cell>
          <table:table-cell office:value-type="float" office:value="637.456" calcext:value-type="float">
            <text:p>637.45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7.9443" calcext:value-type="float">
            <text:p>37.9443</text:p>
          </table:table-cell>
          <table:table-cell office:value-type="float" office:value="324.14" calcext:value-type="float">
            <text:p>324.14</text:p>
          </table:table-cell>
          <table:table-cell office:value-type="float" office:value="637.915" calcext:value-type="float">
            <text:p>637.91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8.507" calcext:value-type="float">
            <text:p>38.507</text:p>
          </table:table-cell>
          <table:table-cell office:value-type="float" office:value="323.091" calcext:value-type="float">
            <text:p>323.091</text:p>
          </table:table-cell>
          <table:table-cell office:value-type="float" office:value="638.402" calcext:value-type="float">
            <text:p>638.402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9.0699" calcext:value-type="float">
            <text:p>39.0699</text:p>
          </table:table-cell>
          <table:table-cell office:value-type="float" office:value="322.014" calcext:value-type="float">
            <text:p>322.014</text:p>
          </table:table-cell>
          <table:table-cell office:value-type="float" office:value="638.916" calcext:value-type="float">
            <text:p>638.916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9.6325" calcext:value-type="float">
            <text:p>39.6325</text:p>
          </table:table-cell>
          <table:table-cell office:value-type="float" office:value="320.911" calcext:value-type="float">
            <text:p>320.911</text:p>
          </table:table-cell>
          <table:table-cell office:value-type="float" office:value="639.456" calcext:value-type="float">
            <text:p>639.45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40.1943" calcext:value-type="float">
            <text:p>40.1943</text:p>
          </table:table-cell>
          <table:table-cell office:value-type="float" office:value="319.782" calcext:value-type="float">
            <text:p>319.782</text:p>
          </table:table-cell>
          <table:table-cell office:value-type="float" office:value="640.024" calcext:value-type="float">
            <text:p>640.024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40.7549" calcext:value-type="float">
            <text:p>40.7549</text:p>
          </table:table-cell>
          <table:table-cell office:value-type="float" office:value="318.627" calcext:value-type="float">
            <text:p>318.627</text:p>
          </table:table-cell>
          <table:table-cell office:value-type="float" office:value="640.618" calcext:value-type="float">
            <text:p>640.618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41.3137" calcext:value-type="float">
            <text:p>41.3137</text:p>
          </table:table-cell>
          <table:table-cell office:value-type="float" office:value="317.447" calcext:value-type="float">
            <text:p>317.447</text:p>
          </table:table-cell>
          <table:table-cell office:value-type="float" office:value="641.239" calcext:value-type="float">
            <text:p>641.239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41.8704" calcext:value-type="float">
            <text:p>41.8704</text:p>
          </table:table-cell>
          <table:table-cell office:value-type="float" office:value="316.243" calcext:value-type="float">
            <text:p>316.243</text:p>
          </table:table-cell>
          <table:table-cell office:value-type="float" office:value="641.887" calcext:value-type="float">
            <text:p>641.887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42.4244" calcext:value-type="float">
            <text:p>42.4244</text:p>
          </table:table-cell>
          <table:table-cell office:value-type="float" office:value="315.015" calcext:value-type="float">
            <text:p>315.015</text:p>
          </table:table-cell>
          <table:table-cell office:value-type="float" office:value="642.561" calcext:value-type="float">
            <text:p>642.5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9751" calcext:value-type="float">
            <text:p>42.9751</text:p>
          </table:table-cell>
          <table:table-cell office:value-type="float" office:value="313.764" calcext:value-type="float">
            <text:p>313.764</text:p>
          </table:table-cell>
          <table:table-cell office:value-type="float" office:value="643.261" calcext:value-type="float">
            <text:p>643.26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3.5222" calcext:value-type="float">
            <text:p>43.5222</text:p>
          </table:table-cell>
          <table:table-cell office:value-type="float" office:value="312.491" calcext:value-type="float">
            <text:p>312.491</text:p>
          </table:table-cell>
          <table:table-cell office:value-type="float" office:value="643.987" calcext:value-type="float">
            <text:p>643.98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4.065" calcext:value-type="float">
            <text:p>44.065</text:p>
          </table:table-cell>
          <table:table-cell office:value-type="float" office:value="311.196" calcext:value-type="float">
            <text:p>311.196</text:p>
          </table:table-cell>
          <table:table-cell office:value-type="float" office:value="644.739" calcext:value-type="float">
            <text:p>644.739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44.603" calcext:value-type="float">
            <text:p>44.603</text:p>
          </table:table-cell>
          <table:table-cell office:value-type="float" office:value="309.881" calcext:value-type="float">
            <text:p>309.881</text:p>
          </table:table-cell>
          <table:table-cell office:value-type="float" office:value="645.516" calcext:value-type="float">
            <text:p>645.516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45.1358" calcext:value-type="float">
            <text:p>45.1358</text:p>
          </table:table-cell>
          <table:table-cell office:value-type="float" office:value="308.546" calcext:value-type="float">
            <text:p>308.546</text:p>
          </table:table-cell>
          <table:table-cell office:value-type="float" office:value="646.318" calcext:value-type="float">
            <text:p>646.318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5.6627" calcext:value-type="float">
            <text:p>45.6627</text:p>
          </table:table-cell>
          <table:table-cell office:value-type="float" office:value="307.192" calcext:value-type="float">
            <text:p>307.192</text:p>
          </table:table-cell>
          <table:table-cell office:value-type="float" office:value="647.145" calcext:value-type="float">
            <text:p>647.14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46.1833" calcext:value-type="float">
            <text:p>46.1833</text:p>
          </table:table-cell>
          <table:table-cell office:value-type="float" office:value="305.82" calcext:value-type="float">
            <text:p>305.82</text:p>
          </table:table-cell>
          <table:table-cell office:value-type="float" office:value="647.996" calcext:value-type="float">
            <text:p>647.996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6.6971" calcext:value-type="float">
            <text:p>46.6971</text:p>
          </table:table-cell>
          <table:table-cell office:value-type="float" office:value="304.431" calcext:value-type="float">
            <text:p>304.431</text:p>
          </table:table-cell>
          <table:table-cell office:value-type="float" office:value="648.872" calcext:value-type="float">
            <text:p>648.872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47.2035" calcext:value-type="float">
            <text:p>47.2035</text:p>
          </table:table-cell>
          <table:table-cell office:value-type="float" office:value="303.026" calcext:value-type="float">
            <text:p>303.026</text:p>
          </table:table-cell>
          <table:table-cell office:value-type="float" office:value="649.771" calcext:value-type="float">
            <text:p>649.771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7.702" calcext:value-type="float">
            <text:p>47.702</text:p>
          </table:table-cell>
          <table:table-cell office:value-type="float" office:value="301.605" calcext:value-type="float">
            <text:p>301.605</text:p>
          </table:table-cell>
          <table:table-cell office:value-type="float" office:value="650.693" calcext:value-type="float">
            <text:p>650.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.1922" calcext:value-type="float">
            <text:p>48.1922</text:p>
          </table:table-cell>
          <table:table-cell office:value-type="float" office:value="300.17" calcext:value-type="float">
            <text:p>300.17</text:p>
          </table:table-cell>
          <table:table-cell office:value-type="float" office:value="651.638" calcext:value-type="float">
            <text:p>651.63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8.6734" calcext:value-type="float">
            <text:p>48.6734</text:p>
          </table:table-cell>
          <table:table-cell office:value-type="float" office:value="298.721" calcext:value-type="float">
            <text:p>298.721</text:p>
          </table:table-cell>
          <table:table-cell office:value-type="float" office:value="652.605" calcext:value-type="float">
            <text:p>652.60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9.1452" calcext:value-type="float">
            <text:p>49.1452</text:p>
          </table:table-cell>
          <table:table-cell office:value-type="float" office:value="297.26" calcext:value-type="float">
            <text:p>297.26</text:p>
          </table:table-cell>
          <table:table-cell office:value-type="float" office:value="653.594" calcext:value-type="float">
            <text:p>653.594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9.6072" calcext:value-type="float">
            <text:p>49.6072</text:p>
          </table:table-cell>
          <table:table-cell office:value-type="float" office:value="295.788" calcext:value-type="float">
            <text:p>295.788</text:p>
          </table:table-cell>
          <table:table-cell office:value-type="float" office:value="654.605" calcext:value-type="float">
            <text:p>654.605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0.0587" calcext:value-type="float">
            <text:p>50.0587</text:p>
          </table:table-cell>
          <table:table-cell office:value-type="float" office:value="294.306" calcext:value-type="float">
            <text:p>294.306</text:p>
          </table:table-cell>
          <table:table-cell office:value-type="float" office:value="655.636" calcext:value-type="float">
            <text:p>655.63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0.4995" calcext:value-type="float">
            <text:p>50.4995</text:p>
          </table:table-cell>
          <table:table-cell office:value-type="float" office:value="292.814" calcext:value-type="float">
            <text:p>292.814</text:p>
          </table:table-cell>
          <table:table-cell office:value-type="float" office:value="656.687" calcext:value-type="float">
            <text:p>656.68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0.929" calcext:value-type="float">
            <text:p>50.929</text:p>
          </table:table-cell>
          <table:table-cell office:value-type="float" office:value="291.313" calcext:value-type="float">
            <text:p>291.313</text:p>
          </table:table-cell>
          <table:table-cell office:value-type="float" office:value="657.758" calcext:value-type="float">
            <text:p>657.758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51.3467" calcext:value-type="float">
            <text:p>51.3467</text:p>
          </table:table-cell>
          <table:table-cell office:value-type="float" office:value="289.806" calcext:value-type="float">
            <text:p>289.806</text:p>
          </table:table-cell>
          <table:table-cell office:value-type="float" office:value="658.847" calcext:value-type="float">
            <text:p>658.847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288.292" calcext:value-type="float">
            <text:p>288.292</text:p>
          </table:table-cell>
          <table:table-cell office:value-type="float" office:value="659.955" calcext:value-type="float">
            <text:p>659.955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52.1455" calcext:value-type="float">
            <text:p>52.1455</text:p>
          </table:table-cell>
          <table:table-cell office:value-type="float" office:value="286.774" calcext:value-type="float">
            <text:p>286.774</text:p>
          </table:table-cell>
          <table:table-cell office:value-type="float" office:value="661.081" calcext:value-type="float">
            <text:p>661.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285.251" calcext:value-type="float">
            <text:p>285.251</text:p>
          </table:table-cell>
          <table:table-cell office:value-type="float" office:value="662.223" calcext:value-type="float">
            <text:p>662.22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2.8925" calcext:value-type="float">
            <text:p>52.8925</text:p>
          </table:table-cell>
          <table:table-cell office:value-type="float" office:value="283.725" calcext:value-type="float">
            <text:p>283.725</text:p>
          </table:table-cell>
          <table:table-cell office:value-type="float" office:value="663.382" calcext:value-type="float">
            <text:p>663.38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3.2458" calcext:value-type="float">
            <text:p>53.2458</text:p>
          </table:table-cell>
          <table:table-cell office:value-type="float" office:value="282.198" calcext:value-type="float">
            <text:p>282.198</text:p>
          </table:table-cell>
          <table:table-cell office:value-type="float" office:value="664.557" calcext:value-type="float">
            <text:p>664.557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53.585" calcext:value-type="float">
            <text:p>53.585</text:p>
          </table:table-cell>
          <table:table-cell office:value-type="float" office:value="280.669" calcext:value-type="float">
            <text:p>280.669</text:p>
          </table:table-cell>
          <table:table-cell office:value-type="float" office:value="665.746" calcext:value-type="float">
            <text:p>665.74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3.91" calcext:value-type="float">
            <text:p>53.91</text:p>
          </table:table-cell>
          <table:table-cell office:value-type="float" office:value="279.141" calcext:value-type="float">
            <text:p>279.141</text:p>
          </table:table-cell>
          <table:table-cell office:value-type="float" office:value="666.949" calcext:value-type="float">
            <text:p>666.94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4.2205" calcext:value-type="float">
            <text:p>54.2205</text:p>
          </table:table-cell>
          <table:table-cell office:value-type="float" office:value="277.613" calcext:value-type="float">
            <text:p>277.613</text:p>
          </table:table-cell>
          <table:table-cell office:value-type="float" office:value="668.166" calcext:value-type="float">
            <text:p>668.16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54.5161" calcext:value-type="float">
            <text:p>54.5161</text:p>
          </table:table-cell>
          <table:table-cell office:value-type="float" office:value="276.088" calcext:value-type="float">
            <text:p>276.088</text:p>
          </table:table-cell>
          <table:table-cell office:value-type="float" office:value="669.396" calcext:value-type="float">
            <text:p>669.396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54.7967" calcext:value-type="float">
            <text:p>54.7967</text:p>
          </table:table-cell>
          <table:table-cell office:value-type="float" office:value="274.566" calcext:value-type="float">
            <text:p>274.566</text:p>
          </table:table-cell>
          <table:table-cell office:value-type="float" office:value="670.637" calcext:value-type="float">
            <text:p>670.63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55.062" calcext:value-type="float">
            <text:p>55.062</text:p>
          </table:table-cell>
          <table:table-cell office:value-type="float" office:value="273.049" calcext:value-type="float">
            <text:p>273.049</text:p>
          </table:table-cell>
          <table:table-cell office:value-type="float" office:value="671.889" calcext:value-type="float">
            <text:p>671.889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55.3118" calcext:value-type="float">
            <text:p>55.3118</text:p>
          </table:table-cell>
          <table:table-cell office:value-type="float" office:value="271.536" calcext:value-type="float">
            <text:p>271.536</text:p>
          </table:table-cell>
          <table:table-cell office:value-type="float" office:value="673.152" calcext:value-type="float">
            <text:p>673.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5461" calcext:value-type="float">
            <text:p>55.5461</text:p>
          </table:table-cell>
          <table:table-cell office:value-type="float" office:value="270.03" calcext:value-type="float">
            <text:p>270.03</text:p>
          </table:table-cell>
          <table:table-cell office:value-type="float" office:value="674.424" calcext:value-type="float">
            <text:p>674.42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55.7646" calcext:value-type="float">
            <text:p>55.7646</text:p>
          </table:table-cell>
          <table:table-cell office:value-type="float" office:value="268.53" calcext:value-type="float">
            <text:p>268.53</text:p>
          </table:table-cell>
          <table:table-cell office:value-type="float" office:value="675.705" calcext:value-type="float">
            <text:p>675.70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55.9672" calcext:value-type="float">
            <text:p>55.9672</text:p>
          </table:table-cell>
          <table:table-cell office:value-type="float" office:value="267.039" calcext:value-type="float">
            <text:p>267.039</text:p>
          </table:table-cell>
          <table:table-cell office:value-type="float" office:value="676.994" calcext:value-type="float">
            <text:p>676.994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56.1538" calcext:value-type="float">
            <text:p>56.1538</text:p>
          </table:table-cell>
          <table:table-cell office:value-type="float" office:value="265.557" calcext:value-type="float">
            <text:p>265.557</text:p>
          </table:table-cell>
          <table:table-cell office:value-type="float" office:value="678.29" calcext:value-type="float">
            <text:p>678.29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56.3244" calcext:value-type="float">
            <text:p>56.3244</text:p>
          </table:table-cell>
          <table:table-cell office:value-type="float" office:value="264.084" calcext:value-type="float">
            <text:p>264.084</text:p>
          </table:table-cell>
          <table:table-cell office:value-type="float" office:value="679.592" calcext:value-type="float">
            <text:p>679.59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56.479" calcext:value-type="float">
            <text:p>56.479</text:p>
          </table:table-cell>
          <table:table-cell office:value-type="float" office:value="262.622" calcext:value-type="float">
            <text:p>262.622</text:p>
          </table:table-cell>
          <table:table-cell office:value-type="float" office:value="680.899" calcext:value-type="float">
            <text:p>680.899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56.6175" calcext:value-type="float">
            <text:p>56.6175</text:p>
          </table:table-cell>
          <table:table-cell office:value-type="float" office:value="261.172" calcext:value-type="float">
            <text:p>261.172</text:p>
          </table:table-cell>
          <table:table-cell office:value-type="float" office:value="682.211" calcext:value-type="float">
            <text:p>682.21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56.7399" calcext:value-type="float">
            <text:p>56.7399</text:p>
          </table:table-cell>
          <table:table-cell office:value-type="float" office:value="259.733" calcext:value-type="float">
            <text:p>259.733</text:p>
          </table:table-cell>
          <table:table-cell office:value-type="float" office:value="683.527" calcext:value-type="float">
            <text:p>683.527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56.8462" calcext:value-type="float">
            <text:p>56.8462</text:p>
          </table:table-cell>
          <table:table-cell office:value-type="float" office:value="258.308" calcext:value-type="float">
            <text:p>258.308</text:p>
          </table:table-cell>
          <table:table-cell office:value-type="float" office:value="684.846" calcext:value-type="float">
            <text:p>684.846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56.9366" calcext:value-type="float">
            <text:p>56.9366</text:p>
          </table:table-cell>
          <table:table-cell office:value-type="float" office:value="256.897" calcext:value-type="float">
            <text:p>256.897</text:p>
          </table:table-cell>
          <table:table-cell office:value-type="float" office:value="686.167" calcext:value-type="float">
            <text:p>686.1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0111" calcext:value-type="float">
            <text:p>57.0111</text:p>
          </table:table-cell>
          <table:table-cell office:value-type="float" office:value="255.5" calcext:value-type="float">
            <text:p>255.5</text:p>
          </table:table-cell>
          <table:table-cell office:value-type="float" office:value="687.489" calcext:value-type="float">
            <text:p>687.489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57.0698" calcext:value-type="float">
            <text:p>57.0698</text:p>
          </table:table-cell>
          <table:table-cell office:value-type="float" office:value="254.118" calcext:value-type="float">
            <text:p>254.118</text:p>
          </table:table-cell>
          <table:table-cell office:value-type="float" office:value="688.812" calcext:value-type="float">
            <text:p>688.81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57.1129" calcext:value-type="float">
            <text:p>57.1129</text:p>
          </table:table-cell>
          <table:table-cell office:value-type="float" office:value="252.752" calcext:value-type="float">
            <text:p>252.752</text:p>
          </table:table-cell>
          <table:table-cell office:value-type="float" office:value="690.135" calcext:value-type="float">
            <text:p>690.135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57.1404" calcext:value-type="float">
            <text:p>57.1404</text:p>
          </table:table-cell>
          <table:table-cell office:value-type="float" office:value="251.403" calcext:value-type="float">
            <text:p>251.403</text:p>
          </table:table-cell>
          <table:table-cell office:value-type="float" office:value="691.457" calcext:value-type="float">
            <text:p>691.45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57.1525" calcext:value-type="float">
            <text:p>57.1525</text:p>
          </table:table-cell>
          <table:table-cell office:value-type="float" office:value="250.071" calcext:value-type="float">
            <text:p>250.071</text:p>
          </table:table-cell>
          <table:table-cell office:value-type="float" office:value="692.777" calcext:value-type="float">
            <text:p>692.77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57.1495" calcext:value-type="float">
            <text:p>57.1495</text:p>
          </table:table-cell>
          <table:table-cell office:value-type="float" office:value="248.756" calcext:value-type="float">
            <text:p>248.756</text:p>
          </table:table-cell>
          <table:table-cell office:value-type="float" office:value="694.094" calcext:value-type="float">
            <text:p>694.09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57.1315" calcext:value-type="float">
            <text:p>57.1315</text:p>
          </table:table-cell>
          <table:table-cell office:value-type="float" office:value="247.46" calcext:value-type="float">
            <text:p>247.46</text:p>
          </table:table-cell>
          <table:table-cell office:value-type="float" office:value="695.408" calcext:value-type="float">
            <text:p>695.408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57.0987" calcext:value-type="float">
            <text:p>57.0987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696.719" calcext:value-type="float">
            <text:p>696.719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57.0515" calcext:value-type="float">
            <text:p>57.0515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698.024" calcext:value-type="float">
            <text:p>698.024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56.9899" calcext:value-type="float">
            <text:p>56.9899</text:p>
          </table:table-cell>
          <table:table-cell office:value-type="float" office:value="243.686" calcext:value-type="float">
            <text:p>243.686</text:p>
          </table:table-cell>
          <table:table-cell office:value-type="float" office:value="699.324" calcext:value-type="float">
            <text:p>699.3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.9144" calcext:value-type="float">
            <text:p>56.9144</text:p>
          </table:table-cell>
          <table:table-cell office:value-type="float" office:value="242.467" calcext:value-type="float">
            <text:p>242.467</text:p>
          </table:table-cell>
          <table:table-cell office:value-type="float" office:value="700.618" calcext:value-type="float">
            <text:p>700.618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56.8252" calcext:value-type="float">
            <text:p>56.8252</text:p>
          </table:table-cell>
          <table:table-cell office:value-type="float" office:value="241.269" calcext:value-type="float">
            <text:p>241.269</text:p>
          </table:table-cell>
          <table:table-cell office:value-type="float" office:value="701.905" calcext:value-type="float">
            <text:p>701.90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56.7226" calcext:value-type="float">
            <text:p>56.7226</text:p>
          </table:table-cell>
          <table:table-cell office:value-type="float" office:value="240.092" calcext:value-type="float">
            <text:p>240.092</text:p>
          </table:table-cell>
          <table:table-cell office:value-type="float" office:value="703.185" calcext:value-type="float">
            <text:p>703.185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56.607" calcext:value-type="float">
            <text:p>56.607</text:p>
          </table:table-cell>
          <table:table-cell office:value-type="float" office:value="238.937" calcext:value-type="float">
            <text:p>238.937</text:p>
          </table:table-cell>
          <table:table-cell office:value-type="float" office:value="704.456" calcext:value-type="float">
            <text:p>704.45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56.4785" calcext:value-type="float">
            <text:p>56.4785</text:p>
          </table:table-cell>
          <table:table-cell office:value-type="float" office:value="237.802" calcext:value-type="float">
            <text:p>237.802</text:p>
          </table:table-cell>
          <table:table-cell office:value-type="float" office:value="705.719" calcext:value-type="float">
            <text:p>705.71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56.3376" calcext:value-type="float">
            <text:p>56.3376</text:p>
          </table:table-cell>
          <table:table-cell office:value-type="float" office:value="236.69" calcext:value-type="float">
            <text:p>236.69</text:p>
          </table:table-cell>
          <table:table-cell office:value-type="float" office:value="706.972" calcext:value-type="float">
            <text:p>706.972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56.1846" calcext:value-type="float">
            <text:p>56.1846</text:p>
          </table:table-cell>
          <table:table-cell office:value-type="float" office:value="235.6" calcext:value-type="float">
            <text:p>235.6</text:p>
          </table:table-cell>
          <table:table-cell office:value-type="float" office:value="708.216" calcext:value-type="float">
            <text:p>708.216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56.0198" calcext:value-type="float">
            <text:p>56.0198</text:p>
          </table:table-cell>
          <table:table-cell office:value-type="float" office:value="234.532" calcext:value-type="float">
            <text:p>234.532</text:p>
          </table:table-cell>
          <table:table-cell office:value-type="float" office:value="709.449" calcext:value-type="float">
            <text:p>709.449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55.8436" calcext:value-type="float">
            <text:p>55.8436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710.67" calcext:value-type="float">
            <text:p>710.67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55.6564" calcext:value-type="float">
            <text:p>55.6564</text:p>
          </table:table-cell>
          <table:table-cell office:value-type="float" office:value="232.463" calcext:value-type="float">
            <text:p>232.463</text:p>
          </table:table-cell>
          <table:table-cell office:value-type="float" office:value="711.88" calcext:value-type="float">
            <text:p>711.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4586" calcext:value-type="float">
            <text:p>55.4586</text:p>
          </table:table-cell>
          <table:table-cell office:value-type="float" office:value="231.463" calcext:value-type="float">
            <text:p>231.463</text:p>
          </table:table-cell>
          <table:table-cell office:value-type="float" office:value="713.078" calcext:value-type="float">
            <text:p>713.078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55.2504" calcext:value-type="float">
            <text:p>55.2504</text:p>
          </table:table-cell>
          <table:table-cell office:value-type="float" office:value="230.486" calcext:value-type="float">
            <text:p>230.486</text:p>
          </table:table-cell>
          <table:table-cell office:value-type="float" office:value="714.263" calcext:value-type="float">
            <text:p>714.26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55.0323" calcext:value-type="float">
            <text:p>55.0323</text:p>
          </table:table-cell>
          <table:table-cell office:value-type="float" office:value="229.532" calcext:value-type="float">
            <text:p>229.532</text:p>
          </table:table-cell>
          <table:table-cell office:value-type="float" office:value="715.435" calcext:value-type="float">
            <text:p>715.43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54.8046" calcext:value-type="float">
            <text:p>54.8046</text:p>
          </table:table-cell>
          <table:table-cell office:value-type="float" office:value="228.602" calcext:value-type="float">
            <text:p>228.602</text:p>
          </table:table-cell>
          <table:table-cell office:value-type="float" office:value="716.594" calcext:value-type="float">
            <text:p>716.594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54.5678" calcext:value-type="float">
            <text:p>54.5678</text:p>
          </table:table-cell>
          <table:table-cell office:value-type="float" office:value="227.694" calcext:value-type="float">
            <text:p>227.694</text:p>
          </table:table-cell>
          <table:table-cell office:value-type="float" office:value="717.738" calcext:value-type="float">
            <text:p>717.738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54.3222" calcext:value-type="float">
            <text:p>54.3222</text:p>
          </table:table-cell>
          <table:table-cell office:value-type="float" office:value="226.81" calcext:value-type="float">
            <text:p>226.81</text:p>
          </table:table-cell>
          <table:table-cell office:value-type="float" office:value="718.868" calcext:value-type="float">
            <text:p>718.86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54.0681" calcext:value-type="float">
            <text:p>54.0681</text:p>
          </table:table-cell>
          <table:table-cell office:value-type="float" office:value="225.949" calcext:value-type="float">
            <text:p>225.949</text:p>
          </table:table-cell>
          <table:table-cell office:value-type="float" office:value="719.983" calcext:value-type="float">
            <text:p>719.983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53.806" calcext:value-type="float">
            <text:p>53.806</text:p>
          </table:table-cell>
          <table:table-cell office:value-type="float" office:value="225.112" calcext:value-type="float">
            <text:p>225.112</text:p>
          </table:table-cell>
          <table:table-cell office:value-type="float" office:value="721.082" calcext:value-type="float">
            <text:p>721.082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53.5363" calcext:value-type="float">
            <text:p>53.5363</text:p>
          </table:table-cell>
          <table:table-cell office:value-type="float" office:value="224.297" calcext:value-type="float">
            <text:p>224.297</text:p>
          </table:table-cell>
          <table:table-cell office:value-type="float" office:value="722.166" calcext:value-type="float">
            <text:p>722.166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53.2593" calcext:value-type="float">
            <text:p>53.2593</text:p>
          </table:table-cell>
          <table:table-cell office:value-type="float" office:value="223.506" calcext:value-type="float">
            <text:p>223.506</text:p>
          </table:table-cell>
          <table:table-cell office:value-type="float" office:value="723.234" calcext:value-type="float">
            <text:p>723.2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.9754" calcext:value-type="float">
            <text:p>52.9754</text:p>
          </table:table-cell>
          <table:table-cell office:value-type="float" office:value="222.738" calcext:value-type="float">
            <text:p>222.738</text:p>
          </table:table-cell>
          <table:table-cell office:value-type="float" office:value="724.286" calcext:value-type="float">
            <text:p>724.2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52.6849" calcext:value-type="float">
            <text:p>52.6849</text:p>
          </table:table-cell>
          <table:table-cell office:value-type="float" office:value="221.994" calcext:value-type="float">
            <text:p>221.994</text:p>
          </table:table-cell>
          <table:table-cell office:value-type="float" office:value="725.321" calcext:value-type="float">
            <text:p>725.321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52.3883" calcext:value-type="float">
            <text:p>52.3883</text:p>
          </table:table-cell>
          <table:table-cell office:value-type="float" office:value="221.272" calcext:value-type="float">
            <text:p>221.272</text:p>
          </table:table-cell>
          <table:table-cell office:value-type="float" office:value="726.339" calcext:value-type="float">
            <text:p>726.339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52.0859" calcext:value-type="float">
            <text:p>52.0859</text:p>
          </table:table-cell>
          <table:table-cell office:value-type="float" office:value="220.574" calcext:value-type="float">
            <text:p>220.574</text:p>
          </table:table-cell>
          <table:table-cell office:value-type="float" office:value="727.341" calcext:value-type="float">
            <text:p>727.341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51.778" calcext:value-type="float">
            <text:p>51.778</text:p>
          </table:table-cell>
          <table:table-cell office:value-type="float" office:value="219.898" calcext:value-type="float">
            <text:p>219.898</text:p>
          </table:table-cell>
          <table:table-cell office:value-type="float" office:value="728.324" calcext:value-type="float">
            <text:p>728.324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51.465" calcext:value-type="float">
            <text:p>51.465</text:p>
          </table:table-cell>
          <table:table-cell office:value-type="float" office:value="219.245" calcext:value-type="float">
            <text:p>219.245</text:p>
          </table:table-cell>
          <table:table-cell office:value-type="float" office:value="729.29" calcext:value-type="float">
            <text:p>729.29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51.1473" calcext:value-type="float">
            <text:p>51.1473</text:p>
          </table:table-cell>
          <table:table-cell office:value-type="float" office:value="218.614" calcext:value-type="float">
            <text:p>218.614</text:p>
          </table:table-cell>
          <table:table-cell office:value-type="float" office:value="730.238" calcext:value-type="float">
            <text:p>730.238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50.8252" calcext:value-type="float">
            <text:p>50.8252</text:p>
          </table:table-cell>
          <table:table-cell office:value-type="float" office:value="218.006" calcext:value-type="float">
            <text:p>218.006</text:p>
          </table:table-cell>
          <table:table-cell office:value-type="float" office:value="731.169" calcext:value-type="float">
            <text:p>731.169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50.499" calcext:value-type="float">
            <text:p>50.499</text:p>
          </table:table-cell>
          <table:table-cell office:value-type="float" office:value="217.421" calcext:value-type="float">
            <text:p>217.421</text:p>
          </table:table-cell>
          <table:table-cell office:value-type="float" office:value="732.081" calcext:value-type="float">
            <text:p>732.081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50.169" calcext:value-type="float">
            <text:p>50.169</text:p>
          </table:table-cell>
          <table:table-cell office:value-type="float" office:value="216.857" calcext:value-type="float">
            <text:p>216.857</text:p>
          </table:table-cell>
          <table:table-cell office:value-type="float" office:value="732.974" calcext:value-type="float">
            <text:p>732.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8356" calcext:value-type="float">
            <text:p>49.8356</text:p>
          </table:table-cell>
          <table:table-cell office:value-type="float" office:value="216.315" calcext:value-type="float">
            <text:p>216.315</text:p>
          </table:table-cell>
          <table:table-cell office:value-type="float" office:value="733.849" calcext:value-type="float">
            <text:p>733.849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9.4991" calcext:value-type="float">
            <text:p>49.4991</text:p>
          </table:table-cell>
          <table:table-cell office:value-type="float" office:value="215.795" calcext:value-type="float">
            <text:p>215.795</text:p>
          </table:table-cell>
          <table:table-cell office:value-type="float" office:value="734.705" calcext:value-type="float">
            <text:p>734.70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9.1598" calcext:value-type="float">
            <text:p>49.1598</text:p>
          </table:table-cell>
          <table:table-cell office:value-type="float" office:value="215.297" calcext:value-type="float">
            <text:p>215.297</text:p>
          </table:table-cell>
          <table:table-cell office:value-type="float" office:value="735.543" calcext:value-type="float">
            <text:p>735.54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8.818" calcext:value-type="float">
            <text:p>48.818</text:p>
          </table:table-cell>
          <table:table-cell office:value-type="float" office:value="214.82" calcext:value-type="float">
            <text:p>214.82</text:p>
          </table:table-cell>
          <table:table-cell office:value-type="float" office:value="736.362" calcext:value-type="float">
            <text:p>736.362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8.474" calcext:value-type="float">
            <text:p>48.474</text:p>
          </table:table-cell>
          <table:table-cell office:value-type="float" office:value="214.364" calcext:value-type="float">
            <text:p>214.364</text:p>
          </table:table-cell>
          <table:table-cell office:value-type="float" office:value="737.162" calcext:value-type="float">
            <text:p>737.162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.1281" calcext:value-type="float">
            <text:p>48.1281</text:p>
          </table:table-cell>
          <table:table-cell office:value-type="float" office:value="213.929" calcext:value-type="float">
            <text:p>213.929</text:p>
          </table:table-cell>
          <table:table-cell office:value-type="float" office:value="737.943" calcext:value-type="float">
            <text:p>737.943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7.7805" calcext:value-type="float">
            <text:p>47.7805</text:p>
          </table:table-cell>
          <table:table-cell office:value-type="float" office:value="213.515" calcext:value-type="float">
            <text:p>213.515</text:p>
          </table:table-cell>
          <table:table-cell office:value-type="float" office:value="738.704" calcext:value-type="float">
            <text:p>738.704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7.4315" calcext:value-type="float">
            <text:p>47.4315</text:p>
          </table:table-cell>
          <table:table-cell office:value-type="float" office:value="213.121" calcext:value-type="float">
            <text:p>213.121</text:p>
          </table:table-cell>
          <table:table-cell office:value-type="float" office:value="739.447" calcext:value-type="float">
            <text:p>739.447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7.0815" calcext:value-type="float">
            <text:p>47.0815</text:p>
          </table:table-cell>
          <table:table-cell office:value-type="float" office:value="212.748" calcext:value-type="float">
            <text:p>212.748</text:p>
          </table:table-cell>
          <table:table-cell office:value-type="float" office:value="740.171" calcext:value-type="float">
            <text:p>740.171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6.7305" calcext:value-type="float">
            <text:p>46.7305</text:p>
          </table:table-cell>
          <table:table-cell office:value-type="float" office:value="212.394" calcext:value-type="float">
            <text:p>212.394</text:p>
          </table:table-cell>
          <table:table-cell office:value-type="float" office:value="740.875" calcext:value-type="float">
            <text:p>740.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.3789" calcext:value-type="float">
            <text:p>46.3789</text:p>
          </table:table-cell>
          <table:table-cell office:value-type="float" office:value="212.06" calcext:value-type="float">
            <text:p>212.06</text:p>
          </table:table-cell>
          <table:table-cell office:value-type="float" office:value="741.561" calcext:value-type="float">
            <text:p>741.561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6.0269" calcext:value-type="float">
            <text:p>46.0269</text:p>
          </table:table-cell>
          <table:table-cell office:value-type="float" office:value="211.746" calcext:value-type="float">
            <text:p>211.746</text:p>
          </table:table-cell>
          <table:table-cell office:value-type="float" office:value="742.227" calcext:value-type="float">
            <text:p>742.227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5.6748" calcext:value-type="float">
            <text:p>45.6748</text:p>
          </table:table-cell>
          <table:table-cell office:value-type="float" office:value="211.451" calcext:value-type="float">
            <text:p>211.451</text:p>
          </table:table-cell>
          <table:table-cell office:value-type="float" office:value="742.874" calcext:value-type="float">
            <text:p>742.874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5.3227" calcext:value-type="float">
            <text:p>45.3227</text:p>
          </table:table-cell>
          <table:table-cell office:value-type="float" office:value="211.175" calcext:value-type="float">
            <text:p>211.175</text:p>
          </table:table-cell>
          <table:table-cell office:value-type="float" office:value="743.503" calcext:value-type="float">
            <text:p>743.503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4.9708" calcext:value-type="float">
            <text:p>44.9708</text:p>
          </table:table-cell>
          <table:table-cell office:value-type="float" office:value="210.917" calcext:value-type="float">
            <text:p>210.917</text:p>
          </table:table-cell>
          <table:table-cell office:value-type="float" office:value="744.112" calcext:value-type="float">
            <text:p>744.112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4.6194" calcext:value-type="float">
            <text:p>44.6194</text:p>
          </table:table-cell>
          <table:table-cell office:value-type="float" office:value="210.678" calcext:value-type="float">
            <text:p>210.678</text:p>
          </table:table-cell>
          <table:table-cell office:value-type="float" office:value="744.702" calcext:value-type="float">
            <text:p>744.702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4.2687" calcext:value-type="float">
            <text:p>44.2687</text:p>
          </table:table-cell>
          <table:table-cell office:value-type="float" office:value="210.458" calcext:value-type="float">
            <text:p>210.458</text:p>
          </table:table-cell>
          <table:table-cell office:value-type="float" office:value="745.274" calcext:value-type="float">
            <text:p>745.274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3.9189" calcext:value-type="float">
            <text:p>43.9189</text:p>
          </table:table-cell>
          <table:table-cell office:value-type="float" office:value="210.255" calcext:value-type="float">
            <text:p>210.255</text:p>
          </table:table-cell>
          <table:table-cell office:value-type="float" office:value="745.826" calcext:value-type="float">
            <text:p>745.82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3.5701" calcext:value-type="float">
            <text:p>43.5701</text:p>
          </table:table-cell>
          <table:table-cell office:value-type="float" office:value="210.07" calcext:value-type="float">
            <text:p>210.07</text:p>
          </table:table-cell>
          <table:table-cell office:value-type="float" office:value="746.36" calcext:value-type="float">
            <text:p>746.36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3.2224" calcext:value-type="float">
            <text:p>43.2224</text:p>
          </table:table-cell>
          <table:table-cell office:value-type="float" office:value="209.902" calcext:value-type="float">
            <text:p>209.902</text:p>
          </table:table-cell>
          <table:table-cell office:value-type="float" office:value="746.876" calcext:value-type="float">
            <text:p>746.8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8762" calcext:value-type="float">
            <text:p>42.8762</text:p>
          </table:table-cell>
          <table:table-cell office:value-type="float" office:value="209.751" calcext:value-type="float">
            <text:p>209.751</text:p>
          </table:table-cell>
          <table:table-cell office:value-type="float" office:value="747.372" calcext:value-type="float">
            <text:p>747.372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2.5315" calcext:value-type="float">
            <text:p>42.5315</text:p>
          </table:table-cell>
          <table:table-cell office:value-type="float" office:value="209.618" calcext:value-type="float">
            <text:p>209.618</text:p>
          </table:table-cell>
          <table:table-cell office:value-type="float" office:value="747.851" calcext:value-type="float">
            <text:p>747.851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2.1884" calcext:value-type="float">
            <text:p>42.1884</text:p>
          </table:table-cell>
          <table:table-cell office:value-type="float" office:value="209.5" calcext:value-type="float">
            <text:p>209.5</text:p>
          </table:table-cell>
          <table:table-cell office:value-type="float" office:value="748.311" calcext:value-type="float">
            <text:p>748.311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1.8472" calcext:value-type="float">
            <text:p>41.8472</text:p>
          </table:table-cell>
          <table:table-cell office:value-type="float" office:value="209.4" calcext:value-type="float">
            <text:p>209.4</text:p>
          </table:table-cell>
          <table:table-cell office:value-type="float" office:value="748.753" calcext:value-type="float">
            <text:p>748.75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1.5079" calcext:value-type="float">
            <text:p>41.5079</text:p>
          </table:table-cell>
          <table:table-cell office:value-type="float" office:value="209.315" calcext:value-type="float">
            <text:p>209.315</text:p>
          </table:table-cell>
          <table:table-cell office:value-type="float" office:value="749.177" calcext:value-type="float">
            <text:p>749.17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1.1707" calcext:value-type="float">
            <text:p>41.1707</text:p>
          </table:table-cell>
          <table:table-cell office:value-type="float" office:value="209.246" calcext:value-type="float">
            <text:p>209.246</text:p>
          </table:table-cell>
          <table:table-cell office:value-type="float" office:value="749.583" calcext:value-type="float">
            <text:p>749.583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0.8357" calcext:value-type="float">
            <text:p>40.8357</text:p>
          </table:table-cell>
          <table:table-cell office:value-type="float" office:value="209.192" calcext:value-type="float">
            <text:p>209.192</text:p>
          </table:table-cell>
          <table:table-cell office:value-type="float" office:value="749.972" calcext:value-type="float">
            <text:p>749.972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0.503" calcext:value-type="float">
            <text:p>40.503</text:p>
          </table:table-cell>
          <table:table-cell office:value-type="float" office:value="209.154" calcext:value-type="float">
            <text:p>209.154</text:p>
          </table:table-cell>
          <table:table-cell office:value-type="float" office:value="750.343" calcext:value-type="float">
            <text:p>750.343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0.1728" calcext:value-type="float">
            <text:p>40.1728</text:p>
          </table:table-cell>
          <table:table-cell office:value-type="float" office:value="209.131" calcext:value-type="float">
            <text:p>209.131</text:p>
          </table:table-cell>
          <table:table-cell office:value-type="float" office:value="750.696" calcext:value-type="float">
            <text:p>750.696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9.8451" calcext:value-type="float">
            <text:p>39.8451</text:p>
          </table:table-cell>
          <table:table-cell office:value-type="float" office:value="209.122" calcext:value-type="float">
            <text:p>209.122</text:p>
          </table:table-cell>
          <table:table-cell office:value-type="float" office:value="751.032" calcext:value-type="float">
            <text:p>751.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52" calcext:value-type="float">
            <text:p>39.52</text:p>
          </table:table-cell>
          <table:table-cell office:value-type="float" office:value="209.128" calcext:value-type="float">
            <text:p>209.128</text:p>
          </table:table-cell>
          <table:table-cell office:value-type="float" office:value="751.352" calcext:value-type="float">
            <text:p>751.352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39.1977" calcext:value-type="float">
            <text:p>39.1977</text:p>
          </table:table-cell>
          <table:table-cell office:value-type="float" office:value="209.149" calcext:value-type="float">
            <text:p>209.149</text:p>
          </table:table-cell>
          <table:table-cell office:value-type="float" office:value="751.654" calcext:value-type="float">
            <text:p>751.654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8.8781" calcext:value-type="float">
            <text:p>38.8781</text:p>
          </table:table-cell>
          <table:table-cell office:value-type="float" office:value="209.183" calcext:value-type="float">
            <text:p>209.183</text:p>
          </table:table-cell>
          <table:table-cell office:value-type="float" office:value="751.939" calcext:value-type="float">
            <text:p>751.939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38.5615" calcext:value-type="float">
            <text:p>38.5615</text:p>
          </table:table-cell>
          <table:table-cell office:value-type="float" office:value="209.23" calcext:value-type="float">
            <text:p>209.23</text:p>
          </table:table-cell>
          <table:table-cell office:value-type="float" office:value="752.208" calcext:value-type="float">
            <text:p>752.208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8.2479" calcext:value-type="float">
            <text:p>38.2479</text:p>
          </table:table-cell>
          <table:table-cell office:value-type="float" office:value="209.291" calcext:value-type="float">
            <text:p>209.291</text:p>
          </table:table-cell>
          <table:table-cell office:value-type="float" office:value="752.461" calcext:value-type="float">
            <text:p>752.46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7.9372" calcext:value-type="float">
            <text:p>37.9372</text:p>
          </table:table-cell>
          <table:table-cell office:value-type="float" office:value="209.366" calcext:value-type="float">
            <text:p>209.366</text:p>
          </table:table-cell>
          <table:table-cell office:value-type="float" office:value="752.697" calcext:value-type="float">
            <text:p>752.69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37.6297" calcext:value-type="float">
            <text:p>37.6297</text:p>
          </table:table-cell>
          <table:table-cell office:value-type="float" office:value="209.453" calcext:value-type="float">
            <text:p>209.453</text:p>
          </table:table-cell>
          <table:table-cell office:value-type="float" office:value="752.917" calcext:value-type="float">
            <text:p>752.917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37.3254" calcext:value-type="float">
            <text:p>37.3254</text:p>
          </table:table-cell>
          <table:table-cell office:value-type="float" office:value="209.553" calcext:value-type="float">
            <text:p>209.553</text:p>
          </table:table-cell>
          <table:table-cell office:value-type="float" office:value="753.122" calcext:value-type="float">
            <text:p>753.122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7.0243" calcext:value-type="float">
            <text:p>37.0243</text:p>
          </table:table-cell>
          <table:table-cell office:value-type="float" office:value="209.665" calcext:value-type="float">
            <text:p>209.665</text:p>
          </table:table-cell>
          <table:table-cell office:value-type="float" office:value="753.311" calcext:value-type="float">
            <text:p>753.311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36.7265" calcext:value-type="float">
            <text:p>36.7265</text:p>
          </table:table-cell>
          <table:table-cell office:value-type="float" office:value="209.789" calcext:value-type="float">
            <text:p>209.789</text:p>
          </table:table-cell>
          <table:table-cell office:value-type="float" office:value="753.484" calcext:value-type="float">
            <text:p>753.4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432" calcext:value-type="float">
            <text:p>36.432</text:p>
          </table:table-cell>
          <table:table-cell office:value-type="float" office:value="209.926" calcext:value-type="float">
            <text:p>209.926</text:p>
          </table:table-cell>
          <table:table-cell office:value-type="float" office:value="753.642" calcext:value-type="float">
            <text:p>753.64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36.1408" calcext:value-type="float">
            <text:p>36.1408</text:p>
          </table:table-cell>
          <table:table-cell office:value-type="float" office:value="210.074" calcext:value-type="float">
            <text:p>210.074</text:p>
          </table:table-cell>
          <table:table-cell office:value-type="float" office:value="753.786" calcext:value-type="float">
            <text:p>753.786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5.8531" calcext:value-type="float">
            <text:p>35.8531</text:p>
          </table:table-cell>
          <table:table-cell office:value-type="float" office:value="210.233" calcext:value-type="float">
            <text:p>210.233</text:p>
          </table:table-cell>
          <table:table-cell office:value-type="float" office:value="753.914" calcext:value-type="float">
            <text:p>753.914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35.5688" calcext:value-type="float">
            <text:p>35.5688</text:p>
          </table:table-cell>
          <table:table-cell office:value-type="float" office:value="210.403" calcext:value-type="float">
            <text:p>210.403</text:p>
          </table:table-cell>
          <table:table-cell office:value-type="float" office:value="754.028" calcext:value-type="float">
            <text:p>754.028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5.2881" calcext:value-type="float">
            <text:p>35.2881</text:p>
          </table:table-cell>
          <table:table-cell office:value-type="float" office:value="210.585" calcext:value-type="float">
            <text:p>210.585</text:p>
          </table:table-cell>
          <table:table-cell office:value-type="float" office:value="754.127" calcext:value-type="float">
            <text:p>754.127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5.0108" calcext:value-type="float">
            <text:p>35.0108</text:p>
          </table:table-cell>
          <table:table-cell office:value-type="float" office:value="210.777" calcext:value-type="float">
            <text:p>210.777</text:p>
          </table:table-cell>
          <table:table-cell office:value-type="float" office:value="754.212" calcext:value-type="float">
            <text:p>754.212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34.737" calcext:value-type="float">
            <text:p>34.737</text:p>
          </table:table-cell>
          <table:table-cell office:value-type="float" office:value="210.98" calcext:value-type="float">
            <text:p>210.98</text:p>
          </table:table-cell>
          <table:table-cell office:value-type="float" office:value="754.283" calcext:value-type="float">
            <text:p>754.283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34.4669" calcext:value-type="float">
            <text:p>34.4669</text:p>
          </table:table-cell>
          <table:table-cell office:value-type="float" office:value="211.192" calcext:value-type="float">
            <text:p>211.192</text:p>
          </table:table-cell>
          <table:table-cell office:value-type="float" office:value="754.341" calcext:value-type="float">
            <text:p>754.341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34.2003" calcext:value-type="float">
            <text:p>34.2003</text:p>
          </table:table-cell>
          <table:table-cell office:value-type="float" office:value="211.415" calcext:value-type="float">
            <text:p>211.415</text:p>
          </table:table-cell>
          <table:table-cell office:value-type="float" office:value="754.384" calcext:value-type="float">
            <text:p>754.384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33.9373" calcext:value-type="float">
            <text:p>33.9373</text:p>
          </table:table-cell>
          <table:table-cell office:value-type="float" office:value="211.648" calcext:value-type="float">
            <text:p>211.648</text:p>
          </table:table-cell>
          <table:table-cell office:value-type="float" office:value="754.415" calcext:value-type="float">
            <text:p>754.4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.6779" calcext:value-type="float">
            <text:p>33.6779</text:p>
          </table:table-cell>
          <table:table-cell office:value-type="float" office:value="211.89" calcext:value-type="float">
            <text:p>211.89</text:p>
          </table:table-cell>
          <table:table-cell office:value-type="float" office:value="754.432" calcext:value-type="float">
            <text:p>754.432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33.4221" calcext:value-type="float">
            <text:p>33.4221</text:p>
          </table:table-cell>
          <table:table-cell office:value-type="float" office:value="212.142" calcext:value-type="float">
            <text:p>212.142</text:p>
          </table:table-cell>
          <table:table-cell office:value-type="float" office:value="754.436" calcext:value-type="float">
            <text:p>754.43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3.17" calcext:value-type="float">
            <text:p>33.17</text:p>
          </table:table-cell>
          <table:table-cell office:value-type="float" office:value="212.402" calcext:value-type="float">
            <text:p>212.402</text:p>
          </table:table-cell>
          <table:table-cell office:value-type="float" office:value="754.428" calcext:value-type="float">
            <text:p>754.428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32.9215" calcext:value-type="float">
            <text:p>32.9215</text:p>
          </table:table-cell>
          <table:table-cell office:value-type="float" office:value="212.672" calcext:value-type="float">
            <text:p>212.672</text:p>
          </table:table-cell>
          <table:table-cell office:value-type="float" office:value="754.407" calcext:value-type="float">
            <text:p>754.407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32.6766" calcext:value-type="float">
            <text:p>32.6766</text:p>
          </table:table-cell>
          <table:table-cell office:value-type="float" office:value="212.95" calcext:value-type="float">
            <text:p>212.95</text:p>
          </table:table-cell>
          <table:table-cell office:value-type="float" office:value="754.374" calcext:value-type="float">
            <text:p>754.37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32.4354" calcext:value-type="float">
            <text:p>32.4354</text:p>
          </table:table-cell>
          <table:table-cell office:value-type="float" office:value="213.237" calcext:value-type="float">
            <text:p>213.237</text:p>
          </table:table-cell>
          <table:table-cell office:value-type="float" office:value="754.328" calcext:value-type="float">
            <text:p>754.32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32.1979" calcext:value-type="float">
            <text:p>32.1979</text:p>
          </table:table-cell>
          <table:table-cell office:value-type="float" office:value="213.531" calcext:value-type="float">
            <text:p>213.531</text:p>
          </table:table-cell>
          <table:table-cell office:value-type="float" office:value="754.271" calcext:value-type="float">
            <text:p>754.271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31.964" calcext:value-type="float">
            <text:p>31.964</text:p>
          </table:table-cell>
          <table:table-cell office:value-type="float" office:value="213.834" calcext:value-type="float">
            <text:p>213.834</text:p>
          </table:table-cell>
          <table:table-cell office:value-type="float" office:value="754.202" calcext:value-type="float">
            <text:p>754.202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1.7337" calcext:value-type="float">
            <text:p>31.7337</text:p>
          </table:table-cell>
          <table:table-cell office:value-type="float" office:value="214.145" calcext:value-type="float">
            <text:p>214.145</text:p>
          </table:table-cell>
          <table:table-cell office:value-type="float" office:value="754.121" calcext:value-type="float">
            <text:p>754.121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31.5071" calcext:value-type="float">
            <text:p>31.5071</text:p>
          </table:table-cell>
          <table:table-cell office:value-type="float" office:value="214.464" calcext:value-type="float">
            <text:p>214.464</text:p>
          </table:table-cell>
          <table:table-cell office:value-type="float" office:value="754.029" calcext:value-type="float">
            <text:p>754.0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.2841" calcext:value-type="float">
            <text:p>31.2841</text:p>
          </table:table-cell>
          <table:table-cell office:value-type="float" office:value="214.79" calcext:value-type="float">
            <text:p>214.79</text:p>
          </table:table-cell>
          <table:table-cell office:value-type="float" office:value="753.926" calcext:value-type="float">
            <text:p>753.926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31.0647" calcext:value-type="float">
            <text:p>31.0647</text:p>
          </table:table-cell>
          <table:table-cell office:value-type="float" office:value="215.123" calcext:value-type="float">
            <text:p>215.123</text:p>
          </table:table-cell>
          <table:table-cell office:value-type="float" office:value="753.813" calcext:value-type="float">
            <text:p>753.813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30.8489" calcext:value-type="float">
            <text:p>30.8489</text:p>
          </table:table-cell>
          <table:table-cell office:value-type="float" office:value="215.463" calcext:value-type="float">
            <text:p>215.463</text:p>
          </table:table-cell>
          <table:table-cell office:value-type="float" office:value="753.688" calcext:value-type="float">
            <text:p>753.688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30.6367" calcext:value-type="float">
            <text:p>30.6367</text:p>
          </table:table-cell>
          <table:table-cell office:value-type="float" office:value="215.81" calcext:value-type="float">
            <text:p>215.81</text:p>
          </table:table-cell>
          <table:table-cell office:value-type="float" office:value="753.553" calcext:value-type="float">
            <text:p>753.553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30.4282" calcext:value-type="float">
            <text:p>30.4282</text:p>
          </table:table-cell>
          <table:table-cell office:value-type="float" office:value="216.164" calcext:value-type="float">
            <text:p>216.164</text:p>
          </table:table-cell>
          <table:table-cell office:value-type="float" office:value="753.408" calcext:value-type="float">
            <text:p>753.40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0.2232" calcext:value-type="float">
            <text:p>30.2232</text:p>
          </table:table-cell>
          <table:table-cell office:value-type="float" office:value="216.524" calcext:value-type="float">
            <text:p>216.524</text:p>
          </table:table-cell>
          <table:table-cell office:value-type="float" office:value="753.253" calcext:value-type="float">
            <text:p>753.253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0.0217" calcext:value-type="float">
            <text:p>30.0217</text:p>
          </table:table-cell>
          <table:table-cell office:value-type="float" office:value="216.89" calcext:value-type="float">
            <text:p>216.89</text:p>
          </table:table-cell>
          <table:table-cell office:value-type="float" office:value="753.088" calcext:value-type="float">
            <text:p>753.08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29.8238" calcext:value-type="float">
            <text:p>29.8238</text:p>
          </table:table-cell>
          <table:table-cell office:value-type="float" office:value="217.263" calcext:value-type="float">
            <text:p>217.263</text:p>
          </table:table-cell>
          <table:table-cell office:value-type="float" office:value="752.913" calcext:value-type="float">
            <text:p>752.913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29.6295" calcext:value-type="float">
            <text:p>29.6295</text:p>
          </table:table-cell>
          <table:table-cell office:value-type="float" office:value="217.641" calcext:value-type="float">
            <text:p>217.641</text:p>
          </table:table-cell>
          <table:table-cell office:value-type="float" office:value="752.729" calcext:value-type="float">
            <text:p>752.729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29.4386" calcext:value-type="float">
            <text:p>29.4386</text:p>
          </table:table-cell>
          <table:table-cell office:value-type="float" office:value="218.026" calcext:value-type="float">
            <text:p>218.026</text:p>
          </table:table-cell>
          <table:table-cell office:value-type="float" office:value="752.536" calcext:value-type="float">
            <text:p>752.5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.2512" calcext:value-type="float">
            <text:p>29.2512</text:p>
          </table:table-cell>
          <table:table-cell office:value-type="float" office:value="218.416" calcext:value-type="float">
            <text:p>218.416</text:p>
          </table:table-cell>
          <table:table-cell office:value-type="float" office:value="752.333" calcext:value-type="float">
            <text:p>752.333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29.0673" calcext:value-type="float">
            <text:p>29.0673</text:p>
          </table:table-cell>
          <table:table-cell office:value-type="float" office:value="218.811" calcext:value-type="float">
            <text:p>218.811</text:p>
          </table:table-cell>
          <table:table-cell office:value-type="float" office:value="752.122" calcext:value-type="float">
            <text:p>752.122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28.8869" calcext:value-type="float">
            <text:p>28.8869</text:p>
          </table:table-cell>
          <table:table-cell office:value-type="float" office:value="219.211" calcext:value-type="float">
            <text:p>219.211</text:p>
          </table:table-cell>
          <table:table-cell office:value-type="float" office:value="751.902" calcext:value-type="float">
            <text:p>751.902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28.7099" calcext:value-type="float">
            <text:p>28.7099</text:p>
          </table:table-cell>
          <table:table-cell office:value-type="float" office:value="219.617" calcext:value-type="float">
            <text:p>219.617</text:p>
          </table:table-cell>
          <table:table-cell office:value-type="float" office:value="751.673" calcext:value-type="float">
            <text:p>751.673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8.5363" calcext:value-type="float">
            <text:p>28.5363</text:p>
          </table:table-cell>
          <table:table-cell office:value-type="float" office:value="220.027" calcext:value-type="float">
            <text:p>220.027</text:p>
          </table:table-cell>
          <table:table-cell office:value-type="float" office:value="751.436" calcext:value-type="float">
            <text:p>751.436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8.3661" calcext:value-type="float">
            <text:p>28.3661</text:p>
          </table:table-cell>
          <table:table-cell office:value-type="float" office:value="220.442" calcext:value-type="float">
            <text:p>220.442</text:p>
          </table:table-cell>
          <table:table-cell office:value-type="float" office:value="751.192" calcext:value-type="float">
            <text:p>751.192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28.1993" calcext:value-type="float">
            <text:p>28.1993</text:p>
          </table:table-cell>
          <table:table-cell office:value-type="float" office:value="220.862" calcext:value-type="float">
            <text:p>220.862</text:p>
          </table:table-cell>
          <table:table-cell office:value-type="float" office:value="750.939" calcext:value-type="float">
            <text:p>750.939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28.0358" calcext:value-type="float">
            <text:p>28.0358</text:p>
          </table:table-cell>
          <table:table-cell office:value-type="float" office:value="221.286" calcext:value-type="float">
            <text:p>221.286</text:p>
          </table:table-cell>
          <table:table-cell office:value-type="float" office:value="750.678" calcext:value-type="float">
            <text:p>750.678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27.8756" calcext:value-type="float">
            <text:p>27.8756</text:p>
          </table:table-cell>
          <table:table-cell office:value-type="float" office:value="221.714" calcext:value-type="float">
            <text:p>221.714</text:p>
          </table:table-cell>
          <table:table-cell office:value-type="float" office:value="750.41" calcext:value-type="float">
            <text:p>750.41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7.7188" calcext:value-type="float">
            <text:p>27.7188</text:p>
          </table:table-cell>
          <table:table-cell office:value-type="float" office:value="222.147" calcext:value-type="float">
            <text:p>222.147</text:p>
          </table:table-cell>
          <table:table-cell office:value-type="float" office:value="750.135" calcext:value-type="float">
            <text:p>750.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.5652" calcext:value-type="float">
            <text:p>27.5652</text:p>
          </table:table-cell>
          <table:table-cell office:value-type="float" office:value="222.583" calcext:value-type="float">
            <text:p>222.583</text:p>
          </table:table-cell>
          <table:table-cell office:value-type="float" office:value="749.852" calcext:value-type="float">
            <text:p>749.852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27.4149" calcext:value-type="float">
            <text:p>27.4149</text:p>
          </table:table-cell>
          <table:table-cell office:value-type="float" office:value="223.023" calcext:value-type="float">
            <text:p>223.023</text:p>
          </table:table-cell>
          <table:table-cell office:value-type="float" office:value="749.562" calcext:value-type="float">
            <text:p>749.56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7.2678" calcext:value-type="float">
            <text:p>27.2678</text:p>
          </table:table-cell>
          <table:table-cell office:value-type="float" office:value="223.467" calcext:value-type="float">
            <text:p>223.467</text:p>
          </table:table-cell>
          <table:table-cell office:value-type="float" office:value="749.266" calcext:value-type="float">
            <text:p>749.266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7.1239" calcext:value-type="float">
            <text:p>27.1239</text:p>
          </table:table-cell>
          <table:table-cell office:value-type="float" office:value="223.914" calcext:value-type="float">
            <text:p>223.914</text:p>
          </table:table-cell>
          <table:table-cell office:value-type="float" office:value="748.963" calcext:value-type="float">
            <text:p>748.963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26.9832" calcext:value-type="float">
            <text:p>26.9832</text:p>
          </table:table-cell>
          <table:table-cell office:value-type="float" office:value="224.364" calcext:value-type="float">
            <text:p>224.364</text:p>
          </table:table-cell>
          <table:table-cell office:value-type="float" office:value="748.653" calcext:value-type="float">
            <text:p>748.65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6.8457" calcext:value-type="float">
            <text:p>26.8457</text:p>
          </table:table-cell>
          <table:table-cell office:value-type="float" office:value="224.817" calcext:value-type="float">
            <text:p>224.817</text:p>
          </table:table-cell>
          <table:table-cell office:value-type="float" office:value="748.337" calcext:value-type="float">
            <text:p>748.337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6.7112" calcext:value-type="float">
            <text:p>26.7112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748.015" calcext:value-type="float">
            <text:p>748.015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6.5799" calcext:value-type="float">
            <text:p>26.5799</text:p>
          </table:table-cell>
          <table:table-cell office:value-type="float" office:value="225.733" calcext:value-type="float">
            <text:p>225.733</text:p>
          </table:table-cell>
          <table:table-cell office:value-type="float" office:value="747.687" calcext:value-type="float">
            <text:p>747.68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26.4517" calcext:value-type="float">
            <text:p>26.4517</text:p>
          </table:table-cell>
          <table:table-cell office:value-type="float" office:value="226.195" calcext:value-type="float">
            <text:p>226.195</text:p>
          </table:table-cell>
          <table:table-cell office:value-type="float" office:value="747.353" calcext:value-type="float">
            <text:p>747.353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26.3266" calcext:value-type="float">
            <text:p>26.3266</text:p>
          </table:table-cell>
          <table:table-cell office:value-type="float" office:value="226.66" calcext:value-type="float">
            <text:p>226.66</text:p>
          </table:table-cell>
          <table:table-cell office:value-type="float" office:value="747.014" calcext:value-type="float">
            <text:p>747.0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2044" calcext:value-type="float">
            <text:p>26.2044</text:p>
          </table:table-cell>
          <table:table-cell office:value-type="float" office:value="227.127" calcext:value-type="float">
            <text:p>227.127</text:p>
          </table:table-cell>
          <table:table-cell office:value-type="float" office:value="746.669" calcext:value-type="float">
            <text:p>746.669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6.0853" calcext:value-type="float">
            <text:p>26.0853</text:p>
          </table:table-cell>
          <table:table-cell office:value-type="float" office:value="227.596" calcext:value-type="float">
            <text:p>227.596</text:p>
          </table:table-cell>
          <table:table-cell office:value-type="float" office:value="746.319" calcext:value-type="float">
            <text:p>746.319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5.9692" calcext:value-type="float">
            <text:p>25.9692</text:p>
          </table:table-cell>
          <table:table-cell office:value-type="float" office:value="228.068" calcext:value-type="float">
            <text:p>228.068</text:p>
          </table:table-cell>
          <table:table-cell office:value-type="float" office:value="745.963" calcext:value-type="float">
            <text:p>745.963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5.856" calcext:value-type="float">
            <text:p>25.856</text:p>
          </table:table-cell>
          <table:table-cell office:value-type="float" office:value="228.541" calcext:value-type="float">
            <text:p>228.541</text:p>
          </table:table-cell>
          <table:table-cell office:value-type="float" office:value="745.603" calcext:value-type="float">
            <text:p>745.603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5.7458" calcext:value-type="float">
            <text:p>25.7458</text:p>
          </table:table-cell>
          <table:table-cell office:value-type="float" office:value="229.016" calcext:value-type="float">
            <text:p>229.016</text:p>
          </table:table-cell>
          <table:table-cell office:value-type="float" office:value="745.238" calcext:value-type="float">
            <text:p>745.23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5.6385" calcext:value-type="float">
            <text:p>25.6385</text:p>
          </table:table-cell>
          <table:table-cell office:value-type="float" office:value="229.494" calcext:value-type="float">
            <text:p>229.494</text:p>
          </table:table-cell>
          <table:table-cell office:value-type="float" office:value="744.868" calcext:value-type="float">
            <text:p>744.868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5.5341" calcext:value-type="float">
            <text:p>25.5341</text:p>
          </table:table-cell>
          <table:table-cell office:value-type="float" office:value="229.972" calcext:value-type="float">
            <text:p>229.972</text:p>
          </table:table-cell>
          <table:table-cell office:value-type="float" office:value="744.494" calcext:value-type="float">
            <text:p>744.494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5.4326" calcext:value-type="float">
            <text:p>25.4326</text:p>
          </table:table-cell>
          <table:table-cell office:value-type="float" office:value="230.452" calcext:value-type="float">
            <text:p>230.452</text:p>
          </table:table-cell>
          <table:table-cell office:value-type="float" office:value="744.115" calcext:value-type="float">
            <text:p>744.11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5.3339" calcext:value-type="float">
            <text:p>25.3339</text:p>
          </table:table-cell>
          <table:table-cell office:value-type="float" office:value="230.934" calcext:value-type="float">
            <text:p>230.934</text:p>
          </table:table-cell>
          <table:table-cell office:value-type="float" office:value="743.732" calcext:value-type="float">
            <text:p>743.732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5.238" calcext:value-type="float">
            <text:p>25.238</text:p>
          </table:table-cell>
          <table:table-cell office:value-type="float" office:value="231.417" calcext:value-type="float">
            <text:p>231.417</text:p>
          </table:table-cell>
          <table:table-cell office:value-type="float" office:value="743.345" calcext:value-type="float">
            <text:p>743.3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1449" calcext:value-type="float">
            <text:p>25.1449</text:p>
          </table:table-cell>
          <table:table-cell office:value-type="float" office:value="231.901" calcext:value-type="float">
            <text:p>231.901</text:p>
          </table:table-cell>
          <table:table-cell office:value-type="float" office:value="742.954" calcext:value-type="float">
            <text:p>742.954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5.0546" calcext:value-type="float">
            <text:p>25.0546</text:p>
          </table:table-cell>
          <table:table-cell office:value-type="float" office:value="232.386" calcext:value-type="float">
            <text:p>232.386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4.967" calcext:value-type="float">
            <text:p>24.967</text:p>
          </table:table-cell>
          <table:table-cell office:value-type="float" office:value="232.871" calcext:value-type="float">
            <text:p>232.871</text:p>
          </table:table-cell>
          <table:table-cell office:value-type="float" office:value="742.162" calcext:value-type="float">
            <text:p>742.162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24.8822" calcext:value-type="float">
            <text:p>24.8822</text:p>
          </table:table-cell>
          <table:table-cell office:value-type="float" office:value="233.358" calcext:value-type="float">
            <text:p>233.358</text:p>
          </table:table-cell>
          <table:table-cell office:value-type="float" office:value="741.76" calcext:value-type="float">
            <text:p>741.76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4.8" calcext:value-type="float">
            <text:p>24.8</text:p>
          </table:table-cell>
          <table:table-cell office:value-type="float" office:value="233.845" calcext:value-type="float">
            <text:p>233.845</text:p>
          </table:table-cell>
          <table:table-cell office:value-type="float" office:value="741.355" calcext:value-type="float">
            <text:p>741.35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4.7206" calcext:value-type="float">
            <text:p>24.7206</text:p>
          </table:table-cell>
          <table:table-cell office:value-type="float" office:value="234.332" calcext:value-type="float">
            <text:p>234.332</text:p>
          </table:table-cell>
          <table:table-cell office:value-type="float" office:value="740.947" calcext:value-type="float">
            <text:p>740.94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4.6438" calcext:value-type="float">
            <text:p>24.6438</text:p>
          </table:table-cell>
          <table:table-cell office:value-type="float" office:value="234.82" calcext:value-type="float">
            <text:p>234.82</text:p>
          </table:table-cell>
          <table:table-cell office:value-type="float" office:value="740.536" calcext:value-type="float">
            <text:p>740.536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4.5696" calcext:value-type="float">
            <text:p>24.5696</text:p>
          </table:table-cell>
          <table:table-cell office:value-type="float" office:value="235.308" calcext:value-type="float">
            <text:p>235.308</text:p>
          </table:table-cell>
          <table:table-cell office:value-type="float" office:value="740.122" calcext:value-type="float">
            <text:p>740.122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24.4981" calcext:value-type="float">
            <text:p>24.4981</text:p>
          </table:table-cell>
          <table:table-cell office:value-type="float" office:value="235.797" calcext:value-type="float">
            <text:p>235.797</text:p>
          </table:table-cell>
          <table:table-cell office:value-type="float" office:value="739.705" calcext:value-type="float">
            <text:p>739.705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4.4292" calcext:value-type="float">
            <text:p>24.4292</text:p>
          </table:table-cell>
          <table:table-cell office:value-type="float" office:value="236.285" calcext:value-type="float">
            <text:p>236.285</text:p>
          </table:table-cell>
          <table:table-cell office:value-type="float" office:value="739.286" calcext:value-type="float">
            <text:p>739.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3628" calcext:value-type="float">
            <text:p>24.3628</text:p>
          </table:table-cell>
          <table:table-cell office:value-type="float" office:value="236.773" calcext:value-type="float">
            <text:p>236.773</text:p>
          </table:table-cell>
          <table:table-cell office:value-type="float" office:value="738.864" calcext:value-type="float">
            <text:p>738.864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4.299" calcext:value-type="float">
            <text:p>24.299</text:p>
          </table:table-cell>
          <table:table-cell office:value-type="float" office:value="237.261" calcext:value-type="float">
            <text:p>237.261</text:p>
          </table:table-cell>
          <table:table-cell office:value-type="float" office:value="738.44" calcext:value-type="float">
            <text:p>738.44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24.2378" calcext:value-type="float">
            <text:p>24.2378</text:p>
          </table:table-cell>
          <table:table-cell office:value-type="float" office:value="237.749" calcext:value-type="float">
            <text:p>237.749</text:p>
          </table:table-cell>
          <table:table-cell office:value-type="float" office:value="738.014" calcext:value-type="float">
            <text:p>738.014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24.179" calcext:value-type="float">
            <text:p>24.179</text:p>
          </table:table-cell>
          <table:table-cell office:value-type="float" office:value="238.236" calcext:value-type="float">
            <text:p>238.236</text:p>
          </table:table-cell>
          <table:table-cell office:value-type="float" office:value="737.585" calcext:value-type="float">
            <text:p>737.585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4.1228" calcext:value-type="float">
            <text:p>24.1228</text:p>
          </table:table-cell>
          <table:table-cell office:value-type="float" office:value="238.723" calcext:value-type="float">
            <text:p>238.723</text:p>
          </table:table-cell>
          <table:table-cell office:value-type="float" office:value="737.155" calcext:value-type="float">
            <text:p>737.15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4.069" calcext:value-type="float">
            <text:p>24.069</text:p>
          </table:table-cell>
          <table:table-cell office:value-type="float" office:value="239.209" calcext:value-type="float">
            <text:p>239.209</text:p>
          </table:table-cell>
          <table:table-cell office:value-type="float" office:value="736.722" calcext:value-type="float">
            <text:p>736.72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4.0177" calcext:value-type="float">
            <text:p>24.0177</text:p>
          </table:table-cell>
          <table:table-cell office:value-type="float" office:value="239.694" calcext:value-type="float">
            <text:p>239.694</text:p>
          </table:table-cell>
          <table:table-cell office:value-type="float" office:value="736.288" calcext:value-type="float">
            <text:p>736.288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3.9688" calcext:value-type="float">
            <text:p>23.9688</text:p>
          </table:table-cell>
          <table:table-cell office:value-type="float" office:value="240.178" calcext:value-type="float">
            <text:p>240.178</text:p>
          </table:table-cell>
          <table:table-cell office:value-type="float" office:value="735.853" calcext:value-type="float">
            <text:p>735.853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3.9223" calcext:value-type="float">
            <text:p>23.9223</text:p>
          </table:table-cell>
          <table:table-cell office:value-type="float" office:value="240.662" calcext:value-type="float">
            <text:p>240.662</text:p>
          </table:table-cell>
          <table:table-cell office:value-type="float" office:value="735.416" calcext:value-type="float">
            <text:p>735.416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3.8782" calcext:value-type="float">
            <text:p>23.8782</text:p>
          </table:table-cell>
          <table:table-cell office:value-type="float" office:value="241.144" calcext:value-type="float">
            <text:p>241.144</text:p>
          </table:table-cell>
          <table:table-cell office:value-type="float" office:value="734.978" calcext:value-type="float">
            <text:p>734.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.8365" calcext:value-type="float">
            <text:p>23.8365</text:p>
          </table:table-cell>
          <table:table-cell office:value-type="float" office:value="241.625" calcext:value-type="float">
            <text:p>241.625</text:p>
          </table:table-cell>
          <table:table-cell office:value-type="float" office:value="734.538" calcext:value-type="float">
            <text:p>734.538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3.7972" calcext:value-type="float">
            <text:p>23.7972</text:p>
          </table:table-cell>
          <table:table-cell office:value-type="float" office:value="242.105" calcext:value-type="float">
            <text:p>242.105</text:p>
          </table:table-cell>
          <table:table-cell office:value-type="float" office:value="734.098" calcext:value-type="float">
            <text:p>734.098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3.7602" calcext:value-type="float">
            <text:p>23.7602</text:p>
          </table:table-cell>
          <table:table-cell office:value-type="float" office:value="242.584" calcext:value-type="float">
            <text:p>242.584</text:p>
          </table:table-cell>
          <table:table-cell office:value-type="float" office:value="733.656" calcext:value-type="float">
            <text:p>733.656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3.7256" calcext:value-type="float">
            <text:p>23.7256</text:p>
          </table:table-cell>
          <table:table-cell office:value-type="float" office:value="243.061" calcext:value-type="float">
            <text:p>243.061</text:p>
          </table:table-cell>
          <table:table-cell office:value-type="float" office:value="733.214" calcext:value-type="float">
            <text:p>733.214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3.6933" calcext:value-type="float">
            <text:p>23.6933</text:p>
          </table:table-cell>
          <table:table-cell office:value-type="float" office:value="243.536" calcext:value-type="float">
            <text:p>243.536</text:p>
          </table:table-cell>
          <table:table-cell office:value-type="float" office:value="732.771" calcext:value-type="float">
            <text:p>732.77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3.6632" calcext:value-type="float">
            <text:p>23.6632</text:p>
          </table:table-cell>
          <table:table-cell office:value-type="float" office:value="244.01" calcext:value-type="float">
            <text:p>244.01</text:p>
          </table:table-cell>
          <table:table-cell office:value-type="float" office:value="732.327" calcext:value-type="float">
            <text:p>732.327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3.6354" calcext:value-type="float">
            <text:p>23.6354</text:p>
          </table:table-cell>
          <table:table-cell office:value-type="float" office:value="244.482" calcext:value-type="float">
            <text:p>244.482</text:p>
          </table:table-cell>
          <table:table-cell office:value-type="float" office:value="731.883" calcext:value-type="float">
            <text:p>731.883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3.6099" calcext:value-type="float">
            <text:p>23.6099</text:p>
          </table:table-cell>
          <table:table-cell office:value-type="float" office:value="244.952" calcext:value-type="float">
            <text:p>244.952</text:p>
          </table:table-cell>
          <table:table-cell office:value-type="float" office:value="731.438" calcext:value-type="float">
            <text:p>731.438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3.5867" calcext:value-type="float">
            <text:p>23.5867</text:p>
          </table:table-cell>
          <table:table-cell office:value-type="float" office:value="245.42" calcext:value-type="float">
            <text:p>245.42</text:p>
          </table:table-cell>
          <table:table-cell office:value-type="float" office:value="730.993" calcext:value-type="float">
            <text:p>730.993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3.5656" calcext:value-type="float">
            <text:p>23.5656</text:p>
          </table:table-cell>
          <table:table-cell office:value-type="float" office:value="245.886" calcext:value-type="float">
            <text:p>245.886</text:p>
          </table:table-cell>
          <table:table-cell office:value-type="float" office:value="730.548" calcext:value-type="float">
            <text:p>730.5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5468" calcext:value-type="float">
            <text:p>23.5468</text:p>
          </table:table-cell>
          <table:table-cell office:value-type="float" office:value="246.35" calcext:value-type="float">
            <text:p>246.35</text:p>
          </table:table-cell>
          <table:table-cell office:value-type="float" office:value="730.103" calcext:value-type="float">
            <text:p>730.103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3.5302" calcext:value-type="float">
            <text:p>23.5302</text:p>
          </table:table-cell>
          <table:table-cell office:value-type="float" office:value="246.811" calcext:value-type="float">
            <text:p>246.811</text:p>
          </table:table-cell>
          <table:table-cell office:value-type="float" office:value="729.658" calcext:value-type="float">
            <text:p>729.658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3.5157" calcext:value-type="float">
            <text:p>23.5157</text:p>
          </table:table-cell>
          <table:table-cell office:value-type="float" office:value="247.271" calcext:value-type="float">
            <text:p>247.271</text:p>
          </table:table-cell>
          <table:table-cell office:value-type="float" office:value="729.214" calcext:value-type="float">
            <text:p>729.214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3.5034" calcext:value-type="float">
            <text:p>23.5034</text:p>
          </table:table-cell>
          <table:table-cell office:value-type="float" office:value="247.727" calcext:value-type="float">
            <text:p>247.727</text:p>
          </table:table-cell>
          <table:table-cell office:value-type="float" office:value="728.769" calcext:value-type="float">
            <text:p>728.769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3.4933" calcext:value-type="float">
            <text:p>23.4933</text:p>
          </table:table-cell>
          <table:table-cell office:value-type="float" office:value="248.181" calcext:value-type="float">
            <text:p>248.181</text:p>
          </table:table-cell>
          <table:table-cell office:value-type="float" office:value="728.325" calcext:value-type="float">
            <text:p>728.32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3.4853" calcext:value-type="float">
            <text:p>23.4853</text:p>
          </table:table-cell>
          <table:table-cell office:value-type="float" office:value="248.633" calcext:value-type="float">
            <text:p>248.633</text:p>
          </table:table-cell>
          <table:table-cell office:value-type="float" office:value="727.882" calcext:value-type="float">
            <text:p>727.882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23.4794" calcext:value-type="float">
            <text:p>23.4794</text:p>
          </table:table-cell>
          <table:table-cell office:value-type="float" office:value="249.082" calcext:value-type="float">
            <text:p>249.082</text:p>
          </table:table-cell>
          <table:table-cell office:value-type="float" office:value="727.439" calcext:value-type="float">
            <text:p>727.439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23.4756" calcext:value-type="float">
            <text:p>23.4756</text:p>
          </table:table-cell>
          <table:table-cell office:value-type="float" office:value="249.528" calcext:value-type="float">
            <text:p>249.528</text:p>
          </table:table-cell>
          <table:table-cell office:value-type="float" office:value="726.997" calcext:value-type="float">
            <text:p>726.997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3.4739" calcext:value-type="float">
            <text:p>23.4739</text:p>
          </table:table-cell>
          <table:table-cell office:value-type="float" office:value="249.971" calcext:value-type="float">
            <text:p>249.971</text:p>
          </table:table-cell>
          <table:table-cell office:value-type="float" office:value="726.555" calcext:value-type="float">
            <text:p>726.555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23.4743" calcext:value-type="float">
            <text:p>23.4743</text:p>
          </table:table-cell>
          <table:table-cell office:value-type="float" office:value="250.411" calcext:value-type="float">
            <text:p>250.411</text:p>
          </table:table-cell>
          <table:table-cell office:value-type="float" office:value="726.115" calcext:value-type="float">
            <text:p>726.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768" calcext:value-type="float">
            <text:p>23.4768</text:p>
          </table:table-cell>
          <table:table-cell office:value-type="float" office:value="250.848" calcext:value-type="float">
            <text:p>250.848</text:p>
          </table:table-cell>
          <table:table-cell office:value-type="float" office:value="725.675" calcext:value-type="float">
            <text:p>725.675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23.4813" calcext:value-type="float">
            <text:p>23.4813</text:p>
          </table:table-cell>
          <table:table-cell office:value-type="float" office:value="251.282" calcext:value-type="float">
            <text:p>251.282</text:p>
          </table:table-cell>
          <table:table-cell office:value-type="float" office:value="725.237" calcext:value-type="float">
            <text:p>725.237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3.4878" calcext:value-type="float">
            <text:p>23.4878</text:p>
          </table:table-cell>
          <table:table-cell office:value-type="float" office:value="251.712" calcext:value-type="float">
            <text:p>251.712</text:p>
          </table:table-cell>
          <table:table-cell office:value-type="float" office:value="724.8" calcext:value-type="float">
            <text:p>724.8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3.4964" calcext:value-type="float">
            <text:p>23.4964</text:p>
          </table:table-cell>
          <table:table-cell office:value-type="float" office:value="252.139" calcext:value-type="float">
            <text:p>252.139</text:p>
          </table:table-cell>
          <table:table-cell office:value-type="float" office:value="724.364" calcext:value-type="float">
            <text:p>724.364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3.5069" calcext:value-type="float">
            <text:p>23.5069</text:p>
          </table:table-cell>
          <table:table-cell office:value-type="float" office:value="252.563" calcext:value-type="float">
            <text:p>252.563</text:p>
          </table:table-cell>
          <table:table-cell office:value-type="float" office:value="723.93" calcext:value-type="float">
            <text:p>723.93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3.5195" calcext:value-type="float">
            <text:p>23.5195</text:p>
          </table:table-cell>
          <table:table-cell office:value-type="float" office:value="252.983" calcext:value-type="float">
            <text:p>252.983</text:p>
          </table:table-cell>
          <table:table-cell office:value-type="float" office:value="723.497" calcext:value-type="float">
            <text:p>723.497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3.534" calcext:value-type="float">
            <text:p>23.534</text:p>
          </table:table-cell>
          <table:table-cell office:value-type="float" office:value="253.4" calcext:value-type="float">
            <text:p>253.4</text:p>
          </table:table-cell>
          <table:table-cell office:value-type="float" office:value="723.066" calcext:value-type="float">
            <text:p>723.066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3.5505" calcext:value-type="float">
            <text:p>23.5505</text:p>
          </table:table-cell>
          <table:table-cell office:value-type="float" office:value="253.813" calcext:value-type="float">
            <text:p>253.813</text:p>
          </table:table-cell>
          <table:table-cell office:value-type="float" office:value="722.636" calcext:value-type="float">
            <text:p>722.636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23.569" calcext:value-type="float">
            <text:p>23.569</text:p>
          </table:table-cell>
          <table:table-cell office:value-type="float" office:value="254.222" calcext:value-type="float">
            <text:p>254.222</text:p>
          </table:table-cell>
          <table:table-cell office:value-type="float" office:value="722.209" calcext:value-type="float">
            <text:p>722.209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3.5894" calcext:value-type="float">
            <text:p>23.5894</text:p>
          </table:table-cell>
          <table:table-cell office:value-type="float" office:value="254.628" calcext:value-type="float">
            <text:p>254.628</text:p>
          </table:table-cell>
          <table:table-cell office:value-type="float" office:value="721.783" calcext:value-type="float">
            <text:p>721.7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.6117" calcext:value-type="float">
            <text:p>23.6117</text:p>
          </table:table-cell>
          <table:table-cell office:value-type="float" office:value="255.029" calcext:value-type="float">
            <text:p>255.029</text:p>
          </table:table-cell>
          <table:table-cell office:value-type="float" office:value="721.359" calcext:value-type="float">
            <text:p>721.359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3.636" calcext:value-type="float">
            <text:p>23.636</text:p>
          </table:table-cell>
          <table:table-cell office:value-type="float" office:value="255.427" calcext:value-type="float">
            <text:p>255.427</text:p>
          </table:table-cell>
          <table:table-cell office:value-type="float" office:value="720.937" calcext:value-type="float">
            <text:p>720.937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3.6621" calcext:value-type="float">
            <text:p>23.6621</text:p>
          </table:table-cell>
          <table:table-cell office:value-type="float" office:value="255.82" calcext:value-type="float">
            <text:p>255.82</text:p>
          </table:table-cell>
          <table:table-cell office:value-type="float" office:value="720.518" calcext:value-type="float">
            <text:p>720.518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3.6901" calcext:value-type="float">
            <text:p>23.6901</text:p>
          </table:table-cell>
          <table:table-cell office:value-type="float" office:value="256.209" calcext:value-type="float">
            <text:p>256.209</text:p>
          </table:table-cell>
          <table:table-cell office:value-type="float" office:value="720.1" calcext:value-type="float">
            <text:p>720.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3.72" calcext:value-type="float">
            <text:p>23.72</text:p>
          </table:table-cell>
          <table:table-cell office:value-type="float" office:value="256.595" calcext:value-type="float">
            <text:p>256.595</text:p>
          </table:table-cell>
          <table:table-cell office:value-type="float" office:value="719.685" calcext:value-type="float">
            <text:p>719.685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3.7518" calcext:value-type="float">
            <text:p>23.7518</text:p>
          </table:table-cell>
          <table:table-cell office:value-type="float" office:value="256.975" calcext:value-type="float">
            <text:p>256.975</text:p>
          </table:table-cell>
          <table:table-cell office:value-type="float" office:value="719.273" calcext:value-type="float">
            <text:p>719.27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3.7854" calcext:value-type="float">
            <text:p>23.7854</text:p>
          </table:table-cell>
          <table:table-cell office:value-type="float" office:value="257.352" calcext:value-type="float">
            <text:p>257.352</text:p>
          </table:table-cell>
          <table:table-cell office:value-type="float" office:value="718.863" calcext:value-type="float">
            <text:p>718.863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3.8208" calcext:value-type="float">
            <text:p>23.8208</text:p>
          </table:table-cell>
          <table:table-cell office:value-type="float" office:value="257.724" calcext:value-type="float">
            <text:p>257.724</text:p>
          </table:table-cell>
          <table:table-cell office:value-type="float" office:value="718.456" calcext:value-type="float">
            <text:p>718.456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23.8581" calcext:value-type="float">
            <text:p>23.8581</text:p>
          </table:table-cell>
          <table:table-cell office:value-type="float" office:value="258.091" calcext:value-type="float">
            <text:p>258.091</text:p>
          </table:table-cell>
          <table:table-cell office:value-type="float" office:value="718.051" calcext:value-type="float">
            <text:p>718.051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3.8971" calcext:value-type="float">
            <text:p>23.8971</text:p>
          </table:table-cell>
          <table:table-cell office:value-type="float" office:value="258.454" calcext:value-type="float">
            <text:p>258.454</text:p>
          </table:table-cell>
          <table:table-cell office:value-type="float" office:value="717.649" calcext:value-type="float">
            <text:p>717.6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938" calcext:value-type="float">
            <text:p>23.938</text:p>
          </table:table-cell>
          <table:table-cell office:value-type="float" office:value="258.812" calcext:value-type="float">
            <text:p>258.812</text:p>
          </table:table-cell>
          <table:table-cell office:value-type="float" office:value="717.25" calcext:value-type="float">
            <text:p>717.25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3.9806" calcext:value-type="float">
            <text:p>23.9806</text:p>
          </table:table-cell>
          <table:table-cell office:value-type="float" office:value="259.165" calcext:value-type="float">
            <text:p>259.165</text:p>
          </table:table-cell>
          <table:table-cell office:value-type="float" office:value="716.854" calcext:value-type="float">
            <text:p>716.85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4.025" calcext:value-type="float">
            <text:p>24.025</text:p>
          </table:table-cell>
          <table:table-cell office:value-type="float" office:value="259.514" calcext:value-type="float">
            <text:p>259.514</text:p>
          </table:table-cell>
          <table:table-cell office:value-type="float" office:value="716.461" calcext:value-type="float">
            <text:p>716.461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4.0712" calcext:value-type="float">
            <text:p>24.0712</text:p>
          </table:table-cell>
          <table:table-cell office:value-type="float" office:value="259.858" calcext:value-type="float">
            <text:p>259.858</text:p>
          </table:table-cell>
          <table:table-cell office:value-type="float" office:value="716.071" calcext:value-type="float">
            <text:p>716.071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60.197" calcext:value-type="float">
            <text:p>260.197</text:p>
          </table:table-cell>
          <table:table-cell office:value-type="float" office:value="715.684" calcext:value-type="float">
            <text:p>715.68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60.53" calcext:value-type="float">
            <text:p>260.53</text:p>
          </table:table-cell>
          <table:table-cell office:value-type="float" office:value="715.301" calcext:value-type="float">
            <text:p>715.301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4.2201" calcext:value-type="float">
            <text:p>24.2201</text:p>
          </table:table-cell>
          <table:table-cell office:value-type="float" office:value="260.859" calcext:value-type="float">
            <text:p>260.859</text:p>
          </table:table-cell>
          <table:table-cell office:value-type="float" office:value="714.921" calcext:value-type="float">
            <text:p>714.921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61.183" calcext:value-type="float">
            <text:p>261.183</text:p>
          </table:table-cell>
          <table:table-cell office:value-type="float" office:value="714.544" calcext:value-type="float">
            <text:p>714.544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4.3278" calcext:value-type="float">
            <text:p>24.3278</text:p>
          </table:table-cell>
          <table:table-cell office:value-type="float" office:value="261.501" calcext:value-type="float">
            <text:p>261.501</text:p>
          </table:table-cell>
          <table:table-cell office:value-type="float" office:value="714.171" calcext:value-type="float">
            <text:p>714.171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4.3842" calcext:value-type="float">
            <text:p>24.3842</text:p>
          </table:table-cell>
          <table:table-cell office:value-type="float" office:value="261.814" calcext:value-type="float">
            <text:p>261.814</text:p>
          </table:table-cell>
          <table:table-cell office:value-type="float" office:value="713.801" calcext:value-type="float">
            <text:p>713.8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4422" calcext:value-type="float">
            <text:p>24.4422</text:p>
          </table:table-cell>
          <table:table-cell office:value-type="float" office:value="262.122" calcext:value-type="float">
            <text:p>262.122</text:p>
          </table:table-cell>
          <table:table-cell office:value-type="float" office:value="713.435" calcext:value-type="float">
            <text:p>713.435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4.5019" calcext:value-type="float">
            <text:p>24.5019</text:p>
          </table:table-cell>
          <table:table-cell office:value-type="float" office:value="262.425" calcext:value-type="float">
            <text:p>262.425</text:p>
          </table:table-cell>
          <table:table-cell office:value-type="float" office:value="713.073" calcext:value-type="float">
            <text:p>713.07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4.5632" calcext:value-type="float">
            <text:p>24.5632</text:p>
          </table:table-cell>
          <table:table-cell office:value-type="float" office:value="262.722" calcext:value-type="float">
            <text:p>262.722</text:p>
          </table:table-cell>
          <table:table-cell office:value-type="float" office:value="712.715" calcext:value-type="float">
            <text:p>712.715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24.6261" calcext:value-type="float">
            <text:p>24.6261</text:p>
          </table:table-cell>
          <table:table-cell office:value-type="float" office:value="263.013" calcext:value-type="float">
            <text:p>263.013</text:p>
          </table:table-cell>
          <table:table-cell office:value-type="float" office:value="712.36" calcext:value-type="float">
            <text:p>712.3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4.6906" calcext:value-type="float">
            <text:p>24.6906</text:p>
          </table:table-cell>
          <table:table-cell office:value-type="float" office:value="263.299" calcext:value-type="float">
            <text:p>263.299</text:p>
          </table:table-cell>
          <table:table-cell office:value-type="float" office:value="712.01" calcext:value-type="float">
            <text:p>712.01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4.7567" calcext:value-type="float">
            <text:p>24.7567</text:p>
          </table:table-cell>
          <table:table-cell office:value-type="float" office:value="263.58" calcext:value-type="float">
            <text:p>263.58</text:p>
          </table:table-cell>
          <table:table-cell office:value-type="float" office:value="711.663" calcext:value-type="float">
            <text:p>711.663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4.8243" calcext:value-type="float">
            <text:p>24.8243</text:p>
          </table:table-cell>
          <table:table-cell office:value-type="float" office:value="263.855" calcext:value-type="float">
            <text:p>263.855</text:p>
          </table:table-cell>
          <table:table-cell office:value-type="float" office:value="711.321" calcext:value-type="float">
            <text:p>711.321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4.8935" calcext:value-type="float">
            <text:p>24.8935</text:p>
          </table:table-cell>
          <table:table-cell office:value-type="float" office:value="264.124" calcext:value-type="float">
            <text:p>264.124</text:p>
          </table:table-cell>
          <table:table-cell office:value-type="float" office:value="710.983" calcext:value-type="float">
            <text:p>710.98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4.9642" calcext:value-type="float">
            <text:p>24.9642</text:p>
          </table:table-cell>
          <table:table-cell office:value-type="float" office:value="264.387" calcext:value-type="float">
            <text:p>264.387</text:p>
          </table:table-cell>
          <table:table-cell office:value-type="float" office:value="710.649" calcext:value-type="float">
            <text:p>710.649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5.0364" calcext:value-type="float">
            <text:p>25.0364</text:p>
          </table:table-cell>
          <table:table-cell office:value-type="float" office:value="264.645" calcext:value-type="float">
            <text:p>264.645</text:p>
          </table:table-cell>
          <table:table-cell office:value-type="float" office:value="710.319" calcext:value-type="float">
            <text:p>710.3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1101" calcext:value-type="float">
            <text:p>25.1101</text:p>
          </table:table-cell>
          <table:table-cell office:value-type="float" office:value="264.896" calcext:value-type="float">
            <text:p>264.896</text:p>
          </table:table-cell>
          <table:table-cell office:value-type="float" office:value="709.994" calcext:value-type="float">
            <text:p>709.994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25.1853" calcext:value-type="float">
            <text:p>25.1853</text:p>
          </table:table-cell>
          <table:table-cell office:value-type="float" office:value="265.142" calcext:value-type="float">
            <text:p>265.142</text:p>
          </table:table-cell>
          <table:table-cell office:value-type="float" office:value="709.673" calcext:value-type="float">
            <text:p>709.673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25.2619" calcext:value-type="float">
            <text:p>25.2619</text:p>
          </table:table-cell>
          <table:table-cell office:value-type="float" office:value="265.382" calcext:value-type="float">
            <text:p>265.382</text:p>
          </table:table-cell>
          <table:table-cell office:value-type="float" office:value="709.356" calcext:value-type="float">
            <text:p>709.356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25.34" calcext:value-type="float">
            <text:p>25.34</text:p>
          </table:table-cell>
          <table:table-cell office:value-type="float" office:value="265.616" calcext:value-type="float">
            <text:p>265.616</text:p>
          </table:table-cell>
          <table:table-cell office:value-type="float" office:value="709.044" calcext:value-type="float">
            <text:p>709.044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25.4195" calcext:value-type="float">
            <text:p>25.4195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708.737" calcext:value-type="float">
            <text:p>708.73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5.5004" calcext:value-type="float">
            <text:p>25.5004</text:p>
          </table:table-cell>
          <table:table-cell office:value-type="float" office:value="266.065" calcext:value-type="float">
            <text:p>266.065</text:p>
          </table:table-cell>
          <table:table-cell office:value-type="float" office:value="708.434" calcext:value-type="float">
            <text:p>708.434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5.5827" calcext:value-type="float">
            <text:p>25.5827</text:p>
          </table:table-cell>
          <table:table-cell office:value-type="float" office:value="266.281" calcext:value-type="float">
            <text:p>266.281</text:p>
          </table:table-cell>
          <table:table-cell office:value-type="float" office:value="708.136" calcext:value-type="float">
            <text:p>708.136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25.6664" calcext:value-type="float">
            <text:p>25.6664</text:p>
          </table:table-cell>
          <table:table-cell office:value-type="float" office:value="266.49" calcext:value-type="float">
            <text:p>266.49</text:p>
          </table:table-cell>
          <table:table-cell office:value-type="float" office:value="707.843" calcext:value-type="float">
            <text:p>707.843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25.7513" calcext:value-type="float">
            <text:p>25.7513</text:p>
          </table:table-cell>
          <table:table-cell office:value-type="float" office:value="266.694" calcext:value-type="float">
            <text:p>266.694</text:p>
          </table:table-cell>
          <table:table-cell office:value-type="float" office:value="707.555" calcext:value-type="float">
            <text:p>707.555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5.8377" calcext:value-type="float">
            <text:p>25.8377</text:p>
          </table:table-cell>
          <table:table-cell office:value-type="float" office:value="266.891" calcext:value-type="float">
            <text:p>266.891</text:p>
          </table:table-cell>
          <table:table-cell office:value-type="float" office:value="707.272" calcext:value-type="float">
            <text:p>707.2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9253" calcext:value-type="float">
            <text:p>25.9253</text:p>
          </table:table-cell>
          <table:table-cell office:value-type="float" office:value="267.082" calcext:value-type="float">
            <text:p>267.082</text:p>
          </table:table-cell>
          <table:table-cell office:value-type="float" office:value="706.993" calcext:value-type="float">
            <text:p>706.99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26.0142" calcext:value-type="float">
            <text:p>26.0142</text:p>
          </table:table-cell>
          <table:table-cell office:value-type="float" office:value="267.266" calcext:value-type="float">
            <text:p>267.266</text:p>
          </table:table-cell>
          <table:table-cell office:value-type="float" office:value="706.72" calcext:value-type="float">
            <text:p>706.72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26.1043" calcext:value-type="float">
            <text:p>26.1043</text:p>
          </table:table-cell>
          <table:table-cell office:value-type="float" office:value="267.444" calcext:value-type="float">
            <text:p>267.444</text:p>
          </table:table-cell>
          <table:table-cell office:value-type="float" office:value="706.451" calcext:value-type="float">
            <text:p>706.451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6.1957" calcext:value-type="float">
            <text:p>26.1957</text:p>
          </table:table-cell>
          <table:table-cell office:value-type="float" office:value="267.616" calcext:value-type="float">
            <text:p>267.616</text:p>
          </table:table-cell>
          <table:table-cell office:value-type="float" office:value="706.188" calcext:value-type="float">
            <text:p>706.18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6.2883" calcext:value-type="float">
            <text:p>26.2883</text:p>
          </table:table-cell>
          <table:table-cell office:value-type="float" office:value="267.781" calcext:value-type="float">
            <text:p>267.781</text:p>
          </table:table-cell>
          <table:table-cell office:value-type="float" office:value="705.93" calcext:value-type="float">
            <text:p>705.93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6.3821" calcext:value-type="float">
            <text:p>26.3821</text:p>
          </table:table-cell>
          <table:table-cell office:value-type="float" office:value="267.941" calcext:value-type="float">
            <text:p>267.941</text:p>
          </table:table-cell>
          <table:table-cell office:value-type="float" office:value="705.677" calcext:value-type="float">
            <text:p>705.67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26.477" calcext:value-type="float">
            <text:p>26.477</text:p>
          </table:table-cell>
          <table:table-cell office:value-type="float" office:value="268.093" calcext:value-type="float">
            <text:p>268.093</text:p>
          </table:table-cell>
          <table:table-cell office:value-type="float" office:value="705.43" calcext:value-type="float">
            <text:p>705.43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26.5731" calcext:value-type="float">
            <text:p>26.5731</text:p>
          </table:table-cell>
          <table:table-cell office:value-type="float" office:value="268.239" calcext:value-type="float">
            <text:p>268.239</text:p>
          </table:table-cell>
          <table:table-cell office:value-type="float" office:value="705.188" calcext:value-type="float">
            <text:p>705.188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26.6703" calcext:value-type="float">
            <text:p>26.6703</text:p>
          </table:table-cell>
          <table:table-cell office:value-type="float" office:value="268.379" calcext:value-type="float">
            <text:p>268.379</text:p>
          </table:table-cell>
          <table:table-cell office:value-type="float" office:value="704.951" calcext:value-type="float">
            <text:p>704.951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26.7687" calcext:value-type="float">
            <text:p>26.7687</text:p>
          </table:table-cell>
          <table:table-cell office:value-type="float" office:value="268.512" calcext:value-type="float">
            <text:p>268.512</text:p>
          </table:table-cell>
          <table:table-cell office:value-type="float" office:value="704.719" calcext:value-type="float">
            <text:p>704.7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868" calcext:value-type="float">
            <text:p>26.868</text:p>
          </table:table-cell>
          <table:table-cell office:value-type="float" office:value="268.639" calcext:value-type="float">
            <text:p>268.639</text:p>
          </table:table-cell>
          <table:table-cell office:value-type="float" office:value="704.493" calcext:value-type="float">
            <text:p>704.493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26.9685" calcext:value-type="float">
            <text:p>26.9685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704.273" calcext:value-type="float">
            <text:p>704.273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7.0699" calcext:value-type="float">
            <text:p>27.0699</text:p>
          </table:table-cell>
          <table:table-cell office:value-type="float" office:value="268.873" calcext:value-type="float">
            <text:p>268.873</text:p>
          </table:table-cell>
          <table:table-cell office:value-type="float" office:value="704.057" calcext:value-type="float">
            <text:p>704.057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27.1723" calcext:value-type="float">
            <text:p>27.1723</text:p>
          </table:table-cell>
          <table:table-cell office:value-type="float" office:value="268.98" calcext:value-type="float">
            <text:p>268.98</text:p>
          </table:table-cell>
          <table:table-cell office:value-type="float" office:value="703.848" calcext:value-type="float">
            <text:p>703.848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27.2757" calcext:value-type="float">
            <text:p>27.2757</text:p>
          </table:table-cell>
          <table:table-cell office:value-type="float" office:value="269.08" calcext:value-type="float">
            <text:p>269.08</text:p>
          </table:table-cell>
          <table:table-cell office:value-type="float" office:value="703.644" calcext:value-type="float">
            <text:p>703.64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7.38" calcext:value-type="float">
            <text:p>27.38</text:p>
          </table:table-cell>
          <table:table-cell office:value-type="float" office:value="269.174" calcext:value-type="float">
            <text:p>269.174</text:p>
          </table:table-cell>
          <table:table-cell office:value-type="float" office:value="703.446" calcext:value-type="float">
            <text:p>703.44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27.4852" calcext:value-type="float">
            <text:p>27.4852</text:p>
          </table:table-cell>
          <table:table-cell office:value-type="float" office:value="269.262" calcext:value-type="float">
            <text:p>269.262</text:p>
          </table:table-cell>
          <table:table-cell office:value-type="float" office:value="703.253" calcext:value-type="float">
            <text:p>703.253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27.5913" calcext:value-type="float">
            <text:p>27.5913</text:p>
          </table:table-cell>
          <table:table-cell office:value-type="float" office:value="269.342" calcext:value-type="float">
            <text:p>269.342</text:p>
          </table:table-cell>
          <table:table-cell office:value-type="float" office:value="703.066" calcext:value-type="float">
            <text:p>703.06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27.6983" calcext:value-type="float">
            <text:p>27.6983</text:p>
          </table:table-cell>
          <table:table-cell office:value-type="float" office:value="269.417" calcext:value-type="float">
            <text:p>269.417</text:p>
          </table:table-cell>
          <table:table-cell office:value-type="float" office:value="702.885" calcext:value-type="float">
            <text:p>702.885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27.8061" calcext:value-type="float">
            <text:p>27.8061</text:p>
          </table:table-cell>
          <table:table-cell office:value-type="float" office:value="269.484" calcext:value-type="float">
            <text:p>269.484</text:p>
          </table:table-cell>
          <table:table-cell office:value-type="float" office:value="702.71" calcext:value-type="float">
            <text:p>702.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9146" calcext:value-type="float">
            <text:p>27.9146</text:p>
          </table:table-cell>
          <table:table-cell office:value-type="float" office:value="269.545" calcext:value-type="float">
            <text:p>269.545</text:p>
          </table:table-cell>
          <table:table-cell office:value-type="float" office:value="702.54" calcext:value-type="float">
            <text:p>702.54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28.0239" calcext:value-type="float">
            <text:p>28.0239</text:p>
          </table:table-cell>
          <table:table-cell office:value-type="float" office:value="269.6" calcext:value-type="float">
            <text:p>269.6</text:p>
          </table:table-cell>
          <table:table-cell office:value-type="float" office:value="702.376" calcext:value-type="float">
            <text:p>702.37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8.1339" calcext:value-type="float">
            <text:p>28.1339</text:p>
          </table:table-cell>
          <table:table-cell office:value-type="float" office:value="269.648" calcext:value-type="float">
            <text:p>269.648</text:p>
          </table:table-cell>
          <table:table-cell office:value-type="float" office:value="702.218" calcext:value-type="float">
            <text:p>702.218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28.2447" calcext:value-type="float">
            <text:p>28.2447</text:p>
          </table:table-cell>
          <table:table-cell office:value-type="float" office:value="269.689" calcext:value-type="float">
            <text:p>269.689</text:p>
          </table:table-cell>
          <table:table-cell office:value-type="float" office:value="702.066" calcext:value-type="float">
            <text:p>702.06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28.3561" calcext:value-type="float">
            <text:p>28.3561</text:p>
          </table:table-cell>
          <table:table-cell office:value-type="float" office:value="269.724" calcext:value-type="float">
            <text:p>269.724</text:p>
          </table:table-cell>
          <table:table-cell office:value-type="float" office:value="701.92" calcext:value-type="float">
            <text:p>701.9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8.4681" calcext:value-type="float">
            <text:p>28.4681</text:p>
          </table:table-cell>
          <table:table-cell office:value-type="float" office:value="269.752" calcext:value-type="float">
            <text:p>269.752</text:p>
          </table:table-cell>
          <table:table-cell office:value-type="float" office:value="701.78" calcext:value-type="float">
            <text:p>701.7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28.5807" calcext:value-type="float">
            <text:p>28.5807</text:p>
          </table:table-cell>
          <table:table-cell office:value-type="float" office:value="269.774" calcext:value-type="float">
            <text:p>269.774</text:p>
          </table:table-cell>
          <table:table-cell office:value-type="float" office:value="701.645" calcext:value-type="float">
            <text:p>701.645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8.6939" calcext:value-type="float">
            <text:p>28.6939</text:p>
          </table:table-cell>
          <table:table-cell office:value-type="float" office:value="269.79" calcext:value-type="float">
            <text:p>269.79</text:p>
          </table:table-cell>
          <table:table-cell office:value-type="float" office:value="701.517" calcext:value-type="float">
            <text:p>701.517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8.8076" calcext:value-type="float">
            <text:p>28.8076</text:p>
          </table:table-cell>
          <table:table-cell office:value-type="float" office:value="269.798" calcext:value-type="float">
            <text:p>269.798</text:p>
          </table:table-cell>
          <table:table-cell office:value-type="float" office:value="701.394" calcext:value-type="float">
            <text:p>701.394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28.9217" calcext:value-type="float">
            <text:p>28.9217</text:p>
          </table:table-cell>
          <table:table-cell office:value-type="float" office:value="269.801" calcext:value-type="float">
            <text:p>269.801</text:p>
          </table:table-cell>
          <table:table-cell office:value-type="float" office:value="701.277" calcext:value-type="float">
            <text:p>701.2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0364" calcext:value-type="float">
            <text:p>29.0364</text:p>
          </table:table-cell>
          <table:table-cell office:value-type="float" office:value="269.797" calcext:value-type="float">
            <text:p>269.797</text:p>
          </table:table-cell>
          <table:table-cell office:value-type="float" office:value="701.167" calcext:value-type="float">
            <text:p>701.167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9.1515" calcext:value-type="float">
            <text:p>29.1515</text:p>
          </table:table-cell>
          <table:table-cell office:value-type="float" office:value="269.786" calcext:value-type="float">
            <text:p>269.786</text:p>
          </table:table-cell>
          <table:table-cell office:value-type="float" office:value="701.062" calcext:value-type="float">
            <text:p>701.06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29.2669" calcext:value-type="float">
            <text:p>29.2669</text:p>
          </table:table-cell>
          <table:table-cell office:value-type="float" office:value="269.77" calcext:value-type="float">
            <text:p>269.77</text:p>
          </table:table-cell>
          <table:table-cell office:value-type="float" office:value="700.963" calcext:value-type="float">
            <text:p>700.963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29.3827" calcext:value-type="float">
            <text:p>29.3827</text:p>
          </table:table-cell>
          <table:table-cell office:value-type="float" office:value="269.746" calcext:value-type="float">
            <text:p>269.746</text:p>
          </table:table-cell>
          <table:table-cell office:value-type="float" office:value="700.871" calcext:value-type="float">
            <text:p>700.871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29.4988" calcext:value-type="float">
            <text:p>29.4988</text:p>
          </table:table-cell>
          <table:table-cell office:value-type="float" office:value="269.717" calcext:value-type="float">
            <text:p>269.717</text:p>
          </table:table-cell>
          <table:table-cell office:value-type="float" office:value="700.784" calcext:value-type="float">
            <text:p>700.784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9.6152" calcext:value-type="float">
            <text:p>29.6152</text:p>
          </table:table-cell>
          <table:table-cell office:value-type="float" office:value="269.681" calcext:value-type="float">
            <text:p>269.681</text:p>
          </table:table-cell>
          <table:table-cell office:value-type="float" office:value="700.703" calcext:value-type="float">
            <text:p>700.703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29.7318" calcext:value-type="float">
            <text:p>29.7318</text:p>
          </table:table-cell>
          <table:table-cell office:value-type="float" office:value="269.639" calcext:value-type="float">
            <text:p>269.639</text:p>
          </table:table-cell>
          <table:table-cell office:value-type="float" office:value="700.629" calcext:value-type="float">
            <text:p>700.629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9.8487" calcext:value-type="float">
            <text:p>29.8487</text:p>
          </table:table-cell>
          <table:table-cell office:value-type="float" office:value="269.591" calcext:value-type="float">
            <text:p>269.591</text:p>
          </table:table-cell>
          <table:table-cell office:value-type="float" office:value="700.56" calcext:value-type="float">
            <text:p>700.5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29.9657" calcext:value-type="float">
            <text:p>29.9657</text:p>
          </table:table-cell>
          <table:table-cell office:value-type="float" office:value="269.537" calcext:value-type="float">
            <text:p>269.537</text:p>
          </table:table-cell>
          <table:table-cell office:value-type="float" office:value="700.497" calcext:value-type="float">
            <text:p>700.497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30.0828" calcext:value-type="float">
            <text:p>30.0828</text:p>
          </table:table-cell>
          <table:table-cell office:value-type="float" office:value="269.476" calcext:value-type="float">
            <text:p>269.476</text:p>
          </table:table-cell>
          <table:table-cell office:value-type="float" office:value="700.441" calcext:value-type="float">
            <text:p>700.4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.2" calcext:value-type="float">
            <text:p>30.2</text:p>
          </table:table-cell>
          <table:table-cell office:value-type="float" office:value="269.41" calcext:value-type="float">
            <text:p>269.41</text:p>
          </table:table-cell>
          <table:table-cell office:value-type="float" office:value="700.39" calcext:value-type="float">
            <text:p>700.39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0.3172" calcext:value-type="float">
            <text:p>30.3172</text:p>
          </table:table-cell>
          <table:table-cell office:value-type="float" office:value="269.337" calcext:value-type="float">
            <text:p>269.337</text:p>
          </table:table-cell>
          <table:table-cell office:value-type="float" office:value="700.345" calcext:value-type="float">
            <text:p>700.345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0.4345" calcext:value-type="float">
            <text:p>30.4345</text:p>
          </table:table-cell>
          <table:table-cell office:value-type="float" office:value="269.259" calcext:value-type="float">
            <text:p>269.259</text:p>
          </table:table-cell>
          <table:table-cell office:value-type="float" office:value="700.307" calcext:value-type="float">
            <text:p>700.307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30.5517" calcext:value-type="float">
            <text:p>30.5517</text:p>
          </table:table-cell>
          <table:table-cell office:value-type="float" office:value="269.175" calcext:value-type="float">
            <text:p>269.175</text:p>
          </table:table-cell>
          <table:table-cell office:value-type="float" office:value="700.274" calcext:value-type="float">
            <text:p>700.274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0.6688" calcext:value-type="float">
            <text:p>30.6688</text:p>
          </table:table-cell>
          <table:table-cell office:value-type="float" office:value="269.084" calcext:value-type="float">
            <text:p>269.084</text:p>
          </table:table-cell>
          <table:table-cell office:value-type="float" office:value="700.247" calcext:value-type="float">
            <text:p>700.24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30.7858" calcext:value-type="float">
            <text:p>30.7858</text:p>
          </table:table-cell>
          <table:table-cell office:value-type="float" office:value="268.988" calcext:value-type="float">
            <text:p>268.988</text:p>
          </table:table-cell>
          <table:table-cell office:value-type="float" office:value="700.226" calcext:value-type="float">
            <text:p>700.22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0.9027" calcext:value-type="float">
            <text:p>30.9027</text:p>
          </table:table-cell>
          <table:table-cell office:value-type="float" office:value="268.887" calcext:value-type="float">
            <text:p>268.887</text:p>
          </table:table-cell>
          <table:table-cell office:value-type="float" office:value="700.211" calcext:value-type="float">
            <text:p>700.211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31.0194" calcext:value-type="float">
            <text:p>31.0194</text:p>
          </table:table-cell>
          <table:table-cell office:value-type="float" office:value="268.779" calcext:value-type="float">
            <text:p>268.779</text:p>
          </table:table-cell>
          <table:table-cell office:value-type="float" office:value="700.201" calcext:value-type="float">
            <text:p>700.201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31.1358" calcext:value-type="float">
            <text:p>31.1358</text:p>
          </table:table-cell>
          <table:table-cell office:value-type="float" office:value="268.666" calcext:value-type="float">
            <text:p>268.666</text:p>
          </table:table-cell>
          <table:table-cell office:value-type="float" office:value="700.198" calcext:value-type="float">
            <text:p>700.198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31.252" calcext:value-type="float">
            <text:p>31.252</text:p>
          </table:table-cell>
          <table:table-cell office:value-type="float" office:value="268.548" calcext:value-type="float">
            <text:p>268.548</text:p>
          </table:table-cell>
          <table:table-cell office:value-type="float" office:value="700.2" calcext:value-type="float">
            <text:p>700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.3678" calcext:value-type="float">
            <text:p>31.3678</text:p>
          </table:table-cell>
          <table:table-cell office:value-type="float" office:value="268.424" calcext:value-type="float">
            <text:p>268.424</text:p>
          </table:table-cell>
          <table:table-cell office:value-type="float" office:value="700.209" calcext:value-type="float">
            <text:p>700.209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31.4833" calcext:value-type="float">
            <text:p>31.4833</text:p>
          </table:table-cell>
          <table:table-cell office:value-type="float" office:value="268.294" calcext:value-type="float">
            <text:p>268.294</text:p>
          </table:table-cell>
          <table:table-cell office:value-type="float" office:value="700.223" calcext:value-type="float">
            <text:p>700.223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1.5984" calcext:value-type="float">
            <text:p>31.5984</text:p>
          </table:table-cell>
          <table:table-cell office:value-type="float" office:value="268.159" calcext:value-type="float">
            <text:p>268.159</text:p>
          </table:table-cell>
          <table:table-cell office:value-type="float" office:value="700.242" calcext:value-type="float">
            <text:p>700.242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31.713" calcext:value-type="float">
            <text:p>31.713</text:p>
          </table:table-cell>
          <table:table-cell office:value-type="float" office:value="268.019" calcext:value-type="float">
            <text:p>268.019</text:p>
          </table:table-cell>
          <table:table-cell office:value-type="float" office:value="700.268" calcext:value-type="float">
            <text:p>700.268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31.8272" calcext:value-type="float">
            <text:p>31.8272</text:p>
          </table:table-cell>
          <table:table-cell office:value-type="float" office:value="267.874" calcext:value-type="float">
            <text:p>267.874</text:p>
          </table:table-cell>
          <table:table-cell office:value-type="float" office:value="700.299" calcext:value-type="float">
            <text:p>700.299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1.9408" calcext:value-type="float">
            <text:p>31.9408</text:p>
          </table:table-cell>
          <table:table-cell office:value-type="float" office:value="267.724" calcext:value-type="float">
            <text:p>267.724</text:p>
          </table:table-cell>
          <table:table-cell office:value-type="float" office:value="700.336" calcext:value-type="float">
            <text:p>700.336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32.0539" calcext:value-type="float">
            <text:p>32.0539</text:p>
          </table:table-cell>
          <table:table-cell office:value-type="float" office:value="267.568" calcext:value-type="float">
            <text:p>267.568</text:p>
          </table:table-cell>
          <table:table-cell office:value-type="float" office:value="700.378" calcext:value-type="float">
            <text:p>700.378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32.1664" calcext:value-type="float">
            <text:p>32.1664</text:p>
          </table:table-cell>
          <table:table-cell office:value-type="float" office:value="267.408" calcext:value-type="float">
            <text:p>267.408</text:p>
          </table:table-cell>
          <table:table-cell office:value-type="float" office:value="700.426" calcext:value-type="float">
            <text:p>700.426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32.2782" calcext:value-type="float">
            <text:p>32.2782</text:p>
          </table:table-cell>
          <table:table-cell office:value-type="float" office:value="267.243" calcext:value-type="float">
            <text:p>267.243</text:p>
          </table:table-cell>
          <table:table-cell office:value-type="float" office:value="700.479" calcext:value-type="float">
            <text:p>700.479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32.3893" calcext:value-type="float">
            <text:p>32.3893</text:p>
          </table:table-cell>
          <table:table-cell office:value-type="float" office:value="267.073" calcext:value-type="float">
            <text:p>267.073</text:p>
          </table:table-cell>
          <table:table-cell office:value-type="float" office:value="700.538" calcext:value-type="float">
            <text:p>700.5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4997" calcext:value-type="float">
            <text:p>32.4997</text:p>
          </table:table-cell>
          <table:table-cell office:value-type="float" office:value="266.898" calcext:value-type="float">
            <text:p>266.898</text:p>
          </table:table-cell>
          <table:table-cell office:value-type="float" office:value="700.602" calcext:value-type="float">
            <text:p>700.602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32.6093" calcext:value-type="float">
            <text:p>32.6093</text:p>
          </table:table-cell>
          <table:table-cell office:value-type="float" office:value="266.719" calcext:value-type="float">
            <text:p>266.719</text:p>
          </table:table-cell>
          <table:table-cell office:value-type="float" office:value="700.672" calcext:value-type="float">
            <text:p>700.67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2.7182" calcext:value-type="float">
            <text:p>32.7182</text:p>
          </table:table-cell>
          <table:table-cell office:value-type="float" office:value="266.535" calcext:value-type="float">
            <text:p>266.535</text:p>
          </table:table-cell>
          <table:table-cell office:value-type="float" office:value="700.747" calcext:value-type="float">
            <text:p>700.747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2.8261" calcext:value-type="float">
            <text:p>32.8261</text:p>
          </table:table-cell>
          <table:table-cell office:value-type="float" office:value="266.347" calcext:value-type="float">
            <text:p>266.347</text:p>
          </table:table-cell>
          <table:table-cell office:value-type="float" office:value="700.827" calcext:value-type="float">
            <text:p>700.827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32.9332" calcext:value-type="float">
            <text:p>32.9332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700.912" calcext:value-type="float">
            <text:p>700.912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3.0394" calcext:value-type="float">
            <text:p>33.0394</text:p>
          </table:table-cell>
          <table:table-cell office:value-type="float" office:value="265.958" calcext:value-type="float">
            <text:p>265.958</text:p>
          </table:table-cell>
          <table:table-cell office:value-type="float" office:value="701.003" calcext:value-type="float">
            <text:p>701.003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33.1446" calcext:value-type="float">
            <text:p>33.1446</text:p>
          </table:table-cell>
          <table:table-cell office:value-type="float" office:value="265.757" calcext:value-type="float">
            <text:p>265.757</text:p>
          </table:table-cell>
          <table:table-cell office:value-type="float" office:value="701.099" calcext:value-type="float">
            <text:p>701.099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33.2488" calcext:value-type="float">
            <text:p>33.2488</text:p>
          </table:table-cell>
          <table:table-cell office:value-type="float" office:value="265.552" calcext:value-type="float">
            <text:p>265.552</text:p>
          </table:table-cell>
          <table:table-cell office:value-type="float" office:value="701.199" calcext:value-type="float">
            <text:p>701.199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3.3519" calcext:value-type="float">
            <text:p>33.3519</text:p>
          </table:table-cell>
          <table:table-cell office:value-type="float" office:value="265.343" calcext:value-type="float">
            <text:p>265.343</text:p>
          </table:table-cell>
          <table:table-cell office:value-type="float" office:value="701.305" calcext:value-type="float">
            <text:p>701.305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3.454" calcext:value-type="float">
            <text:p>33.454</text:p>
          </table:table-cell>
          <table:table-cell office:value-type="float" office:value="265.131" calcext:value-type="float">
            <text:p>265.131</text:p>
          </table:table-cell>
          <table:table-cell office:value-type="float" office:value="701.415" calcext:value-type="float">
            <text:p>701.4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.5549" calcext:value-type="float">
            <text:p>33.5549</text:p>
          </table:table-cell>
          <table:table-cell office:value-type="float" office:value="264.914" calcext:value-type="float">
            <text:p>264.914</text:p>
          </table:table-cell>
          <table:table-cell office:value-type="float" office:value="701.531" calcext:value-type="float">
            <text:p>701.531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33.6547" calcext:value-type="float">
            <text:p>33.6547</text:p>
          </table:table-cell>
          <table:table-cell office:value-type="float" office:value="264.694" calcext:value-type="float">
            <text:p>264.694</text:p>
          </table:table-cell>
          <table:table-cell office:value-type="float" office:value="701.651" calcext:value-type="float">
            <text:p>701.651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33.7533" calcext:value-type="float">
            <text:p>33.7533</text:p>
          </table:table-cell>
          <table:table-cell office:value-type="float" office:value="264.471" calcext:value-type="float">
            <text:p>264.471</text:p>
          </table:table-cell>
          <table:table-cell office:value-type="float" office:value="701.776" calcext:value-type="float">
            <text:p>701.776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33.8507" calcext:value-type="float">
            <text:p>33.8507</text:p>
          </table:table-cell>
          <table:table-cell office:value-type="float" office:value="264.244" calcext:value-type="float">
            <text:p>264.244</text:p>
          </table:table-cell>
          <table:table-cell office:value-type="float" office:value="701.905" calcext:value-type="float">
            <text:p>701.905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33.9468" calcext:value-type="float">
            <text:p>33.9468</text:p>
          </table:table-cell>
          <table:table-cell office:value-type="float" office:value="264.014" calcext:value-type="float">
            <text:p>264.014</text:p>
          </table:table-cell>
          <table:table-cell office:value-type="float" office:value="702.039" calcext:value-type="float">
            <text:p>702.039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4.0416" calcext:value-type="float">
            <text:p>34.0416</text:p>
          </table:table-cell>
          <table:table-cell office:value-type="float" office:value="263.781" calcext:value-type="float">
            <text:p>263.781</text:p>
          </table:table-cell>
          <table:table-cell office:value-type="float" office:value="702.178" calcext:value-type="float">
            <text:p>702.178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4.1351" calcext:value-type="float">
            <text:p>34.1351</text:p>
          </table:table-cell>
          <table:table-cell office:value-type="float" office:value="263.544" calcext:value-type="float">
            <text:p>263.544</text:p>
          </table:table-cell>
          <table:table-cell office:value-type="float" office:value="702.321" calcext:value-type="float">
            <text:p>702.321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34.2272" calcext:value-type="float">
            <text:p>34.2272</text:p>
          </table:table-cell>
          <table:table-cell office:value-type="float" office:value="263.305" calcext:value-type="float">
            <text:p>263.305</text:p>
          </table:table-cell>
          <table:table-cell office:value-type="float" office:value="702.468" calcext:value-type="float">
            <text:p>702.468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34.3179" calcext:value-type="float">
            <text:p>34.3179</text:p>
          </table:table-cell>
          <table:table-cell office:value-type="float" office:value="263.062" calcext:value-type="float">
            <text:p>263.062</text:p>
          </table:table-cell>
          <table:table-cell office:value-type="float" office:value="702.62" calcext:value-type="float">
            <text:p>702.62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34.4072" calcext:value-type="float">
            <text:p>34.4072</text:p>
          </table:table-cell>
          <table:table-cell office:value-type="float" office:value="262.817" calcext:value-type="float">
            <text:p>262.817</text:p>
          </table:table-cell>
          <table:table-cell office:value-type="float" office:value="702.775" calcext:value-type="float">
            <text:p>702.7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.495" calcext:value-type="float">
            <text:p>34.495</text:p>
          </table:table-cell>
          <table:table-cell office:value-type="float" office:value="262.57" calcext:value-type="float">
            <text:p>262.57</text:p>
          </table:table-cell>
          <table:table-cell office:value-type="float" office:value="702.935" calcext:value-type="float">
            <text:p>702.93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4.5814" calcext:value-type="float">
            <text:p>34.5814</text:p>
          </table:table-cell>
          <table:table-cell office:value-type="float" office:value="262.32" calcext:value-type="float">
            <text:p>262.32</text:p>
          </table:table-cell>
          <table:table-cell office:value-type="float" office:value="703.099" calcext:value-type="float">
            <text:p>703.099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34.6662" calcext:value-type="float">
            <text:p>34.6662</text:p>
          </table:table-cell>
          <table:table-cell office:value-type="float" office:value="262.067" calcext:value-type="float">
            <text:p>262.067</text:p>
          </table:table-cell>
          <table:table-cell office:value-type="float" office:value="703.267" calcext:value-type="float">
            <text:p>703.267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34.7494" calcext:value-type="float">
            <text:p>34.7494</text:p>
          </table:table-cell>
          <table:table-cell office:value-type="float" office:value="261.812" calcext:value-type="float">
            <text:p>261.812</text:p>
          </table:table-cell>
          <table:table-cell office:value-type="float" office:value="703.438" calcext:value-type="float">
            <text:p>703.438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4.8311" calcext:value-type="float">
            <text:p>34.8311</text:p>
          </table:table-cell>
          <table:table-cell office:value-type="float" office:value="261.555" calcext:value-type="float">
            <text:p>261.555</text:p>
          </table:table-cell>
          <table:table-cell office:value-type="float" office:value="703.614" calcext:value-type="float">
            <text:p>703.614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4.9112" calcext:value-type="float">
            <text:p>34.9112</text:p>
          </table:table-cell>
          <table:table-cell office:value-type="float" office:value="261.296" calcext:value-type="float">
            <text:p>261.296</text:p>
          </table:table-cell>
          <table:table-cell office:value-type="float" office:value="703.793" calcext:value-type="float">
            <text:p>703.793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34.9897" calcext:value-type="float">
            <text:p>34.9897</text:p>
          </table:table-cell>
          <table:table-cell office:value-type="float" office:value="261.035" calcext:value-type="float">
            <text:p>261.035</text:p>
          </table:table-cell>
          <table:table-cell office:value-type="float" office:value="703.976" calcext:value-type="float">
            <text:p>703.976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35.0664" calcext:value-type="float">
            <text:p>35.0664</text:p>
          </table:table-cell>
          <table:table-cell office:value-type="float" office:value="260.772" calcext:value-type="float">
            <text:p>260.772</text:p>
          </table:table-cell>
          <table:table-cell office:value-type="float" office:value="704.162" calcext:value-type="float">
            <text:p>704.162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35.1416" calcext:value-type="float">
            <text:p>35.1416</text:p>
          </table:table-cell>
          <table:table-cell office:value-type="float" office:value="260.507" calcext:value-type="float">
            <text:p>260.507</text:p>
          </table:table-cell>
          <table:table-cell office:value-type="float" office:value="704.351" calcext:value-type="float">
            <text:p>704.351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35.215" calcext:value-type="float">
            <text:p>35.215</text:p>
          </table:table-cell>
          <table:table-cell office:value-type="float" office:value="260.241" calcext:value-type="float">
            <text:p>260.241</text:p>
          </table:table-cell>
          <table:table-cell office:value-type="float" office:value="704.544" calcext:value-type="float">
            <text:p>704.5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.2867" calcext:value-type="float">
            <text:p>35.2867</text:p>
          </table:table-cell>
          <table:table-cell office:value-type="float" office:value="259.973" calcext:value-type="float">
            <text:p>259.973</text:p>
          </table:table-cell>
          <table:table-cell office:value-type="float" office:value="704.74" calcext:value-type="float">
            <text:p>704.74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35.3566" calcext:value-type="float">
            <text:p>35.3566</text:p>
          </table:table-cell>
          <table:table-cell office:value-type="float" office:value="259.704" calcext:value-type="float">
            <text:p>259.704</text:p>
          </table:table-cell>
          <table:table-cell office:value-type="float" office:value="704.939" calcext:value-type="float">
            <text:p>704.939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5.4248" calcext:value-type="float">
            <text:p>35.4248</text:p>
          </table:table-cell>
          <table:table-cell office:value-type="float" office:value="259.434" calcext:value-type="float">
            <text:p>259.434</text:p>
          </table:table-cell>
          <table:table-cell office:value-type="float" office:value="705.141" calcext:value-type="float">
            <text:p>705.141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35.4911" calcext:value-type="float">
            <text:p>35.4911</text:p>
          </table:table-cell>
          <table:table-cell office:value-type="float" office:value="259.162" calcext:value-type="float">
            <text:p>259.162</text:p>
          </table:table-cell>
          <table:table-cell office:value-type="float" office:value="705.347" calcext:value-type="float">
            <text:p>705.347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5.5557" calcext:value-type="float">
            <text:p>35.5557</text:p>
          </table:table-cell>
          <table:table-cell office:value-type="float" office:value="258.89" calcext:value-type="float">
            <text:p>258.89</text:p>
          </table:table-cell>
          <table:table-cell office:value-type="float" office:value="705.555" calcext:value-type="float">
            <text:p>705.55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5.6185" calcext:value-type="float">
            <text:p>35.6185</text:p>
          </table:table-cell>
          <table:table-cell office:value-type="float" office:value="258.616" calcext:value-type="float">
            <text:p>258.616</text:p>
          </table:table-cell>
          <table:table-cell office:value-type="float" office:value="705.765" calcext:value-type="float">
            <text:p>705.765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5.6794" calcext:value-type="float">
            <text:p>35.6794</text:p>
          </table:table-cell>
          <table:table-cell office:value-type="float" office:value="258.342" calcext:value-type="float">
            <text:p>258.342</text:p>
          </table:table-cell>
          <table:table-cell office:value-type="float" office:value="705.979" calcext:value-type="float">
            <text:p>705.979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35.7384" calcext:value-type="float">
            <text:p>35.7384</text:p>
          </table:table-cell>
          <table:table-cell office:value-type="float" office:value="258.067" calcext:value-type="float">
            <text:p>258.067</text:p>
          </table:table-cell>
          <table:table-cell office:value-type="float" office:value="706.195" calcext:value-type="float">
            <text:p>706.195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35.7956" calcext:value-type="float">
            <text:p>35.7956</text:p>
          </table:table-cell>
          <table:table-cell office:value-type="float" office:value="257.791" calcext:value-type="float">
            <text:p>257.791</text:p>
          </table:table-cell>
          <table:table-cell office:value-type="float" office:value="706.413" calcext:value-type="float">
            <text:p>706.413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35.8509" calcext:value-type="float">
            <text:p>35.8509</text:p>
          </table:table-cell>
          <table:table-cell office:value-type="float" office:value="257.515" calcext:value-type="float">
            <text:p>257.515</text:p>
          </table:table-cell>
          <table:table-cell office:value-type="float" office:value="706.634" calcext:value-type="float">
            <text:p>706.6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.9043" calcext:value-type="float">
            <text:p>35.9043</text:p>
          </table:table-cell>
          <table:table-cell office:value-type="float" office:value="257.239" calcext:value-type="float">
            <text:p>257.239</text:p>
          </table:table-cell>
          <table:table-cell office:value-type="float" office:value="706.857" calcext:value-type="float">
            <text:p>706.857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35.9558" calcext:value-type="float">
            <text:p>35.9558</text:p>
          </table:table-cell>
          <table:table-cell office:value-type="float" office:value="256.962" calcext:value-type="float">
            <text:p>256.962</text:p>
          </table:table-cell>
          <table:table-cell office:value-type="float" office:value="707.082" calcext:value-type="float">
            <text:p>707.08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6.0054" calcext:value-type="float">
            <text:p>36.0054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707.309" calcext:value-type="float">
            <text:p>707.309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6.053" calcext:value-type="float">
            <text:p>36.053</text:p>
          </table:table-cell>
          <table:table-cell office:value-type="float" office:value="256.409" calcext:value-type="float">
            <text:p>256.409</text:p>
          </table:table-cell>
          <table:table-cell office:value-type="float" office:value="707.538" calcext:value-type="float">
            <text:p>707.538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6.0987" calcext:value-type="float">
            <text:p>36.0987</text:p>
          </table:table-cell>
          <table:table-cell office:value-type="float" office:value="256.132" calcext:value-type="float">
            <text:p>256.132</text:p>
          </table:table-cell>
          <table:table-cell office:value-type="float" office:value="707.769" calcext:value-type="float">
            <text:p>707.769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6.1425" calcext:value-type="float">
            <text:p>36.1425</text:p>
          </table:table-cell>
          <table:table-cell office:value-type="float" office:value="255.856" calcext:value-type="float">
            <text:p>255.856</text:p>
          </table:table-cell>
          <table:table-cell office:value-type="float" office:value="708.002" calcext:value-type="float">
            <text:p>708.002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6.1843" calcext:value-type="float">
            <text:p>36.1843</text:p>
          </table:table-cell>
          <table:table-cell office:value-type="float" office:value="255.58" calcext:value-type="float">
            <text:p>255.58</text:p>
          </table:table-cell>
          <table:table-cell office:value-type="float" office:value="708.236" calcext:value-type="float">
            <text:p>708.236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6.2242" calcext:value-type="float">
            <text:p>36.2242</text:p>
          </table:table-cell>
          <table:table-cell office:value-type="float" office:value="255.304" calcext:value-type="float">
            <text:p>255.304</text:p>
          </table:table-cell>
          <table:table-cell office:value-type="float" office:value="708.472" calcext:value-type="float">
            <text:p>708.472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6.2622" calcext:value-type="float">
            <text:p>36.2622</text:p>
          </table:table-cell>
          <table:table-cell office:value-type="float" office:value="255.029" calcext:value-type="float">
            <text:p>255.029</text:p>
          </table:table-cell>
          <table:table-cell office:value-type="float" office:value="708.709" calcext:value-type="float">
            <text:p>708.709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36.2981" calcext:value-type="float">
            <text:p>36.2981</text:p>
          </table:table-cell>
          <table:table-cell office:value-type="float" office:value="254.754" calcext:value-type="float">
            <text:p>254.754</text:p>
          </table:table-cell>
          <table:table-cell office:value-type="float" office:value="708.948" calcext:value-type="float">
            <text:p>708.9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.3321" calcext:value-type="float">
            <text:p>36.3321</text:p>
          </table:table-cell>
          <table:table-cell office:value-type="float" office:value="254.48" calcext:value-type="float">
            <text:p>254.48</text:p>
          </table:table-cell>
          <table:table-cell office:value-type="float" office:value="709.188" calcext:value-type="float">
            <text:p>709.188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36.3642" calcext:value-type="float">
            <text:p>36.3642</text:p>
          </table:table-cell>
          <table:table-cell office:value-type="float" office:value="254.207" calcext:value-type="float">
            <text:p>254.207</text:p>
          </table:table-cell>
          <table:table-cell office:value-type="float" office:value="709.429" calcext:value-type="float">
            <text:p>709.429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36.3943" calcext:value-type="float">
            <text:p>36.3943</text:p>
          </table:table-cell>
          <table:table-cell office:value-type="float" office:value="253.935" calcext:value-type="float">
            <text:p>253.935</text:p>
          </table:table-cell>
          <table:table-cell office:value-type="float" office:value="709.671" calcext:value-type="float">
            <text:p>709.671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36.4224" calcext:value-type="float">
            <text:p>36.4224</text:p>
          </table:table-cell>
          <table:table-cell office:value-type="float" office:value="253.663" calcext:value-type="float">
            <text:p>253.663</text:p>
          </table:table-cell>
          <table:table-cell office:value-type="float" office:value="709.914" calcext:value-type="float">
            <text:p>709.914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36.4486" calcext:value-type="float">
            <text:p>36.4486</text:p>
          </table:table-cell>
          <table:table-cell office:value-type="float" office:value="253.393" calcext:value-type="float">
            <text:p>253.393</text:p>
          </table:table-cell>
          <table:table-cell office:value-type="float" office:value="710.158" calcext:value-type="float">
            <text:p>710.158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6.4729" calcext:value-type="float">
            <text:p>36.4729</text:p>
          </table:table-cell>
          <table:table-cell office:value-type="float" office:value="253.124" calcext:value-type="float">
            <text:p>253.124</text:p>
          </table:table-cell>
          <table:table-cell office:value-type="float" office:value="710.403" calcext:value-type="float">
            <text:p>710.403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6.4952" calcext:value-type="float">
            <text:p>36.4952</text:p>
          </table:table-cell>
          <table:table-cell office:value-type="float" office:value="252.857" calcext:value-type="float">
            <text:p>252.857</text:p>
          </table:table-cell>
          <table:table-cell office:value-type="float" office:value="710.648" calcext:value-type="float">
            <text:p>710.648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36.5155" calcext:value-type="float">
            <text:p>36.5155</text:p>
          </table:table-cell>
          <table:table-cell office:value-type="float" office:value="252.591" calcext:value-type="float">
            <text:p>252.591</text:p>
          </table:table-cell>
          <table:table-cell office:value-type="float" office:value="710.894" calcext:value-type="float">
            <text:p>710.894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36.5339" calcext:value-type="float">
            <text:p>36.5339</text:p>
          </table:table-cell>
          <table:table-cell office:value-type="float" office:value="252.326" calcext:value-type="float">
            <text:p>252.326</text:p>
          </table:table-cell>
          <table:table-cell office:value-type="float" office:value="711.14" calcext:value-type="float">
            <text:p>711.14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36.5504" calcext:value-type="float">
            <text:p>36.5504</text:p>
          </table:table-cell>
          <table:table-cell office:value-type="float" office:value="252.063" calcext:value-type="float">
            <text:p>252.063</text:p>
          </table:table-cell>
          <table:table-cell office:value-type="float" office:value="711.387" calcext:value-type="float">
            <text:p>711.3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.565" calcext:value-type="float">
            <text:p>36.565</text:p>
          </table:table-cell>
          <table:table-cell office:value-type="float" office:value="251.801" calcext:value-type="float">
            <text:p>251.801</text:p>
          </table:table-cell>
          <table:table-cell office:value-type="float" office:value="711.634" calcext:value-type="float">
            <text:p>711.634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36.5777" calcext:value-type="float">
            <text:p>36.5777</text:p>
          </table:table-cell>
          <table:table-cell office:value-type="float" office:value="251.542" calcext:value-type="float">
            <text:p>251.542</text:p>
          </table:table-cell>
          <table:table-cell office:value-type="float" office:value="711.881" calcext:value-type="float">
            <text:p>711.881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36.5885" calcext:value-type="float">
            <text:p>36.5885</text:p>
          </table:table-cell>
          <table:table-cell office:value-type="float" office:value="251.284" calcext:value-type="float">
            <text:p>251.284</text:p>
          </table:table-cell>
          <table:table-cell office:value-type="float" office:value="712.128" calcext:value-type="float">
            <text:p>712.128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251.028" calcext:value-type="float">
            <text:p>251.028</text:p>
          </table:table-cell>
          <table:table-cell office:value-type="float" office:value="712.375" calcext:value-type="float">
            <text:p>712.375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6.6045" calcext:value-type="float">
            <text:p>36.6045</text:p>
          </table:table-cell>
          <table:table-cell office:value-type="float" office:value="250.774" calcext:value-type="float">
            <text:p>250.774</text:p>
          </table:table-cell>
          <table:table-cell office:value-type="float" office:value="712.622" calcext:value-type="float">
            <text:p>712.62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6.6097" calcext:value-type="float">
            <text:p>36.6097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712.868" calcext:value-type="float">
            <text:p>712.868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36.613" calcext:value-type="float">
            <text:p>36.613</text:p>
          </table:table-cell>
          <table:table-cell office:value-type="float" office:value="250.272" calcext:value-type="float">
            <text:p>250.272</text:p>
          </table:table-cell>
          <table:table-cell office:value-type="float" office:value="713.115" calcext:value-type="float">
            <text:p>713.115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36.6146" calcext:value-type="float">
            <text:p>36.6146</text:p>
          </table:table-cell>
          <table:table-cell office:value-type="float" office:value="250.025" calcext:value-type="float">
            <text:p>250.025</text:p>
          </table:table-cell>
          <table:table-cell office:value-type="float" office:value="713.361" calcext:value-type="float">
            <text:p>713.361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36.6143" calcext:value-type="float">
            <text:p>36.6143</text:p>
          </table:table-cell>
          <table:table-cell office:value-type="float" office:value="249.779" calcext:value-type="float">
            <text:p>249.779</text:p>
          </table:table-cell>
          <table:table-cell office:value-type="float" office:value="713.606" calcext:value-type="float">
            <text:p>713.606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36.6122" calcext:value-type="float">
            <text:p>36.6122</text:p>
          </table:table-cell>
          <table:table-cell office:value-type="float" office:value="249.537" calcext:value-type="float">
            <text:p>249.537</text:p>
          </table:table-cell>
          <table:table-cell office:value-type="float" office:value="713.851" calcext:value-type="float">
            <text:p>713.8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6084" calcext:value-type="float">
            <text:p>36.6084</text:p>
          </table:table-cell>
          <table:table-cell office:value-type="float" office:value="249.296" calcext:value-type="float">
            <text:p>249.296</text:p>
          </table:table-cell>
          <table:table-cell office:value-type="float" office:value="714.095" calcext:value-type="float">
            <text:p>714.095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36.6028" calcext:value-type="float">
            <text:p>36.6028</text:p>
          </table:table-cell>
          <table:table-cell office:value-type="float" office:value="249.058" calcext:value-type="float">
            <text:p>249.058</text:p>
          </table:table-cell>
          <table:table-cell office:value-type="float" office:value="714.339" calcext:value-type="float">
            <text:p>714.339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6.5955" calcext:value-type="float">
            <text:p>36.5955</text:p>
          </table:table-cell>
          <table:table-cell office:value-type="float" office:value="248.823" calcext:value-type="float">
            <text:p>248.823</text:p>
          </table:table-cell>
          <table:table-cell office:value-type="float" office:value="714.582" calcext:value-type="float">
            <text:p>714.582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36.5864" calcext:value-type="float">
            <text:p>36.5864</text:p>
          </table:table-cell>
          <table:table-cell office:value-type="float" office:value="248.59" calcext:value-type="float">
            <text:p>248.59</text:p>
          </table:table-cell>
          <table:table-cell office:value-type="float" office:value="714.823" calcext:value-type="float">
            <text:p>714.823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36.5757" calcext:value-type="float">
            <text:p>36.5757</text:p>
          </table:table-cell>
          <table:table-cell office:value-type="float" office:value="248.36" calcext:value-type="float">
            <text:p>248.36</text:p>
          </table:table-cell>
          <table:table-cell office:value-type="float" office:value="715.064" calcext:value-type="float">
            <text:p>715.064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36.5632" calcext:value-type="float">
            <text:p>36.5632</text:p>
          </table:table-cell>
          <table:table-cell office:value-type="float" office:value="248.133" calcext:value-type="float">
            <text:p>248.133</text:p>
          </table:table-cell>
          <table:table-cell office:value-type="float" office:value="715.304" calcext:value-type="float">
            <text:p>715.304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36.5492" calcext:value-type="float">
            <text:p>36.5492</text:p>
          </table:table-cell>
          <table:table-cell office:value-type="float" office:value="247.909" calcext:value-type="float">
            <text:p>247.909</text:p>
          </table:table-cell>
          <table:table-cell office:value-type="float" office:value="715.542" calcext:value-type="float">
            <text:p>715.542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36.5335" calcext:value-type="float">
            <text:p>36.5335</text:p>
          </table:table-cell>
          <table:table-cell office:value-type="float" office:value="247.687" calcext:value-type="float">
            <text:p>247.687</text:p>
          </table:table-cell>
          <table:table-cell office:value-type="float" office:value="715.779" calcext:value-type="float">
            <text:p>715.779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36.5162" calcext:value-type="float">
            <text:p>36.5162</text:p>
          </table:table-cell>
          <table:table-cell office:value-type="float" office:value="247.469" calcext:value-type="float">
            <text:p>247.469</text:p>
          </table:table-cell>
          <table:table-cell office:value-type="float" office:value="716.015" calcext:value-type="float">
            <text:p>716.015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6.4973" calcext:value-type="float">
            <text:p>36.4973</text:p>
          </table:table-cell>
          <table:table-cell office:value-type="float" office:value="247.253" calcext:value-type="float">
            <text:p>247.253</text:p>
          </table:table-cell>
          <table:table-cell office:value-type="float" office:value="716.25" calcext:value-type="float">
            <text:p>716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.4768" calcext:value-type="float">
            <text:p>36.4768</text:p>
          </table:table-cell>
          <table:table-cell office:value-type="float" office:value="247.041" calcext:value-type="float">
            <text:p>247.041</text:p>
          </table:table-cell>
          <table:table-cell office:value-type="float" office:value="716.483" calcext:value-type="float">
            <text:p>716.483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36.4549" calcext:value-type="float">
            <text:p>36.4549</text:p>
          </table:table-cell>
          <table:table-cell office:value-type="float" office:value="246.831" calcext:value-type="float">
            <text:p>246.831</text:p>
          </table:table-cell>
          <table:table-cell office:value-type="float" office:value="716.714" calcext:value-type="float">
            <text:p>716.714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6.4314" calcext:value-type="float">
            <text:p>36.4314</text:p>
          </table:table-cell>
          <table:table-cell office:value-type="float" office:value="246.625" calcext:value-type="float">
            <text:p>246.625</text:p>
          </table:table-cell>
          <table:table-cell office:value-type="float" office:value="716.944" calcext:value-type="float">
            <text:p>716.944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36.4064" calcext:value-type="float">
            <text:p>36.4064</text:p>
          </table:table-cell>
          <table:table-cell office:value-type="float" office:value="246.422" calcext:value-type="float">
            <text:p>246.422</text:p>
          </table:table-cell>
          <table:table-cell office:value-type="float" office:value="717.172" calcext:value-type="float">
            <text:p>717.172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36.38" calcext:value-type="float">
            <text:p>36.38</text:p>
          </table:table-cell>
          <table:table-cell office:value-type="float" office:value="246.222" calcext:value-type="float">
            <text:p>246.222</text:p>
          </table:table-cell>
          <table:table-cell office:value-type="float" office:value="717.398" calcext:value-type="float">
            <text:p>717.39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36.3521" calcext:value-type="float">
            <text:p>36.3521</text:p>
          </table:table-cell>
          <table:table-cell office:value-type="float" office:value="246.025" calcext:value-type="float">
            <text:p>246.025</text:p>
          </table:table-cell>
          <table:table-cell office:value-type="float" office:value="717.623" calcext:value-type="float">
            <text:p>717.623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36.3229" calcext:value-type="float">
            <text:p>36.3229</text:p>
          </table:table-cell>
          <table:table-cell office:value-type="float" office:value="245.832" calcext:value-type="float">
            <text:p>245.832</text:p>
          </table:table-cell>
          <table:table-cell office:value-type="float" office:value="717.845" calcext:value-type="float">
            <text:p>717.845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36.2923" calcext:value-type="float">
            <text:p>36.2923</text:p>
          </table:table-cell>
          <table:table-cell office:value-type="float" office:value="245.642" calcext:value-type="float">
            <text:p>245.642</text:p>
          </table:table-cell>
          <table:table-cell office:value-type="float" office:value="718.066" calcext:value-type="float">
            <text:p>718.066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6.2603" calcext:value-type="float">
            <text:p>36.2603</text:p>
          </table:table-cell>
          <table:table-cell office:value-type="float" office:value="245.456" calcext:value-type="float">
            <text:p>245.456</text:p>
          </table:table-cell>
          <table:table-cell office:value-type="float" office:value="718.284" calcext:value-type="float">
            <text:p>718.284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36.227" calcext:value-type="float">
            <text:p>36.227</text:p>
          </table:table-cell>
          <table:table-cell office:value-type="float" office:value="245.272" calcext:value-type="float">
            <text:p>245.272</text:p>
          </table:table-cell>
          <table:table-cell office:value-type="float" office:value="718.501" calcext:value-type="float">
            <text:p>718.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.1924" calcext:value-type="float">
            <text:p>36.1924</text:p>
          </table:table-cell>
          <table:table-cell office:value-type="float" office:value="245.093" calcext:value-type="float">
            <text:p>245.093</text:p>
          </table:table-cell>
          <table:table-cell office:value-type="float" office:value="718.715" calcext:value-type="float">
            <text:p>718.715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36.1566" calcext:value-type="float">
            <text:p>36.1566</text:p>
          </table:table-cell>
          <table:table-cell office:value-type="float" office:value="244.916" calcext:value-type="float">
            <text:p>244.916</text:p>
          </table:table-cell>
          <table:table-cell office:value-type="float" office:value="718.927" calcext:value-type="float">
            <text:p>718.927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36.1195" calcext:value-type="float">
            <text:p>36.1195</text:p>
          </table:table-cell>
          <table:table-cell office:value-type="float" office:value="244.744" calcext:value-type="float">
            <text:p>244.744</text:p>
          </table:table-cell>
          <table:table-cell office:value-type="float" office:value="719.137" calcext:value-type="float">
            <text:p>719.137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6.0812" calcext:value-type="float">
            <text:p>36.0812</text:p>
          </table:table-cell>
          <table:table-cell office:value-type="float" office:value="244.575" calcext:value-type="float">
            <text:p>244.575</text:p>
          </table:table-cell>
          <table:table-cell office:value-type="float" office:value="719.344" calcext:value-type="float">
            <text:p>719.344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36.0418" calcext:value-type="float">
            <text:p>36.0418</text:p>
          </table:table-cell>
          <table:table-cell office:value-type="float" office:value="244.409" calcext:value-type="float">
            <text:p>244.409</text:p>
          </table:table-cell>
          <table:table-cell office:value-type="float" office:value="719.549" calcext:value-type="float">
            <text:p>719.549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36.0012" calcext:value-type="float">
            <text:p>36.0012</text:p>
          </table:table-cell>
          <table:table-cell office:value-type="float" office:value="244.247" calcext:value-type="float">
            <text:p>244.247</text:p>
          </table:table-cell>
          <table:table-cell office:value-type="float" office:value="719.752" calcext:value-type="float">
            <text:p>719.752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5.9595" calcext:value-type="float">
            <text:p>35.9595</text:p>
          </table:table-cell>
          <table:table-cell office:value-type="float" office:value="244.088" calcext:value-type="float">
            <text:p>244.088</text:p>
          </table:table-cell>
          <table:table-cell office:value-type="float" office:value="719.952" calcext:value-type="float">
            <text:p>719.952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35.9167" calcext:value-type="float">
            <text:p>35.916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720.15" calcext:value-type="float">
            <text:p>720.15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243.783" calcext:value-type="float">
            <text:p>243.783</text:p>
          </table:table-cell>
          <table:table-cell office:value-type="float" office:value="720.345" calcext:value-type="float">
            <text:p>720.345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35.828" calcext:value-type="float">
            <text:p>35.828</text:p>
          </table:table-cell>
          <table:table-cell office:value-type="float" office:value="243.635" calcext:value-type="float">
            <text:p>243.635</text:p>
          </table:table-cell>
          <table:table-cell office:value-type="float" office:value="720.537" calcext:value-type="float">
            <text:p>720.5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.7822" calcext:value-type="float">
            <text:p>35.7822</text:p>
          </table:table-cell>
          <table:table-cell office:value-type="float" office:value="243.491" calcext:value-type="float">
            <text:p>243.491</text:p>
          </table:table-cell>
          <table:table-cell office:value-type="float" office:value="720.727" calcext:value-type="float">
            <text:p>720.727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35.7353" calcext:value-type="float">
            <text:p>35.7353</text:p>
          </table:table-cell>
          <table:table-cell office:value-type="float" office:value="243.351" calcext:value-type="float">
            <text:p>243.351</text:p>
          </table:table-cell>
          <table:table-cell office:value-type="float" office:value="720.914" calcext:value-type="float">
            <text:p>720.914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35.6876" calcext:value-type="float">
            <text:p>35.6876</text:p>
          </table:table-cell>
          <table:table-cell office:value-type="float" office:value="243.215" calcext:value-type="float">
            <text:p>243.215</text:p>
          </table:table-cell>
          <table:table-cell office:value-type="float" office:value="721.098" calcext:value-type="float">
            <text:p>721.098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35.6389" calcext:value-type="float">
            <text:p>35.6389</text:p>
          </table:table-cell>
          <table:table-cell office:value-type="float" office:value="243.082" calcext:value-type="float">
            <text:p>243.082</text:p>
          </table:table-cell>
          <table:table-cell office:value-type="float" office:value="721.279" calcext:value-type="float">
            <text:p>721.279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35.5894" calcext:value-type="float">
            <text:p>35.5894</text:p>
          </table:table-cell>
          <table:table-cell office:value-type="float" office:value="242.953" calcext:value-type="float">
            <text:p>242.953</text:p>
          </table:table-cell>
          <table:table-cell office:value-type="float" office:value="721.458" calcext:value-type="float">
            <text:p>721.458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35.539" calcext:value-type="float">
            <text:p>35.539</text:p>
          </table:table-cell>
          <table:table-cell office:value-type="float" office:value="242.828" calcext:value-type="float">
            <text:p>242.828</text:p>
          </table:table-cell>
          <table:table-cell office:value-type="float" office:value="721.633" calcext:value-type="float">
            <text:p>721.633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35.4878" calcext:value-type="float">
            <text:p>35.4878</text:p>
          </table:table-cell>
          <table:table-cell office:value-type="float" office:value="242.706" calcext:value-type="float">
            <text:p>242.706</text:p>
          </table:table-cell>
          <table:table-cell office:value-type="float" office:value="721.806" calcext:value-type="float">
            <text:p>721.806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35.4359" calcext:value-type="float">
            <text:p>35.4359</text:p>
          </table:table-cell>
          <table:table-cell office:value-type="float" office:value="242.588" calcext:value-type="float">
            <text:p>242.588</text:p>
          </table:table-cell>
          <table:table-cell office:value-type="float" office:value="721.976" calcext:value-type="float">
            <text:p>721.97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242.474" calcext:value-type="float">
            <text:p>242.474</text:p>
          </table:table-cell>
          <table:table-cell office:value-type="float" office:value="722.143" calcext:value-type="float">
            <text:p>722.143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35.3297" calcext:value-type="float">
            <text:p>35.3297</text:p>
          </table:table-cell>
          <table:table-cell office:value-type="float" office:value="242.364" calcext:value-type="float">
            <text:p>242.364</text:p>
          </table:table-cell>
          <table:table-cell office:value-type="float" office:value="722.306" calcext:value-type="float">
            <text:p>722.3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.2756" calcext:value-type="float">
            <text:p>35.2756</text:p>
          </table:table-cell>
          <table:table-cell office:value-type="float" office:value="242.257" calcext:value-type="float">
            <text:p>242.257</text:p>
          </table:table-cell>
          <table:table-cell office:value-type="float" office:value="722.467" calcext:value-type="float">
            <text:p>722.467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35.2208" calcext:value-type="float">
            <text:p>35.2208</text:p>
          </table:table-cell>
          <table:table-cell office:value-type="float" office:value="242.154" calcext:value-type="float">
            <text:p>242.154</text:p>
          </table:table-cell>
          <table:table-cell office:value-type="float" office:value="722.625" calcext:value-type="float">
            <text:p>722.625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35.1654" calcext:value-type="float">
            <text:p>35.1654</text:p>
          </table:table-cell>
          <table:table-cell office:value-type="float" office:value="242.055" calcext:value-type="float">
            <text:p>242.055</text:p>
          </table:table-cell>
          <table:table-cell office:value-type="float" office:value="722.779" calcext:value-type="float">
            <text:p>722.779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35.1094" calcext:value-type="float">
            <text:p>35.1094</text:p>
          </table:table-cell>
          <table:table-cell office:value-type="float" office:value="241.96" calcext:value-type="float">
            <text:p>241.96</text:p>
          </table:table-cell>
          <table:table-cell office:value-type="float" office:value="722.931" calcext:value-type="float">
            <text:p>722.931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35.0528" calcext:value-type="float">
            <text:p>35.0528</text:p>
          </table:table-cell>
          <table:table-cell office:value-type="float" office:value="241.868" calcext:value-type="float">
            <text:p>241.868</text:p>
          </table:table-cell>
          <table:table-cell office:value-type="float" office:value="723.079" calcext:value-type="float">
            <text:p>723.079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34.9956" calcext:value-type="float">
            <text:p>34.9956</text:p>
          </table:table-cell>
          <table:table-cell office:value-type="float" office:value="241.78" calcext:value-type="float">
            <text:p>241.78</text:p>
          </table:table-cell>
          <table:table-cell office:value-type="float" office:value="723.224" calcext:value-type="float">
            <text:p>723.224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34.938" calcext:value-type="float">
            <text:p>34.938</text:p>
          </table:table-cell>
          <table:table-cell office:value-type="float" office:value="241.696" calcext:value-type="float">
            <text:p>241.696</text:p>
          </table:table-cell>
          <table:table-cell office:value-type="float" office:value="723.366" calcext:value-type="float">
            <text:p>723.366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34.8798" calcext:value-type="float">
            <text:p>34.8798</text:p>
          </table:table-cell>
          <table:table-cell office:value-type="float" office:value="241.615" calcext:value-type="float">
            <text:p>241.615</text:p>
          </table:table-cell>
          <table:table-cell office:value-type="float" office:value="723.505" calcext:value-type="float">
            <text:p>723.505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34.8212" calcext:value-type="float">
            <text:p>34.8212</text:p>
          </table:table-cell>
          <table:table-cell office:value-type="float" office:value="241.538" calcext:value-type="float">
            <text:p>241.538</text:p>
          </table:table-cell>
          <table:table-cell office:value-type="float" office:value="723.641" calcext:value-type="float">
            <text:p>723.641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34.7622" calcext:value-type="float">
            <text:p>34.7622</text:p>
          </table:table-cell>
          <table:table-cell office:value-type="float" office:value="241.465" calcext:value-type="float">
            <text:p>241.465</text:p>
          </table:table-cell>
          <table:table-cell office:value-type="float" office:value="723.773" calcext:value-type="float">
            <text:p>723.7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.7027" calcext:value-type="float">
            <text:p>34.7027</text:p>
          </table:table-cell>
          <table:table-cell office:value-type="float" office:value="241.395" calcext:value-type="float">
            <text:p>241.395</text:p>
          </table:table-cell>
          <table:table-cell office:value-type="float" office:value="723.902" calcext:value-type="float">
            <text:p>723.902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34.6429" calcext:value-type="float">
            <text:p>34.6429</text:p>
          </table:table-cell>
          <table:table-cell office:value-type="float" office:value="241.329" calcext:value-type="float">
            <text:p>241.329</text:p>
          </table:table-cell>
          <table:table-cell office:value-type="float" office:value="724.028" calcext:value-type="float">
            <text:p>724.028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34.5828" calcext:value-type="float">
            <text:p>34.5828</text:p>
          </table:table-cell>
          <table:table-cell office:value-type="float" office:value="241.267" calcext:value-type="float">
            <text:p>241.267</text:p>
          </table:table-cell>
          <table:table-cell office:value-type="float" office:value="724.15" calcext:value-type="float">
            <text:p>724.15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34.5223" calcext:value-type="float">
            <text:p>34.5223</text:p>
          </table:table-cell>
          <table:table-cell office:value-type="float" office:value="241.208" calcext:value-type="float">
            <text:p>241.208</text:p>
          </table:table-cell>
          <table:table-cell office:value-type="float" office:value="724.269" calcext:value-type="float">
            <text:p>724.269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34.4615" calcext:value-type="float">
            <text:p>34.4615</text:p>
          </table:table-cell>
          <table:table-cell office:value-type="float" office:value="241.153" calcext:value-type="float">
            <text:p>241.153</text:p>
          </table:table-cell>
          <table:table-cell office:value-type="float" office:value="724.385" calcext:value-type="float">
            <text:p>724.385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34.4005" calcext:value-type="float">
            <text:p>34.4005</text:p>
          </table:table-cell>
          <table:table-cell office:value-type="float" office:value="241.101" calcext:value-type="float">
            <text:p>241.101</text:p>
          </table:table-cell>
          <table:table-cell office:value-type="float" office:value="724.498" calcext:value-type="float">
            <text:p>724.498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34.3392" calcext:value-type="float">
            <text:p>34.3392</text:p>
          </table:table-cell>
          <table:table-cell office:value-type="float" office:value="241.053" calcext:value-type="float">
            <text:p>241.053</text:p>
          </table:table-cell>
          <table:table-cell office:value-type="float" office:value="724.607" calcext:value-type="float">
            <text:p>724.607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34.2777" calcext:value-type="float">
            <text:p>34.2777</text:p>
          </table:table-cell>
          <table:table-cell office:value-type="float" office:value="241.009" calcext:value-type="float">
            <text:p>241.009</text:p>
          </table:table-cell>
          <table:table-cell office:value-type="float" office:value="724.713" calcext:value-type="float">
            <text:p>724.713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34.216" calcext:value-type="float">
            <text:p>34.216</text:p>
          </table:table-cell>
          <table:table-cell office:value-type="float" office:value="240.968" calcext:value-type="float">
            <text:p>240.968</text:p>
          </table:table-cell>
          <table:table-cell office:value-type="float" office:value="724.816" calcext:value-type="float">
            <text:p>724.816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34.1542" calcext:value-type="float">
            <text:p>34.1542</text:p>
          </table:table-cell>
          <table:table-cell office:value-type="float" office:value="240.93" calcext:value-type="float">
            <text:p>240.93</text:p>
          </table:table-cell>
          <table:table-cell office:value-type="float" office:value="724.916" calcext:value-type="float">
            <text:p>724.9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.0922" calcext:value-type="float">
            <text:p>34.0922</text:p>
          </table:table-cell>
          <table:table-cell office:value-type="float" office:value="240.896" calcext:value-type="float">
            <text:p>240.896</text:p>
          </table:table-cell>
          <table:table-cell office:value-type="float" office:value="725.012" calcext:value-type="float">
            <text:p>725.012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4.0301" calcext:value-type="float">
            <text:p>34.0301</text:p>
          </table:table-cell>
          <table:table-cell office:value-type="float" office:value="240.865" calcext:value-type="float">
            <text:p>240.865</text:p>
          </table:table-cell>
          <table:table-cell office:value-type="float" office:value="725.104" calcext:value-type="float">
            <text:p>725.104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33.9679" calcext:value-type="float">
            <text:p>33.9679</text:p>
          </table:table-cell>
          <table:table-cell office:value-type="float" office:value="240.838" calcext:value-type="float">
            <text:p>240.838</text:p>
          </table:table-cell>
          <table:table-cell office:value-type="float" office:value="725.194" calcext:value-type="float">
            <text:p>725.194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33.9056" calcext:value-type="float">
            <text:p>33.9056</text:p>
          </table:table-cell>
          <table:table-cell office:value-type="float" office:value="240.814" calcext:value-type="float">
            <text:p>240.814</text:p>
          </table:table-cell>
          <table:table-cell office:value-type="float" office:value="725.28" calcext:value-type="float">
            <text:p>725.28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33.8433" calcext:value-type="float">
            <text:p>33.8433</text:p>
          </table:table-cell>
          <table:table-cell office:value-type="float" office:value="240.794" calcext:value-type="float">
            <text:p>240.794</text:p>
          </table:table-cell>
          <table:table-cell office:value-type="float" office:value="725.363" calcext:value-type="float">
            <text:p>725.363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33.781" calcext:value-type="float">
            <text:p>33.781</text:p>
          </table:table-cell>
          <table:table-cell office:value-type="float" office:value="240.776" calcext:value-type="float">
            <text:p>240.776</text:p>
          </table:table-cell>
          <table:table-cell office:value-type="float" office:value="725.443" calcext:value-type="float">
            <text:p>725.443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33.7187" calcext:value-type="float">
            <text:p>33.7187</text:p>
          </table:table-cell>
          <table:table-cell office:value-type="float" office:value="240.762" calcext:value-type="float">
            <text:p>240.762</text:p>
          </table:table-cell>
          <table:table-cell office:value-type="float" office:value="725.519" calcext:value-type="float">
            <text:p>725.51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33.6564" calcext:value-type="float">
            <text:p>33.6564</text:p>
          </table:table-cell>
          <table:table-cell office:value-type="float" office:value="240.752" calcext:value-type="float">
            <text:p>240.752</text:p>
          </table:table-cell>
          <table:table-cell office:value-type="float" office:value="725.592" calcext:value-type="float">
            <text:p>725.592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33.5942" calcext:value-type="float">
            <text:p>33.5942</text:p>
          </table:table-cell>
          <table:table-cell office:value-type="float" office:value="240.744" calcext:value-type="float">
            <text:p>240.744</text:p>
          </table:table-cell>
          <table:table-cell office:value-type="float" office:value="725.662" calcext:value-type="float">
            <text:p>725.662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33.532" calcext:value-type="float">
            <text:p>33.532</text:p>
          </table:table-cell>
          <table:table-cell office:value-type="float" office:value="240.74" calcext:value-type="float">
            <text:p>240.74</text:p>
          </table:table-cell>
          <table:table-cell office:value-type="float" office:value="725.728" calcext:value-type="float">
            <text:p>725.7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.4699" calcext:value-type="float">
            <text:p>33.4699</text:p>
          </table:table-cell>
          <table:table-cell office:value-type="float" office:value="240.739" calcext:value-type="float">
            <text:p>240.739</text:p>
          </table:table-cell>
          <table:table-cell office:value-type="float" office:value="725.791" calcext:value-type="float">
            <text:p>725.791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33.408" calcext:value-type="float">
            <text:p>33.408</text:p>
          </table:table-cell>
          <table:table-cell office:value-type="float" office:value="240.741" calcext:value-type="float">
            <text:p>240.741</text:p>
          </table:table-cell>
          <table:table-cell office:value-type="float" office:value="725.851" calcext:value-type="float">
            <text:p>725.851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33.3461" calcext:value-type="float">
            <text:p>33.3461</text:p>
          </table:table-cell>
          <table:table-cell office:value-type="float" office:value="240.746" calcext:value-type="float">
            <text:p>240.746</text:p>
          </table:table-cell>
          <table:table-cell office:value-type="float" office:value="725.908" calcext:value-type="float">
            <text:p>725.908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33.2845" calcext:value-type="float">
            <text:p>33.2845</text:p>
          </table:table-cell>
          <table:table-cell office:value-type="float" office:value="240.754" calcext:value-type="float">
            <text:p>240.754</text:p>
          </table:table-cell>
          <table:table-cell office:value-type="float" office:value="725.961" calcext:value-type="float">
            <text:p>725.96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3.223" calcext:value-type="float">
            <text:p>33.223</text:p>
          </table:table-cell>
          <table:table-cell office:value-type="float" office:value="240.765" calcext:value-type="float">
            <text:p>240.765</text:p>
          </table:table-cell>
          <table:table-cell office:value-type="float" office:value="726.012" calcext:value-type="float">
            <text:p>726.012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33.1617" calcext:value-type="float">
            <text:p>33.1617</text:p>
          </table:table-cell>
          <table:table-cell office:value-type="float" office:value="240.779" calcext:value-type="float">
            <text:p>240.779</text:p>
          </table:table-cell>
          <table:table-cell office:value-type="float" office:value="726.059" calcext:value-type="float">
            <text:p>726.05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3.1006" calcext:value-type="float">
            <text:p>33.1006</text:p>
          </table:table-cell>
          <table:table-cell office:value-type="float" office:value="240.797" calcext:value-type="float">
            <text:p>240.797</text:p>
          </table:table-cell>
          <table:table-cell office:value-type="float" office:value="726.103" calcext:value-type="float">
            <text:p>726.103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33.0397" calcext:value-type="float">
            <text:p>33.0397</text:p>
          </table:table-cell>
          <table:table-cell office:value-type="float" office:value="240.817" calcext:value-type="float">
            <text:p>240.817</text:p>
          </table:table-cell>
          <table:table-cell office:value-type="float" office:value="726.144" calcext:value-type="float">
            <text:p>726.144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32.9791" calcext:value-type="float">
            <text:p>32.9791</text:p>
          </table:table-cell>
          <table:table-cell office:value-type="float" office:value="240.84" calcext:value-type="float">
            <text:p>240.84</text:p>
          </table:table-cell>
          <table:table-cell office:value-type="float" office:value="726.181" calcext:value-type="float">
            <text:p>726.181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32.9187" calcext:value-type="float">
            <text:p>32.9187</text:p>
          </table:table-cell>
          <table:table-cell office:value-type="float" office:value="240.865" calcext:value-type="float">
            <text:p>240.865</text:p>
          </table:table-cell>
          <table:table-cell office:value-type="float" office:value="726.216" calcext:value-type="float">
            <text:p>726.2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.8587" calcext:value-type="float">
            <text:p>32.8587</text:p>
          </table:table-cell>
          <table:table-cell office:value-type="float" office:value="240.894" calcext:value-type="float">
            <text:p>240.894</text:p>
          </table:table-cell>
          <table:table-cell office:value-type="float" office:value="726.247" calcext:value-type="float">
            <text:p>726.247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32.7989" calcext:value-type="float">
            <text:p>32.7989</text:p>
          </table:table-cell>
          <table:table-cell office:value-type="float" office:value="240.925" calcext:value-type="float">
            <text:p>240.925</text:p>
          </table:table-cell>
          <table:table-cell office:value-type="float" office:value="726.276" calcext:value-type="float">
            <text:p>726.276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32.7395" calcext:value-type="float">
            <text:p>32.7395</text:p>
          </table:table-cell>
          <table:table-cell office:value-type="float" office:value="240.959" calcext:value-type="float">
            <text:p>240.959</text:p>
          </table:table-cell>
          <table:table-cell office:value-type="float" office:value="726.301" calcext:value-type="float">
            <text:p>726.301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32.6803" calcext:value-type="float">
            <text:p>32.6803</text:p>
          </table:table-cell>
          <table:table-cell office:value-type="float" office:value="240.996" calcext:value-type="float">
            <text:p>240.996</text:p>
          </table:table-cell>
          <table:table-cell office:value-type="float" office:value="726.324" calcext:value-type="float">
            <text:p>726.324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32.6216" calcext:value-type="float">
            <text:p>32.6216</text:p>
          </table:table-cell>
          <table:table-cell office:value-type="float" office:value="241.035" calcext:value-type="float">
            <text:p>241.035</text:p>
          </table:table-cell>
          <table:table-cell office:value-type="float" office:value="726.343" calcext:value-type="float">
            <text:p>726.34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241.077" calcext:value-type="float">
            <text:p>241.077</text:p>
          </table:table-cell>
          <table:table-cell office:value-type="float" office:value="726.359" calcext:value-type="float">
            <text:p>726.359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32.5052" calcext:value-type="float">
            <text:p>32.5052</text:p>
          </table:table-cell>
          <table:table-cell office:value-type="float" office:value="241.122" calcext:value-type="float">
            <text:p>241.122</text:p>
          </table:table-cell>
          <table:table-cell office:value-type="float" office:value="726.373" calcext:value-type="float">
            <text:p>726.373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32.4476" calcext:value-type="float">
            <text:p>32.4476</text:p>
          </table:table-cell>
          <table:table-cell office:value-type="float" office:value="241.169" calcext:value-type="float">
            <text:p>241.169</text:p>
          </table:table-cell>
          <table:table-cell office:value-type="float" office:value="726.383" calcext:value-type="float">
            <text:p>726.383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32.3904" calcext:value-type="float">
            <text:p>32.3904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726.391" calcext:value-type="float">
            <text:p>726.391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32.3336" calcext:value-type="float">
            <text:p>32.3336</text:p>
          </table:table-cell>
          <table:table-cell office:value-type="float" office:value="241.271" calcext:value-type="float">
            <text:p>241.271</text:p>
          </table:table-cell>
          <table:table-cell office:value-type="float" office:value="726.396" calcext:value-type="float">
            <text:p>726.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.2773" calcext:value-type="float">
            <text:p>32.2773</text:p>
          </table:table-cell>
          <table:table-cell office:value-type="float" office:value="241.325" calcext:value-type="float">
            <text:p>241.325</text:p>
          </table:table-cell>
          <table:table-cell office:value-type="float" office:value="726.398" calcext:value-type="float">
            <text:p>726.398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32.2214" calcext:value-type="float">
            <text:p>32.2214</text:p>
          </table:table-cell>
          <table:table-cell office:value-type="float" office:value="241.382" calcext:value-type="float">
            <text:p>241.382</text:p>
          </table:table-cell>
          <table:table-cell office:value-type="float" office:value="726.397" calcext:value-type="float">
            <text:p>726.39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2.166" calcext:value-type="float">
            <text:p>32.166</text:p>
          </table:table-cell>
          <table:table-cell office:value-type="float" office:value="241.441" calcext:value-type="float">
            <text:p>241.441</text:p>
          </table:table-cell>
          <table:table-cell office:value-type="float" office:value="726.393" calcext:value-type="float">
            <text:p>726.393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32.111" calcext:value-type="float">
            <text:p>32.111</text:p>
          </table:table-cell>
          <table:table-cell office:value-type="float" office:value="241.502" calcext:value-type="float">
            <text:p>241.502</text:p>
          </table:table-cell>
          <table:table-cell office:value-type="float" office:value="726.387" calcext:value-type="float">
            <text:p>726.387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32.0566" calcext:value-type="float">
            <text:p>32.0566</text:p>
          </table:table-cell>
          <table:table-cell office:value-type="float" office:value="241.566" calcext:value-type="float">
            <text:p>241.566</text:p>
          </table:table-cell>
          <table:table-cell office:value-type="float" office:value="726.377" calcext:value-type="float">
            <text:p>726.37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32.0026" calcext:value-type="float">
            <text:p>32.0026</text:p>
          </table:table-cell>
          <table:table-cell office:value-type="float" office:value="241.632" calcext:value-type="float">
            <text:p>241.632</text:p>
          </table:table-cell>
          <table:table-cell office:value-type="float" office:value="726.366" calcext:value-type="float">
            <text:p>726.366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31.9492" calcext:value-type="float">
            <text:p>31.9492</text:p>
          </table:table-cell>
          <table:table-cell office:value-type="float" office:value="241.7" calcext:value-type="float">
            <text:p>241.7</text:p>
          </table:table-cell>
          <table:table-cell office:value-type="float" office:value="726.351" calcext:value-type="float">
            <text:p>726.351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31.8963" calcext:value-type="float">
            <text:p>31.8963</text:p>
          </table:table-cell>
          <table:table-cell office:value-type="float" office:value="241.77" calcext:value-type="float">
            <text:p>241.77</text:p>
          </table:table-cell>
          <table:table-cell office:value-type="float" office:value="726.334" calcext:value-type="float">
            <text:p>726.334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1.8439" calcext:value-type="float">
            <text:p>31.8439</text:p>
          </table:table-cell>
          <table:table-cell office:value-type="float" office:value="241.842" calcext:value-type="float">
            <text:p>241.842</text:p>
          </table:table-cell>
          <table:table-cell office:value-type="float" office:value="726.314" calcext:value-type="float">
            <text:p>726.314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31.7921" calcext:value-type="float">
            <text:p>31.7921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726.292" calcext:value-type="float">
            <text:p>726.2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.7409" calcext:value-type="float">
            <text:p>31.7409</text:p>
          </table:table-cell>
          <table:table-cell office:value-type="float" office:value="241.992" calcext:value-type="float">
            <text:p>241.992</text:p>
          </table:table-cell>
          <table:table-cell office:value-type="float" office:value="726.267" calcext:value-type="float">
            <text:p>726.267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31.6902" calcext:value-type="float">
            <text:p>31.6902</text:p>
          </table:table-cell>
          <table:table-cell office:value-type="float" office:value="242.07" calcext:value-type="float">
            <text:p>242.07</text:p>
          </table:table-cell>
          <table:table-cell office:value-type="float" office:value="726.24" calcext:value-type="float">
            <text:p>726.24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31.6401" calcext:value-type="float">
            <text:p>31.6401</text:p>
          </table:table-cell>
          <table:table-cell office:value-type="float" office:value="242.15" calcext:value-type="float">
            <text:p>242.15</text:p>
          </table:table-cell>
          <table:table-cell office:value-type="float" office:value="726.21" calcext:value-type="float">
            <text:p>726.21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31.5905" calcext:value-type="float">
            <text:p>31.5905</text:p>
          </table:table-cell>
          <table:table-cell office:value-type="float" office:value="242.232" calcext:value-type="float">
            <text:p>242.232</text:p>
          </table:table-cell>
          <table:table-cell office:value-type="float" office:value="726.178" calcext:value-type="float">
            <text:p>726.178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31.5416" calcext:value-type="float">
            <text:p>31.5416</text:p>
          </table:table-cell>
          <table:table-cell office:value-type="float" office:value="242.315" calcext:value-type="float">
            <text:p>242.315</text:p>
          </table:table-cell>
          <table:table-cell office:value-type="float" office:value="726.143" calcext:value-type="float">
            <text:p>726.14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31.4933" calcext:value-type="float">
            <text:p>31.4933</text:p>
          </table:table-cell>
          <table:table-cell office:value-type="float" office:value="242.401" calcext:value-type="float">
            <text:p>242.401</text:p>
          </table:table-cell>
          <table:table-cell office:value-type="float" office:value="726.106" calcext:value-type="float">
            <text:p>726.106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1.4456" calcext:value-type="float">
            <text:p>31.4456</text:p>
          </table:table-cell>
          <table:table-cell office:value-type="float" office:value="242.488" calcext:value-type="float">
            <text:p>242.488</text:p>
          </table:table-cell>
          <table:table-cell office:value-type="float" office:value="726.067" calcext:value-type="float">
            <text:p>726.067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31.3985" calcext:value-type="float">
            <text:p>31.3985</text:p>
          </table:table-cell>
          <table:table-cell office:value-type="float" office:value="242.577" calcext:value-type="float">
            <text:p>242.577</text:p>
          </table:table-cell>
          <table:table-cell office:value-type="float" office:value="726.025" calcext:value-type="float">
            <text:p>726.025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1.3521" calcext:value-type="float">
            <text:p>31.3521</text:p>
          </table:table-cell>
          <table:table-cell office:value-type="float" office:value="242.667" calcext:value-type="float">
            <text:p>242.667</text:p>
          </table:table-cell>
          <table:table-cell office:value-type="float" office:value="725.981" calcext:value-type="float">
            <text:p>725.981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31.3062" calcext:value-type="float">
            <text:p>31.3062</text:p>
          </table:table-cell>
          <table:table-cell office:value-type="float" office:value="242.759" calcext:value-type="float">
            <text:p>242.759</text:p>
          </table:table-cell>
          <table:table-cell office:value-type="float" office:value="725.935" calcext:value-type="float">
            <text:p>725.9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.2611" calcext:value-type="float">
            <text:p>31.2611</text:p>
          </table:table-cell>
          <table:table-cell office:value-type="float" office:value="242.852" calcext:value-type="float">
            <text:p>242.852</text:p>
          </table:table-cell>
          <table:table-cell office:value-type="float" office:value="725.887" calcext:value-type="float">
            <text:p>725.887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31.2165" calcext:value-type="float">
            <text:p>31.2165</text:p>
          </table:table-cell>
          <table:table-cell office:value-type="float" office:value="242.947" calcext:value-type="float">
            <text:p>242.947</text:p>
          </table:table-cell>
          <table:table-cell office:value-type="float" office:value="725.836" calcext:value-type="float">
            <text:p>725.836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31.1727" calcext:value-type="float">
            <text:p>31.1727</text:p>
          </table:table-cell>
          <table:table-cell office:value-type="float" office:value="243.044" calcext:value-type="float">
            <text:p>243.044</text:p>
          </table:table-cell>
          <table:table-cell office:value-type="float" office:value="725.784" calcext:value-type="float">
            <text:p>725.784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31.1295" calcext:value-type="float">
            <text:p>31.1295</text:p>
          </table:table-cell>
          <table:table-cell office:value-type="float" office:value="243.141" calcext:value-type="float">
            <text:p>243.141</text:p>
          </table:table-cell>
          <table:table-cell office:value-type="float" office:value="725.729" calcext:value-type="float">
            <text:p>725.729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1.0869" calcext:value-type="float">
            <text:p>31.0869</text:p>
          </table:table-cell>
          <table:table-cell office:value-type="float" office:value="243.24" calcext:value-type="float">
            <text:p>243.24</text:p>
          </table:table-cell>
          <table:table-cell office:value-type="float" office:value="725.673" calcext:value-type="float">
            <text:p>725.673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31.0451" calcext:value-type="float">
            <text:p>31.0451</text:p>
          </table:table-cell>
          <table:table-cell office:value-type="float" office:value="243.341" calcext:value-type="float">
            <text:p>243.341</text:p>
          </table:table-cell>
          <table:table-cell office:value-type="float" office:value="725.614" calcext:value-type="float">
            <text:p>725.614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31.0039" calcext:value-type="float">
            <text:p>31.0039</text:p>
          </table:table-cell>
          <table:table-cell office:value-type="float" office:value="243.443" calcext:value-type="float">
            <text:p>243.443</text:p>
          </table:table-cell>
          <table:table-cell office:value-type="float" office:value="725.553" calcext:value-type="float">
            <text:p>725.553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30.9634" calcext:value-type="float">
            <text:p>30.9634</text:p>
          </table:table-cell>
          <table:table-cell office:value-type="float" office:value="243.546" calcext:value-type="float">
            <text:p>243.546</text:p>
          </table:table-cell>
          <table:table-cell office:value-type="float" office:value="725.491" calcext:value-type="float">
            <text:p>725.491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30.9236" calcext:value-type="float">
            <text:p>30.9236</text:p>
          </table:table-cell>
          <table:table-cell office:value-type="float" office:value="243.65" calcext:value-type="float">
            <text:p>243.65</text:p>
          </table:table-cell>
          <table:table-cell office:value-type="float" office:value="725.427" calcext:value-type="float">
            <text:p>725.427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30.8845" calcext:value-type="float">
            <text:p>30.8845</text:p>
          </table:table-cell>
          <table:table-cell office:value-type="float" office:value="243.755" calcext:value-type="float">
            <text:p>243.755</text:p>
          </table:table-cell>
          <table:table-cell office:value-type="float" office:value="725.36" calcext:value-type="float">
            <text:p>725.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.8462" calcext:value-type="float">
            <text:p>30.8462</text:p>
          </table:table-cell>
          <table:table-cell office:value-type="float" office:value="243.861" calcext:value-type="float">
            <text:p>243.861</text:p>
          </table:table-cell>
          <table:table-cell office:value-type="float" office:value="725.292" calcext:value-type="float">
            <text:p>725.292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30.8085" calcext:value-type="float">
            <text:p>30.8085</text:p>
          </table:table-cell>
          <table:table-cell office:value-type="float" office:value="243.969" calcext:value-type="float">
            <text:p>243.969</text:p>
          </table:table-cell>
          <table:table-cell office:value-type="float" office:value="725.223" calcext:value-type="float">
            <text:p>725.223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30.7715" calcext:value-type="float">
            <text:p>30.7715</text:p>
          </table:table-cell>
          <table:table-cell office:value-type="float" office:value="244.077" calcext:value-type="float">
            <text:p>244.077</text:p>
          </table:table-cell>
          <table:table-cell office:value-type="float" office:value="725.151" calcext:value-type="float">
            <text:p>725.151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30.7352" calcext:value-type="float">
            <text:p>30.7352</text:p>
          </table:table-cell>
          <table:table-cell office:value-type="float" office:value="244.187" calcext:value-type="float">
            <text:p>244.187</text:p>
          </table:table-cell>
          <table:table-cell office:value-type="float" office:value="725.078" calcext:value-type="float">
            <text:p>725.078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0.6997" calcext:value-type="float">
            <text:p>30.6997</text:p>
          </table:table-cell>
          <table:table-cell office:value-type="float" office:value="244.297" calcext:value-type="float">
            <text:p>244.297</text:p>
          </table:table-cell>
          <table:table-cell office:value-type="float" office:value="725.003" calcext:value-type="float">
            <text:p>725.003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30.6648" calcext:value-type="float">
            <text:p>30.6648</text:p>
          </table:table-cell>
          <table:table-cell office:value-type="float" office:value="244.408" calcext:value-type="float">
            <text:p>244.408</text:p>
          </table:table-cell>
          <table:table-cell office:value-type="float" office:value="724.927" calcext:value-type="float">
            <text:p>724.927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30.6307" calcext:value-type="float">
            <text:p>30.6307</text:p>
          </table:table-cell>
          <table:table-cell office:value-type="float" office:value="244.52" calcext:value-type="float">
            <text:p>244.52</text:p>
          </table:table-cell>
          <table:table-cell office:value-type="float" office:value="724.849" calcext:value-type="float">
            <text:p>724.849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30.5973" calcext:value-type="float">
            <text:p>30.5973</text:p>
          </table:table-cell>
          <table:table-cell office:value-type="float" office:value="244.633" calcext:value-type="float">
            <text:p>244.633</text:p>
          </table:table-cell>
          <table:table-cell office:value-type="float" office:value="724.77" calcext:value-type="float">
            <text:p>724.77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30.5647" calcext:value-type="float">
            <text:p>30.5647</text:p>
          </table:table-cell>
          <table:table-cell office:value-type="float" office:value="244.747" calcext:value-type="float">
            <text:p>244.747</text:p>
          </table:table-cell>
          <table:table-cell office:value-type="float" office:value="724.689" calcext:value-type="float">
            <text:p>724.689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30.5328" calcext:value-type="float">
            <text:p>30.5328</text:p>
          </table:table-cell>
          <table:table-cell office:value-type="float" office:value="244.861" calcext:value-type="float">
            <text:p>244.861</text:p>
          </table:table-cell>
          <table:table-cell office:value-type="float" office:value="724.606" calcext:value-type="float">
            <text:p>724.6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.5016" calcext:value-type="float">
            <text:p>30.5016</text:p>
          </table:table-cell>
          <table:table-cell office:value-type="float" office:value="244.976" calcext:value-type="float">
            <text:p>244.976</text:p>
          </table:table-cell>
          <table:table-cell office:value-type="float" office:value="724.523" calcext:value-type="float">
            <text:p>724.523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30.4711" calcext:value-type="float">
            <text:p>30.4711</text:p>
          </table:table-cell>
          <table:table-cell office:value-type="float" office:value="245.092" calcext:value-type="float">
            <text:p>245.092</text:p>
          </table:table-cell>
          <table:table-cell office:value-type="float" office:value="724.437" calcext:value-type="float">
            <text:p>724.437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30.4414" calcext:value-type="float">
            <text:p>30.4414</text:p>
          </table:table-cell>
          <table:table-cell office:value-type="float" office:value="245.208" calcext:value-type="float">
            <text:p>245.208</text:p>
          </table:table-cell>
          <table:table-cell office:value-type="float" office:value="724.351" calcext:value-type="float">
            <text:p>724.351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30.4124" calcext:value-type="float">
            <text:p>30.4124</text:p>
          </table:table-cell>
          <table:table-cell office:value-type="float" office:value="245.325" calcext:value-type="float">
            <text:p>245.325</text:p>
          </table:table-cell>
          <table:table-cell office:value-type="float" office:value="724.263" calcext:value-type="float">
            <text:p>724.263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30.3841" calcext:value-type="float">
            <text:p>30.3841</text:p>
          </table:table-cell>
          <table:table-cell office:value-type="float" office:value="245.442" calcext:value-type="float">
            <text:p>245.442</text:p>
          </table:table-cell>
          <table:table-cell office:value-type="float" office:value="724.174" calcext:value-type="float">
            <text:p>724.174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30.3566" calcext:value-type="float">
            <text:p>30.3566</text:p>
          </table:table-cell>
          <table:table-cell office:value-type="float" office:value="245.559" calcext:value-type="float">
            <text:p>245.559</text:p>
          </table:table-cell>
          <table:table-cell office:value-type="float" office:value="724.084" calcext:value-type="float">
            <text:p>724.084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30.3299" calcext:value-type="float">
            <text:p>30.3299</text:p>
          </table:table-cell>
          <table:table-cell office:value-type="float" office:value="245.678" calcext:value-type="float">
            <text:p>245.678</text:p>
          </table:table-cell>
          <table:table-cell office:value-type="float" office:value="723.993" calcext:value-type="float">
            <text:p>723.993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30.3038" calcext:value-type="float">
            <text:p>30.3038</text:p>
          </table:table-cell>
          <table:table-cell office:value-type="float" office:value="245.796" calcext:value-type="float">
            <text:p>245.796</text:p>
          </table:table-cell>
          <table:table-cell office:value-type="float" office:value="723.9" calcext:value-type="float">
            <text:p>723.9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30.2785" calcext:value-type="float">
            <text:p>30.2785</text:p>
          </table:table-cell>
          <table:table-cell office:value-type="float" office:value="245.915" calcext:value-type="float">
            <text:p>245.915</text:p>
          </table:table-cell>
          <table:table-cell office:value-type="float" office:value="723.806" calcext:value-type="float">
            <text:p>723.806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30.254" calcext:value-type="float">
            <text:p>30.254</text:p>
          </table:table-cell>
          <table:table-cell office:value-type="float" office:value="246.034" calcext:value-type="float">
            <text:p>246.034</text:p>
          </table:table-cell>
          <table:table-cell office:value-type="float" office:value="723.712" calcext:value-type="float">
            <text:p>723.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.2302" calcext:value-type="float">
            <text:p>30.2302</text:p>
          </table:table-cell>
          <table:table-cell office:value-type="float" office:value="246.154" calcext:value-type="float">
            <text:p>246.154</text:p>
          </table:table-cell>
          <table:table-cell office:value-type="float" office:value="723.616" calcext:value-type="float">
            <text:p>723.616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30.2071" calcext:value-type="float">
            <text:p>30.2071</text:p>
          </table:table-cell>
          <table:table-cell office:value-type="float" office:value="246.273" calcext:value-type="float">
            <text:p>246.273</text:p>
          </table:table-cell>
          <table:table-cell office:value-type="float" office:value="723.52" calcext:value-type="float">
            <text:p>723.52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0.1848" calcext:value-type="float">
            <text:p>30.1848</text:p>
          </table:table-cell>
          <table:table-cell office:value-type="float" office:value="246.393" calcext:value-type="float">
            <text:p>246.393</text:p>
          </table:table-cell>
          <table:table-cell office:value-type="float" office:value="723.422" calcext:value-type="float">
            <text:p>723.422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30.1632" calcext:value-type="float">
            <text:p>30.1632</text:p>
          </table:table-cell>
          <table:table-cell office:value-type="float" office:value="246.513" calcext:value-type="float">
            <text:p>246.513</text:p>
          </table:table-cell>
          <table:table-cell office:value-type="float" office:value="723.324" calcext:value-type="float">
            <text:p>723.324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30.1424" calcext:value-type="float">
            <text:p>30.1424</text:p>
          </table:table-cell>
          <table:table-cell office:value-type="float" office:value="246.633" calcext:value-type="float">
            <text:p>246.633</text:p>
          </table:table-cell>
          <table:table-cell office:value-type="float" office:value="723.224" calcext:value-type="float">
            <text:p>723.224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30.1222" calcext:value-type="float">
            <text:p>30.1222</text:p>
          </table:table-cell>
          <table:table-cell office:value-type="float" office:value="246.754" calcext:value-type="float">
            <text:p>246.754</text:p>
          </table:table-cell>
          <table:table-cell office:value-type="float" office:value="723.124" calcext:value-type="float">
            <text:p>723.124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30.1029" calcext:value-type="float">
            <text:p>30.1029</text:p>
          </table:table-cell>
          <table:table-cell office:value-type="float" office:value="246.874" calcext:value-type="float">
            <text:p>246.874</text:p>
          </table:table-cell>
          <table:table-cell office:value-type="float" office:value="723.023" calcext:value-type="float">
            <text:p>723.023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30.0842" calcext:value-type="float">
            <text:p>30.0842</text:p>
          </table:table-cell>
          <table:table-cell office:value-type="float" office:value="246.994" calcext:value-type="float">
            <text:p>246.994</text:p>
          </table:table-cell>
          <table:table-cell office:value-type="float" office:value="722.922" calcext:value-type="float">
            <text:p>722.922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30.0663" calcext:value-type="float">
            <text:p>30.0663</text:p>
          </table:table-cell>
          <table:table-cell office:value-type="float" office:value="247.114" calcext:value-type="float">
            <text:p>247.114</text:p>
          </table:table-cell>
          <table:table-cell office:value-type="float" office:value="722.819" calcext:value-type="float">
            <text:p>722.819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30.0492" calcext:value-type="float">
            <text:p>30.0492</text:p>
          </table:table-cell>
          <table:table-cell office:value-type="float" office:value="247.234" calcext:value-type="float">
            <text:p>247.234</text:p>
          </table:table-cell>
          <table:table-cell office:value-type="float" office:value="722.717" calcext:value-type="float">
            <text:p>722.7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.0327" calcext:value-type="float">
            <text:p>30.0327</text:p>
          </table:table-cell>
          <table:table-cell office:value-type="float" office:value="247.354" calcext:value-type="float">
            <text:p>247.354</text:p>
          </table:table-cell>
          <table:table-cell office:value-type="float" office:value="722.613" calcext:value-type="float">
            <text:p>722.613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30.017" calcext:value-type="float">
            <text:p>30.017</text:p>
          </table:table-cell>
          <table:table-cell office:value-type="float" office:value="247.474" calcext:value-type="float">
            <text:p>247.474</text:p>
          </table:table-cell>
          <table:table-cell office:value-type="float" office:value="722.509" calcext:value-type="float">
            <text:p>722.509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30.0021" calcext:value-type="float">
            <text:p>30.0021</text:p>
          </table:table-cell>
          <table:table-cell office:value-type="float" office:value="247.594" calcext:value-type="float">
            <text:p>247.594</text:p>
          </table:table-cell>
          <table:table-cell office:value-type="float" office:value="722.404" calcext:value-type="float">
            <text:p>722.404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29.9878" calcext:value-type="float">
            <text:p>29.9878</text:p>
          </table:table-cell>
          <table:table-cell office:value-type="float" office:value="247.713" calcext:value-type="float">
            <text:p>247.713</text:p>
          </table:table-cell>
          <table:table-cell office:value-type="float" office:value="722.299" calcext:value-type="float">
            <text:p>722.299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9.9743" calcext:value-type="float">
            <text:p>29.9743</text:p>
          </table:table-cell>
          <table:table-cell office:value-type="float" office:value="247.832" calcext:value-type="float">
            <text:p>247.832</text:p>
          </table:table-cell>
          <table:table-cell office:value-type="float" office:value="722.193" calcext:value-type="float">
            <text:p>722.193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29.9615" calcext:value-type="float">
            <text:p>29.9615</text:p>
          </table:table-cell>
          <table:table-cell office:value-type="float" office:value="247.951" calcext:value-type="float">
            <text:p>247.951</text:p>
          </table:table-cell>
          <table:table-cell office:value-type="float" office:value="722.087" calcext:value-type="float">
            <text:p>722.087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29.9494" calcext:value-type="float">
            <text:p>29.9494</text:p>
          </table:table-cell>
          <table:table-cell office:value-type="float" office:value="248.07" calcext:value-type="float">
            <text:p>248.07</text:p>
          </table:table-cell>
          <table:table-cell office:value-type="float" office:value="721.981" calcext:value-type="float">
            <text:p>721.981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29.938" calcext:value-type="float">
            <text:p>29.938</text:p>
          </table:table-cell>
          <table:table-cell office:value-type="float" office:value="248.188" calcext:value-type="float">
            <text:p>248.188</text:p>
          </table:table-cell>
          <table:table-cell office:value-type="float" office:value="721.874" calcext:value-type="float">
            <text:p>721.874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29.9273" calcext:value-type="float">
            <text:p>29.9273</text:p>
          </table:table-cell>
          <table:table-cell office:value-type="float" office:value="248.306" calcext:value-type="float">
            <text:p>248.306</text:p>
          </table:table-cell>
          <table:table-cell office:value-type="float" office:value="721.767" calcext:value-type="float">
            <text:p>721.767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29.9174" calcext:value-type="float">
            <text:p>29.9174</text:p>
          </table:table-cell>
          <table:table-cell office:value-type="float" office:value="248.424" calcext:value-type="float">
            <text:p>248.424</text:p>
          </table:table-cell>
          <table:table-cell office:value-type="float" office:value="721.659" calcext:value-type="float">
            <text:p>721.6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.9081" calcext:value-type="float">
            <text:p>29.9081</text:p>
          </table:table-cell>
          <table:table-cell office:value-type="float" office:value="248.54" calcext:value-type="float">
            <text:p>248.54</text:p>
          </table:table-cell>
          <table:table-cell office:value-type="float" office:value="721.551" calcext:value-type="float">
            <text:p>721.551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248.657" calcext:value-type="float">
            <text:p>248.657</text:p>
          </table:table-cell>
          <table:table-cell office:value-type="float" office:value="721.443" calcext:value-type="float">
            <text:p>721.443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248.773" calcext:value-type="float">
            <text:p>248.773</text:p>
          </table:table-cell>
          <table:table-cell office:value-type="float" office:value="721.335" calcext:value-type="float">
            <text:p>721.335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29.8845" calcext:value-type="float">
            <text:p>29.8845</text:p>
          </table:table-cell>
          <table:table-cell office:value-type="float" office:value="248.888" calcext:value-type="float">
            <text:p>248.888</text:p>
          </table:table-cell>
          <table:table-cell office:value-type="float" office:value="721.227" calcext:value-type="float">
            <text:p>721.22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29.8781" calcext:value-type="float">
            <text:p>29.8781</text:p>
          </table:table-cell>
          <table:table-cell office:value-type="float" office:value="249.003" calcext:value-type="float">
            <text:p>249.003</text:p>
          </table:table-cell>
          <table:table-cell office:value-type="float" office:value="721.119" calcext:value-type="float">
            <text:p>721.119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29.8723" calcext:value-type="float">
            <text:p>29.8723</text:p>
          </table:table-cell>
          <table:table-cell office:value-type="float" office:value="249.117" calcext:value-type="float">
            <text:p>249.117</text:p>
          </table:table-cell>
          <table:table-cell office:value-type="float" office:value="721.01" calcext:value-type="float">
            <text:p>721.01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29.8672" calcext:value-type="float">
            <text:p>29.8672</text:p>
          </table:table-cell>
          <table:table-cell office:value-type="float" office:value="249.231" calcext:value-type="float">
            <text:p>249.231</text:p>
          </table:table-cell>
          <table:table-cell office:value-type="float" office:value="720.902" calcext:value-type="float">
            <text:p>720.902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29.8628" calcext:value-type="float">
            <text:p>29.8628</text:p>
          </table:table-cell>
          <table:table-cell office:value-type="float" office:value="249.344" calcext:value-type="float">
            <text:p>249.344</text:p>
          </table:table-cell>
          <table:table-cell office:value-type="float" office:value="720.793" calcext:value-type="float">
            <text:p>720.793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29.859" calcext:value-type="float">
            <text:p>29.859</text:p>
          </table:table-cell>
          <table:table-cell office:value-type="float" office:value="249.456" calcext:value-type="float">
            <text:p>249.456</text:p>
          </table:table-cell>
          <table:table-cell office:value-type="float" office:value="720.685" calcext:value-type="float">
            <text:p>720.685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29.856" calcext:value-type="float">
            <text:p>29.856</text:p>
          </table:table-cell>
          <table:table-cell office:value-type="float" office:value="249.568" calcext:value-type="float">
            <text:p>249.568</text:p>
          </table:table-cell>
          <table:table-cell office:value-type="float" office:value="720.577" calcext:value-type="float">
            <text:p>720.5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8535" calcext:value-type="float">
            <text:p>29.8535</text:p>
          </table:table-cell>
          <table:table-cell office:value-type="float" office:value="249.678" calcext:value-type="float">
            <text:p>249.678</text:p>
          </table:table-cell>
          <table:table-cell office:value-type="float" office:value="720.468" calcext:value-type="float">
            <text:p>720.468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29.8518" calcext:value-type="float">
            <text:p>29.8518</text:p>
          </table:table-cell>
          <table:table-cell office:value-type="float" office:value="249.788" calcext:value-type="float">
            <text:p>249.788</text:p>
          </table:table-cell>
          <table:table-cell office:value-type="float" office:value="720.36" calcext:value-type="float">
            <text:p>720.36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29.8507" calcext:value-type="float">
            <text:p>29.8507</text:p>
          </table:table-cell>
          <table:table-cell office:value-type="float" office:value="249.897" calcext:value-type="float">
            <text:p>249.897</text:p>
          </table:table-cell>
          <table:table-cell office:value-type="float" office:value="720.252" calcext:value-type="float">
            <text:p>720.252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29.8502" calcext:value-type="float">
            <text:p>29.8502</text:p>
          </table:table-cell>
          <table:table-cell office:value-type="float" office:value="250.006" calcext:value-type="float">
            <text:p>250.006</text:p>
          </table:table-cell>
          <table:table-cell office:value-type="float" office:value="720.144" calcext:value-type="float">
            <text:p>720.144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29.8504" calcext:value-type="float">
            <text:p>29.8504</text:p>
          </table:table-cell>
          <table:table-cell office:value-type="float" office:value="250.113" calcext:value-type="float">
            <text:p>250.113</text:p>
          </table:table-cell>
          <table:table-cell office:value-type="float" office:value="720.037" calcext:value-type="float">
            <text:p>720.037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29.8513" calcext:value-type="float">
            <text:p>29.8513</text:p>
          </table:table-cell>
          <table:table-cell office:value-type="float" office:value="250.219" calcext:value-type="float">
            <text:p>250.219</text:p>
          </table:table-cell>
          <table:table-cell office:value-type="float" office:value="719.929" calcext:value-type="float">
            <text:p>719.929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29.8527" calcext:value-type="float">
            <text:p>29.8527</text:p>
          </table:table-cell>
          <table:table-cell office:value-type="float" office:value="250.325" calcext:value-type="float">
            <text:p>250.325</text:p>
          </table:table-cell>
          <table:table-cell office:value-type="float" office:value="719.822" calcext:value-type="float">
            <text:p>719.822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29.8548" calcext:value-type="float">
            <text:p>29.8548</text:p>
          </table:table-cell>
          <table:table-cell office:value-type="float" office:value="250.43" calcext:value-type="float">
            <text:p>250.43</text:p>
          </table:table-cell>
          <table:table-cell office:value-type="float" office:value="719.716" calcext:value-type="float">
            <text:p>719.716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9.8576" calcext:value-type="float">
            <text:p>29.8576</text:p>
          </table:table-cell>
          <table:table-cell office:value-type="float" office:value="250.533" calcext:value-type="float">
            <text:p>250.533</text:p>
          </table:table-cell>
          <table:table-cell office:value-type="float" office:value="719.609" calcext:value-type="float">
            <text:p>719.609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29.8609" calcext:value-type="float">
            <text:p>29.8609</text:p>
          </table:table-cell>
          <table:table-cell office:value-type="float" office:value="250.636" calcext:value-type="float">
            <text:p>250.636</text:p>
          </table:table-cell>
          <table:table-cell office:value-type="float" office:value="719.503" calcext:value-type="float">
            <text:p>719.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8649" calcext:value-type="float">
            <text:p>29.8649</text:p>
          </table:table-cell>
          <table:table-cell office:value-type="float" office:value="250.738" calcext:value-type="float">
            <text:p>250.738</text:p>
          </table:table-cell>
          <table:table-cell office:value-type="float" office:value="719.398" calcext:value-type="float">
            <text:p>719.398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29.8694" calcext:value-type="float">
            <text:p>29.8694</text:p>
          </table:table-cell>
          <table:table-cell office:value-type="float" office:value="250.838" calcext:value-type="float">
            <text:p>250.838</text:p>
          </table:table-cell>
          <table:table-cell office:value-type="float" office:value="719.292" calcext:value-type="float">
            <text:p>719.292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29.8746" calcext:value-type="float">
            <text:p>29.8746</text:p>
          </table:table-cell>
          <table:table-cell office:value-type="float" office:value="250.938" calcext:value-type="float">
            <text:p>250.938</text:p>
          </table:table-cell>
          <table:table-cell office:value-type="float" office:value="719.188" calcext:value-type="float">
            <text:p>719.188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29.8803" calcext:value-type="float">
            <text:p>29.8803</text:p>
          </table:table-cell>
          <table:table-cell office:value-type="float" office:value="251.036" calcext:value-type="float">
            <text:p>251.036</text:p>
          </table:table-cell>
          <table:table-cell office:value-type="float" office:value="719.084" calcext:value-type="float">
            <text:p>719.084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29.8867" calcext:value-type="float">
            <text:p>29.8867</text:p>
          </table:table-cell>
          <table:table-cell office:value-type="float" office:value="251.133" calcext:value-type="float">
            <text:p>251.133</text:p>
          </table:table-cell>
          <table:table-cell office:value-type="float" office:value="718.98" calcext:value-type="float">
            <text:p>718.98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29.8936" calcext:value-type="float">
            <text:p>29.8936</text:p>
          </table:table-cell>
          <table:table-cell office:value-type="float" office:value="251.23" calcext:value-type="float">
            <text:p>251.23</text:p>
          </table:table-cell>
          <table:table-cell office:value-type="float" office:value="718.877" calcext:value-type="float">
            <text:p>718.877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9.9011" calcext:value-type="float">
            <text:p>29.9011</text:p>
          </table:table-cell>
          <table:table-cell office:value-type="float" office:value="251.325" calcext:value-type="float">
            <text:p>251.325</text:p>
          </table:table-cell>
          <table:table-cell office:value-type="float" office:value="718.774" calcext:value-type="float">
            <text:p>718.774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29.9092" calcext:value-type="float">
            <text:p>29.9092</text:p>
          </table:table-cell>
          <table:table-cell office:value-type="float" office:value="251.418" calcext:value-type="float">
            <text:p>251.418</text:p>
          </table:table-cell>
          <table:table-cell office:value-type="float" office:value="718.672" calcext:value-type="float">
            <text:p>718.672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29.9178" calcext:value-type="float">
            <text:p>29.9178</text:p>
          </table:table-cell>
          <table:table-cell office:value-type="float" office:value="251.511" calcext:value-type="float">
            <text:p>251.511</text:p>
          </table:table-cell>
          <table:table-cell office:value-type="float" office:value="718.571" calcext:value-type="float">
            <text:p>718.571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29.927" calcext:value-type="float">
            <text:p>29.927</text:p>
          </table:table-cell>
          <table:table-cell office:value-type="float" office:value="251.602" calcext:value-type="float">
            <text:p>251.602</text:p>
          </table:table-cell>
          <table:table-cell office:value-type="float" office:value="718.471" calcext:value-type="float">
            <text:p>718.4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9367" calcext:value-type="float">
            <text:p>29.9367</text:p>
          </table:table-cell>
          <table:table-cell office:value-type="float" office:value="251.693" calcext:value-type="float">
            <text:p>251.693</text:p>
          </table:table-cell>
          <table:table-cell office:value-type="float" office:value="718.371" calcext:value-type="float">
            <text:p>718.371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29.947" calcext:value-type="float">
            <text:p>29.947</text:p>
          </table:table-cell>
          <table:table-cell office:value-type="float" office:value="251.782" calcext:value-type="float">
            <text:p>251.782</text:p>
          </table:table-cell>
          <table:table-cell office:value-type="float" office:value="718.271" calcext:value-type="float">
            <text:p>718.271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29.9578" calcext:value-type="float">
            <text:p>29.9578</text:p>
          </table:table-cell>
          <table:table-cell office:value-type="float" office:value="251.869" calcext:value-type="float">
            <text:p>251.869</text:p>
          </table:table-cell>
          <table:table-cell office:value-type="float" office:value="718.173" calcext:value-type="float">
            <text:p>718.173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29.9691" calcext:value-type="float">
            <text:p>29.9691</text:p>
          </table:table-cell>
          <table:table-cell office:value-type="float" office:value="251.956" calcext:value-type="float">
            <text:p>251.956</text:p>
          </table:table-cell>
          <table:table-cell office:value-type="float" office:value="718.075" calcext:value-type="float">
            <text:p>718.075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9.981" calcext:value-type="float">
            <text:p>29.981</text:p>
          </table:table-cell>
          <table:table-cell office:value-type="float" office:value="252.041" calcext:value-type="float">
            <text:p>252.041</text:p>
          </table:table-cell>
          <table:table-cell office:value-type="float" office:value="717.978" calcext:value-type="float">
            <text:p>717.978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29.9933" calcext:value-type="float">
            <text:p>29.9933</text:p>
          </table:table-cell>
          <table:table-cell office:value-type="float" office:value="252.124" calcext:value-type="float">
            <text:p>252.124</text:p>
          </table:table-cell>
          <table:table-cell office:value-type="float" office:value="717.882" calcext:value-type="float">
            <text:p>717.882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30.0062" calcext:value-type="float">
            <text:p>30.0062</text:p>
          </table:table-cell>
          <table:table-cell office:value-type="float" office:value="252.207" calcext:value-type="float">
            <text:p>252.207</text:p>
          </table:table-cell>
          <table:table-cell office:value-type="float" office:value="717.787" calcext:value-type="float">
            <text:p>717.787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30.0196" calcext:value-type="float">
            <text:p>30.0196</text:p>
          </table:table-cell>
          <table:table-cell office:value-type="float" office:value="252.288" calcext:value-type="float">
            <text:p>252.288</text:p>
          </table:table-cell>
          <table:table-cell office:value-type="float" office:value="717.693" calcext:value-type="float">
            <text:p>717.693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30.0334" calcext:value-type="float">
            <text:p>30.0334</text:p>
          </table:table-cell>
          <table:table-cell office:value-type="float" office:value="252.367" calcext:value-type="float">
            <text:p>252.367</text:p>
          </table:table-cell>
          <table:table-cell office:value-type="float" office:value="717.599" calcext:value-type="float">
            <text:p>717.599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30.0478" calcext:value-type="float">
            <text:p>30.0478</text:p>
          </table:table-cell>
          <table:table-cell office:value-type="float" office:value="252.446" calcext:value-type="float">
            <text:p>252.446</text:p>
          </table:table-cell>
          <table:table-cell office:value-type="float" office:value="717.507" calcext:value-type="float">
            <text:p>717.5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0626" calcext:value-type="float">
            <text:p>30.0626</text:p>
          </table:table-cell>
          <table:table-cell office:value-type="float" office:value="252.522" calcext:value-type="float">
            <text:p>252.522</text:p>
          </table:table-cell>
          <table:table-cell office:value-type="float" office:value="717.415" calcext:value-type="float">
            <text:p>717.415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30.0779" calcext:value-type="float">
            <text:p>30.0779</text:p>
          </table:table-cell>
          <table:table-cell office:value-type="float" office:value="252.598" calcext:value-type="float">
            <text:p>252.598</text:p>
          </table:table-cell>
          <table:table-cell office:value-type="float" office:value="717.324" calcext:value-type="float">
            <text:p>717.324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30.0936" calcext:value-type="float">
            <text:p>30.0936</text:p>
          </table:table-cell>
          <table:table-cell office:value-type="float" office:value="252.672" calcext:value-type="float">
            <text:p>252.672</text:p>
          </table:table-cell>
          <table:table-cell office:value-type="float" office:value="717.234" calcext:value-type="float">
            <text:p>717.234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30.1098" calcext:value-type="float">
            <text:p>30.1098</text:p>
          </table:table-cell>
          <table:table-cell office:value-type="float" office:value="252.744" calcext:value-type="float">
            <text:p>252.744</text:p>
          </table:table-cell>
          <table:table-cell office:value-type="float" office:value="717.146" calcext:value-type="float">
            <text:p>717.146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30.1264" calcext:value-type="float">
            <text:p>30.1264</text:p>
          </table:table-cell>
          <table:table-cell office:value-type="float" office:value="252.816" calcext:value-type="float">
            <text:p>252.816</text:p>
          </table:table-cell>
          <table:table-cell office:value-type="float" office:value="717.058" calcext:value-type="float">
            <text:p>717.058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30.1435" calcext:value-type="float">
            <text:p>30.1435</text:p>
          </table:table-cell>
          <table:table-cell office:value-type="float" office:value="252.885" calcext:value-type="float">
            <text:p>252.885</text:p>
          </table:table-cell>
          <table:table-cell office:value-type="float" office:value="716.971" calcext:value-type="float">
            <text:p>716.971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0.161" calcext:value-type="float">
            <text:p>30.161</text:p>
          </table:table-cell>
          <table:table-cell office:value-type="float" office:value="252.953" calcext:value-type="float">
            <text:p>252.953</text:p>
          </table:table-cell>
          <table:table-cell office:value-type="float" office:value="716.886" calcext:value-type="float">
            <text:p>716.886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30.1789" calcext:value-type="float">
            <text:p>30.1789</text:p>
          </table:table-cell>
          <table:table-cell office:value-type="float" office:value="253.02" calcext:value-type="float">
            <text:p>253.02</text:p>
          </table:table-cell>
          <table:table-cell office:value-type="float" office:value="716.801" calcext:value-type="float">
            <text:p>716.801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30.1973" calcext:value-type="float">
            <text:p>30.1973</text:p>
          </table:table-cell>
          <table:table-cell office:value-type="float" office:value="253.085" calcext:value-type="float">
            <text:p>253.085</text:p>
          </table:table-cell>
          <table:table-cell office:value-type="float" office:value="716.717" calcext:value-type="float">
            <text:p>716.717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30.216" calcext:value-type="float">
            <text:p>30.216</text:p>
          </table:table-cell>
          <table:table-cell office:value-type="float" office:value="253.149" calcext:value-type="float">
            <text:p>253.149</text:p>
          </table:table-cell>
          <table:table-cell office:value-type="float" office:value="716.635" calcext:value-type="float">
            <text:p>716.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2351" calcext:value-type="float">
            <text:p>30.2351</text:p>
          </table:table-cell>
          <table:table-cell office:value-type="float" office:value="253.211" calcext:value-type="float">
            <text:p>253.211</text:p>
          </table:table-cell>
          <table:table-cell office:value-type="float" office:value="716.554" calcext:value-type="float">
            <text:p>716.554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30.2546" calcext:value-type="float">
            <text:p>30.2546</text:p>
          </table:table-cell>
          <table:table-cell office:value-type="float" office:value="253.272" calcext:value-type="float">
            <text:p>253.272</text:p>
          </table:table-cell>
          <table:table-cell office:value-type="float" office:value="716.474" calcext:value-type="float">
            <text:p>716.474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30.2745" calcext:value-type="float">
            <text:p>30.2745</text:p>
          </table:table-cell>
          <table:table-cell office:value-type="float" office:value="253.331" calcext:value-type="float">
            <text:p>253.331</text:p>
          </table:table-cell>
          <table:table-cell office:value-type="float" office:value="716.395" calcext:value-type="float">
            <text:p>716.395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30.2948" calcext:value-type="float">
            <text:p>30.2948</text:p>
          </table:table-cell>
          <table:table-cell office:value-type="float" office:value="253.388" calcext:value-type="float">
            <text:p>253.388</text:p>
          </table:table-cell>
          <table:table-cell office:value-type="float" office:value="716.317" calcext:value-type="float">
            <text:p>716.31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30.3154" calcext:value-type="float">
            <text:p>30.3154</text:p>
          </table:table-cell>
          <table:table-cell office:value-type="float" office:value="253.444" calcext:value-type="float">
            <text:p>253.444</text:p>
          </table:table-cell>
          <table:table-cell office:value-type="float" office:value="716.24" calcext:value-type="float">
            <text:p>716.24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.3364" calcext:value-type="float">
            <text:p>30.3364</text:p>
          </table:table-cell>
          <table:table-cell office:value-type="float" office:value="253.499" calcext:value-type="float">
            <text:p>253.499</text:p>
          </table:table-cell>
          <table:table-cell office:value-type="float" office:value="716.165" calcext:value-type="float">
            <text:p>716.165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.3577" calcext:value-type="float">
            <text:p>30.3577</text:p>
          </table:table-cell>
          <table:table-cell office:value-type="float" office:value="253.552" calcext:value-type="float">
            <text:p>253.552</text:p>
          </table:table-cell>
          <table:table-cell office:value-type="float" office:value="716.091" calcext:value-type="float">
            <text:p>716.091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0.3794" calcext:value-type="float">
            <text:p>30.3794</text:p>
          </table:table-cell>
          <table:table-cell office:value-type="float" office:value="253.603" calcext:value-type="float">
            <text:p>253.603</text:p>
          </table:table-cell>
          <table:table-cell office:value-type="float" office:value="716.018" calcext:value-type="float">
            <text:p>716.018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30.4013" calcext:value-type="float">
            <text:p>30.4013</text:p>
          </table:table-cell>
          <table:table-cell office:value-type="float" office:value="253.653" calcext:value-type="float">
            <text:p>253.653</text:p>
          </table:table-cell>
          <table:table-cell office:value-type="float" office:value="715.946" calcext:value-type="float">
            <text:p>715.946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30.4236" calcext:value-type="float">
            <text:p>30.4236</text:p>
          </table:table-cell>
          <table:table-cell office:value-type="float" office:value="253.701" calcext:value-type="float">
            <text:p>253.701</text:p>
          </table:table-cell>
          <table:table-cell office:value-type="float" office:value="715.876" calcext:value-type="float">
            <text:p>715.8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4462" calcext:value-type="float">
            <text:p>30.4462</text:p>
          </table:table-cell>
          <table:table-cell office:value-type="float" office:value="253.747" calcext:value-type="float">
            <text:p>253.747</text:p>
          </table:table-cell>
          <table:table-cell office:value-type="float" office:value="715.806" calcext:value-type="float">
            <text:p>715.806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0.4691" calcext:value-type="float">
            <text:p>30.4691</text:p>
          </table:table-cell>
          <table:table-cell office:value-type="float" office:value="253.792" calcext:value-type="float">
            <text:p>253.792</text:p>
          </table:table-cell>
          <table:table-cell office:value-type="float" office:value="715.739" calcext:value-type="float">
            <text:p>715.739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.4923" calcext:value-type="float">
            <text:p>30.4923</text:p>
          </table:table-cell>
          <table:table-cell office:value-type="float" office:value="253.836" calcext:value-type="float">
            <text:p>253.836</text:p>
          </table:table-cell>
          <table:table-cell office:value-type="float" office:value="715.672" calcext:value-type="float">
            <text:p>715.672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.5157" calcext:value-type="float">
            <text:p>30.5157</text:p>
          </table:table-cell>
          <table:table-cell office:value-type="float" office:value="253.878" calcext:value-type="float">
            <text:p>253.878</text:p>
          </table:table-cell>
          <table:table-cell office:value-type="float" office:value="715.607" calcext:value-type="float">
            <text:p>715.607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.5395" calcext:value-type="float">
            <text:p>30.5395</text:p>
          </table:table-cell>
          <table:table-cell office:value-type="float" office:value="253.918" calcext:value-type="float">
            <text:p>253.918</text:p>
          </table:table-cell>
          <table:table-cell office:value-type="float" office:value="715.543" calcext:value-type="float">
            <text:p>715.54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.5635" calcext:value-type="float">
            <text:p>30.5635</text:p>
          </table:table-cell>
          <table:table-cell office:value-type="float" office:value="253.956" calcext:value-type="float">
            <text:p>253.956</text:p>
          </table:table-cell>
          <table:table-cell office:value-type="float" office:value="715.48" calcext:value-type="float">
            <text:p>715.48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0.5877" calcext:value-type="float">
            <text:p>30.5877</text:p>
          </table:table-cell>
          <table:table-cell office:value-type="float" office:value="253.993" calcext:value-type="float">
            <text:p>253.993</text:p>
          </table:table-cell>
          <table:table-cell office:value-type="float" office:value="715.419" calcext:value-type="float">
            <text:p>715.419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0.6122" calcext:value-type="float">
            <text:p>30.6122</text:p>
          </table:table-cell>
          <table:table-cell office:value-type="float" office:value="254.029" calcext:value-type="float">
            <text:p>254.029</text:p>
          </table:table-cell>
          <table:table-cell office:value-type="float" office:value="715.359" calcext:value-type="float">
            <text:p>715.359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30.6369" calcext:value-type="float">
            <text:p>30.6369</text:p>
          </table:table-cell>
          <table:table-cell office:value-type="float" office:value="254.063" calcext:value-type="float">
            <text:p>254.063</text:p>
          </table:table-cell>
          <table:table-cell office:value-type="float" office:value="715.3" calcext:value-type="float">
            <text:p>715.3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30.6619" calcext:value-type="float">
            <text:p>30.6619</text:p>
          </table:table-cell>
          <table:table-cell office:value-type="float" office:value="254.095" calcext:value-type="float">
            <text:p>254.095</text:p>
          </table:table-cell>
          <table:table-cell office:value-type="float" office:value="715.243" calcext:value-type="float">
            <text:p>715.2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.6871" calcext:value-type="float">
            <text:p>30.6871</text:p>
          </table:table-cell>
          <table:table-cell office:value-type="float" office:value="254.126" calcext:value-type="float">
            <text:p>254.126</text:p>
          </table:table-cell>
          <table:table-cell office:value-type="float" office:value="715.187" calcext:value-type="float">
            <text:p>715.187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30.7124" calcext:value-type="float">
            <text:p>30.7124</text:p>
          </table:table-cell>
          <table:table-cell office:value-type="float" office:value="254.155" calcext:value-type="float">
            <text:p>254.155</text:p>
          </table:table-cell>
          <table:table-cell office:value-type="float" office:value="715.133" calcext:value-type="float">
            <text:p>715.133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30.738" calcext:value-type="float">
            <text:p>30.738</text:p>
          </table:table-cell>
          <table:table-cell office:value-type="float" office:value="254.182" calcext:value-type="float">
            <text:p>254.182</text:p>
          </table:table-cell>
          <table:table-cell office:value-type="float" office:value="715.08" calcext:value-type="float">
            <text:p>715.08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30.7637" calcext:value-type="float">
            <text:p>30.7637</text:p>
          </table:table-cell>
          <table:table-cell office:value-type="float" office:value="254.208" calcext:value-type="float">
            <text:p>254.208</text:p>
          </table:table-cell>
          <table:table-cell office:value-type="float" office:value="715.028" calcext:value-type="float">
            <text:p>715.028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30.7897" calcext:value-type="float">
            <text:p>30.7897</text:p>
          </table:table-cell>
          <table:table-cell office:value-type="float" office:value="254.232" calcext:value-type="float">
            <text:p>254.232</text:p>
          </table:table-cell>
          <table:table-cell office:value-type="float" office:value="714.978" calcext:value-type="float">
            <text:p>714.978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30.8158" calcext:value-type="float">
            <text:p>30.8158</text:p>
          </table:table-cell>
          <table:table-cell office:value-type="float" office:value="254.255" calcext:value-type="float">
            <text:p>254.255</text:p>
          </table:table-cell>
          <table:table-cell office:value-type="float" office:value="714.929" calcext:value-type="float">
            <text:p>714.929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30.8421" calcext:value-type="float">
            <text:p>30.8421</text:p>
          </table:table-cell>
          <table:table-cell office:value-type="float" office:value="254.276" calcext:value-type="float">
            <text:p>254.276</text:p>
          </table:table-cell>
          <table:table-cell office:value-type="float" office:value="714.882" calcext:value-type="float">
            <text:p>714.882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0.8685" calcext:value-type="float">
            <text:p>30.8685</text:p>
          </table:table-cell>
          <table:table-cell office:value-type="float" office:value="254.296" calcext:value-type="float">
            <text:p>254.296</text:p>
          </table:table-cell>
          <table:table-cell office:value-type="float" office:value="714.836" calcext:value-type="float">
            <text:p>714.836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30.895" calcext:value-type="float">
            <text:p>30.895</text:p>
          </table:table-cell>
          <table:table-cell office:value-type="float" office:value="254.314" calcext:value-type="float">
            <text:p>254.314</text:p>
          </table:table-cell>
          <table:table-cell office:value-type="float" office:value="714.791" calcext:value-type="float">
            <text:p>714.791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30.9217" calcext:value-type="float">
            <text:p>30.9217</text:p>
          </table:table-cell>
          <table:table-cell office:value-type="float" office:value="254.33" calcext:value-type="float">
            <text:p>254.33</text:p>
          </table:table-cell>
          <table:table-cell office:value-type="float" office:value="714.748" calcext:value-type="float">
            <text:p>714.7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.9485" calcext:value-type="float">
            <text:p>30.9485</text:p>
          </table:table-cell>
          <table:table-cell office:value-type="float" office:value="254.345" calcext:value-type="float">
            <text:p>254.345</text:p>
          </table:table-cell>
          <table:table-cell office:value-type="float" office:value="714.706" calcext:value-type="float">
            <text:p>714.706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0.9754" calcext:value-type="float">
            <text:p>30.9754</text:p>
          </table:table-cell>
          <table:table-cell office:value-type="float" office:value="254.359" calcext:value-type="float">
            <text:p>254.359</text:p>
          </table:table-cell>
          <table:table-cell office:value-type="float" office:value="714.666" calcext:value-type="float">
            <text:p>714.666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1.0025" calcext:value-type="float">
            <text:p>31.0025</text:p>
          </table:table-cell>
          <table:table-cell office:value-type="float" office:value="254.37" calcext:value-type="float">
            <text:p>254.37</text:p>
          </table:table-cell>
          <table:table-cell office:value-type="float" office:value="714.627" calcext:value-type="float">
            <text:p>714.627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1.0296" calcext:value-type="float">
            <text:p>31.0296</text:p>
          </table:table-cell>
          <table:table-cell office:value-type="float" office:value="254.381" calcext:value-type="float">
            <text:p>254.381</text:p>
          </table:table-cell>
          <table:table-cell office:value-type="float" office:value="714.59" calcext:value-type="float">
            <text:p>714.59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1.0568" calcext:value-type="float">
            <text:p>31.0568</text:p>
          </table:table-cell>
          <table:table-cell office:value-type="float" office:value="254.389" calcext:value-type="float">
            <text:p>254.389</text:p>
          </table:table-cell>
          <table:table-cell office:value-type="float" office:value="714.554" calcext:value-type="float">
            <text:p>714.554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1.0841" calcext:value-type="float">
            <text:p>31.0841</text:p>
          </table:table-cell>
          <table:table-cell office:value-type="float" office:value="254.397" calcext:value-type="float">
            <text:p>254.397</text:p>
          </table:table-cell>
          <table:table-cell office:value-type="float" office:value="714.519" calcext:value-type="float">
            <text:p>714.519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31.1114" calcext:value-type="float">
            <text:p>31.1114</text:p>
          </table:table-cell>
          <table:table-cell office:value-type="float" office:value="254.402" calcext:value-type="float">
            <text:p>254.402</text:p>
          </table:table-cell>
          <table:table-cell office:value-type="float" office:value="714.486" calcext:value-type="float">
            <text:p>714.486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31.1388" calcext:value-type="float">
            <text:p>31.1388</text:p>
          </table:table-cell>
          <table:table-cell office:value-type="float" office:value="254.407" calcext:value-type="float">
            <text:p>254.407</text:p>
          </table:table-cell>
          <table:table-cell office:value-type="float" office:value="714.454" calcext:value-type="float">
            <text:p>714.454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31.1663" calcext:value-type="float">
            <text:p>31.1663</text:p>
          </table:table-cell>
          <table:table-cell office:value-type="float" office:value="254.409" calcext:value-type="float">
            <text:p>254.409</text:p>
          </table:table-cell>
          <table:table-cell office:value-type="float" office:value="714.424" calcext:value-type="float">
            <text:p>714.424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1.1938" calcext:value-type="float">
            <text:p>31.1938</text:p>
          </table:table-cell>
          <table:table-cell office:value-type="float" office:value="254.411" calcext:value-type="float">
            <text:p>254.411</text:p>
          </table:table-cell>
          <table:table-cell office:value-type="float" office:value="714.395" calcext:value-type="float">
            <text:p>714.3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.2213" calcext:value-type="float">
            <text:p>31.2213</text:p>
          </table:table-cell>
          <table:table-cell office:value-type="float" office:value="254.411" calcext:value-type="float">
            <text:p>254.411</text:p>
          </table:table-cell>
          <table:table-cell office:value-type="float" office:value="714.368" calcext:value-type="float">
            <text:p>714.368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31.2489" calcext:value-type="float">
            <text:p>31.2489</text:p>
          </table:table-cell>
          <table:table-cell office:value-type="float" office:value="254.409" calcext:value-type="float">
            <text:p>254.409</text:p>
          </table:table-cell>
          <table:table-cell office:value-type="float" office:value="714.342" calcext:value-type="float">
            <text:p>714.342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31.2764" calcext:value-type="float">
            <text:p>31.2764</text:p>
          </table:table-cell>
          <table:table-cell office:value-type="float" office:value="254.406" calcext:value-type="float">
            <text:p>254.406</text:p>
          </table:table-cell>
          <table:table-cell office:value-type="float" office:value="714.318" calcext:value-type="float">
            <text:p>714.318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1.304" calcext:value-type="float">
            <text:p>31.304</text:p>
          </table:table-cell>
          <table:table-cell office:value-type="float" office:value="254.401" calcext:value-type="float">
            <text:p>254.401</text:p>
          </table:table-cell>
          <table:table-cell office:value-type="float" office:value="714.295" calcext:value-type="float">
            <text:p>714.295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31.3315" calcext:value-type="float">
            <text:p>31.3315</text:p>
          </table:table-cell>
          <table:table-cell office:value-type="float" office:value="254.395" calcext:value-type="float">
            <text:p>254.395</text:p>
          </table:table-cell>
          <table:table-cell office:value-type="float" office:value="714.273" calcext:value-type="float">
            <text:p>714.273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31.3591" calcext:value-type="float">
            <text:p>31.3591</text:p>
          </table:table-cell>
          <table:table-cell office:value-type="float" office:value="254.388" calcext:value-type="float">
            <text:p>254.388</text:p>
          </table:table-cell>
          <table:table-cell office:value-type="float" office:value="714.253" calcext:value-type="float">
            <text:p>714.253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31.3866" calcext:value-type="float">
            <text:p>31.3866</text:p>
          </table:table-cell>
          <table:table-cell office:value-type="float" office:value="254.379" calcext:value-type="float">
            <text:p>254.379</text:p>
          </table:table-cell>
          <table:table-cell office:value-type="float" office:value="714.234" calcext:value-type="float">
            <text:p>714.234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31.4141" calcext:value-type="float">
            <text:p>31.4141</text:p>
          </table:table-cell>
          <table:table-cell office:value-type="float" office:value="254.369" calcext:value-type="float">
            <text:p>254.369</text:p>
          </table:table-cell>
          <table:table-cell office:value-type="float" office:value="714.217" calcext:value-type="float">
            <text:p>714.217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31.4415" calcext:value-type="float">
            <text:p>31.4415</text:p>
          </table:table-cell>
          <table:table-cell office:value-type="float" office:value="254.358" calcext:value-type="float">
            <text:p>254.358</text:p>
          </table:table-cell>
          <table:table-cell office:value-type="float" office:value="714.201" calcext:value-type="float">
            <text:p>714.201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31.4689" calcext:value-type="float">
            <text:p>31.4689</text:p>
          </table:table-cell>
          <table:table-cell office:value-type="float" office:value="254.345" calcext:value-type="float">
            <text:p>254.345</text:p>
          </table:table-cell>
          <table:table-cell office:value-type="float" office:value="714.186" calcext:value-type="float">
            <text:p>714.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254.33" calcext:value-type="float">
            <text:p>254.33</text:p>
          </table:table-cell>
          <table:table-cell office:value-type="float" office:value="714.173" calcext:value-type="float">
            <text:p>714.173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31.5235" calcext:value-type="float">
            <text:p>31.5235</text:p>
          </table:table-cell>
          <table:table-cell office:value-type="float" office:value="254.315" calcext:value-type="float">
            <text:p>254.315</text:p>
          </table:table-cell>
          <table:table-cell office:value-type="float" office:value="714.162" calcext:value-type="float">
            <text:p>714.162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31.5506" calcext:value-type="float">
            <text:p>31.5506</text:p>
          </table:table-cell>
          <table:table-cell office:value-type="float" office:value="254.298" calcext:value-type="float">
            <text:p>254.298</text:p>
          </table:table-cell>
          <table:table-cell office:value-type="float" office:value="714.151" calcext:value-type="float">
            <text:p>714.151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1.5777" calcext:value-type="float">
            <text:p>31.5777</text:p>
          </table:table-cell>
          <table:table-cell office:value-type="float" office:value="254.28" calcext:value-type="float">
            <text:p>254.28</text:p>
          </table:table-cell>
          <table:table-cell office:value-type="float" office:value="714.142" calcext:value-type="float">
            <text:p>714.142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31.6048" calcext:value-type="float">
            <text:p>31.6048</text:p>
          </table:table-cell>
          <table:table-cell office:value-type="float" office:value="254.261" calcext:value-type="float">
            <text:p>254.261</text:p>
          </table:table-cell>
          <table:table-cell office:value-type="float" office:value="714.135" calcext:value-type="float">
            <text:p>714.13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31.6317" calcext:value-type="float">
            <text:p>31.6317</text:p>
          </table:table-cell>
          <table:table-cell office:value-type="float" office:value="254.24" calcext:value-type="float">
            <text:p>254.24</text:p>
          </table:table-cell>
          <table:table-cell office:value-type="float" office:value="714.128" calcext:value-type="float">
            <text:p>714.128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31.6584" calcext:value-type="float">
            <text:p>31.6584</text:p>
          </table:table-cell>
          <table:table-cell office:value-type="float" office:value="254.218" calcext:value-type="float">
            <text:p>254.218</text:p>
          </table:table-cell>
          <table:table-cell office:value-type="float" office:value="714.124" calcext:value-type="float">
            <text:p>714.124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1.6851" calcext:value-type="float">
            <text:p>31.6851</text:p>
          </table:table-cell>
          <table:table-cell office:value-type="float" office:value="254.195" calcext:value-type="float">
            <text:p>254.195</text:p>
          </table:table-cell>
          <table:table-cell office:value-type="float" office:value="714.12" calcext:value-type="float">
            <text:p>714.12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1.7117" calcext:value-type="float">
            <text:p>31.7117</text:p>
          </table:table-cell>
          <table:table-cell office:value-type="float" office:value="254.17" calcext:value-type="float">
            <text:p>254.17</text:p>
          </table:table-cell>
          <table:table-cell office:value-type="float" office:value="714.118" calcext:value-type="float">
            <text:p>714.118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31.7381" calcext:value-type="float">
            <text:p>31.7381</text:p>
          </table:table-cell>
          <table:table-cell office:value-type="float" office:value="254.145" calcext:value-type="float">
            <text:p>254.145</text:p>
          </table:table-cell>
          <table:table-cell office:value-type="float" office:value="714.117" calcext:value-type="float">
            <text:p>714.1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.7644" calcext:value-type="float">
            <text:p>31.7644</text:p>
          </table:table-cell>
          <table:table-cell office:value-type="float" office:value="254.118" calcext:value-type="float">
            <text:p>254.118</text:p>
          </table:table-cell>
          <table:table-cell office:value-type="float" office:value="714.118" calcext:value-type="float">
            <text:p>714.118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31.7905" calcext:value-type="float">
            <text:p>31.7905</text:p>
          </table:table-cell>
          <table:table-cell office:value-type="float" office:value="254.09" calcext:value-type="float">
            <text:p>254.09</text:p>
          </table:table-cell>
          <table:table-cell office:value-type="float" office:value="714.119" calcext:value-type="float">
            <text:p>714.119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31.8164" calcext:value-type="float">
            <text:p>31.8164</text:p>
          </table:table-cell>
          <table:table-cell office:value-type="float" office:value="254.061" calcext:value-type="float">
            <text:p>254.061</text:p>
          </table:table-cell>
          <table:table-cell office:value-type="float" office:value="714.122" calcext:value-type="float">
            <text:p>714.122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1.8422" calcext:value-type="float">
            <text:p>31.8422</text:p>
          </table:table-cell>
          <table:table-cell office:value-type="float" office:value="254.031" calcext:value-type="float">
            <text:p>254.031</text:p>
          </table:table-cell>
          <table:table-cell office:value-type="float" office:value="714.127" calcext:value-type="float">
            <text:p>714.127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1.8679" calcext:value-type="float">
            <text:p>31.8679</text:p>
          </table:table-cell>
          <table:table-cell office:value-type="float" office:value="254" calcext:value-type="float">
            <text:p>254</text:p>
          </table:table-cell>
          <table:table-cell office:value-type="float" office:value="714.132" calcext:value-type="float">
            <text:p>714.13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1.8933" calcext:value-type="float">
            <text:p>31.8933</text:p>
          </table:table-cell>
          <table:table-cell office:value-type="float" office:value="253.967" calcext:value-type="float">
            <text:p>253.967</text:p>
          </table:table-cell>
          <table:table-cell office:value-type="float" office:value="714.139" calcext:value-type="float">
            <text:p>714.139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1.9186" calcext:value-type="float">
            <text:p>31.9186</text:p>
          </table:table-cell>
          <table:table-cell office:value-type="float" office:value="253.934" calcext:value-type="float">
            <text:p>253.934</text:p>
          </table:table-cell>
          <table:table-cell office:value-type="float" office:value="714.148" calcext:value-type="float">
            <text:p>714.148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1.9436" calcext:value-type="float">
            <text:p>31.9436</text:p>
          </table:table-cell>
          <table:table-cell office:value-type="float" office:value="253.899" calcext:value-type="float">
            <text:p>253.899</text:p>
          </table:table-cell>
          <table:table-cell office:value-type="float" office:value="714.157" calcext:value-type="float">
            <text:p>714.157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1.9685" calcext:value-type="float">
            <text:p>31.9685</text:p>
          </table:table-cell>
          <table:table-cell office:value-type="float" office:value="253.864" calcext:value-type="float">
            <text:p>253.864</text:p>
          </table:table-cell>
          <table:table-cell office:value-type="float" office:value="714.168" calcext:value-type="float">
            <text:p>714.168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1.9931" calcext:value-type="float">
            <text:p>31.9931</text:p>
          </table:table-cell>
          <table:table-cell office:value-type="float" office:value="253.827" calcext:value-type="float">
            <text:p>253.827</text:p>
          </table:table-cell>
          <table:table-cell office:value-type="float" office:value="714.179" calcext:value-type="float">
            <text:p>714.1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.0176" calcext:value-type="float">
            <text:p>32.0176</text:p>
          </table:table-cell>
          <table:table-cell office:value-type="float" office:value="253.79" calcext:value-type="float">
            <text:p>253.79</text:p>
          </table:table-cell>
          <table:table-cell office:value-type="float" office:value="714.192" calcext:value-type="float">
            <text:p>714.192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32.0418" calcext:value-type="float">
            <text:p>32.0418</text:p>
          </table:table-cell>
          <table:table-cell office:value-type="float" office:value="253.752" calcext:value-type="float">
            <text:p>253.752</text:p>
          </table:table-cell>
          <table:table-cell office:value-type="float" office:value="714.207" calcext:value-type="float">
            <text:p>714.207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32.0658" calcext:value-type="float">
            <text:p>32.0658</text:p>
          </table:table-cell>
          <table:table-cell office:value-type="float" office:value="253.712" calcext:value-type="float">
            <text:p>253.712</text:p>
          </table:table-cell>
          <table:table-cell office:value-type="float" office:value="714.222" calcext:value-type="float">
            <text:p>714.222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2.0895" calcext:value-type="float">
            <text:p>32.0895</text:p>
          </table:table-cell>
          <table:table-cell office:value-type="float" office:value="253.672" calcext:value-type="float">
            <text:p>253.672</text:p>
          </table:table-cell>
          <table:table-cell office:value-type="float" office:value="714.239" calcext:value-type="float">
            <text:p>714.239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2.113" calcext:value-type="float">
            <text:p>32.113</text:p>
          </table:table-cell>
          <table:table-cell office:value-type="float" office:value="253.631" calcext:value-type="float">
            <text:p>253.631</text:p>
          </table:table-cell>
          <table:table-cell office:value-type="float" office:value="714.256" calcext:value-type="float">
            <text:p>714.25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32.1363" calcext:value-type="float">
            <text:p>32.1363</text:p>
          </table:table-cell>
          <table:table-cell office:value-type="float" office:value="253.588" calcext:value-type="float">
            <text:p>253.588</text:p>
          </table:table-cell>
          <table:table-cell office:value-type="float" office:value="714.275" calcext:value-type="float">
            <text:p>714.275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32.1593" calcext:value-type="float">
            <text:p>32.1593</text:p>
          </table:table-cell>
          <table:table-cell office:value-type="float" office:value="253.545" calcext:value-type="float">
            <text:p>253.545</text:p>
          </table:table-cell>
          <table:table-cell office:value-type="float" office:value="714.295" calcext:value-type="float">
            <text:p>714.295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2.182" calcext:value-type="float">
            <text:p>32.182</text:p>
          </table:table-cell>
          <table:table-cell office:value-type="float" office:value="253.502" calcext:value-type="float">
            <text:p>253.502</text:p>
          </table:table-cell>
          <table:table-cell office:value-type="float" office:value="714.316" calcext:value-type="float">
            <text:p>714.316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32.2045" calcext:value-type="float">
            <text:p>32.2045</text:p>
          </table:table-cell>
          <table:table-cell office:value-type="float" office:value="253.457" calcext:value-type="float">
            <text:p>253.457</text:p>
          </table:table-cell>
          <table:table-cell office:value-type="float" office:value="714.339" calcext:value-type="float">
            <text:p>714.339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32.2267" calcext:value-type="float">
            <text:p>32.2267</text:p>
          </table:table-cell>
          <table:table-cell office:value-type="float" office:value="253.412" calcext:value-type="float">
            <text:p>253.412</text:p>
          </table:table-cell>
          <table:table-cell office:value-type="float" office:value="714.362" calcext:value-type="float">
            <text:p>714.3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.2486" calcext:value-type="float">
            <text:p>32.2486</text:p>
          </table:table-cell>
          <table:table-cell office:value-type="float" office:value="253.365" calcext:value-type="float">
            <text:p>253.365</text:p>
          </table:table-cell>
          <table:table-cell office:value-type="float" office:value="714.386" calcext:value-type="float">
            <text:p>714.386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32.2702" calcext:value-type="float">
            <text:p>32.2702</text:p>
          </table:table-cell>
          <table:table-cell office:value-type="float" office:value="253.318" calcext:value-type="float">
            <text:p>253.318</text:p>
          </table:table-cell>
          <table:table-cell office:value-type="float" office:value="714.411" calcext:value-type="float">
            <text:p>714.411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32.2916" calcext:value-type="float">
            <text:p>32.2916</text:p>
          </table:table-cell>
          <table:table-cell office:value-type="float" office:value="253.271" calcext:value-type="float">
            <text:p>253.271</text:p>
          </table:table-cell>
          <table:table-cell office:value-type="float" office:value="714.438" calcext:value-type="float">
            <text:p>714.438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32.3126" calcext:value-type="float">
            <text:p>32.3126</text:p>
          </table:table-cell>
          <table:table-cell office:value-type="float" office:value="253.222" calcext:value-type="float">
            <text:p>253.222</text:p>
          </table:table-cell>
          <table:table-cell office:value-type="float" office:value="714.465" calcext:value-type="float">
            <text:p>714.465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32.3334" calcext:value-type="float">
            <text:p>32.3334</text:p>
          </table:table-cell>
          <table:table-cell office:value-type="float" office:value="253.173" calcext:value-type="float">
            <text:p>253.173</text:p>
          </table:table-cell>
          <table:table-cell office:value-type="float" office:value="714.493" calcext:value-type="float">
            <text:p>714.493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32.3538" calcext:value-type="float">
            <text:p>32.3538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714.523" calcext:value-type="float">
            <text:p>714.523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32.3739" calcext:value-type="float">
            <text:p>32.3739</text:p>
          </table:table-cell>
          <table:table-cell office:value-type="float" office:value="253.073" calcext:value-type="float">
            <text:p>253.073</text:p>
          </table:table-cell>
          <table:table-cell office:value-type="float" office:value="714.553" calcext:value-type="float">
            <text:p>714.553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32.3937" calcext:value-type="float">
            <text:p>32.3937</text:p>
          </table:table-cell>
          <table:table-cell office:value-type="float" office:value="253.022" calcext:value-type="float">
            <text:p>253.022</text:p>
          </table:table-cell>
          <table:table-cell office:value-type="float" office:value="714.584" calcext:value-type="float">
            <text:p>714.584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32.4132" calcext:value-type="float">
            <text:p>32.4132</text:p>
          </table:table-cell>
          <table:table-cell office:value-type="float" office:value="252.97" calcext:value-type="float">
            <text:p>252.97</text:p>
          </table:table-cell>
          <table:table-cell office:value-type="float" office:value="714.616" calcext:value-type="float">
            <text:p>714.616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2.4324" calcext:value-type="float">
            <text:p>32.4324</text:p>
          </table:table-cell>
          <table:table-cell office:value-type="float" office:value="252.918" calcext:value-type="float">
            <text:p>252.918</text:p>
          </table:table-cell>
          <table:table-cell office:value-type="float" office:value="714.649" calcext:value-type="float">
            <text:p>714.6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.4513" calcext:value-type="float">
            <text:p>32.4513</text:p>
          </table:table-cell>
          <table:table-cell office:value-type="float" office:value="252.866" calcext:value-type="float">
            <text:p>252.866</text:p>
          </table:table-cell>
          <table:table-cell office:value-type="float" office:value="714.683" calcext:value-type="float">
            <text:p>714.683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32.4698" calcext:value-type="float">
            <text:p>32.4698</text:p>
          </table:table-cell>
          <table:table-cell office:value-type="float" office:value="252.812" calcext:value-type="float">
            <text:p>252.812</text:p>
          </table:table-cell>
          <table:table-cell office:value-type="float" office:value="714.718" calcext:value-type="float">
            <text:p>714.718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32.488" calcext:value-type="float">
            <text:p>32.488</text:p>
          </table:table-cell>
          <table:table-cell office:value-type="float" office:value="252.759" calcext:value-type="float">
            <text:p>252.759</text:p>
          </table:table-cell>
          <table:table-cell office:value-type="float" office:value="714.754" calcext:value-type="float">
            <text:p>714.754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2.5058" calcext:value-type="float">
            <text:p>32.5058</text:p>
          </table:table-cell>
          <table:table-cell office:value-type="float" office:value="252.704" calcext:value-type="float">
            <text:p>252.704</text:p>
          </table:table-cell>
          <table:table-cell office:value-type="float" office:value="714.79" calcext:value-type="float">
            <text:p>714.79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32.5233" calcext:value-type="float">
            <text:p>32.5233</text:p>
          </table:table-cell>
          <table:table-cell office:value-type="float" office:value="252.65" calcext:value-type="float">
            <text:p>252.65</text:p>
          </table:table-cell>
          <table:table-cell office:value-type="float" office:value="714.827" calcext:value-type="float">
            <text:p>714.827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32.5404" calcext:value-type="float">
            <text:p>32.5404</text:p>
          </table:table-cell>
          <table:table-cell office:value-type="float" office:value="252.594" calcext:value-type="float">
            <text:p>252.594</text:p>
          </table:table-cell>
          <table:table-cell office:value-type="float" office:value="714.865" calcext:value-type="float">
            <text:p>714.865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32.5572" calcext:value-type="float">
            <text:p>32.5572</text:p>
          </table:table-cell>
          <table:table-cell office:value-type="float" office:value="252.539" calcext:value-type="float">
            <text:p>252.539</text:p>
          </table:table-cell>
          <table:table-cell office:value-type="float" office:value="714.904" calcext:value-type="float">
            <text:p>714.904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2.5737" calcext:value-type="float">
            <text:p>32.5737</text:p>
          </table:table-cell>
          <table:table-cell office:value-type="float" office:value="252.483" calcext:value-type="float">
            <text:p>252.483</text:p>
          </table:table-cell>
          <table:table-cell office:value-type="float" office:value="714.944" calcext:value-type="float">
            <text:p>714.944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2.5897" calcext:value-type="float">
            <text:p>32.5897</text:p>
          </table:table-cell>
          <table:table-cell office:value-type="float" office:value="252.426" calcext:value-type="float">
            <text:p>252.426</text:p>
          </table:table-cell>
          <table:table-cell office:value-type="float" office:value="714.984" calcext:value-type="float">
            <text:p>714.984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2.6055" calcext:value-type="float">
            <text:p>32.6055</text:p>
          </table:table-cell>
          <table:table-cell office:value-type="float" office:value="252.37" calcext:value-type="float">
            <text:p>252.37</text:p>
          </table:table-cell>
          <table:table-cell office:value-type="float" office:value="715.025" calcext:value-type="float">
            <text:p>715.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.6208" calcext:value-type="float">
            <text:p>32.6208</text:p>
          </table:table-cell>
          <table:table-cell office:value-type="float" office:value="252.313" calcext:value-type="float">
            <text:p>252.313</text:p>
          </table:table-cell>
          <table:table-cell office:value-type="float" office:value="715.066" calcext:value-type="float">
            <text:p>715.066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32.6358" calcext:value-type="float">
            <text:p>32.6358</text:p>
          </table:table-cell>
          <table:table-cell office:value-type="float" office:value="252.255" calcext:value-type="float">
            <text:p>252.255</text:p>
          </table:table-cell>
          <table:table-cell office:value-type="float" office:value="715.109" calcext:value-type="float">
            <text:p>715.109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32.6505" calcext:value-type="float">
            <text:p>32.6505</text:p>
          </table:table-cell>
          <table:table-cell office:value-type="float" office:value="252.198" calcext:value-type="float">
            <text:p>252.198</text:p>
          </table:table-cell>
          <table:table-cell office:value-type="float" office:value="715.152" calcext:value-type="float">
            <text:p>715.152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32.6647" calcext:value-type="float">
            <text:p>32.6647</text:p>
          </table:table-cell>
          <table:table-cell office:value-type="float" office:value="252.14" calcext:value-type="float">
            <text:p>252.14</text:p>
          </table:table-cell>
          <table:table-cell office:value-type="float" office:value="715.195" calcext:value-type="float">
            <text:p>715.195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32.6786" calcext:value-type="float">
            <text:p>32.6786</text:p>
          </table:table-cell>
          <table:table-cell office:value-type="float" office:value="252.082" calcext:value-type="float">
            <text:p>252.082</text:p>
          </table:table-cell>
          <table:table-cell office:value-type="float" office:value="715.24" calcext:value-type="float">
            <text:p>715.24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32.6921" calcext:value-type="float">
            <text:p>32.6921</text:p>
          </table:table-cell>
          <table:table-cell office:value-type="float" office:value="252.024" calcext:value-type="float">
            <text:p>252.024</text:p>
          </table:table-cell>
          <table:table-cell office:value-type="float" office:value="715.284" calcext:value-type="float">
            <text:p>715.284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32.7052" calcext:value-type="float">
            <text:p>32.7052</text:p>
          </table:table-cell>
          <table:table-cell office:value-type="float" office:value="251.965" calcext:value-type="float">
            <text:p>251.965</text:p>
          </table:table-cell>
          <table:table-cell office:value-type="float" office:value="715.33" calcext:value-type="float">
            <text:p>715.33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32.718" calcext:value-type="float">
            <text:p>32.718</text:p>
          </table:table-cell>
          <table:table-cell office:value-type="float" office:value="251.906" calcext:value-type="float">
            <text:p>251.906</text:p>
          </table:table-cell>
          <table:table-cell office:value-type="float" office:value="715.376" calcext:value-type="float">
            <text:p>715.376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32.7304" calcext:value-type="float">
            <text:p>32.7304</text:p>
          </table:table-cell>
          <table:table-cell office:value-type="float" office:value="251.847" calcext:value-type="float">
            <text:p>251.847</text:p>
          </table:table-cell>
          <table:table-cell office:value-type="float" office:value="715.422" calcext:value-type="float">
            <text:p>715.422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32.7424" calcext:value-type="float">
            <text:p>32.7424</text:p>
          </table:table-cell>
          <table:table-cell office:value-type="float" office:value="251.788" calcext:value-type="float">
            <text:p>251.788</text:p>
          </table:table-cell>
          <table:table-cell office:value-type="float" office:value="715.469" calcext:value-type="float">
            <text:p>715.4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.754" calcext:value-type="float">
            <text:p>32.754</text:p>
          </table:table-cell>
          <table:table-cell office:value-type="float" office:value="251.729" calcext:value-type="float">
            <text:p>251.729</text:p>
          </table:table-cell>
          <table:table-cell office:value-type="float" office:value="715.517" calcext:value-type="float">
            <text:p>715.517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32.7652" calcext:value-type="float">
            <text:p>32.7652</text:p>
          </table:table-cell>
          <table:table-cell office:value-type="float" office:value="251.67" calcext:value-type="float">
            <text:p>251.67</text:p>
          </table:table-cell>
          <table:table-cell office:value-type="float" office:value="715.565" calcext:value-type="float">
            <text:p>715.565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32.7761" calcext:value-type="float">
            <text:p>32.7761</text:p>
          </table:table-cell>
          <table:table-cell office:value-type="float" office:value="251.611" calcext:value-type="float">
            <text:p>251.611</text:p>
          </table:table-cell>
          <table:table-cell office:value-type="float" office:value="715.613" calcext:value-type="float">
            <text:p>715.613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2.7865" calcext:value-type="float">
            <text:p>32.7865</text:p>
          </table:table-cell>
          <table:table-cell office:value-type="float" office:value="251.552" calcext:value-type="float">
            <text:p>251.552</text:p>
          </table:table-cell>
          <table:table-cell office:value-type="float" office:value="715.662" calcext:value-type="float">
            <text:p>715.662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2.7966" calcext:value-type="float">
            <text:p>32.7966</text:p>
          </table:table-cell>
          <table:table-cell office:value-type="float" office:value="251.492" calcext:value-type="float">
            <text:p>251.492</text:p>
          </table:table-cell>
          <table:table-cell office:value-type="float" office:value="715.711" calcext:value-type="float">
            <text:p>715.711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32.8063" calcext:value-type="float">
            <text:p>32.8063</text:p>
          </table:table-cell>
          <table:table-cell office:value-type="float" office:value="251.433" calcext:value-type="float">
            <text:p>251.433</text:p>
          </table:table-cell>
          <table:table-cell office:value-type="float" office:value="715.761" calcext:value-type="float">
            <text:p>715.761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32.8156" calcext:value-type="float">
            <text:p>32.8156</text:p>
          </table:table-cell>
          <table:table-cell office:value-type="float" office:value="251.374" calcext:value-type="float">
            <text:p>251.374</text:p>
          </table:table-cell>
          <table:table-cell office:value-type="float" office:value="715.811" calcext:value-type="float">
            <text:p>715.811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32.8245" calcext:value-type="float">
            <text:p>32.8245</text:p>
          </table:table-cell>
          <table:table-cell office:value-type="float" office:value="251.315" calcext:value-type="float">
            <text:p>251.315</text:p>
          </table:table-cell>
          <table:table-cell office:value-type="float" office:value="715.861" calcext:value-type="float">
            <text:p>715.861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32.833" calcext:value-type="float">
            <text:p>32.833</text:p>
          </table:table-cell>
          <table:table-cell office:value-type="float" office:value="251.255" calcext:value-type="float">
            <text:p>251.255</text:p>
          </table:table-cell>
          <table:table-cell office:value-type="float" office:value="715.912" calcext:value-type="float">
            <text:p>715.912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32.8412" calcext:value-type="float">
            <text:p>32.8412</text:p>
          </table:table-cell>
          <table:table-cell office:value-type="float" office:value="251.196" calcext:value-type="float">
            <text:p>251.196</text:p>
          </table:table-cell>
          <table:table-cell office:value-type="float" office:value="715.963" calcext:value-type="float">
            <text:p>715.9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.8489" calcext:value-type="float">
            <text:p>32.8489</text:p>
          </table:table-cell>
          <table:table-cell office:value-type="float" office:value="251.137" calcext:value-type="float">
            <text:p>251.137</text:p>
          </table:table-cell>
          <table:table-cell office:value-type="float" office:value="716.014" calcext:value-type="float">
            <text:p>716.014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32.8563" calcext:value-type="float">
            <text:p>32.8563</text:p>
          </table:table-cell>
          <table:table-cell office:value-type="float" office:value="251.078" calcext:value-type="float">
            <text:p>251.078</text:p>
          </table:table-cell>
          <table:table-cell office:value-type="float" office:value="716.065" calcext:value-type="float">
            <text:p>716.065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2.8633" calcext:value-type="float">
            <text:p>32.8633</text:p>
          </table:table-cell>
          <table:table-cell office:value-type="float" office:value="251.02" calcext:value-type="float">
            <text:p>251.02</text:p>
          </table:table-cell>
          <table:table-cell office:value-type="float" office:value="716.117" calcext:value-type="float">
            <text:p>716.117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32.8699" calcext:value-type="float">
            <text:p>32.8699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716.169" calcext:value-type="float">
            <text:p>716.169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32.8761" calcext:value-type="float">
            <text:p>32.8761</text:p>
          </table:table-cell>
          <table:table-cell office:value-type="float" office:value="250.903" calcext:value-type="float">
            <text:p>250.903</text:p>
          </table:table-cell>
          <table:table-cell office:value-type="float" office:value="716.221" calcext:value-type="float">
            <text:p>716.221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32.882" calcext:value-type="float">
            <text:p>32.882</text:p>
          </table:table-cell>
          <table:table-cell office:value-type="float" office:value="250.844" calcext:value-type="float">
            <text:p>250.844</text:p>
          </table:table-cell>
          <table:table-cell office:value-type="float" office:value="716.274" calcext:value-type="float">
            <text:p>716.274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32.8874" calcext:value-type="float">
            <text:p>32.8874</text:p>
          </table:table-cell>
          <table:table-cell office:value-type="float" office:value="250.786" calcext:value-type="float">
            <text:p>250.786</text:p>
          </table:table-cell>
          <table:table-cell office:value-type="float" office:value="716.326" calcext:value-type="float">
            <text:p>716.326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32.8925" calcext:value-type="float">
            <text:p>32.8925</text:p>
          </table:table-cell>
          <table:table-cell office:value-type="float" office:value="250.728" calcext:value-type="float">
            <text:p>250.728</text:p>
          </table:table-cell>
          <table:table-cell office:value-type="float" office:value="716.379" calcext:value-type="float">
            <text:p>716.379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32.8972" calcext:value-type="float">
            <text:p>32.8972</text:p>
          </table:table-cell>
          <table:table-cell office:value-type="float" office:value="250.671" calcext:value-type="float">
            <text:p>250.671</text:p>
          </table:table-cell>
          <table:table-cell office:value-type="float" office:value="716.432" calcext:value-type="float">
            <text:p>716.432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32.9015" calcext:value-type="float">
            <text:p>32.9015</text:p>
          </table:table-cell>
          <table:table-cell office:value-type="float" office:value="250.614" calcext:value-type="float">
            <text:p>250.614</text:p>
          </table:table-cell>
          <table:table-cell office:value-type="float" office:value="716.485" calcext:value-type="float">
            <text:p>716.4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.9055" calcext:value-type="float">
            <text:p>32.9055</text:p>
          </table:table-cell>
          <table:table-cell office:value-type="float" office:value="250.557" calcext:value-type="float">
            <text:p>250.557</text:p>
          </table:table-cell>
          <table:table-cell office:value-type="float" office:value="716.538" calcext:value-type="float">
            <text:p>716.538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32.909" calcext:value-type="float">
            <text:p>32.909</text:p>
          </table:table-cell>
          <table:table-cell office:value-type="float" office:value="250.5" calcext:value-type="float">
            <text:p>250.5</text:p>
          </table:table-cell>
          <table:table-cell office:value-type="float" office:value="716.591" calcext:value-type="float">
            <text:p>716.591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32.9122" calcext:value-type="float">
            <text:p>32.9122</text:p>
          </table:table-cell>
          <table:table-cell office:value-type="float" office:value="250.443" calcext:value-type="float">
            <text:p>250.443</text:p>
          </table:table-cell>
          <table:table-cell office:value-type="float" office:value="716.644" calcext:value-type="float">
            <text:p>716.644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2.915" calcext:value-type="float">
            <text:p>32.915</text:p>
          </table:table-cell>
          <table:table-cell office:value-type="float" office:value="250.387" calcext:value-type="float">
            <text:p>250.387</text:p>
          </table:table-cell>
          <table:table-cell office:value-type="float" office:value="716.698" calcext:value-type="float">
            <text:p>716.698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2.9175" calcext:value-type="float">
            <text:p>32.9175</text:p>
          </table:table-cell>
          <table:table-cell office:value-type="float" office:value="250.332" calcext:value-type="float">
            <text:p>250.332</text:p>
          </table:table-cell>
          <table:table-cell office:value-type="float" office:value="716.751" calcext:value-type="float">
            <text:p>716.751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2.9196" calcext:value-type="float">
            <text:p>32.9196</text:p>
          </table:table-cell>
          <table:table-cell office:value-type="float" office:value="250.276" calcext:value-type="float">
            <text:p>250.276</text:p>
          </table:table-cell>
          <table:table-cell office:value-type="float" office:value="716.804" calcext:value-type="float">
            <text:p>716.804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2.9213" calcext:value-type="float">
            <text:p>32.9213</text:p>
          </table:table-cell>
          <table:table-cell office:value-type="float" office:value="250.221" calcext:value-type="float">
            <text:p>250.221</text:p>
          </table:table-cell>
          <table:table-cell office:value-type="float" office:value="716.857" calcext:value-type="float">
            <text:p>716.857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32.9227" calcext:value-type="float">
            <text:p>32.9227</text:p>
          </table:table-cell>
          <table:table-cell office:value-type="float" office:value="250.167" calcext:value-type="float">
            <text:p>250.167</text:p>
          </table:table-cell>
          <table:table-cell office:value-type="float" office:value="716.91" calcext:value-type="float">
            <text:p>716.91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32.9237" calcext:value-type="float">
            <text:p>32.9237</text:p>
          </table:table-cell>
          <table:table-cell office:value-type="float" office:value="250.113" calcext:value-type="float">
            <text:p>250.113</text:p>
          </table:table-cell>
          <table:table-cell office:value-type="float" office:value="716.964" calcext:value-type="float">
            <text:p>716.964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32.9243" calcext:value-type="float">
            <text:p>32.9243</text:p>
          </table:table-cell>
          <table:table-cell office:value-type="float" office:value="250.059" calcext:value-type="float">
            <text:p>250.059</text:p>
          </table:table-cell>
          <table:table-cell office:value-type="float" office:value="717.017" calcext:value-type="float">
            <text:p>717.0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.9246" calcext:value-type="float">
            <text:p>32.9246</text:p>
          </table:table-cell>
          <table:table-cell office:value-type="float" office:value="250.006" calcext:value-type="float">
            <text:p>250.006</text:p>
          </table:table-cell>
          <table:table-cell office:value-type="float" office:value="717.07" calcext:value-type="float">
            <text:p>717.07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32.9246" calcext:value-type="float">
            <text:p>32.9246</text:p>
          </table:table-cell>
          <table:table-cell office:value-type="float" office:value="249.953" calcext:value-type="float">
            <text:p>249.953</text:p>
          </table:table-cell>
          <table:table-cell office:value-type="float" office:value="717.123" calcext:value-type="float">
            <text:p>717.123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32.9242" calcext:value-type="float">
            <text:p>32.9242</text:p>
          </table:table-cell>
          <table:table-cell office:value-type="float" office:value="249.901" calcext:value-type="float">
            <text:p>249.901</text:p>
          </table:table-cell>
          <table:table-cell office:value-type="float" office:value="717.175" calcext:value-type="float">
            <text:p>717.175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2.9234" calcext:value-type="float">
            <text:p>32.9234</text:p>
          </table:table-cell>
          <table:table-cell office:value-type="float" office:value="249.849" calcext:value-type="float">
            <text:p>249.849</text:p>
          </table:table-cell>
          <table:table-cell office:value-type="float" office:value="717.228" calcext:value-type="float">
            <text:p>717.228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32.9224" calcext:value-type="float">
            <text:p>32.9224</text:p>
          </table:table-cell>
          <table:table-cell office:value-type="float" office:value="249.797" calcext:value-type="float">
            <text:p>249.797</text:p>
          </table:table-cell>
          <table:table-cell office:value-type="float" office:value="717.28" calcext:value-type="float">
            <text:p>717.28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32.9209" calcext:value-type="float">
            <text:p>32.9209</text:p>
          </table:table-cell>
          <table:table-cell office:value-type="float" office:value="249.746" calcext:value-type="float">
            <text:p>249.746</text:p>
          </table:table-cell>
          <table:table-cell office:value-type="float" office:value="717.333" calcext:value-type="float">
            <text:p>717.333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32.9192" calcext:value-type="float">
            <text:p>32.9192</text:p>
          </table:table-cell>
          <table:table-cell office:value-type="float" office:value="249.696" calcext:value-type="float">
            <text:p>249.696</text:p>
          </table:table-cell>
          <table:table-cell office:value-type="float" office:value="717.385" calcext:value-type="float">
            <text:p>717.385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32.9171" calcext:value-type="float">
            <text:p>32.9171</text:p>
          </table:table-cell>
          <table:table-cell office:value-type="float" office:value="249.646" calcext:value-type="float">
            <text:p>249.646</text:p>
          </table:table-cell>
          <table:table-cell office:value-type="float" office:value="717.437" calcext:value-type="float">
            <text:p>717.437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32.9147" calcext:value-type="float">
            <text:p>32.9147</text:p>
          </table:table-cell>
          <table:table-cell office:value-type="float" office:value="249.597" calcext:value-type="float">
            <text:p>249.597</text:p>
          </table:table-cell>
          <table:table-cell office:value-type="float" office:value="717.488" calcext:value-type="float">
            <text:p>717.488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2.912" calcext:value-type="float">
            <text:p>32.912</text:p>
          </table:table-cell>
          <table:table-cell office:value-type="float" office:value="249.548" calcext:value-type="float">
            <text:p>249.548</text:p>
          </table:table-cell>
          <table:table-cell office:value-type="float" office:value="717.54" calcext:value-type="float">
            <text:p>717.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.9089" calcext:value-type="float">
            <text:p>32.9089</text:p>
          </table:table-cell>
          <table:table-cell office:value-type="float" office:value="249.5" calcext:value-type="float">
            <text:p>249.5</text:p>
          </table:table-cell>
          <table:table-cell office:value-type="float" office:value="717.591" calcext:value-type="float">
            <text:p>717.591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32.9055" calcext:value-type="float">
            <text:p>32.9055</text:p>
          </table:table-cell>
          <table:table-cell office:value-type="float" office:value="249.453" calcext:value-type="float">
            <text:p>249.453</text:p>
          </table:table-cell>
          <table:table-cell office:value-type="float" office:value="717.642" calcext:value-type="float">
            <text:p>717.642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32.9019" calcext:value-type="float">
            <text:p>32.9019</text:p>
          </table:table-cell>
          <table:table-cell office:value-type="float" office:value="249.406" calcext:value-type="float">
            <text:p>249.406</text:p>
          </table:table-cell>
          <table:table-cell office:value-type="float" office:value="717.692" calcext:value-type="float">
            <text:p>717.692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2.8979" calcext:value-type="float">
            <text:p>32.8979</text:p>
          </table:table-cell>
          <table:table-cell office:value-type="float" office:value="249.36" calcext:value-type="float">
            <text:p>249.36</text:p>
          </table:table-cell>
          <table:table-cell office:value-type="float" office:value="717.743" calcext:value-type="float">
            <text:p>717.743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32.8936" calcext:value-type="float">
            <text:p>32.8936</text:p>
          </table:table-cell>
          <table:table-cell office:value-type="float" office:value="249.314" calcext:value-type="float">
            <text:p>249.314</text:p>
          </table:table-cell>
          <table:table-cell office:value-type="float" office:value="717.793" calcext:value-type="float">
            <text:p>717.793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32.889" calcext:value-type="float">
            <text:p>32.889</text:p>
          </table:table-cell>
          <table:table-cell office:value-type="float" office:value="249.269" calcext:value-type="float">
            <text:p>249.269</text:p>
          </table:table-cell>
          <table:table-cell office:value-type="float" office:value="717.842" calcext:value-type="float">
            <text:p>717.842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32.8841" calcext:value-type="float">
            <text:p>32.8841</text:p>
          </table:table-cell>
          <table:table-cell office:value-type="float" office:value="249.224" calcext:value-type="float">
            <text:p>249.224</text:p>
          </table:table-cell>
          <table:table-cell office:value-type="float" office:value="717.892" calcext:value-type="float">
            <text:p>717.892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32.8789" calcext:value-type="float">
            <text:p>32.8789</text:p>
          </table:table-cell>
          <table:table-cell office:value-type="float" office:value="249.181" calcext:value-type="float">
            <text:p>249.181</text:p>
          </table:table-cell>
          <table:table-cell office:value-type="float" office:value="717.941" calcext:value-type="float">
            <text:p>717.941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32.8735" calcext:value-type="float">
            <text:p>32.8735</text:p>
          </table:table-cell>
          <table:table-cell office:value-type="float" office:value="249.137" calcext:value-type="float">
            <text:p>249.137</text:p>
          </table:table-cell>
          <table:table-cell office:value-type="float" office:value="717.989" calcext:value-type="float">
            <text:p>717.989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32.8677" calcext:value-type="float">
            <text:p>32.8677</text:p>
          </table:table-cell>
          <table:table-cell office:value-type="float" office:value="249.095" calcext:value-type="float">
            <text:p>249.095</text:p>
          </table:table-cell>
          <table:table-cell office:value-type="float" office:value="718.037" calcext:value-type="float">
            <text:p>718.0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.8617" calcext:value-type="float">
            <text:p>32.8617</text:p>
          </table:table-cell>
          <table:table-cell office:value-type="float" office:value="249.053" calcext:value-type="float">
            <text:p>249.053</text:p>
          </table:table-cell>
          <table:table-cell office:value-type="float" office:value="718.085" calcext:value-type="float">
            <text:p>718.08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32.8554" calcext:value-type="float">
            <text:p>32.8554</text:p>
          </table:table-cell>
          <table:table-cell office:value-type="float" office:value="249.012" calcext:value-type="float">
            <text:p>249.012</text:p>
          </table:table-cell>
          <table:table-cell office:value-type="float" office:value="718.132" calcext:value-type="float">
            <text:p>718.132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2.8489" calcext:value-type="float">
            <text:p>32.8489</text:p>
          </table:table-cell>
          <table:table-cell office:value-type="float" office:value="248.972" calcext:value-type="float">
            <text:p>248.972</text:p>
          </table:table-cell>
          <table:table-cell office:value-type="float" office:value="718.179" calcext:value-type="float">
            <text:p>718.179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32.842" calcext:value-type="float">
            <text:p>32.842</text:p>
          </table:table-cell>
          <table:table-cell office:value-type="float" office:value="248.932" calcext:value-type="float">
            <text:p>248.932</text:p>
          </table:table-cell>
          <table:table-cell office:value-type="float" office:value="718.226" calcext:value-type="float">
            <text:p>718.226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2.835" calcext:value-type="float">
            <text:p>32.835</text:p>
          </table:table-cell>
          <table:table-cell office:value-type="float" office:value="248.893" calcext:value-type="float">
            <text:p>248.893</text:p>
          </table:table-cell>
          <table:table-cell office:value-type="float" office:value="718.272" calcext:value-type="float">
            <text:p>718.272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32.8276" calcext:value-type="float">
            <text:p>32.8276</text:p>
          </table:table-cell>
          <table:table-cell office:value-type="float" office:value="248.855" calcext:value-type="float">
            <text:p>248.855</text:p>
          </table:table-cell>
          <table:table-cell office:value-type="float" office:value="718.318" calcext:value-type="float">
            <text:p>718.318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32.82" calcext:value-type="float">
            <text:p>32.82</text:p>
          </table:table-cell>
          <table:table-cell office:value-type="float" office:value="248.817" calcext:value-type="float">
            <text:p>248.817</text:p>
          </table:table-cell>
          <table:table-cell office:value-type="float" office:value="718.363" calcext:value-type="float">
            <text:p>718.363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32.8122" calcext:value-type="float">
            <text:p>32.8122</text:p>
          </table:table-cell>
          <table:table-cell office:value-type="float" office:value="248.78" calcext:value-type="float">
            <text:p>248.78</text:p>
          </table:table-cell>
          <table:table-cell office:value-type="float" office:value="718.408" calcext:value-type="float">
            <text:p>718.408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2.8041" calcext:value-type="float">
            <text:p>32.8041</text:p>
          </table:table-cell>
          <table:table-cell office:value-type="float" office:value="248.744" calcext:value-type="float">
            <text:p>248.744</text:p>
          </table:table-cell>
          <table:table-cell office:value-type="float" office:value="718.452" calcext:value-type="float">
            <text:p>718.452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2.7958" calcext:value-type="float">
            <text:p>32.7958</text:p>
          </table:table-cell>
          <table:table-cell office:value-type="float" office:value="248.709" calcext:value-type="float">
            <text:p>248.709</text:p>
          </table:table-cell>
          <table:table-cell office:value-type="float" office:value="718.495" calcext:value-type="float">
            <text:p>718.4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.7873" calcext:value-type="float">
            <text:p>32.7873</text:p>
          </table:table-cell>
          <table:table-cell office:value-type="float" office:value="248.674" calcext:value-type="float">
            <text:p>248.674</text:p>
          </table:table-cell>
          <table:table-cell office:value-type="float" office:value="718.539" calcext:value-type="float">
            <text:p>718.539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32.7786" calcext:value-type="float">
            <text:p>32.7786</text:p>
          </table:table-cell>
          <table:table-cell office:value-type="float" office:value="248.64" calcext:value-type="float">
            <text:p>248.64</text:p>
          </table:table-cell>
          <table:table-cell office:value-type="float" office:value="718.581" calcext:value-type="float">
            <text:p>718.581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32.7696" calcext:value-type="float">
            <text:p>32.7696</text:p>
          </table:table-cell>
          <table:table-cell office:value-type="float" office:value="248.607" calcext:value-type="float">
            <text:p>248.607</text:p>
          </table:table-cell>
          <table:table-cell office:value-type="float" office:value="718.623" calcext:value-type="float">
            <text:p>718.623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32.7604" calcext:value-type="float">
            <text:p>32.7604</text:p>
          </table:table-cell>
          <table:table-cell office:value-type="float" office:value="248.575" calcext:value-type="float">
            <text:p>248.575</text:p>
          </table:table-cell>
          <table:table-cell office:value-type="float" office:value="718.665" calcext:value-type="float">
            <text:p>718.665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32.751" calcext:value-type="float">
            <text:p>32.751</text:p>
          </table:table-cell>
          <table:table-cell office:value-type="float" office:value="248.543" calcext:value-type="float">
            <text:p>248.543</text:p>
          </table:table-cell>
          <table:table-cell office:value-type="float" office:value="718.706" calcext:value-type="float">
            <text:p>718.706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32.7414" calcext:value-type="float">
            <text:p>32.7414</text:p>
          </table:table-cell>
          <table:table-cell office:value-type="float" office:value="248.512" calcext:value-type="float">
            <text:p>248.512</text:p>
          </table:table-cell>
          <table:table-cell office:value-type="float" office:value="718.746" calcext:value-type="float">
            <text:p>718.746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32.7316" calcext:value-type="float">
            <text:p>32.7316</text:p>
          </table:table-cell>
          <table:table-cell office:value-type="float" office:value="248.482" calcext:value-type="float">
            <text:p>248.482</text:p>
          </table:table-cell>
          <table:table-cell office:value-type="float" office:value="718.786" calcext:value-type="float">
            <text:p>718.786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32.7217" calcext:value-type="float">
            <text:p>32.7217</text:p>
          </table:table-cell>
          <table:table-cell office:value-type="float" office:value="248.453" calcext:value-type="float">
            <text:p>248.453</text:p>
          </table:table-cell>
          <table:table-cell office:value-type="float" office:value="718.825" calcext:value-type="float">
            <text:p>718.825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32.7115" calcext:value-type="float">
            <text:p>32.7115</text:p>
          </table:table-cell>
          <table:table-cell office:value-type="float" office:value="248.424" calcext:value-type="float">
            <text:p>248.424</text:p>
          </table:table-cell>
          <table:table-cell office:value-type="float" office:value="718.864" calcext:value-type="float">
            <text:p>718.864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32.7011" calcext:value-type="float">
            <text:p>32.7011</text:p>
          </table:table-cell>
          <table:table-cell office:value-type="float" office:value="248.397" calcext:value-type="float">
            <text:p>248.397</text:p>
          </table:table-cell>
          <table:table-cell office:value-type="float" office:value="718.902" calcext:value-type="float">
            <text:p>718.9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.6906" calcext:value-type="float">
            <text:p>32.6906</text:p>
          </table:table-cell>
          <table:table-cell office:value-type="float" office:value="248.37" calcext:value-type="float">
            <text:p>248.37</text:p>
          </table:table-cell>
          <table:table-cell office:value-type="float" office:value="718.94" calcext:value-type="float">
            <text:p>718.94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32.6799" calcext:value-type="float">
            <text:p>32.6799</text:p>
          </table:table-cell>
          <table:table-cell office:value-type="float" office:value="248.343" calcext:value-type="float">
            <text:p>248.343</text:p>
          </table:table-cell>
          <table:table-cell office:value-type="float" office:value="718.977" calcext:value-type="float">
            <text:p>718.977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32.669" calcext:value-type="float">
            <text:p>32.669</text:p>
          </table:table-cell>
          <table:table-cell office:value-type="float" office:value="248.318" calcext:value-type="float">
            <text:p>248.318</text:p>
          </table:table-cell>
          <table:table-cell office:value-type="float" office:value="719.013" calcext:value-type="float">
            <text:p>719.013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32.658" calcext:value-type="float">
            <text:p>32.658</text:p>
          </table:table-cell>
          <table:table-cell office:value-type="float" office:value="248.293" calcext:value-type="float">
            <text:p>248.293</text:p>
          </table:table-cell>
          <table:table-cell office:value-type="float" office:value="719.049" calcext:value-type="float">
            <text:p>719.049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2.6468" calcext:value-type="float">
            <text:p>32.6468</text:p>
          </table:table-cell>
          <table:table-cell office:value-type="float" office:value="248.27" calcext:value-type="float">
            <text:p>248.27</text:p>
          </table:table-cell>
          <table:table-cell office:value-type="float" office:value="719.084" calcext:value-type="float">
            <text:p>719.084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32.6355" calcext:value-type="float">
            <text:p>32.6355</text:p>
          </table:table-cell>
          <table:table-cell office:value-type="float" office:value="248.247" calcext:value-type="float">
            <text:p>248.247</text:p>
          </table:table-cell>
          <table:table-cell office:value-type="float" office:value="719.118" calcext:value-type="float">
            <text:p>719.118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32.624" calcext:value-type="float">
            <text:p>32.624</text:p>
          </table:table-cell>
          <table:table-cell office:value-type="float" office:value="248.224" calcext:value-type="float">
            <text:p>248.224</text:p>
          </table:table-cell>
          <table:table-cell office:value-type="float" office:value="719.152" calcext:value-type="float">
            <text:p>719.152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32.6124" calcext:value-type="float">
            <text:p>32.6124</text:p>
          </table:table-cell>
          <table:table-cell office:value-type="float" office:value="248.203" calcext:value-type="float">
            <text:p>248.203</text:p>
          </table:table-cell>
          <table:table-cell office:value-type="float" office:value="719.185" calcext:value-type="float">
            <text:p>719.185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32.6006" calcext:value-type="float">
            <text:p>32.6006</text:p>
          </table:table-cell>
          <table:table-cell office:value-type="float" office:value="248.182" calcext:value-type="float">
            <text:p>248.182</text:p>
          </table:table-cell>
          <table:table-cell office:value-type="float" office:value="719.217" calcext:value-type="float">
            <text:p>719.217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32.5887" calcext:value-type="float">
            <text:p>32.5887</text:p>
          </table:table-cell>
          <table:table-cell office:value-type="float" office:value="248.162" calcext:value-type="float">
            <text:p>248.162</text:p>
          </table:table-cell>
          <table:table-cell office:value-type="float" office:value="719.249" calcext:value-type="float">
            <text:p>719.2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.5767" calcext:value-type="float">
            <text:p>32.5767</text:p>
          </table:table-cell>
          <table:table-cell office:value-type="float" office:value="248.143" calcext:value-type="float">
            <text:p>248.143</text:p>
          </table:table-cell>
          <table:table-cell office:value-type="float" office:value="719.28" calcext:value-type="float">
            <text:p>719.28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32.5646" calcext:value-type="float">
            <text:p>32.5646</text:p>
          </table:table-cell>
          <table:table-cell office:value-type="float" office:value="248.125" calcext:value-type="float">
            <text:p>248.125</text:p>
          </table:table-cell>
          <table:table-cell office:value-type="float" office:value="719.31" calcext:value-type="float">
            <text:p>719.31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32.5524" calcext:value-type="float">
            <text:p>32.5524</text:p>
          </table:table-cell>
          <table:table-cell office:value-type="float" office:value="248.107" calcext:value-type="float">
            <text:p>248.107</text:p>
          </table:table-cell>
          <table:table-cell office:value-type="float" office:value="719.34" calcext:value-type="float">
            <text:p>719.34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32.54" calcext:value-type="float">
            <text:p>32.54</text:p>
          </table:table-cell>
          <table:table-cell office:value-type="float" office:value="248.091" calcext:value-type="float">
            <text:p>248.091</text:p>
          </table:table-cell>
          <table:table-cell office:value-type="float" office:value="719.369" calcext:value-type="float">
            <text:p>719.369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2.5276" calcext:value-type="float">
            <text:p>32.5276</text:p>
          </table:table-cell>
          <table:table-cell office:value-type="float" office:value="248.075" calcext:value-type="float">
            <text:p>248.075</text:p>
          </table:table-cell>
          <table:table-cell office:value-type="float" office:value="719.398" calcext:value-type="float">
            <text:p>719.398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32.515" calcext:value-type="float">
            <text:p>32.515</text:p>
          </table:table-cell>
          <table:table-cell office:value-type="float" office:value="248.06" calcext:value-type="float">
            <text:p>248.06</text:p>
          </table:table-cell>
          <table:table-cell office:value-type="float" office:value="719.425" calcext:value-type="float">
            <text:p>719.425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32.5024" calcext:value-type="float">
            <text:p>32.5024</text:p>
          </table:table-cell>
          <table:table-cell office:value-type="float" office:value="248.045" calcext:value-type="float">
            <text:p>248.045</text:p>
          </table:table-cell>
          <table:table-cell office:value-type="float" office:value="719.452" calcext:value-type="float">
            <text:p>719.452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32.4896" calcext:value-type="float">
            <text:p>32.4896</text:p>
          </table:table-cell>
          <table:table-cell office:value-type="float" office:value="248.032" calcext:value-type="float">
            <text:p>248.032</text:p>
          </table:table-cell>
          <table:table-cell office:value-type="float" office:value="719.479" calcext:value-type="float">
            <text:p>719.479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32.4768" calcext:value-type="float">
            <text:p>32.4768</text:p>
          </table:table-cell>
          <table:table-cell office:value-type="float" office:value="248.019" calcext:value-type="float">
            <text:p>248.019</text:p>
          </table:table-cell>
          <table:table-cell office:value-type="float" office:value="719.504" calcext:value-type="float">
            <text:p>719.504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32.4639" calcext:value-type="float">
            <text:p>32.4639</text:p>
          </table:table-cell>
          <table:table-cell office:value-type="float" office:value="248.007" calcext:value-type="float">
            <text:p>248.007</text:p>
          </table:table-cell>
          <table:table-cell office:value-type="float" office:value="719.529" calcext:value-type="float">
            <text:p>719.5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.451" calcext:value-type="float">
            <text:p>32.451</text:p>
          </table:table-cell>
          <table:table-cell office:value-type="float" office:value="247.996" calcext:value-type="float">
            <text:p>247.996</text:p>
          </table:table-cell>
          <table:table-cell office:value-type="float" office:value="719.553" calcext:value-type="float">
            <text:p>719.553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32.438" calcext:value-type="float">
            <text:p>32.438</text:p>
          </table:table-cell>
          <table:table-cell office:value-type="float" office:value="247.985" calcext:value-type="float">
            <text:p>247.985</text:p>
          </table:table-cell>
          <table:table-cell office:value-type="float" office:value="719.577" calcext:value-type="float">
            <text:p>719.577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32.4249" calcext:value-type="float">
            <text:p>32.4249</text:p>
          </table:table-cell>
          <table:table-cell office:value-type="float" office:value="247.975" calcext:value-type="float">
            <text:p>247.975</text:p>
          </table:table-cell>
          <table:table-cell office:value-type="float" office:value="719.6" calcext:value-type="float">
            <text:p>719.6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32.4117" calcext:value-type="float">
            <text:p>32.4117</text:p>
          </table:table-cell>
          <table:table-cell office:value-type="float" office:value="247.966" calcext:value-type="float">
            <text:p>247.966</text:p>
          </table:table-cell>
          <table:table-cell office:value-type="float" office:value="719.622" calcext:value-type="float">
            <text:p>719.622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32.3985" calcext:value-type="float">
            <text:p>32.3985</text:p>
          </table:table-cell>
          <table:table-cell office:value-type="float" office:value="247.958" calcext:value-type="float">
            <text:p>247.958</text:p>
          </table:table-cell>
          <table:table-cell office:value-type="float" office:value="719.643" calcext:value-type="float">
            <text:p>719.643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32.3853" calcext:value-type="float">
            <text:p>32.3853</text:p>
          </table:table-cell>
          <table:table-cell office:value-type="float" office:value="247.951" calcext:value-type="float">
            <text:p>247.951</text:p>
          </table:table-cell>
          <table:table-cell office:value-type="float" office:value="719.664" calcext:value-type="float">
            <text:p>719.664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32.372" calcext:value-type="float">
            <text:p>32.372</text:p>
          </table:table-cell>
          <table:table-cell office:value-type="float" office:value="247.944" calcext:value-type="float">
            <text:p>247.944</text:p>
          </table:table-cell>
          <table:table-cell office:value-type="float" office:value="719.684" calcext:value-type="float">
            <text:p>719.684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32.3587" calcext:value-type="float">
            <text:p>32.3587</text:p>
          </table:table-cell>
          <table:table-cell office:value-type="float" office:value="247.938" calcext:value-type="float">
            <text:p>247.938</text:p>
          </table:table-cell>
          <table:table-cell office:value-type="float" office:value="719.703" calcext:value-type="float">
            <text:p>719.703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32.3453" calcext:value-type="float">
            <text:p>32.3453</text:p>
          </table:table-cell>
          <table:table-cell office:value-type="float" office:value="247.933" calcext:value-type="float">
            <text:p>247.933</text:p>
          </table:table-cell>
          <table:table-cell office:value-type="float" office:value="719.722" calcext:value-type="float">
            <text:p>719.722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32.332" calcext:value-type="float">
            <text:p>32.332</text:p>
          </table:table-cell>
          <table:table-cell office:value-type="float" office:value="247.928" calcext:value-type="float">
            <text:p>247.928</text:p>
          </table:table-cell>
          <table:table-cell office:value-type="float" office:value="719.74" calcext:value-type="float">
            <text:p>719.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247.925" calcext:value-type="float">
            <text:p>247.925</text:p>
          </table:table-cell>
          <table:table-cell office:value-type="float" office:value="719.757" calcext:value-type="float">
            <text:p>719.757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32.3051" calcext:value-type="float">
            <text:p>32.3051</text:p>
          </table:table-cell>
          <table:table-cell office:value-type="float" office:value="247.922" calcext:value-type="float">
            <text:p>247.922</text:p>
          </table:table-cell>
          <table:table-cell office:value-type="float" office:value="719.773" calcext:value-type="float">
            <text:p>719.773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32.2917" calcext:value-type="float">
            <text:p>32.2917</text:p>
          </table:table-cell>
          <table:table-cell office:value-type="float" office:value="247.919" calcext:value-type="float">
            <text:p>247.919</text:p>
          </table:table-cell>
          <table:table-cell office:value-type="float" office:value="719.789" calcext:value-type="float">
            <text:p>719.789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32.2783" calcext:value-type="float">
            <text:p>32.2783</text:p>
          </table:table-cell>
          <table:table-cell office:value-type="float" office:value="247.918" calcext:value-type="float">
            <text:p>247.918</text:p>
          </table:table-cell>
          <table:table-cell office:value-type="float" office:value="719.804" calcext:value-type="float">
            <text:p>719.804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32.2648" calcext:value-type="float">
            <text:p>32.2648</text:p>
          </table:table-cell>
          <table:table-cell office:value-type="float" office:value="247.917" calcext:value-type="float">
            <text:p>247.917</text:p>
          </table:table-cell>
          <table:table-cell office:value-type="float" office:value="719.818" calcext:value-type="float">
            <text:p>719.818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32.2514" calcext:value-type="float">
            <text:p>32.2514</text:p>
          </table:table-cell>
          <table:table-cell office:value-type="float" office:value="247.917" calcext:value-type="float">
            <text:p>247.917</text:p>
          </table:table-cell>
          <table:table-cell office:value-type="float" office:value="719.832" calcext:value-type="float">
            <text:p>719.832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32.2379" calcext:value-type="float">
            <text:p>32.2379</text:p>
          </table:table-cell>
          <table:table-cell office:value-type="float" office:value="247.917" calcext:value-type="float">
            <text:p>247.917</text:p>
          </table:table-cell>
          <table:table-cell office:value-type="float" office:value="719.845" calcext:value-type="float">
            <text:p>719.845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32.2245" calcext:value-type="float">
            <text:p>32.2245</text:p>
          </table:table-cell>
          <table:table-cell office:value-type="float" office:value="247.918" calcext:value-type="float">
            <text:p>247.918</text:p>
          </table:table-cell>
          <table:table-cell office:value-type="float" office:value="719.857" calcext:value-type="float">
            <text:p>719.857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32.2111" calcext:value-type="float">
            <text:p>32.2111</text:p>
          </table:table-cell>
          <table:table-cell office:value-type="float" office:value="247.92" calcext:value-type="float">
            <text:p>247.92</text:p>
          </table:table-cell>
          <table:table-cell office:value-type="float" office:value="719.869" calcext:value-type="float">
            <text:p>719.869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32.1977" calcext:value-type="float">
            <text:p>32.1977</text:p>
          </table:table-cell>
          <table:table-cell office:value-type="float" office:value="247.923" calcext:value-type="float">
            <text:p>247.923</text:p>
          </table:table-cell>
          <table:table-cell office:value-type="float" office:value="719.88" calcext:value-type="float">
            <text:p>719.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.1843" calcext:value-type="float">
            <text:p>32.1843</text:p>
          </table:table-cell>
          <table:table-cell office:value-type="float" office:value="247.926" calcext:value-type="float">
            <text:p>247.926</text:p>
          </table:table-cell>
          <table:table-cell office:value-type="float" office:value="719.89" calcext:value-type="float">
            <text:p>719.89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32.171" calcext:value-type="float">
            <text:p>32.171</text:p>
          </table:table-cell>
          <table:table-cell office:value-type="float" office:value="247.93" calcext:value-type="float">
            <text:p>247.93</text:p>
          </table:table-cell>
          <table:table-cell office:value-type="float" office:value="719.899" calcext:value-type="float">
            <text:p>719.899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32.1577" calcext:value-type="float">
            <text:p>32.1577</text:p>
          </table:table-cell>
          <table:table-cell office:value-type="float" office:value="247.934" calcext:value-type="float">
            <text:p>247.934</text:p>
          </table:table-cell>
          <table:table-cell office:value-type="float" office:value="719.908" calcext:value-type="float">
            <text:p>719.908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32.1444" calcext:value-type="float">
            <text:p>32.1444</text:p>
          </table:table-cell>
          <table:table-cell office:value-type="float" office:value="247.94" calcext:value-type="float">
            <text:p>247.94</text:p>
          </table:table-cell>
          <table:table-cell office:value-type="float" office:value="719.916" calcext:value-type="float">
            <text:p>719.916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32.1312" calcext:value-type="float">
            <text:p>32.1312</text:p>
          </table:table-cell>
          <table:table-cell office:value-type="float" office:value="247.945" calcext:value-type="float">
            <text:p>247.945</text:p>
          </table:table-cell>
          <table:table-cell office:value-type="float" office:value="719.923" calcext:value-type="float">
            <text:p>719.923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32.118" calcext:value-type="float">
            <text:p>32.118</text:p>
          </table:table-cell>
          <table:table-cell office:value-type="float" office:value="247.952" calcext:value-type="float">
            <text:p>247.952</text:p>
          </table:table-cell>
          <table:table-cell office:value-type="float" office:value="719.93" calcext:value-type="float">
            <text:p>719.93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32.1048" calcext:value-type="float">
            <text:p>32.1048</text:p>
          </table:table-cell>
          <table:table-cell office:value-type="float" office:value="247.959" calcext:value-type="float">
            <text:p>247.959</text:p>
          </table:table-cell>
          <table:table-cell office:value-type="float" office:value="719.936" calcext:value-type="float">
            <text:p>719.936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32.0917" calcext:value-type="float">
            <text:p>32.0917</text:p>
          </table:table-cell>
          <table:table-cell office:value-type="float" office:value="247.967" calcext:value-type="float">
            <text:p>247.967</text:p>
          </table:table-cell>
          <table:table-cell office:value-type="float" office:value="719.942" calcext:value-type="float">
            <text:p>719.942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32.0787" calcext:value-type="float">
            <text:p>32.0787</text:p>
          </table:table-cell>
          <table:table-cell office:value-type="float" office:value="247.975" calcext:value-type="float">
            <text:p>247.975</text:p>
          </table:table-cell>
          <table:table-cell office:value-type="float" office:value="719.946" calcext:value-type="float">
            <text:p>719.946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32.0657" calcext:value-type="float">
            <text:p>32.0657</text:p>
          </table:table-cell>
          <table:table-cell office:value-type="float" office:value="247.984" calcext:value-type="float">
            <text:p>247.984</text:p>
          </table:table-cell>
          <table:table-cell office:value-type="float" office:value="719.95" calcext:value-type="float">
            <text:p>719.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.0528" calcext:value-type="float">
            <text:p>32.0528</text:p>
          </table:table-cell>
          <table:table-cell office:value-type="float" office:value="247.994" calcext:value-type="float">
            <text:p>247.994</text:p>
          </table:table-cell>
          <table:table-cell office:value-type="float" office:value="719.954" calcext:value-type="float">
            <text:p>719.954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32.04" calcext:value-type="float">
            <text:p>32.04</text:p>
          </table:table-cell>
          <table:table-cell office:value-type="float" office:value="248.004" calcext:value-type="float">
            <text:p>248.004</text:p>
          </table:table-cell>
          <table:table-cell office:value-type="float" office:value="719.956" calcext:value-type="float">
            <text:p>719.956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32.0272" calcext:value-type="float">
            <text:p>32.0272</text:p>
          </table:table-cell>
          <table:table-cell office:value-type="float" office:value="248.014" calcext:value-type="float">
            <text:p>248.014</text:p>
          </table:table-cell>
          <table:table-cell office:value-type="float" office:value="719.958" calcext:value-type="float">
            <text:p>719.958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32.0145" calcext:value-type="float">
            <text:p>32.0145</text:p>
          </table:table-cell>
          <table:table-cell office:value-type="float" office:value="248.026" calcext:value-type="float">
            <text:p>248.026</text:p>
          </table:table-cell>
          <table:table-cell office:value-type="float" office:value="719.96" calcext:value-type="float">
            <text:p>719.96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32.0019" calcext:value-type="float">
            <text:p>32.0019</text:p>
          </table:table-cell>
          <table:table-cell office:value-type="float" office:value="248.037" calcext:value-type="float">
            <text:p>248.037</text:p>
          </table:table-cell>
          <table:table-cell office:value-type="float" office:value="719.961" calcext:value-type="float">
            <text:p>719.961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31.9893" calcext:value-type="float">
            <text:p>31.9893</text:p>
          </table:table-cell>
          <table:table-cell office:value-type="float" office:value="248.05" calcext:value-type="float">
            <text:p>248.05</text:p>
          </table:table-cell>
          <table:table-cell office:value-type="float" office:value="719.961" calcext:value-type="float">
            <text:p>719.961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31.9769" calcext:value-type="float">
            <text:p>31.9769</text:p>
          </table:table-cell>
          <table:table-cell office:value-type="float" office:value="248.063" calcext:value-type="float">
            <text:p>248.063</text:p>
          </table:table-cell>
          <table:table-cell office:value-type="float" office:value="719.96" calcext:value-type="float">
            <text:p>719.96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31.9645" calcext:value-type="float">
            <text:p>31.9645</text:p>
          </table:table-cell>
          <table:table-cell office:value-type="float" office:value="248.076" calcext:value-type="float">
            <text:p>248.076</text:p>
          </table:table-cell>
          <table:table-cell office:value-type="float" office:value="719.959" calcext:value-type="float">
            <text:p>719.959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31.9522" calcext:value-type="float">
            <text:p>31.9522</text:p>
          </table:table-cell>
          <table:table-cell office:value-type="float" office:value="248.09" calcext:value-type="float">
            <text:p>248.09</text:p>
          </table:table-cell>
          <table:table-cell office:value-type="float" office:value="719.958" calcext:value-type="float">
            <text:p>719.958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31.9401" calcext:value-type="float">
            <text:p>31.9401</text:p>
          </table:table-cell>
          <table:table-cell office:value-type="float" office:value="248.104" calcext:value-type="float">
            <text:p>248.104</text:p>
          </table:table-cell>
          <table:table-cell office:value-type="float" office:value="719.955" calcext:value-type="float">
            <text:p>719.9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.928" calcext:value-type="float">
            <text:p>31.928</text:p>
          </table:table-cell>
          <table:table-cell office:value-type="float" office:value="248.119" calcext:value-type="float">
            <text:p>248.119</text:p>
          </table:table-cell>
          <table:table-cell office:value-type="float" office:value="719.953" calcext:value-type="float">
            <text:p>719.953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31.916" calcext:value-type="float">
            <text:p>31.916</text:p>
          </table:table-cell>
          <table:table-cell office:value-type="float" office:value="248.135" calcext:value-type="float">
            <text:p>248.135</text:p>
          </table:table-cell>
          <table:table-cell office:value-type="float" office:value="719.949" calcext:value-type="float">
            <text:p>719.949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31.9041" calcext:value-type="float">
            <text:p>31.9041</text:p>
          </table:table-cell>
          <table:table-cell office:value-type="float" office:value="248.151" calcext:value-type="float">
            <text:p>248.151</text:p>
          </table:table-cell>
          <table:table-cell office:value-type="float" office:value="719.945" calcext:value-type="float">
            <text:p>719.945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31.8924" calcext:value-type="float">
            <text:p>31.8924</text:p>
          </table:table-cell>
          <table:table-cell office:value-type="float" office:value="248.167" calcext:value-type="float">
            <text:p>248.167</text:p>
          </table:table-cell>
          <table:table-cell office:value-type="float" office:value="719.94" calcext:value-type="float">
            <text:p>719.94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31.8807" calcext:value-type="float">
            <text:p>31.8807</text:p>
          </table:table-cell>
          <table:table-cell office:value-type="float" office:value="248.184" calcext:value-type="float">
            <text:p>248.184</text:p>
          </table:table-cell>
          <table:table-cell office:value-type="float" office:value="719.935" calcext:value-type="float">
            <text:p>719.935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31.8691" calcext:value-type="float">
            <text:p>31.8691</text:p>
          </table:table-cell>
          <table:table-cell office:value-type="float" office:value="248.202" calcext:value-type="float">
            <text:p>248.202</text:p>
          </table:table-cell>
          <table:table-cell office:value-type="float" office:value="719.929" calcext:value-type="float">
            <text:p>719.929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31.8577" calcext:value-type="float">
            <text:p>31.8577</text:p>
          </table:table-cell>
          <table:table-cell office:value-type="float" office:value="248.219" calcext:value-type="float">
            <text:p>248.219</text:p>
          </table:table-cell>
          <table:table-cell office:value-type="float" office:value="719.923" calcext:value-type="float">
            <text:p>719.923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31.8464" calcext:value-type="float">
            <text:p>31.8464</text:p>
          </table:table-cell>
          <table:table-cell office:value-type="float" office:value="248.238" calcext:value-type="float">
            <text:p>248.238</text:p>
          </table:table-cell>
          <table:table-cell office:value-type="float" office:value="719.916" calcext:value-type="float">
            <text:p>719.916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31.8352" calcext:value-type="float">
            <text:p>31.8352</text:p>
          </table:table-cell>
          <table:table-cell office:value-type="float" office:value="248.256" calcext:value-type="float">
            <text:p>248.256</text:p>
          </table:table-cell>
          <table:table-cell office:value-type="float" office:value="719.909" calcext:value-type="float">
            <text:p>719.909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31.8241" calcext:value-type="float">
            <text:p>31.8241</text:p>
          </table:table-cell>
          <table:table-cell office:value-type="float" office:value="248.275" calcext:value-type="float">
            <text:p>248.275</text:p>
          </table:table-cell>
          <table:table-cell office:value-type="float" office:value="719.901" calcext:value-type="float">
            <text:p>719.9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248.295" calcext:value-type="float">
            <text:p>248.295</text:p>
          </table:table-cell>
          <table:table-cell office:value-type="float" office:value="719.892" calcext:value-type="float">
            <text:p>719.892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31.8024" calcext:value-type="float">
            <text:p>31.8024</text:p>
          </table:table-cell>
          <table:table-cell office:value-type="float" office:value="248.315" calcext:value-type="float">
            <text:p>248.315</text:p>
          </table:table-cell>
          <table:table-cell office:value-type="float" office:value="719.883" calcext:value-type="float">
            <text:p>719.883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31.7917" calcext:value-type="float">
            <text:p>31.7917</text:p>
          </table:table-cell>
          <table:table-cell office:value-type="float" office:value="248.335" calcext:value-type="float">
            <text:p>248.335</text:p>
          </table:table-cell>
          <table:table-cell office:value-type="float" office:value="719.873" calcext:value-type="float">
            <text:p>719.873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31.7811" calcext:value-type="float">
            <text:p>31.7811</text:p>
          </table:table-cell>
          <table:table-cell office:value-type="float" office:value="248.356" calcext:value-type="float">
            <text:p>248.356</text:p>
          </table:table-cell>
          <table:table-cell office:value-type="float" office:value="719.863" calcext:value-type="float">
            <text:p>719.863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31.7707" calcext:value-type="float">
            <text:p>31.7707</text:p>
          </table:table-cell>
          <table:table-cell office:value-type="float" office:value="248.377" calcext:value-type="float">
            <text:p>248.377</text:p>
          </table:table-cell>
          <table:table-cell office:value-type="float" office:value="719.853" calcext:value-type="float">
            <text:p>719.853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31.7604" calcext:value-type="float">
            <text:p>31.7604</text:p>
          </table:table-cell>
          <table:table-cell office:value-type="float" office:value="248.398" calcext:value-type="float">
            <text:p>248.398</text:p>
          </table:table-cell>
          <table:table-cell office:value-type="float" office:value="719.842" calcext:value-type="float">
            <text:p>719.842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31.7503" calcext:value-type="float">
            <text:p>31.7503</text:p>
          </table:table-cell>
          <table:table-cell office:value-type="float" office:value="248.42" calcext:value-type="float">
            <text:p>248.42</text:p>
          </table:table-cell>
          <table:table-cell office:value-type="float" office:value="719.83" calcext:value-type="float">
            <text:p>719.83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31.7403" calcext:value-type="float">
            <text:p>31.7403</text:p>
          </table:table-cell>
          <table:table-cell office:value-type="float" office:value="248.442" calcext:value-type="float">
            <text:p>248.442</text:p>
          </table:table-cell>
          <table:table-cell office:value-type="float" office:value="719.818" calcext:value-type="float">
            <text:p>719.818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31.7304" calcext:value-type="float">
            <text:p>31.7304</text:p>
          </table:table-cell>
          <table:table-cell office:value-type="float" office:value="248.464" calcext:value-type="float">
            <text:p>248.464</text:p>
          </table:table-cell>
          <table:table-cell office:value-type="float" office:value="719.805" calcext:value-type="float">
            <text:p>719.805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31.7207" calcext:value-type="float">
            <text:p>31.7207</text:p>
          </table:table-cell>
          <table:table-cell office:value-type="float" office:value="248.487" calcext:value-type="float">
            <text:p>248.487</text:p>
          </table:table-cell>
          <table:table-cell office:value-type="float" office:value="719.792" calcext:value-type="float">
            <text:p>719.7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.7112" calcext:value-type="float">
            <text:p>31.7112</text:p>
          </table:table-cell>
          <table:table-cell office:value-type="float" office:value="248.51" calcext:value-type="float">
            <text:p>248.51</text:p>
          </table:table-cell>
          <table:table-cell office:value-type="float" office:value="719.779" calcext:value-type="float">
            <text:p>719.779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31.7018" calcext:value-type="float">
            <text:p>31.7018</text:p>
          </table:table-cell>
          <table:table-cell office:value-type="float" office:value="248.533" calcext:value-type="float">
            <text:p>248.533</text:p>
          </table:table-cell>
          <table:table-cell office:value-type="float" office:value="719.765" calcext:value-type="float">
            <text:p>719.765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31.6925" calcext:value-type="float">
            <text:p>31.6925</text:p>
          </table:table-cell>
          <table:table-cell office:value-type="float" office:value="248.557" calcext:value-type="float">
            <text:p>248.557</text:p>
          </table:table-cell>
          <table:table-cell office:value-type="float" office:value="719.751" calcext:value-type="float">
            <text:p>719.751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31.6834" calcext:value-type="float">
            <text:p>31.6834</text:p>
          </table:table-cell>
          <table:table-cell office:value-type="float" office:value="248.581" calcext:value-type="float">
            <text:p>248.581</text:p>
          </table:table-cell>
          <table:table-cell office:value-type="float" office:value="719.736" calcext:value-type="float">
            <text:p>719.736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31.6744" calcext:value-type="float">
            <text:p>31.6744</text:p>
          </table:table-cell>
          <table:table-cell office:value-type="float" office:value="248.605" calcext:value-type="float">
            <text:p>248.605</text:p>
          </table:table-cell>
          <table:table-cell office:value-type="float" office:value="719.721" calcext:value-type="float">
            <text:p>719.721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31.6656" calcext:value-type="float">
            <text:p>31.6656</text:p>
          </table:table-cell>
          <table:table-cell office:value-type="float" office:value="248.629" calcext:value-type="float">
            <text:p>248.629</text:p>
          </table:table-cell>
          <table:table-cell office:value-type="float" office:value="719.705" calcext:value-type="float">
            <text:p>719.70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31.657" calcext:value-type="float">
            <text:p>31.657</text:p>
          </table:table-cell>
          <table:table-cell office:value-type="float" office:value="248.654" calcext:value-type="float">
            <text:p>248.654</text:p>
          </table:table-cell>
          <table:table-cell office:value-type="float" office:value="719.689" calcext:value-type="float">
            <text:p>719.689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31.6485" calcext:value-type="float">
            <text:p>31.6485</text:p>
          </table:table-cell>
          <table:table-cell office:value-type="float" office:value="248.679" calcext:value-type="float">
            <text:p>248.679</text:p>
          </table:table-cell>
          <table:table-cell office:value-type="float" office:value="719.673" calcext:value-type="float">
            <text:p>719.673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31.6402" calcext:value-type="float">
            <text:p>31.6402</text:p>
          </table:table-cell>
          <table:table-cell office:value-type="float" office:value="248.704" calcext:value-type="float">
            <text:p>248.704</text:p>
          </table:table-cell>
          <table:table-cell office:value-type="float" office:value="719.656" calcext:value-type="float">
            <text:p>719.656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31.632" calcext:value-type="float">
            <text:p>31.632</text:p>
          </table:table-cell>
          <table:table-cell office:value-type="float" office:value="248.729" calcext:value-type="float">
            <text:p>248.729</text:p>
          </table:table-cell>
          <table:table-cell office:value-type="float" office:value="719.639" calcext:value-type="float">
            <text:p>719.6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.624" calcext:value-type="float">
            <text:p>31.624</text:p>
          </table:table-cell>
          <table:table-cell office:value-type="float" office:value="248.755" calcext:value-type="float">
            <text:p>248.755</text:p>
          </table:table-cell>
          <table:table-cell office:value-type="float" office:value="719.621" calcext:value-type="float">
            <text:p>719.621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31.6162" calcext:value-type="float">
            <text:p>31.6162</text:p>
          </table:table-cell>
          <table:table-cell office:value-type="float" office:value="248.781" calcext:value-type="float">
            <text:p>248.781</text:p>
          </table:table-cell>
          <table:table-cell office:value-type="float" office:value="719.603" calcext:value-type="float">
            <text:p>719.603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31.6085" calcext:value-type="float">
            <text:p>31.6085</text:p>
          </table:table-cell>
          <table:table-cell office:value-type="float" office:value="248.806" calcext:value-type="float">
            <text:p>248.806</text:p>
          </table:table-cell>
          <table:table-cell office:value-type="float" office:value="719.585" calcext:value-type="float">
            <text:p>719.585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31.601" calcext:value-type="float">
            <text:p>31.601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719.566" calcext:value-type="float">
            <text:p>719.566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31.5937" calcext:value-type="float">
            <text:p>31.5937</text:p>
          </table:table-cell>
          <table:table-cell office:value-type="float" office:value="248.859" calcext:value-type="float">
            <text:p>248.859</text:p>
          </table:table-cell>
          <table:table-cell office:value-type="float" office:value="719.548" calcext:value-type="float">
            <text:p>719.548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31.5865" calcext:value-type="float">
            <text:p>31.5865</text:p>
          </table:table-cell>
          <table:table-cell office:value-type="float" office:value="248.885" calcext:value-type="float">
            <text:p>248.885</text:p>
          </table:table-cell>
          <table:table-cell office:value-type="float" office:value="719.528" calcext:value-type="float">
            <text:p>719.528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31.5795" calcext:value-type="float">
            <text:p>31.5795</text:p>
          </table:table-cell>
          <table:table-cell office:value-type="float" office:value="248.912" calcext:value-type="float">
            <text:p>248.912</text:p>
          </table:table-cell>
          <table:table-cell office:value-type="float" office:value="719.509" calcext:value-type="float">
            <text:p>719.509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31.5727" calcext:value-type="float">
            <text:p>31.5727</text:p>
          </table:table-cell>
          <table:table-cell office:value-type="float" office:value="248.938" calcext:value-type="float">
            <text:p>248.938</text:p>
          </table:table-cell>
          <table:table-cell office:value-type="float" office:value="719.489" calcext:value-type="float">
            <text:p>719.489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31.566" calcext:value-type="float">
            <text:p>31.566</text:p>
          </table:table-cell>
          <table:table-cell office:value-type="float" office:value="248.965" calcext:value-type="float">
            <text:p>248.965</text:p>
          </table:table-cell>
          <table:table-cell office:value-type="float" office:value="719.469" calcext:value-type="float">
            <text:p>719.469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31.5595" calcext:value-type="float">
            <text:p>31.5595</text:p>
          </table:table-cell>
          <table:table-cell office:value-type="float" office:value="248.992" calcext:value-type="float">
            <text:p>248.992</text:p>
          </table:table-cell>
          <table:table-cell office:value-type="float" office:value="719.448" calcext:value-type="float">
            <text:p>719.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.5532" calcext:value-type="float">
            <text:p>31.5532</text:p>
          </table:table-cell>
          <table:table-cell office:value-type="float" office:value="249.019" calcext:value-type="float">
            <text:p>249.019</text:p>
          </table:table-cell>
          <table:table-cell office:value-type="float" office:value="719.428" calcext:value-type="float">
            <text:p>719.428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31.5471" calcext:value-type="float">
            <text:p>31.5471</text:p>
          </table:table-cell>
          <table:table-cell office:value-type="float" office:value="249.046" calcext:value-type="float">
            <text:p>249.046</text:p>
          </table:table-cell>
          <table:table-cell office:value-type="float" office:value="719.407" calcext:value-type="float">
            <text:p>719.407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31.5411" calcext:value-type="float">
            <text:p>31.5411</text:p>
          </table:table-cell>
          <table:table-cell office:value-type="float" office:value="249.073" calcext:value-type="float">
            <text:p>249.073</text:p>
          </table:table-cell>
          <table:table-cell office:value-type="float" office:value="719.385" calcext:value-type="float">
            <text:p>719.385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31.5353" calcext:value-type="float">
            <text:p>31.5353</text:p>
          </table:table-cell>
          <table:table-cell office:value-type="float" office:value="249.101" calcext:value-type="float">
            <text:p>249.101</text:p>
          </table:table-cell>
          <table:table-cell office:value-type="float" office:value="719.364" calcext:value-type="float">
            <text:p>719.364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31.5297" calcext:value-type="float">
            <text:p>31.5297</text:p>
          </table:table-cell>
          <table:table-cell office:value-type="float" office:value="249.128" calcext:value-type="float">
            <text:p>249.128</text:p>
          </table:table-cell>
          <table:table-cell office:value-type="float" office:value="719.342" calcext:value-type="float">
            <text:p>719.342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31.5242" calcext:value-type="float">
            <text:p>31.5242</text:p>
          </table:table-cell>
          <table:table-cell office:value-type="float" office:value="249.155" calcext:value-type="float">
            <text:p>249.155</text:p>
          </table:table-cell>
          <table:table-cell office:value-type="float" office:value="719.32" calcext:value-type="float">
            <text:p>719.32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31.5189" calcext:value-type="float">
            <text:p>31.5189</text:p>
          </table:table-cell>
          <table:table-cell office:value-type="float" office:value="249.183" calcext:value-type="float">
            <text:p>249.183</text:p>
          </table:table-cell>
          <table:table-cell office:value-type="float" office:value="719.298" calcext:value-type="float">
            <text:p>719.298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31.5138" calcext:value-type="float">
            <text:p>31.5138</text:p>
          </table:table-cell>
          <table:table-cell office:value-type="float" office:value="249.21" calcext:value-type="float">
            <text:p>249.21</text:p>
          </table:table-cell>
          <table:table-cell office:value-type="float" office:value="719.276" calcext:value-type="float">
            <text:p>719.276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31.5089" calcext:value-type="float">
            <text:p>31.5089</text:p>
          </table:table-cell>
          <table:table-cell office:value-type="float" office:value="249.238" calcext:value-type="float">
            <text:p>249.238</text:p>
          </table:table-cell>
          <table:table-cell office:value-type="float" office:value="719.253" calcext:value-type="float">
            <text:p>719.253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31.5042" calcext:value-type="float">
            <text:p>31.5042</text:p>
          </table:table-cell>
          <table:table-cell office:value-type="float" office:value="249.265" calcext:value-type="float">
            <text:p>249.265</text:p>
          </table:table-cell>
          <table:table-cell office:value-type="float" office:value="719.23" calcext:value-type="float">
            <text:p>719.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.4996" calcext:value-type="float">
            <text:p>31.4996</text:p>
          </table:table-cell>
          <table:table-cell office:value-type="float" office:value="249.293" calcext:value-type="float">
            <text:p>249.293</text:p>
          </table:table-cell>
          <table:table-cell office:value-type="float" office:value="719.207" calcext:value-type="float">
            <text:p>719.207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31.4952" calcext:value-type="float">
            <text:p>31.4952</text:p>
          </table:table-cell>
          <table:table-cell office:value-type="float" office:value="249.321" calcext:value-type="float">
            <text:p>249.321</text:p>
          </table:table-cell>
          <table:table-cell office:value-type="float" office:value="719.184" calcext:value-type="float">
            <text:p>719.184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31.4909" calcext:value-type="float">
            <text:p>31.4909</text:p>
          </table:table-cell>
          <table:table-cell office:value-type="float" office:value="249.348" calcext:value-type="float">
            <text:p>249.348</text:p>
          </table:table-cell>
          <table:table-cell office:value-type="float" office:value="719.161" calcext:value-type="float">
            <text:p>719.161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31.4869" calcext:value-type="float">
            <text:p>31.4869</text:p>
          </table:table-cell>
          <table:table-cell office:value-type="float" office:value="249.376" calcext:value-type="float">
            <text:p>249.376</text:p>
          </table:table-cell>
          <table:table-cell office:value-type="float" office:value="719.137" calcext:value-type="float">
            <text:p>719.137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31.483" calcext:value-type="float">
            <text:p>31.4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719.114" calcext:value-type="float">
            <text:p>719.114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31.4793" calcext:value-type="float">
            <text:p>31.4793</text:p>
          </table:table-cell>
          <table:table-cell office:value-type="float" office:value="249.431" calcext:value-type="float">
            <text:p>249.431</text:p>
          </table:table-cell>
          <table:table-cell office:value-type="float" office:value="719.09" calcext:value-type="float">
            <text:p>719.09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31.4757" calcext:value-type="float">
            <text:p>31.4757</text:p>
          </table:table-cell>
          <table:table-cell office:value-type="float" office:value="249.458" calcext:value-type="float">
            <text:p>249.458</text:p>
          </table:table-cell>
          <table:table-cell office:value-type="float" office:value="719.066" calcext:value-type="float">
            <text:p>719.066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31.4724" calcext:value-type="float">
            <text:p>31.4724</text:p>
          </table:table-cell>
          <table:table-cell office:value-type="float" office:value="249.485" calcext:value-type="float">
            <text:p>249.485</text:p>
          </table:table-cell>
          <table:table-cell office:value-type="float" office:value="719.042" calcext:value-type="float">
            <text:p>719.042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31.4692" calcext:value-type="float">
            <text:p>31.4692</text:p>
          </table:table-cell>
          <table:table-cell office:value-type="float" office:value="249.513" calcext:value-type="float">
            <text:p>249.513</text:p>
          </table:table-cell>
          <table:table-cell office:value-type="float" office:value="719.018" calcext:value-type="float">
            <text:p>719.018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31.4661" calcext:value-type="float">
            <text:p>31.4661</text:p>
          </table:table-cell>
          <table:table-cell office:value-type="float" office:value="249.54" calcext:value-type="float">
            <text:p>249.54</text:p>
          </table:table-cell>
          <table:table-cell office:value-type="float" office:value="718.994" calcext:value-type="float">
            <text:p>718.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.4633" calcext:value-type="float">
            <text:p>31.4633</text:p>
          </table:table-cell>
          <table:table-cell office:value-type="float" office:value="249.567" calcext:value-type="float">
            <text:p>249.567</text:p>
          </table:table-cell>
          <table:table-cell office:value-type="float" office:value="718.97" calcext:value-type="float">
            <text:p>718.97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31.4606" calcext:value-type="float">
            <text:p>31.4606</text:p>
          </table:table-cell>
          <table:table-cell office:value-type="float" office:value="249.594" calcext:value-type="float">
            <text:p>249.594</text:p>
          </table:table-cell>
          <table:table-cell office:value-type="float" office:value="718.945" calcext:value-type="float">
            <text:p>718.945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31.4581" calcext:value-type="float">
            <text:p>31.4581</text:p>
          </table:table-cell>
          <table:table-cell office:value-type="float" office:value="249.621" calcext:value-type="float">
            <text:p>249.621</text:p>
          </table:table-cell>
          <table:table-cell office:value-type="float" office:value="718.921" calcext:value-type="float">
            <text:p>718.921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31.4558" calcext:value-type="float">
            <text:p>31.4558</text:p>
          </table:table-cell>
          <table:table-cell office:value-type="float" office:value="249.648" calcext:value-type="float">
            <text:p>249.648</text:p>
          </table:table-cell>
          <table:table-cell office:value-type="float" office:value="718.896" calcext:value-type="float">
            <text:p>718.896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31.4536" calcext:value-type="float">
            <text:p>31.4536</text:p>
          </table:table-cell>
          <table:table-cell office:value-type="float" office:value="249.675" calcext:value-type="float">
            <text:p>249.675</text:p>
          </table:table-cell>
          <table:table-cell office:value-type="float" office:value="718.871" calcext:value-type="float">
            <text:p>718.871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31.4516" calcext:value-type="float">
            <text:p>31.4516</text:p>
          </table:table-cell>
          <table:table-cell office:value-type="float" office:value="249.702" calcext:value-type="float">
            <text:p>249.702</text:p>
          </table:table-cell>
          <table:table-cell office:value-type="float" office:value="718.847" calcext:value-type="float">
            <text:p>718.847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31.4497" calcext:value-type="float">
            <text:p>31.4497</text:p>
          </table:table-cell>
          <table:table-cell office:value-type="float" office:value="249.728" calcext:value-type="float">
            <text:p>249.728</text:p>
          </table:table-cell>
          <table:table-cell office:value-type="float" office:value="718.822" calcext:value-type="float">
            <text:p>718.822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31.4481" calcext:value-type="float">
            <text:p>31.4481</text:p>
          </table:table-cell>
          <table:table-cell office:value-type="float" office:value="249.755" calcext:value-type="float">
            <text:p>249.755</text:p>
          </table:table-cell>
          <table:table-cell office:value-type="float" office:value="718.797" calcext:value-type="float">
            <text:p>718.797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31.4466" calcext:value-type="float">
            <text:p>31.4466</text:p>
          </table:table-cell>
          <table:table-cell office:value-type="float" office:value="249.781" calcext:value-type="float">
            <text:p>249.781</text:p>
          </table:table-cell>
          <table:table-cell office:value-type="float" office:value="718.773" calcext:value-type="float">
            <text:p>718.773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31.4452" calcext:value-type="float">
            <text:p>31.4452</text:p>
          </table:table-cell>
          <table:table-cell office:value-type="float" office:value="249.807" calcext:value-type="float">
            <text:p>249.807</text:p>
          </table:table-cell>
          <table:table-cell office:value-type="float" office:value="718.748" calcext:value-type="float">
            <text:p>718.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.4441" calcext:value-type="float">
            <text:p>31.4441</text:p>
          </table:table-cell>
          <table:table-cell office:value-type="float" office:value="249.833" calcext:value-type="float">
            <text:p>249.833</text:p>
          </table:table-cell>
          <table:table-cell office:value-type="float" office:value="718.723" calcext:value-type="float">
            <text:p>718.723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31.4431" calcext:value-type="float">
            <text:p>31.4431</text:p>
          </table:table-cell>
          <table:table-cell office:value-type="float" office:value="249.859" calcext:value-type="float">
            <text:p>249.859</text:p>
          </table:table-cell>
          <table:table-cell office:value-type="float" office:value="718.698" calcext:value-type="float">
            <text:p>718.698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31.4422" calcext:value-type="float">
            <text:p>31.4422</text:p>
          </table:table-cell>
          <table:table-cell office:value-type="float" office:value="249.884" calcext:value-type="float">
            <text:p>249.884</text:p>
          </table:table-cell>
          <table:table-cell office:value-type="float" office:value="718.673" calcext:value-type="float">
            <text:p>718.673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31.4415" calcext:value-type="float">
            <text:p>31.4415</text:p>
          </table:table-cell>
          <table:table-cell office:value-type="float" office:value="249.91" calcext:value-type="float">
            <text:p>249.91</text:p>
          </table:table-cell>
          <table:table-cell office:value-type="float" office:value="718.649" calcext:value-type="float">
            <text:p>718.649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31.441" calcext:value-type="float">
            <text:p>31.441</text:p>
          </table:table-cell>
          <table:table-cell office:value-type="float" office:value="249.935" calcext:value-type="float">
            <text:p>249.935</text:p>
          </table:table-cell>
          <table:table-cell office:value-type="float" office:value="718.624" calcext:value-type="float">
            <text:p>718.624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31.4406" calcext:value-type="float">
            <text:p>31.4406</text:p>
          </table:table-cell>
          <table:table-cell office:value-type="float" office:value="249.96" calcext:value-type="float">
            <text:p>249.96</text:p>
          </table:table-cell>
          <table:table-cell office:value-type="float" office:value="718.599" calcext:value-type="float">
            <text:p>718.599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31.4404" calcext:value-type="float">
            <text:p>31.4404</text:p>
          </table:table-cell>
          <table:table-cell office:value-type="float" office:value="249.985" calcext:value-type="float">
            <text:p>249.985</text:p>
          </table:table-cell>
          <table:table-cell office:value-type="float" office:value="718.574" calcext:value-type="float">
            <text:p>718.574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31.4404" calcext:value-type="float">
            <text:p>31.4404</text:p>
          </table:table-cell>
          <table:table-cell office:value-type="float" office:value="250.01" calcext:value-type="float">
            <text:p>250.01</text:p>
          </table:table-cell>
          <table:table-cell office:value-type="float" office:value="718.55" calcext:value-type="float">
            <text:p>718.55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31.4405" calcext:value-type="float">
            <text:p>31.4405</text:p>
          </table:table-cell>
          <table:table-cell office:value-type="float" office:value="250.034" calcext:value-type="float">
            <text:p>250.034</text:p>
          </table:table-cell>
          <table:table-cell office:value-type="float" office:value="718.525" calcext:value-type="float">
            <text:p>718.525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31.4407" calcext:value-type="float">
            <text:p>31.4407</text:p>
          </table:table-cell>
          <table:table-cell office:value-type="float" office:value="250.059" calcext:value-type="float">
            <text:p>250.059</text:p>
          </table:table-cell>
          <table:table-cell office:value-type="float" office:value="718.501" calcext:value-type="float">
            <text:p>718.5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.4411" calcext:value-type="float">
            <text:p>31.4411</text:p>
          </table:table-cell>
          <table:table-cell office:value-type="float" office:value="250.083" calcext:value-type="float">
            <text:p>250.083</text:p>
          </table:table-cell>
          <table:table-cell office:value-type="float" office:value="718.476" calcext:value-type="float">
            <text:p>718.476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31.4417" calcext:value-type="float">
            <text:p>31.4417</text:p>
          </table:table-cell>
          <table:table-cell office:value-type="float" office:value="250.106" calcext:value-type="float">
            <text:p>250.106</text:p>
          </table:table-cell>
          <table:table-cell office:value-type="float" office:value="718.452" calcext:value-type="float">
            <text:p>718.452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31.4424" calcext:value-type="float">
            <text:p>31.4424</text:p>
          </table:table-cell>
          <table:table-cell office:value-type="float" office:value="250.13" calcext:value-type="float">
            <text:p>250.13</text:p>
          </table:table-cell>
          <table:table-cell office:value-type="float" office:value="718.428" calcext:value-type="float">
            <text:p>718.428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31.4433" calcext:value-type="float">
            <text:p>31.4433</text:p>
          </table:table-cell>
          <table:table-cell office:value-type="float" office:value="250.153" calcext:value-type="float">
            <text:p>250.153</text:p>
          </table:table-cell>
          <table:table-cell office:value-type="float" office:value="718.403" calcext:value-type="float">
            <text:p>718.403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31.4443" calcext:value-type="float">
            <text:p>31.4443</text:p>
          </table:table-cell>
          <table:table-cell office:value-type="float" office:value="250.176" calcext:value-type="float">
            <text:p>250.176</text:p>
          </table:table-cell>
          <table:table-cell office:value-type="float" office:value="718.379" calcext:value-type="float">
            <text:p>718.379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31.4454" calcext:value-type="float">
            <text:p>31.4454</text:p>
          </table:table-cell>
          <table:table-cell office:value-type="float" office:value="250.199" calcext:value-type="float">
            <text:p>250.199</text:p>
          </table:table-cell>
          <table:table-cell office:value-type="float" office:value="718.355" calcext:value-type="float">
            <text:p>718.355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31.4467" calcext:value-type="float">
            <text:p>31.4467</text:p>
          </table:table-cell>
          <table:table-cell office:value-type="float" office:value="250.222" calcext:value-type="float">
            <text:p>250.222</text:p>
          </table:table-cell>
          <table:table-cell office:value-type="float" office:value="718.331" calcext:value-type="float">
            <text:p>718.331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31.4481" calcext:value-type="float">
            <text:p>31.4481</text:p>
          </table:table-cell>
          <table:table-cell office:value-type="float" office:value="250.244" calcext:value-type="float">
            <text:p>250.244</text:p>
          </table:table-cell>
          <table:table-cell office:value-type="float" office:value="718.308" calcext:value-type="float">
            <text:p>718.308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31.4497" calcext:value-type="float">
            <text:p>31.4497</text:p>
          </table:table-cell>
          <table:table-cell office:value-type="float" office:value="250.266" calcext:value-type="float">
            <text:p>250.266</text:p>
          </table:table-cell>
          <table:table-cell office:value-type="float" office:value="718.284" calcext:value-type="float">
            <text:p>718.284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31.4514" calcext:value-type="float">
            <text:p>31.4514</text:p>
          </table:table-cell>
          <table:table-cell office:value-type="float" office:value="250.288" calcext:value-type="float">
            <text:p>250.288</text:p>
          </table:table-cell>
          <table:table-cell office:value-type="float" office:value="718.261" calcext:value-type="float">
            <text:p>718.2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.4532" calcext:value-type="float">
            <text:p>31.4532</text:p>
          </table:table-cell>
          <table:table-cell office:value-type="float" office:value="250.31" calcext:value-type="float">
            <text:p>250.31</text:p>
          </table:table-cell>
          <table:table-cell office:value-type="float" office:value="718.237" calcext:value-type="float">
            <text:p>718.237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31.4552" calcext:value-type="float">
            <text:p>31.4552</text:p>
          </table:table-cell>
          <table:table-cell office:value-type="float" office:value="250.331" calcext:value-type="float">
            <text:p>250.331</text:p>
          </table:table-cell>
          <table:table-cell office:value-type="float" office:value="718.214" calcext:value-type="float">
            <text:p>718.214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31.4573" calcext:value-type="float">
            <text:p>31.4573</text:p>
          </table:table-cell>
          <table:table-cell office:value-type="float" office:value="250.352" calcext:value-type="float">
            <text:p>250.352</text:p>
          </table:table-cell>
          <table:table-cell office:value-type="float" office:value="718.191" calcext:value-type="float">
            <text:p>718.191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31.4596" calcext:value-type="float">
            <text:p>31.4596</text:p>
          </table:table-cell>
          <table:table-cell office:value-type="float" office:value="250.372" calcext:value-type="float">
            <text:p>250.372</text:p>
          </table:table-cell>
          <table:table-cell office:value-type="float" office:value="718.168" calcext:value-type="float">
            <text:p>718.168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31.462" calcext:value-type="float">
            <text:p>31.462</text:p>
          </table:table-cell>
          <table:table-cell office:value-type="float" office:value="250.393" calcext:value-type="float">
            <text:p>250.393</text:p>
          </table:table-cell>
          <table:table-cell office:value-type="float" office:value="718.145" calcext:value-type="float">
            <text:p>718.145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31.4645" calcext:value-type="float">
            <text:p>31.4645</text:p>
          </table:table-cell>
          <table:table-cell office:value-type="float" office:value="250.413" calcext:value-type="float">
            <text:p>250.413</text:p>
          </table:table-cell>
          <table:table-cell office:value-type="float" office:value="718.123" calcext:value-type="float">
            <text:p>718.123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31.4671" calcext:value-type="float">
            <text:p>31.4671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718.1" calcext:value-type="float">
            <text:p>718.1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31.4699" calcext:value-type="float">
            <text:p>31.4699</text:p>
          </table:table-cell>
          <table:table-cell office:value-type="float" office:value="250.452" calcext:value-type="float">
            <text:p>250.452</text:p>
          </table:table-cell>
          <table:table-cell office:value-type="float" office:value="718.078" calcext:value-type="float">
            <text:p>718.078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31.4727" calcext:value-type="float">
            <text:p>31.4727</text:p>
          </table:table-cell>
          <table:table-cell office:value-type="float" office:value="250.471" calcext:value-type="float">
            <text:p>250.471</text:p>
          </table:table-cell>
          <table:table-cell office:value-type="float" office:value="718.056" calcext:value-type="float">
            <text:p>718.056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31.4757" calcext:value-type="float">
            <text:p>31.4757</text:p>
          </table:table-cell>
          <table:table-cell office:value-type="float" office:value="250.49" calcext:value-type="float">
            <text:p>250.49</text:p>
          </table:table-cell>
          <table:table-cell office:value-type="float" office:value="718.034" calcext:value-type="float">
            <text:p>718.0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.4788" calcext:value-type="float">
            <text:p>31.4788</text:p>
          </table:table-cell>
          <table:table-cell office:value-type="float" office:value="250.509" calcext:value-type="float">
            <text:p>250.509</text:p>
          </table:table-cell>
          <table:table-cell office:value-type="float" office:value="718.013" calcext:value-type="float">
            <text:p>718.013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31.4821" calcext:value-type="float">
            <text:p>31.4821</text:p>
          </table:table-cell>
          <table:table-cell office:value-type="float" office:value="250.527" calcext:value-type="float">
            <text:p>250.527</text:p>
          </table:table-cell>
          <table:table-cell office:value-type="float" office:value="717.991" calcext:value-type="float">
            <text:p>717.991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31.4854" calcext:value-type="float">
            <text:p>31.4854</text:p>
          </table:table-cell>
          <table:table-cell office:value-type="float" office:value="250.545" calcext:value-type="float">
            <text:p>250.545</text:p>
          </table:table-cell>
          <table:table-cell office:value-type="float" office:value="717.97" calcext:value-type="float">
            <text:p>717.97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31.4889" calcext:value-type="float">
            <text:p>31.4889</text:p>
          </table:table-cell>
          <table:table-cell office:value-type="float" office:value="250.562" calcext:value-type="float">
            <text:p>250.562</text:p>
          </table:table-cell>
          <table:table-cell office:value-type="float" office:value="717.949" calcext:value-type="float">
            <text:p>717.949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31.4925" calcext:value-type="float">
            <text:p>31.4925</text:p>
          </table:table-cell>
          <table:table-cell office:value-type="float" office:value="250.579" calcext:value-type="float">
            <text:p>250.579</text:p>
          </table:table-cell>
          <table:table-cell office:value-type="float" office:value="717.928" calcext:value-type="float">
            <text:p>717.928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31.4961" calcext:value-type="float">
            <text:p>31.4961</text:p>
          </table:table-cell>
          <table:table-cell office:value-type="float" office:value="250.596" calcext:value-type="float">
            <text:p>250.596</text:p>
          </table:table-cell>
          <table:table-cell office:value-type="float" office:value="717.908" calcext:value-type="float">
            <text:p>717.908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31.4999" calcext:value-type="float">
            <text:p>31.4999</text:p>
          </table:table-cell>
          <table:table-cell office:value-type="float" office:value="250.613" calcext:value-type="float">
            <text:p>250.613</text:p>
          </table:table-cell>
          <table:table-cell office:value-type="float" office:value="717.887" calcext:value-type="float">
            <text:p>717.887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31.5038" calcext:value-type="float">
            <text:p>31.5038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717.867" calcext:value-type="float">
            <text:p>717.867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31.5078" calcext:value-type="float">
            <text:p>31.5078</text:p>
          </table:table-cell>
          <table:table-cell office:value-type="float" office:value="250.645" calcext:value-type="float">
            <text:p>250.645</text:p>
          </table:table-cell>
          <table:table-cell office:value-type="float" office:value="717.847" calcext:value-type="float">
            <text:p>717.847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31.5119" calcext:value-type="float">
            <text:p>31.5119</text:p>
          </table:table-cell>
          <table:table-cell office:value-type="float" office:value="250.66" calcext:value-type="float">
            <text:p>250.66</text:p>
          </table:table-cell>
          <table:table-cell office:value-type="float" office:value="717.828" calcext:value-type="float">
            <text:p>717.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.5161" calcext:value-type="float">
            <text:p>31.5161</text:p>
          </table:table-cell>
          <table:table-cell office:value-type="float" office:value="250.676" calcext:value-type="float">
            <text:p>250.676</text:p>
          </table:table-cell>
          <table:table-cell office:value-type="float" office:value="717.808" calcext:value-type="float">
            <text:p>717.808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31.5203" calcext:value-type="float">
            <text:p>31.5203</text:p>
          </table:table-cell>
          <table:table-cell office:value-type="float" office:value="250.69" calcext:value-type="float">
            <text:p>250.69</text:p>
          </table:table-cell>
          <table:table-cell office:value-type="float" office:value="717.789" calcext:value-type="float">
            <text:p>717.789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31.5247" calcext:value-type="float">
            <text:p>31.5247</text:p>
          </table:table-cell>
          <table:table-cell office:value-type="float" office:value="250.705" calcext:value-type="float">
            <text:p>250.705</text:p>
          </table:table-cell>
          <table:table-cell office:value-type="float" office:value="717.77" calcext:value-type="float">
            <text:p>717.77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31.5292" calcext:value-type="float">
            <text:p>31.5292</text:p>
          </table:table-cell>
          <table:table-cell office:value-type="float" office:value="250.719" calcext:value-type="float">
            <text:p>250.719</text:p>
          </table:table-cell>
          <table:table-cell office:value-type="float" office:value="717.752" calcext:value-type="float">
            <text:p>717.752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31.5337" calcext:value-type="float">
            <text:p>31.5337</text:p>
          </table:table-cell>
          <table:table-cell office:value-type="float" office:value="250.733" calcext:value-type="float">
            <text:p>250.733</text:p>
          </table:table-cell>
          <table:table-cell office:value-type="float" office:value="717.733" calcext:value-type="float">
            <text:p>717.733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31.5384" calcext:value-type="float">
            <text:p>31.5384</text:p>
          </table:table-cell>
          <table:table-cell office:value-type="float" office:value="250.746" calcext:value-type="float">
            <text:p>250.746</text:p>
          </table:table-cell>
          <table:table-cell office:value-type="float" office:value="717.715" calcext:value-type="float">
            <text:p>717.715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31.5431" calcext:value-type="float">
            <text:p>31.5431</text:p>
          </table:table-cell>
          <table:table-cell office:value-type="float" office:value="250.759" calcext:value-type="float">
            <text:p>250.759</text:p>
          </table:table-cell>
          <table:table-cell office:value-type="float" office:value="717.698" calcext:value-type="float">
            <text:p>717.698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31.5479" calcext:value-type="float">
            <text:p>31.5479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717.68" calcext:value-type="float">
            <text:p>717.68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31.5528" calcext:value-type="float">
            <text:p>31.5528</text:p>
          </table:table-cell>
          <table:table-cell office:value-type="float" office:value="250.784" calcext:value-type="float">
            <text:p>250.784</text:p>
          </table:table-cell>
          <table:table-cell office:value-type="float" office:value="717.663" calcext:value-type="float">
            <text:p>717.663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31.5578" calcext:value-type="float">
            <text:p>31.5578</text:p>
          </table:table-cell>
          <table:table-cell office:value-type="float" office:value="250.796" calcext:value-type="float">
            <text:p>250.796</text:p>
          </table:table-cell>
          <table:table-cell office:value-type="float" office:value="717.646" calcext:value-type="float">
            <text:p>717.6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.5628" calcext:value-type="float">
            <text:p>31.5628</text:p>
          </table:table-cell>
          <table:table-cell office:value-type="float" office:value="250.808" calcext:value-type="float">
            <text:p>250.808</text:p>
          </table:table-cell>
          <table:table-cell office:value-type="float" office:value="717.629" calcext:value-type="float">
            <text:p>717.629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31.568" calcext:value-type="float">
            <text:p>31.568</text:p>
          </table:table-cell>
          <table:table-cell office:value-type="float" office:value="250.819" calcext:value-type="float">
            <text:p>250.819</text:p>
          </table:table-cell>
          <table:table-cell office:value-type="float" office:value="717.613" calcext:value-type="float">
            <text:p>717.613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31.5731" calcext:value-type="float">
            <text:p>31.5731</text:p>
          </table:table-cell>
          <table:table-cell office:value-type="float" office:value="250.83" calcext:value-type="float">
            <text:p>250.83</text:p>
          </table:table-cell>
          <table:table-cell office:value-type="float" office:value="717.597" calcext:value-type="float">
            <text:p>717.597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31.5784" calcext:value-type="float">
            <text:p>31.5784</text:p>
          </table:table-cell>
          <table:table-cell office:value-type="float" office:value="250.84" calcext:value-type="float">
            <text:p>250.84</text:p>
          </table:table-cell>
          <table:table-cell office:value-type="float" office:value="717.581" calcext:value-type="float">
            <text:p>717.581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31.5837" calcext:value-type="float">
            <text:p>31.5837</text:p>
          </table:table-cell>
          <table:table-cell office:value-type="float" office:value="250.851" calcext:value-type="float">
            <text:p>250.851</text:p>
          </table:table-cell>
          <table:table-cell office:value-type="float" office:value="717.566" calcext:value-type="float">
            <text:p>717.566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31.5891" calcext:value-type="float">
            <text:p>31.58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717.551" calcext:value-type="float">
            <text:p>717.551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31.5946" calcext:value-type="float">
            <text:p>31.5946</text:p>
          </table:table-cell>
          <table:table-cell office:value-type="float" office:value="250.87" calcext:value-type="float">
            <text:p>250.87</text:p>
          </table:table-cell>
          <table:table-cell office:value-type="float" office:value="717.536" calcext:value-type="float">
            <text:p>717.536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1.6001" calcext:value-type="float">
            <text:p>31.6001</text:p>
          </table:table-cell>
          <table:table-cell office:value-type="float" office:value="250.879" calcext:value-type="float">
            <text:p>250.879</text:p>
          </table:table-cell>
          <table:table-cell office:value-type="float" office:value="717.521" calcext:value-type="float">
            <text:p>717.521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31.6056" calcext:value-type="float">
            <text:p>31.6056</text:p>
          </table:table-cell>
          <table:table-cell office:value-type="float" office:value="250.888" calcext:value-type="float">
            <text:p>250.888</text:p>
          </table:table-cell>
          <table:table-cell office:value-type="float" office:value="717.507" calcext:value-type="float">
            <text:p>717.507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31.6113" calcext:value-type="float">
            <text:p>31.6113</text:p>
          </table:table-cell>
          <table:table-cell office:value-type="float" office:value="250.896" calcext:value-type="float">
            <text:p>250.896</text:p>
          </table:table-cell>
          <table:table-cell office:value-type="float" office:value="717.493" calcext:value-type="float">
            <text:p>717.4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.6169" calcext:value-type="float">
            <text:p>31.6169</text:p>
          </table:table-cell>
          <table:table-cell office:value-type="float" office:value="250.904" calcext:value-type="float">
            <text:p>250.904</text:p>
          </table:table-cell>
          <table:table-cell office:value-type="float" office:value="717.479" calcext:value-type="float">
            <text:p>717.479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31.6227" calcext:value-type="float">
            <text:p>31.6227</text:p>
          </table:table-cell>
          <table:table-cell office:value-type="float" office:value="250.911" calcext:value-type="float">
            <text:p>250.911</text:p>
          </table:table-cell>
          <table:table-cell office:value-type="float" office:value="717.466" calcext:value-type="float">
            <text:p>717.466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31.6284" calcext:value-type="float">
            <text:p>31.6284</text:p>
          </table:table-cell>
          <table:table-cell office:value-type="float" office:value="250.919" calcext:value-type="float">
            <text:p>250.919</text:p>
          </table:table-cell>
          <table:table-cell office:value-type="float" office:value="717.453" calcext:value-type="float">
            <text:p>717.453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31.6343" calcext:value-type="float">
            <text:p>31.6343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717.44" calcext:value-type="float">
            <text:p>717.44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31.6401" calcext:value-type="float">
            <text:p>31.6401</text:p>
          </table:table-cell>
          <table:table-cell office:value-type="float" office:value="250.932" calcext:value-type="float">
            <text:p>250.932</text:p>
          </table:table-cell>
          <table:table-cell office:value-type="float" office:value="717.428" calcext:value-type="float">
            <text:p>717.428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1.646" calcext:value-type="float">
            <text:p>31.646</text:p>
          </table:table-cell>
          <table:table-cell office:value-type="float" office:value="250.938" calcext:value-type="float">
            <text:p>250.938</text:p>
          </table:table-cell>
          <table:table-cell office:value-type="float" office:value="717.416" calcext:value-type="float">
            <text:p>717.416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31.652" calcext:value-type="float">
            <text:p>31.652</text:p>
          </table:table-cell>
          <table:table-cell office:value-type="float" office:value="250.944" calcext:value-type="float">
            <text:p>250.944</text:p>
          </table:table-cell>
          <table:table-cell office:value-type="float" office:value="717.404" calcext:value-type="float">
            <text:p>717.404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31.658" calcext:value-type="float">
            <text:p>31.658</text:p>
          </table:table-cell>
          <table:table-cell office:value-type="float" office:value="250.949" calcext:value-type="float">
            <text:p>250.949</text:p>
          </table:table-cell>
          <table:table-cell office:value-type="float" office:value="717.393" calcext:value-type="float">
            <text:p>717.393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31.664" calcext:value-type="float">
            <text:p>31.664</text:p>
          </table:table-cell>
          <table:table-cell office:value-type="float" office:value="250.954" calcext:value-type="float">
            <text:p>250.954</text:p>
          </table:table-cell>
          <table:table-cell office:value-type="float" office:value="717.382" calcext:value-type="float">
            <text:p>717.382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31.67" calcext:value-type="float">
            <text:p>31.67</text:p>
          </table:table-cell>
          <table:table-cell office:value-type="float" office:value="250.959" calcext:value-type="float">
            <text:p>250.959</text:p>
          </table:table-cell>
          <table:table-cell office:value-type="float" office:value="717.371" calcext:value-type="float">
            <text:p>717.3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.6761" calcext:value-type="float">
            <text:p>31.6761</text:p>
          </table:table-cell>
          <table:table-cell office:value-type="float" office:value="250.963" calcext:value-type="float">
            <text:p>250.963</text:p>
          </table:table-cell>
          <table:table-cell office:value-type="float" office:value="717.361" calcext:value-type="float">
            <text:p>717.361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31.6822" calcext:value-type="float">
            <text:p>31.6822</text:p>
          </table:table-cell>
          <table:table-cell office:value-type="float" office:value="250.967" calcext:value-type="float">
            <text:p>250.967</text:p>
          </table:table-cell>
          <table:table-cell office:value-type="float" office:value="717.351" calcext:value-type="float">
            <text:p>717.351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250.971" calcext:value-type="float">
            <text:p>250.971</text:p>
          </table:table-cell>
          <table:table-cell office:value-type="float" office:value="717.341" calcext:value-type="float">
            <text:p>717.341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31.6945" calcext:value-type="float">
            <text:p>31.6945</text:p>
          </table:table-cell>
          <table:table-cell office:value-type="float" office:value="250.974" calcext:value-type="float">
            <text:p>250.974</text:p>
          </table:table-cell>
          <table:table-cell office:value-type="float" office:value="717.331" calcext:value-type="float">
            <text:p>717.331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31.7007" calcext:value-type="float">
            <text:p>31.7007</text:p>
          </table:table-cell>
          <table:table-cell office:value-type="float" office:value="250.977" calcext:value-type="float">
            <text:p>250.977</text:p>
          </table:table-cell>
          <table:table-cell office:value-type="float" office:value="717.322" calcext:value-type="float">
            <text:p>717.322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31.7069" calcext:value-type="float">
            <text:p>31.7069</text:p>
          </table:table-cell>
          <table:table-cell office:value-type="float" office:value="250.98" calcext:value-type="float">
            <text:p>250.98</text:p>
          </table:table-cell>
          <table:table-cell office:value-type="float" office:value="717.313" calcext:value-type="float">
            <text:p>717.313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31.7131" calcext:value-type="float">
            <text:p>31.7131</text:p>
          </table:table-cell>
          <table:table-cell office:value-type="float" office:value="250.982" calcext:value-type="float">
            <text:p>250.982</text:p>
          </table:table-cell>
          <table:table-cell office:value-type="float" office:value="717.305" calcext:value-type="float">
            <text:p>717.305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31.7194" calcext:value-type="float">
            <text:p>31.7194</text:p>
          </table:table-cell>
          <table:table-cell office:value-type="float" office:value="250.984" calcext:value-type="float">
            <text:p>250.984</text:p>
          </table:table-cell>
          <table:table-cell office:value-type="float" office:value="717.297" calcext:value-type="float">
            <text:p>717.297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31.7256" calcext:value-type="float">
            <text:p>31.7256</text:p>
          </table:table-cell>
          <table:table-cell office:value-type="float" office:value="250.985" calcext:value-type="float">
            <text:p>250.985</text:p>
          </table:table-cell>
          <table:table-cell office:value-type="float" office:value="717.289" calcext:value-type="float">
            <text:p>717.289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31.7319" calcext:value-type="float">
            <text:p>31.7319</text:p>
          </table:table-cell>
          <table:table-cell office:value-type="float" office:value="250.986" calcext:value-type="float">
            <text:p>250.986</text:p>
          </table:table-cell>
          <table:table-cell office:value-type="float" office:value="717.282" calcext:value-type="float">
            <text:p>717.2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.7381" calcext:value-type="float">
            <text:p>31.7381</text:p>
          </table:table-cell>
          <table:table-cell office:value-type="float" office:value="250.987" calcext:value-type="float">
            <text:p>250.987</text:p>
          </table:table-cell>
          <table:table-cell office:value-type="float" office:value="717.275" calcext:value-type="float">
            <text:p>717.275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31.7444" calcext:value-type="float">
            <text:p>31.7444</text:p>
          </table:table-cell>
          <table:table-cell office:value-type="float" office:value="250.988" calcext:value-type="float">
            <text:p>250.988</text:p>
          </table:table-cell>
          <table:table-cell office:value-type="float" office:value="717.268" calcext:value-type="float">
            <text:p>717.268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31.7507" calcext:value-type="float">
            <text:p>31.7507</text:p>
          </table:table-cell>
          <table:table-cell office:value-type="float" office:value="250.988" calcext:value-type="float">
            <text:p>250.988</text:p>
          </table:table-cell>
          <table:table-cell office:value-type="float" office:value="717.261" calcext:value-type="float">
            <text:p>717.261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31.7569" calcext:value-type="float">
            <text:p>31.7569</text:p>
          </table:table-cell>
          <table:table-cell office:value-type="float" office:value="250.988" calcext:value-type="float">
            <text:p>250.988</text:p>
          </table:table-cell>
          <table:table-cell office:value-type="float" office:value="717.255" calcext:value-type="float">
            <text:p>717.255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31.7632" calcext:value-type="float">
            <text:p>31.7632</text:p>
          </table:table-cell>
          <table:table-cell office:value-type="float" office:value="250.987" calcext:value-type="float">
            <text:p>250.987</text:p>
          </table:table-cell>
          <table:table-cell office:value-type="float" office:value="717.249" calcext:value-type="float">
            <text:p>717.249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31.7695" calcext:value-type="float">
            <text:p>31.7695</text:p>
          </table:table-cell>
          <table:table-cell office:value-type="float" office:value="250.987" calcext:value-type="float">
            <text:p>250.987</text:p>
          </table:table-cell>
          <table:table-cell office:value-type="float" office:value="717.244" calcext:value-type="float">
            <text:p>717.244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31.7757" calcext:value-type="float">
            <text:p>31.7757</text:p>
          </table:table-cell>
          <table:table-cell office:value-type="float" office:value="250.986" calcext:value-type="float">
            <text:p>250.986</text:p>
          </table:table-cell>
          <table:table-cell office:value-type="float" office:value="717.239" calcext:value-type="float">
            <text:p>717.239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31.782" calcext:value-type="float">
            <text:p>31.782</text:p>
          </table:table-cell>
          <table:table-cell office:value-type="float" office:value="250.984" calcext:value-type="float">
            <text:p>250.984</text:p>
          </table:table-cell>
          <table:table-cell office:value-type="float" office:value="717.234" calcext:value-type="float">
            <text:p>717.234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31.7883" calcext:value-type="float">
            <text:p>31.7883</text:p>
          </table:table-cell>
          <table:table-cell office:value-type="float" office:value="250.982" calcext:value-type="float">
            <text:p>250.982</text:p>
          </table:table-cell>
          <table:table-cell office:value-type="float" office:value="717.229" calcext:value-type="float">
            <text:p>717.229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31.7945" calcext:value-type="float">
            <text:p>31.7945</text:p>
          </table:table-cell>
          <table:table-cell office:value-type="float" office:value="250.98" calcext:value-type="float">
            <text:p>250.98</text:p>
          </table:table-cell>
          <table:table-cell office:value-type="float" office:value="717.225" calcext:value-type="float">
            <text:p>717.2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.8007" calcext:value-type="float">
            <text:p>31.8007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717.221" calcext:value-type="float">
            <text:p>717.221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31.8069" calcext:value-type="float">
            <text:p>31.8069</text:p>
          </table:table-cell>
          <table:table-cell office:value-type="float" office:value="250.975" calcext:value-type="float">
            <text:p>250.975</text:p>
          </table:table-cell>
          <table:table-cell office:value-type="float" office:value="717.218" calcext:value-type="float">
            <text:p>717.218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31.8131" calcext:value-type="float">
            <text:p>31.8131</text:p>
          </table:table-cell>
          <table:table-cell office:value-type="float" office:value="250.972" calcext:value-type="float">
            <text:p>250.972</text:p>
          </table:table-cell>
          <table:table-cell office:value-type="float" office:value="717.215" calcext:value-type="float">
            <text:p>717.215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31.8193" calcext:value-type="float">
            <text:p>31.8193</text:p>
          </table:table-cell>
          <table:table-cell office:value-type="float" office:value="250.969" calcext:value-type="float">
            <text:p>250.969</text:p>
          </table:table-cell>
          <table:table-cell office:value-type="float" office:value="717.212" calcext:value-type="float">
            <text:p>717.212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31.8255" calcext:value-type="float">
            <text:p>31.8255</text:p>
          </table:table-cell>
          <table:table-cell office:value-type="float" office:value="250.966" calcext:value-type="float">
            <text:p>250.966</text:p>
          </table:table-cell>
          <table:table-cell office:value-type="float" office:value="717.209" calcext:value-type="float">
            <text:p>717.209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31.8316" calcext:value-type="float">
            <text:p>31.8316</text:p>
          </table:table-cell>
          <table:table-cell office:value-type="float" office:value="250.962" calcext:value-type="float">
            <text:p>250.962</text:p>
          </table:table-cell>
          <table:table-cell office:value-type="float" office:value="717.207" calcext:value-type="float">
            <text:p>717.207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31.8377" calcext:value-type="float">
            <text:p>31.8377</text:p>
          </table:table-cell>
          <table:table-cell office:value-type="float" office:value="250.958" calcext:value-type="float">
            <text:p>250.958</text:p>
          </table:table-cell>
          <table:table-cell office:value-type="float" office:value="717.205" calcext:value-type="float">
            <text:p>717.205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31.8438" calcext:value-type="float">
            <text:p>31.8438</text:p>
          </table:table-cell>
          <table:table-cell office:value-type="float" office:value="250.953" calcext:value-type="float">
            <text:p>250.953</text:p>
          </table:table-cell>
          <table:table-cell office:value-type="float" office:value="717.203" calcext:value-type="float">
            <text:p>717.203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31.8499" calcext:value-type="float">
            <text:p>31.8499</text:p>
          </table:table-cell>
          <table:table-cell office:value-type="float" office:value="250.948" calcext:value-type="float">
            <text:p>250.948</text:p>
          </table:table-cell>
          <table:table-cell office:value-type="float" office:value="717.202" calcext:value-type="float">
            <text:p>717.202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31.8559" calcext:value-type="float">
            <text:p>31.8559</text:p>
          </table:table-cell>
          <table:table-cell office:value-type="float" office:value="250.943" calcext:value-type="float">
            <text:p>250.943</text:p>
          </table:table-cell>
          <table:table-cell office:value-type="float" office:value="717.201" calcext:value-type="float">
            <text:p>717.2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.8619" calcext:value-type="float">
            <text:p>31.8619</text:p>
          </table:table-cell>
          <table:table-cell office:value-type="float" office:value="250.938" calcext:value-type="float">
            <text:p>250.938</text:p>
          </table:table-cell>
          <table:table-cell office:value-type="float" office:value="717.2" calcext:value-type="float">
            <text:p>717.2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31.8679" calcext:value-type="float">
            <text:p>31.8679</text:p>
          </table:table-cell>
          <table:table-cell office:value-type="float" office:value="250.933" calcext:value-type="float">
            <text:p>250.933</text:p>
          </table:table-cell>
          <table:table-cell office:value-type="float" office:value="717.199" calcext:value-type="float">
            <text:p>717.199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31.8738" calcext:value-type="float">
            <text:p>31.8738</text:p>
          </table:table-cell>
          <table:table-cell office:value-type="float" office:value="250.927" calcext:value-type="float">
            <text:p>250.927</text:p>
          </table:table-cell>
          <table:table-cell office:value-type="float" office:value="717.199" calcext:value-type="float">
            <text:p>717.199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250.921" calcext:value-type="float">
            <text:p>250.921</text:p>
          </table:table-cell>
          <table:table-cell office:value-type="float" office:value="717.199" calcext:value-type="float">
            <text:p>717.199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31.8856" calcext:value-type="float">
            <text:p>31.8856</text:p>
          </table:table-cell>
          <table:table-cell office:value-type="float" office:value="250.914" calcext:value-type="float">
            <text:p>250.914</text:p>
          </table:table-cell>
          <table:table-cell office:value-type="float" office:value="717.2" calcext:value-type="float">
            <text:p>717.2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31.8914" calcext:value-type="float">
            <text:p>31.8914</text:p>
          </table:table-cell>
          <table:table-cell office:value-type="float" office:value="250.908" calcext:value-type="float">
            <text:p>250.908</text:p>
          </table:table-cell>
          <table:table-cell office:value-type="float" office:value="717.201" calcext:value-type="float">
            <text:p>717.201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31.8972" calcext:value-type="float">
            <text:p>31.8972</text:p>
          </table:table-cell>
          <table:table-cell office:value-type="float" office:value="250.901" calcext:value-type="float">
            <text:p>250.901</text:p>
          </table:table-cell>
          <table:table-cell office:value-type="float" office:value="717.202" calcext:value-type="float">
            <text:p>717.202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31.9029" calcext:value-type="float">
            <text:p>31.9029</text:p>
          </table:table-cell>
          <table:table-cell office:value-type="float" office:value="250.894" calcext:value-type="float">
            <text:p>250.894</text:p>
          </table:table-cell>
          <table:table-cell office:value-type="float" office:value="717.203" calcext:value-type="float">
            <text:p>717.203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31.9086" calcext:value-type="float">
            <text:p>31.9086</text:p>
          </table:table-cell>
          <table:table-cell office:value-type="float" office:value="250.887" calcext:value-type="float">
            <text:p>250.887</text:p>
          </table:table-cell>
          <table:table-cell office:value-type="float" office:value="717.205" calcext:value-type="float">
            <text:p>717.205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31.9143" calcext:value-type="float">
            <text:p>31.9143</text:p>
          </table:table-cell>
          <table:table-cell office:value-type="float" office:value="250.879" calcext:value-type="float">
            <text:p>250.879</text:p>
          </table:table-cell>
          <table:table-cell office:value-type="float" office:value="717.206" calcext:value-type="float">
            <text:p>717.2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.9199" calcext:value-type="float">
            <text:p>31.9199</text:p>
          </table:table-cell>
          <table:table-cell office:value-type="float" office:value="250.872" calcext:value-type="float">
            <text:p>250.872</text:p>
          </table:table-cell>
          <table:table-cell office:value-type="float" office:value="717.209" calcext:value-type="float">
            <text:p>717.209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31.9254" calcext:value-type="float">
            <text:p>31.9254</text:p>
          </table:table-cell>
          <table:table-cell office:value-type="float" office:value="250.864" calcext:value-type="float">
            <text:p>250.864</text:p>
          </table:table-cell>
          <table:table-cell office:value-type="float" office:value="717.211" calcext:value-type="float">
            <text:p>717.211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31.9309" calcext:value-type="float">
            <text:p>31.9309</text:p>
          </table:table-cell>
          <table:table-cell office:value-type="float" office:value="250.855" calcext:value-type="float">
            <text:p>250.855</text:p>
          </table:table-cell>
          <table:table-cell office:value-type="float" office:value="717.214" calcext:value-type="float">
            <text:p>717.214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31.9364" calcext:value-type="float">
            <text:p>31.9364</text:p>
          </table:table-cell>
          <table:table-cell office:value-type="float" office:value="250.847" calcext:value-type="float">
            <text:p>250.847</text:p>
          </table:table-cell>
          <table:table-cell office:value-type="float" office:value="717.217" calcext:value-type="float">
            <text:p>717.217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31.9418" calcext:value-type="float">
            <text:p>31.9418</text:p>
          </table:table-cell>
          <table:table-cell office:value-type="float" office:value="250.838" calcext:value-type="float">
            <text:p>250.838</text:p>
          </table:table-cell>
          <table:table-cell office:value-type="float" office:value="717.22" calcext:value-type="float">
            <text:p>717.22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31.9471" calcext:value-type="float">
            <text:p>31.9471</text:p>
          </table:table-cell>
          <table:table-cell office:value-type="float" office:value="250.829" calcext:value-type="float">
            <text:p>250.829</text:p>
          </table:table-cell>
          <table:table-cell office:value-type="float" office:value="717.223" calcext:value-type="float">
            <text:p>717.223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31.9524" calcext:value-type="float">
            <text:p>31.9524</text:p>
          </table:table-cell>
          <table:table-cell office:value-type="float" office:value="250.82" calcext:value-type="float">
            <text:p>250.82</text:p>
          </table:table-cell>
          <table:table-cell office:value-type="float" office:value="717.227" calcext:value-type="float">
            <text:p>717.227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31.9576" calcext:value-type="float">
            <text:p>31.9576</text:p>
          </table:table-cell>
          <table:table-cell office:value-type="float" office:value="250.811" calcext:value-type="float">
            <text:p>250.811</text:p>
          </table:table-cell>
          <table:table-cell office:value-type="float" office:value="717.231" calcext:value-type="float">
            <text:p>717.231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31.9628" calcext:value-type="float">
            <text:p>31.9628</text:p>
          </table:table-cell>
          <table:table-cell office:value-type="float" office:value="250.802" calcext:value-type="float">
            <text:p>250.802</text:p>
          </table:table-cell>
          <table:table-cell office:value-type="float" office:value="717.235" calcext:value-type="float">
            <text:p>717.235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31.9679" calcext:value-type="float">
            <text:p>31.9679</text:p>
          </table:table-cell>
          <table:table-cell office:value-type="float" office:value="250.792" calcext:value-type="float">
            <text:p>250.792</text:p>
          </table:table-cell>
          <table:table-cell office:value-type="float" office:value="717.24" calcext:value-type="float">
            <text:p>717.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.973" calcext:value-type="float">
            <text:p>31.973</text:p>
          </table:table-cell>
          <table:table-cell office:value-type="float" office:value="250.782" calcext:value-type="float">
            <text:p>250.782</text:p>
          </table:table-cell>
          <table:table-cell office:value-type="float" office:value="717.245" calcext:value-type="float">
            <text:p>717.245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31.9779" calcext:value-type="float">
            <text:p>31.9779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717.25" calcext:value-type="float">
            <text:p>717.25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31.9829" calcext:value-type="float">
            <text:p>31.9829</text:p>
          </table:table-cell>
          <table:table-cell office:value-type="float" office:value="250.762" calcext:value-type="float">
            <text:p>250.762</text:p>
          </table:table-cell>
          <table:table-cell office:value-type="float" office:value="717.255" calcext:value-type="float">
            <text:p>717.255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31.9877" calcext:value-type="float">
            <text:p>31.9877</text:p>
          </table:table-cell>
          <table:table-cell office:value-type="float" office:value="250.752" calcext:value-type="float">
            <text:p>250.752</text:p>
          </table:table-cell>
          <table:table-cell office:value-type="float" office:value="717.26" calcext:value-type="float">
            <text:p>717.26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31.9925" calcext:value-type="float">
            <text:p>31.9925</text:p>
          </table:table-cell>
          <table:table-cell office:value-type="float" office:value="250.741" calcext:value-type="float">
            <text:p>250.741</text:p>
          </table:table-cell>
          <table:table-cell office:value-type="float" office:value="717.266" calcext:value-type="float">
            <text:p>717.266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31.9972" calcext:value-type="float">
            <text:p>31.9972</text:p>
          </table:table-cell>
          <table:table-cell office:value-type="float" office:value="250.731" calcext:value-type="float">
            <text:p>250.731</text:p>
          </table:table-cell>
          <table:table-cell office:value-type="float" office:value="717.272" calcext:value-type="float">
            <text:p>717.272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32.0019" calcext:value-type="float">
            <text:p>32.0019</text:p>
          </table:table-cell>
          <table:table-cell office:value-type="float" office:value="250.72" calcext:value-type="float">
            <text:p>250.72</text:p>
          </table:table-cell>
          <table:table-cell office:value-type="float" office:value="717.278" calcext:value-type="float">
            <text:p>717.278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32.0065" calcext:value-type="float">
            <text:p>32.0065</text:p>
          </table:table-cell>
          <table:table-cell office:value-type="float" office:value="250.709" calcext:value-type="float">
            <text:p>250.709</text:p>
          </table:table-cell>
          <table:table-cell office:value-type="float" office:value="717.284" calcext:value-type="float">
            <text:p>717.284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32.011" calcext:value-type="float">
            <text:p>32.011</text:p>
          </table:table-cell>
          <table:table-cell office:value-type="float" office:value="250.698" calcext:value-type="float">
            <text:p>250.698</text:p>
          </table:table-cell>
          <table:table-cell office:value-type="float" office:value="717.291" calcext:value-type="float">
            <text:p>717.291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32.0155" calcext:value-type="float">
            <text:p>32.0155</text:p>
          </table:table-cell>
          <table:table-cell office:value-type="float" office:value="250.687" calcext:value-type="float">
            <text:p>250.687</text:p>
          </table:table-cell>
          <table:table-cell office:value-type="float" office:value="717.298" calcext:value-type="float">
            <text:p>717.2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.0198" calcext:value-type="float">
            <text:p>32.0198</text:p>
          </table:table-cell>
          <table:table-cell office:value-type="float" office:value="250.675" calcext:value-type="float">
            <text:p>250.675</text:p>
          </table:table-cell>
          <table:table-cell office:value-type="float" office:value="717.305" calcext:value-type="float">
            <text:p>717.305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32.0242" calcext:value-type="float">
            <text:p>32.0242</text:p>
          </table:table-cell>
          <table:table-cell office:value-type="float" office:value="250.664" calcext:value-type="float">
            <text:p>250.664</text:p>
          </table:table-cell>
          <table:table-cell office:value-type="float" office:value="717.312" calcext:value-type="float">
            <text:p>717.31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32.0284" calcext:value-type="float">
            <text:p>32.0284</text:p>
          </table:table-cell>
          <table:table-cell office:value-type="float" office:value="250.652" calcext:value-type="float">
            <text:p>250.652</text:p>
          </table:table-cell>
          <table:table-cell office:value-type="float" office:value="717.319" calcext:value-type="float">
            <text:p>717.319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32.0325" calcext:value-type="float">
            <text:p>32.0325</text:p>
          </table:table-cell>
          <table:table-cell office:value-type="float" office:value="250.64" calcext:value-type="float">
            <text:p>250.64</text:p>
          </table:table-cell>
          <table:table-cell office:value-type="float" office:value="717.327" calcext:value-type="float">
            <text:p>717.327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32.0366" calcext:value-type="float">
            <text:p>32.036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717.335" calcext:value-type="float">
            <text:p>717.335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32.0406" calcext:value-type="float">
            <text:p>32.0406</text:p>
          </table:table-cell>
          <table:table-cell office:value-type="float" office:value="250.617" calcext:value-type="float">
            <text:p>250.617</text:p>
          </table:table-cell>
          <table:table-cell office:value-type="float" office:value="717.343" calcext:value-type="float">
            <text:p>717.343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32.0446" calcext:value-type="float">
            <text:p>32.0446</text:p>
          </table:table-cell>
          <table:table-cell office:value-type="float" office:value="250.605" calcext:value-type="float">
            <text:p>250.605</text:p>
          </table:table-cell>
          <table:table-cell office:value-type="float" office:value="717.351" calcext:value-type="float">
            <text:p>717.351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32.0484" calcext:value-type="float">
            <text:p>32.0484</text:p>
          </table:table-cell>
          <table:table-cell office:value-type="float" office:value="250.592" calcext:value-type="float">
            <text:p>250.592</text:p>
          </table:table-cell>
          <table:table-cell office:value-type="float" office:value="717.359" calcext:value-type="float">
            <text:p>717.359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32.0522" calcext:value-type="float">
            <text:p>32.0522</text:p>
          </table:table-cell>
          <table:table-cell office:value-type="float" office:value="250.58" calcext:value-type="float">
            <text:p>250.58</text:p>
          </table:table-cell>
          <table:table-cell office:value-type="float" office:value="717.368" calcext:value-type="float">
            <text:p>717.368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32.0559" calcext:value-type="float">
            <text:p>32.0559</text:p>
          </table:table-cell>
          <table:table-cell office:value-type="float" office:value="250.568" calcext:value-type="float">
            <text:p>250.568</text:p>
          </table:table-cell>
          <table:table-cell office:value-type="float" office:value="717.376" calcext:value-type="float">
            <text:p>717.3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.0595" calcext:value-type="float">
            <text:p>32.0595</text:p>
          </table:table-cell>
          <table:table-cell office:value-type="float" office:value="250.555" calcext:value-type="float">
            <text:p>250.555</text:p>
          </table:table-cell>
          <table:table-cell office:value-type="float" office:value="717.385" calcext:value-type="float">
            <text:p>717.385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32.0631" calcext:value-type="float">
            <text:p>32.0631</text:p>
          </table:table-cell>
          <table:table-cell office:value-type="float" office:value="250.543" calcext:value-type="float">
            <text:p>250.543</text:p>
          </table:table-cell>
          <table:table-cell office:value-type="float" office:value="717.394" calcext:value-type="float">
            <text:p>717.394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32.0665" calcext:value-type="float">
            <text:p>32.0665</text:p>
          </table:table-cell>
          <table:table-cell office:value-type="float" office:value="250.53" calcext:value-type="float">
            <text:p>250.53</text:p>
          </table:table-cell>
          <table:table-cell office:value-type="float" office:value="717.403" calcext:value-type="float">
            <text:p>717.403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32.0699" calcext:value-type="float">
            <text:p>32.0699</text:p>
          </table:table-cell>
          <table:table-cell office:value-type="float" office:value="250.518" calcext:value-type="float">
            <text:p>250.518</text:p>
          </table:table-cell>
          <table:table-cell office:value-type="float" office:value="717.413" calcext:value-type="float">
            <text:p>717.413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32.0732" calcext:value-type="float">
            <text:p>32.0732</text:p>
          </table:table-cell>
          <table:table-cell office:value-type="float" office:value="250.505" calcext:value-type="float">
            <text:p>250.505</text:p>
          </table:table-cell>
          <table:table-cell office:value-type="float" office:value="717.422" calcext:value-type="float">
            <text:p>717.422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32.0764" calcext:value-type="float">
            <text:p>32.0764</text:p>
          </table:table-cell>
          <table:table-cell office:value-type="float" office:value="250.492" calcext:value-type="float">
            <text:p>250.492</text:p>
          </table:table-cell>
          <table:table-cell office:value-type="float" office:value="717.432" calcext:value-type="float">
            <text:p>717.432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32.0795" calcext:value-type="float">
            <text:p>32.0795</text:p>
          </table:table-cell>
          <table:table-cell office:value-type="float" office:value="250.479" calcext:value-type="float">
            <text:p>250.479</text:p>
          </table:table-cell>
          <table:table-cell office:value-type="float" office:value="717.441" calcext:value-type="float">
            <text:p>717.441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32.0826" calcext:value-type="float">
            <text:p>32.0826</text:p>
          </table:table-cell>
          <table:table-cell office:value-type="float" office:value="250.466" calcext:value-type="float">
            <text:p>250.466</text:p>
          </table:table-cell>
          <table:table-cell office:value-type="float" office:value="717.451" calcext:value-type="float">
            <text:p>717.451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32.0856" calcext:value-type="float">
            <text:p>32.0856</text:p>
          </table:table-cell>
          <table:table-cell office:value-type="float" office:value="250.453" calcext:value-type="float">
            <text:p>250.453</text:p>
          </table:table-cell>
          <table:table-cell office:value-type="float" office:value="717.461" calcext:value-type="float">
            <text:p>717.461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32.0885" calcext:value-type="float">
            <text:p>32.0885</text:p>
          </table:table-cell>
          <table:table-cell office:value-type="float" office:value="250.44" calcext:value-type="float">
            <text:p>250.44</text:p>
          </table:table-cell>
          <table:table-cell office:value-type="float" office:value="717.471" calcext:value-type="float">
            <text:p>717.4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.0913" calcext:value-type="float">
            <text:p>32.0913</text:p>
          </table:table-cell>
          <table:table-cell office:value-type="float" office:value="250.427" calcext:value-type="float">
            <text:p>250.427</text:p>
          </table:table-cell>
          <table:table-cell office:value-type="float" office:value="717.482" calcext:value-type="float">
            <text:p>717.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3:29:51.939359089</dc:date>
    <meta:editing-duration>PT5M4S</meta:editing-duration>
    <meta:editing-cycles>1</meta:editing-cycles>
    <meta:document-statistic meta:table-count="1" meta:cell-count="584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72cm" svg:height="12.14cm" xlink:href=".." xlink:type="simple" chart:class="chart:line" chart:style-name="ch1">
        <chart:title svg:x="6.333cm" svg:y="0.378cm" chart:style-name="ch2">
          <text:p>Exposición 5 veces menor</text:p>
        </chart:title>
        <chart:subtitle svg:x="8.172cm" svg:y="1.399cm" chart:style-name="ch3">
          <text:p>N = 1000</text:p>
        </chart:subtitle>
        <chart:legend chart:legend-position="end" svg:x="16.49cm" svg:y="5.273cm" style:legend-expansion="high" chart:style-name="ch4"/>
        <chart:plot-area chart:style-name="ch5" table:cell-range-address="exposicion_x0_5.A1:exposicion_x0_5.D1462" chart:data-source-has-labels="both" svg:x="1.372cm" svg:y="2.324cm" svg:width="14.757cm" svg:height="8.593cm">
          <chart:coordinate-region svg:x="2.364cm" svg:y="2.523cm" svg:width="13.765cm" svg:height="7.264cm"/>
          <chart:axis chart:dimension="x" chart:name="primary-x" chart:style-name="ch6" chartooo:axis-type="auto">
            <chartooo:date-scale/>
            <chart:title svg:x="7.476cm" svg:y="11.159cm" chart:style-name="ch7">
              <text:p>Tiempo (en días)</text:p>
            </chart:title>
            <chart:categories table:cell-range-address="exposicion_x0_5.A2:exposicion_x0_5.A1462"/>
          </chart:axis>
          <chart:axis chart:dimension="y" chart:name="primary-y" chart:style-name="ch6">
            <chart:title svg:x="0.451cm" svg:y="8.265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exposicion_x0_5.B2:exposicion_x0_5.B1462" chart:label-cell-address="exposicion_x0_5.B1:exposicion_x0_5.B1" chart:class="chart:line">
            <chart:data-point chart:repeated="1461"/>
          </chart:series>
          <chart:series chart:style-name="ch11" chart:values-cell-range-address="exposicion_x0_5.C2:exposicion_x0_5.C1462" chart:label-cell-address="exposicion_x0_5.C1:exposicion_x0_5.C1" chart:class="chart:line">
            <chart:data-point chart:repeated="1461"/>
          </chart:series>
          <chart:series chart:style-name="ch12" chart:values-cell-range-address="exposicion_x0_5.D2:exposicion_x0_5.D1462" chart:label-cell-address="exposicion_x0_5.D1:exposicion_x0_5.D1" chart:class="chart:line">
            <chart:data-point chart:repeated="14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exposicion_x0_5.B1:exposicion_x0_5.B1</svg:desc>
                </draw:g>
              </table:table-cell>
              <table:table-cell office:value-type="string">
                <text:p>S</text:p>
                <draw:g>
                  <svg:desc>exposicion_x0_5.C1:exposicion_x0_5.C1</svg:desc>
                </draw:g>
              </table:table-cell>
              <table:table-cell office:value-type="string">
                <text:p>R</text:p>
                <draw:g>
                  <svg:desc>exposicion_x0_5.D1:exposicion_x0_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osicion_x0_5.A2:exposicion_x0_5.A1462</svg:desc>
                </draw:g>
              </table:table-cell>
              <table:table-cell office:value-type="float" office:value="1">
                <text:p>1</text:p>
                <draw:g>
                  <svg:desc>exposicion_x0_5.B2:exposicion_x0_5.B1462</svg:desc>
                </draw:g>
              </table:table-cell>
              <table:table-cell office:value-type="float" office:value="999">
                <text:p>999</text:p>
                <draw:g>
                  <svg:desc>exposicion_x0_5.C2:exposicion_x0_5.C1462</svg:desc>
                </draw:g>
              </table:table-cell>
              <table:table-cell office:value-type="float" office:value="0">
                <text:p>0</text:p>
                <draw:g>
                  <svg:desc>exposicion_x0_5.D2:exposicion_x0_5.D146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5561">
                <text:p>1.15561</text:p>
              </table:table-cell>
              <table:table-cell office:value-type="float" office:value="998.792">
                <text:p>998.792</text:p>
              </table:table-cell>
              <table:table-cell office:value-type="float" office:value="0.0519142">
                <text:p>0.051914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33538">
                <text:p>1.33538</text:p>
              </table:table-cell>
              <table:table-cell office:value-type="float" office:value="998.553">
                <text:p>998.553</text:p>
              </table:table-cell>
              <table:table-cell office:value-type="float" office:value="0.111791">
                <text:p>0.1117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54305">
                <text:p>1.54305</text:p>
              </table:table-cell>
              <table:table-cell office:value-type="float" office:value="998.276">
                <text:p>998.276</text:p>
              </table:table-cell>
              <table:table-cell office:value-type="float" office:value="0.180866">
                <text:p>0.18086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78291">
                <text:p>1.78291</text:p>
              </table:table-cell>
              <table:table-cell office:value-type="float" office:value="997.957">
                <text:p>997.957</text:p>
              </table:table-cell>
              <table:table-cell office:value-type="float" office:value="0.260568">
                <text:p>0.2605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05993">
                <text:p>2.05993</text:p>
              </table:table-cell>
              <table:table-cell office:value-type="float" office:value="997.588">
                <text:p>997.588</text:p>
              </table:table-cell>
              <table:table-cell office:value-type="float" office:value="0.352543">
                <text:p>0.35254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37983">
                <text:p>2.37983</text:p>
              </table:table-cell>
              <table:table-cell office:value-type="float" office:value="997.161">
                <text:p>997.161</text:p>
              </table:table-cell>
              <table:table-cell office:value-type="float" office:value="0.458692">
                <text:p>0.4586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74918">
                <text:p>2.74918</text:p>
              </table:table-cell>
              <table:table-cell office:value-type="float" office:value="996.67">
                <text:p>996.67</text:p>
              </table:table-cell>
              <table:table-cell office:value-type="float" office:value="0.581209">
                <text:p>0.58120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.17554">
                <text:p>3.17554</text:p>
              </table:table-cell>
              <table:table-cell office:value-type="float" office:value="996.102">
                <text:p>996.102</text:p>
              </table:table-cell>
              <table:table-cell office:value-type="float" office:value="0.722622">
                <text:p>0.72262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.66763">
                <text:p>3.66763</text:p>
              </table:table-cell>
              <table:table-cell office:value-type="float" office:value="995.447">
                <text:p>995.447</text:p>
              </table:table-cell>
              <table:table-cell office:value-type="float" office:value="0.885849">
                <text:p>0.8858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3543">
                <text:p>4.23543</text:p>
              </table:table-cell>
              <table:table-cell office:value-type="float" office:value="994.69">
                <text:p>994.69</text:p>
              </table:table-cell>
              <table:table-cell office:value-type="float" office:value="1.07425">
                <text:p>1.074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.89042">
                <text:p>4.89042</text:p>
              </table:table-cell>
              <table:table-cell office:value-type="float" office:value="993.818">
                <text:p>993.818</text:p>
              </table:table-cell>
              <table:table-cell office:value-type="float" office:value="1.29169">
                <text:p>1.291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.64575">
                <text:p>5.64575</text:p>
              </table:table-cell>
              <table:table-cell office:value-type="float" office:value="992.812">
                <text:p>992.812</text:p>
              </table:table-cell>
              <table:table-cell office:value-type="float" office:value="1.54264">
                <text:p>1.5426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.51646">
                <text:p>6.51646</text:p>
              </table:table-cell>
              <table:table-cell office:value-type="float" office:value="991.651">
                <text:p>991.651</text:p>
              </table:table-cell>
              <table:table-cell office:value-type="float" office:value="1.83221">
                <text:p>1.8322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7.51977">
                <text:p>7.51977</text:p>
              </table:table-cell>
              <table:table-cell office:value-type="float" office:value="990.314">
                <text:p>990.314</text:p>
              </table:table-cell>
              <table:table-cell office:value-type="float" office:value="2.16631">
                <text:p>2.1663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67531">
                <text:p>8.67531</text:p>
              </table:table-cell>
              <table:table-cell office:value-type="float" office:value="988.773">
                <text:p>988.773</text:p>
              </table:table-cell>
              <table:table-cell office:value-type="float" office:value="2.55171">
                <text:p>2.5517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0054">
                <text:p>10.0054</text:p>
              </table:table-cell>
              <table:table-cell office:value-type="float" office:value="986.998">
                <text:p>986.998</text:p>
              </table:table-cell>
              <table:table-cell office:value-type="float" office:value="2.99618">
                <text:p>2.9961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5355">
                <text:p>11.5355</text:p>
              </table:table-cell>
              <table:table-cell office:value-type="float" office:value="984.956">
                <text:p>984.956</text:p>
              </table:table-cell>
              <table:table-cell office:value-type="float" office:value="3.50863">
                <text:p>3.5086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3.2943">
                <text:p>13.2943</text:p>
              </table:table-cell>
              <table:table-cell office:value-type="float" office:value="982.606">
                <text:p>982.606</text:p>
              </table:table-cell>
              <table:table-cell office:value-type="float" office:value="4.09926">
                <text:p>4.0992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3143">
                <text:p>15.3143</text:p>
              </table:table-cell>
              <table:table-cell office:value-type="float" office:value="979.906">
                <text:p>979.906</text:p>
              </table:table-cell>
              <table:table-cell office:value-type="float" office:value="4.77974">
                <text:p>4.779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632">
                <text:p>17.632</text:p>
              </table:table-cell>
              <table:table-cell office:value-type="float" office:value="976.805">
                <text:p>976.805</text:p>
              </table:table-cell>
              <table:table-cell office:value-type="float" office:value="5.56337">
                <text:p>5.5633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0.2882">
                <text:p>20.2882</text:p>
              </table:table-cell>
              <table:table-cell office:value-type="float" office:value="973.246">
                <text:p>973.246</text:p>
              </table:table-cell>
              <table:table-cell office:value-type="float" office:value="6.46532">
                <text:p>6.4653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3.3285">
                <text:p>23.3285</text:p>
              </table:table-cell>
              <table:table-cell office:value-type="float" office:value="969.169">
                <text:p>969.169</text:p>
              </table:table-cell>
              <table:table-cell office:value-type="float" office:value="7.50281">
                <text:p>7.5028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8032">
                <text:p>26.8032</text:p>
              </table:table-cell>
              <table:table-cell office:value-type="float" office:value="964.501">
                <text:p>964.501</text:p>
              </table:table-cell>
              <table:table-cell office:value-type="float" office:value="8.69537">
                <text:p>8.6953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0.7676">
                <text:p>30.7676</text:p>
              </table:table-cell>
              <table:table-cell office:value-type="float" office:value="959.167">
                <text:p>959.167</text:p>
              </table:table-cell>
              <table:table-cell office:value-type="float" office:value="10.0651">
                <text:p>10.06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5.2819">
                <text:p>35.2819</text:p>
              </table:table-cell>
              <table:table-cell office:value-type="float" office:value="953.081">
                <text:p>953.081</text:p>
              </table:table-cell>
              <table:table-cell office:value-type="float" office:value="11.6367">
                <text:p>11.636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40.4108">
                <text:p>40.4108</text:p>
              </table:table-cell>
              <table:table-cell office:value-type="float" office:value="946.151">
                <text:p>946.151</text:p>
              </table:table-cell>
              <table:table-cell office:value-type="float" office:value="13.4382">
                <text:p>13.438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46.2232">
                <text:p>46.2232</text:p>
              </table:table-cell>
              <table:table-cell office:value-type="float" office:value="938.276">
                <text:p>938.276</text:p>
              </table:table-cell>
              <table:table-cell office:value-type="float" office:value="15.5005">
                <text:p>15.50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2.7909">
                <text:p>52.7909</text:p>
              </table:table-cell>
              <table:table-cell office:value-type="float" office:value="929.351">
                <text:p>929.351</text:p>
              </table:table-cell>
              <table:table-cell office:value-type="float" office:value="17.8582">
                <text:p>17.858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0.1875">
                <text:p>60.1875</text:p>
              </table:table-cell>
              <table:table-cell office:value-type="float" office:value="919.263">
                <text:p>919.263</text:p>
              </table:table-cell>
              <table:table-cell office:value-type="float" office:value="20.5493">
                <text:p>20.5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.4864">
                <text:p>68.4864</text:p>
              </table:table-cell>
              <table:table-cell office:value-type="float" office:value="907.898">
                <text:p>907.898</text:p>
              </table:table-cell>
              <table:table-cell office:value-type="float" office:value="23.6155">
                <text:p>23.61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77.7581">
                <text:p>77.7581</text:p>
              </table:table-cell>
              <table:table-cell office:value-type="float" office:value="895.14">
                <text:p>895.14</text:p>
              </table:table-cell>
              <table:table-cell office:value-type="float" office:value="27.1018">
                <text:p>27.101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8.0669">
                <text:p>88.0669</text:p>
              </table:table-cell>
              <table:table-cell office:value-type="float" office:value="880.876">
                <text:p>880.876</text:p>
              </table:table-cell>
              <table:table-cell office:value-type="float" office:value="31.0568">
                <text:p>31.056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99.4669">
                <text:p>99.4669</text:p>
              </table:table-cell>
              <table:table-cell office:value-type="float" office:value="865.001">
                <text:p>865.001</text:p>
              </table:table-cell>
              <table:table-cell office:value-type="float" office:value="35.532">
                <text:p>35.53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11.997">
                <text:p>111.997</text:p>
              </table:table-cell>
              <table:table-cell office:value-type="float" office:value="847.421">
                <text:p>847.421</text:p>
              </table:table-cell>
              <table:table-cell office:value-type="float" office:value="40.5813">
                <text:p>40.581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5.677">
                <text:p>125.677</text:p>
              </table:table-cell>
              <table:table-cell office:value-type="float" office:value="828.063">
                <text:p>828.063</text:p>
              </table:table-cell>
              <table:table-cell office:value-type="float" office:value="46.2603">
                <text:p>46.260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40.499">
                <text:p>140.499</text:p>
              </table:table-cell>
              <table:table-cell office:value-type="float" office:value="806.876">
                <text:p>806.876</text:p>
              </table:table-cell>
              <table:table-cell office:value-type="float" office:value="52.6248">
                <text:p>52.624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56.425">
                <text:p>156.425</text:p>
              </table:table-cell>
              <table:table-cell office:value-type="float" office:value="783.845">
                <text:p>783.845</text:p>
              </table:table-cell>
              <table:table-cell office:value-type="float" office:value="59.7301">
                <text:p>59.730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73.38">
                <text:p>173.38</text:p>
              </table:table-cell>
              <table:table-cell office:value-type="float" office:value="758.991">
                <text:p>758.991</text:p>
              </table:table-cell>
              <table:table-cell office:value-type="float" office:value="67.6287">
                <text:p>67.628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91.249">
                <text:p>191.249</text:p>
              </table:table-cell>
              <table:table-cell office:value-type="float" office:value="732.382">
                <text:p>732.382</text:p>
              </table:table-cell>
              <table:table-cell office:value-type="float" office:value="76.369">
                <text:p>76.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9.872">
                <text:p>209.872</text:p>
              </table:table-cell>
              <table:table-cell office:value-type="float" office:value="704.135">
                <text:p>704.135</text:p>
              </table:table-cell>
              <table:table-cell office:value-type="float" office:value="85.9928">
                <text:p>85.992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29.05">
                <text:p>229.05</text:p>
              </table:table-cell>
              <table:table-cell office:value-type="float" office:value="674.416">
                <text:p>674.416</text:p>
              </table:table-cell>
              <table:table-cell office:value-type="float" office:value="96.5333">
                <text:p>96.533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48.543">
                <text:p>248.543</text:p>
              </table:table-cell>
              <table:table-cell office:value-type="float" office:value="643.444">
                <text:p>643.444</text:p>
              </table:table-cell>
              <table:table-cell office:value-type="float" office:value="108.013">
                <text:p>108.01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68.077">
                <text:p>268.077</text:p>
              </table:table-cell>
              <table:table-cell office:value-type="float" office:value="611.48">
                <text:p>611.48</text:p>
              </table:table-cell>
              <table:table-cell office:value-type="float" office:value="120.443">
                <text:p>120.44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87.357">
                <text:p>287.357</text:p>
              </table:table-cell>
              <table:table-cell office:value-type="float" office:value="578.825">
                <text:p>578.825</text:p>
              </table:table-cell>
              <table:table-cell office:value-type="float" office:value="133.818">
                <text:p>133.81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6.074">
                <text:p>306.074</text:p>
              </table:table-cell>
              <table:table-cell office:value-type="float" office:value="545.804">
                <text:p>545.804</text:p>
              </table:table-cell>
              <table:table-cell office:value-type="float" office:value="148.121">
                <text:p>148.12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23.926">
                <text:p>323.926</text:p>
              </table:table-cell>
              <table:table-cell office:value-type="float" office:value="512.757">
                <text:p>512.757</text:p>
              </table:table-cell>
              <table:table-cell office:value-type="float" office:value="163.317">
                <text:p>163.31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40.622">
                <text:p>340.622</text:p>
              </table:table-cell>
              <table:table-cell office:value-type="float" office:value="480.022">
                <text:p>480.022</text:p>
              </table:table-cell>
              <table:table-cell office:value-type="float" office:value="179.357">
                <text:p>179.35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55.904">
                <text:p>355.904</text:p>
              </table:table-cell>
              <table:table-cell office:value-type="float" office:value="447.918">
                <text:p>447.918</text:p>
              </table:table-cell>
              <table:table-cell office:value-type="float" office:value="196.178">
                <text:p>196.17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69.555">
                <text:p>369.555</text:p>
              </table:table-cell>
              <table:table-cell office:value-type="float" office:value="416.741">
                <text:p>416.741</text:p>
              </table:table-cell>
              <table:table-cell office:value-type="float" office:value="213.704">
                <text:p>213.7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1.406">
                <text:p>381.406</text:p>
              </table:table-cell>
              <table:table-cell office:value-type="float" office:value="386.743">
                <text:p>386.743</text:p>
              </table:table-cell>
              <table:table-cell office:value-type="float" office:value="231.852">
                <text:p>231.85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91.341">
                <text:p>391.341</text:p>
              </table:table-cell>
              <table:table-cell office:value-type="float" office:value="358.132">
                <text:p>358.132</text:p>
              </table:table-cell>
              <table:table-cell office:value-type="float" office:value="250.527">
                <text:p>250.52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99.3">
                <text:p>399.3</text:p>
              </table:table-cell>
              <table:table-cell office:value-type="float" office:value="331.068">
                <text:p>331.068</text:p>
              </table:table-cell>
              <table:table-cell office:value-type="float" office:value="269.631">
                <text:p>269.63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05.274">
                <text:p>405.274</text:p>
              </table:table-cell>
              <table:table-cell office:value-type="float" office:value="305.66">
                <text:p>305.66</text:p>
              </table:table-cell>
              <table:table-cell office:value-type="float" office:value="289.066">
                <text:p>289.06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09.301">
                <text:p>409.301</text:p>
              </table:table-cell>
              <table:table-cell office:value-type="float" office:value="281.968">
                <text:p>281.968</text:p>
              </table:table-cell>
              <table:table-cell office:value-type="float" office:value="308.731">
                <text:p>308.73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11.457">
                <text:p>411.457</text:p>
              </table:table-cell>
              <table:table-cell office:value-type="float" office:value="260.013">
                <text:p>260.013</text:p>
              </table:table-cell>
              <table:table-cell office:value-type="float" office:value="328.53">
                <text:p>328.5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11.85">
                <text:p>411.85</text:p>
              </table:table-cell>
              <table:table-cell office:value-type="float" office:value="239.78">
                <text:p>239.78</text:p>
              </table:table-cell>
              <table:table-cell office:value-type="float" office:value="348.37">
                <text:p>348.3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10.614">
                <text:p>410.614</text:p>
              </table:table-cell>
              <table:table-cell office:value-type="float" office:value="221.222">
                <text:p>221.222</text:p>
              </table:table-cell>
              <table:table-cell office:value-type="float" office:value="368.164">
                <text:p>368.16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07.896">
                <text:p>407.896</text:p>
              </table:table-cell>
              <table:table-cell office:value-type="float" office:value="204.271">
                <text:p>204.271</text:p>
              </table:table-cell>
              <table:table-cell office:value-type="float" office:value="387.833">
                <text:p>387.833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03.85">
                <text:p>403.85</text:p>
              </table:table-cell>
              <table:table-cell office:value-type="float" office:value="188.844">
                <text:p>188.844</text:p>
              </table:table-cell>
              <table:table-cell office:value-type="float" office:value="407.306">
                <text:p>407.3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8.635">
                <text:p>398.635</text:p>
              </table:table-cell>
              <table:table-cell office:value-type="float" office:value="174.847">
                <text:p>174.847</text:p>
              </table:table-cell>
              <table:table-cell office:value-type="float" office:value="426.518">
                <text:p>426.51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392.406">
                <text:p>392.406</text:p>
              </table:table-cell>
              <table:table-cell office:value-type="float" office:value="162.18">
                <text:p>162.18</text:p>
              </table:table-cell>
              <table:table-cell office:value-type="float" office:value="445.413">
                <text:p>445.41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385.315">
                <text:p>385.315</text:p>
              </table:table-cell>
              <table:table-cell office:value-type="float" office:value="150.741">
                <text:p>150.741</text:p>
              </table:table-cell>
              <table:table-cell office:value-type="float" office:value="463.945">
                <text:p>463.94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377.5">
                <text:p>377.5</text:p>
              </table:table-cell>
              <table:table-cell office:value-type="float" office:value="140.429">
                <text:p>140.429</text:p>
              </table:table-cell>
              <table:table-cell office:value-type="float" office:value="482.071">
                <text:p>482.07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369.094">
                <text:p>369.094</text:p>
              </table:table-cell>
              <table:table-cell office:value-type="float" office:value="131.148">
                <text:p>131.148</text:p>
              </table:table-cell>
              <table:table-cell office:value-type="float" office:value="499.758">
                <text:p>499.758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360.216">
                <text:p>360.216</text:p>
              </table:table-cell>
              <table:table-cell office:value-type="float" office:value="122.804">
                <text:p>122.804</text:p>
              </table:table-cell>
              <table:table-cell office:value-type="float" office:value="516.98">
                <text:p>516.9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350.973">
                <text:p>350.973</text:p>
              </table:table-cell>
              <table:table-cell office:value-type="float" office:value="115.311">
                <text:p>115.311</text:p>
              </table:table-cell>
              <table:table-cell office:value-type="float" office:value="533.715">
                <text:p>533.71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341.463">
                <text:p>341.463</text:p>
              </table:table-cell>
              <table:table-cell office:value-type="float" office:value="108.589">
                <text:p>108.589</text:p>
              </table:table-cell>
              <table:table-cell office:value-type="float" office:value="549.948">
                <text:p>549.94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31.77">
                <text:p>331.77</text:p>
              </table:table-cell>
              <table:table-cell office:value-type="float" office:value="102.563">
                <text:p>102.563</text:p>
              </table:table-cell>
              <table:table-cell office:value-type="float" office:value="565.666">
                <text:p>565.66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321.969">
                <text:p>321.969</text:p>
              </table:table-cell>
              <table:table-cell office:value-type="float" office:value="97.1666">
                <text:p>97.1666</text:p>
              </table:table-cell>
              <table:table-cell office:value-type="float" office:value="580.864">
                <text:p>580.8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2.125">
                <text:p>312.125</text:p>
              </table:table-cell>
              <table:table-cell office:value-type="float" office:value="92.3372">
                <text:p>92.3372</text:p>
              </table:table-cell>
              <table:table-cell office:value-type="float" office:value="595.538">
                <text:p>595.53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302.293">
                <text:p>302.293</text:p>
              </table:table-cell>
              <table:table-cell office:value-type="float" office:value="88.0199">
                <text:p>88.0199</text:p>
              </table:table-cell>
              <table:table-cell office:value-type="float" office:value="609.688">
                <text:p>609.68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92.521">
                <text:p>292.521</text:p>
              </table:table-cell>
              <table:table-cell office:value-type="float" office:value="84.1645">
                <text:p>84.1645</text:p>
              </table:table-cell>
              <table:table-cell office:value-type="float" office:value="623.315">
                <text:p>623.31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82.849">
                <text:p>282.849</text:p>
              </table:table-cell>
              <table:table-cell office:value-type="float" office:value="80.7262">
                <text:p>80.7262</text:p>
              </table:table-cell>
              <table:table-cell office:value-type="float" office:value="636.425">
                <text:p>636.42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73.312">
                <text:p>273.312</text:p>
              </table:table-cell>
              <table:table-cell office:value-type="float" office:value="77.6646">
                <text:p>77.6646</text:p>
              </table:table-cell>
              <table:table-cell office:value-type="float" office:value="649.024">
                <text:p>649.02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63.936">
                <text:p>263.936</text:p>
              </table:table-cell>
              <table:table-cell office:value-type="float" office:value="74.9437">
                <text:p>74.9437</text:p>
              </table:table-cell>
              <table:table-cell office:value-type="float" office:value="661.12">
                <text:p>661.1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54.745">
                <text:p>254.745</text:p>
              </table:table-cell>
              <table:table-cell office:value-type="float" office:value="72.5311">
                <text:p>72.5311</text:p>
              </table:table-cell>
              <table:table-cell office:value-type="float" office:value="672.724">
                <text:p>672.72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45.757">
                <text:p>245.757</text:p>
              </table:table-cell>
              <table:table-cell office:value-type="float" office:value="70.3981">
                <text:p>70.3981</text:p>
              </table:table-cell>
              <table:table-cell office:value-type="float" office:value="683.845">
                <text:p>683.84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36.986">
                <text:p>236.986</text:p>
              </table:table-cell>
              <table:table-cell office:value-type="float" office:value="68.5189">
                <text:p>68.5189</text:p>
              </table:table-cell>
              <table:table-cell office:value-type="float" office:value="694.495">
                <text:p>694.49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28.444">
                <text:p>228.444</text:p>
              </table:table-cell>
              <table:table-cell office:value-type="float" office:value="66.8703">
                <text:p>66.8703</text:p>
              </table:table-cell>
              <table:table-cell office:value-type="float" office:value="704.686">
                <text:p>704.6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.138">
                <text:p>220.138</text:p>
              </table:table-cell>
              <table:table-cell office:value-type="float" office:value="65.4318">
                <text:p>65.4318</text:p>
              </table:table-cell>
              <table:table-cell office:value-type="float" office:value="714.43">
                <text:p>714.43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12.074">
                <text:p>212.074</text:p>
              </table:table-cell>
              <table:table-cell office:value-type="float" office:value="64.1849">
                <text:p>64.1849</text:p>
              </table:table-cell>
              <table:table-cell office:value-type="float" office:value="723.741">
                <text:p>723.74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04.256">
                <text:p>204.256</text:p>
              </table:table-cell>
              <table:table-cell office:value-type="float" office:value="63.1132">
                <text:p>63.1132</text:p>
              </table:table-cell>
              <table:table-cell office:value-type="float" office:value="732.631">
                <text:p>732.631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96.684">
                <text:p>196.684</text:p>
              </table:table-cell>
              <table:table-cell office:value-type="float" office:value="62.2018">
                <text:p>62.2018</text:p>
              </table:table-cell>
              <table:table-cell office:value-type="float" office:value="741.114">
                <text:p>741.11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89.359">
                <text:p>189.359</text:p>
              </table:table-cell>
              <table:table-cell office:value-type="float" office:value="61.4375">
                <text:p>61.4375</text:p>
              </table:table-cell>
              <table:table-cell office:value-type="float" office:value="749.203">
                <text:p>749.20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82.281">
                <text:p>182.281</text:p>
              </table:table-cell>
              <table:table-cell office:value-type="float" office:value="60.8083">
                <text:p>60.8083</text:p>
              </table:table-cell>
              <table:table-cell office:value-type="float" office:value="756.911">
                <text:p>756.91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75.445">
                <text:p>175.445</text:p>
              </table:table-cell>
              <table:table-cell office:value-type="float" office:value="60.3036">
                <text:p>60.3036</text:p>
              </table:table-cell>
              <table:table-cell office:value-type="float" office:value="764.251">
                <text:p>764.251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68.849">
                <text:p>168.849</text:p>
              </table:table-cell>
              <table:table-cell office:value-type="float" office:value="59.9138">
                <text:p>59.9138</text:p>
              </table:table-cell>
              <table:table-cell office:value-type="float" office:value="771.237">
                <text:p>771.237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62.49">
                <text:p>162.49</text:p>
              </table:table-cell>
              <table:table-cell office:value-type="float" office:value="59.6301">
                <text:p>59.6301</text:p>
              </table:table-cell>
              <table:table-cell office:value-type="float" office:value="777.88">
                <text:p>777.8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156.361">
                <text:p>156.361</text:p>
              </table:table-cell>
              <table:table-cell office:value-type="float" office:value="59.4447">
                <text:p>59.4447</text:p>
              </table:table-cell>
              <table:table-cell office:value-type="float" office:value="784.194">
                <text:p>784.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0.459">
                <text:p>150.459</text:p>
              </table:table-cell>
              <table:table-cell office:value-type="float" office:value="59.3505">
                <text:p>59.3505</text:p>
              </table:table-cell>
              <table:table-cell office:value-type="float" office:value="790.191">
                <text:p>790.19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44.777">
                <text:p>144.777</text:p>
              </table:table-cell>
              <table:table-cell office:value-type="float" office:value="59.341">
                <text:p>59.341</text:p>
              </table:table-cell>
              <table:table-cell office:value-type="float" office:value="795.882">
                <text:p>795.882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39.311">
                <text:p>139.311</text:p>
              </table:table-cell>
              <table:table-cell office:value-type="float" office:value="59.4105">
                <text:p>59.4105</text:p>
              </table:table-cell>
              <table:table-cell office:value-type="float" office:value="801.279">
                <text:p>801.27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34.053">
                <text:p>134.053</text:p>
              </table:table-cell>
              <table:table-cell office:value-type="float" office:value="59.5537">
                <text:p>59.5537</text:p>
              </table:table-cell>
              <table:table-cell office:value-type="float" office:value="806.393">
                <text:p>806.39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28.998">
                <text:p>128.998</text:p>
              </table:table-cell>
              <table:table-cell office:value-type="float" office:value="59.7657">
                <text:p>59.7657</text:p>
              </table:table-cell>
              <table:table-cell office:value-type="float" office:value="811.237">
                <text:p>811.23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24.139">
                <text:p>124.139</text:p>
              </table:table-cell>
              <table:table-cell office:value-type="float" office:value="60.0421">
                <text:p>60.0421</text:p>
              </table:table-cell>
              <table:table-cell office:value-type="float" office:value="815.819">
                <text:p>815.81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19.47">
                <text:p>119.47</text:p>
              </table:table-cell>
              <table:table-cell office:value-type="float" office:value="60.379">
                <text:p>60.379</text:p>
              </table:table-cell>
              <table:table-cell office:value-type="float" office:value="820.151">
                <text:p>820.15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14.985">
                <text:p>114.985</text:p>
              </table:table-cell>
              <table:table-cell office:value-type="float" office:value="60.7726">
                <text:p>60.7726</text:p>
              </table:table-cell>
              <table:table-cell office:value-type="float" office:value="824.242">
                <text:p>824.242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10.678">
                <text:p>110.678</text:p>
              </table:table-cell>
              <table:table-cell office:value-type="float" office:value="61.2196">
                <text:p>61.2196</text:p>
              </table:table-cell>
              <table:table-cell office:value-type="float" office:value="828.102">
                <text:p>828.102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06.542">
                <text:p>106.542</text:p>
              </table:table-cell>
              <table:table-cell office:value-type="float" office:value="61.7168">
                <text:p>61.7168</text:p>
              </table:table-cell>
              <table:table-cell office:value-type="float" office:value="831.741">
                <text:p>831.7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.571">
                <text:p>102.571</text:p>
              </table:table-cell>
              <table:table-cell office:value-type="float" office:value="62.2615">
                <text:p>62.2615</text:p>
              </table:table-cell>
              <table:table-cell office:value-type="float" office:value="835.167">
                <text:p>835.16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98.7599">
                <text:p>98.7599</text:p>
              </table:table-cell>
              <table:table-cell office:value-type="float" office:value="62.851">
                <text:p>62.851</text:p>
              </table:table-cell>
              <table:table-cell office:value-type="float" office:value="838.389">
                <text:p>838.38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95.1016">
                <text:p>95.1016</text:p>
              </table:table-cell>
              <table:table-cell office:value-type="float" office:value="63.4829">
                <text:p>63.4829</text:p>
              </table:table-cell>
              <table:table-cell office:value-type="float" office:value="841.416">
                <text:p>841.416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91.5908">
                <text:p>91.5908</text:p>
              </table:table-cell>
              <table:table-cell office:value-type="float" office:value="64.155">
                <text:p>64.155</text:p>
              </table:table-cell>
              <table:table-cell office:value-type="float" office:value="844.254">
                <text:p>844.254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8.2218">
                <text:p>88.2218</text:p>
              </table:table-cell>
              <table:table-cell office:value-type="float" office:value="64.8651">
                <text:p>64.8651</text:p>
              </table:table-cell>
              <table:table-cell office:value-type="float" office:value="846.913">
                <text:p>846.91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4.9892">
                <text:p>84.9892</text:p>
              </table:table-cell>
              <table:table-cell office:value-type="float" office:value="65.6113">
                <text:p>65.6113</text:p>
              </table:table-cell>
              <table:table-cell office:value-type="float" office:value="849.399">
                <text:p>849.39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1.8877">
                <text:p>81.8877</text:p>
              </table:table-cell>
              <table:table-cell office:value-type="float" office:value="66.3919">
                <text:p>66.3919</text:p>
              </table:table-cell>
              <table:table-cell office:value-type="float" office:value="851.72">
                <text:p>851.72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8.9121">
                <text:p>78.9121</text:p>
              </table:table-cell>
              <table:table-cell office:value-type="float" office:value="67.2051">
                <text:p>67.2051</text:p>
              </table:table-cell>
              <table:table-cell office:value-type="float" office:value="853.883">
                <text:p>853.88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76.0572">
                <text:p>76.0572</text:p>
              </table:table-cell>
              <table:table-cell office:value-type="float" office:value="68.0494">
                <text:p>68.0494</text:p>
              </table:table-cell>
              <table:table-cell office:value-type="float" office:value="855.893">
                <text:p>855.89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73.3184">
                <text:p>73.3184</text:p>
              </table:table-cell>
              <table:table-cell office:value-type="float" office:value="68.9234">
                <text:p>68.9234</text:p>
              </table:table-cell>
              <table:table-cell office:value-type="float" office:value="857.758">
                <text:p>857.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6909">
                <text:p>70.6909</text:p>
              </table:table-cell>
              <table:table-cell office:value-type="float" office:value="69.8257">
                <text:p>69.8257</text:p>
              </table:table-cell>
              <table:table-cell office:value-type="float" office:value="859.483">
                <text:p>859.483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68.1702">
                <text:p>68.1702</text:p>
              </table:table-cell>
              <table:table-cell office:value-type="float" office:value="70.7549">
                <text:p>70.7549</text:p>
              </table:table-cell>
              <table:table-cell office:value-type="float" office:value="861.075">
                <text:p>861.07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.7519">
                <text:p>65.7519</text:p>
              </table:table-cell>
              <table:table-cell office:value-type="float" office:value="71.7099">
                <text:p>71.7099</text:p>
              </table:table-cell>
              <table:table-cell office:value-type="float" office:value="862.538">
                <text:p>862.53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63.4318">
                <text:p>63.4318</text:p>
              </table:table-cell>
              <table:table-cell office:value-type="float" office:value="72.6895">
                <text:p>72.6895</text:p>
              </table:table-cell>
              <table:table-cell office:value-type="float" office:value="863.879">
                <text:p>863.87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1.2058">
                <text:p>61.2058</text:p>
              </table:table-cell>
              <table:table-cell office:value-type="float" office:value="73.6927">
                <text:p>73.6927</text:p>
              </table:table-cell>
              <table:table-cell office:value-type="float" office:value="865.101">
                <text:p>865.10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59.0701">
                <text:p>59.0701</text:p>
              </table:table-cell>
              <table:table-cell office:value-type="float" office:value="74.7184">
                <text:p>74.7184</text:p>
              </table:table-cell>
              <table:table-cell office:value-type="float" office:value="866.211">
                <text:p>866.21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57.0209">
                <text:p>57.0209</text:p>
              </table:table-cell>
              <table:table-cell office:value-type="float" office:value="75.7658">
                <text:p>75.7658</text:p>
              </table:table-cell>
              <table:table-cell office:value-type="float" office:value="867.213">
                <text:p>867.21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5.0545">
                <text:p>55.0545</text:p>
              </table:table-cell>
              <table:table-cell office:value-type="float" office:value="76.8338">
                <text:p>76.8338</text:p>
              </table:table-cell>
              <table:table-cell office:value-type="float" office:value="868.112">
                <text:p>868.11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53.1676">
                <text:p>53.1676</text:p>
              </table:table-cell>
              <table:table-cell office:value-type="float" office:value="77.9216">
                <text:p>77.9216</text:p>
              </table:table-cell>
              <table:table-cell office:value-type="float" office:value="868.911">
                <text:p>868.911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51.3567">
                <text:p>51.3567</text:p>
              </table:table-cell>
              <table:table-cell office:value-type="float" office:value="79.0284">
                <text:p>79.0284</text:p>
              </table:table-cell>
              <table:table-cell office:value-type="float" office:value="869.615">
                <text:p>869.6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.6188">
                <text:p>49.6188</text:p>
              </table:table-cell>
              <table:table-cell office:value-type="float" office:value="80.1535">
                <text:p>80.1535</text:p>
              </table:table-cell>
              <table:table-cell office:value-type="float" office:value="870.228">
                <text:p>870.22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7.9507">
                <text:p>47.9507</text:p>
              </table:table-cell>
              <table:table-cell office:value-type="float" office:value="81.296">
                <text:p>81.296</text:p>
              </table:table-cell>
              <table:table-cell office:value-type="float" office:value="870.753">
                <text:p>870.75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6.3495">
                <text:p>46.3495</text:p>
              </table:table-cell>
              <table:table-cell office:value-type="float" office:value="82.4554">
                <text:p>82.4554</text:p>
              </table:table-cell>
              <table:table-cell office:value-type="float" office:value="871.195">
                <text:p>871.195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4.8123">
                <text:p>44.8123</text:p>
              </table:table-cell>
              <table:table-cell office:value-type="float" office:value="83.6308">
                <text:p>83.6308</text:p>
              </table:table-cell>
              <table:table-cell office:value-type="float" office:value="871.557">
                <text:p>871.5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3.3365">
                <text:p>43.3365</text:p>
              </table:table-cell>
              <table:table-cell office:value-type="float" office:value="84.8217">
                <text:p>84.8217</text:p>
              </table:table-cell>
              <table:table-cell office:value-type="float" office:value="871.842">
                <text:p>871.84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1.9195">
                <text:p>41.9195</text:p>
              </table:table-cell>
              <table:table-cell office:value-type="float" office:value="86.0274">
                <text:p>86.0274</text:p>
              </table:table-cell>
              <table:table-cell office:value-type="float" office:value="872.053">
                <text:p>872.05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40.5588">
                <text:p>40.5588</text:p>
              </table:table-cell>
              <table:table-cell office:value-type="float" office:value="87.2474">
                <text:p>87.2474</text:p>
              </table:table-cell>
              <table:table-cell office:value-type="float" office:value="872.194">
                <text:p>872.194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39.252">
                <text:p>39.252</text:p>
              </table:table-cell>
              <table:table-cell office:value-type="float" office:value="88.481">
                <text:p>88.481</text:p>
              </table:table-cell>
              <table:table-cell office:value-type="float" office:value="872.267">
                <text:p>872.267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37.9969">
                <text:p>37.9969</text:p>
              </table:table-cell>
              <table:table-cell office:value-type="float" office:value="89.7278">
                <text:p>89.7278</text:p>
              </table:table-cell>
              <table:table-cell office:value-type="float" office:value="872.275">
                <text:p>872.27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36.7913">
                <text:p>36.7913</text:p>
              </table:table-cell>
              <table:table-cell office:value-type="float" office:value="90.9873">
                <text:p>90.9873</text:p>
              </table:table-cell>
              <table:table-cell office:value-type="float" office:value="872.221">
                <text:p>872.2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.633">
                <text:p>35.633</text:p>
              </table:table-cell>
              <table:table-cell office:value-type="float" office:value="92.2588">
                <text:p>92.2588</text:p>
              </table:table-cell>
              <table:table-cell office:value-type="float" office:value="872.108">
                <text:p>872.108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34.5202">
                <text:p>34.5202</text:p>
              </table:table-cell>
              <table:table-cell office:value-type="float" office:value="93.5421">
                <text:p>93.5421</text:p>
              </table:table-cell>
              <table:table-cell office:value-type="float" office:value="871.938">
                <text:p>871.93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3.4508">
                <text:p>33.4508</text:p>
              </table:table-cell>
              <table:table-cell office:value-type="float" office:value="94.8364">
                <text:p>94.8364</text:p>
              </table:table-cell>
              <table:table-cell office:value-type="float" office:value="871.713">
                <text:p>871.713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32.4231">
                <text:p>32.4231</text:p>
              </table:table-cell>
              <table:table-cell office:value-type="float" office:value="96.1416">
                <text:p>96.1416</text:p>
              </table:table-cell>
              <table:table-cell office:value-type="float" office:value="871.435">
                <text:p>871.435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31.4354">
                <text:p>31.4354</text:p>
              </table:table-cell>
              <table:table-cell office:value-type="float" office:value="97.457">
                <text:p>97.457</text:p>
              </table:table-cell>
              <table:table-cell office:value-type="float" office:value="871.108">
                <text:p>871.10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0.4859">
                <text:p>30.4859</text:p>
              </table:table-cell>
              <table:table-cell office:value-type="float" office:value="98.7823">
                <text:p>98.7823</text:p>
              </table:table-cell>
              <table:table-cell office:value-type="float" office:value="870.732">
                <text:p>870.73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9.573">
                <text:p>29.573</text:p>
              </table:table-cell>
              <table:table-cell office:value-type="float" office:value="100.117">
                <text:p>100.117</text:p>
              </table:table-cell>
              <table:table-cell office:value-type="float" office:value="870.31">
                <text:p>870.31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28.6953">
                <text:p>28.6953</text:p>
              </table:table-cell>
              <table:table-cell office:value-type="float" office:value="101.461">
                <text:p>101.461</text:p>
              </table:table-cell>
              <table:table-cell office:value-type="float" office:value="869.844">
                <text:p>869.84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27.8512">
                <text:p>27.8512</text:p>
              </table:table-cell>
              <table:table-cell office:value-type="float" office:value="102.814">
                <text:p>102.814</text:p>
              </table:table-cell>
              <table:table-cell office:value-type="float" office:value="869.335">
                <text:p>869.33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27.0394">
                <text:p>27.0394</text:p>
              </table:table-cell>
              <table:table-cell office:value-type="float" office:value="104.175">
                <text:p>104.175</text:p>
              </table:table-cell>
              <table:table-cell office:value-type="float" office:value="868.786">
                <text:p>868.7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2585">
                <text:p>26.2585</text:p>
              </table:table-cell>
              <table:table-cell office:value-type="float" office:value="105.544">
                <text:p>105.544</text:p>
              </table:table-cell>
              <table:table-cell office:value-type="float" office:value="868.198">
                <text:p>868.198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25.5072">
                <text:p>25.5072</text:p>
              </table:table-cell>
              <table:table-cell office:value-type="float" office:value="106.921">
                <text:p>106.921</text:p>
              </table:table-cell>
              <table:table-cell office:value-type="float" office:value="867.572">
                <text:p>867.57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24.7844">
                <text:p>24.7844</text:p>
              </table:table-cell>
              <table:table-cell office:value-type="float" office:value="108.305">
                <text:p>108.305</text:p>
              </table:table-cell>
              <table:table-cell office:value-type="float" office:value="866.911">
                <text:p>866.911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24.0888">
                <text:p>24.0888</text:p>
              </table:table-cell>
              <table:table-cell office:value-type="float" office:value="109.696">
                <text:p>109.696</text:p>
              </table:table-cell>
              <table:table-cell office:value-type="float" office:value="866.215">
                <text:p>866.21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23.4194">
                <text:p>23.4194</text:p>
              </table:table-cell>
              <table:table-cell office:value-type="float" office:value="111.094">
                <text:p>111.094</text:p>
              </table:table-cell>
              <table:table-cell office:value-type="float" office:value="865.487">
                <text:p>865.48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775">
                <text:p>22.775</text:p>
              </table:table-cell>
              <table:table-cell office:value-type="float" office:value="112.498">
                <text:p>112.498</text:p>
              </table:table-cell>
              <table:table-cell office:value-type="float" office:value="864.727">
                <text:p>864.72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22.1547">
                <text:p>22.1547</text:p>
              </table:table-cell>
              <table:table-cell office:value-type="float" office:value="113.909">
                <text:p>113.909</text:p>
              </table:table-cell>
              <table:table-cell office:value-type="float" office:value="863.937">
                <text:p>863.937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21.5575">
                <text:p>21.5575</text:p>
              </table:table-cell>
              <table:table-cell office:value-type="float" office:value="115.325">
                <text:p>115.325</text:p>
              </table:table-cell>
              <table:table-cell office:value-type="float" office:value="863.118">
                <text:p>863.11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20.9823">
                <text:p>20.9823</text:p>
              </table:table-cell>
              <table:table-cell office:value-type="float" office:value="116.747">
                <text:p>116.747</text:p>
              </table:table-cell>
              <table:table-cell office:value-type="float" office:value="862.271">
                <text:p>862.271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20.4284">
                <text:p>20.4284</text:p>
              </table:table-cell>
              <table:table-cell office:value-type="float" office:value="118.174">
                <text:p>118.174</text:p>
              </table:table-cell>
              <table:table-cell office:value-type="float" office:value="861.397">
                <text:p>861.3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8949">
                <text:p>19.8949</text:p>
              </table:table-cell>
              <table:table-cell office:value-type="float" office:value="119.607">
                <text:p>119.607</text:p>
              </table:table-cell>
              <table:table-cell office:value-type="float" office:value="860.498">
                <text:p>860.49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9.381">
                <text:p>19.381</text:p>
              </table:table-cell>
              <table:table-cell office:value-type="float" office:value="121.044">
                <text:p>121.044</text:p>
              </table:table-cell>
              <table:table-cell office:value-type="float" office:value="859.575">
                <text:p>859.57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8.8858">
                <text:p>18.8858</text:p>
              </table:table-cell>
              <table:table-cell office:value-type="float" office:value="122.486">
                <text:p>122.486</text:p>
              </table:table-cell>
              <table:table-cell office:value-type="float" office:value="858.628">
                <text:p>858.628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8.4087">
                <text:p>18.4087</text:p>
              </table:table-cell>
              <table:table-cell office:value-type="float" office:value="123.932">
                <text:p>123.932</text:p>
              </table:table-cell>
              <table:table-cell office:value-type="float" office:value="857.659">
                <text:p>857.65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9488">
                <text:p>17.9488</text:p>
              </table:table-cell>
              <table:table-cell office:value-type="float" office:value="125.383">
                <text:p>125.383</text:p>
              </table:table-cell>
              <table:table-cell office:value-type="float" office:value="856.668">
                <text:p>856.66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.5057">
                <text:p>17.5057</text:p>
              </table:table-cell>
              <table:table-cell office:value-type="float" office:value="126.837">
                <text:p>126.837</text:p>
              </table:table-cell>
              <table:table-cell office:value-type="float" office:value="855.657">
                <text:p>855.657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.0784">
                <text:p>17.0784</text:p>
              </table:table-cell>
              <table:table-cell office:value-type="float" office:value="128.295">
                <text:p>128.295</text:p>
              </table:table-cell>
              <table:table-cell office:value-type="float" office:value="854.626">
                <text:p>854.626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6.6666">
                <text:p>16.6666</text:p>
              </table:table-cell>
              <table:table-cell office:value-type="float" office:value="129.757">
                <text:p>129.757</text:p>
              </table:table-cell>
              <table:table-cell office:value-type="float" office:value="853.577">
                <text:p>853.57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6.2694">
                <text:p>16.2694</text:p>
              </table:table-cell>
              <table:table-cell office:value-type="float" office:value="131.222">
                <text:p>131.222</text:p>
              </table:table-cell>
              <table:table-cell office:value-type="float" office:value="852.509">
                <text:p>852.50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5.8865">
                <text:p>15.8865</text:p>
              </table:table-cell>
              <table:table-cell office:value-type="float" office:value="132.69">
                <text:p>132.69</text:p>
              </table:table-cell>
              <table:table-cell office:value-type="float" office:value="851.424">
                <text:p>851.4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172">
                <text:p>15.5172</text:p>
              </table:table-cell>
              <table:table-cell office:value-type="float" office:value="134.161">
                <text:p>134.161</text:p>
              </table:table-cell>
              <table:table-cell office:value-type="float" office:value="850.322">
                <text:p>850.32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5.1609">
                <text:p>15.1609</text:p>
              </table:table-cell>
              <table:table-cell office:value-type="float" office:value="135.635">
                <text:p>135.635</text:p>
              </table:table-cell>
              <table:table-cell office:value-type="float" office:value="849.205">
                <text:p>849.205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4.8173">
                <text:p>14.8173</text:p>
              </table:table-cell>
              <table:table-cell office:value-type="float" office:value="137.111">
                <text:p>137.111</text:p>
              </table:table-cell>
              <table:table-cell office:value-type="float" office:value="848.072">
                <text:p>848.072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4.4858">
                <text:p>14.4858</text:p>
              </table:table-cell>
              <table:table-cell office:value-type="float" office:value="138.589">
                <text:p>138.589</text:p>
              </table:table-cell>
              <table:table-cell office:value-type="float" office:value="846.925">
                <text:p>846.925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4.1659">
                <text:p>14.1659</text:p>
              </table:table-cell>
              <table:table-cell office:value-type="float" office:value="140.07">
                <text:p>140.07</text:p>
              </table:table-cell>
              <table:table-cell office:value-type="float" office:value="845.764">
                <text:p>845.76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.8573">
                <text:p>13.8573</text:p>
              </table:table-cell>
              <table:table-cell office:value-type="float" office:value="141.553">
                <text:p>141.553</text:p>
              </table:table-cell>
              <table:table-cell office:value-type="float" office:value="844.589">
                <text:p>844.58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.5594">
                <text:p>13.5594</text:p>
              </table:table-cell>
              <table:table-cell office:value-type="float" office:value="143.038">
                <text:p>143.038</text:p>
              </table:table-cell>
              <table:table-cell office:value-type="float" office:value="843.402">
                <text:p>843.40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.272">
                <text:p>13.272</text:p>
              </table:table-cell>
              <table:table-cell office:value-type="float" office:value="144.525">
                <text:p>144.525</text:p>
              </table:table-cell>
              <table:table-cell office:value-type="float" office:value="842.203">
                <text:p>842.203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2.9945">
                <text:p>12.9945</text:p>
              </table:table-cell>
              <table:table-cell office:value-type="float" office:value="146.013">
                <text:p>146.013</text:p>
              </table:table-cell>
              <table:table-cell office:value-type="float" office:value="840.993">
                <text:p>840.99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2.7266">
                <text:p>12.7266</text:p>
              </table:table-cell>
              <table:table-cell office:value-type="float" office:value="147.502">
                <text:p>147.502</text:p>
              </table:table-cell>
              <table:table-cell office:value-type="float" office:value="839.771">
                <text:p>839.7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4681">
                <text:p>12.4681</text:p>
              </table:table-cell>
              <table:table-cell office:value-type="float" office:value="148.993">
                <text:p>148.993</text:p>
              </table:table-cell>
              <table:table-cell office:value-type="float" office:value="838.539">
                <text:p>838.53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2.2184">
                <text:p>12.2184</text:p>
              </table:table-cell>
              <table:table-cell office:value-type="float" office:value="150.485">
                <text:p>150.485</text:p>
              </table:table-cell>
              <table:table-cell office:value-type="float" office:value="837.296">
                <text:p>837.296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1.9774">
                <text:p>11.9774</text:p>
              </table:table-cell>
              <table:table-cell office:value-type="float" office:value="151.978">
                <text:p>151.978</text:p>
              </table:table-cell>
              <table:table-cell office:value-type="float" office:value="836.045">
                <text:p>836.045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1.7447">
                <text:p>11.7447</text:p>
              </table:table-cell>
              <table:table-cell office:value-type="float" office:value="153.472">
                <text:p>153.472</text:p>
              </table:table-cell>
              <table:table-cell office:value-type="float" office:value="834.783">
                <text:p>834.78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1.5199">
                <text:p>11.5199</text:p>
              </table:table-cell>
              <table:table-cell office:value-type="float" office:value="154.966">
                <text:p>154.966</text:p>
              </table:table-cell>
              <table:table-cell office:value-type="float" office:value="833.514">
                <text:p>833.5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1.3029">
                <text:p>11.3029</text:p>
              </table:table-cell>
              <table:table-cell office:value-type="float" office:value="156.462">
                <text:p>156.462</text:p>
              </table:table-cell>
              <table:table-cell office:value-type="float" office:value="832.235">
                <text:p>832.235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1.0933">
                <text:p>11.0933</text:p>
              </table:table-cell>
              <table:table-cell office:value-type="float" office:value="157.957">
                <text:p>157.957</text:p>
              </table:table-cell>
              <table:table-cell office:value-type="float" office:value="830.949">
                <text:p>830.94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0.8909">
                <text:p>10.8909</text:p>
              </table:table-cell>
              <table:table-cell office:value-type="float" office:value="159.453">
                <text:p>159.453</text:p>
              </table:table-cell>
              <table:table-cell office:value-type="float" office:value="829.656">
                <text:p>829.65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0.6954">
                <text:p>10.6954</text:p>
              </table:table-cell>
              <table:table-cell office:value-type="float" office:value="160.949">
                <text:p>160.949</text:p>
              </table:table-cell>
              <table:table-cell office:value-type="float" office:value="828.355">
                <text:p>828.355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0.5066">
                <text:p>10.5066</text:p>
              </table:table-cell>
              <table:table-cell office:value-type="float" office:value="162.446">
                <text:p>162.446</text:p>
              </table:table-cell>
              <table:table-cell office:value-type="float" office:value="827.048">
                <text:p>827.0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3242">
                <text:p>10.3242</text:p>
              </table:table-cell>
              <table:table-cell office:value-type="float" office:value="163.942">
                <text:p>163.942</text:p>
              </table:table-cell>
              <table:table-cell office:value-type="float" office:value="825.734">
                <text:p>825.73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0.1481">
                <text:p>10.1481</text:p>
              </table:table-cell>
              <table:table-cell office:value-type="float" office:value="165.438">
                <text:p>165.438</text:p>
              </table:table-cell>
              <table:table-cell office:value-type="float" office:value="824.414">
                <text:p>824.41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9.97799">
                <text:p>9.97799</text:p>
              </table:table-cell>
              <table:table-cell office:value-type="float" office:value="166.934">
                <text:p>166.934</text:p>
              </table:table-cell>
              <table:table-cell office:value-type="float" office:value="823.088">
                <text:p>823.088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9.81368">
                <text:p>9.81368</text:p>
              </table:table-cell>
              <table:table-cell office:value-type="float" office:value="168.43">
                <text:p>168.43</text:p>
              </table:table-cell>
              <table:table-cell office:value-type="float" office:value="821.756">
                <text:p>821.756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9.65499">
                <text:p>9.65499</text:p>
              </table:table-cell>
              <table:table-cell office:value-type="float" office:value="169.925">
                <text:p>169.925</text:p>
              </table:table-cell>
              <table:table-cell office:value-type="float" office:value="820.42">
                <text:p>820.4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.50172">
                <text:p>9.50172</text:p>
              </table:table-cell>
              <table:table-cell office:value-type="float" office:value="171.42">
                <text:p>171.42</text:p>
              </table:table-cell>
              <table:table-cell office:value-type="float" office:value="819.078">
                <text:p>819.07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9.35371">
                <text:p>9.35371</text:p>
              </table:table-cell>
              <table:table-cell office:value-type="float" office:value="172.914">
                <text:p>172.914</text:p>
              </table:table-cell>
              <table:table-cell office:value-type="float" office:value="817.732">
                <text:p>817.73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9.21078">
                <text:p>9.21078</text:p>
              </table:table-cell>
              <table:table-cell office:value-type="float" office:value="174.407">
                <text:p>174.407</text:p>
              </table:table-cell>
              <table:table-cell office:value-type="float" office:value="816.382">
                <text:p>816.38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9.07276">
                <text:p>9.07276</text:p>
              </table:table-cell>
              <table:table-cell office:value-type="float" office:value="175.9">
                <text:p>175.9</text:p>
              </table:table-cell>
              <table:table-cell office:value-type="float" office:value="815.028">
                <text:p>815.02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8.93949">
                <text:p>8.93949</text:p>
              </table:table-cell>
              <table:table-cell office:value-type="float" office:value="177.391">
                <text:p>177.391</text:p>
              </table:table-cell>
              <table:table-cell office:value-type="float" office:value="813.669">
                <text:p>813.6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81083">
                <text:p>8.81083</text:p>
              </table:table-cell>
              <table:table-cell office:value-type="float" office:value="178.882">
                <text:p>178.882</text:p>
              </table:table-cell>
              <table:table-cell office:value-type="float" office:value="812.307">
                <text:p>812.307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8.68663">
                <text:p>8.68663</text:p>
              </table:table-cell>
              <table:table-cell office:value-type="float" office:value="180.371">
                <text:p>180.371</text:p>
              </table:table-cell>
              <table:table-cell office:value-type="float" office:value="810.942">
                <text:p>810.94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8.56674">
                <text:p>8.56674</text:p>
              </table:table-cell>
              <table:table-cell office:value-type="float" office:value="181.859">
                <text:p>181.859</text:p>
              </table:table-cell>
              <table:table-cell office:value-type="float" office:value="809.574">
                <text:p>809.574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8.45105">
                <text:p>8.45105</text:p>
              </table:table-cell>
              <table:table-cell office:value-type="float" office:value="183.346">
                <text:p>183.346</text:p>
              </table:table-cell>
              <table:table-cell office:value-type="float" office:value="808.203">
                <text:p>808.203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8.33941">
                <text:p>8.33941</text:p>
              </table:table-cell>
              <table:table-cell office:value-type="float" office:value="184.832">
                <text:p>184.832</text:p>
              </table:table-cell>
              <table:table-cell office:value-type="float" office:value="806.829">
                <text:p>806.82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317">
                <text:p>8.2317</text:p>
              </table:table-cell>
              <table:table-cell office:value-type="float" office:value="186.316">
                <text:p>186.316</text:p>
              </table:table-cell>
              <table:table-cell office:value-type="float" office:value="805.452">
                <text:p>805.452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8.12782">
                <text:p>8.12782</text:p>
              </table:table-cell>
              <table:table-cell office:value-type="float" office:value="187.799">
                <text:p>187.799</text:p>
              </table:table-cell>
              <table:table-cell office:value-type="float" office:value="804.074">
                <text:p>804.074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8.02764">
                <text:p>8.02764</text:p>
              </table:table-cell>
              <table:table-cell office:value-type="float" office:value="189.28">
                <text:p>189.28</text:p>
              </table:table-cell>
              <table:table-cell office:value-type="float" office:value="802.693">
                <text:p>802.69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7.93105">
                <text:p>7.93105</text:p>
              </table:table-cell>
              <table:table-cell office:value-type="float" office:value="190.759">
                <text:p>190.759</text:p>
              </table:table-cell>
              <table:table-cell office:value-type="float" office:value="801.31">
                <text:p>801.3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7.83796">
                <text:p>7.83796</text:p>
              </table:table-cell>
              <table:table-cell office:value-type="float" office:value="192.236">
                <text:p>192.236</text:p>
              </table:table-cell>
              <table:table-cell office:value-type="float" office:value="799.926">
                <text:p>799.9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4827">
                <text:p>7.74827</text:p>
              </table:table-cell>
              <table:table-cell office:value-type="float" office:value="193.712">
                <text:p>193.712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7.66187">
                <text:p>7.66187</text:p>
              </table:table-cell>
              <table:table-cell office:value-type="float" office:value="195.186">
                <text:p>195.186</text:p>
              </table:table-cell>
              <table:table-cell office:value-type="float" office:value="797.153">
                <text:p>797.153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7.57868">
                <text:p>7.57868</text:p>
              </table:table-cell>
              <table:table-cell office:value-type="float" office:value="196.657">
                <text:p>196.657</text:p>
              </table:table-cell>
              <table:table-cell office:value-type="float" office:value="795.764">
                <text:p>795.764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.49861">
                <text:p>7.49861</text:p>
              </table:table-cell>
              <table:table-cell office:value-type="float" office:value="198.127">
                <text:p>198.127</text:p>
              </table:table-cell>
              <table:table-cell office:value-type="float" office:value="794.375">
                <text:p>794.37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.42158">
                <text:p>7.42158</text:p>
              </table:table-cell>
              <table:table-cell office:value-type="float" office:value="199.594">
                <text:p>199.594</text:p>
              </table:table-cell>
              <table:table-cell office:value-type="float" office:value="792.984">
                <text:p>792.98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7.34751">
                <text:p>7.34751</text:p>
              </table:table-cell>
              <table:table-cell office:value-type="float" office:value="201.059">
                <text:p>201.059</text:p>
              </table:table-cell>
              <table:table-cell office:value-type="float" office:value="791.593">
                <text:p>791.59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7.27632">
                <text:p>7.27632</text:p>
              </table:table-cell>
              <table:table-cell office:value-type="float" office:value="202.522">
                <text:p>202.522</text:p>
              </table:table-cell>
              <table:table-cell office:value-type="float" office:value="790.201">
                <text:p>790.20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7.20793">
                <text:p>7.20793</text:p>
              </table:table-cell>
              <table:table-cell office:value-type="float" office:value="203.983">
                <text:p>203.983</text:p>
              </table:table-cell>
              <table:table-cell office:value-type="float" office:value="788.809">
                <text:p>788.809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7.14228">
                <text:p>7.14228</text:p>
              </table:table-cell>
              <table:table-cell office:value-type="float" office:value="205.441">
                <text:p>205.441</text:p>
              </table:table-cell>
              <table:table-cell office:value-type="float" office:value="787.417">
                <text:p>787.41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7.0793">
                <text:p>7.0793</text:p>
              </table:table-cell>
              <table:table-cell office:value-type="float" office:value="206.896">
                <text:p>206.896</text:p>
              </table:table-cell>
              <table:table-cell office:value-type="float" office:value="786.024">
                <text:p>786.0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01893">
                <text:p>7.01893</text:p>
              </table:table-cell>
              <table:table-cell office:value-type="float" office:value="208.349">
                <text:p>208.349</text:p>
              </table:table-cell>
              <table:table-cell office:value-type="float" office:value="784.632">
                <text:p>784.63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6.9611">
                <text:p>6.9611</text:p>
              </table:table-cell>
              <table:table-cell office:value-type="float" office:value="209.799">
                <text:p>209.799</text:p>
              </table:table-cell>
              <table:table-cell office:value-type="float" office:value="783.239">
                <text:p>783.239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6.90576">
                <text:p>6.90576</text:p>
              </table:table-cell>
              <table:table-cell office:value-type="float" office:value="211.247">
                <text:p>211.247</text:p>
              </table:table-cell>
              <table:table-cell office:value-type="float" office:value="781.847">
                <text:p>781.847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6.85285">
                <text:p>6.85285</text:p>
              </table:table-cell>
              <table:table-cell office:value-type="float" office:value="212.692">
                <text:p>212.692</text:p>
              </table:table-cell>
              <table:table-cell office:value-type="float" office:value="780.455">
                <text:p>780.45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6.80232">
                <text:p>6.80232</text:p>
              </table:table-cell>
              <table:table-cell office:value-type="float" office:value="214.134">
                <text:p>214.134</text:p>
              </table:table-cell>
              <table:table-cell office:value-type="float" office:value="779.064">
                <text:p>779.064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6.75411">
                <text:p>6.75411</text:p>
              </table:table-cell>
              <table:table-cell office:value-type="float" office:value="215.573">
                <text:p>215.573</text:p>
              </table:table-cell>
              <table:table-cell office:value-type="float" office:value="777.673">
                <text:p>777.673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6.70818">
                <text:p>6.70818</text:p>
              </table:table-cell>
              <table:table-cell office:value-type="float" office:value="217.009">
                <text:p>217.009</text:p>
              </table:table-cell>
              <table:table-cell office:value-type="float" office:value="776.283">
                <text:p>776.283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6.66448">
                <text:p>6.66448</text:p>
              </table:table-cell>
              <table:table-cell office:value-type="float" office:value="218.442">
                <text:p>218.442</text:p>
              </table:table-cell>
              <table:table-cell office:value-type="float" office:value="774.894">
                <text:p>774.894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6.62297">
                <text:p>6.62297</text:p>
              </table:table-cell>
              <table:table-cell office:value-type="float" office:value="219.872">
                <text:p>219.872</text:p>
              </table:table-cell>
              <table:table-cell office:value-type="float" office:value="773.505">
                <text:p>773.505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6.58361">
                <text:p>6.58361</text:p>
              </table:table-cell>
              <table:table-cell office:value-type="float" office:value="221.298">
                <text:p>221.298</text:p>
              </table:table-cell>
              <table:table-cell office:value-type="float" office:value="772.118">
                <text:p>772.1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54635">
                <text:p>6.54635</text:p>
              </table:table-cell>
              <table:table-cell office:value-type="float" office:value="222.722">
                <text:p>222.722</text:p>
              </table:table-cell>
              <table:table-cell office:value-type="float" office:value="770.732">
                <text:p>770.732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6.51116">
                <text:p>6.51116</text:p>
              </table:table-cell>
              <table:table-cell office:value-type="float" office:value="224.142">
                <text:p>224.142</text:p>
              </table:table-cell>
              <table:table-cell office:value-type="float" office:value="769.347">
                <text:p>769.347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6.478">
                <text:p>6.478</text:p>
              </table:table-cell>
              <table:table-cell office:value-type="float" office:value="225.558">
                <text:p>225.558</text:p>
              </table:table-cell>
              <table:table-cell office:value-type="float" office:value="767.964">
                <text:p>767.964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6.44684">
                <text:p>6.44684</text:p>
              </table:table-cell>
              <table:table-cell office:value-type="float" office:value="226.972">
                <text:p>226.972</text:p>
              </table:table-cell>
              <table:table-cell office:value-type="float" office:value="766.581">
                <text:p>766.581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6.41764">
                <text:p>6.41764</text:p>
              </table:table-cell>
              <table:table-cell office:value-type="float" office:value="228.382">
                <text:p>228.382</text:p>
              </table:table-cell>
              <table:table-cell office:value-type="float" office:value="765.201">
                <text:p>765.20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6.39038">
                <text:p>6.39038</text:p>
              </table:table-cell>
              <table:table-cell office:value-type="float" office:value="229.788">
                <text:p>229.788</text:p>
              </table:table-cell>
              <table:table-cell office:value-type="float" office:value="763.822">
                <text:p>763.82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6.36504">
                <text:p>6.36504</text:p>
              </table:table-cell>
              <table:table-cell office:value-type="float" office:value="231.19">
                <text:p>231.19</text:p>
              </table:table-cell>
              <table:table-cell office:value-type="float" office:value="762.445">
                <text:p>762.445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6.34157">
                <text:p>6.34157</text:p>
              </table:table-cell>
              <table:table-cell office:value-type="float" office:value="232.589">
                <text:p>232.589</text:p>
              </table:table-cell>
              <table:table-cell office:value-type="float" office:value="761.069">
                <text:p>761.06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6.31996">
                <text:p>6.31996</text:p>
              </table:table-cell>
              <table:table-cell office:value-type="float" office:value="233.984">
                <text:p>233.984</text:p>
              </table:table-cell>
              <table:table-cell office:value-type="float" office:value="759.696">
                <text:p>759.696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6.30018">
                <text:p>6.30018</text:p>
              </table:table-cell>
              <table:table-cell office:value-type="float" office:value="235.376">
                <text:p>235.376</text:p>
              </table:table-cell>
              <table:table-cell office:value-type="float" office:value="758.324">
                <text:p>758.3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28221">
                <text:p>6.28221</text:p>
              </table:table-cell>
              <table:table-cell office:value-type="float" office:value="236.763">
                <text:p>236.763</text:p>
              </table:table-cell>
              <table:table-cell office:value-type="float" office:value="756.955">
                <text:p>756.955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6.26603">
                <text:p>6.26603</text:p>
              </table:table-cell>
              <table:table-cell office:value-type="float" office:value="238.147">
                <text:p>238.147</text:p>
              </table:table-cell>
              <table:table-cell office:value-type="float" office:value="755.587">
                <text:p>755.587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6.25163">
                <text:p>6.25163</text:p>
              </table:table-cell>
              <table:table-cell office:value-type="float" office:value="239.526">
                <text:p>239.526</text:p>
              </table:table-cell>
              <table:table-cell office:value-type="float" office:value="754.222">
                <text:p>754.222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6.23898">
                <text:p>6.23898</text:p>
              </table:table-cell>
              <table:table-cell office:value-type="float" office:value="240.901">
                <text:p>240.901</text:p>
              </table:table-cell>
              <table:table-cell office:value-type="float" office:value="752.86">
                <text:p>752.86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6.22807">
                <text:p>6.22807</text:p>
              </table:table-cell>
              <table:table-cell office:value-type="float" office:value="242.273">
                <text:p>242.273</text:p>
              </table:table-cell>
              <table:table-cell office:value-type="float" office:value="751.499">
                <text:p>751.49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6.21888">
                <text:p>6.21888</text:p>
              </table:table-cell>
              <table:table-cell office:value-type="float" office:value="243.639">
                <text:p>243.639</text:p>
              </table:table-cell>
              <table:table-cell office:value-type="float" office:value="750.142">
                <text:p>750.142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6.2114">
                <text:p>6.2114</text:p>
              </table:table-cell>
              <table:table-cell office:value-type="float" office:value="245.002">
                <text:p>245.002</text:p>
              </table:table-cell>
              <table:table-cell office:value-type="float" office:value="748.786">
                <text:p>748.786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6.20563">
                <text:p>6.20563</text:p>
              </table:table-cell>
              <table:table-cell office:value-type="float" office:value="246.36">
                <text:p>246.36</text:p>
              </table:table-cell>
              <table:table-cell office:value-type="float" office:value="747.434">
                <text:p>747.434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6.20154">
                <text:p>6.20154</text:p>
              </table:table-cell>
              <table:table-cell office:value-type="float" office:value="247.714">
                <text:p>247.714</text:p>
              </table:table-cell>
              <table:table-cell office:value-type="float" office:value="746.084">
                <text:p>746.084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6.19913">
                <text:p>6.19913</text:p>
              </table:table-cell>
              <table:table-cell office:value-type="float" office:value="249.064">
                <text:p>249.064</text:p>
              </table:table-cell>
              <table:table-cell office:value-type="float" office:value="744.737">
                <text:p>744.7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1984">
                <text:p>6.1984</text:p>
              </table:table-cell>
              <table:table-cell office:value-type="float" office:value="250.409">
                <text:p>250.409</text:p>
              </table:table-cell>
              <table:table-cell office:value-type="float" office:value="743.393">
                <text:p>743.393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6.19933">
                <text:p>6.19933</text:p>
              </table:table-cell>
              <table:table-cell office:value-type="float" office:value="251.749">
                <text:p>251.749</text:p>
              </table:table-cell>
              <table:table-cell office:value-type="float" office:value="742.052">
                <text:p>742.05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6.20192">
                <text:p>6.20192</text:p>
              </table:table-cell>
              <table:table-cell office:value-type="float" office:value="253.084">
                <text:p>253.084</text:p>
              </table:table-cell>
              <table:table-cell office:value-type="float" office:value="740.714">
                <text:p>740.714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6.20617">
                <text:p>6.20617</text:p>
              </table:table-cell>
              <table:table-cell office:value-type="float" office:value="254.415">
                <text:p>254.415</text:p>
              </table:table-cell>
              <table:table-cell office:value-type="float" office:value="739.379">
                <text:p>739.379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6.21207">
                <text:p>6.21207</text:p>
              </table:table-cell>
              <table:table-cell office:value-type="float" office:value="255.741">
                <text:p>255.741</text:p>
              </table:table-cell>
              <table:table-cell office:value-type="float" office:value="738.047">
                <text:p>738.04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6.21962">
                <text:p>6.21962</text:p>
              </table:table-cell>
              <table:table-cell office:value-type="float" office:value="257.062">
                <text:p>257.062</text:p>
              </table:table-cell>
              <table:table-cell office:value-type="float" office:value="736.719">
                <text:p>736.719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6.22883">
                <text:p>6.22883</text:p>
              </table:table-cell>
              <table:table-cell office:value-type="float" office:value="258.378">
                <text:p>258.378</text:p>
              </table:table-cell>
              <table:table-cell office:value-type="float" office:value="735.393">
                <text:p>735.393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6.23969">
                <text:p>6.23969</text:p>
              </table:table-cell>
              <table:table-cell office:value-type="float" office:value="259.689">
                <text:p>259.689</text:p>
              </table:table-cell>
              <table:table-cell office:value-type="float" office:value="734.072">
                <text:p>734.072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6.2522">
                <text:p>6.2522</text:p>
              </table:table-cell>
              <table:table-cell office:value-type="float" office:value="260.994">
                <text:p>260.994</text:p>
              </table:table-cell>
              <table:table-cell office:value-type="float" office:value="732.753">
                <text:p>732.753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6.26637">
                <text:p>6.26637</text:p>
              </table:table-cell>
              <table:table-cell office:value-type="float" office:value="262.295">
                <text:p>262.295</text:p>
              </table:table-cell>
              <table:table-cell office:value-type="float" office:value="731.439">
                <text:p>731.4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2822">
                <text:p>6.2822</text:p>
              </table:table-cell>
              <table:table-cell office:value-type="float" office:value="263.59">
                <text:p>263.59</text:p>
              </table:table-cell>
              <table:table-cell office:value-type="float" office:value="730.128">
                <text:p>730.128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6.29971">
                <text:p>6.29971</text:p>
              </table:table-cell>
              <table:table-cell office:value-type="float" office:value="264.88">
                <text:p>264.88</text:p>
              </table:table-cell>
              <table:table-cell office:value-type="float" office:value="728.821">
                <text:p>728.821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6.31888">
                <text:p>6.31888</text:p>
              </table:table-cell>
              <table:table-cell office:value-type="float" office:value="266.164">
                <text:p>266.164</text:p>
              </table:table-cell>
              <table:table-cell office:value-type="float" office:value="727.517">
                <text:p>727.517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6.33974">
                <text:p>6.33974</text:p>
              </table:table-cell>
              <table:table-cell office:value-type="float" office:value="267.443">
                <text:p>267.443</text:p>
              </table:table-cell>
              <table:table-cell office:value-type="float" office:value="726.217">
                <text:p>726.217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6.36229">
                <text:p>6.36229</text:p>
              </table:table-cell>
              <table:table-cell office:value-type="float" office:value="268.716">
                <text:p>268.716</text:p>
              </table:table-cell>
              <table:table-cell office:value-type="float" office:value="724.922">
                <text:p>724.92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6.38654">
                <text:p>6.38654</text:p>
              </table:table-cell>
              <table:table-cell office:value-type="float" office:value="269.983">
                <text:p>269.983</text:p>
              </table:table-cell>
              <table:table-cell office:value-type="float" office:value="723.63">
                <text:p>723.63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6.4125">
                <text:p>6.4125</text:p>
              </table:table-cell>
              <table:table-cell office:value-type="float" office:value="271.245">
                <text:p>271.245</text:p>
              </table:table-cell>
              <table:table-cell office:value-type="float" office:value="722.343">
                <text:p>722.343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6.44019">
                <text:p>6.44019</text:p>
              </table:table-cell>
              <table:table-cell office:value-type="float" office:value="272.5">
                <text:p>272.5</text:p>
              </table:table-cell>
              <table:table-cell office:value-type="float" office:value="721.059">
                <text:p>721.059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6.46962">
                <text:p>6.46962</text:p>
              </table:table-cell>
              <table:table-cell office:value-type="float" office:value="273.75">
                <text:p>273.75</text:p>
              </table:table-cell>
              <table:table-cell office:value-type="float" office:value="719.78">
                <text:p>719.78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6.5008">
                <text:p>6.5008</text:p>
              </table:table-cell>
              <table:table-cell office:value-type="float" office:value="274.994">
                <text:p>274.994</text:p>
              </table:table-cell>
              <table:table-cell office:value-type="float" office:value="718.506">
                <text:p>718.5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3375">
                <text:p>6.53375</text:p>
              </table:table-cell>
              <table:table-cell office:value-type="float" office:value="276.231">
                <text:p>276.231</text:p>
              </table:table-cell>
              <table:table-cell office:value-type="float" office:value="717.235">
                <text:p>717.235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6.56848">
                <text:p>6.56848</text:p>
              </table:table-cell>
              <table:table-cell office:value-type="float" office:value="277.462">
                <text:p>277.462</text:p>
              </table:table-cell>
              <table:table-cell office:value-type="float" office:value="715.969">
                <text:p>715.969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6.60502">
                <text:p>6.60502</text:p>
              </table:table-cell>
              <table:table-cell office:value-type="float" office:value="278.687">
                <text:p>278.687</text:p>
              </table:table-cell>
              <table:table-cell office:value-type="float" office:value="714.708">
                <text:p>714.708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6.64338">
                <text:p>6.64338</text:p>
              </table:table-cell>
              <table:table-cell office:value-type="float" office:value="279.905">
                <text:p>279.905</text:p>
              </table:table-cell>
              <table:table-cell office:value-type="float" office:value="713.451">
                <text:p>713.451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6.68359">
                <text:p>6.68359</text:p>
              </table:table-cell>
              <table:table-cell office:value-type="float" office:value="281.117">
                <text:p>281.117</text:p>
              </table:table-cell>
              <table:table-cell office:value-type="float" office:value="712.2">
                <text:p>712.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6.72566">
                <text:p>6.72566</text:p>
              </table:table-cell>
              <table:table-cell office:value-type="float" office:value="282.322">
                <text:p>282.322</text:p>
              </table:table-cell>
              <table:table-cell office:value-type="float" office:value="710.952">
                <text:p>710.95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6.76963">
                <text:p>6.76963</text:p>
              </table:table-cell>
              <table:table-cell office:value-type="float" office:value="283.52">
                <text:p>283.52</text:p>
              </table:table-cell>
              <table:table-cell office:value-type="float" office:value="709.71">
                <text:p>709.71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6.8155">
                <text:p>6.8155</text:p>
              </table:table-cell>
              <table:table-cell office:value-type="float" office:value="284.711">
                <text:p>284.711</text:p>
              </table:table-cell>
              <table:table-cell office:value-type="float" office:value="708.473">
                <text:p>708.47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6.86331">
                <text:p>6.86331</text:p>
              </table:table-cell>
              <table:table-cell office:value-type="float" office:value="285.896">
                <text:p>285.896</text:p>
              </table:table-cell>
              <table:table-cell office:value-type="float" office:value="707.241">
                <text:p>707.241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6.91309">
                <text:p>6.91309</text:p>
              </table:table-cell>
              <table:table-cell office:value-type="float" office:value="287.073">
                <text:p>287.073</text:p>
              </table:table-cell>
              <table:table-cell office:value-type="float" office:value="706.014">
                <text:p>706.0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96486">
                <text:p>6.96486</text:p>
              </table:table-cell>
              <table:table-cell office:value-type="float" office:value="288.243">
                <text:p>288.243</text:p>
              </table:table-cell>
              <table:table-cell office:value-type="float" office:value="704.792">
                <text:p>704.792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7.01865">
                <text:p>7.01865</text:p>
              </table:table-cell>
              <table:table-cell office:value-type="float" office:value="289.406">
                <text:p>289.406</text:p>
              </table:table-cell>
              <table:table-cell office:value-type="float" office:value="703.576">
                <text:p>703.576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7.07449">
                <text:p>7.07449</text:p>
              </table:table-cell>
              <table:table-cell office:value-type="float" office:value="290.561">
                <text:p>290.561</text:p>
              </table:table-cell>
              <table:table-cell office:value-type="float" office:value="702.365">
                <text:p>702.365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7.13242">
                <text:p>7.13242</text:p>
              </table:table-cell>
              <table:table-cell office:value-type="float" office:value="291.708">
                <text:p>291.708</text:p>
              </table:table-cell>
              <table:table-cell office:value-type="float" office:value="701.159">
                <text:p>701.159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7.19246">
                <text:p>7.19246</text:p>
              </table:table-cell>
              <table:table-cell office:value-type="float" office:value="292.848">
                <text:p>292.848</text:p>
              </table:table-cell>
              <table:table-cell office:value-type="float" office:value="699.959">
                <text:p>699.95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7.25465">
                <text:p>7.25465</text:p>
              </table:table-cell>
              <table:table-cell office:value-type="float" office:value="293.98">
                <text:p>293.98</text:p>
              </table:table-cell>
              <table:table-cell office:value-type="float" office:value="698.765">
                <text:p>698.765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7.31902">
                <text:p>7.31902</text:p>
              </table:table-cell>
              <table:table-cell office:value-type="float" office:value="295.104">
                <text:p>295.104</text:p>
              </table:table-cell>
              <table:table-cell office:value-type="float" office:value="697.577">
                <text:p>697.577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7.38562">
                <text:p>7.38562</text:p>
              </table:table-cell>
              <table:table-cell office:value-type="float" office:value="296.22">
                <text:p>296.22</text:p>
              </table:table-cell>
              <table:table-cell office:value-type="float" office:value="696.394">
                <text:p>696.394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7.45447">
                <text:p>7.45447</text:p>
              </table:table-cell>
              <table:table-cell office:value-type="float" office:value="297.328">
                <text:p>297.328</text:p>
              </table:table-cell>
              <table:table-cell office:value-type="float" office:value="695.217">
                <text:p>695.217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7.52563">
                <text:p>7.52563</text:p>
              </table:table-cell>
              <table:table-cell office:value-type="float" office:value="298.427">
                <text:p>298.427</text:p>
              </table:table-cell>
              <table:table-cell office:value-type="float" office:value="694.047">
                <text:p>694.0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59912">
                <text:p>7.59912</text:p>
              </table:table-cell>
              <table:table-cell office:value-type="float" office:value="299.518">
                <text:p>299.518</text:p>
              </table:table-cell>
              <table:table-cell office:value-type="float" office:value="692.883">
                <text:p>692.883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7.67499">
                <text:p>7.67499</text:p>
              </table:table-cell>
              <table:table-cell office:value-type="float" office:value="300.6">
                <text:p>300.6</text:p>
              </table:table-cell>
              <table:table-cell office:value-type="float" office:value="691.725">
                <text:p>691.72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7.75328">
                <text:p>7.75328</text:p>
              </table:table-cell>
              <table:table-cell office:value-type="float" office:value="301.674">
                <text:p>301.674</text:p>
              </table:table-cell>
              <table:table-cell office:value-type="float" office:value="690.573">
                <text:p>690.573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7.83405">
                <text:p>7.83405</text:p>
              </table:table-cell>
              <table:table-cell office:value-type="float" office:value="302.738">
                <text:p>302.738</text:p>
              </table:table-cell>
              <table:table-cell office:value-type="float" office:value="689.428">
                <text:p>689.428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7.91732">
                <text:p>7.91732</text:p>
              </table:table-cell>
              <table:table-cell office:value-type="float" office:value="303.793">
                <text:p>303.793</text:p>
              </table:table-cell>
              <table:table-cell office:value-type="float" office:value="688.289">
                <text:p>688.28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.00316">
                <text:p>8.00316</text:p>
              </table:table-cell>
              <table:table-cell office:value-type="float" office:value="304.839">
                <text:p>304.839</text:p>
              </table:table-cell>
              <table:table-cell office:value-type="float" office:value="687.158">
                <text:p>687.158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8.09161">
                <text:p>8.09161</text:p>
              </table:table-cell>
              <table:table-cell office:value-type="float" office:value="305.876">
                <text:p>305.876</text:p>
              </table:table-cell>
              <table:table-cell office:value-type="float" office:value="686.033">
                <text:p>686.033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8.18272">
                <text:p>8.18272</text:p>
              </table:table-cell>
              <table:table-cell office:value-type="float" office:value="306.903">
                <text:p>306.903</text:p>
              </table:table-cell>
              <table:table-cell office:value-type="float" office:value="684.915">
                <text:p>684.915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8.27655">
                <text:p>8.27655</text:p>
              </table:table-cell>
              <table:table-cell office:value-type="float" office:value="307.92">
                <text:p>307.92</text:p>
              </table:table-cell>
              <table:table-cell office:value-type="float" office:value="683.804">
                <text:p>683.804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8.37313">
                <text:p>8.37313</text:p>
              </table:table-cell>
              <table:table-cell office:value-type="float" office:value="308.927">
                <text:p>308.927</text:p>
              </table:table-cell>
              <table:table-cell office:value-type="float" office:value="682.7">
                <text:p>682.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47254">
                <text:p>8.47254</text:p>
              </table:table-cell>
              <table:table-cell office:value-type="float" office:value="309.924">
                <text:p>309.924</text:p>
              </table:table-cell>
              <table:table-cell office:value-type="float" office:value="681.604">
                <text:p>681.604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8.57482">
                <text:p>8.57482</text:p>
              </table:table-cell>
              <table:table-cell office:value-type="float" office:value="310.91">
                <text:p>310.91</text:p>
              </table:table-cell>
              <table:table-cell office:value-type="float" office:value="680.515">
                <text:p>680.515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8.68004">
                <text:p>8.68004</text:p>
              </table:table-cell>
              <table:table-cell office:value-type="float" office:value="311.887">
                <text:p>311.887</text:p>
              </table:table-cell>
              <table:table-cell office:value-type="float" office:value="679.433">
                <text:p>679.433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8.78824">
                <text:p>8.78824</text:p>
              </table:table-cell>
              <table:table-cell office:value-type="float" office:value="312.852">
                <text:p>312.852</text:p>
              </table:table-cell>
              <table:table-cell office:value-type="float" office:value="678.36">
                <text:p>678.36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8.8995">
                <text:p>8.8995</text:p>
              </table:table-cell>
              <table:table-cell office:value-type="float" office:value="313.807">
                <text:p>313.807</text:p>
              </table:table-cell>
              <table:table-cell office:value-type="float" office:value="677.294">
                <text:p>677.29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9.01387">
                <text:p>9.01387</text:p>
              </table:table-cell>
              <table:table-cell office:value-type="float" office:value="314.75">
                <text:p>314.75</text:p>
              </table:table-cell>
              <table:table-cell office:value-type="float" office:value="676.236">
                <text:p>676.236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9.13142">
                <text:p>9.13142</text:p>
              </table:table-cell>
              <table:table-cell office:value-type="float" office:value="315.683">
                <text:p>315.683</text:p>
              </table:table-cell>
              <table:table-cell office:value-type="float" office:value="675.186">
                <text:p>675.186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9.25221">
                <text:p>9.25221</text:p>
              </table:table-cell>
              <table:table-cell office:value-type="float" office:value="316.603">
                <text:p>316.603</text:p>
              </table:table-cell>
              <table:table-cell office:value-type="float" office:value="674.144">
                <text:p>674.14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9.37631">
                <text:p>9.37631</text:p>
              </table:table-cell>
              <table:table-cell office:value-type="float" office:value="317.512">
                <text:p>317.512</text:p>
              </table:table-cell>
              <table:table-cell office:value-type="float" office:value="673.111">
                <text:p>673.11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9.50378">
                <text:p>9.50378</text:p>
              </table:table-cell>
              <table:table-cell office:value-type="float" office:value="318.41">
                <text:p>318.41</text:p>
              </table:table-cell>
              <table:table-cell office:value-type="float" office:value="672.087">
                <text:p>672.0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6347">
                <text:p>9.6347</text:p>
              </table:table-cell>
              <table:table-cell office:value-type="float" office:value="319.295">
                <text:p>319.295</text:p>
              </table:table-cell>
              <table:table-cell office:value-type="float" office:value="671.071">
                <text:p>671.071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9.76914">
                <text:p>9.76914</text:p>
              </table:table-cell>
              <table:table-cell office:value-type="float" office:value="320.167">
                <text:p>320.167</text:p>
              </table:table-cell>
              <table:table-cell office:value-type="float" office:value="670.064">
                <text:p>670.064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9.90715">
                <text:p>9.90715</text:p>
              </table:table-cell>
              <table:table-cell office:value-type="float" office:value="321.027">
                <text:p>321.027</text:p>
              </table:table-cell>
              <table:table-cell office:value-type="float" office:value="669.065">
                <text:p>669.065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10.0488">
                <text:p>10.0488</text:p>
              </table:table-cell>
              <table:table-cell office:value-type="float" office:value="321.875">
                <text:p>321.875</text:p>
              </table:table-cell>
              <table:table-cell office:value-type="float" office:value="668.077">
                <text:p>668.077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0.1942">
                <text:p>10.1942</text:p>
              </table:table-cell>
              <table:table-cell office:value-type="float" office:value="322.709">
                <text:p>322.709</text:p>
              </table:table-cell>
              <table:table-cell office:value-type="float" office:value="667.097">
                <text:p>667.09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0.3435">
                <text:p>10.3435</text:p>
              </table:table-cell>
              <table:table-cell office:value-type="float" office:value="323.53">
                <text:p>323.53</text:p>
              </table:table-cell>
              <table:table-cell office:value-type="float" office:value="666.127">
                <text:p>666.12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0.4966">
                <text:p>10.4966</text:p>
              </table:table-cell>
              <table:table-cell office:value-type="float" office:value="324.337">
                <text:p>324.337</text:p>
              </table:table-cell>
              <table:table-cell office:value-type="float" office:value="665.166">
                <text:p>665.166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10.6537">
                <text:p>10.6537</text:p>
              </table:table-cell>
              <table:table-cell office:value-type="float" office:value="325.131">
                <text:p>325.131</text:p>
              </table:table-cell>
              <table:table-cell office:value-type="float" office:value="664.216">
                <text:p>664.216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0.8148">
                <text:p>10.8148</text:p>
              </table:table-cell>
              <table:table-cell office:value-type="float" office:value="325.91">
                <text:p>325.91</text:p>
              </table:table-cell>
              <table:table-cell office:value-type="float" office:value="663.275">
                <text:p>663.275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10.98">
                <text:p>10.98</text:p>
              </table:table-cell>
              <table:table-cell office:value-type="float" office:value="326.675">
                <text:p>326.675</text:p>
              </table:table-cell>
              <table:table-cell office:value-type="float" office:value="662.345">
                <text:p>662.3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1495">
                <text:p>11.1495</text:p>
              </table:table-cell>
              <table:table-cell office:value-type="float" office:value="327.426">
                <text:p>327.426</text:p>
              </table:table-cell>
              <table:table-cell office:value-type="float" office:value="661.425">
                <text:p>661.425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11.3233">
                <text:p>11.3233</text:p>
              </table:table-cell>
              <table:table-cell office:value-type="float" office:value="328.162">
                <text:p>328.162</text:p>
              </table:table-cell>
              <table:table-cell office:value-type="float" office:value="660.515">
                <text:p>660.51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1.5014">
                <text:p>11.5014</text:p>
              </table:table-cell>
              <table:table-cell office:value-type="float" office:value="328.882">
                <text:p>328.882</text:p>
              </table:table-cell>
              <table:table-cell office:value-type="float" office:value="659.616">
                <text:p>659.616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11.684">
                <text:p>11.684</text:p>
              </table:table-cell>
              <table:table-cell office:value-type="float" office:value="329.587">
                <text:p>329.587</text:p>
              </table:table-cell>
              <table:table-cell office:value-type="float" office:value="658.729">
                <text:p>658.72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1.8712">
                <text:p>11.8712</text:p>
              </table:table-cell>
              <table:table-cell office:value-type="float" office:value="330.277">
                <text:p>330.277</text:p>
              </table:table-cell>
              <table:table-cell office:value-type="float" office:value="657.852">
                <text:p>657.852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2.063">
                <text:p>12.063</text:p>
              </table:table-cell>
              <table:table-cell office:value-type="float" office:value="330.95">
                <text:p>330.95</text:p>
              </table:table-cell>
              <table:table-cell office:value-type="float" office:value="656.987">
                <text:p>656.98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2.2595">
                <text:p>12.2595</text:p>
              </table:table-cell>
              <table:table-cell office:value-type="float" office:value="331.608">
                <text:p>331.608</text:p>
              </table:table-cell>
              <table:table-cell office:value-type="float" office:value="656.133">
                <text:p>656.13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12.4608">
                <text:p>12.4608</text:p>
              </table:table-cell>
              <table:table-cell office:value-type="float" office:value="332.248">
                <text:p>332.248</text:p>
              </table:table-cell>
              <table:table-cell office:value-type="float" office:value="655.291">
                <text:p>655.291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2.667">
                <text:p>12.667</text:p>
              </table:table-cell>
              <table:table-cell office:value-type="float" office:value="332.872">
                <text:p>332.872</text:p>
              </table:table-cell>
              <table:table-cell office:value-type="float" office:value="654.461">
                <text:p>654.46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12.8783">
                <text:p>12.8783</text:p>
              </table:table-cell>
              <table:table-cell office:value-type="float" office:value="333.478">
                <text:p>333.478</text:p>
              </table:table-cell>
              <table:table-cell office:value-type="float" office:value="653.643">
                <text:p>653.6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0946">
                <text:p>13.0946</text:p>
              </table:table-cell>
              <table:table-cell office:value-type="float" office:value="334.067">
                <text:p>334.067</text:p>
              </table:table-cell>
              <table:table-cell office:value-type="float" office:value="652.838">
                <text:p>652.83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13.3161">
                <text:p>13.3161</text:p>
              </table:table-cell>
              <table:table-cell office:value-type="float" office:value="334.638">
                <text:p>334.638</text:p>
              </table:table-cell>
              <table:table-cell office:value-type="float" office:value="652.046">
                <text:p>652.04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3.5429">
                <text:p>13.5429</text:p>
              </table:table-cell>
              <table:table-cell office:value-type="float" office:value="335.191">
                <text:p>335.191</text:p>
              </table:table-cell>
              <table:table-cell office:value-type="float" office:value="651.266">
                <text:p>651.266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13.775">
                <text:p>13.775</text:p>
              </table:table-cell>
              <table:table-cell office:value-type="float" office:value="335.726">
                <text:p>335.726</text:p>
              </table:table-cell>
              <table:table-cell office:value-type="float" office:value="650.499">
                <text:p>650.499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4.0126">
                <text:p>14.0126</text:p>
              </table:table-cell>
              <table:table-cell office:value-type="float" office:value="336.241">
                <text:p>336.241</text:p>
              </table:table-cell>
              <table:table-cell office:value-type="float" office:value="649.746">
                <text:p>649.746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4.2557">
                <text:p>14.2557</text:p>
              </table:table-cell>
              <table:table-cell office:value-type="float" office:value="336.738">
                <text:p>336.738</text:p>
              </table:table-cell>
              <table:table-cell office:value-type="float" office:value="649.006">
                <text:p>649.006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4.5044">
                <text:p>14.5044</text:p>
              </table:table-cell>
              <table:table-cell office:value-type="float" office:value="337.215">
                <text:p>337.215</text:p>
              </table:table-cell>
              <table:table-cell office:value-type="float" office:value="648.281">
                <text:p>648.281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14.7589">
                <text:p>14.7589</text:p>
              </table:table-cell>
              <table:table-cell office:value-type="float" office:value="337.672">
                <text:p>337.672</text:p>
              </table:table-cell>
              <table:table-cell office:value-type="float" office:value="647.569">
                <text:p>647.569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5.0192">
                <text:p>15.0192</text:p>
              </table:table-cell>
              <table:table-cell office:value-type="float" office:value="338.109">
                <text:p>338.109</text:p>
              </table:table-cell>
              <table:table-cell office:value-type="float" office:value="646.872">
                <text:p>646.872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15.2854">
                <text:p>15.2854</text:p>
              </table:table-cell>
              <table:table-cell office:value-type="float" office:value="338.525">
                <text:p>338.525</text:p>
              </table:table-cell>
              <table:table-cell office:value-type="float" office:value="646.189">
                <text:p>646.1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.5575">
                <text:p>15.5575</text:p>
              </table:table-cell>
              <table:table-cell office:value-type="float" office:value="338.921">
                <text:p>338.921</text:p>
              </table:table-cell>
              <table:table-cell office:value-type="float" office:value="645.522">
                <text:p>645.522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15.8358">
                <text:p>15.8358</text:p>
              </table:table-cell>
              <table:table-cell office:value-type="float" office:value="339.295">
                <text:p>339.295</text:p>
              </table:table-cell>
              <table:table-cell office:value-type="float" office:value="644.869">
                <text:p>644.869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6.1202">
                <text:p>16.1202</text:p>
              </table:table-cell>
              <table:table-cell office:value-type="float" office:value="339.648">
                <text:p>339.648</text:p>
              </table:table-cell>
              <table:table-cell office:value-type="float" office:value="644.232">
                <text:p>644.232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16.4108">
                <text:p>16.4108</text:p>
              </table:table-cell>
              <table:table-cell office:value-type="float" office:value="339.979">
                <text:p>339.979</text:p>
              </table:table-cell>
              <table:table-cell office:value-type="float" office:value="643.61">
                <text:p>643.6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6.7078">
                <text:p>16.7078</text:p>
              </table:table-cell>
              <table:table-cell office:value-type="float" office:value="340.287">
                <text:p>340.287</text:p>
              </table:table-cell>
              <table:table-cell office:value-type="float" office:value="643.005">
                <text:p>643.00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7.0111">
                <text:p>17.0111</text:p>
              </table:table-cell>
              <table:table-cell office:value-type="float" office:value="340.573">
                <text:p>340.573</text:p>
              </table:table-cell>
              <table:table-cell office:value-type="float" office:value="642.416">
                <text:p>642.416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7.3209">
                <text:p>17.3209</text:p>
              </table:table-cell>
              <table:table-cell office:value-type="float" office:value="340.836">
                <text:p>340.836</text:p>
              </table:table-cell>
              <table:table-cell office:value-type="float" office:value="641.843">
                <text:p>641.843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17.6373">
                <text:p>17.6373</text:p>
              </table:table-cell>
              <table:table-cell office:value-type="float" office:value="341.075">
                <text:p>341.075</text:p>
              </table:table-cell>
              <table:table-cell office:value-type="float" office:value="641.287">
                <text:p>641.287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7.9602">
                <text:p>17.9602</text:p>
              </table:table-cell>
              <table:table-cell office:value-type="float" office:value="341.291">
                <text:p>341.291</text:p>
              </table:table-cell>
              <table:table-cell office:value-type="float" office:value="640.749">
                <text:p>640.749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18.2898">
                <text:p>18.2898</text:p>
              </table:table-cell>
              <table:table-cell office:value-type="float" office:value="341.483">
                <text:p>341.483</text:p>
              </table:table-cell>
              <table:table-cell office:value-type="float" office:value="640.227">
                <text:p>640.2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8.6262">
                <text:p>18.6262</text:p>
              </table:table-cell>
              <table:table-cell office:value-type="float" office:value="341.65">
                <text:p>341.65</text:p>
              </table:table-cell>
              <table:table-cell office:value-type="float" office:value="639.724">
                <text:p>639.724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18.9694">
                <text:p>18.9694</text:p>
              </table:table-cell>
              <table:table-cell office:value-type="float" office:value="341.792">
                <text:p>341.792</text:p>
              </table:table-cell>
              <table:table-cell office:value-type="float" office:value="639.238">
                <text:p>639.238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9.3194">
                <text:p>19.3194</text:p>
              </table:table-cell>
              <table:table-cell office:value-type="float" office:value="341.909">
                <text:p>341.909</text:p>
              </table:table-cell>
              <table:table-cell office:value-type="float" office:value="638.771">
                <text:p>638.771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19.6763">
                <text:p>19.6763</text:p>
              </table:table-cell>
              <table:table-cell office:value-type="float" office:value="342.001">
                <text:p>342.001</text:p>
              </table:table-cell>
              <table:table-cell office:value-type="float" office:value="638.323">
                <text:p>638.32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20.0401">
                <text:p>20.0401</text:p>
              </table:table-cell>
              <table:table-cell office:value-type="float" office:value="342.067">
                <text:p>342.067</text:p>
              </table:table-cell>
              <table:table-cell office:value-type="float" office:value="637.893">
                <text:p>637.89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20.4109">
                <text:p>20.4109</text:p>
              </table:table-cell>
              <table:table-cell office:value-type="float" office:value="342.107">
                <text:p>342.107</text:p>
              </table:table-cell>
              <table:table-cell office:value-type="float" office:value="637.483">
                <text:p>637.483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20.7887">
                <text:p>20.7887</text:p>
              </table:table-cell>
              <table:table-cell office:value-type="float" office:value="342.12">
                <text:p>342.12</text:p>
              </table:table-cell>
              <table:table-cell office:value-type="float" office:value="637.092">
                <text:p>637.092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21.1735">
                <text:p>21.1735</text:p>
              </table:table-cell>
              <table:table-cell office:value-type="float" office:value="342.106">
                <text:p>342.106</text:p>
              </table:table-cell>
              <table:table-cell office:value-type="float" office:value="636.721">
                <text:p>636.721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21.5653">
                <text:p>21.5653</text:p>
              </table:table-cell>
              <table:table-cell office:value-type="float" office:value="342.065">
                <text:p>342.065</text:p>
              </table:table-cell>
              <table:table-cell office:value-type="float" office:value="636.37">
                <text:p>636.37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21.9642">
                <text:p>21.9642</text:p>
              </table:table-cell>
              <table:table-cell office:value-type="float" office:value="341.997">
                <text:p>341.997</text:p>
              </table:table-cell>
              <table:table-cell office:value-type="float" office:value="636.039">
                <text:p>636.0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.3701">
                <text:p>22.3701</text:p>
              </table:table-cell>
              <table:table-cell office:value-type="float" office:value="341.9">
                <text:p>341.9</text:p>
              </table:table-cell>
              <table:table-cell office:value-type="float" office:value="635.729">
                <text:p>635.729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22.7831">
                <text:p>22.7831</text:p>
              </table:table-cell>
              <table:table-cell office:value-type="float" office:value="341.776">
                <text:p>341.776</text:p>
              </table:table-cell>
              <table:table-cell office:value-type="float" office:value="635.441">
                <text:p>635.441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23.203">
                <text:p>23.203</text:p>
              </table:table-cell>
              <table:table-cell office:value-type="float" office:value="341.623">
                <text:p>341.623</text:p>
              </table:table-cell>
              <table:table-cell office:value-type="float" office:value="635.173">
                <text:p>635.17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23.63">
                <text:p>23.63</text:p>
              </table:table-cell>
              <table:table-cell office:value-type="float" office:value="341.442">
                <text:p>341.442</text:p>
              </table:table-cell>
              <table:table-cell office:value-type="float" office:value="634.928">
                <text:p>634.928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24.0639">
                <text:p>24.0639</text:p>
              </table:table-cell>
              <table:table-cell office:value-type="float" office:value="341.232">
                <text:p>341.232</text:p>
              </table:table-cell>
              <table:table-cell office:value-type="float" office:value="634.704">
                <text:p>634.704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4.5048">
                <text:p>24.5048</text:p>
              </table:table-cell>
              <table:table-cell office:value-type="float" office:value="340.992">
                <text:p>340.992</text:p>
              </table:table-cell>
              <table:table-cell office:value-type="float" office:value="634.503">
                <text:p>634.503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24.9525">
                <text:p>24.9525</text:p>
              </table:table-cell>
              <table:table-cell office:value-type="float" office:value="340.724">
                <text:p>340.724</text:p>
              </table:table-cell>
              <table:table-cell office:value-type="float" office:value="634.324">
                <text:p>634.324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25.4069">
                <text:p>25.4069</text:p>
              </table:table-cell>
              <table:table-cell office:value-type="float" office:value="340.425">
                <text:p>340.425</text:p>
              </table:table-cell>
              <table:table-cell office:value-type="float" office:value="634.168">
                <text:p>634.16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25.8681">
                <text:p>25.8681</text:p>
              </table:table-cell>
              <table:table-cell office:value-type="float" office:value="340.097">
                <text:p>340.097</text:p>
              </table:table-cell>
              <table:table-cell office:value-type="float" office:value="634.035">
                <text:p>634.035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26.3359">
                <text:p>26.3359</text:p>
              </table:table-cell>
              <table:table-cell office:value-type="float" office:value="339.738">
                <text:p>339.738</text:p>
              </table:table-cell>
              <table:table-cell office:value-type="float" office:value="633.926">
                <text:p>633.92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6.8102">
                <text:p>26.8102</text:p>
              </table:table-cell>
              <table:table-cell office:value-type="float" office:value="339.35">
                <text:p>339.35</text:p>
              </table:table-cell>
              <table:table-cell office:value-type="float" office:value="633.84">
                <text:p>633.84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27.291">
                <text:p>27.291</text:p>
              </table:table-cell>
              <table:table-cell office:value-type="float" office:value="338.931">
                <text:p>338.931</text:p>
              </table:table-cell>
              <table:table-cell office:value-type="float" office:value="633.778">
                <text:p>633.778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27.7779">
                <text:p>27.7779</text:p>
              </table:table-cell>
              <table:table-cell office:value-type="float" office:value="338.481">
                <text:p>338.481</text:p>
              </table:table-cell>
              <table:table-cell office:value-type="float" office:value="633.741">
                <text:p>633.74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28.271">
                <text:p>28.271</text:p>
              </table:table-cell>
              <table:table-cell office:value-type="float" office:value="338.001">
                <text:p>338.001</text:p>
              </table:table-cell>
              <table:table-cell office:value-type="float" office:value="633.728">
                <text:p>633.728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28.7701">
                <text:p>28.7701</text:p>
              </table:table-cell>
              <table:table-cell office:value-type="float" office:value="337.49">
                <text:p>337.49</text:p>
              </table:table-cell>
              <table:table-cell office:value-type="float" office:value="633.74">
                <text:p>633.7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29.275">
                <text:p>29.275</text:p>
              </table:table-cell>
              <table:table-cell office:value-type="float" office:value="336.949">
                <text:p>336.949</text:p>
              </table:table-cell>
              <table:table-cell office:value-type="float" office:value="633.776">
                <text:p>633.776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29.7855">
                <text:p>29.7855</text:p>
              </table:table-cell>
              <table:table-cell office:value-type="float" office:value="336.376">
                <text:p>336.376</text:p>
              </table:table-cell>
              <table:table-cell office:value-type="float" office:value="633.838">
                <text:p>633.838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30.3014">
                <text:p>30.3014</text:p>
              </table:table-cell>
              <table:table-cell office:value-type="float" office:value="335.773">
                <text:p>335.773</text:p>
              </table:table-cell>
              <table:table-cell office:value-type="float" office:value="633.926">
                <text:p>633.926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30.8225">
                <text:p>30.8225</text:p>
              </table:table-cell>
              <table:table-cell office:value-type="float" office:value="335.139">
                <text:p>335.139</text:p>
              </table:table-cell>
              <table:table-cell office:value-type="float" office:value="634.039">
                <text:p>634.039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31.3486">
                <text:p>31.3486</text:p>
              </table:table-cell>
              <table:table-cell office:value-type="float" office:value="334.474">
                <text:p>334.474</text:p>
              </table:table-cell>
              <table:table-cell office:value-type="float" office:value="634.178">
                <text:p>634.1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.8794">
                <text:p>31.8794</text:p>
              </table:table-cell>
              <table:table-cell office:value-type="float" office:value="333.778">
                <text:p>333.778</text:p>
              </table:table-cell>
              <table:table-cell office:value-type="float" office:value="634.343">
                <text:p>634.343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2.4146">
                <text:p>32.4146</text:p>
              </table:table-cell>
              <table:table-cell office:value-type="float" office:value="333.051">
                <text:p>333.051</text:p>
              </table:table-cell>
              <table:table-cell office:value-type="float" office:value="634.534">
                <text:p>634.534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32.9541">
                <text:p>32.9541</text:p>
              </table:table-cell>
              <table:table-cell office:value-type="float" office:value="332.294">
                <text:p>332.294</text:p>
              </table:table-cell>
              <table:table-cell office:value-type="float" office:value="634.751">
                <text:p>634.751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33.4974">
                <text:p>33.4974</text:p>
              </table:table-cell>
              <table:table-cell office:value-type="float" office:value="331.507">
                <text:p>331.507</text:p>
              </table:table-cell>
              <table:table-cell office:value-type="float" office:value="634.996">
                <text:p>634.996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34.0444">
                <text:p>34.0444</text:p>
              </table:table-cell>
              <table:table-cell office:value-type="float" office:value="330.689">
                <text:p>330.689</text:p>
              </table:table-cell>
              <table:table-cell office:value-type="float" office:value="635.266">
                <text:p>635.26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4.5946">
                <text:p>34.5946</text:p>
              </table:table-cell>
              <table:table-cell office:value-type="float" office:value="329.842">
                <text:p>329.842</text:p>
              </table:table-cell>
              <table:table-cell office:value-type="float" office:value="635.564">
                <text:p>635.564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35.1477">
                <text:p>35.1477</text:p>
              </table:table-cell>
              <table:table-cell office:value-type="float" office:value="328.964">
                <text:p>328.964</text:p>
              </table:table-cell>
              <table:table-cell office:value-type="float" office:value="635.888">
                <text:p>635.888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35.7034">
                <text:p>35.7034</text:p>
              </table:table-cell>
              <table:table-cell office:value-type="float" office:value="328.057">
                <text:p>328.057</text:p>
              </table:table-cell>
              <table:table-cell office:value-type="float" office:value="636.239">
                <text:p>636.239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36.2613">
                <text:p>36.2613</text:p>
              </table:table-cell>
              <table:table-cell office:value-type="float" office:value="327.121">
                <text:p>327.121</text:p>
              </table:table-cell>
              <table:table-cell office:value-type="float" office:value="636.618">
                <text:p>636.618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36.821">
                <text:p>36.821</text:p>
              </table:table-cell>
              <table:table-cell office:value-type="float" office:value="326.156">
                <text:p>326.156</text:p>
              </table:table-cell>
              <table:table-cell office:value-type="float" office:value="637.023">
                <text:p>637.0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7.3821">
                <text:p>37.3821</text:p>
              </table:table-cell>
              <table:table-cell office:value-type="float" office:value="325.162">
                <text:p>325.162</text:p>
              </table:table-cell>
              <table:table-cell office:value-type="float" office:value="637.456">
                <text:p>637.456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7.9443">
                <text:p>37.9443</text:p>
              </table:table-cell>
              <table:table-cell office:value-type="float" office:value="324.14">
                <text:p>324.14</text:p>
              </table:table-cell>
              <table:table-cell office:value-type="float" office:value="637.915">
                <text:p>637.915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38.507">
                <text:p>38.507</text:p>
              </table:table-cell>
              <table:table-cell office:value-type="float" office:value="323.091">
                <text:p>323.091</text:p>
              </table:table-cell>
              <table:table-cell office:value-type="float" office:value="638.402">
                <text:p>638.402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9.0699">
                <text:p>39.0699</text:p>
              </table:table-cell>
              <table:table-cell office:value-type="float" office:value="322.014">
                <text:p>322.014</text:p>
              </table:table-cell>
              <table:table-cell office:value-type="float" office:value="638.916">
                <text:p>638.916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39.6325">
                <text:p>39.6325</text:p>
              </table:table-cell>
              <table:table-cell office:value-type="float" office:value="320.911">
                <text:p>320.911</text:p>
              </table:table-cell>
              <table:table-cell office:value-type="float" office:value="639.456">
                <text:p>639.456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0.1943">
                <text:p>40.1943</text:p>
              </table:table-cell>
              <table:table-cell office:value-type="float" office:value="319.782">
                <text:p>319.782</text:p>
              </table:table-cell>
              <table:table-cell office:value-type="float" office:value="640.024">
                <text:p>640.024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40.7549">
                <text:p>40.7549</text:p>
              </table:table-cell>
              <table:table-cell office:value-type="float" office:value="318.627">
                <text:p>318.627</text:p>
              </table:table-cell>
              <table:table-cell office:value-type="float" office:value="640.618">
                <text:p>640.618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41.3137">
                <text:p>41.3137</text:p>
              </table:table-cell>
              <table:table-cell office:value-type="float" office:value="317.447">
                <text:p>317.447</text:p>
              </table:table-cell>
              <table:table-cell office:value-type="float" office:value="641.239">
                <text:p>641.239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41.8704">
                <text:p>41.8704</text:p>
              </table:table-cell>
              <table:table-cell office:value-type="float" office:value="316.243">
                <text:p>316.243</text:p>
              </table:table-cell>
              <table:table-cell office:value-type="float" office:value="641.887">
                <text:p>641.887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42.4244">
                <text:p>42.4244</text:p>
              </table:table-cell>
              <table:table-cell office:value-type="float" office:value="315.015">
                <text:p>315.015</text:p>
              </table:table-cell>
              <table:table-cell office:value-type="float" office:value="642.561">
                <text:p>642.5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2.9751">
                <text:p>42.9751</text:p>
              </table:table-cell>
              <table:table-cell office:value-type="float" office:value="313.764">
                <text:p>313.764</text:p>
              </table:table-cell>
              <table:table-cell office:value-type="float" office:value="643.261">
                <text:p>643.261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43.5222">
                <text:p>43.5222</text:p>
              </table:table-cell>
              <table:table-cell office:value-type="float" office:value="312.491">
                <text:p>312.491</text:p>
              </table:table-cell>
              <table:table-cell office:value-type="float" office:value="643.987">
                <text:p>643.987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44.065">
                <text:p>44.065</text:p>
              </table:table-cell>
              <table:table-cell office:value-type="float" office:value="311.196">
                <text:p>311.196</text:p>
              </table:table-cell>
              <table:table-cell office:value-type="float" office:value="644.739">
                <text:p>644.739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44.603">
                <text:p>44.603</text:p>
              </table:table-cell>
              <table:table-cell office:value-type="float" office:value="309.881">
                <text:p>309.881</text:p>
              </table:table-cell>
              <table:table-cell office:value-type="float" office:value="645.516">
                <text:p>645.516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45.1358">
                <text:p>45.1358</text:p>
              </table:table-cell>
              <table:table-cell office:value-type="float" office:value="308.546">
                <text:p>308.546</text:p>
              </table:table-cell>
              <table:table-cell office:value-type="float" office:value="646.318">
                <text:p>646.318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5.6627">
                <text:p>45.6627</text:p>
              </table:table-cell>
              <table:table-cell office:value-type="float" office:value="307.192">
                <text:p>307.192</text:p>
              </table:table-cell>
              <table:table-cell office:value-type="float" office:value="647.145">
                <text:p>647.145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46.1833">
                <text:p>46.1833</text:p>
              </table:table-cell>
              <table:table-cell office:value-type="float" office:value="305.82">
                <text:p>305.82</text:p>
              </table:table-cell>
              <table:table-cell office:value-type="float" office:value="647.996">
                <text:p>647.996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46.6971">
                <text:p>46.6971</text:p>
              </table:table-cell>
              <table:table-cell office:value-type="float" office:value="304.431">
                <text:p>304.431</text:p>
              </table:table-cell>
              <table:table-cell office:value-type="float" office:value="648.872">
                <text:p>648.872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47.2035">
                <text:p>47.2035</text:p>
              </table:table-cell>
              <table:table-cell office:value-type="float" office:value="303.026">
                <text:p>303.026</text:p>
              </table:table-cell>
              <table:table-cell office:value-type="float" office:value="649.771">
                <text:p>649.771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47.702">
                <text:p>47.702</text:p>
              </table:table-cell>
              <table:table-cell office:value-type="float" office:value="301.605">
                <text:p>301.605</text:p>
              </table:table-cell>
              <table:table-cell office:value-type="float" office:value="650.693">
                <text:p>650.6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.1922">
                <text:p>48.1922</text:p>
              </table:table-cell>
              <table:table-cell office:value-type="float" office:value="300.17">
                <text:p>300.17</text:p>
              </table:table-cell>
              <table:table-cell office:value-type="float" office:value="651.638">
                <text:p>651.638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48.6734">
                <text:p>48.6734</text:p>
              </table:table-cell>
              <table:table-cell office:value-type="float" office:value="298.721">
                <text:p>298.721</text:p>
              </table:table-cell>
              <table:table-cell office:value-type="float" office:value="652.605">
                <text:p>652.605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49.1452">
                <text:p>49.1452</text:p>
              </table:table-cell>
              <table:table-cell office:value-type="float" office:value="297.26">
                <text:p>297.26</text:p>
              </table:table-cell>
              <table:table-cell office:value-type="float" office:value="653.594">
                <text:p>653.594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49.6072">
                <text:p>49.6072</text:p>
              </table:table-cell>
              <table:table-cell office:value-type="float" office:value="295.788">
                <text:p>295.788</text:p>
              </table:table-cell>
              <table:table-cell office:value-type="float" office:value="654.605">
                <text:p>654.605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50.0587">
                <text:p>50.0587</text:p>
              </table:table-cell>
              <table:table-cell office:value-type="float" office:value="294.306">
                <text:p>294.306</text:p>
              </table:table-cell>
              <table:table-cell office:value-type="float" office:value="655.636">
                <text:p>655.636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50.4995">
                <text:p>50.4995</text:p>
              </table:table-cell>
              <table:table-cell office:value-type="float" office:value="292.814">
                <text:p>292.814</text:p>
              </table:table-cell>
              <table:table-cell office:value-type="float" office:value="656.687">
                <text:p>656.687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50.929">
                <text:p>50.929</text:p>
              </table:table-cell>
              <table:table-cell office:value-type="float" office:value="291.313">
                <text:p>291.313</text:p>
              </table:table-cell>
              <table:table-cell office:value-type="float" office:value="657.758">
                <text:p>657.758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51.3467">
                <text:p>51.3467</text:p>
              </table:table-cell>
              <table:table-cell office:value-type="float" office:value="289.806">
                <text:p>289.806</text:p>
              </table:table-cell>
              <table:table-cell office:value-type="float" office:value="658.847">
                <text:p>658.847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51.7524">
                <text:p>51.7524</text:p>
              </table:table-cell>
              <table:table-cell office:value-type="float" office:value="288.292">
                <text:p>288.292</text:p>
              </table:table-cell>
              <table:table-cell office:value-type="float" office:value="659.955">
                <text:p>659.955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52.1455">
                <text:p>52.1455</text:p>
              </table:table-cell>
              <table:table-cell office:value-type="float" office:value="286.774">
                <text:p>286.774</text:p>
              </table:table-cell>
              <table:table-cell office:value-type="float" office:value="661.081">
                <text:p>661.08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2.5256">
                <text:p>52.5256</text:p>
              </table:table-cell>
              <table:table-cell office:value-type="float" office:value="285.251">
                <text:p>285.251</text:p>
              </table:table-cell>
              <table:table-cell office:value-type="float" office:value="662.223">
                <text:p>662.223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52.8925">
                <text:p>52.8925</text:p>
              </table:table-cell>
              <table:table-cell office:value-type="float" office:value="283.725">
                <text:p>283.725</text:p>
              </table:table-cell>
              <table:table-cell office:value-type="float" office:value="663.382">
                <text:p>663.382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53.2458">
                <text:p>53.2458</text:p>
              </table:table-cell>
              <table:table-cell office:value-type="float" office:value="282.198">
                <text:p>282.198</text:p>
              </table:table-cell>
              <table:table-cell office:value-type="float" office:value="664.557">
                <text:p>664.557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53.585">
                <text:p>53.585</text:p>
              </table:table-cell>
              <table:table-cell office:value-type="float" office:value="280.669">
                <text:p>280.669</text:p>
              </table:table-cell>
              <table:table-cell office:value-type="float" office:value="665.746">
                <text:p>665.746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53.91">
                <text:p>53.91</text:p>
              </table:table-cell>
              <table:table-cell office:value-type="float" office:value="279.141">
                <text:p>279.141</text:p>
              </table:table-cell>
              <table:table-cell office:value-type="float" office:value="666.949">
                <text:p>666.94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54.2205">
                <text:p>54.2205</text:p>
              </table:table-cell>
              <table:table-cell office:value-type="float" office:value="277.613">
                <text:p>277.613</text:p>
              </table:table-cell>
              <table:table-cell office:value-type="float" office:value="668.166">
                <text:p>668.166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54.5161">
                <text:p>54.5161</text:p>
              </table:table-cell>
              <table:table-cell office:value-type="float" office:value="276.088">
                <text:p>276.088</text:p>
              </table:table-cell>
              <table:table-cell office:value-type="float" office:value="669.396">
                <text:p>669.396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54.7967">
                <text:p>54.7967</text:p>
              </table:table-cell>
              <table:table-cell office:value-type="float" office:value="274.566">
                <text:p>274.566</text:p>
              </table:table-cell>
              <table:table-cell office:value-type="float" office:value="670.637">
                <text:p>670.637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55.062">
                <text:p>55.062</text:p>
              </table:table-cell>
              <table:table-cell office:value-type="float" office:value="273.049">
                <text:p>273.049</text:p>
              </table:table-cell>
              <table:table-cell office:value-type="float" office:value="671.889">
                <text:p>671.889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55.3118">
                <text:p>55.3118</text:p>
              </table:table-cell>
              <table:table-cell office:value-type="float" office:value="271.536">
                <text:p>271.536</text:p>
              </table:table-cell>
              <table:table-cell office:value-type="float" office:value="673.152">
                <text:p>673.1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5.5461">
                <text:p>55.5461</text:p>
              </table:table-cell>
              <table:table-cell office:value-type="float" office:value="270.03">
                <text:p>270.03</text:p>
              </table:table-cell>
              <table:table-cell office:value-type="float" office:value="674.424">
                <text:p>674.424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55.7646">
                <text:p>55.7646</text:p>
              </table:table-cell>
              <table:table-cell office:value-type="float" office:value="268.53">
                <text:p>268.53</text:p>
              </table:table-cell>
              <table:table-cell office:value-type="float" office:value="675.705">
                <text:p>675.705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55.9672">
                <text:p>55.9672</text:p>
              </table:table-cell>
              <table:table-cell office:value-type="float" office:value="267.039">
                <text:p>267.039</text:p>
              </table:table-cell>
              <table:table-cell office:value-type="float" office:value="676.994">
                <text:p>676.994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56.1538">
                <text:p>56.1538</text:p>
              </table:table-cell>
              <table:table-cell office:value-type="float" office:value="265.557">
                <text:p>265.557</text:p>
              </table:table-cell>
              <table:table-cell office:value-type="float" office:value="678.29">
                <text:p>678.29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56.3244">
                <text:p>56.3244</text:p>
              </table:table-cell>
              <table:table-cell office:value-type="float" office:value="264.084">
                <text:p>264.084</text:p>
              </table:table-cell>
              <table:table-cell office:value-type="float" office:value="679.592">
                <text:p>679.592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56.479">
                <text:p>56.479</text:p>
              </table:table-cell>
              <table:table-cell office:value-type="float" office:value="262.622">
                <text:p>262.622</text:p>
              </table:table-cell>
              <table:table-cell office:value-type="float" office:value="680.899">
                <text:p>680.899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56.6175">
                <text:p>56.6175</text:p>
              </table:table-cell>
              <table:table-cell office:value-type="float" office:value="261.172">
                <text:p>261.172</text:p>
              </table:table-cell>
              <table:table-cell office:value-type="float" office:value="682.211">
                <text:p>682.211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56.7399">
                <text:p>56.7399</text:p>
              </table:table-cell>
              <table:table-cell office:value-type="float" office:value="259.733">
                <text:p>259.733</text:p>
              </table:table-cell>
              <table:table-cell office:value-type="float" office:value="683.527">
                <text:p>683.527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56.8462">
                <text:p>56.8462</text:p>
              </table:table-cell>
              <table:table-cell office:value-type="float" office:value="258.308">
                <text:p>258.308</text:p>
              </table:table-cell>
              <table:table-cell office:value-type="float" office:value="684.846">
                <text:p>684.846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56.9366">
                <text:p>56.9366</text:p>
              </table:table-cell>
              <table:table-cell office:value-type="float" office:value="256.897">
                <text:p>256.897</text:p>
              </table:table-cell>
              <table:table-cell office:value-type="float" office:value="686.167">
                <text:p>686.1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7.0111">
                <text:p>57.0111</text:p>
              </table:table-cell>
              <table:table-cell office:value-type="float" office:value="255.5">
                <text:p>255.5</text:p>
              </table:table-cell>
              <table:table-cell office:value-type="float" office:value="687.489">
                <text:p>687.489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57.0698">
                <text:p>57.0698</text:p>
              </table:table-cell>
              <table:table-cell office:value-type="float" office:value="254.118">
                <text:p>254.118</text:p>
              </table:table-cell>
              <table:table-cell office:value-type="float" office:value="688.812">
                <text:p>688.812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57.1129">
                <text:p>57.1129</text:p>
              </table:table-cell>
              <table:table-cell office:value-type="float" office:value="252.752">
                <text:p>252.752</text:p>
              </table:table-cell>
              <table:table-cell office:value-type="float" office:value="690.135">
                <text:p>690.135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57.1404">
                <text:p>57.1404</text:p>
              </table:table-cell>
              <table:table-cell office:value-type="float" office:value="251.403">
                <text:p>251.403</text:p>
              </table:table-cell>
              <table:table-cell office:value-type="float" office:value="691.457">
                <text:p>691.457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57.1525">
                <text:p>57.1525</text:p>
              </table:table-cell>
              <table:table-cell office:value-type="float" office:value="250.071">
                <text:p>250.071</text:p>
              </table:table-cell>
              <table:table-cell office:value-type="float" office:value="692.777">
                <text:p>692.77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57.1495">
                <text:p>57.1495</text:p>
              </table:table-cell>
              <table:table-cell office:value-type="float" office:value="248.756">
                <text:p>248.756</text:p>
              </table:table-cell>
              <table:table-cell office:value-type="float" office:value="694.094">
                <text:p>694.094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57.1315">
                <text:p>57.1315</text:p>
              </table:table-cell>
              <table:table-cell office:value-type="float" office:value="247.46">
                <text:p>247.46</text:p>
              </table:table-cell>
              <table:table-cell office:value-type="float" office:value="695.408">
                <text:p>695.408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57.0987">
                <text:p>57.0987</text:p>
              </table:table-cell>
              <table:table-cell office:value-type="float" office:value="246.183">
                <text:p>246.183</text:p>
              </table:table-cell>
              <table:table-cell office:value-type="float" office:value="696.719">
                <text:p>696.719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57.0515">
                <text:p>57.0515</text:p>
              </table:table-cell>
              <table:table-cell office:value-type="float" office:value="244.924">
                <text:p>244.924</text:p>
              </table:table-cell>
              <table:table-cell office:value-type="float" office:value="698.024">
                <text:p>698.024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56.9899">
                <text:p>56.9899</text:p>
              </table:table-cell>
              <table:table-cell office:value-type="float" office:value="243.686">
                <text:p>243.686</text:p>
              </table:table-cell>
              <table:table-cell office:value-type="float" office:value="699.324">
                <text:p>699.3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6.9144">
                <text:p>56.9144</text:p>
              </table:table-cell>
              <table:table-cell office:value-type="float" office:value="242.467">
                <text:p>242.467</text:p>
              </table:table-cell>
              <table:table-cell office:value-type="float" office:value="700.618">
                <text:p>700.618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56.8252">
                <text:p>56.8252</text:p>
              </table:table-cell>
              <table:table-cell office:value-type="float" office:value="241.269">
                <text:p>241.269</text:p>
              </table:table-cell>
              <table:table-cell office:value-type="float" office:value="701.905">
                <text:p>701.905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56.7226">
                <text:p>56.7226</text:p>
              </table:table-cell>
              <table:table-cell office:value-type="float" office:value="240.092">
                <text:p>240.092</text:p>
              </table:table-cell>
              <table:table-cell office:value-type="float" office:value="703.185">
                <text:p>703.185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56.607">
                <text:p>56.607</text:p>
              </table:table-cell>
              <table:table-cell office:value-type="float" office:value="238.937">
                <text:p>238.937</text:p>
              </table:table-cell>
              <table:table-cell office:value-type="float" office:value="704.456">
                <text:p>704.456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56.4785">
                <text:p>56.4785</text:p>
              </table:table-cell>
              <table:table-cell office:value-type="float" office:value="237.802">
                <text:p>237.802</text:p>
              </table:table-cell>
              <table:table-cell office:value-type="float" office:value="705.719">
                <text:p>705.719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56.3376">
                <text:p>56.3376</text:p>
              </table:table-cell>
              <table:table-cell office:value-type="float" office:value="236.69">
                <text:p>236.69</text:p>
              </table:table-cell>
              <table:table-cell office:value-type="float" office:value="706.972">
                <text:p>706.972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56.1846">
                <text:p>56.1846</text:p>
              </table:table-cell>
              <table:table-cell office:value-type="float" office:value="235.6">
                <text:p>235.6</text:p>
              </table:table-cell>
              <table:table-cell office:value-type="float" office:value="708.216">
                <text:p>708.216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56.0198">
                <text:p>56.0198</text:p>
              </table:table-cell>
              <table:table-cell office:value-type="float" office:value="234.532">
                <text:p>234.532</text:p>
              </table:table-cell>
              <table:table-cell office:value-type="float" office:value="709.449">
                <text:p>709.449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55.8436">
                <text:p>55.8436</text:p>
              </table:table-cell>
              <table:table-cell office:value-type="float" office:value="233.486">
                <text:p>233.486</text:p>
              </table:table-cell>
              <table:table-cell office:value-type="float" office:value="710.67">
                <text:p>710.67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55.6564">
                <text:p>55.6564</text:p>
              </table:table-cell>
              <table:table-cell office:value-type="float" office:value="232.463">
                <text:p>232.463</text:p>
              </table:table-cell>
              <table:table-cell office:value-type="float" office:value="711.88">
                <text:p>711.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5.4586">
                <text:p>55.4586</text:p>
              </table:table-cell>
              <table:table-cell office:value-type="float" office:value="231.463">
                <text:p>231.463</text:p>
              </table:table-cell>
              <table:table-cell office:value-type="float" office:value="713.078">
                <text:p>713.078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55.2504">
                <text:p>55.2504</text:p>
              </table:table-cell>
              <table:table-cell office:value-type="float" office:value="230.486">
                <text:p>230.486</text:p>
              </table:table-cell>
              <table:table-cell office:value-type="float" office:value="714.263">
                <text:p>714.263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55.0323">
                <text:p>55.0323</text:p>
              </table:table-cell>
              <table:table-cell office:value-type="float" office:value="229.532">
                <text:p>229.532</text:p>
              </table:table-cell>
              <table:table-cell office:value-type="float" office:value="715.435">
                <text:p>715.435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54.8046">
                <text:p>54.8046</text:p>
              </table:table-cell>
              <table:table-cell office:value-type="float" office:value="228.602">
                <text:p>228.602</text:p>
              </table:table-cell>
              <table:table-cell office:value-type="float" office:value="716.594">
                <text:p>716.594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54.5678">
                <text:p>54.5678</text:p>
              </table:table-cell>
              <table:table-cell office:value-type="float" office:value="227.694">
                <text:p>227.694</text:p>
              </table:table-cell>
              <table:table-cell office:value-type="float" office:value="717.738">
                <text:p>717.73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54.3222">
                <text:p>54.3222</text:p>
              </table:table-cell>
              <table:table-cell office:value-type="float" office:value="226.81">
                <text:p>226.81</text:p>
              </table:table-cell>
              <table:table-cell office:value-type="float" office:value="718.868">
                <text:p>718.868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54.0681">
                <text:p>54.0681</text:p>
              </table:table-cell>
              <table:table-cell office:value-type="float" office:value="225.949">
                <text:p>225.949</text:p>
              </table:table-cell>
              <table:table-cell office:value-type="float" office:value="719.983">
                <text:p>719.983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53.806">
                <text:p>53.806</text:p>
              </table:table-cell>
              <table:table-cell office:value-type="float" office:value="225.112">
                <text:p>225.112</text:p>
              </table:table-cell>
              <table:table-cell office:value-type="float" office:value="721.082">
                <text:p>721.082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53.5363">
                <text:p>53.5363</text:p>
              </table:table-cell>
              <table:table-cell office:value-type="float" office:value="224.297">
                <text:p>224.297</text:p>
              </table:table-cell>
              <table:table-cell office:value-type="float" office:value="722.166">
                <text:p>722.166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53.2593">
                <text:p>53.2593</text:p>
              </table:table-cell>
              <table:table-cell office:value-type="float" office:value="223.506">
                <text:p>223.506</text:p>
              </table:table-cell>
              <table:table-cell office:value-type="float" office:value="723.234">
                <text:p>723.2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.9754">
                <text:p>52.9754</text:p>
              </table:table-cell>
              <table:table-cell office:value-type="float" office:value="222.738">
                <text:p>222.738</text:p>
              </table:table-cell>
              <table:table-cell office:value-type="float" office:value="724.286">
                <text:p>724.286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52.6849">
                <text:p>52.6849</text:p>
              </table:table-cell>
              <table:table-cell office:value-type="float" office:value="221.994">
                <text:p>221.994</text:p>
              </table:table-cell>
              <table:table-cell office:value-type="float" office:value="725.321">
                <text:p>725.321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52.3883">
                <text:p>52.3883</text:p>
              </table:table-cell>
              <table:table-cell office:value-type="float" office:value="221.272">
                <text:p>221.272</text:p>
              </table:table-cell>
              <table:table-cell office:value-type="float" office:value="726.339">
                <text:p>726.339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52.0859">
                <text:p>52.0859</text:p>
              </table:table-cell>
              <table:table-cell office:value-type="float" office:value="220.574">
                <text:p>220.574</text:p>
              </table:table-cell>
              <table:table-cell office:value-type="float" office:value="727.341">
                <text:p>727.341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51.778">
                <text:p>51.778</text:p>
              </table:table-cell>
              <table:table-cell office:value-type="float" office:value="219.898">
                <text:p>219.898</text:p>
              </table:table-cell>
              <table:table-cell office:value-type="float" office:value="728.324">
                <text:p>728.324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51.465">
                <text:p>51.465</text:p>
              </table:table-cell>
              <table:table-cell office:value-type="float" office:value="219.245">
                <text:p>219.245</text:p>
              </table:table-cell>
              <table:table-cell office:value-type="float" office:value="729.29">
                <text:p>729.29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51.1473">
                <text:p>51.1473</text:p>
              </table:table-cell>
              <table:table-cell office:value-type="float" office:value="218.614">
                <text:p>218.614</text:p>
              </table:table-cell>
              <table:table-cell office:value-type="float" office:value="730.238">
                <text:p>730.238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50.8252">
                <text:p>50.8252</text:p>
              </table:table-cell>
              <table:table-cell office:value-type="float" office:value="218.006">
                <text:p>218.006</text:p>
              </table:table-cell>
              <table:table-cell office:value-type="float" office:value="731.169">
                <text:p>731.169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50.499">
                <text:p>50.499</text:p>
              </table:table-cell>
              <table:table-cell office:value-type="float" office:value="217.421">
                <text:p>217.421</text:p>
              </table:table-cell>
              <table:table-cell office:value-type="float" office:value="732.081">
                <text:p>732.081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50.169">
                <text:p>50.169</text:p>
              </table:table-cell>
              <table:table-cell office:value-type="float" office:value="216.857">
                <text:p>216.857</text:p>
              </table:table-cell>
              <table:table-cell office:value-type="float" office:value="732.974">
                <text:p>732.9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9.8356">
                <text:p>49.8356</text:p>
              </table:table-cell>
              <table:table-cell office:value-type="float" office:value="216.315">
                <text:p>216.315</text:p>
              </table:table-cell>
              <table:table-cell office:value-type="float" office:value="733.849">
                <text:p>733.849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49.4991">
                <text:p>49.4991</text:p>
              </table:table-cell>
              <table:table-cell office:value-type="float" office:value="215.795">
                <text:p>215.795</text:p>
              </table:table-cell>
              <table:table-cell office:value-type="float" office:value="734.705">
                <text:p>734.705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49.1598">
                <text:p>49.1598</text:p>
              </table:table-cell>
              <table:table-cell office:value-type="float" office:value="215.297">
                <text:p>215.297</text:p>
              </table:table-cell>
              <table:table-cell office:value-type="float" office:value="735.543">
                <text:p>735.543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48.818">
                <text:p>48.818</text:p>
              </table:table-cell>
              <table:table-cell office:value-type="float" office:value="214.82">
                <text:p>214.82</text:p>
              </table:table-cell>
              <table:table-cell office:value-type="float" office:value="736.362">
                <text:p>736.362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48.474">
                <text:p>48.474</text:p>
              </table:table-cell>
              <table:table-cell office:value-type="float" office:value="214.364">
                <text:p>214.364</text:p>
              </table:table-cell>
              <table:table-cell office:value-type="float" office:value="737.162">
                <text:p>737.16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1281">
                <text:p>48.1281</text:p>
              </table:table-cell>
              <table:table-cell office:value-type="float" office:value="213.929">
                <text:p>213.929</text:p>
              </table:table-cell>
              <table:table-cell office:value-type="float" office:value="737.943">
                <text:p>737.943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47.7805">
                <text:p>47.7805</text:p>
              </table:table-cell>
              <table:table-cell office:value-type="float" office:value="213.515">
                <text:p>213.515</text:p>
              </table:table-cell>
              <table:table-cell office:value-type="float" office:value="738.704">
                <text:p>738.704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47.4315">
                <text:p>47.4315</text:p>
              </table:table-cell>
              <table:table-cell office:value-type="float" office:value="213.121">
                <text:p>213.121</text:p>
              </table:table-cell>
              <table:table-cell office:value-type="float" office:value="739.447">
                <text:p>739.447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47.0815">
                <text:p>47.0815</text:p>
              </table:table-cell>
              <table:table-cell office:value-type="float" office:value="212.748">
                <text:p>212.748</text:p>
              </table:table-cell>
              <table:table-cell office:value-type="float" office:value="740.171">
                <text:p>740.171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46.7305">
                <text:p>46.7305</text:p>
              </table:table-cell>
              <table:table-cell office:value-type="float" office:value="212.394">
                <text:p>212.394</text:p>
              </table:table-cell>
              <table:table-cell office:value-type="float" office:value="740.875">
                <text:p>740.8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6.3789">
                <text:p>46.3789</text:p>
              </table:table-cell>
              <table:table-cell office:value-type="float" office:value="212.06">
                <text:p>212.06</text:p>
              </table:table-cell>
              <table:table-cell office:value-type="float" office:value="741.561">
                <text:p>741.561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46.0269">
                <text:p>46.0269</text:p>
              </table:table-cell>
              <table:table-cell office:value-type="float" office:value="211.746">
                <text:p>211.746</text:p>
              </table:table-cell>
              <table:table-cell office:value-type="float" office:value="742.227">
                <text:p>742.227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45.6748">
                <text:p>45.6748</text:p>
              </table:table-cell>
              <table:table-cell office:value-type="float" office:value="211.451">
                <text:p>211.451</text:p>
              </table:table-cell>
              <table:table-cell office:value-type="float" office:value="742.874">
                <text:p>742.874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45.3227">
                <text:p>45.3227</text:p>
              </table:table-cell>
              <table:table-cell office:value-type="float" office:value="211.175">
                <text:p>211.175</text:p>
              </table:table-cell>
              <table:table-cell office:value-type="float" office:value="743.503">
                <text:p>743.503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44.9708">
                <text:p>44.9708</text:p>
              </table:table-cell>
              <table:table-cell office:value-type="float" office:value="210.917">
                <text:p>210.917</text:p>
              </table:table-cell>
              <table:table-cell office:value-type="float" office:value="744.112">
                <text:p>744.11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4.6194">
                <text:p>44.6194</text:p>
              </table:table-cell>
              <table:table-cell office:value-type="float" office:value="210.678">
                <text:p>210.678</text:p>
              </table:table-cell>
              <table:table-cell office:value-type="float" office:value="744.702">
                <text:p>744.702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44.2687">
                <text:p>44.2687</text:p>
              </table:table-cell>
              <table:table-cell office:value-type="float" office:value="210.458">
                <text:p>210.458</text:p>
              </table:table-cell>
              <table:table-cell office:value-type="float" office:value="745.274">
                <text:p>745.274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43.9189">
                <text:p>43.9189</text:p>
              </table:table-cell>
              <table:table-cell office:value-type="float" office:value="210.255">
                <text:p>210.255</text:p>
              </table:table-cell>
              <table:table-cell office:value-type="float" office:value="745.826">
                <text:p>745.826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43.5701">
                <text:p>43.5701</text:p>
              </table:table-cell>
              <table:table-cell office:value-type="float" office:value="210.07">
                <text:p>210.07</text:p>
              </table:table-cell>
              <table:table-cell office:value-type="float" office:value="746.36">
                <text:p>746.36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43.2224">
                <text:p>43.2224</text:p>
              </table:table-cell>
              <table:table-cell office:value-type="float" office:value="209.902">
                <text:p>209.902</text:p>
              </table:table-cell>
              <table:table-cell office:value-type="float" office:value="746.876">
                <text:p>746.8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2.8762">
                <text:p>42.8762</text:p>
              </table:table-cell>
              <table:table-cell office:value-type="float" office:value="209.751">
                <text:p>209.751</text:p>
              </table:table-cell>
              <table:table-cell office:value-type="float" office:value="747.372">
                <text:p>747.372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42.5315">
                <text:p>42.5315</text:p>
              </table:table-cell>
              <table:table-cell office:value-type="float" office:value="209.618">
                <text:p>209.618</text:p>
              </table:table-cell>
              <table:table-cell office:value-type="float" office:value="747.851">
                <text:p>747.851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42.1884">
                <text:p>42.1884</text:p>
              </table:table-cell>
              <table:table-cell office:value-type="float" office:value="209.5">
                <text:p>209.5</text:p>
              </table:table-cell>
              <table:table-cell office:value-type="float" office:value="748.311">
                <text:p>748.311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41.8472">
                <text:p>41.8472</text:p>
              </table:table-cell>
              <table:table-cell office:value-type="float" office:value="209.4">
                <text:p>209.4</text:p>
              </table:table-cell>
              <table:table-cell office:value-type="float" office:value="748.753">
                <text:p>748.753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41.5079">
                <text:p>41.5079</text:p>
              </table:table-cell>
              <table:table-cell office:value-type="float" office:value="209.315">
                <text:p>209.315</text:p>
              </table:table-cell>
              <table:table-cell office:value-type="float" office:value="749.177">
                <text:p>749.17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1.1707">
                <text:p>41.1707</text:p>
              </table:table-cell>
              <table:table-cell office:value-type="float" office:value="209.246">
                <text:p>209.246</text:p>
              </table:table-cell>
              <table:table-cell office:value-type="float" office:value="749.583">
                <text:p>749.583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40.8357">
                <text:p>40.8357</text:p>
              </table:table-cell>
              <table:table-cell office:value-type="float" office:value="209.192">
                <text:p>209.192</text:p>
              </table:table-cell>
              <table:table-cell office:value-type="float" office:value="749.972">
                <text:p>749.972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40.503">
                <text:p>40.503</text:p>
              </table:table-cell>
              <table:table-cell office:value-type="float" office:value="209.154">
                <text:p>209.154</text:p>
              </table:table-cell>
              <table:table-cell office:value-type="float" office:value="750.343">
                <text:p>750.343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40.1728">
                <text:p>40.1728</text:p>
              </table:table-cell>
              <table:table-cell office:value-type="float" office:value="209.131">
                <text:p>209.131</text:p>
              </table:table-cell>
              <table:table-cell office:value-type="float" office:value="750.696">
                <text:p>750.696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39.8451">
                <text:p>39.8451</text:p>
              </table:table-cell>
              <table:table-cell office:value-type="float" office:value="209.122">
                <text:p>209.122</text:p>
              </table:table-cell>
              <table:table-cell office:value-type="float" office:value="751.032">
                <text:p>751.0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.52">
                <text:p>39.52</text:p>
              </table:table-cell>
              <table:table-cell office:value-type="float" office:value="209.128">
                <text:p>209.128</text:p>
              </table:table-cell>
              <table:table-cell office:value-type="float" office:value="751.352">
                <text:p>751.352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39.1977">
                <text:p>39.1977</text:p>
              </table:table-cell>
              <table:table-cell office:value-type="float" office:value="209.149">
                <text:p>209.149</text:p>
              </table:table-cell>
              <table:table-cell office:value-type="float" office:value="751.654">
                <text:p>751.654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38.8781">
                <text:p>38.8781</text:p>
              </table:table-cell>
              <table:table-cell office:value-type="float" office:value="209.183">
                <text:p>209.183</text:p>
              </table:table-cell>
              <table:table-cell office:value-type="float" office:value="751.939">
                <text:p>751.939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38.5615">
                <text:p>38.5615</text:p>
              </table:table-cell>
              <table:table-cell office:value-type="float" office:value="209.23">
                <text:p>209.23</text:p>
              </table:table-cell>
              <table:table-cell office:value-type="float" office:value="752.208">
                <text:p>752.208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38.2479">
                <text:p>38.2479</text:p>
              </table:table-cell>
              <table:table-cell office:value-type="float" office:value="209.291">
                <text:p>209.291</text:p>
              </table:table-cell>
              <table:table-cell office:value-type="float" office:value="752.461">
                <text:p>752.461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37.9372">
                <text:p>37.9372</text:p>
              </table:table-cell>
              <table:table-cell office:value-type="float" office:value="209.366">
                <text:p>209.366</text:p>
              </table:table-cell>
              <table:table-cell office:value-type="float" office:value="752.697">
                <text:p>752.697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37.6297">
                <text:p>37.6297</text:p>
              </table:table-cell>
              <table:table-cell office:value-type="float" office:value="209.453">
                <text:p>209.453</text:p>
              </table:table-cell>
              <table:table-cell office:value-type="float" office:value="752.917">
                <text:p>752.917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37.3254">
                <text:p>37.3254</text:p>
              </table:table-cell>
              <table:table-cell office:value-type="float" office:value="209.553">
                <text:p>209.553</text:p>
              </table:table-cell>
              <table:table-cell office:value-type="float" office:value="753.122">
                <text:p>753.122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37.0243">
                <text:p>37.0243</text:p>
              </table:table-cell>
              <table:table-cell office:value-type="float" office:value="209.665">
                <text:p>209.665</text:p>
              </table:table-cell>
              <table:table-cell office:value-type="float" office:value="753.311">
                <text:p>753.311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36.7265">
                <text:p>36.7265</text:p>
              </table:table-cell>
              <table:table-cell office:value-type="float" office:value="209.789">
                <text:p>209.789</text:p>
              </table:table-cell>
              <table:table-cell office:value-type="float" office:value="753.484">
                <text:p>753.4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6.432">
                <text:p>36.432</text:p>
              </table:table-cell>
              <table:table-cell office:value-type="float" office:value="209.926">
                <text:p>209.926</text:p>
              </table:table-cell>
              <table:table-cell office:value-type="float" office:value="753.642">
                <text:p>753.642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36.1408">
                <text:p>36.1408</text:p>
              </table:table-cell>
              <table:table-cell office:value-type="float" office:value="210.074">
                <text:p>210.074</text:p>
              </table:table-cell>
              <table:table-cell office:value-type="float" office:value="753.786">
                <text:p>753.786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35.8531">
                <text:p>35.8531</text:p>
              </table:table-cell>
              <table:table-cell office:value-type="float" office:value="210.233">
                <text:p>210.233</text:p>
              </table:table-cell>
              <table:table-cell office:value-type="float" office:value="753.914">
                <text:p>753.914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35.5688">
                <text:p>35.5688</text:p>
              </table:table-cell>
              <table:table-cell office:value-type="float" office:value="210.403">
                <text:p>210.403</text:p>
              </table:table-cell>
              <table:table-cell office:value-type="float" office:value="754.028">
                <text:p>754.028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35.2881">
                <text:p>35.2881</text:p>
              </table:table-cell>
              <table:table-cell office:value-type="float" office:value="210.585">
                <text:p>210.585</text:p>
              </table:table-cell>
              <table:table-cell office:value-type="float" office:value="754.127">
                <text:p>754.12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35.0108">
                <text:p>35.0108</text:p>
              </table:table-cell>
              <table:table-cell office:value-type="float" office:value="210.777">
                <text:p>210.777</text:p>
              </table:table-cell>
              <table:table-cell office:value-type="float" office:value="754.212">
                <text:p>754.212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34.737">
                <text:p>34.737</text:p>
              </table:table-cell>
              <table:table-cell office:value-type="float" office:value="210.98">
                <text:p>210.98</text:p>
              </table:table-cell>
              <table:table-cell office:value-type="float" office:value="754.283">
                <text:p>754.283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34.4669">
                <text:p>34.4669</text:p>
              </table:table-cell>
              <table:table-cell office:value-type="float" office:value="211.192">
                <text:p>211.192</text:p>
              </table:table-cell>
              <table:table-cell office:value-type="float" office:value="754.341">
                <text:p>754.341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34.2003">
                <text:p>34.2003</text:p>
              </table:table-cell>
              <table:table-cell office:value-type="float" office:value="211.415">
                <text:p>211.415</text:p>
              </table:table-cell>
              <table:table-cell office:value-type="float" office:value="754.384">
                <text:p>754.384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33.9373">
                <text:p>33.9373</text:p>
              </table:table-cell>
              <table:table-cell office:value-type="float" office:value="211.648">
                <text:p>211.648</text:p>
              </table:table-cell>
              <table:table-cell office:value-type="float" office:value="754.415">
                <text:p>754.4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3.6779">
                <text:p>33.6779</text:p>
              </table:table-cell>
              <table:table-cell office:value-type="float" office:value="211.89">
                <text:p>211.89</text:p>
              </table:table-cell>
              <table:table-cell office:value-type="float" office:value="754.432">
                <text:p>754.432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33.4221">
                <text:p>33.4221</text:p>
              </table:table-cell>
              <table:table-cell office:value-type="float" office:value="212.142">
                <text:p>212.142</text:p>
              </table:table-cell>
              <table:table-cell office:value-type="float" office:value="754.436">
                <text:p>754.436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33.17">
                <text:p>33.17</text:p>
              </table:table-cell>
              <table:table-cell office:value-type="float" office:value="212.402">
                <text:p>212.402</text:p>
              </table:table-cell>
              <table:table-cell office:value-type="float" office:value="754.428">
                <text:p>754.428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32.9215">
                <text:p>32.9215</text:p>
              </table:table-cell>
              <table:table-cell office:value-type="float" office:value="212.672">
                <text:p>212.672</text:p>
              </table:table-cell>
              <table:table-cell office:value-type="float" office:value="754.407">
                <text:p>754.407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32.6766">
                <text:p>32.6766</text:p>
              </table:table-cell>
              <table:table-cell office:value-type="float" office:value="212.95">
                <text:p>212.95</text:p>
              </table:table-cell>
              <table:table-cell office:value-type="float" office:value="754.374">
                <text:p>754.374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32.4354">
                <text:p>32.4354</text:p>
              </table:table-cell>
              <table:table-cell office:value-type="float" office:value="213.237">
                <text:p>213.237</text:p>
              </table:table-cell>
              <table:table-cell office:value-type="float" office:value="754.328">
                <text:p>754.328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32.1979">
                <text:p>32.1979</text:p>
              </table:table-cell>
              <table:table-cell office:value-type="float" office:value="213.531">
                <text:p>213.531</text:p>
              </table:table-cell>
              <table:table-cell office:value-type="float" office:value="754.271">
                <text:p>754.271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31.964">
                <text:p>31.964</text:p>
              </table:table-cell>
              <table:table-cell office:value-type="float" office:value="213.834">
                <text:p>213.834</text:p>
              </table:table-cell>
              <table:table-cell office:value-type="float" office:value="754.202">
                <text:p>754.202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31.7337">
                <text:p>31.7337</text:p>
              </table:table-cell>
              <table:table-cell office:value-type="float" office:value="214.145">
                <text:p>214.145</text:p>
              </table:table-cell>
              <table:table-cell office:value-type="float" office:value="754.121">
                <text:p>754.121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31.5071">
                <text:p>31.5071</text:p>
              </table:table-cell>
              <table:table-cell office:value-type="float" office:value="214.464">
                <text:p>214.464</text:p>
              </table:table-cell>
              <table:table-cell office:value-type="float" office:value="754.029">
                <text:p>754.02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1.2841">
                <text:p>31.2841</text:p>
              </table:table-cell>
              <table:table-cell office:value-type="float" office:value="214.79">
                <text:p>214.79</text:p>
              </table:table-cell>
              <table:table-cell office:value-type="float" office:value="753.926">
                <text:p>753.926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31.0647">
                <text:p>31.0647</text:p>
              </table:table-cell>
              <table:table-cell office:value-type="float" office:value="215.123">
                <text:p>215.123</text:p>
              </table:table-cell>
              <table:table-cell office:value-type="float" office:value="753.813">
                <text:p>753.813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30.8489">
                <text:p>30.8489</text:p>
              </table:table-cell>
              <table:table-cell office:value-type="float" office:value="215.463">
                <text:p>215.463</text:p>
              </table:table-cell>
              <table:table-cell office:value-type="float" office:value="753.688">
                <text:p>753.688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30.6367">
                <text:p>30.6367</text:p>
              </table:table-cell>
              <table:table-cell office:value-type="float" office:value="215.81">
                <text:p>215.81</text:p>
              </table:table-cell>
              <table:table-cell office:value-type="float" office:value="753.553">
                <text:p>753.553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30.4282">
                <text:p>30.4282</text:p>
              </table:table-cell>
              <table:table-cell office:value-type="float" office:value="216.164">
                <text:p>216.164</text:p>
              </table:table-cell>
              <table:table-cell office:value-type="float" office:value="753.408">
                <text:p>753.40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0.2232">
                <text:p>30.2232</text:p>
              </table:table-cell>
              <table:table-cell office:value-type="float" office:value="216.524">
                <text:p>216.524</text:p>
              </table:table-cell>
              <table:table-cell office:value-type="float" office:value="753.253">
                <text:p>753.253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30.0217">
                <text:p>30.0217</text:p>
              </table:table-cell>
              <table:table-cell office:value-type="float" office:value="216.89">
                <text:p>216.89</text:p>
              </table:table-cell>
              <table:table-cell office:value-type="float" office:value="753.088">
                <text:p>753.088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29.8238">
                <text:p>29.8238</text:p>
              </table:table-cell>
              <table:table-cell office:value-type="float" office:value="217.263">
                <text:p>217.263</text:p>
              </table:table-cell>
              <table:table-cell office:value-type="float" office:value="752.913">
                <text:p>752.913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29.6295">
                <text:p>29.6295</text:p>
              </table:table-cell>
              <table:table-cell office:value-type="float" office:value="217.641">
                <text:p>217.641</text:p>
              </table:table-cell>
              <table:table-cell office:value-type="float" office:value="752.729">
                <text:p>752.729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29.4386">
                <text:p>29.4386</text:p>
              </table:table-cell>
              <table:table-cell office:value-type="float" office:value="218.026">
                <text:p>218.026</text:p>
              </table:table-cell>
              <table:table-cell office:value-type="float" office:value="752.536">
                <text:p>752.5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.2512">
                <text:p>29.2512</text:p>
              </table:table-cell>
              <table:table-cell office:value-type="float" office:value="218.416">
                <text:p>218.416</text:p>
              </table:table-cell>
              <table:table-cell office:value-type="float" office:value="752.333">
                <text:p>752.333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29.0673">
                <text:p>29.0673</text:p>
              </table:table-cell>
              <table:table-cell office:value-type="float" office:value="218.811">
                <text:p>218.811</text:p>
              </table:table-cell>
              <table:table-cell office:value-type="float" office:value="752.122">
                <text:p>752.122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28.8869">
                <text:p>28.8869</text:p>
              </table:table-cell>
              <table:table-cell office:value-type="float" office:value="219.211">
                <text:p>219.211</text:p>
              </table:table-cell>
              <table:table-cell office:value-type="float" office:value="751.902">
                <text:p>751.902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28.7099">
                <text:p>28.7099</text:p>
              </table:table-cell>
              <table:table-cell office:value-type="float" office:value="219.617">
                <text:p>219.617</text:p>
              </table:table-cell>
              <table:table-cell office:value-type="float" office:value="751.673">
                <text:p>751.673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28.5363">
                <text:p>28.5363</text:p>
              </table:table-cell>
              <table:table-cell office:value-type="float" office:value="220.027">
                <text:p>220.027</text:p>
              </table:table-cell>
              <table:table-cell office:value-type="float" office:value="751.436">
                <text:p>751.43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28.3661">
                <text:p>28.3661</text:p>
              </table:table-cell>
              <table:table-cell office:value-type="float" office:value="220.442">
                <text:p>220.442</text:p>
              </table:table-cell>
              <table:table-cell office:value-type="float" office:value="751.192">
                <text:p>751.192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28.1993">
                <text:p>28.1993</text:p>
              </table:table-cell>
              <table:table-cell office:value-type="float" office:value="220.862">
                <text:p>220.862</text:p>
              </table:table-cell>
              <table:table-cell office:value-type="float" office:value="750.939">
                <text:p>750.939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28.0358">
                <text:p>28.0358</text:p>
              </table:table-cell>
              <table:table-cell office:value-type="float" office:value="221.286">
                <text:p>221.286</text:p>
              </table:table-cell>
              <table:table-cell office:value-type="float" office:value="750.678">
                <text:p>750.678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27.8756">
                <text:p>27.8756</text:p>
              </table:table-cell>
              <table:table-cell office:value-type="float" office:value="221.714">
                <text:p>221.714</text:p>
              </table:table-cell>
              <table:table-cell office:value-type="float" office:value="750.41">
                <text:p>750.41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27.7188">
                <text:p>27.7188</text:p>
              </table:table-cell>
              <table:table-cell office:value-type="float" office:value="222.147">
                <text:p>222.147</text:p>
              </table:table-cell>
              <table:table-cell office:value-type="float" office:value="750.135">
                <text:p>750.1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7.5652">
                <text:p>27.5652</text:p>
              </table:table-cell>
              <table:table-cell office:value-type="float" office:value="222.583">
                <text:p>222.583</text:p>
              </table:table-cell>
              <table:table-cell office:value-type="float" office:value="749.852">
                <text:p>749.852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27.4149">
                <text:p>27.4149</text:p>
              </table:table-cell>
              <table:table-cell office:value-type="float" office:value="223.023">
                <text:p>223.023</text:p>
              </table:table-cell>
              <table:table-cell office:value-type="float" office:value="749.562">
                <text:p>749.562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27.2678">
                <text:p>27.2678</text:p>
              </table:table-cell>
              <table:table-cell office:value-type="float" office:value="223.467">
                <text:p>223.467</text:p>
              </table:table-cell>
              <table:table-cell office:value-type="float" office:value="749.266">
                <text:p>749.266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27.1239">
                <text:p>27.1239</text:p>
              </table:table-cell>
              <table:table-cell office:value-type="float" office:value="223.914">
                <text:p>223.914</text:p>
              </table:table-cell>
              <table:table-cell office:value-type="float" office:value="748.963">
                <text:p>748.963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26.9832">
                <text:p>26.9832</text:p>
              </table:table-cell>
              <table:table-cell office:value-type="float" office:value="224.364">
                <text:p>224.364</text:p>
              </table:table-cell>
              <table:table-cell office:value-type="float" office:value="748.653">
                <text:p>748.653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26.8457">
                <text:p>26.8457</text:p>
              </table:table-cell>
              <table:table-cell office:value-type="float" office:value="224.817">
                <text:p>224.817</text:p>
              </table:table-cell>
              <table:table-cell office:value-type="float" office:value="748.337">
                <text:p>748.337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26.7112">
                <text:p>26.7112</text:p>
              </table:table-cell>
              <table:table-cell office:value-type="float" office:value="225.274">
                <text:p>225.274</text:p>
              </table:table-cell>
              <table:table-cell office:value-type="float" office:value="748.015">
                <text:p>748.015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26.5799">
                <text:p>26.5799</text:p>
              </table:table-cell>
              <table:table-cell office:value-type="float" office:value="225.733">
                <text:p>225.733</text:p>
              </table:table-cell>
              <table:table-cell office:value-type="float" office:value="747.687">
                <text:p>747.687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26.4517">
                <text:p>26.4517</text:p>
              </table:table-cell>
              <table:table-cell office:value-type="float" office:value="226.195">
                <text:p>226.195</text:p>
              </table:table-cell>
              <table:table-cell office:value-type="float" office:value="747.353">
                <text:p>747.353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26.3266">
                <text:p>26.3266</text:p>
              </table:table-cell>
              <table:table-cell office:value-type="float" office:value="226.66">
                <text:p>226.66</text:p>
              </table:table-cell>
              <table:table-cell office:value-type="float" office:value="747.014">
                <text:p>747.0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6.2044">
                <text:p>26.2044</text:p>
              </table:table-cell>
              <table:table-cell office:value-type="float" office:value="227.127">
                <text:p>227.127</text:p>
              </table:table-cell>
              <table:table-cell office:value-type="float" office:value="746.669">
                <text:p>746.669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26.0853">
                <text:p>26.0853</text:p>
              </table:table-cell>
              <table:table-cell office:value-type="float" office:value="227.596">
                <text:p>227.596</text:p>
              </table:table-cell>
              <table:table-cell office:value-type="float" office:value="746.319">
                <text:p>746.319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25.9692">
                <text:p>25.9692</text:p>
              </table:table-cell>
              <table:table-cell office:value-type="float" office:value="228.068">
                <text:p>228.068</text:p>
              </table:table-cell>
              <table:table-cell office:value-type="float" office:value="745.963">
                <text:p>745.963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25.856">
                <text:p>25.856</text:p>
              </table:table-cell>
              <table:table-cell office:value-type="float" office:value="228.541">
                <text:p>228.541</text:p>
              </table:table-cell>
              <table:table-cell office:value-type="float" office:value="745.603">
                <text:p>745.603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25.7458">
                <text:p>25.7458</text:p>
              </table:table-cell>
              <table:table-cell office:value-type="float" office:value="229.016">
                <text:p>229.016</text:p>
              </table:table-cell>
              <table:table-cell office:value-type="float" office:value="745.238">
                <text:p>745.238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5.6385">
                <text:p>25.6385</text:p>
              </table:table-cell>
              <table:table-cell office:value-type="float" office:value="229.494">
                <text:p>229.494</text:p>
              </table:table-cell>
              <table:table-cell office:value-type="float" office:value="744.868">
                <text:p>744.868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25.5341">
                <text:p>25.5341</text:p>
              </table:table-cell>
              <table:table-cell office:value-type="float" office:value="229.972">
                <text:p>229.972</text:p>
              </table:table-cell>
              <table:table-cell office:value-type="float" office:value="744.494">
                <text:p>744.494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25.4326">
                <text:p>25.4326</text:p>
              </table:table-cell>
              <table:table-cell office:value-type="float" office:value="230.452">
                <text:p>230.452</text:p>
              </table:table-cell>
              <table:table-cell office:value-type="float" office:value="744.115">
                <text:p>744.115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25.3339">
                <text:p>25.3339</text:p>
              </table:table-cell>
              <table:table-cell office:value-type="float" office:value="230.934">
                <text:p>230.934</text:p>
              </table:table-cell>
              <table:table-cell office:value-type="float" office:value="743.732">
                <text:p>743.732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25.238">
                <text:p>25.238</text:p>
              </table:table-cell>
              <table:table-cell office:value-type="float" office:value="231.417">
                <text:p>231.417</text:p>
              </table:table-cell>
              <table:table-cell office:value-type="float" office:value="743.345">
                <text:p>743.34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5.1449">
                <text:p>25.1449</text:p>
              </table:table-cell>
              <table:table-cell office:value-type="float" office:value="231.901">
                <text:p>231.901</text:p>
              </table:table-cell>
              <table:table-cell office:value-type="float" office:value="742.954">
                <text:p>742.954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25.0546">
                <text:p>25.0546</text:p>
              </table:table-cell>
              <table:table-cell office:value-type="float" office:value="232.386">
                <text:p>232.386</text:p>
              </table:table-cell>
              <table:table-cell office:value-type="float" office:value="742.56">
                <text:p>742.56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24.967">
                <text:p>24.967</text:p>
              </table:table-cell>
              <table:table-cell office:value-type="float" office:value="232.871">
                <text:p>232.871</text:p>
              </table:table-cell>
              <table:table-cell office:value-type="float" office:value="742.162">
                <text:p>742.162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24.8822">
                <text:p>24.8822</text:p>
              </table:table-cell>
              <table:table-cell office:value-type="float" office:value="233.358">
                <text:p>233.358</text:p>
              </table:table-cell>
              <table:table-cell office:value-type="float" office:value="741.76">
                <text:p>741.76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24.8">
                <text:p>24.8</text:p>
              </table:table-cell>
              <table:table-cell office:value-type="float" office:value="233.845">
                <text:p>233.845</text:p>
              </table:table-cell>
              <table:table-cell office:value-type="float" office:value="741.355">
                <text:p>741.355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24.7206">
                <text:p>24.7206</text:p>
              </table:table-cell>
              <table:table-cell office:value-type="float" office:value="234.332">
                <text:p>234.332</text:p>
              </table:table-cell>
              <table:table-cell office:value-type="float" office:value="740.947">
                <text:p>740.947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24.6438">
                <text:p>24.6438</text:p>
              </table:table-cell>
              <table:table-cell office:value-type="float" office:value="234.82">
                <text:p>234.82</text:p>
              </table:table-cell>
              <table:table-cell office:value-type="float" office:value="740.536">
                <text:p>740.536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24.5696">
                <text:p>24.5696</text:p>
              </table:table-cell>
              <table:table-cell office:value-type="float" office:value="235.308">
                <text:p>235.308</text:p>
              </table:table-cell>
              <table:table-cell office:value-type="float" office:value="740.122">
                <text:p>740.122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24.4981">
                <text:p>24.4981</text:p>
              </table:table-cell>
              <table:table-cell office:value-type="float" office:value="235.797">
                <text:p>235.797</text:p>
              </table:table-cell>
              <table:table-cell office:value-type="float" office:value="739.705">
                <text:p>739.705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24.4292">
                <text:p>24.4292</text:p>
              </table:table-cell>
              <table:table-cell office:value-type="float" office:value="236.285">
                <text:p>236.285</text:p>
              </table:table-cell>
              <table:table-cell office:value-type="float" office:value="739.286">
                <text:p>739.2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4.3628">
                <text:p>24.3628</text:p>
              </table:table-cell>
              <table:table-cell office:value-type="float" office:value="236.773">
                <text:p>236.773</text:p>
              </table:table-cell>
              <table:table-cell office:value-type="float" office:value="738.864">
                <text:p>738.864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24.299">
                <text:p>24.299</text:p>
              </table:table-cell>
              <table:table-cell office:value-type="float" office:value="237.261">
                <text:p>237.261</text:p>
              </table:table-cell>
              <table:table-cell office:value-type="float" office:value="738.44">
                <text:p>738.44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24.2378">
                <text:p>24.2378</text:p>
              </table:table-cell>
              <table:table-cell office:value-type="float" office:value="237.749">
                <text:p>237.749</text:p>
              </table:table-cell>
              <table:table-cell office:value-type="float" office:value="738.014">
                <text:p>738.014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24.179">
                <text:p>24.179</text:p>
              </table:table-cell>
              <table:table-cell office:value-type="float" office:value="238.236">
                <text:p>238.236</text:p>
              </table:table-cell>
              <table:table-cell office:value-type="float" office:value="737.585">
                <text:p>737.585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24.1228">
                <text:p>24.1228</text:p>
              </table:table-cell>
              <table:table-cell office:value-type="float" office:value="238.723">
                <text:p>238.723</text:p>
              </table:table-cell>
              <table:table-cell office:value-type="float" office:value="737.155">
                <text:p>737.155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4.069">
                <text:p>24.069</text:p>
              </table:table-cell>
              <table:table-cell office:value-type="float" office:value="239.209">
                <text:p>239.209</text:p>
              </table:table-cell>
              <table:table-cell office:value-type="float" office:value="736.722">
                <text:p>736.722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24.0177">
                <text:p>24.0177</text:p>
              </table:table-cell>
              <table:table-cell office:value-type="float" office:value="239.694">
                <text:p>239.694</text:p>
              </table:table-cell>
              <table:table-cell office:value-type="float" office:value="736.288">
                <text:p>736.288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23.9688">
                <text:p>23.9688</text:p>
              </table:table-cell>
              <table:table-cell office:value-type="float" office:value="240.178">
                <text:p>240.178</text:p>
              </table:table-cell>
              <table:table-cell office:value-type="float" office:value="735.853">
                <text:p>735.853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23.9223">
                <text:p>23.9223</text:p>
              </table:table-cell>
              <table:table-cell office:value-type="float" office:value="240.662">
                <text:p>240.662</text:p>
              </table:table-cell>
              <table:table-cell office:value-type="float" office:value="735.416">
                <text:p>735.416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23.8782">
                <text:p>23.8782</text:p>
              </table:table-cell>
              <table:table-cell office:value-type="float" office:value="241.144">
                <text:p>241.144</text:p>
              </table:table-cell>
              <table:table-cell office:value-type="float" office:value="734.978">
                <text:p>734.97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3.8365">
                <text:p>23.8365</text:p>
              </table:table-cell>
              <table:table-cell office:value-type="float" office:value="241.625">
                <text:p>241.625</text:p>
              </table:table-cell>
              <table:table-cell office:value-type="float" office:value="734.538">
                <text:p>734.538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23.7972">
                <text:p>23.7972</text:p>
              </table:table-cell>
              <table:table-cell office:value-type="float" office:value="242.105">
                <text:p>242.105</text:p>
              </table:table-cell>
              <table:table-cell office:value-type="float" office:value="734.098">
                <text:p>734.098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23.7602">
                <text:p>23.7602</text:p>
              </table:table-cell>
              <table:table-cell office:value-type="float" office:value="242.584">
                <text:p>242.584</text:p>
              </table:table-cell>
              <table:table-cell office:value-type="float" office:value="733.656">
                <text:p>733.656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23.7256">
                <text:p>23.7256</text:p>
              </table:table-cell>
              <table:table-cell office:value-type="float" office:value="243.061">
                <text:p>243.061</text:p>
              </table:table-cell>
              <table:table-cell office:value-type="float" office:value="733.214">
                <text:p>733.214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23.6933">
                <text:p>23.6933</text:p>
              </table:table-cell>
              <table:table-cell office:value-type="float" office:value="243.536">
                <text:p>243.536</text:p>
              </table:table-cell>
              <table:table-cell office:value-type="float" office:value="732.771">
                <text:p>732.771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23.6632">
                <text:p>23.6632</text:p>
              </table:table-cell>
              <table:table-cell office:value-type="float" office:value="244.01">
                <text:p>244.01</text:p>
              </table:table-cell>
              <table:table-cell office:value-type="float" office:value="732.327">
                <text:p>732.327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23.6354">
                <text:p>23.6354</text:p>
              </table:table-cell>
              <table:table-cell office:value-type="float" office:value="244.482">
                <text:p>244.482</text:p>
              </table:table-cell>
              <table:table-cell office:value-type="float" office:value="731.883">
                <text:p>731.883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23.6099">
                <text:p>23.6099</text:p>
              </table:table-cell>
              <table:table-cell office:value-type="float" office:value="244.952">
                <text:p>244.952</text:p>
              </table:table-cell>
              <table:table-cell office:value-type="float" office:value="731.438">
                <text:p>731.438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23.5867">
                <text:p>23.5867</text:p>
              </table:table-cell>
              <table:table-cell office:value-type="float" office:value="245.42">
                <text:p>245.42</text:p>
              </table:table-cell>
              <table:table-cell office:value-type="float" office:value="730.993">
                <text:p>730.993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23.5656">
                <text:p>23.5656</text:p>
              </table:table-cell>
              <table:table-cell office:value-type="float" office:value="245.886">
                <text:p>245.886</text:p>
              </table:table-cell>
              <table:table-cell office:value-type="float" office:value="730.548">
                <text:p>730.5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.5468">
                <text:p>23.5468</text:p>
              </table:table-cell>
              <table:table-cell office:value-type="float" office:value="246.35">
                <text:p>246.35</text:p>
              </table:table-cell>
              <table:table-cell office:value-type="float" office:value="730.103">
                <text:p>730.103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23.5302">
                <text:p>23.5302</text:p>
              </table:table-cell>
              <table:table-cell office:value-type="float" office:value="246.811">
                <text:p>246.811</text:p>
              </table:table-cell>
              <table:table-cell office:value-type="float" office:value="729.658">
                <text:p>729.658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23.5157">
                <text:p>23.5157</text:p>
              </table:table-cell>
              <table:table-cell office:value-type="float" office:value="247.271">
                <text:p>247.271</text:p>
              </table:table-cell>
              <table:table-cell office:value-type="float" office:value="729.214">
                <text:p>729.214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23.5034">
                <text:p>23.5034</text:p>
              </table:table-cell>
              <table:table-cell office:value-type="float" office:value="247.727">
                <text:p>247.727</text:p>
              </table:table-cell>
              <table:table-cell office:value-type="float" office:value="728.769">
                <text:p>728.769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23.4933">
                <text:p>23.4933</text:p>
              </table:table-cell>
              <table:table-cell office:value-type="float" office:value="248.181">
                <text:p>248.181</text:p>
              </table:table-cell>
              <table:table-cell office:value-type="float" office:value="728.325">
                <text:p>728.325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23.4853">
                <text:p>23.4853</text:p>
              </table:table-cell>
              <table:table-cell office:value-type="float" office:value="248.633">
                <text:p>248.633</text:p>
              </table:table-cell>
              <table:table-cell office:value-type="float" office:value="727.882">
                <text:p>727.882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23.4794">
                <text:p>23.4794</text:p>
              </table:table-cell>
              <table:table-cell office:value-type="float" office:value="249.082">
                <text:p>249.082</text:p>
              </table:table-cell>
              <table:table-cell office:value-type="float" office:value="727.439">
                <text:p>727.439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23.4756">
                <text:p>23.4756</text:p>
              </table:table-cell>
              <table:table-cell office:value-type="float" office:value="249.528">
                <text:p>249.528</text:p>
              </table:table-cell>
              <table:table-cell office:value-type="float" office:value="726.997">
                <text:p>726.997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23.4739">
                <text:p>23.4739</text:p>
              </table:table-cell>
              <table:table-cell office:value-type="float" office:value="249.971">
                <text:p>249.971</text:p>
              </table:table-cell>
              <table:table-cell office:value-type="float" office:value="726.555">
                <text:p>726.555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23.4743">
                <text:p>23.4743</text:p>
              </table:table-cell>
              <table:table-cell office:value-type="float" office:value="250.411">
                <text:p>250.411</text:p>
              </table:table-cell>
              <table:table-cell office:value-type="float" office:value="726.115">
                <text:p>726.1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3.4768">
                <text:p>23.4768</text:p>
              </table:table-cell>
              <table:table-cell office:value-type="float" office:value="250.848">
                <text:p>250.848</text:p>
              </table:table-cell>
              <table:table-cell office:value-type="float" office:value="725.675">
                <text:p>725.675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23.4813">
                <text:p>23.4813</text:p>
              </table:table-cell>
              <table:table-cell office:value-type="float" office:value="251.282">
                <text:p>251.282</text:p>
              </table:table-cell>
              <table:table-cell office:value-type="float" office:value="725.237">
                <text:p>725.237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23.4878">
                <text:p>23.4878</text:p>
              </table:table-cell>
              <table:table-cell office:value-type="float" office:value="251.712">
                <text:p>251.712</text:p>
              </table:table-cell>
              <table:table-cell office:value-type="float" office:value="724.8">
                <text:p>724.8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23.4964">
                <text:p>23.4964</text:p>
              </table:table-cell>
              <table:table-cell office:value-type="float" office:value="252.139">
                <text:p>252.139</text:p>
              </table:table-cell>
              <table:table-cell office:value-type="float" office:value="724.364">
                <text:p>724.364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23.5069">
                <text:p>23.5069</text:p>
              </table:table-cell>
              <table:table-cell office:value-type="float" office:value="252.563">
                <text:p>252.563</text:p>
              </table:table-cell>
              <table:table-cell office:value-type="float" office:value="723.93">
                <text:p>723.9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3.5195">
                <text:p>23.5195</text:p>
              </table:table-cell>
              <table:table-cell office:value-type="float" office:value="252.983">
                <text:p>252.983</text:p>
              </table:table-cell>
              <table:table-cell office:value-type="float" office:value="723.497">
                <text:p>723.497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23.534">
                <text:p>23.534</text:p>
              </table:table-cell>
              <table:table-cell office:value-type="float" office:value="253.4">
                <text:p>253.4</text:p>
              </table:table-cell>
              <table:table-cell office:value-type="float" office:value="723.066">
                <text:p>723.066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23.5505">
                <text:p>23.5505</text:p>
              </table:table-cell>
              <table:table-cell office:value-type="float" office:value="253.813">
                <text:p>253.813</text:p>
              </table:table-cell>
              <table:table-cell office:value-type="float" office:value="722.636">
                <text:p>722.636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23.569">
                <text:p>23.569</text:p>
              </table:table-cell>
              <table:table-cell office:value-type="float" office:value="254.222">
                <text:p>254.222</text:p>
              </table:table-cell>
              <table:table-cell office:value-type="float" office:value="722.209">
                <text:p>722.209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23.5894">
                <text:p>23.5894</text:p>
              </table:table-cell>
              <table:table-cell office:value-type="float" office:value="254.628">
                <text:p>254.628</text:p>
              </table:table-cell>
              <table:table-cell office:value-type="float" office:value="721.783">
                <text:p>721.7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3.6117">
                <text:p>23.6117</text:p>
              </table:table-cell>
              <table:table-cell office:value-type="float" office:value="255.029">
                <text:p>255.029</text:p>
              </table:table-cell>
              <table:table-cell office:value-type="float" office:value="721.359">
                <text:p>721.359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23.636">
                <text:p>23.636</text:p>
              </table:table-cell>
              <table:table-cell office:value-type="float" office:value="255.427">
                <text:p>255.427</text:p>
              </table:table-cell>
              <table:table-cell office:value-type="float" office:value="720.937">
                <text:p>720.937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23.6621">
                <text:p>23.6621</text:p>
              </table:table-cell>
              <table:table-cell office:value-type="float" office:value="255.82">
                <text:p>255.82</text:p>
              </table:table-cell>
              <table:table-cell office:value-type="float" office:value="720.518">
                <text:p>720.518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23.6901">
                <text:p>23.6901</text:p>
              </table:table-cell>
              <table:table-cell office:value-type="float" office:value="256.209">
                <text:p>256.209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23.72">
                <text:p>23.72</text:p>
              </table:table-cell>
              <table:table-cell office:value-type="float" office:value="256.595">
                <text:p>256.595</text:p>
              </table:table-cell>
              <table:table-cell office:value-type="float" office:value="719.685">
                <text:p>719.68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3.7518">
                <text:p>23.7518</text:p>
              </table:table-cell>
              <table:table-cell office:value-type="float" office:value="256.975">
                <text:p>256.975</text:p>
              </table:table-cell>
              <table:table-cell office:value-type="float" office:value="719.273">
                <text:p>719.273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23.7854">
                <text:p>23.7854</text:p>
              </table:table-cell>
              <table:table-cell office:value-type="float" office:value="257.352">
                <text:p>257.352</text:p>
              </table:table-cell>
              <table:table-cell office:value-type="float" office:value="718.863">
                <text:p>718.863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23.8208">
                <text:p>23.8208</text:p>
              </table:table-cell>
              <table:table-cell office:value-type="float" office:value="257.724">
                <text:p>257.724</text:p>
              </table:table-cell>
              <table:table-cell office:value-type="float" office:value="718.456">
                <text:p>718.456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23.8581">
                <text:p>23.8581</text:p>
              </table:table-cell>
              <table:table-cell office:value-type="float" office:value="258.091">
                <text:p>258.091</text:p>
              </table:table-cell>
              <table:table-cell office:value-type="float" office:value="718.051">
                <text:p>718.051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23.8971">
                <text:p>23.8971</text:p>
              </table:table-cell>
              <table:table-cell office:value-type="float" office:value="258.454">
                <text:p>258.454</text:p>
              </table:table-cell>
              <table:table-cell office:value-type="float" office:value="717.649">
                <text:p>717.6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.938">
                <text:p>23.938</text:p>
              </table:table-cell>
              <table:table-cell office:value-type="float" office:value="258.812">
                <text:p>258.812</text:p>
              </table:table-cell>
              <table:table-cell office:value-type="float" office:value="717.25">
                <text:p>717.25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23.9806">
                <text:p>23.9806</text:p>
              </table:table-cell>
              <table:table-cell office:value-type="float" office:value="259.165">
                <text:p>259.165</text:p>
              </table:table-cell>
              <table:table-cell office:value-type="float" office:value="716.854">
                <text:p>716.854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24.025">
                <text:p>24.025</text:p>
              </table:table-cell>
              <table:table-cell office:value-type="float" office:value="259.514">
                <text:p>259.514</text:p>
              </table:table-cell>
              <table:table-cell office:value-type="float" office:value="716.461">
                <text:p>716.461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24.0712">
                <text:p>24.0712</text:p>
              </table:table-cell>
              <table:table-cell office:value-type="float" office:value="259.858">
                <text:p>259.858</text:p>
              </table:table-cell>
              <table:table-cell office:value-type="float" office:value="716.071">
                <text:p>716.071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24.1191">
                <text:p>24.1191</text:p>
              </table:table-cell>
              <table:table-cell office:value-type="float" office:value="260.197">
                <text:p>260.197</text:p>
              </table:table-cell>
              <table:table-cell office:value-type="float" office:value="715.684">
                <text:p>715.68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4.1687">
                <text:p>24.1687</text:p>
              </table:table-cell>
              <table:table-cell office:value-type="float" office:value="260.53">
                <text:p>260.53</text:p>
              </table:table-cell>
              <table:table-cell office:value-type="float" office:value="715.301">
                <text:p>715.301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24.2201">
                <text:p>24.2201</text:p>
              </table:table-cell>
              <table:table-cell office:value-type="float" office:value="260.859">
                <text:p>260.859</text:p>
              </table:table-cell>
              <table:table-cell office:value-type="float" office:value="714.921">
                <text:p>714.921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24.2731">
                <text:p>24.2731</text:p>
              </table:table-cell>
              <table:table-cell office:value-type="float" office:value="261.183">
                <text:p>261.183</text:p>
              </table:table-cell>
              <table:table-cell office:value-type="float" office:value="714.544">
                <text:p>714.544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24.3278">
                <text:p>24.3278</text:p>
              </table:table-cell>
              <table:table-cell office:value-type="float" office:value="261.501">
                <text:p>261.501</text:p>
              </table:table-cell>
              <table:table-cell office:value-type="float" office:value="714.171">
                <text:p>714.171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4.3842">
                <text:p>24.3842</text:p>
              </table:table-cell>
              <table:table-cell office:value-type="float" office:value="261.814">
                <text:p>261.814</text:p>
              </table:table-cell>
              <table:table-cell office:value-type="float" office:value="713.801">
                <text:p>713.8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.4422">
                <text:p>24.4422</text:p>
              </table:table-cell>
              <table:table-cell office:value-type="float" office:value="262.122">
                <text:p>262.122</text:p>
              </table:table-cell>
              <table:table-cell office:value-type="float" office:value="713.435">
                <text:p>713.435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24.5019">
                <text:p>24.5019</text:p>
              </table:table-cell>
              <table:table-cell office:value-type="float" office:value="262.425">
                <text:p>262.425</text:p>
              </table:table-cell>
              <table:table-cell office:value-type="float" office:value="713.073">
                <text:p>713.073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24.5632">
                <text:p>24.5632</text:p>
              </table:table-cell>
              <table:table-cell office:value-type="float" office:value="262.722">
                <text:p>262.722</text:p>
              </table:table-cell>
              <table:table-cell office:value-type="float" office:value="712.715">
                <text:p>712.715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24.6261">
                <text:p>24.6261</text:p>
              </table:table-cell>
              <table:table-cell office:value-type="float" office:value="263.013">
                <text:p>263.013</text:p>
              </table:table-cell>
              <table:table-cell office:value-type="float" office:value="712.36">
                <text:p>712.36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24.6906">
                <text:p>24.6906</text:p>
              </table:table-cell>
              <table:table-cell office:value-type="float" office:value="263.299">
                <text:p>263.299</text:p>
              </table:table-cell>
              <table:table-cell office:value-type="float" office:value="712.01">
                <text:p>712.0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4.7567">
                <text:p>24.7567</text:p>
              </table:table-cell>
              <table:table-cell office:value-type="float" office:value="263.58">
                <text:p>263.58</text:p>
              </table:table-cell>
              <table:table-cell office:value-type="float" office:value="711.663">
                <text:p>711.663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24.8243">
                <text:p>24.8243</text:p>
              </table:table-cell>
              <table:table-cell office:value-type="float" office:value="263.855">
                <text:p>263.855</text:p>
              </table:table-cell>
              <table:table-cell office:value-type="float" office:value="711.321">
                <text:p>711.321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24.8935">
                <text:p>24.8935</text:p>
              </table:table-cell>
              <table:table-cell office:value-type="float" office:value="264.124">
                <text:p>264.124</text:p>
              </table:table-cell>
              <table:table-cell office:value-type="float" office:value="710.983">
                <text:p>710.983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24.9642">
                <text:p>24.9642</text:p>
              </table:table-cell>
              <table:table-cell office:value-type="float" office:value="264.387">
                <text:p>264.387</text:p>
              </table:table-cell>
              <table:table-cell office:value-type="float" office:value="710.649">
                <text:p>710.649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25.0364">
                <text:p>25.0364</text:p>
              </table:table-cell>
              <table:table-cell office:value-type="float" office:value="264.645">
                <text:p>264.645</text:p>
              </table:table-cell>
              <table:table-cell office:value-type="float" office:value="710.319">
                <text:p>710.3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1101">
                <text:p>25.1101</text:p>
              </table:table-cell>
              <table:table-cell office:value-type="float" office:value="264.896">
                <text:p>264.896</text:p>
              </table:table-cell>
              <table:table-cell office:value-type="float" office:value="709.994">
                <text:p>709.994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25.1853">
                <text:p>25.1853</text:p>
              </table:table-cell>
              <table:table-cell office:value-type="float" office:value="265.142">
                <text:p>265.142</text:p>
              </table:table-cell>
              <table:table-cell office:value-type="float" office:value="709.673">
                <text:p>709.673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25.2619">
                <text:p>25.2619</text:p>
              </table:table-cell>
              <table:table-cell office:value-type="float" office:value="265.382">
                <text:p>265.382</text:p>
              </table:table-cell>
              <table:table-cell office:value-type="float" office:value="709.356">
                <text:p>709.356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25.34">
                <text:p>25.34</text:p>
              </table:table-cell>
              <table:table-cell office:value-type="float" office:value="265.616">
                <text:p>265.616</text:p>
              </table:table-cell>
              <table:table-cell office:value-type="float" office:value="709.044">
                <text:p>709.044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25.4195">
                <text:p>25.4195</text:p>
              </table:table-cell>
              <table:table-cell office:value-type="float" office:value="265.844">
                <text:p>265.844</text:p>
              </table:table-cell>
              <table:table-cell office:value-type="float" office:value="708.737">
                <text:p>708.73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25.5004">
                <text:p>25.5004</text:p>
              </table:table-cell>
              <table:table-cell office:value-type="float" office:value="266.065">
                <text:p>266.065</text:p>
              </table:table-cell>
              <table:table-cell office:value-type="float" office:value="708.434">
                <text:p>708.434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25.5827">
                <text:p>25.5827</text:p>
              </table:table-cell>
              <table:table-cell office:value-type="float" office:value="266.281">
                <text:p>266.281</text:p>
              </table:table-cell>
              <table:table-cell office:value-type="float" office:value="708.136">
                <text:p>708.136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25.6664">
                <text:p>25.6664</text:p>
              </table:table-cell>
              <table:table-cell office:value-type="float" office:value="266.49">
                <text:p>266.49</text:p>
              </table:table-cell>
              <table:table-cell office:value-type="float" office:value="707.843">
                <text:p>707.843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25.7513">
                <text:p>25.7513</text:p>
              </table:table-cell>
              <table:table-cell office:value-type="float" office:value="266.694">
                <text:p>266.694</text:p>
              </table:table-cell>
              <table:table-cell office:value-type="float" office:value="707.555">
                <text:p>707.555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25.8377">
                <text:p>25.8377</text:p>
              </table:table-cell>
              <table:table-cell office:value-type="float" office:value="266.891">
                <text:p>266.891</text:p>
              </table:table-cell>
              <table:table-cell office:value-type="float" office:value="707.272">
                <text:p>707.27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5.9253">
                <text:p>25.9253</text:p>
              </table:table-cell>
              <table:table-cell office:value-type="float" office:value="267.082">
                <text:p>267.082</text:p>
              </table:table-cell>
              <table:table-cell office:value-type="float" office:value="706.993">
                <text:p>706.993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26.0142">
                <text:p>26.0142</text:p>
              </table:table-cell>
              <table:table-cell office:value-type="float" office:value="267.266">
                <text:p>267.266</text:p>
              </table:table-cell>
              <table:table-cell office:value-type="float" office:value="706.72">
                <text:p>706.72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26.1043">
                <text:p>26.1043</text:p>
              </table:table-cell>
              <table:table-cell office:value-type="float" office:value="267.444">
                <text:p>267.444</text:p>
              </table:table-cell>
              <table:table-cell office:value-type="float" office:value="706.451">
                <text:p>706.451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26.1957">
                <text:p>26.1957</text:p>
              </table:table-cell>
              <table:table-cell office:value-type="float" office:value="267.616">
                <text:p>267.616</text:p>
              </table:table-cell>
              <table:table-cell office:value-type="float" office:value="706.188">
                <text:p>706.188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26.2883">
                <text:p>26.2883</text:p>
              </table:table-cell>
              <table:table-cell office:value-type="float" office:value="267.781">
                <text:p>267.781</text:p>
              </table:table-cell>
              <table:table-cell office:value-type="float" office:value="705.93">
                <text:p>705.9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26.3821">
                <text:p>26.3821</text:p>
              </table:table-cell>
              <table:table-cell office:value-type="float" office:value="267.941">
                <text:p>267.941</text:p>
              </table:table-cell>
              <table:table-cell office:value-type="float" office:value="705.677">
                <text:p>705.677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26.477">
                <text:p>26.477</text:p>
              </table:table-cell>
              <table:table-cell office:value-type="float" office:value="268.093">
                <text:p>268.093</text:p>
              </table:table-cell>
              <table:table-cell office:value-type="float" office:value="705.43">
                <text:p>705.43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26.5731">
                <text:p>26.5731</text:p>
              </table:table-cell>
              <table:table-cell office:value-type="float" office:value="268.239">
                <text:p>268.239</text:p>
              </table:table-cell>
              <table:table-cell office:value-type="float" office:value="705.188">
                <text:p>705.188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26.6703">
                <text:p>26.6703</text:p>
              </table:table-cell>
              <table:table-cell office:value-type="float" office:value="268.379">
                <text:p>268.379</text:p>
              </table:table-cell>
              <table:table-cell office:value-type="float" office:value="704.951">
                <text:p>704.951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26.7687">
                <text:p>26.7687</text:p>
              </table:table-cell>
              <table:table-cell office:value-type="float" office:value="268.512">
                <text:p>268.512</text:p>
              </table:table-cell>
              <table:table-cell office:value-type="float" office:value="704.719">
                <text:p>704.71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6.868">
                <text:p>26.868</text:p>
              </table:table-cell>
              <table:table-cell office:value-type="float" office:value="268.639">
                <text:p>268.639</text:p>
              </table:table-cell>
              <table:table-cell office:value-type="float" office:value="704.493">
                <text:p>704.493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26.9685">
                <text:p>26.9685</text:p>
              </table:table-cell>
              <table:table-cell office:value-type="float" office:value="268.759">
                <text:p>268.759</text:p>
              </table:table-cell>
              <table:table-cell office:value-type="float" office:value="704.273">
                <text:p>704.273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27.0699">
                <text:p>27.0699</text:p>
              </table:table-cell>
              <table:table-cell office:value-type="float" office:value="268.873">
                <text:p>268.873</text:p>
              </table:table-cell>
              <table:table-cell office:value-type="float" office:value="704.057">
                <text:p>704.057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27.1723">
                <text:p>27.1723</text:p>
              </table:table-cell>
              <table:table-cell office:value-type="float" office:value="268.98">
                <text:p>268.98</text:p>
              </table:table-cell>
              <table:table-cell office:value-type="float" office:value="703.848">
                <text:p>703.848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27.2757">
                <text:p>27.2757</text:p>
              </table:table-cell>
              <table:table-cell office:value-type="float" office:value="269.08">
                <text:p>269.08</text:p>
              </table:table-cell>
              <table:table-cell office:value-type="float" office:value="703.644">
                <text:p>703.64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7.38">
                <text:p>27.38</text:p>
              </table:table-cell>
              <table:table-cell office:value-type="float" office:value="269.174">
                <text:p>269.174</text:p>
              </table:table-cell>
              <table:table-cell office:value-type="float" office:value="703.446">
                <text:p>703.446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27.4852">
                <text:p>27.4852</text:p>
              </table:table-cell>
              <table:table-cell office:value-type="float" office:value="269.262">
                <text:p>269.262</text:p>
              </table:table-cell>
              <table:table-cell office:value-type="float" office:value="703.253">
                <text:p>703.253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27.5913">
                <text:p>27.5913</text:p>
              </table:table-cell>
              <table:table-cell office:value-type="float" office:value="269.342">
                <text:p>269.342</text:p>
              </table:table-cell>
              <table:table-cell office:value-type="float" office:value="703.066">
                <text:p>703.066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27.6983">
                <text:p>27.6983</text:p>
              </table:table-cell>
              <table:table-cell office:value-type="float" office:value="269.417">
                <text:p>269.417</text:p>
              </table:table-cell>
              <table:table-cell office:value-type="float" office:value="702.885">
                <text:p>702.885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27.8061">
                <text:p>27.8061</text:p>
              </table:table-cell>
              <table:table-cell office:value-type="float" office:value="269.484">
                <text:p>269.484</text:p>
              </table:table-cell>
              <table:table-cell office:value-type="float" office:value="702.71">
                <text:p>702.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7.9146">
                <text:p>27.9146</text:p>
              </table:table-cell>
              <table:table-cell office:value-type="float" office:value="269.545">
                <text:p>269.545</text:p>
              </table:table-cell>
              <table:table-cell office:value-type="float" office:value="702.54">
                <text:p>702.54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28.0239">
                <text:p>28.0239</text:p>
              </table:table-cell>
              <table:table-cell office:value-type="float" office:value="269.6">
                <text:p>269.6</text:p>
              </table:table-cell>
              <table:table-cell office:value-type="float" office:value="702.376">
                <text:p>702.376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8.1339">
                <text:p>28.1339</text:p>
              </table:table-cell>
              <table:table-cell office:value-type="float" office:value="269.648">
                <text:p>269.648</text:p>
              </table:table-cell>
              <table:table-cell office:value-type="float" office:value="702.218">
                <text:p>702.218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28.2447">
                <text:p>28.2447</text:p>
              </table:table-cell>
              <table:table-cell office:value-type="float" office:value="269.689">
                <text:p>269.689</text:p>
              </table:table-cell>
              <table:table-cell office:value-type="float" office:value="702.066">
                <text:p>702.06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28.3561">
                <text:p>28.3561</text:p>
              </table:table-cell>
              <table:table-cell office:value-type="float" office:value="269.724">
                <text:p>269.724</text:p>
              </table:table-cell>
              <table:table-cell office:value-type="float" office:value="701.92">
                <text:p>701.92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8.4681">
                <text:p>28.4681</text:p>
              </table:table-cell>
              <table:table-cell office:value-type="float" office:value="269.752">
                <text:p>269.752</text:p>
              </table:table-cell>
              <table:table-cell office:value-type="float" office:value="701.78">
                <text:p>701.78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28.5807">
                <text:p>28.5807</text:p>
              </table:table-cell>
              <table:table-cell office:value-type="float" office:value="269.774">
                <text:p>269.774</text:p>
              </table:table-cell>
              <table:table-cell office:value-type="float" office:value="701.645">
                <text:p>701.645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28.6939">
                <text:p>28.6939</text:p>
              </table:table-cell>
              <table:table-cell office:value-type="float" office:value="269.79">
                <text:p>269.79</text:p>
              </table:table-cell>
              <table:table-cell office:value-type="float" office:value="701.517">
                <text:p>701.517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28.8076">
                <text:p>28.8076</text:p>
              </table:table-cell>
              <table:table-cell office:value-type="float" office:value="269.798">
                <text:p>269.798</text:p>
              </table:table-cell>
              <table:table-cell office:value-type="float" office:value="701.394">
                <text:p>701.394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28.9217">
                <text:p>28.9217</text:p>
              </table:table-cell>
              <table:table-cell office:value-type="float" office:value="269.801">
                <text:p>269.801</text:p>
              </table:table-cell>
              <table:table-cell office:value-type="float" office:value="701.277">
                <text:p>701.2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9.0364">
                <text:p>29.0364</text:p>
              </table:table-cell>
              <table:table-cell office:value-type="float" office:value="269.797">
                <text:p>269.797</text:p>
              </table:table-cell>
              <table:table-cell office:value-type="float" office:value="701.167">
                <text:p>701.167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29.1515">
                <text:p>29.1515</text:p>
              </table:table-cell>
              <table:table-cell office:value-type="float" office:value="269.786">
                <text:p>269.786</text:p>
              </table:table-cell>
              <table:table-cell office:value-type="float" office:value="701.062">
                <text:p>701.062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29.2669">
                <text:p>29.2669</text:p>
              </table:table-cell>
              <table:table-cell office:value-type="float" office:value="269.77">
                <text:p>269.77</text:p>
              </table:table-cell>
              <table:table-cell office:value-type="float" office:value="700.963">
                <text:p>700.963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29.3827">
                <text:p>29.3827</text:p>
              </table:table-cell>
              <table:table-cell office:value-type="float" office:value="269.746">
                <text:p>269.746</text:p>
              </table:table-cell>
              <table:table-cell office:value-type="float" office:value="700.871">
                <text:p>700.871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29.4988">
                <text:p>29.4988</text:p>
              </table:table-cell>
              <table:table-cell office:value-type="float" office:value="269.717">
                <text:p>269.717</text:p>
              </table:table-cell>
              <table:table-cell office:value-type="float" office:value="700.784">
                <text:p>700.78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9.6152">
                <text:p>29.6152</text:p>
              </table:table-cell>
              <table:table-cell office:value-type="float" office:value="269.681">
                <text:p>269.681</text:p>
              </table:table-cell>
              <table:table-cell office:value-type="float" office:value="700.703">
                <text:p>700.703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29.7318">
                <text:p>29.7318</text:p>
              </table:table-cell>
              <table:table-cell office:value-type="float" office:value="269.639">
                <text:p>269.639</text:p>
              </table:table-cell>
              <table:table-cell office:value-type="float" office:value="700.629">
                <text:p>700.629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29.8487">
                <text:p>29.8487</text:p>
              </table:table-cell>
              <table:table-cell office:value-type="float" office:value="269.591">
                <text:p>269.591</text:p>
              </table:table-cell>
              <table:table-cell office:value-type="float" office:value="700.56">
                <text:p>700.56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29.9657">
                <text:p>29.9657</text:p>
              </table:table-cell>
              <table:table-cell office:value-type="float" office:value="269.537">
                <text:p>269.537</text:p>
              </table:table-cell>
              <table:table-cell office:value-type="float" office:value="700.497">
                <text:p>700.497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30.0828">
                <text:p>30.0828</text:p>
              </table:table-cell>
              <table:table-cell office:value-type="float" office:value="269.476">
                <text:p>269.476</text:p>
              </table:table-cell>
              <table:table-cell office:value-type="float" office:value="700.441">
                <text:p>700.4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.2">
                <text:p>30.2</text:p>
              </table:table-cell>
              <table:table-cell office:value-type="float" office:value="269.41">
                <text:p>269.41</text:p>
              </table:table-cell>
              <table:table-cell office:value-type="float" office:value="700.39">
                <text:p>700.39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30.3172">
                <text:p>30.3172</text:p>
              </table:table-cell>
              <table:table-cell office:value-type="float" office:value="269.337">
                <text:p>269.337</text:p>
              </table:table-cell>
              <table:table-cell office:value-type="float" office:value="700.345">
                <text:p>700.345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30.4345">
                <text:p>30.4345</text:p>
              </table:table-cell>
              <table:table-cell office:value-type="float" office:value="269.259">
                <text:p>269.259</text:p>
              </table:table-cell>
              <table:table-cell office:value-type="float" office:value="700.307">
                <text:p>700.307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30.5517">
                <text:p>30.5517</text:p>
              </table:table-cell>
              <table:table-cell office:value-type="float" office:value="269.175">
                <text:p>269.175</text:p>
              </table:table-cell>
              <table:table-cell office:value-type="float" office:value="700.274">
                <text:p>700.274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30.6688">
                <text:p>30.6688</text:p>
              </table:table-cell>
              <table:table-cell office:value-type="float" office:value="269.084">
                <text:p>269.084</text:p>
              </table:table-cell>
              <table:table-cell office:value-type="float" office:value="700.247">
                <text:p>700.24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30.7858">
                <text:p>30.7858</text:p>
              </table:table-cell>
              <table:table-cell office:value-type="float" office:value="268.988">
                <text:p>268.988</text:p>
              </table:table-cell>
              <table:table-cell office:value-type="float" office:value="700.226">
                <text:p>700.226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30.9027">
                <text:p>30.9027</text:p>
              </table:table-cell>
              <table:table-cell office:value-type="float" office:value="268.887">
                <text:p>268.887</text:p>
              </table:table-cell>
              <table:table-cell office:value-type="float" office:value="700.211">
                <text:p>700.211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31.0194">
                <text:p>31.0194</text:p>
              </table:table-cell>
              <table:table-cell office:value-type="float" office:value="268.779">
                <text:p>268.779</text:p>
              </table:table-cell>
              <table:table-cell office:value-type="float" office:value="700.201">
                <text:p>700.201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31.1358">
                <text:p>31.1358</text:p>
              </table:table-cell>
              <table:table-cell office:value-type="float" office:value="268.666">
                <text:p>268.666</text:p>
              </table:table-cell>
              <table:table-cell office:value-type="float" office:value="700.198">
                <text:p>700.198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31.252">
                <text:p>31.252</text:p>
              </table:table-cell>
              <table:table-cell office:value-type="float" office:value="268.548">
                <text:p>268.548</text:p>
              </table:table-cell>
              <table:table-cell office:value-type="float" office:value="700.2">
                <text:p>700.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.3678">
                <text:p>31.3678</text:p>
              </table:table-cell>
              <table:table-cell office:value-type="float" office:value="268.424">
                <text:p>268.424</text:p>
              </table:table-cell>
              <table:table-cell office:value-type="float" office:value="700.209">
                <text:p>700.209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31.4833">
                <text:p>31.4833</text:p>
              </table:table-cell>
              <table:table-cell office:value-type="float" office:value="268.294">
                <text:p>268.294</text:p>
              </table:table-cell>
              <table:table-cell office:value-type="float" office:value="700.223">
                <text:p>700.223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31.5984">
                <text:p>31.5984</text:p>
              </table:table-cell>
              <table:table-cell office:value-type="float" office:value="268.159">
                <text:p>268.159</text:p>
              </table:table-cell>
              <table:table-cell office:value-type="float" office:value="700.242">
                <text:p>700.242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31.713">
                <text:p>31.713</text:p>
              </table:table-cell>
              <table:table-cell office:value-type="float" office:value="268.019">
                <text:p>268.019</text:p>
              </table:table-cell>
              <table:table-cell office:value-type="float" office:value="700.268">
                <text:p>700.268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31.8272">
                <text:p>31.8272</text:p>
              </table:table-cell>
              <table:table-cell office:value-type="float" office:value="267.874">
                <text:p>267.874</text:p>
              </table:table-cell>
              <table:table-cell office:value-type="float" office:value="700.299">
                <text:p>700.299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31.9408">
                <text:p>31.9408</text:p>
              </table:table-cell>
              <table:table-cell office:value-type="float" office:value="267.724">
                <text:p>267.724</text:p>
              </table:table-cell>
              <table:table-cell office:value-type="float" office:value="700.336">
                <text:p>700.336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32.0539">
                <text:p>32.0539</text:p>
              </table:table-cell>
              <table:table-cell office:value-type="float" office:value="267.568">
                <text:p>267.568</text:p>
              </table:table-cell>
              <table:table-cell office:value-type="float" office:value="700.378">
                <text:p>700.378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32.1664">
                <text:p>32.1664</text:p>
              </table:table-cell>
              <table:table-cell office:value-type="float" office:value="267.408">
                <text:p>267.408</text:p>
              </table:table-cell>
              <table:table-cell office:value-type="float" office:value="700.426">
                <text:p>700.42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32.2782">
                <text:p>32.2782</text:p>
              </table:table-cell>
              <table:table-cell office:value-type="float" office:value="267.243">
                <text:p>267.243</text:p>
              </table:table-cell>
              <table:table-cell office:value-type="float" office:value="700.479">
                <text:p>700.479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32.3893">
                <text:p>32.3893</text:p>
              </table:table-cell>
              <table:table-cell office:value-type="float" office:value="267.073">
                <text:p>267.073</text:p>
              </table:table-cell>
              <table:table-cell office:value-type="float" office:value="700.538">
                <text:p>700.53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2.4997">
                <text:p>32.4997</text:p>
              </table:table-cell>
              <table:table-cell office:value-type="float" office:value="266.898">
                <text:p>266.898</text:p>
              </table:table-cell>
              <table:table-cell office:value-type="float" office:value="700.602">
                <text:p>700.602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32.6093">
                <text:p>32.6093</text:p>
              </table:table-cell>
              <table:table-cell office:value-type="float" office:value="266.719">
                <text:p>266.719</text:p>
              </table:table-cell>
              <table:table-cell office:value-type="float" office:value="700.672">
                <text:p>700.672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32.7182">
                <text:p>32.7182</text:p>
              </table:table-cell>
              <table:table-cell office:value-type="float" office:value="266.535">
                <text:p>266.535</text:p>
              </table:table-cell>
              <table:table-cell office:value-type="float" office:value="700.747">
                <text:p>700.747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32.8261">
                <text:p>32.8261</text:p>
              </table:table-cell>
              <table:table-cell office:value-type="float" office:value="266.347">
                <text:p>266.347</text:p>
              </table:table-cell>
              <table:table-cell office:value-type="float" office:value="700.827">
                <text:p>700.827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32.9332">
                <text:p>32.9332</text:p>
              </table:table-cell>
              <table:table-cell office:value-type="float" office:value="266.154">
                <text:p>266.154</text:p>
              </table:table-cell>
              <table:table-cell office:value-type="float" office:value="700.912">
                <text:p>700.91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33.0394">
                <text:p>33.0394</text:p>
              </table:table-cell>
              <table:table-cell office:value-type="float" office:value="265.958">
                <text:p>265.958</text:p>
              </table:table-cell>
              <table:table-cell office:value-type="float" office:value="701.003">
                <text:p>701.003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33.1446">
                <text:p>33.1446</text:p>
              </table:table-cell>
              <table:table-cell office:value-type="float" office:value="265.757">
                <text:p>265.757</text:p>
              </table:table-cell>
              <table:table-cell office:value-type="float" office:value="701.099">
                <text:p>701.099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33.2488">
                <text:p>33.2488</text:p>
              </table:table-cell>
              <table:table-cell office:value-type="float" office:value="265.552">
                <text:p>265.552</text:p>
              </table:table-cell>
              <table:table-cell office:value-type="float" office:value="701.199">
                <text:p>701.199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33.3519">
                <text:p>33.3519</text:p>
              </table:table-cell>
              <table:table-cell office:value-type="float" office:value="265.343">
                <text:p>265.343</text:p>
              </table:table-cell>
              <table:table-cell office:value-type="float" office:value="701.305">
                <text:p>701.305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33.454">
                <text:p>33.454</text:p>
              </table:table-cell>
              <table:table-cell office:value-type="float" office:value="265.131">
                <text:p>265.131</text:p>
              </table:table-cell>
              <table:table-cell office:value-type="float" office:value="701.415">
                <text:p>701.41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3.5549">
                <text:p>33.5549</text:p>
              </table:table-cell>
              <table:table-cell office:value-type="float" office:value="264.914">
                <text:p>264.914</text:p>
              </table:table-cell>
              <table:table-cell office:value-type="float" office:value="701.531">
                <text:p>701.531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33.6547">
                <text:p>33.6547</text:p>
              </table:table-cell>
              <table:table-cell office:value-type="float" office:value="264.694">
                <text:p>264.694</text:p>
              </table:table-cell>
              <table:table-cell office:value-type="float" office:value="701.651">
                <text:p>701.651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33.7533">
                <text:p>33.7533</text:p>
              </table:table-cell>
              <table:table-cell office:value-type="float" office:value="264.471">
                <text:p>264.471</text:p>
              </table:table-cell>
              <table:table-cell office:value-type="float" office:value="701.776">
                <text:p>701.776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33.8507">
                <text:p>33.8507</text:p>
              </table:table-cell>
              <table:table-cell office:value-type="float" office:value="264.244">
                <text:p>264.244</text:p>
              </table:table-cell>
              <table:table-cell office:value-type="float" office:value="701.905">
                <text:p>701.905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33.9468">
                <text:p>33.9468</text:p>
              </table:table-cell>
              <table:table-cell office:value-type="float" office:value="264.014">
                <text:p>264.014</text:p>
              </table:table-cell>
              <table:table-cell office:value-type="float" office:value="702.039">
                <text:p>702.039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34.0416">
                <text:p>34.0416</text:p>
              </table:table-cell>
              <table:table-cell office:value-type="float" office:value="263.781">
                <text:p>263.781</text:p>
              </table:table-cell>
              <table:table-cell office:value-type="float" office:value="702.178">
                <text:p>702.178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34.1351">
                <text:p>34.1351</text:p>
              </table:table-cell>
              <table:table-cell office:value-type="float" office:value="263.544">
                <text:p>263.544</text:p>
              </table:table-cell>
              <table:table-cell office:value-type="float" office:value="702.321">
                <text:p>702.321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34.2272">
                <text:p>34.2272</text:p>
              </table:table-cell>
              <table:table-cell office:value-type="float" office:value="263.305">
                <text:p>263.305</text:p>
              </table:table-cell>
              <table:table-cell office:value-type="float" office:value="702.468">
                <text:p>702.468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34.3179">
                <text:p>34.3179</text:p>
              </table:table-cell>
              <table:table-cell office:value-type="float" office:value="263.062">
                <text:p>263.062</text:p>
              </table:table-cell>
              <table:table-cell office:value-type="float" office:value="702.62">
                <text:p>702.62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34.4072">
                <text:p>34.4072</text:p>
              </table:table-cell>
              <table:table-cell office:value-type="float" office:value="262.817">
                <text:p>262.817</text:p>
              </table:table-cell>
              <table:table-cell office:value-type="float" office:value="702.775">
                <text:p>702.7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4.495">
                <text:p>34.495</text:p>
              </table:table-cell>
              <table:table-cell office:value-type="float" office:value="262.57">
                <text:p>262.57</text:p>
              </table:table-cell>
              <table:table-cell office:value-type="float" office:value="702.935">
                <text:p>702.935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34.5814">
                <text:p>34.5814</text:p>
              </table:table-cell>
              <table:table-cell office:value-type="float" office:value="262.32">
                <text:p>262.32</text:p>
              </table:table-cell>
              <table:table-cell office:value-type="float" office:value="703.099">
                <text:p>703.099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34.6662">
                <text:p>34.6662</text:p>
              </table:table-cell>
              <table:table-cell office:value-type="float" office:value="262.067">
                <text:p>262.067</text:p>
              </table:table-cell>
              <table:table-cell office:value-type="float" office:value="703.267">
                <text:p>703.267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34.7494">
                <text:p>34.7494</text:p>
              </table:table-cell>
              <table:table-cell office:value-type="float" office:value="261.812">
                <text:p>261.812</text:p>
              </table:table-cell>
              <table:table-cell office:value-type="float" office:value="703.438">
                <text:p>703.438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34.8311">
                <text:p>34.8311</text:p>
              </table:table-cell>
              <table:table-cell office:value-type="float" office:value="261.555">
                <text:p>261.555</text:p>
              </table:table-cell>
              <table:table-cell office:value-type="float" office:value="703.614">
                <text:p>703.614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34.9112">
                <text:p>34.9112</text:p>
              </table:table-cell>
              <table:table-cell office:value-type="float" office:value="261.296">
                <text:p>261.296</text:p>
              </table:table-cell>
              <table:table-cell office:value-type="float" office:value="703.793">
                <text:p>703.793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34.9897">
                <text:p>34.9897</text:p>
              </table:table-cell>
              <table:table-cell office:value-type="float" office:value="261.035">
                <text:p>261.035</text:p>
              </table:table-cell>
              <table:table-cell office:value-type="float" office:value="703.976">
                <text:p>703.976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35.0664">
                <text:p>35.0664</text:p>
              </table:table-cell>
              <table:table-cell office:value-type="float" office:value="260.772">
                <text:p>260.772</text:p>
              </table:table-cell>
              <table:table-cell office:value-type="float" office:value="704.162">
                <text:p>704.162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35.1416">
                <text:p>35.1416</text:p>
              </table:table-cell>
              <table:table-cell office:value-type="float" office:value="260.507">
                <text:p>260.507</text:p>
              </table:table-cell>
              <table:table-cell office:value-type="float" office:value="704.351">
                <text:p>704.351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35.215">
                <text:p>35.215</text:p>
              </table:table-cell>
              <table:table-cell office:value-type="float" office:value="260.241">
                <text:p>260.241</text:p>
              </table:table-cell>
              <table:table-cell office:value-type="float" office:value="704.544">
                <text:p>704.5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5.2867">
                <text:p>35.2867</text:p>
              </table:table-cell>
              <table:table-cell office:value-type="float" office:value="259.973">
                <text:p>259.973</text:p>
              </table:table-cell>
              <table:table-cell office:value-type="float" office:value="704.74">
                <text:p>704.74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35.3566">
                <text:p>35.3566</text:p>
              </table:table-cell>
              <table:table-cell office:value-type="float" office:value="259.704">
                <text:p>259.704</text:p>
              </table:table-cell>
              <table:table-cell office:value-type="float" office:value="704.939">
                <text:p>704.939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35.4248">
                <text:p>35.4248</text:p>
              </table:table-cell>
              <table:table-cell office:value-type="float" office:value="259.434">
                <text:p>259.434</text:p>
              </table:table-cell>
              <table:table-cell office:value-type="float" office:value="705.141">
                <text:p>705.141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35.4911">
                <text:p>35.4911</text:p>
              </table:table-cell>
              <table:table-cell office:value-type="float" office:value="259.162">
                <text:p>259.162</text:p>
              </table:table-cell>
              <table:table-cell office:value-type="float" office:value="705.347">
                <text:p>705.347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35.5557">
                <text:p>35.5557</text:p>
              </table:table-cell>
              <table:table-cell office:value-type="float" office:value="258.89">
                <text:p>258.89</text:p>
              </table:table-cell>
              <table:table-cell office:value-type="float" office:value="705.555">
                <text:p>705.55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35.6185">
                <text:p>35.6185</text:p>
              </table:table-cell>
              <table:table-cell office:value-type="float" office:value="258.616">
                <text:p>258.616</text:p>
              </table:table-cell>
              <table:table-cell office:value-type="float" office:value="705.765">
                <text:p>705.765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35.6794">
                <text:p>35.6794</text:p>
              </table:table-cell>
              <table:table-cell office:value-type="float" office:value="258.342">
                <text:p>258.342</text:p>
              </table:table-cell>
              <table:table-cell office:value-type="float" office:value="705.979">
                <text:p>705.979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35.7384">
                <text:p>35.7384</text:p>
              </table:table-cell>
              <table:table-cell office:value-type="float" office:value="258.067">
                <text:p>258.067</text:p>
              </table:table-cell>
              <table:table-cell office:value-type="float" office:value="706.195">
                <text:p>706.195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35.7956">
                <text:p>35.7956</text:p>
              </table:table-cell>
              <table:table-cell office:value-type="float" office:value="257.791">
                <text:p>257.791</text:p>
              </table:table-cell>
              <table:table-cell office:value-type="float" office:value="706.413">
                <text:p>706.413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35.8509">
                <text:p>35.8509</text:p>
              </table:table-cell>
              <table:table-cell office:value-type="float" office:value="257.515">
                <text:p>257.515</text:p>
              </table:table-cell>
              <table:table-cell office:value-type="float" office:value="706.634">
                <text:p>706.63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5.9043">
                <text:p>35.9043</text:p>
              </table:table-cell>
              <table:table-cell office:value-type="float" office:value="257.239">
                <text:p>257.239</text:p>
              </table:table-cell>
              <table:table-cell office:value-type="float" office:value="706.857">
                <text:p>706.857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35.9558">
                <text:p>35.9558</text:p>
              </table:table-cell>
              <table:table-cell office:value-type="float" office:value="256.962">
                <text:p>256.962</text:p>
              </table:table-cell>
              <table:table-cell office:value-type="float" office:value="707.082">
                <text:p>707.082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36.0054">
                <text:p>36.0054</text:p>
              </table:table-cell>
              <table:table-cell office:value-type="float" office:value="256.686">
                <text:p>256.686</text:p>
              </table:table-cell>
              <table:table-cell office:value-type="float" office:value="707.309">
                <text:p>707.309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36.053">
                <text:p>36.053</text:p>
              </table:table-cell>
              <table:table-cell office:value-type="float" office:value="256.409">
                <text:p>256.409</text:p>
              </table:table-cell>
              <table:table-cell office:value-type="float" office:value="707.538">
                <text:p>707.538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36.0987">
                <text:p>36.0987</text:p>
              </table:table-cell>
              <table:table-cell office:value-type="float" office:value="256.132">
                <text:p>256.132</text:p>
              </table:table-cell>
              <table:table-cell office:value-type="float" office:value="707.769">
                <text:p>707.76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36.1425">
                <text:p>36.1425</text:p>
              </table:table-cell>
              <table:table-cell office:value-type="float" office:value="255.856">
                <text:p>255.856</text:p>
              </table:table-cell>
              <table:table-cell office:value-type="float" office:value="708.002">
                <text:p>708.002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36.1843">
                <text:p>36.1843</text:p>
              </table:table-cell>
              <table:table-cell office:value-type="float" office:value="255.58">
                <text:p>255.58</text:p>
              </table:table-cell>
              <table:table-cell office:value-type="float" office:value="708.236">
                <text:p>708.236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36.2242">
                <text:p>36.2242</text:p>
              </table:table-cell>
              <table:table-cell office:value-type="float" office:value="255.304">
                <text:p>255.304</text:p>
              </table:table-cell>
              <table:table-cell office:value-type="float" office:value="708.472">
                <text:p>708.472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36.2622">
                <text:p>36.2622</text:p>
              </table:table-cell>
              <table:table-cell office:value-type="float" office:value="255.029">
                <text:p>255.029</text:p>
              </table:table-cell>
              <table:table-cell office:value-type="float" office:value="708.709">
                <text:p>708.709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36.2981">
                <text:p>36.2981</text:p>
              </table:table-cell>
              <table:table-cell office:value-type="float" office:value="254.754">
                <text:p>254.754</text:p>
              </table:table-cell>
              <table:table-cell office:value-type="float" office:value="708.948">
                <text:p>708.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6.3321">
                <text:p>36.3321</text:p>
              </table:table-cell>
              <table:table-cell office:value-type="float" office:value="254.48">
                <text:p>254.48</text:p>
              </table:table-cell>
              <table:table-cell office:value-type="float" office:value="709.188">
                <text:p>709.188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36.3642">
                <text:p>36.3642</text:p>
              </table:table-cell>
              <table:table-cell office:value-type="float" office:value="254.207">
                <text:p>254.207</text:p>
              </table:table-cell>
              <table:table-cell office:value-type="float" office:value="709.429">
                <text:p>709.429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36.3943">
                <text:p>36.3943</text:p>
              </table:table-cell>
              <table:table-cell office:value-type="float" office:value="253.935">
                <text:p>253.935</text:p>
              </table:table-cell>
              <table:table-cell office:value-type="float" office:value="709.671">
                <text:p>709.671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36.4224">
                <text:p>36.4224</text:p>
              </table:table-cell>
              <table:table-cell office:value-type="float" office:value="253.663">
                <text:p>253.663</text:p>
              </table:table-cell>
              <table:table-cell office:value-type="float" office:value="709.914">
                <text:p>709.914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36.4486">
                <text:p>36.4486</text:p>
              </table:table-cell>
              <table:table-cell office:value-type="float" office:value="253.393">
                <text:p>253.393</text:p>
              </table:table-cell>
              <table:table-cell office:value-type="float" office:value="710.158">
                <text:p>710.15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36.4729">
                <text:p>36.4729</text:p>
              </table:table-cell>
              <table:table-cell office:value-type="float" office:value="253.124">
                <text:p>253.124</text:p>
              </table:table-cell>
              <table:table-cell office:value-type="float" office:value="710.403">
                <text:p>710.403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36.4952">
                <text:p>36.4952</text:p>
              </table:table-cell>
              <table:table-cell office:value-type="float" office:value="252.857">
                <text:p>252.857</text:p>
              </table:table-cell>
              <table:table-cell office:value-type="float" office:value="710.648">
                <text:p>710.648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36.5155">
                <text:p>36.5155</text:p>
              </table:table-cell>
              <table:table-cell office:value-type="float" office:value="252.591">
                <text:p>252.591</text:p>
              </table:table-cell>
              <table:table-cell office:value-type="float" office:value="710.894">
                <text:p>710.894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36.5339">
                <text:p>36.5339</text:p>
              </table:table-cell>
              <table:table-cell office:value-type="float" office:value="252.326">
                <text:p>252.326</text:p>
              </table:table-cell>
              <table:table-cell office:value-type="float" office:value="711.14">
                <text:p>711.14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36.5504">
                <text:p>36.5504</text:p>
              </table:table-cell>
              <table:table-cell office:value-type="float" office:value="252.063">
                <text:p>252.063</text:p>
              </table:table-cell>
              <table:table-cell office:value-type="float" office:value="711.387">
                <text:p>711.3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6.565">
                <text:p>36.565</text:p>
              </table:table-cell>
              <table:table-cell office:value-type="float" office:value="251.801">
                <text:p>251.801</text:p>
              </table:table-cell>
              <table:table-cell office:value-type="float" office:value="711.634">
                <text:p>711.634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36.5777">
                <text:p>36.5777</text:p>
              </table:table-cell>
              <table:table-cell office:value-type="float" office:value="251.542">
                <text:p>251.542</text:p>
              </table:table-cell>
              <table:table-cell office:value-type="float" office:value="711.881">
                <text:p>711.881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36.5885">
                <text:p>36.5885</text:p>
              </table:table-cell>
              <table:table-cell office:value-type="float" office:value="251.284">
                <text:p>251.284</text:p>
              </table:table-cell>
              <table:table-cell office:value-type="float" office:value="712.128">
                <text:p>712.128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36.5974">
                <text:p>36.5974</text:p>
              </table:table-cell>
              <table:table-cell office:value-type="float" office:value="251.028">
                <text:p>251.028</text:p>
              </table:table-cell>
              <table:table-cell office:value-type="float" office:value="712.375">
                <text:p>712.375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36.6045">
                <text:p>36.6045</text:p>
              </table:table-cell>
              <table:table-cell office:value-type="float" office:value="250.774">
                <text:p>250.774</text:p>
              </table:table-cell>
              <table:table-cell office:value-type="float" office:value="712.622">
                <text:p>712.622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36.6097">
                <text:p>36.6097</text:p>
              </table:table-cell>
              <table:table-cell office:value-type="float" office:value="250.522">
                <text:p>250.522</text:p>
              </table:table-cell>
              <table:table-cell office:value-type="float" office:value="712.868">
                <text:p>712.868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36.613">
                <text:p>36.613</text:p>
              </table:table-cell>
              <table:table-cell office:value-type="float" office:value="250.272">
                <text:p>250.272</text:p>
              </table:table-cell>
              <table:table-cell office:value-type="float" office:value="713.115">
                <text:p>713.115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36.6146">
                <text:p>36.6146</text:p>
              </table:table-cell>
              <table:table-cell office:value-type="float" office:value="250.025">
                <text:p>250.025</text:p>
              </table:table-cell>
              <table:table-cell office:value-type="float" office:value="713.361">
                <text:p>713.361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36.6143">
                <text:p>36.6143</text:p>
              </table:table-cell>
              <table:table-cell office:value-type="float" office:value="249.779">
                <text:p>249.779</text:p>
              </table:table-cell>
              <table:table-cell office:value-type="float" office:value="713.606">
                <text:p>713.606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36.6122">
                <text:p>36.6122</text:p>
              </table:table-cell>
              <table:table-cell office:value-type="float" office:value="249.537">
                <text:p>249.537</text:p>
              </table:table-cell>
              <table:table-cell office:value-type="float" office:value="713.851">
                <text:p>713.8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6.6084">
                <text:p>36.6084</text:p>
              </table:table-cell>
              <table:table-cell office:value-type="float" office:value="249.296">
                <text:p>249.296</text:p>
              </table:table-cell>
              <table:table-cell office:value-type="float" office:value="714.095">
                <text:p>714.095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36.6028">
                <text:p>36.6028</text:p>
              </table:table-cell>
              <table:table-cell office:value-type="float" office:value="249.058">
                <text:p>249.058</text:p>
              </table:table-cell>
              <table:table-cell office:value-type="float" office:value="714.339">
                <text:p>714.339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36.5955">
                <text:p>36.5955</text:p>
              </table:table-cell>
              <table:table-cell office:value-type="float" office:value="248.823">
                <text:p>248.823</text:p>
              </table:table-cell>
              <table:table-cell office:value-type="float" office:value="714.582">
                <text:p>714.582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36.5864">
                <text:p>36.5864</text:p>
              </table:table-cell>
              <table:table-cell office:value-type="float" office:value="248.59">
                <text:p>248.59</text:p>
              </table:table-cell>
              <table:table-cell office:value-type="float" office:value="714.823">
                <text:p>714.823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36.5757">
                <text:p>36.5757</text:p>
              </table:table-cell>
              <table:table-cell office:value-type="float" office:value="248.36">
                <text:p>248.36</text:p>
              </table:table-cell>
              <table:table-cell office:value-type="float" office:value="715.064">
                <text:p>715.064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6.5632">
                <text:p>36.5632</text:p>
              </table:table-cell>
              <table:table-cell office:value-type="float" office:value="248.133">
                <text:p>248.133</text:p>
              </table:table-cell>
              <table:table-cell office:value-type="float" office:value="715.304">
                <text:p>715.304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36.5492">
                <text:p>36.5492</text:p>
              </table:table-cell>
              <table:table-cell office:value-type="float" office:value="247.909">
                <text:p>247.909</text:p>
              </table:table-cell>
              <table:table-cell office:value-type="float" office:value="715.542">
                <text:p>715.542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36.5335">
                <text:p>36.5335</text:p>
              </table:table-cell>
              <table:table-cell office:value-type="float" office:value="247.687">
                <text:p>247.687</text:p>
              </table:table-cell>
              <table:table-cell office:value-type="float" office:value="715.779">
                <text:p>715.779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36.5162">
                <text:p>36.5162</text:p>
              </table:table-cell>
              <table:table-cell office:value-type="float" office:value="247.469">
                <text:p>247.469</text:p>
              </table:table-cell>
              <table:table-cell office:value-type="float" office:value="716.015">
                <text:p>716.015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36.4973">
                <text:p>36.4973</text:p>
              </table:table-cell>
              <table:table-cell office:value-type="float" office:value="247.253">
                <text:p>247.253</text:p>
              </table:table-cell>
              <table:table-cell office:value-type="float" office:value="716.25">
                <text:p>716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.4768">
                <text:p>36.4768</text:p>
              </table:table-cell>
              <table:table-cell office:value-type="float" office:value="247.041">
                <text:p>247.041</text:p>
              </table:table-cell>
              <table:table-cell office:value-type="float" office:value="716.483">
                <text:p>716.483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36.4549">
                <text:p>36.4549</text:p>
              </table:table-cell>
              <table:table-cell office:value-type="float" office:value="246.831">
                <text:p>246.831</text:p>
              </table:table-cell>
              <table:table-cell office:value-type="float" office:value="716.714">
                <text:p>716.714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36.4314">
                <text:p>36.4314</text:p>
              </table:table-cell>
              <table:table-cell office:value-type="float" office:value="246.625">
                <text:p>246.625</text:p>
              </table:table-cell>
              <table:table-cell office:value-type="float" office:value="716.944">
                <text:p>716.944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36.4064">
                <text:p>36.4064</text:p>
              </table:table-cell>
              <table:table-cell office:value-type="float" office:value="246.422">
                <text:p>246.422</text:p>
              </table:table-cell>
              <table:table-cell office:value-type="float" office:value="717.172">
                <text:p>717.172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36.38">
                <text:p>36.38</text:p>
              </table:table-cell>
              <table:table-cell office:value-type="float" office:value="246.222">
                <text:p>246.222</text:p>
              </table:table-cell>
              <table:table-cell office:value-type="float" office:value="717.398">
                <text:p>717.398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36.3521">
                <text:p>36.3521</text:p>
              </table:table-cell>
              <table:table-cell office:value-type="float" office:value="246.025">
                <text:p>246.025</text:p>
              </table:table-cell>
              <table:table-cell office:value-type="float" office:value="717.623">
                <text:p>717.623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36.3229">
                <text:p>36.3229</text:p>
              </table:table-cell>
              <table:table-cell office:value-type="float" office:value="245.832">
                <text:p>245.832</text:p>
              </table:table-cell>
              <table:table-cell office:value-type="float" office:value="717.845">
                <text:p>717.845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36.2923">
                <text:p>36.2923</text:p>
              </table:table-cell>
              <table:table-cell office:value-type="float" office:value="245.642">
                <text:p>245.642</text:p>
              </table:table-cell>
              <table:table-cell office:value-type="float" office:value="718.066">
                <text:p>718.066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36.2603">
                <text:p>36.2603</text:p>
              </table:table-cell>
              <table:table-cell office:value-type="float" office:value="245.456">
                <text:p>245.456</text:p>
              </table:table-cell>
              <table:table-cell office:value-type="float" office:value="718.284">
                <text:p>718.284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36.227">
                <text:p>36.227</text:p>
              </table:table-cell>
              <table:table-cell office:value-type="float" office:value="245.272">
                <text:p>245.272</text:p>
              </table:table-cell>
              <table:table-cell office:value-type="float" office:value="718.501">
                <text:p>718.5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6.1924">
                <text:p>36.1924</text:p>
              </table:table-cell>
              <table:table-cell office:value-type="float" office:value="245.093">
                <text:p>245.093</text:p>
              </table:table-cell>
              <table:table-cell office:value-type="float" office:value="718.715">
                <text:p>718.715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36.1566">
                <text:p>36.1566</text:p>
              </table:table-cell>
              <table:table-cell office:value-type="float" office:value="244.916">
                <text:p>244.916</text:p>
              </table:table-cell>
              <table:table-cell office:value-type="float" office:value="718.927">
                <text:p>718.927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36.1195">
                <text:p>36.1195</text:p>
              </table:table-cell>
              <table:table-cell office:value-type="float" office:value="244.744">
                <text:p>244.744</text:p>
              </table:table-cell>
              <table:table-cell office:value-type="float" office:value="719.137">
                <text:p>719.137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36.0812">
                <text:p>36.0812</text:p>
              </table:table-cell>
              <table:table-cell office:value-type="float" office:value="244.575">
                <text:p>244.575</text:p>
              </table:table-cell>
              <table:table-cell office:value-type="float" office:value="719.344">
                <text:p>719.344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36.0418">
                <text:p>36.0418</text:p>
              </table:table-cell>
              <table:table-cell office:value-type="float" office:value="244.409">
                <text:p>244.409</text:p>
              </table:table-cell>
              <table:table-cell office:value-type="float" office:value="719.549">
                <text:p>719.54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36.0012">
                <text:p>36.0012</text:p>
              </table:table-cell>
              <table:table-cell office:value-type="float" office:value="244.247">
                <text:p>244.247</text:p>
              </table:table-cell>
              <table:table-cell office:value-type="float" office:value="719.752">
                <text:p>719.752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35.9595">
                <text:p>35.9595</text:p>
              </table:table-cell>
              <table:table-cell office:value-type="float" office:value="244.088">
                <text:p>244.088</text:p>
              </table:table-cell>
              <table:table-cell office:value-type="float" office:value="719.952">
                <text:p>719.952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35.9167">
                <text:p>35.9167</text:p>
              </table:table-cell>
              <table:table-cell office:value-type="float" office:value="243.934">
                <text:p>243.934</text:p>
              </table:table-cell>
              <table:table-cell office:value-type="float" office:value="720.15">
                <text:p>720.15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35.8729">
                <text:p>35.8729</text:p>
              </table:table-cell>
              <table:table-cell office:value-type="float" office:value="243.783">
                <text:p>243.783</text:p>
              </table:table-cell>
              <table:table-cell office:value-type="float" office:value="720.345">
                <text:p>720.345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35.828">
                <text:p>35.828</text:p>
              </table:table-cell>
              <table:table-cell office:value-type="float" office:value="243.635">
                <text:p>243.635</text:p>
              </table:table-cell>
              <table:table-cell office:value-type="float" office:value="720.537">
                <text:p>720.5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5.7822">
                <text:p>35.7822</text:p>
              </table:table-cell>
              <table:table-cell office:value-type="float" office:value="243.491">
                <text:p>243.491</text:p>
              </table:table-cell>
              <table:table-cell office:value-type="float" office:value="720.727">
                <text:p>720.727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35.7353">
                <text:p>35.7353</text:p>
              </table:table-cell>
              <table:table-cell office:value-type="float" office:value="243.351">
                <text:p>243.351</text:p>
              </table:table-cell>
              <table:table-cell office:value-type="float" office:value="720.914">
                <text:p>720.914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35.6876">
                <text:p>35.6876</text:p>
              </table:table-cell>
              <table:table-cell office:value-type="float" office:value="243.215">
                <text:p>243.215</text:p>
              </table:table-cell>
              <table:table-cell office:value-type="float" office:value="721.098">
                <text:p>721.098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35.6389">
                <text:p>35.6389</text:p>
              </table:table-cell>
              <table:table-cell office:value-type="float" office:value="243.082">
                <text:p>243.082</text:p>
              </table:table-cell>
              <table:table-cell office:value-type="float" office:value="721.279">
                <text:p>721.279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35.5894">
                <text:p>35.5894</text:p>
              </table:table-cell>
              <table:table-cell office:value-type="float" office:value="242.953">
                <text:p>242.953</text:p>
              </table:table-cell>
              <table:table-cell office:value-type="float" office:value="721.458">
                <text:p>721.4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35.539">
                <text:p>35.539</text:p>
              </table:table-cell>
              <table:table-cell office:value-type="float" office:value="242.828">
                <text:p>242.828</text:p>
              </table:table-cell>
              <table:table-cell office:value-type="float" office:value="721.633">
                <text:p>721.633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35.4878">
                <text:p>35.4878</text:p>
              </table:table-cell>
              <table:table-cell office:value-type="float" office:value="242.706">
                <text:p>242.706</text:p>
              </table:table-cell>
              <table:table-cell office:value-type="float" office:value="721.806">
                <text:p>721.806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35.4359">
                <text:p>35.4359</text:p>
              </table:table-cell>
              <table:table-cell office:value-type="float" office:value="242.588">
                <text:p>242.588</text:p>
              </table:table-cell>
              <table:table-cell office:value-type="float" office:value="721.976">
                <text:p>721.976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35.3832">
                <text:p>35.3832</text:p>
              </table:table-cell>
              <table:table-cell office:value-type="float" office:value="242.474">
                <text:p>242.474</text:p>
              </table:table-cell>
              <table:table-cell office:value-type="float" office:value="722.143">
                <text:p>722.143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35.3297">
                <text:p>35.3297</text:p>
              </table:table-cell>
              <table:table-cell office:value-type="float" office:value="242.364">
                <text:p>242.364</text:p>
              </table:table-cell>
              <table:table-cell office:value-type="float" office:value="722.306">
                <text:p>722.30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5.2756">
                <text:p>35.2756</text:p>
              </table:table-cell>
              <table:table-cell office:value-type="float" office:value="242.257">
                <text:p>242.257</text:p>
              </table:table-cell>
              <table:table-cell office:value-type="float" office:value="722.467">
                <text:p>722.467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35.2208">
                <text:p>35.2208</text:p>
              </table:table-cell>
              <table:table-cell office:value-type="float" office:value="242.154">
                <text:p>242.154</text:p>
              </table:table-cell>
              <table:table-cell office:value-type="float" office:value="722.625">
                <text:p>722.625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35.1654">
                <text:p>35.1654</text:p>
              </table:table-cell>
              <table:table-cell office:value-type="float" office:value="242.055">
                <text:p>242.055</text:p>
              </table:table-cell>
              <table:table-cell office:value-type="float" office:value="722.779">
                <text:p>722.779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35.1094">
                <text:p>35.1094</text:p>
              </table:table-cell>
              <table:table-cell office:value-type="float" office:value="241.96">
                <text:p>241.96</text:p>
              </table:table-cell>
              <table:table-cell office:value-type="float" office:value="722.931">
                <text:p>722.931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35.0528">
                <text:p>35.0528</text:p>
              </table:table-cell>
              <table:table-cell office:value-type="float" office:value="241.868">
                <text:p>241.868</text:p>
              </table:table-cell>
              <table:table-cell office:value-type="float" office:value="723.079">
                <text:p>723.07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34.9956">
                <text:p>34.9956</text:p>
              </table:table-cell>
              <table:table-cell office:value-type="float" office:value="241.78">
                <text:p>241.78</text:p>
              </table:table-cell>
              <table:table-cell office:value-type="float" office:value="723.224">
                <text:p>723.224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34.938">
                <text:p>34.938</text:p>
              </table:table-cell>
              <table:table-cell office:value-type="float" office:value="241.696">
                <text:p>241.696</text:p>
              </table:table-cell>
              <table:table-cell office:value-type="float" office:value="723.366">
                <text:p>723.366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34.8798">
                <text:p>34.8798</text:p>
              </table:table-cell>
              <table:table-cell office:value-type="float" office:value="241.615">
                <text:p>241.615</text:p>
              </table:table-cell>
              <table:table-cell office:value-type="float" office:value="723.505">
                <text:p>723.505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34.8212">
                <text:p>34.8212</text:p>
              </table:table-cell>
              <table:table-cell office:value-type="float" office:value="241.538">
                <text:p>241.538</text:p>
              </table:table-cell>
              <table:table-cell office:value-type="float" office:value="723.641">
                <text:p>723.641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34.7622">
                <text:p>34.7622</text:p>
              </table:table-cell>
              <table:table-cell office:value-type="float" office:value="241.465">
                <text:p>241.465</text:p>
              </table:table-cell>
              <table:table-cell office:value-type="float" office:value="723.773">
                <text:p>723.7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4.7027">
                <text:p>34.7027</text:p>
              </table:table-cell>
              <table:table-cell office:value-type="float" office:value="241.395">
                <text:p>241.395</text:p>
              </table:table-cell>
              <table:table-cell office:value-type="float" office:value="723.902">
                <text:p>723.902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34.6429">
                <text:p>34.6429</text:p>
              </table:table-cell>
              <table:table-cell office:value-type="float" office:value="241.329">
                <text:p>241.329</text:p>
              </table:table-cell>
              <table:table-cell office:value-type="float" office:value="724.028">
                <text:p>724.028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34.5828">
                <text:p>34.5828</text:p>
              </table:table-cell>
              <table:table-cell office:value-type="float" office:value="241.267">
                <text:p>241.267</text:p>
              </table:table-cell>
              <table:table-cell office:value-type="float" office:value="724.15">
                <text:p>724.15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34.5223">
                <text:p>34.5223</text:p>
              </table:table-cell>
              <table:table-cell office:value-type="float" office:value="241.208">
                <text:p>241.208</text:p>
              </table:table-cell>
              <table:table-cell office:value-type="float" office:value="724.269">
                <text:p>724.269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34.4615">
                <text:p>34.4615</text:p>
              </table:table-cell>
              <table:table-cell office:value-type="float" office:value="241.153">
                <text:p>241.153</text:p>
              </table:table-cell>
              <table:table-cell office:value-type="float" office:value="724.385">
                <text:p>724.385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34.4005">
                <text:p>34.4005</text:p>
              </table:table-cell>
              <table:table-cell office:value-type="float" office:value="241.101">
                <text:p>241.101</text:p>
              </table:table-cell>
              <table:table-cell office:value-type="float" office:value="724.498">
                <text:p>724.498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34.3392">
                <text:p>34.3392</text:p>
              </table:table-cell>
              <table:table-cell office:value-type="float" office:value="241.053">
                <text:p>241.053</text:p>
              </table:table-cell>
              <table:table-cell office:value-type="float" office:value="724.607">
                <text:p>724.607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4.2777">
                <text:p>34.2777</text:p>
              </table:table-cell>
              <table:table-cell office:value-type="float" office:value="241.009">
                <text:p>241.009</text:p>
              </table:table-cell>
              <table:table-cell office:value-type="float" office:value="724.713">
                <text:p>724.713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34.216">
                <text:p>34.216</text:p>
              </table:table-cell>
              <table:table-cell office:value-type="float" office:value="240.968">
                <text:p>240.968</text:p>
              </table:table-cell>
              <table:table-cell office:value-type="float" office:value="724.816">
                <text:p>724.816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34.1542">
                <text:p>34.1542</text:p>
              </table:table-cell>
              <table:table-cell office:value-type="float" office:value="240.93">
                <text:p>240.93</text:p>
              </table:table-cell>
              <table:table-cell office:value-type="float" office:value="724.916">
                <text:p>724.9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4.0922">
                <text:p>34.0922</text:p>
              </table:table-cell>
              <table:table-cell office:value-type="float" office:value="240.896">
                <text:p>240.896</text:p>
              </table:table-cell>
              <table:table-cell office:value-type="float" office:value="725.012">
                <text:p>725.012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34.0301">
                <text:p>34.0301</text:p>
              </table:table-cell>
              <table:table-cell office:value-type="float" office:value="240.865">
                <text:p>240.865</text:p>
              </table:table-cell>
              <table:table-cell office:value-type="float" office:value="725.104">
                <text:p>725.104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33.9679">
                <text:p>33.9679</text:p>
              </table:table-cell>
              <table:table-cell office:value-type="float" office:value="240.838">
                <text:p>240.838</text:p>
              </table:table-cell>
              <table:table-cell office:value-type="float" office:value="725.194">
                <text:p>725.194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33.9056">
                <text:p>33.9056</text:p>
              </table:table-cell>
              <table:table-cell office:value-type="float" office:value="240.814">
                <text:p>240.814</text:p>
              </table:table-cell>
              <table:table-cell office:value-type="float" office:value="725.28">
                <text:p>725.28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33.8433">
                <text:p>33.8433</text:p>
              </table:table-cell>
              <table:table-cell office:value-type="float" office:value="240.794">
                <text:p>240.794</text:p>
              </table:table-cell>
              <table:table-cell office:value-type="float" office:value="725.363">
                <text:p>725.363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33.781">
                <text:p>33.781</text:p>
              </table:table-cell>
              <table:table-cell office:value-type="float" office:value="240.776">
                <text:p>240.776</text:p>
              </table:table-cell>
              <table:table-cell office:value-type="float" office:value="725.443">
                <text:p>725.443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33.7187">
                <text:p>33.7187</text:p>
              </table:table-cell>
              <table:table-cell office:value-type="float" office:value="240.762">
                <text:p>240.762</text:p>
              </table:table-cell>
              <table:table-cell office:value-type="float" office:value="725.519">
                <text:p>725.519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33.6564">
                <text:p>33.6564</text:p>
              </table:table-cell>
              <table:table-cell office:value-type="float" office:value="240.752">
                <text:p>240.752</text:p>
              </table:table-cell>
              <table:table-cell office:value-type="float" office:value="725.592">
                <text:p>725.592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33.5942">
                <text:p>33.5942</text:p>
              </table:table-cell>
              <table:table-cell office:value-type="float" office:value="240.744">
                <text:p>240.744</text:p>
              </table:table-cell>
              <table:table-cell office:value-type="float" office:value="725.662">
                <text:p>725.662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33.532">
                <text:p>33.532</text:p>
              </table:table-cell>
              <table:table-cell office:value-type="float" office:value="240.74">
                <text:p>240.74</text:p>
              </table:table-cell>
              <table:table-cell office:value-type="float" office:value="725.728">
                <text:p>725.7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3.4699">
                <text:p>33.4699</text:p>
              </table:table-cell>
              <table:table-cell office:value-type="float" office:value="240.739">
                <text:p>240.739</text:p>
              </table:table-cell>
              <table:table-cell office:value-type="float" office:value="725.791">
                <text:p>725.791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33.408">
                <text:p>33.408</text:p>
              </table:table-cell>
              <table:table-cell office:value-type="float" office:value="240.741">
                <text:p>240.741</text:p>
              </table:table-cell>
              <table:table-cell office:value-type="float" office:value="725.851">
                <text:p>725.851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33.3461">
                <text:p>33.3461</text:p>
              </table:table-cell>
              <table:table-cell office:value-type="float" office:value="240.746">
                <text:p>240.746</text:p>
              </table:table-cell>
              <table:table-cell office:value-type="float" office:value="725.908">
                <text:p>725.908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33.2845">
                <text:p>33.2845</text:p>
              </table:table-cell>
              <table:table-cell office:value-type="float" office:value="240.754">
                <text:p>240.754</text:p>
              </table:table-cell>
              <table:table-cell office:value-type="float" office:value="725.961">
                <text:p>725.961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33.223">
                <text:p>33.223</text:p>
              </table:table-cell>
              <table:table-cell office:value-type="float" office:value="240.765">
                <text:p>240.765</text:p>
              </table:table-cell>
              <table:table-cell office:value-type="float" office:value="726.012">
                <text:p>726.01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33.1617">
                <text:p>33.1617</text:p>
              </table:table-cell>
              <table:table-cell office:value-type="float" office:value="240.779">
                <text:p>240.779</text:p>
              </table:table-cell>
              <table:table-cell office:value-type="float" office:value="726.059">
                <text:p>726.059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33.1006">
                <text:p>33.1006</text:p>
              </table:table-cell>
              <table:table-cell office:value-type="float" office:value="240.797">
                <text:p>240.797</text:p>
              </table:table-cell>
              <table:table-cell office:value-type="float" office:value="726.103">
                <text:p>726.103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33.0397">
                <text:p>33.0397</text:p>
              </table:table-cell>
              <table:table-cell office:value-type="float" office:value="240.817">
                <text:p>240.817</text:p>
              </table:table-cell>
              <table:table-cell office:value-type="float" office:value="726.144">
                <text:p>726.144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32.9791">
                <text:p>32.9791</text:p>
              </table:table-cell>
              <table:table-cell office:value-type="float" office:value="240.84">
                <text:p>240.84</text:p>
              </table:table-cell>
              <table:table-cell office:value-type="float" office:value="726.181">
                <text:p>726.181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32.9187">
                <text:p>32.9187</text:p>
              </table:table-cell>
              <table:table-cell office:value-type="float" office:value="240.865">
                <text:p>240.865</text:p>
              </table:table-cell>
              <table:table-cell office:value-type="float" office:value="726.216">
                <text:p>726.2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2.8587">
                <text:p>32.8587</text:p>
              </table:table-cell>
              <table:table-cell office:value-type="float" office:value="240.894">
                <text:p>240.894</text:p>
              </table:table-cell>
              <table:table-cell office:value-type="float" office:value="726.247">
                <text:p>726.247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32.7989">
                <text:p>32.7989</text:p>
              </table:table-cell>
              <table:table-cell office:value-type="float" office:value="240.925">
                <text:p>240.925</text:p>
              </table:table-cell>
              <table:table-cell office:value-type="float" office:value="726.276">
                <text:p>726.276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32.7395">
                <text:p>32.7395</text:p>
              </table:table-cell>
              <table:table-cell office:value-type="float" office:value="240.959">
                <text:p>240.959</text:p>
              </table:table-cell>
              <table:table-cell office:value-type="float" office:value="726.301">
                <text:p>726.301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32.6803">
                <text:p>32.6803</text:p>
              </table:table-cell>
              <table:table-cell office:value-type="float" office:value="240.996">
                <text:p>240.996</text:p>
              </table:table-cell>
              <table:table-cell office:value-type="float" office:value="726.324">
                <text:p>726.324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32.6216">
                <text:p>32.6216</text:p>
              </table:table-cell>
              <table:table-cell office:value-type="float" office:value="241.035">
                <text:p>241.035</text:p>
              </table:table-cell>
              <table:table-cell office:value-type="float" office:value="726.343">
                <text:p>726.34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32.5632">
                <text:p>32.5632</text:p>
              </table:table-cell>
              <table:table-cell office:value-type="float" office:value="241.077">
                <text:p>241.077</text:p>
              </table:table-cell>
              <table:table-cell office:value-type="float" office:value="726.359">
                <text:p>726.359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32.5052">
                <text:p>32.5052</text:p>
              </table:table-cell>
              <table:table-cell office:value-type="float" office:value="241.122">
                <text:p>241.122</text:p>
              </table:table-cell>
              <table:table-cell office:value-type="float" office:value="726.373">
                <text:p>726.373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32.4476">
                <text:p>32.4476</text:p>
              </table:table-cell>
              <table:table-cell office:value-type="float" office:value="241.169">
                <text:p>241.169</text:p>
              </table:table-cell>
              <table:table-cell office:value-type="float" office:value="726.383">
                <text:p>726.383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32.3904">
                <text:p>32.3904</text:p>
              </table:table-cell>
              <table:table-cell office:value-type="float" office:value="241.219">
                <text:p>241.219</text:p>
              </table:table-cell>
              <table:table-cell office:value-type="float" office:value="726.391">
                <text:p>726.391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32.3336">
                <text:p>32.3336</text:p>
              </table:table-cell>
              <table:table-cell office:value-type="float" office:value="241.271">
                <text:p>241.271</text:p>
              </table:table-cell>
              <table:table-cell office:value-type="float" office:value="726.396">
                <text:p>726.39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2.2773">
                <text:p>32.2773</text:p>
              </table:table-cell>
              <table:table-cell office:value-type="float" office:value="241.325">
                <text:p>241.325</text:p>
              </table:table-cell>
              <table:table-cell office:value-type="float" office:value="726.398">
                <text:p>726.398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32.2214">
                <text:p>32.2214</text:p>
              </table:table-cell>
              <table:table-cell office:value-type="float" office:value="241.382">
                <text:p>241.382</text:p>
              </table:table-cell>
              <table:table-cell office:value-type="float" office:value="726.397">
                <text:p>726.397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32.166">
                <text:p>32.166</text:p>
              </table:table-cell>
              <table:table-cell office:value-type="float" office:value="241.441">
                <text:p>241.441</text:p>
              </table:table-cell>
              <table:table-cell office:value-type="float" office:value="726.393">
                <text:p>726.393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32.111">
                <text:p>32.111</text:p>
              </table:table-cell>
              <table:table-cell office:value-type="float" office:value="241.502">
                <text:p>241.502</text:p>
              </table:table-cell>
              <table:table-cell office:value-type="float" office:value="726.387">
                <text:p>726.387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32.0566">
                <text:p>32.0566</text:p>
              </table:table-cell>
              <table:table-cell office:value-type="float" office:value="241.566">
                <text:p>241.566</text:p>
              </table:table-cell>
              <table:table-cell office:value-type="float" office:value="726.377">
                <text:p>726.37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32.0026">
                <text:p>32.0026</text:p>
              </table:table-cell>
              <table:table-cell office:value-type="float" office:value="241.632">
                <text:p>241.632</text:p>
              </table:table-cell>
              <table:table-cell office:value-type="float" office:value="726.366">
                <text:p>726.366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31.9492">
                <text:p>31.9492</text:p>
              </table:table-cell>
              <table:table-cell office:value-type="float" office:value="241.7">
                <text:p>241.7</text:p>
              </table:table-cell>
              <table:table-cell office:value-type="float" office:value="726.351">
                <text:p>726.351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31.8963">
                <text:p>31.8963</text:p>
              </table:table-cell>
              <table:table-cell office:value-type="float" office:value="241.77">
                <text:p>241.77</text:p>
              </table:table-cell>
              <table:table-cell office:value-type="float" office:value="726.334">
                <text:p>726.334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31.8439">
                <text:p>31.8439</text:p>
              </table:table-cell>
              <table:table-cell office:value-type="float" office:value="241.842">
                <text:p>241.842</text:p>
              </table:table-cell>
              <table:table-cell office:value-type="float" office:value="726.314">
                <text:p>726.314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31.7921">
                <text:p>31.7921</text:p>
              </table:table-cell>
              <table:table-cell office:value-type="float" office:value="241.916">
                <text:p>241.916</text:p>
              </table:table-cell>
              <table:table-cell office:value-type="float" office:value="726.292">
                <text:p>726.29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1.7409">
                <text:p>31.7409</text:p>
              </table:table-cell>
              <table:table-cell office:value-type="float" office:value="241.992">
                <text:p>241.992</text:p>
              </table:table-cell>
              <table:table-cell office:value-type="float" office:value="726.267">
                <text:p>726.267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31.6902">
                <text:p>31.6902</text:p>
              </table:table-cell>
              <table:table-cell office:value-type="float" office:value="242.07">
                <text:p>242.07</text:p>
              </table:table-cell>
              <table:table-cell office:value-type="float" office:value="726.24">
                <text:p>726.24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31.6401">
                <text:p>31.6401</text:p>
              </table:table-cell>
              <table:table-cell office:value-type="float" office:value="242.15">
                <text:p>242.15</text:p>
              </table:table-cell>
              <table:table-cell office:value-type="float" office:value="726.21">
                <text:p>726.21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31.5905">
                <text:p>31.5905</text:p>
              </table:table-cell>
              <table:table-cell office:value-type="float" office:value="242.232">
                <text:p>242.232</text:p>
              </table:table-cell>
              <table:table-cell office:value-type="float" office:value="726.178">
                <text:p>726.178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31.5416">
                <text:p>31.5416</text:p>
              </table:table-cell>
              <table:table-cell office:value-type="float" office:value="242.315">
                <text:p>242.315</text:p>
              </table:table-cell>
              <table:table-cell office:value-type="float" office:value="726.143">
                <text:p>726.143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31.4933">
                <text:p>31.4933</text:p>
              </table:table-cell>
              <table:table-cell office:value-type="float" office:value="242.401">
                <text:p>242.401</text:p>
              </table:table-cell>
              <table:table-cell office:value-type="float" office:value="726.106">
                <text:p>726.106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31.4456">
                <text:p>31.4456</text:p>
              </table:table-cell>
              <table:table-cell office:value-type="float" office:value="242.488">
                <text:p>242.488</text:p>
              </table:table-cell>
              <table:table-cell office:value-type="float" office:value="726.067">
                <text:p>726.067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31.3985">
                <text:p>31.3985</text:p>
              </table:table-cell>
              <table:table-cell office:value-type="float" office:value="242.577">
                <text:p>242.577</text:p>
              </table:table-cell>
              <table:table-cell office:value-type="float" office:value="726.025">
                <text:p>726.025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31.3521">
                <text:p>31.3521</text:p>
              </table:table-cell>
              <table:table-cell office:value-type="float" office:value="242.667">
                <text:p>242.667</text:p>
              </table:table-cell>
              <table:table-cell office:value-type="float" office:value="725.981">
                <text:p>725.981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31.3062">
                <text:p>31.3062</text:p>
              </table:table-cell>
              <table:table-cell office:value-type="float" office:value="242.759">
                <text:p>242.759</text:p>
              </table:table-cell>
              <table:table-cell office:value-type="float" office:value="725.935">
                <text:p>725.9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2611">
                <text:p>31.2611</text:p>
              </table:table-cell>
              <table:table-cell office:value-type="float" office:value="242.852">
                <text:p>242.852</text:p>
              </table:table-cell>
              <table:table-cell office:value-type="float" office:value="725.887">
                <text:p>725.887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31.2165">
                <text:p>31.2165</text:p>
              </table:table-cell>
              <table:table-cell office:value-type="float" office:value="242.947">
                <text:p>242.947</text:p>
              </table:table-cell>
              <table:table-cell office:value-type="float" office:value="725.836">
                <text:p>725.836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31.1727">
                <text:p>31.1727</text:p>
              </table:table-cell>
              <table:table-cell office:value-type="float" office:value="243.044">
                <text:p>243.044</text:p>
              </table:table-cell>
              <table:table-cell office:value-type="float" office:value="725.784">
                <text:p>725.784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31.1295">
                <text:p>31.1295</text:p>
              </table:table-cell>
              <table:table-cell office:value-type="float" office:value="243.141">
                <text:p>243.141</text:p>
              </table:table-cell>
              <table:table-cell office:value-type="float" office:value="725.729">
                <text:p>725.72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31.0869">
                <text:p>31.0869</text:p>
              </table:table-cell>
              <table:table-cell office:value-type="float" office:value="243.24">
                <text:p>243.24</text:p>
              </table:table-cell>
              <table:table-cell office:value-type="float" office:value="725.673">
                <text:p>725.67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31.0451">
                <text:p>31.0451</text:p>
              </table:table-cell>
              <table:table-cell office:value-type="float" office:value="243.341">
                <text:p>243.341</text:p>
              </table:table-cell>
              <table:table-cell office:value-type="float" office:value="725.614">
                <text:p>725.614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31.0039">
                <text:p>31.0039</text:p>
              </table:table-cell>
              <table:table-cell office:value-type="float" office:value="243.443">
                <text:p>243.443</text:p>
              </table:table-cell>
              <table:table-cell office:value-type="float" office:value="725.553">
                <text:p>725.553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30.9634">
                <text:p>30.9634</text:p>
              </table:table-cell>
              <table:table-cell office:value-type="float" office:value="243.546">
                <text:p>243.546</text:p>
              </table:table-cell>
              <table:table-cell office:value-type="float" office:value="725.491">
                <text:p>725.491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30.9236">
                <text:p>30.9236</text:p>
              </table:table-cell>
              <table:table-cell office:value-type="float" office:value="243.65">
                <text:p>243.65</text:p>
              </table:table-cell>
              <table:table-cell office:value-type="float" office:value="725.427">
                <text:p>725.427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30.8845">
                <text:p>30.8845</text:p>
              </table:table-cell>
              <table:table-cell office:value-type="float" office:value="243.755">
                <text:p>243.755</text:p>
              </table:table-cell>
              <table:table-cell office:value-type="float" office:value="725.36">
                <text:p>725.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0.8462">
                <text:p>30.8462</text:p>
              </table:table-cell>
              <table:table-cell office:value-type="float" office:value="243.861">
                <text:p>243.861</text:p>
              </table:table-cell>
              <table:table-cell office:value-type="float" office:value="725.292">
                <text:p>725.292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30.8085">
                <text:p>30.8085</text:p>
              </table:table-cell>
              <table:table-cell office:value-type="float" office:value="243.969">
                <text:p>243.969</text:p>
              </table:table-cell>
              <table:table-cell office:value-type="float" office:value="725.223">
                <text:p>725.223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30.7715">
                <text:p>30.7715</text:p>
              </table:table-cell>
              <table:table-cell office:value-type="float" office:value="244.077">
                <text:p>244.077</text:p>
              </table:table-cell>
              <table:table-cell office:value-type="float" office:value="725.151">
                <text:p>725.151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30.7352">
                <text:p>30.7352</text:p>
              </table:table-cell>
              <table:table-cell office:value-type="float" office:value="244.187">
                <text:p>244.187</text:p>
              </table:table-cell>
              <table:table-cell office:value-type="float" office:value="725.078">
                <text:p>725.078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30.6997">
                <text:p>30.6997</text:p>
              </table:table-cell>
              <table:table-cell office:value-type="float" office:value="244.297">
                <text:p>244.297</text:p>
              </table:table-cell>
              <table:table-cell office:value-type="float" office:value="725.003">
                <text:p>725.003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30.6648">
                <text:p>30.6648</text:p>
              </table:table-cell>
              <table:table-cell office:value-type="float" office:value="244.408">
                <text:p>244.408</text:p>
              </table:table-cell>
              <table:table-cell office:value-type="float" office:value="724.927">
                <text:p>724.927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30.6307">
                <text:p>30.6307</text:p>
              </table:table-cell>
              <table:table-cell office:value-type="float" office:value="244.52">
                <text:p>244.52</text:p>
              </table:table-cell>
              <table:table-cell office:value-type="float" office:value="724.849">
                <text:p>724.849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30.5973">
                <text:p>30.5973</text:p>
              </table:table-cell>
              <table:table-cell office:value-type="float" office:value="244.633">
                <text:p>244.633</text:p>
              </table:table-cell>
              <table:table-cell office:value-type="float" office:value="724.77">
                <text:p>724.77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30.5647">
                <text:p>30.5647</text:p>
              </table:table-cell>
              <table:table-cell office:value-type="float" office:value="244.747">
                <text:p>244.747</text:p>
              </table:table-cell>
              <table:table-cell office:value-type="float" office:value="724.689">
                <text:p>724.689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30.5328">
                <text:p>30.5328</text:p>
              </table:table-cell>
              <table:table-cell office:value-type="float" office:value="244.861">
                <text:p>244.861</text:p>
              </table:table-cell>
              <table:table-cell office:value-type="float" office:value="724.606">
                <text:p>724.6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0.5016">
                <text:p>30.5016</text:p>
              </table:table-cell>
              <table:table-cell office:value-type="float" office:value="244.976">
                <text:p>244.976</text:p>
              </table:table-cell>
              <table:table-cell office:value-type="float" office:value="724.523">
                <text:p>724.523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30.4711">
                <text:p>30.4711</text:p>
              </table:table-cell>
              <table:table-cell office:value-type="float" office:value="245.092">
                <text:p>245.092</text:p>
              </table:table-cell>
              <table:table-cell office:value-type="float" office:value="724.437">
                <text:p>724.437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30.4414">
                <text:p>30.4414</text:p>
              </table:table-cell>
              <table:table-cell office:value-type="float" office:value="245.208">
                <text:p>245.208</text:p>
              </table:table-cell>
              <table:table-cell office:value-type="float" office:value="724.351">
                <text:p>724.351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30.4124">
                <text:p>30.4124</text:p>
              </table:table-cell>
              <table:table-cell office:value-type="float" office:value="245.325">
                <text:p>245.325</text:p>
              </table:table-cell>
              <table:table-cell office:value-type="float" office:value="724.263">
                <text:p>724.26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30.3841">
                <text:p>30.3841</text:p>
              </table:table-cell>
              <table:table-cell office:value-type="float" office:value="245.442">
                <text:p>245.442</text:p>
              </table:table-cell>
              <table:table-cell office:value-type="float" office:value="724.174">
                <text:p>724.174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30.3566">
                <text:p>30.3566</text:p>
              </table:table-cell>
              <table:table-cell office:value-type="float" office:value="245.559">
                <text:p>245.559</text:p>
              </table:table-cell>
              <table:table-cell office:value-type="float" office:value="724.084">
                <text:p>724.084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30.3299">
                <text:p>30.3299</text:p>
              </table:table-cell>
              <table:table-cell office:value-type="float" office:value="245.678">
                <text:p>245.678</text:p>
              </table:table-cell>
              <table:table-cell office:value-type="float" office:value="723.993">
                <text:p>723.993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30.3038">
                <text:p>30.3038</text:p>
              </table:table-cell>
              <table:table-cell office:value-type="float" office:value="245.796">
                <text:p>245.796</text:p>
              </table:table-cell>
              <table:table-cell office:value-type="float" office:value="723.9">
                <text:p>723.9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30.2785">
                <text:p>30.2785</text:p>
              </table:table-cell>
              <table:table-cell office:value-type="float" office:value="245.915">
                <text:p>245.915</text:p>
              </table:table-cell>
              <table:table-cell office:value-type="float" office:value="723.806">
                <text:p>723.806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30.254">
                <text:p>30.254</text:p>
              </table:table-cell>
              <table:table-cell office:value-type="float" office:value="246.034">
                <text:p>246.034</text:p>
              </table:table-cell>
              <table:table-cell office:value-type="float" office:value="723.712">
                <text:p>723.7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0.2302">
                <text:p>30.2302</text:p>
              </table:table-cell>
              <table:table-cell office:value-type="float" office:value="246.154">
                <text:p>246.154</text:p>
              </table:table-cell>
              <table:table-cell office:value-type="float" office:value="723.616">
                <text:p>723.616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30.2071">
                <text:p>30.2071</text:p>
              </table:table-cell>
              <table:table-cell office:value-type="float" office:value="246.273">
                <text:p>246.273</text:p>
              </table:table-cell>
              <table:table-cell office:value-type="float" office:value="723.52">
                <text:p>723.52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30.1848">
                <text:p>30.1848</text:p>
              </table:table-cell>
              <table:table-cell office:value-type="float" office:value="246.393">
                <text:p>246.393</text:p>
              </table:table-cell>
              <table:table-cell office:value-type="float" office:value="723.422">
                <text:p>723.422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30.1632">
                <text:p>30.1632</text:p>
              </table:table-cell>
              <table:table-cell office:value-type="float" office:value="246.513">
                <text:p>246.513</text:p>
              </table:table-cell>
              <table:table-cell office:value-type="float" office:value="723.324">
                <text:p>723.324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30.1424">
                <text:p>30.1424</text:p>
              </table:table-cell>
              <table:table-cell office:value-type="float" office:value="246.633">
                <text:p>246.633</text:p>
              </table:table-cell>
              <table:table-cell office:value-type="float" office:value="723.224">
                <text:p>723.224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30.1222">
                <text:p>30.1222</text:p>
              </table:table-cell>
              <table:table-cell office:value-type="float" office:value="246.754">
                <text:p>246.754</text:p>
              </table:table-cell>
              <table:table-cell office:value-type="float" office:value="723.124">
                <text:p>723.124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30.1029">
                <text:p>30.1029</text:p>
              </table:table-cell>
              <table:table-cell office:value-type="float" office:value="246.874">
                <text:p>246.874</text:p>
              </table:table-cell>
              <table:table-cell office:value-type="float" office:value="723.023">
                <text:p>723.023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30.0842">
                <text:p>30.0842</text:p>
              </table:table-cell>
              <table:table-cell office:value-type="float" office:value="246.994">
                <text:p>246.994</text:p>
              </table:table-cell>
              <table:table-cell office:value-type="float" office:value="722.922">
                <text:p>722.922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30.0663">
                <text:p>30.0663</text:p>
              </table:table-cell>
              <table:table-cell office:value-type="float" office:value="247.114">
                <text:p>247.114</text:p>
              </table:table-cell>
              <table:table-cell office:value-type="float" office:value="722.819">
                <text:p>722.819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30.0492">
                <text:p>30.0492</text:p>
              </table:table-cell>
              <table:table-cell office:value-type="float" office:value="247.234">
                <text:p>247.234</text:p>
              </table:table-cell>
              <table:table-cell office:value-type="float" office:value="722.717">
                <text:p>722.71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0.0327">
                <text:p>30.0327</text:p>
              </table:table-cell>
              <table:table-cell office:value-type="float" office:value="247.354">
                <text:p>247.354</text:p>
              </table:table-cell>
              <table:table-cell office:value-type="float" office:value="722.613">
                <text:p>722.613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30.017">
                <text:p>30.017</text:p>
              </table:table-cell>
              <table:table-cell office:value-type="float" office:value="247.474">
                <text:p>247.474</text:p>
              </table:table-cell>
              <table:table-cell office:value-type="float" office:value="722.509">
                <text:p>722.509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30.0021">
                <text:p>30.0021</text:p>
              </table:table-cell>
              <table:table-cell office:value-type="float" office:value="247.594">
                <text:p>247.594</text:p>
              </table:table-cell>
              <table:table-cell office:value-type="float" office:value="722.404">
                <text:p>722.404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29.9878">
                <text:p>29.9878</text:p>
              </table:table-cell>
              <table:table-cell office:value-type="float" office:value="247.713">
                <text:p>247.713</text:p>
              </table:table-cell>
              <table:table-cell office:value-type="float" office:value="722.299">
                <text:p>722.299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29.9743">
                <text:p>29.9743</text:p>
              </table:table-cell>
              <table:table-cell office:value-type="float" office:value="247.832">
                <text:p>247.832</text:p>
              </table:table-cell>
              <table:table-cell office:value-type="float" office:value="722.193">
                <text:p>722.193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9.9615">
                <text:p>29.9615</text:p>
              </table:table-cell>
              <table:table-cell office:value-type="float" office:value="247.951">
                <text:p>247.951</text:p>
              </table:table-cell>
              <table:table-cell office:value-type="float" office:value="722.087">
                <text:p>722.087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29.9494">
                <text:p>29.9494</text:p>
              </table:table-cell>
              <table:table-cell office:value-type="float" office:value="248.07">
                <text:p>248.07</text:p>
              </table:table-cell>
              <table:table-cell office:value-type="float" office:value="721.981">
                <text:p>721.981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29.938">
                <text:p>29.938</text:p>
              </table:table-cell>
              <table:table-cell office:value-type="float" office:value="248.188">
                <text:p>248.188</text:p>
              </table:table-cell>
              <table:table-cell office:value-type="float" office:value="721.874">
                <text:p>721.874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29.9273">
                <text:p>29.9273</text:p>
              </table:table-cell>
              <table:table-cell office:value-type="float" office:value="248.306">
                <text:p>248.306</text:p>
              </table:table-cell>
              <table:table-cell office:value-type="float" office:value="721.767">
                <text:p>721.767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29.9174">
                <text:p>29.9174</text:p>
              </table:table-cell>
              <table:table-cell office:value-type="float" office:value="248.424">
                <text:p>248.424</text:p>
              </table:table-cell>
              <table:table-cell office:value-type="float" office:value="721.659">
                <text:p>721.65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9.9081">
                <text:p>29.9081</text:p>
              </table:table-cell>
              <table:table-cell office:value-type="float" office:value="248.54">
                <text:p>248.54</text:p>
              </table:table-cell>
              <table:table-cell office:value-type="float" office:value="721.551">
                <text:p>721.551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29.8996">
                <text:p>29.8996</text:p>
              </table:table-cell>
              <table:table-cell office:value-type="float" office:value="248.657">
                <text:p>248.657</text:p>
              </table:table-cell>
              <table:table-cell office:value-type="float" office:value="721.443">
                <text:p>721.443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29.8917">
                <text:p>29.8917</text:p>
              </table:table-cell>
              <table:table-cell office:value-type="float" office:value="248.773">
                <text:p>248.773</text:p>
              </table:table-cell>
              <table:table-cell office:value-type="float" office:value="721.335">
                <text:p>721.335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29.8845">
                <text:p>29.8845</text:p>
              </table:table-cell>
              <table:table-cell office:value-type="float" office:value="248.888">
                <text:p>248.888</text:p>
              </table:table-cell>
              <table:table-cell office:value-type="float" office:value="721.227">
                <text:p>721.227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29.8781">
                <text:p>29.8781</text:p>
              </table:table-cell>
              <table:table-cell office:value-type="float" office:value="249.003">
                <text:p>249.003</text:p>
              </table:table-cell>
              <table:table-cell office:value-type="float" office:value="721.119">
                <text:p>721.119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9.8723">
                <text:p>29.8723</text:p>
              </table:table-cell>
              <table:table-cell office:value-type="float" office:value="249.117">
                <text:p>249.117</text:p>
              </table:table-cell>
              <table:table-cell office:value-type="float" office:value="721.01">
                <text:p>721.01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29.8672">
                <text:p>29.8672</text:p>
              </table:table-cell>
              <table:table-cell office:value-type="float" office:value="249.231">
                <text:p>249.231</text:p>
              </table:table-cell>
              <table:table-cell office:value-type="float" office:value="720.902">
                <text:p>720.902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29.8628">
                <text:p>29.8628</text:p>
              </table:table-cell>
              <table:table-cell office:value-type="float" office:value="249.344">
                <text:p>249.344</text:p>
              </table:table-cell>
              <table:table-cell office:value-type="float" office:value="720.793">
                <text:p>720.793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29.859">
                <text:p>29.859</text:p>
              </table:table-cell>
              <table:table-cell office:value-type="float" office:value="249.456">
                <text:p>249.456</text:p>
              </table:table-cell>
              <table:table-cell office:value-type="float" office:value="720.685">
                <text:p>720.685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29.856">
                <text:p>29.856</text:p>
              </table:table-cell>
              <table:table-cell office:value-type="float" office:value="249.568">
                <text:p>249.568</text:p>
              </table:table-cell>
              <table:table-cell office:value-type="float" office:value="720.577">
                <text:p>720.57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9.8535">
                <text:p>29.8535</text:p>
              </table:table-cell>
              <table:table-cell office:value-type="float" office:value="249.678">
                <text:p>249.678</text:p>
              </table:table-cell>
              <table:table-cell office:value-type="float" office:value="720.468">
                <text:p>720.468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29.8518">
                <text:p>29.8518</text:p>
              </table:table-cell>
              <table:table-cell office:value-type="float" office:value="249.788">
                <text:p>249.788</text:p>
              </table:table-cell>
              <table:table-cell office:value-type="float" office:value="720.36">
                <text:p>720.36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29.8507">
                <text:p>29.8507</text:p>
              </table:table-cell>
              <table:table-cell office:value-type="float" office:value="249.897">
                <text:p>249.897</text:p>
              </table:table-cell>
              <table:table-cell office:value-type="float" office:value="720.252">
                <text:p>720.252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29.8502">
                <text:p>29.8502</text:p>
              </table:table-cell>
              <table:table-cell office:value-type="float" office:value="250.006">
                <text:p>250.006</text:p>
              </table:table-cell>
              <table:table-cell office:value-type="float" office:value="720.144">
                <text:p>720.144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29.8504">
                <text:p>29.8504</text:p>
              </table:table-cell>
              <table:table-cell office:value-type="float" office:value="250.113">
                <text:p>250.113</text:p>
              </table:table-cell>
              <table:table-cell office:value-type="float" office:value="720.037">
                <text:p>720.03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9.8513">
                <text:p>29.8513</text:p>
              </table:table-cell>
              <table:table-cell office:value-type="float" office:value="250.219">
                <text:p>250.219</text:p>
              </table:table-cell>
              <table:table-cell office:value-type="float" office:value="719.929">
                <text:p>719.929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29.8527">
                <text:p>29.8527</text:p>
              </table:table-cell>
              <table:table-cell office:value-type="float" office:value="250.325">
                <text:p>250.325</text:p>
              </table:table-cell>
              <table:table-cell office:value-type="float" office:value="719.822">
                <text:p>719.822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29.8548">
                <text:p>29.8548</text:p>
              </table:table-cell>
              <table:table-cell office:value-type="float" office:value="250.43">
                <text:p>250.43</text:p>
              </table:table-cell>
              <table:table-cell office:value-type="float" office:value="719.716">
                <text:p>719.716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29.8576">
                <text:p>29.8576</text:p>
              </table:table-cell>
              <table:table-cell office:value-type="float" office:value="250.533">
                <text:p>250.533</text:p>
              </table:table-cell>
              <table:table-cell office:value-type="float" office:value="719.609">
                <text:p>719.609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29.8609">
                <text:p>29.8609</text:p>
              </table:table-cell>
              <table:table-cell office:value-type="float" office:value="250.636">
                <text:p>250.636</text:p>
              </table:table-cell>
              <table:table-cell office:value-type="float" office:value="719.503">
                <text:p>719.5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9.8649">
                <text:p>29.8649</text:p>
              </table:table-cell>
              <table:table-cell office:value-type="float" office:value="250.738">
                <text:p>250.738</text:p>
              </table:table-cell>
              <table:table-cell office:value-type="float" office:value="719.398">
                <text:p>719.398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29.8694">
                <text:p>29.8694</text:p>
              </table:table-cell>
              <table:table-cell office:value-type="float" office:value="250.838">
                <text:p>250.838</text:p>
              </table:table-cell>
              <table:table-cell office:value-type="float" office:value="719.292">
                <text:p>719.292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29.8746">
                <text:p>29.8746</text:p>
              </table:table-cell>
              <table:table-cell office:value-type="float" office:value="250.938">
                <text:p>250.938</text:p>
              </table:table-cell>
              <table:table-cell office:value-type="float" office:value="719.188">
                <text:p>719.188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29.8803">
                <text:p>29.8803</text:p>
              </table:table-cell>
              <table:table-cell office:value-type="float" office:value="251.036">
                <text:p>251.036</text:p>
              </table:table-cell>
              <table:table-cell office:value-type="float" office:value="719.084">
                <text:p>719.084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29.8867">
                <text:p>29.8867</text:p>
              </table:table-cell>
              <table:table-cell office:value-type="float" office:value="251.133">
                <text:p>251.133</text:p>
              </table:table-cell>
              <table:table-cell office:value-type="float" office:value="718.98">
                <text:p>718.98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9.8936">
                <text:p>29.8936</text:p>
              </table:table-cell>
              <table:table-cell office:value-type="float" office:value="251.23">
                <text:p>251.23</text:p>
              </table:table-cell>
              <table:table-cell office:value-type="float" office:value="718.877">
                <text:p>718.877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29.9011">
                <text:p>29.9011</text:p>
              </table:table-cell>
              <table:table-cell office:value-type="float" office:value="251.325">
                <text:p>251.325</text:p>
              </table:table-cell>
              <table:table-cell office:value-type="float" office:value="718.774">
                <text:p>718.774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29.9092">
                <text:p>29.9092</text:p>
              </table:table-cell>
              <table:table-cell office:value-type="float" office:value="251.418">
                <text:p>251.418</text:p>
              </table:table-cell>
              <table:table-cell office:value-type="float" office:value="718.672">
                <text:p>718.672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29.9178">
                <text:p>29.9178</text:p>
              </table:table-cell>
              <table:table-cell office:value-type="float" office:value="251.511">
                <text:p>251.511</text:p>
              </table:table-cell>
              <table:table-cell office:value-type="float" office:value="718.571">
                <text:p>718.571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29.927">
                <text:p>29.927</text:p>
              </table:table-cell>
              <table:table-cell office:value-type="float" office:value="251.602">
                <text:p>251.602</text:p>
              </table:table-cell>
              <table:table-cell office:value-type="float" office:value="718.471">
                <text:p>718.47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9.9367">
                <text:p>29.9367</text:p>
              </table:table-cell>
              <table:table-cell office:value-type="float" office:value="251.693">
                <text:p>251.693</text:p>
              </table:table-cell>
              <table:table-cell office:value-type="float" office:value="718.371">
                <text:p>718.371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29.947">
                <text:p>29.947</text:p>
              </table:table-cell>
              <table:table-cell office:value-type="float" office:value="251.782">
                <text:p>251.782</text:p>
              </table:table-cell>
              <table:table-cell office:value-type="float" office:value="718.271">
                <text:p>718.271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29.9578">
                <text:p>29.9578</text:p>
              </table:table-cell>
              <table:table-cell office:value-type="float" office:value="251.869">
                <text:p>251.869</text:p>
              </table:table-cell>
              <table:table-cell office:value-type="float" office:value="718.173">
                <text:p>718.173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29.9691">
                <text:p>29.9691</text:p>
              </table:table-cell>
              <table:table-cell office:value-type="float" office:value="251.956">
                <text:p>251.956</text:p>
              </table:table-cell>
              <table:table-cell office:value-type="float" office:value="718.075">
                <text:p>718.075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29.981">
                <text:p>29.981</text:p>
              </table:table-cell>
              <table:table-cell office:value-type="float" office:value="252.041">
                <text:p>252.041</text:p>
              </table:table-cell>
              <table:table-cell office:value-type="float" office:value="717.978">
                <text:p>717.978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29.9933">
                <text:p>29.9933</text:p>
              </table:table-cell>
              <table:table-cell office:value-type="float" office:value="252.124">
                <text:p>252.124</text:p>
              </table:table-cell>
              <table:table-cell office:value-type="float" office:value="717.882">
                <text:p>717.882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30.0062">
                <text:p>30.0062</text:p>
              </table:table-cell>
              <table:table-cell office:value-type="float" office:value="252.207">
                <text:p>252.207</text:p>
              </table:table-cell>
              <table:table-cell office:value-type="float" office:value="717.787">
                <text:p>717.787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30.0196">
                <text:p>30.0196</text:p>
              </table:table-cell>
              <table:table-cell office:value-type="float" office:value="252.288">
                <text:p>252.288</text:p>
              </table:table-cell>
              <table:table-cell office:value-type="float" office:value="717.693">
                <text:p>717.693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30.0334">
                <text:p>30.0334</text:p>
              </table:table-cell>
              <table:table-cell office:value-type="float" office:value="252.367">
                <text:p>252.367</text:p>
              </table:table-cell>
              <table:table-cell office:value-type="float" office:value="717.599">
                <text:p>717.599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30.0478">
                <text:p>30.0478</text:p>
              </table:table-cell>
              <table:table-cell office:value-type="float" office:value="252.446">
                <text:p>252.446</text:p>
              </table:table-cell>
              <table:table-cell office:value-type="float" office:value="717.507">
                <text:p>717.50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0.0626">
                <text:p>30.0626</text:p>
              </table:table-cell>
              <table:table-cell office:value-type="float" office:value="252.522">
                <text:p>252.522</text:p>
              </table:table-cell>
              <table:table-cell office:value-type="float" office:value="717.415">
                <text:p>717.415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30.0779">
                <text:p>30.0779</text:p>
              </table:table-cell>
              <table:table-cell office:value-type="float" office:value="252.598">
                <text:p>252.598</text:p>
              </table:table-cell>
              <table:table-cell office:value-type="float" office:value="717.324">
                <text:p>717.324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30.0936">
                <text:p>30.0936</text:p>
              </table:table-cell>
              <table:table-cell office:value-type="float" office:value="252.672">
                <text:p>252.672</text:p>
              </table:table-cell>
              <table:table-cell office:value-type="float" office:value="717.234">
                <text:p>717.234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30.1098">
                <text:p>30.1098</text:p>
              </table:table-cell>
              <table:table-cell office:value-type="float" office:value="252.744">
                <text:p>252.744</text:p>
              </table:table-cell>
              <table:table-cell office:value-type="float" office:value="717.146">
                <text:p>717.146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30.1264">
                <text:p>30.1264</text:p>
              </table:table-cell>
              <table:table-cell office:value-type="float" office:value="252.816">
                <text:p>252.816</text:p>
              </table:table-cell>
              <table:table-cell office:value-type="float" office:value="717.058">
                <text:p>717.058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30.1435">
                <text:p>30.1435</text:p>
              </table:table-cell>
              <table:table-cell office:value-type="float" office:value="252.885">
                <text:p>252.885</text:p>
              </table:table-cell>
              <table:table-cell office:value-type="float" office:value="716.971">
                <text:p>716.971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30.161">
                <text:p>30.161</text:p>
              </table:table-cell>
              <table:table-cell office:value-type="float" office:value="252.953">
                <text:p>252.953</text:p>
              </table:table-cell>
              <table:table-cell office:value-type="float" office:value="716.886">
                <text:p>716.886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30.1789">
                <text:p>30.1789</text:p>
              </table:table-cell>
              <table:table-cell office:value-type="float" office:value="253.02">
                <text:p>253.02</text:p>
              </table:table-cell>
              <table:table-cell office:value-type="float" office:value="716.801">
                <text:p>716.801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30.1973">
                <text:p>30.1973</text:p>
              </table:table-cell>
              <table:table-cell office:value-type="float" office:value="253.085">
                <text:p>253.085</text:p>
              </table:table-cell>
              <table:table-cell office:value-type="float" office:value="716.717">
                <text:p>716.717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30.216">
                <text:p>30.216</text:p>
              </table:table-cell>
              <table:table-cell office:value-type="float" office:value="253.149">
                <text:p>253.149</text:p>
              </table:table-cell>
              <table:table-cell office:value-type="float" office:value="716.635">
                <text:p>716.6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351">
                <text:p>30.2351</text:p>
              </table:table-cell>
              <table:table-cell office:value-type="float" office:value="253.211">
                <text:p>253.211</text:p>
              </table:table-cell>
              <table:table-cell office:value-type="float" office:value="716.554">
                <text:p>716.554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30.2546">
                <text:p>30.2546</text:p>
              </table:table-cell>
              <table:table-cell office:value-type="float" office:value="253.272">
                <text:p>253.272</text:p>
              </table:table-cell>
              <table:table-cell office:value-type="float" office:value="716.474">
                <text:p>716.474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30.2745">
                <text:p>30.2745</text:p>
              </table:table-cell>
              <table:table-cell office:value-type="float" office:value="253.331">
                <text:p>253.331</text:p>
              </table:table-cell>
              <table:table-cell office:value-type="float" office:value="716.395">
                <text:p>716.395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30.2948">
                <text:p>30.2948</text:p>
              </table:table-cell>
              <table:table-cell office:value-type="float" office:value="253.388">
                <text:p>253.388</text:p>
              </table:table-cell>
              <table:table-cell office:value-type="float" office:value="716.317">
                <text:p>716.317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30.3154">
                <text:p>30.3154</text:p>
              </table:table-cell>
              <table:table-cell office:value-type="float" office:value="253.444">
                <text:p>253.444</text:p>
              </table:table-cell>
              <table:table-cell office:value-type="float" office:value="716.24">
                <text:p>716.24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30.3364">
                <text:p>30.3364</text:p>
              </table:table-cell>
              <table:table-cell office:value-type="float" office:value="253.499">
                <text:p>253.499</text:p>
              </table:table-cell>
              <table:table-cell office:value-type="float" office:value="716.165">
                <text:p>716.165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30.3577">
                <text:p>30.3577</text:p>
              </table:table-cell>
              <table:table-cell office:value-type="float" office:value="253.552">
                <text:p>253.552</text:p>
              </table:table-cell>
              <table:table-cell office:value-type="float" office:value="716.091">
                <text:p>716.091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30.3794">
                <text:p>30.3794</text:p>
              </table:table-cell>
              <table:table-cell office:value-type="float" office:value="253.603">
                <text:p>253.603</text:p>
              </table:table-cell>
              <table:table-cell office:value-type="float" office:value="716.018">
                <text:p>716.018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30.4013">
                <text:p>30.4013</text:p>
              </table:table-cell>
              <table:table-cell office:value-type="float" office:value="253.653">
                <text:p>253.653</text:p>
              </table:table-cell>
              <table:table-cell office:value-type="float" office:value="715.946">
                <text:p>715.946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30.4236">
                <text:p>30.4236</text:p>
              </table:table-cell>
              <table:table-cell office:value-type="float" office:value="253.701">
                <text:p>253.701</text:p>
              </table:table-cell>
              <table:table-cell office:value-type="float" office:value="715.876">
                <text:p>715.87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0.4462">
                <text:p>30.4462</text:p>
              </table:table-cell>
              <table:table-cell office:value-type="float" office:value="253.747">
                <text:p>253.747</text:p>
              </table:table-cell>
              <table:table-cell office:value-type="float" office:value="715.806">
                <text:p>715.806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30.4691">
                <text:p>30.4691</text:p>
              </table:table-cell>
              <table:table-cell office:value-type="float" office:value="253.792">
                <text:p>253.792</text:p>
              </table:table-cell>
              <table:table-cell office:value-type="float" office:value="715.739">
                <text:p>715.739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30.4923">
                <text:p>30.4923</text:p>
              </table:table-cell>
              <table:table-cell office:value-type="float" office:value="253.836">
                <text:p>253.836</text:p>
              </table:table-cell>
              <table:table-cell office:value-type="float" office:value="715.672">
                <text:p>715.672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30.5157">
                <text:p>30.5157</text:p>
              </table:table-cell>
              <table:table-cell office:value-type="float" office:value="253.878">
                <text:p>253.878</text:p>
              </table:table-cell>
              <table:table-cell office:value-type="float" office:value="715.607">
                <text:p>715.607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30.5395">
                <text:p>30.5395</text:p>
              </table:table-cell>
              <table:table-cell office:value-type="float" office:value="253.918">
                <text:p>253.918</text:p>
              </table:table-cell>
              <table:table-cell office:value-type="float" office:value="715.543">
                <text:p>715.54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30.5635">
                <text:p>30.5635</text:p>
              </table:table-cell>
              <table:table-cell office:value-type="float" office:value="253.956">
                <text:p>253.956</text:p>
              </table:table-cell>
              <table:table-cell office:value-type="float" office:value="715.48">
                <text:p>715.48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30.5877">
                <text:p>30.5877</text:p>
              </table:table-cell>
              <table:table-cell office:value-type="float" office:value="253.993">
                <text:p>253.993</text:p>
              </table:table-cell>
              <table:table-cell office:value-type="float" office:value="715.419">
                <text:p>715.419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30.6122">
                <text:p>30.6122</text:p>
              </table:table-cell>
              <table:table-cell office:value-type="float" office:value="254.029">
                <text:p>254.029</text:p>
              </table:table-cell>
              <table:table-cell office:value-type="float" office:value="715.359">
                <text:p>715.359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30.6369">
                <text:p>30.6369</text:p>
              </table:table-cell>
              <table:table-cell office:value-type="float" office:value="254.063">
                <text:p>254.063</text:p>
              </table:table-cell>
              <table:table-cell office:value-type="float" office:value="715.3">
                <text:p>715.3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30.6619">
                <text:p>30.6619</text:p>
              </table:table-cell>
              <table:table-cell office:value-type="float" office:value="254.095">
                <text:p>254.095</text:p>
              </table:table-cell>
              <table:table-cell office:value-type="float" office:value="715.243">
                <text:p>715.24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0.6871">
                <text:p>30.6871</text:p>
              </table:table-cell>
              <table:table-cell office:value-type="float" office:value="254.126">
                <text:p>254.126</text:p>
              </table:table-cell>
              <table:table-cell office:value-type="float" office:value="715.187">
                <text:p>715.187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30.7124">
                <text:p>30.7124</text:p>
              </table:table-cell>
              <table:table-cell office:value-type="float" office:value="254.155">
                <text:p>254.155</text:p>
              </table:table-cell>
              <table:table-cell office:value-type="float" office:value="715.133">
                <text:p>715.133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30.738">
                <text:p>30.738</text:p>
              </table:table-cell>
              <table:table-cell office:value-type="float" office:value="254.182">
                <text:p>254.182</text:p>
              </table:table-cell>
              <table:table-cell office:value-type="float" office:value="715.08">
                <text:p>715.08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30.7637">
                <text:p>30.7637</text:p>
              </table:table-cell>
              <table:table-cell office:value-type="float" office:value="254.208">
                <text:p>254.208</text:p>
              </table:table-cell>
              <table:table-cell office:value-type="float" office:value="715.028">
                <text:p>715.028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30.7897">
                <text:p>30.7897</text:p>
              </table:table-cell>
              <table:table-cell office:value-type="float" office:value="254.232">
                <text:p>254.232</text:p>
              </table:table-cell>
              <table:table-cell office:value-type="float" office:value="714.978">
                <text:p>714.97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30.8158">
                <text:p>30.8158</text:p>
              </table:table-cell>
              <table:table-cell office:value-type="float" office:value="254.255">
                <text:p>254.255</text:p>
              </table:table-cell>
              <table:table-cell office:value-type="float" office:value="714.929">
                <text:p>714.929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30.8421">
                <text:p>30.8421</text:p>
              </table:table-cell>
              <table:table-cell office:value-type="float" office:value="254.276">
                <text:p>254.276</text:p>
              </table:table-cell>
              <table:table-cell office:value-type="float" office:value="714.882">
                <text:p>714.882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30.8685">
                <text:p>30.8685</text:p>
              </table:table-cell>
              <table:table-cell office:value-type="float" office:value="254.296">
                <text:p>254.296</text:p>
              </table:table-cell>
              <table:table-cell office:value-type="float" office:value="714.836">
                <text:p>714.836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30.895">
                <text:p>30.895</text:p>
              </table:table-cell>
              <table:table-cell office:value-type="float" office:value="254.314">
                <text:p>254.314</text:p>
              </table:table-cell>
              <table:table-cell office:value-type="float" office:value="714.791">
                <text:p>714.791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30.9217">
                <text:p>30.9217</text:p>
              </table:table-cell>
              <table:table-cell office:value-type="float" office:value="254.33">
                <text:p>254.33</text:p>
              </table:table-cell>
              <table:table-cell office:value-type="float" office:value="714.748">
                <text:p>714.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0.9485">
                <text:p>30.9485</text:p>
              </table:table-cell>
              <table:table-cell office:value-type="float" office:value="254.345">
                <text:p>254.345</text:p>
              </table:table-cell>
              <table:table-cell office:value-type="float" office:value="714.706">
                <text:p>714.706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30.9754">
                <text:p>30.9754</text:p>
              </table:table-cell>
              <table:table-cell office:value-type="float" office:value="254.359">
                <text:p>254.359</text:p>
              </table:table-cell>
              <table:table-cell office:value-type="float" office:value="714.666">
                <text:p>714.666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31.0025">
                <text:p>31.0025</text:p>
              </table:table-cell>
              <table:table-cell office:value-type="float" office:value="254.37">
                <text:p>254.37</text:p>
              </table:table-cell>
              <table:table-cell office:value-type="float" office:value="714.627">
                <text:p>714.627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31.0296">
                <text:p>31.0296</text:p>
              </table:table-cell>
              <table:table-cell office:value-type="float" office:value="254.381">
                <text:p>254.381</text:p>
              </table:table-cell>
              <table:table-cell office:value-type="float" office:value="714.59">
                <text:p>714.59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31.0568">
                <text:p>31.0568</text:p>
              </table:table-cell>
              <table:table-cell office:value-type="float" office:value="254.389">
                <text:p>254.389</text:p>
              </table:table-cell>
              <table:table-cell office:value-type="float" office:value="714.554">
                <text:p>714.554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31.0841">
                <text:p>31.0841</text:p>
              </table:table-cell>
              <table:table-cell office:value-type="float" office:value="254.397">
                <text:p>254.397</text:p>
              </table:table-cell>
              <table:table-cell office:value-type="float" office:value="714.519">
                <text:p>714.519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31.1114">
                <text:p>31.1114</text:p>
              </table:table-cell>
              <table:table-cell office:value-type="float" office:value="254.402">
                <text:p>254.402</text:p>
              </table:table-cell>
              <table:table-cell office:value-type="float" office:value="714.486">
                <text:p>714.486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31.1388">
                <text:p>31.1388</text:p>
              </table:table-cell>
              <table:table-cell office:value-type="float" office:value="254.407">
                <text:p>254.407</text:p>
              </table:table-cell>
              <table:table-cell office:value-type="float" office:value="714.454">
                <text:p>714.454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31.1663">
                <text:p>31.1663</text:p>
              </table:table-cell>
              <table:table-cell office:value-type="float" office:value="254.409">
                <text:p>254.409</text:p>
              </table:table-cell>
              <table:table-cell office:value-type="float" office:value="714.424">
                <text:p>714.424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31.1938">
                <text:p>31.1938</text:p>
              </table:table-cell>
              <table:table-cell office:value-type="float" office:value="254.411">
                <text:p>254.411</text:p>
              </table:table-cell>
              <table:table-cell office:value-type="float" office:value="714.395">
                <text:p>714.39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1.2213">
                <text:p>31.2213</text:p>
              </table:table-cell>
              <table:table-cell office:value-type="float" office:value="254.411">
                <text:p>254.411</text:p>
              </table:table-cell>
              <table:table-cell office:value-type="float" office:value="714.368">
                <text:p>714.368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31.2489">
                <text:p>31.2489</text:p>
              </table:table-cell>
              <table:table-cell office:value-type="float" office:value="254.409">
                <text:p>254.409</text:p>
              </table:table-cell>
              <table:table-cell office:value-type="float" office:value="714.342">
                <text:p>714.342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31.2764">
                <text:p>31.2764</text:p>
              </table:table-cell>
              <table:table-cell office:value-type="float" office:value="254.406">
                <text:p>254.406</text:p>
              </table:table-cell>
              <table:table-cell office:value-type="float" office:value="714.318">
                <text:p>714.318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31.304">
                <text:p>31.304</text:p>
              </table:table-cell>
              <table:table-cell office:value-type="float" office:value="254.401">
                <text:p>254.401</text:p>
              </table:table-cell>
              <table:table-cell office:value-type="float" office:value="714.295">
                <text:p>714.295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31.3315">
                <text:p>31.3315</text:p>
              </table:table-cell>
              <table:table-cell office:value-type="float" office:value="254.395">
                <text:p>254.395</text:p>
              </table:table-cell>
              <table:table-cell office:value-type="float" office:value="714.273">
                <text:p>714.273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31.3591">
                <text:p>31.3591</text:p>
              </table:table-cell>
              <table:table-cell office:value-type="float" office:value="254.388">
                <text:p>254.388</text:p>
              </table:table-cell>
              <table:table-cell office:value-type="float" office:value="714.253">
                <text:p>714.253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31.3866">
                <text:p>31.3866</text:p>
              </table:table-cell>
              <table:table-cell office:value-type="float" office:value="254.379">
                <text:p>254.379</text:p>
              </table:table-cell>
              <table:table-cell office:value-type="float" office:value="714.234">
                <text:p>714.234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31.4141">
                <text:p>31.4141</text:p>
              </table:table-cell>
              <table:table-cell office:value-type="float" office:value="254.369">
                <text:p>254.369</text:p>
              </table:table-cell>
              <table:table-cell office:value-type="float" office:value="714.217">
                <text:p>714.217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31.4415">
                <text:p>31.4415</text:p>
              </table:table-cell>
              <table:table-cell office:value-type="float" office:value="254.358">
                <text:p>254.358</text:p>
              </table:table-cell>
              <table:table-cell office:value-type="float" office:value="714.201">
                <text:p>714.201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31.4689">
                <text:p>31.4689</text:p>
              </table:table-cell>
              <table:table-cell office:value-type="float" office:value="254.345">
                <text:p>254.345</text:p>
              </table:table-cell>
              <table:table-cell office:value-type="float" office:value="714.186">
                <text:p>714.18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1.4962">
                <text:p>31.4962</text:p>
              </table:table-cell>
              <table:table-cell office:value-type="float" office:value="254.33">
                <text:p>254.33</text:p>
              </table:table-cell>
              <table:table-cell office:value-type="float" office:value="714.173">
                <text:p>714.173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31.5235">
                <text:p>31.5235</text:p>
              </table:table-cell>
              <table:table-cell office:value-type="float" office:value="254.315">
                <text:p>254.315</text:p>
              </table:table-cell>
              <table:table-cell office:value-type="float" office:value="714.162">
                <text:p>714.162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31.5506">
                <text:p>31.5506</text:p>
              </table:table-cell>
              <table:table-cell office:value-type="float" office:value="254.298">
                <text:p>254.298</text:p>
              </table:table-cell>
              <table:table-cell office:value-type="float" office:value="714.151">
                <text:p>714.151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31.5777">
                <text:p>31.5777</text:p>
              </table:table-cell>
              <table:table-cell office:value-type="float" office:value="254.28">
                <text:p>254.28</text:p>
              </table:table-cell>
              <table:table-cell office:value-type="float" office:value="714.142">
                <text:p>714.142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31.6048">
                <text:p>31.6048</text:p>
              </table:table-cell>
              <table:table-cell office:value-type="float" office:value="254.261">
                <text:p>254.261</text:p>
              </table:table-cell>
              <table:table-cell office:value-type="float" office:value="714.135">
                <text:p>714.135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31.6317">
                <text:p>31.6317</text:p>
              </table:table-cell>
              <table:table-cell office:value-type="float" office:value="254.24">
                <text:p>254.24</text:p>
              </table:table-cell>
              <table:table-cell office:value-type="float" office:value="714.128">
                <text:p>714.128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31.6584">
                <text:p>31.6584</text:p>
              </table:table-cell>
              <table:table-cell office:value-type="float" office:value="254.218">
                <text:p>254.218</text:p>
              </table:table-cell>
              <table:table-cell office:value-type="float" office:value="714.124">
                <text:p>714.124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31.6851">
                <text:p>31.6851</text:p>
              </table:table-cell>
              <table:table-cell office:value-type="float" office:value="254.195">
                <text:p>254.195</text:p>
              </table:table-cell>
              <table:table-cell office:value-type="float" office:value="714.12">
                <text:p>714.12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31.7117">
                <text:p>31.7117</text:p>
              </table:table-cell>
              <table:table-cell office:value-type="float" office:value="254.17">
                <text:p>254.17</text:p>
              </table:table-cell>
              <table:table-cell office:value-type="float" office:value="714.118">
                <text:p>714.118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31.7381">
                <text:p>31.7381</text:p>
              </table:table-cell>
              <table:table-cell office:value-type="float" office:value="254.145">
                <text:p>254.145</text:p>
              </table:table-cell>
              <table:table-cell office:value-type="float" office:value="714.117">
                <text:p>714.11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1.7644">
                <text:p>31.7644</text:p>
              </table:table-cell>
              <table:table-cell office:value-type="float" office:value="254.118">
                <text:p>254.118</text:p>
              </table:table-cell>
              <table:table-cell office:value-type="float" office:value="714.118">
                <text:p>714.118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31.7905">
                <text:p>31.7905</text:p>
              </table:table-cell>
              <table:table-cell office:value-type="float" office:value="254.09">
                <text:p>254.09</text:p>
              </table:table-cell>
              <table:table-cell office:value-type="float" office:value="714.119">
                <text:p>714.119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31.8164">
                <text:p>31.8164</text:p>
              </table:table-cell>
              <table:table-cell office:value-type="float" office:value="254.061">
                <text:p>254.061</text:p>
              </table:table-cell>
              <table:table-cell office:value-type="float" office:value="714.122">
                <text:p>714.122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31.8422">
                <text:p>31.8422</text:p>
              </table:table-cell>
              <table:table-cell office:value-type="float" office:value="254.031">
                <text:p>254.031</text:p>
              </table:table-cell>
              <table:table-cell office:value-type="float" office:value="714.127">
                <text:p>714.127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31.8679">
                <text:p>31.8679</text:p>
              </table:table-cell>
              <table:table-cell office:value-type="float" office:value="254">
                <text:p>254</text:p>
              </table:table-cell>
              <table:table-cell office:value-type="float" office:value="714.132">
                <text:p>714.13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31.8933">
                <text:p>31.8933</text:p>
              </table:table-cell>
              <table:table-cell office:value-type="float" office:value="253.967">
                <text:p>253.967</text:p>
              </table:table-cell>
              <table:table-cell office:value-type="float" office:value="714.139">
                <text:p>714.139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31.9186">
                <text:p>31.9186</text:p>
              </table:table-cell>
              <table:table-cell office:value-type="float" office:value="253.934">
                <text:p>253.934</text:p>
              </table:table-cell>
              <table:table-cell office:value-type="float" office:value="714.148">
                <text:p>714.148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31.9436">
                <text:p>31.9436</text:p>
              </table:table-cell>
              <table:table-cell office:value-type="float" office:value="253.899">
                <text:p>253.899</text:p>
              </table:table-cell>
              <table:table-cell office:value-type="float" office:value="714.157">
                <text:p>714.157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31.9685">
                <text:p>31.9685</text:p>
              </table:table-cell>
              <table:table-cell office:value-type="float" office:value="253.864">
                <text:p>253.864</text:p>
              </table:table-cell>
              <table:table-cell office:value-type="float" office:value="714.168">
                <text:p>714.168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31.9931">
                <text:p>31.9931</text:p>
              </table:table-cell>
              <table:table-cell office:value-type="float" office:value="253.827">
                <text:p>253.827</text:p>
              </table:table-cell>
              <table:table-cell office:value-type="float" office:value="714.179">
                <text:p>714.1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2.0176">
                <text:p>32.0176</text:p>
              </table:table-cell>
              <table:table-cell office:value-type="float" office:value="253.79">
                <text:p>253.79</text:p>
              </table:table-cell>
              <table:table-cell office:value-type="float" office:value="714.192">
                <text:p>714.192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32.0418">
                <text:p>32.0418</text:p>
              </table:table-cell>
              <table:table-cell office:value-type="float" office:value="253.752">
                <text:p>253.752</text:p>
              </table:table-cell>
              <table:table-cell office:value-type="float" office:value="714.207">
                <text:p>714.207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32.0658">
                <text:p>32.0658</text:p>
              </table:table-cell>
              <table:table-cell office:value-type="float" office:value="253.712">
                <text:p>253.712</text:p>
              </table:table-cell>
              <table:table-cell office:value-type="float" office:value="714.222">
                <text:p>714.222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32.0895">
                <text:p>32.0895</text:p>
              </table:table-cell>
              <table:table-cell office:value-type="float" office:value="253.672">
                <text:p>253.672</text:p>
              </table:table-cell>
              <table:table-cell office:value-type="float" office:value="714.239">
                <text:p>714.239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32.113">
                <text:p>32.113</text:p>
              </table:table-cell>
              <table:table-cell office:value-type="float" office:value="253.631">
                <text:p>253.631</text:p>
              </table:table-cell>
              <table:table-cell office:value-type="float" office:value="714.256">
                <text:p>714.256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32.1363">
                <text:p>32.1363</text:p>
              </table:table-cell>
              <table:table-cell office:value-type="float" office:value="253.588">
                <text:p>253.588</text:p>
              </table:table-cell>
              <table:table-cell office:value-type="float" office:value="714.275">
                <text:p>714.275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32.1593">
                <text:p>32.1593</text:p>
              </table:table-cell>
              <table:table-cell office:value-type="float" office:value="253.545">
                <text:p>253.545</text:p>
              </table:table-cell>
              <table:table-cell office:value-type="float" office:value="714.295">
                <text:p>714.295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32.182">
                <text:p>32.182</text:p>
              </table:table-cell>
              <table:table-cell office:value-type="float" office:value="253.502">
                <text:p>253.502</text:p>
              </table:table-cell>
              <table:table-cell office:value-type="float" office:value="714.316">
                <text:p>714.316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32.2045">
                <text:p>32.2045</text:p>
              </table:table-cell>
              <table:table-cell office:value-type="float" office:value="253.457">
                <text:p>253.457</text:p>
              </table:table-cell>
              <table:table-cell office:value-type="float" office:value="714.339">
                <text:p>714.339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32.2267">
                <text:p>32.2267</text:p>
              </table:table-cell>
              <table:table-cell office:value-type="float" office:value="253.412">
                <text:p>253.412</text:p>
              </table:table-cell>
              <table:table-cell office:value-type="float" office:value="714.362">
                <text:p>714.3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2.2486">
                <text:p>32.2486</text:p>
              </table:table-cell>
              <table:table-cell office:value-type="float" office:value="253.365">
                <text:p>253.365</text:p>
              </table:table-cell>
              <table:table-cell office:value-type="float" office:value="714.386">
                <text:p>714.386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32.2702">
                <text:p>32.2702</text:p>
              </table:table-cell>
              <table:table-cell office:value-type="float" office:value="253.318">
                <text:p>253.318</text:p>
              </table:table-cell>
              <table:table-cell office:value-type="float" office:value="714.411">
                <text:p>714.411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32.2916">
                <text:p>32.2916</text:p>
              </table:table-cell>
              <table:table-cell office:value-type="float" office:value="253.271">
                <text:p>253.271</text:p>
              </table:table-cell>
              <table:table-cell office:value-type="float" office:value="714.438">
                <text:p>714.438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32.3126">
                <text:p>32.3126</text:p>
              </table:table-cell>
              <table:table-cell office:value-type="float" office:value="253.222">
                <text:p>253.222</text:p>
              </table:table-cell>
              <table:table-cell office:value-type="float" office:value="714.465">
                <text:p>714.465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32.3334">
                <text:p>32.3334</text:p>
              </table:table-cell>
              <table:table-cell office:value-type="float" office:value="253.173">
                <text:p>253.173</text:p>
              </table:table-cell>
              <table:table-cell office:value-type="float" office:value="714.493">
                <text:p>714.49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32.3538">
                <text:p>32.3538</text:p>
              </table:table-cell>
              <table:table-cell office:value-type="float" office:value="253.123">
                <text:p>253.123</text:p>
              </table:table-cell>
              <table:table-cell office:value-type="float" office:value="714.523">
                <text:p>714.523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32.3739">
                <text:p>32.3739</text:p>
              </table:table-cell>
              <table:table-cell office:value-type="float" office:value="253.073">
                <text:p>253.073</text:p>
              </table:table-cell>
              <table:table-cell office:value-type="float" office:value="714.553">
                <text:p>714.553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32.3937">
                <text:p>32.3937</text:p>
              </table:table-cell>
              <table:table-cell office:value-type="float" office:value="253.022">
                <text:p>253.022</text:p>
              </table:table-cell>
              <table:table-cell office:value-type="float" office:value="714.584">
                <text:p>714.584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32.4132">
                <text:p>32.4132</text:p>
              </table:table-cell>
              <table:table-cell office:value-type="float" office:value="252.97">
                <text:p>252.97</text:p>
              </table:table-cell>
              <table:table-cell office:value-type="float" office:value="714.616">
                <text:p>714.616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32.4324">
                <text:p>32.4324</text:p>
              </table:table-cell>
              <table:table-cell office:value-type="float" office:value="252.918">
                <text:p>252.918</text:p>
              </table:table-cell>
              <table:table-cell office:value-type="float" office:value="714.649">
                <text:p>714.64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2.4513">
                <text:p>32.4513</text:p>
              </table:table-cell>
              <table:table-cell office:value-type="float" office:value="252.866">
                <text:p>252.866</text:p>
              </table:table-cell>
              <table:table-cell office:value-type="float" office:value="714.683">
                <text:p>714.683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32.4698">
                <text:p>32.4698</text:p>
              </table:table-cell>
              <table:table-cell office:value-type="float" office:value="252.812">
                <text:p>252.812</text:p>
              </table:table-cell>
              <table:table-cell office:value-type="float" office:value="714.718">
                <text:p>714.718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32.488">
                <text:p>32.488</text:p>
              </table:table-cell>
              <table:table-cell office:value-type="float" office:value="252.759">
                <text:p>252.759</text:p>
              </table:table-cell>
              <table:table-cell office:value-type="float" office:value="714.754">
                <text:p>714.754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32.5058">
                <text:p>32.5058</text:p>
              </table:table-cell>
              <table:table-cell office:value-type="float" office:value="252.704">
                <text:p>252.704</text:p>
              </table:table-cell>
              <table:table-cell office:value-type="float" office:value="714.79">
                <text:p>714.79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32.5233">
                <text:p>32.5233</text:p>
              </table:table-cell>
              <table:table-cell office:value-type="float" office:value="252.65">
                <text:p>252.65</text:p>
              </table:table-cell>
              <table:table-cell office:value-type="float" office:value="714.827">
                <text:p>714.82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32.5404">
                <text:p>32.5404</text:p>
              </table:table-cell>
              <table:table-cell office:value-type="float" office:value="252.594">
                <text:p>252.594</text:p>
              </table:table-cell>
              <table:table-cell office:value-type="float" office:value="714.865">
                <text:p>714.865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32.5572">
                <text:p>32.5572</text:p>
              </table:table-cell>
              <table:table-cell office:value-type="float" office:value="252.539">
                <text:p>252.539</text:p>
              </table:table-cell>
              <table:table-cell office:value-type="float" office:value="714.904">
                <text:p>714.904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32.5737">
                <text:p>32.5737</text:p>
              </table:table-cell>
              <table:table-cell office:value-type="float" office:value="252.483">
                <text:p>252.483</text:p>
              </table:table-cell>
              <table:table-cell office:value-type="float" office:value="714.944">
                <text:p>714.944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32.5897">
                <text:p>32.5897</text:p>
              </table:table-cell>
              <table:table-cell office:value-type="float" office:value="252.426">
                <text:p>252.426</text:p>
              </table:table-cell>
              <table:table-cell office:value-type="float" office:value="714.984">
                <text:p>714.984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32.6055">
                <text:p>32.6055</text:p>
              </table:table-cell>
              <table:table-cell office:value-type="float" office:value="252.37">
                <text:p>252.37</text:p>
              </table:table-cell>
              <table:table-cell office:value-type="float" office:value="715.025">
                <text:p>715.0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.6208">
                <text:p>32.6208</text:p>
              </table:table-cell>
              <table:table-cell office:value-type="float" office:value="252.313">
                <text:p>252.313</text:p>
              </table:table-cell>
              <table:table-cell office:value-type="float" office:value="715.066">
                <text:p>715.066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32.6358">
                <text:p>32.6358</text:p>
              </table:table-cell>
              <table:table-cell office:value-type="float" office:value="252.255">
                <text:p>252.255</text:p>
              </table:table-cell>
              <table:table-cell office:value-type="float" office:value="715.109">
                <text:p>715.109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32.6505">
                <text:p>32.6505</text:p>
              </table:table-cell>
              <table:table-cell office:value-type="float" office:value="252.198">
                <text:p>252.198</text:p>
              </table:table-cell>
              <table:table-cell office:value-type="float" office:value="715.152">
                <text:p>715.152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32.6647">
                <text:p>32.6647</text:p>
              </table:table-cell>
              <table:table-cell office:value-type="float" office:value="252.14">
                <text:p>252.14</text:p>
              </table:table-cell>
              <table:table-cell office:value-type="float" office:value="715.195">
                <text:p>715.195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32.6786">
                <text:p>32.6786</text:p>
              </table:table-cell>
              <table:table-cell office:value-type="float" office:value="252.082">
                <text:p>252.082</text:p>
              </table:table-cell>
              <table:table-cell office:value-type="float" office:value="715.24">
                <text:p>715.2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32.6921">
                <text:p>32.6921</text:p>
              </table:table-cell>
              <table:table-cell office:value-type="float" office:value="252.024">
                <text:p>252.024</text:p>
              </table:table-cell>
              <table:table-cell office:value-type="float" office:value="715.284">
                <text:p>715.284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32.7052">
                <text:p>32.7052</text:p>
              </table:table-cell>
              <table:table-cell office:value-type="float" office:value="251.965">
                <text:p>251.965</text:p>
              </table:table-cell>
              <table:table-cell office:value-type="float" office:value="715.33">
                <text:p>715.33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32.718">
                <text:p>32.718</text:p>
              </table:table-cell>
              <table:table-cell office:value-type="float" office:value="251.906">
                <text:p>251.906</text:p>
              </table:table-cell>
              <table:table-cell office:value-type="float" office:value="715.376">
                <text:p>715.376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32.7304">
                <text:p>32.7304</text:p>
              </table:table-cell>
              <table:table-cell office:value-type="float" office:value="251.847">
                <text:p>251.847</text:p>
              </table:table-cell>
              <table:table-cell office:value-type="float" office:value="715.422">
                <text:p>715.422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32.7424">
                <text:p>32.7424</text:p>
              </table:table-cell>
              <table:table-cell office:value-type="float" office:value="251.788">
                <text:p>251.788</text:p>
              </table:table-cell>
              <table:table-cell office:value-type="float" office:value="715.469">
                <text:p>715.46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2.754">
                <text:p>32.754</text:p>
              </table:table-cell>
              <table:table-cell office:value-type="float" office:value="251.729">
                <text:p>251.729</text:p>
              </table:table-cell>
              <table:table-cell office:value-type="float" office:value="715.517">
                <text:p>715.517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32.7652">
                <text:p>32.7652</text:p>
              </table:table-cell>
              <table:table-cell office:value-type="float" office:value="251.67">
                <text:p>251.67</text:p>
              </table:table-cell>
              <table:table-cell office:value-type="float" office:value="715.565">
                <text:p>715.565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32.7761">
                <text:p>32.7761</text:p>
              </table:table-cell>
              <table:table-cell office:value-type="float" office:value="251.611">
                <text:p>251.611</text:p>
              </table:table-cell>
              <table:table-cell office:value-type="float" office:value="715.613">
                <text:p>715.613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32.7865">
                <text:p>32.7865</text:p>
              </table:table-cell>
              <table:table-cell office:value-type="float" office:value="251.552">
                <text:p>251.552</text:p>
              </table:table-cell>
              <table:table-cell office:value-type="float" office:value="715.662">
                <text:p>715.662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32.7966">
                <text:p>32.7966</text:p>
              </table:table-cell>
              <table:table-cell office:value-type="float" office:value="251.492">
                <text:p>251.492</text:p>
              </table:table-cell>
              <table:table-cell office:value-type="float" office:value="715.711">
                <text:p>715.711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32.8063">
                <text:p>32.8063</text:p>
              </table:table-cell>
              <table:table-cell office:value-type="float" office:value="251.433">
                <text:p>251.433</text:p>
              </table:table-cell>
              <table:table-cell office:value-type="float" office:value="715.761">
                <text:p>715.761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32.8156">
                <text:p>32.8156</text:p>
              </table:table-cell>
              <table:table-cell office:value-type="float" office:value="251.374">
                <text:p>251.374</text:p>
              </table:table-cell>
              <table:table-cell office:value-type="float" office:value="715.811">
                <text:p>715.811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32.8245">
                <text:p>32.8245</text:p>
              </table:table-cell>
              <table:table-cell office:value-type="float" office:value="251.315">
                <text:p>251.315</text:p>
              </table:table-cell>
              <table:table-cell office:value-type="float" office:value="715.861">
                <text:p>715.861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32.833">
                <text:p>32.833</text:p>
              </table:table-cell>
              <table:table-cell office:value-type="float" office:value="251.255">
                <text:p>251.255</text:p>
              </table:table-cell>
              <table:table-cell office:value-type="float" office:value="715.912">
                <text:p>715.912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32.8412">
                <text:p>32.8412</text:p>
              </table:table-cell>
              <table:table-cell office:value-type="float" office:value="251.196">
                <text:p>251.196</text:p>
              </table:table-cell>
              <table:table-cell office:value-type="float" office:value="715.963">
                <text:p>715.9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2.8489">
                <text:p>32.8489</text:p>
              </table:table-cell>
              <table:table-cell office:value-type="float" office:value="251.137">
                <text:p>251.137</text:p>
              </table:table-cell>
              <table:table-cell office:value-type="float" office:value="716.014">
                <text:p>716.014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32.8563">
                <text:p>32.8563</text:p>
              </table:table-cell>
              <table:table-cell office:value-type="float" office:value="251.078">
                <text:p>251.078</text:p>
              </table:table-cell>
              <table:table-cell office:value-type="float" office:value="716.065">
                <text:p>716.065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32.8633">
                <text:p>32.8633</text:p>
              </table:table-cell>
              <table:table-cell office:value-type="float" office:value="251.02">
                <text:p>251.02</text:p>
              </table:table-cell>
              <table:table-cell office:value-type="float" office:value="716.117">
                <text:p>716.117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32.8699">
                <text:p>32.8699</text:p>
              </table:table-cell>
              <table:table-cell office:value-type="float" office:value="250.961">
                <text:p>250.961</text:p>
              </table:table-cell>
              <table:table-cell office:value-type="float" office:value="716.169">
                <text:p>716.169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32.8761">
                <text:p>32.8761</text:p>
              </table:table-cell>
              <table:table-cell office:value-type="float" office:value="250.903">
                <text:p>250.903</text:p>
              </table:table-cell>
              <table:table-cell office:value-type="float" office:value="716.221">
                <text:p>716.221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32.882">
                <text:p>32.882</text:p>
              </table:table-cell>
              <table:table-cell office:value-type="float" office:value="250.844">
                <text:p>250.844</text:p>
              </table:table-cell>
              <table:table-cell office:value-type="float" office:value="716.274">
                <text:p>716.274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32.8874">
                <text:p>32.8874</text:p>
              </table:table-cell>
              <table:table-cell office:value-type="float" office:value="250.786">
                <text:p>250.786</text:p>
              </table:table-cell>
              <table:table-cell office:value-type="float" office:value="716.326">
                <text:p>716.326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32.8925">
                <text:p>32.8925</text:p>
              </table:table-cell>
              <table:table-cell office:value-type="float" office:value="250.728">
                <text:p>250.728</text:p>
              </table:table-cell>
              <table:table-cell office:value-type="float" office:value="716.379">
                <text:p>716.379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32.8972">
                <text:p>32.8972</text:p>
              </table:table-cell>
              <table:table-cell office:value-type="float" office:value="250.671">
                <text:p>250.671</text:p>
              </table:table-cell>
              <table:table-cell office:value-type="float" office:value="716.432">
                <text:p>716.432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32.9015">
                <text:p>32.9015</text:p>
              </table:table-cell>
              <table:table-cell office:value-type="float" office:value="250.614">
                <text:p>250.614</text:p>
              </table:table-cell>
              <table:table-cell office:value-type="float" office:value="716.485">
                <text:p>716.4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2.9055">
                <text:p>32.9055</text:p>
              </table:table-cell>
              <table:table-cell office:value-type="float" office:value="250.557">
                <text:p>250.557</text:p>
              </table:table-cell>
              <table:table-cell office:value-type="float" office:value="716.538">
                <text:p>716.538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32.909">
                <text:p>32.909</text:p>
              </table:table-cell>
              <table:table-cell office:value-type="float" office:value="250.5">
                <text:p>250.5</text:p>
              </table:table-cell>
              <table:table-cell office:value-type="float" office:value="716.591">
                <text:p>716.591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32.9122">
                <text:p>32.9122</text:p>
              </table:table-cell>
              <table:table-cell office:value-type="float" office:value="250.443">
                <text:p>250.443</text:p>
              </table:table-cell>
              <table:table-cell office:value-type="float" office:value="716.644">
                <text:p>716.644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32.915">
                <text:p>32.915</text:p>
              </table:table-cell>
              <table:table-cell office:value-type="float" office:value="250.387">
                <text:p>250.387</text:p>
              </table:table-cell>
              <table:table-cell office:value-type="float" office:value="716.698">
                <text:p>716.698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32.9175">
                <text:p>32.9175</text:p>
              </table:table-cell>
              <table:table-cell office:value-type="float" office:value="250.332">
                <text:p>250.332</text:p>
              </table:table-cell>
              <table:table-cell office:value-type="float" office:value="716.751">
                <text:p>716.75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32.9196">
                <text:p>32.9196</text:p>
              </table:table-cell>
              <table:table-cell office:value-type="float" office:value="250.276">
                <text:p>250.276</text:p>
              </table:table-cell>
              <table:table-cell office:value-type="float" office:value="716.804">
                <text:p>716.804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32.9213">
                <text:p>32.9213</text:p>
              </table:table-cell>
              <table:table-cell office:value-type="float" office:value="250.221">
                <text:p>250.221</text:p>
              </table:table-cell>
              <table:table-cell office:value-type="float" office:value="716.857">
                <text:p>716.857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32.9227">
                <text:p>32.9227</text:p>
              </table:table-cell>
              <table:table-cell office:value-type="float" office:value="250.167">
                <text:p>250.167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32.9237">
                <text:p>32.9237</text:p>
              </table:table-cell>
              <table:table-cell office:value-type="float" office:value="250.113">
                <text:p>250.113</text:p>
              </table:table-cell>
              <table:table-cell office:value-type="float" office:value="716.964">
                <text:p>716.964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32.9243">
                <text:p>32.9243</text:p>
              </table:table-cell>
              <table:table-cell office:value-type="float" office:value="250.059">
                <text:p>250.059</text:p>
              </table:table-cell>
              <table:table-cell office:value-type="float" office:value="717.017">
                <text:p>717.01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2.9246">
                <text:p>32.9246</text:p>
              </table:table-cell>
              <table:table-cell office:value-type="float" office:value="250.006">
                <text:p>250.006</text:p>
              </table:table-cell>
              <table:table-cell office:value-type="float" office:value="717.07">
                <text:p>717.07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32.9246">
                <text:p>32.9246</text:p>
              </table:table-cell>
              <table:table-cell office:value-type="float" office:value="249.953">
                <text:p>249.953</text:p>
              </table:table-cell>
              <table:table-cell office:value-type="float" office:value="717.123">
                <text:p>717.123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32.9242">
                <text:p>32.9242</text:p>
              </table:table-cell>
              <table:table-cell office:value-type="float" office:value="249.901">
                <text:p>249.901</text:p>
              </table:table-cell>
              <table:table-cell office:value-type="float" office:value="717.175">
                <text:p>717.175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32.9234">
                <text:p>32.9234</text:p>
              </table:table-cell>
              <table:table-cell office:value-type="float" office:value="249.849">
                <text:p>249.849</text:p>
              </table:table-cell>
              <table:table-cell office:value-type="float" office:value="717.228">
                <text:p>717.228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32.9224">
                <text:p>32.9224</text:p>
              </table:table-cell>
              <table:table-cell office:value-type="float" office:value="249.797">
                <text:p>249.797</text:p>
              </table:table-cell>
              <table:table-cell office:value-type="float" office:value="717.28">
                <text:p>717.28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32.9209">
                <text:p>32.9209</text:p>
              </table:table-cell>
              <table:table-cell office:value-type="float" office:value="249.746">
                <text:p>249.746</text:p>
              </table:table-cell>
              <table:table-cell office:value-type="float" office:value="717.333">
                <text:p>717.333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32.9192">
                <text:p>32.9192</text:p>
              </table:table-cell>
              <table:table-cell office:value-type="float" office:value="249.696">
                <text:p>249.696</text:p>
              </table:table-cell>
              <table:table-cell office:value-type="float" office:value="717.385">
                <text:p>717.385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32.9171">
                <text:p>32.9171</text:p>
              </table:table-cell>
              <table:table-cell office:value-type="float" office:value="249.646">
                <text:p>249.646</text:p>
              </table:table-cell>
              <table:table-cell office:value-type="float" office:value="717.437">
                <text:p>717.437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32.9147">
                <text:p>32.9147</text:p>
              </table:table-cell>
              <table:table-cell office:value-type="float" office:value="249.597">
                <text:p>249.597</text:p>
              </table:table-cell>
              <table:table-cell office:value-type="float" office:value="717.488">
                <text:p>717.488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32.912">
                <text:p>32.912</text:p>
              </table:table-cell>
              <table:table-cell office:value-type="float" office:value="249.548">
                <text:p>249.548</text:p>
              </table:table-cell>
              <table:table-cell office:value-type="float" office:value="717.54">
                <text:p>717.5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2.9089">
                <text:p>32.9089</text:p>
              </table:table-cell>
              <table:table-cell office:value-type="float" office:value="249.5">
                <text:p>249.5</text:p>
              </table:table-cell>
              <table:table-cell office:value-type="float" office:value="717.591">
                <text:p>717.591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32.9055">
                <text:p>32.9055</text:p>
              </table:table-cell>
              <table:table-cell office:value-type="float" office:value="249.453">
                <text:p>249.453</text:p>
              </table:table-cell>
              <table:table-cell office:value-type="float" office:value="717.642">
                <text:p>717.642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32.9019">
                <text:p>32.9019</text:p>
              </table:table-cell>
              <table:table-cell office:value-type="float" office:value="249.406">
                <text:p>249.406</text:p>
              </table:table-cell>
              <table:table-cell office:value-type="float" office:value="717.692">
                <text:p>717.692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32.8979">
                <text:p>32.8979</text:p>
              </table:table-cell>
              <table:table-cell office:value-type="float" office:value="249.36">
                <text:p>249.36</text:p>
              </table:table-cell>
              <table:table-cell office:value-type="float" office:value="717.743">
                <text:p>717.743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32.8936">
                <text:p>32.8936</text:p>
              </table:table-cell>
              <table:table-cell office:value-type="float" office:value="249.314">
                <text:p>249.314</text:p>
              </table:table-cell>
              <table:table-cell office:value-type="float" office:value="717.793">
                <text:p>717.793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32.889">
                <text:p>32.889</text:p>
              </table:table-cell>
              <table:table-cell office:value-type="float" office:value="249.269">
                <text:p>249.269</text:p>
              </table:table-cell>
              <table:table-cell office:value-type="float" office:value="717.842">
                <text:p>717.842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32.8841">
                <text:p>32.8841</text:p>
              </table:table-cell>
              <table:table-cell office:value-type="float" office:value="249.224">
                <text:p>249.224</text:p>
              </table:table-cell>
              <table:table-cell office:value-type="float" office:value="717.892">
                <text:p>717.892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32.8789">
                <text:p>32.8789</text:p>
              </table:table-cell>
              <table:table-cell office:value-type="float" office:value="249.181">
                <text:p>249.181</text:p>
              </table:table-cell>
              <table:table-cell office:value-type="float" office:value="717.941">
                <text:p>717.941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32.8735">
                <text:p>32.8735</text:p>
              </table:table-cell>
              <table:table-cell office:value-type="float" office:value="249.137">
                <text:p>249.137</text:p>
              </table:table-cell>
              <table:table-cell office:value-type="float" office:value="717.989">
                <text:p>717.989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32.8677">
                <text:p>32.8677</text:p>
              </table:table-cell>
              <table:table-cell office:value-type="float" office:value="249.095">
                <text:p>249.095</text:p>
              </table:table-cell>
              <table:table-cell office:value-type="float" office:value="718.037">
                <text:p>718.0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2.8617">
                <text:p>32.8617</text:p>
              </table:table-cell>
              <table:table-cell office:value-type="float" office:value="249.053">
                <text:p>249.053</text:p>
              </table:table-cell>
              <table:table-cell office:value-type="float" office:value="718.085">
                <text:p>718.085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32.8554">
                <text:p>32.8554</text:p>
              </table:table-cell>
              <table:table-cell office:value-type="float" office:value="249.012">
                <text:p>249.012</text:p>
              </table:table-cell>
              <table:table-cell office:value-type="float" office:value="718.132">
                <text:p>718.132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32.8489">
                <text:p>32.8489</text:p>
              </table:table-cell>
              <table:table-cell office:value-type="float" office:value="248.972">
                <text:p>248.972</text:p>
              </table:table-cell>
              <table:table-cell office:value-type="float" office:value="718.179">
                <text:p>718.179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32.842">
                <text:p>32.842</text:p>
              </table:table-cell>
              <table:table-cell office:value-type="float" office:value="248.932">
                <text:p>248.932</text:p>
              </table:table-cell>
              <table:table-cell office:value-type="float" office:value="718.226">
                <text:p>718.226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32.835">
                <text:p>32.835</text:p>
              </table:table-cell>
              <table:table-cell office:value-type="float" office:value="248.893">
                <text:p>248.893</text:p>
              </table:table-cell>
              <table:table-cell office:value-type="float" office:value="718.272">
                <text:p>718.272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32.8276">
                <text:p>32.8276</text:p>
              </table:table-cell>
              <table:table-cell office:value-type="float" office:value="248.855">
                <text:p>248.855</text:p>
              </table:table-cell>
              <table:table-cell office:value-type="float" office:value="718.318">
                <text:p>718.318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32.82">
                <text:p>32.82</text:p>
              </table:table-cell>
              <table:table-cell office:value-type="float" office:value="248.817">
                <text:p>248.817</text:p>
              </table:table-cell>
              <table:table-cell office:value-type="float" office:value="718.363">
                <text:p>718.363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32.8122">
                <text:p>32.8122</text:p>
              </table:table-cell>
              <table:table-cell office:value-type="float" office:value="248.78">
                <text:p>248.78</text:p>
              </table:table-cell>
              <table:table-cell office:value-type="float" office:value="718.408">
                <text:p>718.408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32.8041">
                <text:p>32.8041</text:p>
              </table:table-cell>
              <table:table-cell office:value-type="float" office:value="248.744">
                <text:p>248.744</text:p>
              </table:table-cell>
              <table:table-cell office:value-type="float" office:value="718.452">
                <text:p>718.452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32.7958">
                <text:p>32.7958</text:p>
              </table:table-cell>
              <table:table-cell office:value-type="float" office:value="248.709">
                <text:p>248.709</text:p>
              </table:table-cell>
              <table:table-cell office:value-type="float" office:value="718.495">
                <text:p>718.49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2.7873">
                <text:p>32.7873</text:p>
              </table:table-cell>
              <table:table-cell office:value-type="float" office:value="248.674">
                <text:p>248.674</text:p>
              </table:table-cell>
              <table:table-cell office:value-type="float" office:value="718.539">
                <text:p>718.539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32.7786">
                <text:p>32.7786</text:p>
              </table:table-cell>
              <table:table-cell office:value-type="float" office:value="248.64">
                <text:p>248.64</text:p>
              </table:table-cell>
              <table:table-cell office:value-type="float" office:value="718.581">
                <text:p>718.581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32.7696">
                <text:p>32.7696</text:p>
              </table:table-cell>
              <table:table-cell office:value-type="float" office:value="248.607">
                <text:p>248.607</text:p>
              </table:table-cell>
              <table:table-cell office:value-type="float" office:value="718.623">
                <text:p>718.623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32.7604">
                <text:p>32.7604</text:p>
              </table:table-cell>
              <table:table-cell office:value-type="float" office:value="248.575">
                <text:p>248.575</text:p>
              </table:table-cell>
              <table:table-cell office:value-type="float" office:value="718.665">
                <text:p>718.665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32.751">
                <text:p>32.751</text:p>
              </table:table-cell>
              <table:table-cell office:value-type="float" office:value="248.543">
                <text:p>248.543</text:p>
              </table:table-cell>
              <table:table-cell office:value-type="float" office:value="718.706">
                <text:p>718.706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32.7414">
                <text:p>32.7414</text:p>
              </table:table-cell>
              <table:table-cell office:value-type="float" office:value="248.512">
                <text:p>248.512</text:p>
              </table:table-cell>
              <table:table-cell office:value-type="float" office:value="718.746">
                <text:p>718.746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32.7316">
                <text:p>32.7316</text:p>
              </table:table-cell>
              <table:table-cell office:value-type="float" office:value="248.482">
                <text:p>248.482</text:p>
              </table:table-cell>
              <table:table-cell office:value-type="float" office:value="718.786">
                <text:p>718.786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32.7217">
                <text:p>32.7217</text:p>
              </table:table-cell>
              <table:table-cell office:value-type="float" office:value="248.453">
                <text:p>248.453</text:p>
              </table:table-cell>
              <table:table-cell office:value-type="float" office:value="718.825">
                <text:p>718.825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32.7115">
                <text:p>32.7115</text:p>
              </table:table-cell>
              <table:table-cell office:value-type="float" office:value="248.424">
                <text:p>248.424</text:p>
              </table:table-cell>
              <table:table-cell office:value-type="float" office:value="718.864">
                <text:p>718.864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32.7011">
                <text:p>32.7011</text:p>
              </table:table-cell>
              <table:table-cell office:value-type="float" office:value="248.397">
                <text:p>248.397</text:p>
              </table:table-cell>
              <table:table-cell office:value-type="float" office:value="718.902">
                <text:p>718.9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2.6906">
                <text:p>32.6906</text:p>
              </table:table-cell>
              <table:table-cell office:value-type="float" office:value="248.37">
                <text:p>248.37</text:p>
              </table:table-cell>
              <table:table-cell office:value-type="float" office:value="718.94">
                <text:p>718.94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32.6799">
                <text:p>32.6799</text:p>
              </table:table-cell>
              <table:table-cell office:value-type="float" office:value="248.343">
                <text:p>248.343</text:p>
              </table:table-cell>
              <table:table-cell office:value-type="float" office:value="718.977">
                <text:p>718.977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32.669">
                <text:p>32.669</text:p>
              </table:table-cell>
              <table:table-cell office:value-type="float" office:value="248.318">
                <text:p>248.318</text:p>
              </table:table-cell>
              <table:table-cell office:value-type="float" office:value="719.013">
                <text:p>719.013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32.658">
                <text:p>32.658</text:p>
              </table:table-cell>
              <table:table-cell office:value-type="float" office:value="248.293">
                <text:p>248.293</text:p>
              </table:table-cell>
              <table:table-cell office:value-type="float" office:value="719.049">
                <text:p>719.049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32.6468">
                <text:p>32.6468</text:p>
              </table:table-cell>
              <table:table-cell office:value-type="float" office:value="248.27">
                <text:p>248.27</text:p>
              </table:table-cell>
              <table:table-cell office:value-type="float" office:value="719.084">
                <text:p>719.084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32.6355">
                <text:p>32.6355</text:p>
              </table:table-cell>
              <table:table-cell office:value-type="float" office:value="248.247">
                <text:p>248.247</text:p>
              </table:table-cell>
              <table:table-cell office:value-type="float" office:value="719.118">
                <text:p>719.118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32.624">
                <text:p>32.624</text:p>
              </table:table-cell>
              <table:table-cell office:value-type="float" office:value="248.224">
                <text:p>248.224</text:p>
              </table:table-cell>
              <table:table-cell office:value-type="float" office:value="719.152">
                <text:p>719.152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32.6124">
                <text:p>32.6124</text:p>
              </table:table-cell>
              <table:table-cell office:value-type="float" office:value="248.203">
                <text:p>248.203</text:p>
              </table:table-cell>
              <table:table-cell office:value-type="float" office:value="719.185">
                <text:p>719.185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32.6006">
                <text:p>32.6006</text:p>
              </table:table-cell>
              <table:table-cell office:value-type="float" office:value="248.182">
                <text:p>248.182</text:p>
              </table:table-cell>
              <table:table-cell office:value-type="float" office:value="719.217">
                <text:p>719.217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32.5887">
                <text:p>32.5887</text:p>
              </table:table-cell>
              <table:table-cell office:value-type="float" office:value="248.162">
                <text:p>248.162</text:p>
              </table:table-cell>
              <table:table-cell office:value-type="float" office:value="719.249">
                <text:p>719.24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2.5767">
                <text:p>32.5767</text:p>
              </table:table-cell>
              <table:table-cell office:value-type="float" office:value="248.143">
                <text:p>248.143</text:p>
              </table:table-cell>
              <table:table-cell office:value-type="float" office:value="719.28">
                <text:p>719.28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32.5646">
                <text:p>32.5646</text:p>
              </table:table-cell>
              <table:table-cell office:value-type="float" office:value="248.125">
                <text:p>248.125</text:p>
              </table:table-cell>
              <table:table-cell office:value-type="float" office:value="719.31">
                <text:p>719.31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32.5524">
                <text:p>32.5524</text:p>
              </table:table-cell>
              <table:table-cell office:value-type="float" office:value="248.107">
                <text:p>248.107</text:p>
              </table:table-cell>
              <table:table-cell office:value-type="float" office:value="719.34">
                <text:p>719.34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32.54">
                <text:p>32.54</text:p>
              </table:table-cell>
              <table:table-cell office:value-type="float" office:value="248.091">
                <text:p>248.091</text:p>
              </table:table-cell>
              <table:table-cell office:value-type="float" office:value="719.369">
                <text:p>719.369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32.5276">
                <text:p>32.5276</text:p>
              </table:table-cell>
              <table:table-cell office:value-type="float" office:value="248.075">
                <text:p>248.075</text:p>
              </table:table-cell>
              <table:table-cell office:value-type="float" office:value="719.398">
                <text:p>719.398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32.515">
                <text:p>32.515</text:p>
              </table:table-cell>
              <table:table-cell office:value-type="float" office:value="248.06">
                <text:p>248.06</text:p>
              </table:table-cell>
              <table:table-cell office:value-type="float" office:value="719.425">
                <text:p>719.425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32.5024">
                <text:p>32.5024</text:p>
              </table:table-cell>
              <table:table-cell office:value-type="float" office:value="248.045">
                <text:p>248.045</text:p>
              </table:table-cell>
              <table:table-cell office:value-type="float" office:value="719.452">
                <text:p>719.452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32.4896">
                <text:p>32.4896</text:p>
              </table:table-cell>
              <table:table-cell office:value-type="float" office:value="248.032">
                <text:p>248.032</text:p>
              </table:table-cell>
              <table:table-cell office:value-type="float" office:value="719.479">
                <text:p>719.479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32.4768">
                <text:p>32.4768</text:p>
              </table:table-cell>
              <table:table-cell office:value-type="float" office:value="248.019">
                <text:p>248.019</text:p>
              </table:table-cell>
              <table:table-cell office:value-type="float" office:value="719.504">
                <text:p>719.504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32.4639">
                <text:p>32.4639</text:p>
              </table:table-cell>
              <table:table-cell office:value-type="float" office:value="248.007">
                <text:p>248.007</text:p>
              </table:table-cell>
              <table:table-cell office:value-type="float" office:value="719.529">
                <text:p>719.5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451">
                <text:p>32.451</text:p>
              </table:table-cell>
              <table:table-cell office:value-type="float" office:value="247.996">
                <text:p>247.996</text:p>
              </table:table-cell>
              <table:table-cell office:value-type="float" office:value="719.553">
                <text:p>719.553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32.438">
                <text:p>32.438</text:p>
              </table:table-cell>
              <table:table-cell office:value-type="float" office:value="247.985">
                <text:p>247.985</text:p>
              </table:table-cell>
              <table:table-cell office:value-type="float" office:value="719.577">
                <text:p>719.577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32.4249">
                <text:p>32.4249</text:p>
              </table:table-cell>
              <table:table-cell office:value-type="float" office:value="247.975">
                <text:p>247.975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32.4117">
                <text:p>32.4117</text:p>
              </table:table-cell>
              <table:table-cell office:value-type="float" office:value="247.966">
                <text:p>247.966</text:p>
              </table:table-cell>
              <table:table-cell office:value-type="float" office:value="719.622">
                <text:p>719.622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32.3985">
                <text:p>32.3985</text:p>
              </table:table-cell>
              <table:table-cell office:value-type="float" office:value="247.958">
                <text:p>247.958</text:p>
              </table:table-cell>
              <table:table-cell office:value-type="float" office:value="719.643">
                <text:p>719.643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32.3853">
                <text:p>32.3853</text:p>
              </table:table-cell>
              <table:table-cell office:value-type="float" office:value="247.951">
                <text:p>247.951</text:p>
              </table:table-cell>
              <table:table-cell office:value-type="float" office:value="719.664">
                <text:p>719.664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32.372">
                <text:p>32.372</text:p>
              </table:table-cell>
              <table:table-cell office:value-type="float" office:value="247.944">
                <text:p>247.944</text:p>
              </table:table-cell>
              <table:table-cell office:value-type="float" office:value="719.684">
                <text:p>719.684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32.3587">
                <text:p>32.3587</text:p>
              </table:table-cell>
              <table:table-cell office:value-type="float" office:value="247.938">
                <text:p>247.938</text:p>
              </table:table-cell>
              <table:table-cell office:value-type="float" office:value="719.703">
                <text:p>719.703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32.3453">
                <text:p>32.3453</text:p>
              </table:table-cell>
              <table:table-cell office:value-type="float" office:value="247.933">
                <text:p>247.933</text:p>
              </table:table-cell>
              <table:table-cell office:value-type="float" office:value="719.722">
                <text:p>719.722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32.332">
                <text:p>32.332</text:p>
              </table:table-cell>
              <table:table-cell office:value-type="float" office:value="247.928">
                <text:p>247.928</text:p>
              </table:table-cell>
              <table:table-cell office:value-type="float" office:value="719.74">
                <text:p>719.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2.3186">
                <text:p>32.3186</text:p>
              </table:table-cell>
              <table:table-cell office:value-type="float" office:value="247.925">
                <text:p>247.925</text:p>
              </table:table-cell>
              <table:table-cell office:value-type="float" office:value="719.757">
                <text:p>719.757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32.3051">
                <text:p>32.3051</text:p>
              </table:table-cell>
              <table:table-cell office:value-type="float" office:value="247.922">
                <text:p>247.922</text:p>
              </table:table-cell>
              <table:table-cell office:value-type="float" office:value="719.773">
                <text:p>719.773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32.2917">
                <text:p>32.2917</text:p>
              </table:table-cell>
              <table:table-cell office:value-type="float" office:value="247.919">
                <text:p>247.919</text:p>
              </table:table-cell>
              <table:table-cell office:value-type="float" office:value="719.789">
                <text:p>719.789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32.2783">
                <text:p>32.2783</text:p>
              </table:table-cell>
              <table:table-cell office:value-type="float" office:value="247.918">
                <text:p>247.918</text:p>
              </table:table-cell>
              <table:table-cell office:value-type="float" office:value="719.804">
                <text:p>719.804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32.2648">
                <text:p>32.2648</text:p>
              </table:table-cell>
              <table:table-cell office:value-type="float" office:value="247.917">
                <text:p>247.917</text:p>
              </table:table-cell>
              <table:table-cell office:value-type="float" office:value="719.818">
                <text:p>719.818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32.2514">
                <text:p>32.2514</text:p>
              </table:table-cell>
              <table:table-cell office:value-type="float" office:value="247.917">
                <text:p>247.917</text:p>
              </table:table-cell>
              <table:table-cell office:value-type="float" office:value="719.832">
                <text:p>719.832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32.2379">
                <text:p>32.2379</text:p>
              </table:table-cell>
              <table:table-cell office:value-type="float" office:value="247.917">
                <text:p>247.917</text:p>
              </table:table-cell>
              <table:table-cell office:value-type="float" office:value="719.845">
                <text:p>719.845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32.2245">
                <text:p>32.2245</text:p>
              </table:table-cell>
              <table:table-cell office:value-type="float" office:value="247.918">
                <text:p>247.918</text:p>
              </table:table-cell>
              <table:table-cell office:value-type="float" office:value="719.857">
                <text:p>719.857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32.2111">
                <text:p>32.2111</text:p>
              </table:table-cell>
              <table:table-cell office:value-type="float" office:value="247.92">
                <text:p>247.92</text:p>
              </table:table-cell>
              <table:table-cell office:value-type="float" office:value="719.869">
                <text:p>719.869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32.1977">
                <text:p>32.1977</text:p>
              </table:table-cell>
              <table:table-cell office:value-type="float" office:value="247.923">
                <text:p>247.923</text:p>
              </table:table-cell>
              <table:table-cell office:value-type="float" office:value="719.88">
                <text:p>719.8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2.1843">
                <text:p>32.1843</text:p>
              </table:table-cell>
              <table:table-cell office:value-type="float" office:value="247.926">
                <text:p>247.926</text:p>
              </table:table-cell>
              <table:table-cell office:value-type="float" office:value="719.89">
                <text:p>719.89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32.171">
                <text:p>32.171</text:p>
              </table:table-cell>
              <table:table-cell office:value-type="float" office:value="247.93">
                <text:p>247.93</text:p>
              </table:table-cell>
              <table:table-cell office:value-type="float" office:value="719.899">
                <text:p>719.899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32.1577">
                <text:p>32.1577</text:p>
              </table:table-cell>
              <table:table-cell office:value-type="float" office:value="247.934">
                <text:p>247.934</text:p>
              </table:table-cell>
              <table:table-cell office:value-type="float" office:value="719.908">
                <text:p>719.908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32.1444">
                <text:p>32.1444</text:p>
              </table:table-cell>
              <table:table-cell office:value-type="float" office:value="247.94">
                <text:p>247.94</text:p>
              </table:table-cell>
              <table:table-cell office:value-type="float" office:value="719.916">
                <text:p>719.916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32.1312">
                <text:p>32.1312</text:p>
              </table:table-cell>
              <table:table-cell office:value-type="float" office:value="247.945">
                <text:p>247.945</text:p>
              </table:table-cell>
              <table:table-cell office:value-type="float" office:value="719.923">
                <text:p>719.923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32.118">
                <text:p>32.118</text:p>
              </table:table-cell>
              <table:table-cell office:value-type="float" office:value="247.952">
                <text:p>247.952</text:p>
              </table:table-cell>
              <table:table-cell office:value-type="float" office:value="719.93">
                <text:p>719.93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32.1048">
                <text:p>32.1048</text:p>
              </table:table-cell>
              <table:table-cell office:value-type="float" office:value="247.959">
                <text:p>247.959</text:p>
              </table:table-cell>
              <table:table-cell office:value-type="float" office:value="719.936">
                <text:p>719.936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32.0917">
                <text:p>32.0917</text:p>
              </table:table-cell>
              <table:table-cell office:value-type="float" office:value="247.967">
                <text:p>247.967</text:p>
              </table:table-cell>
              <table:table-cell office:value-type="float" office:value="719.942">
                <text:p>719.942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32.0787">
                <text:p>32.0787</text:p>
              </table:table-cell>
              <table:table-cell office:value-type="float" office:value="247.975">
                <text:p>247.975</text:p>
              </table:table-cell>
              <table:table-cell office:value-type="float" office:value="719.946">
                <text:p>719.946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32.0657">
                <text:p>32.0657</text:p>
              </table:table-cell>
              <table:table-cell office:value-type="float" office:value="247.984">
                <text:p>247.984</text:p>
              </table:table-cell>
              <table:table-cell office:value-type="float" office:value="719.95">
                <text:p>719.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2.0528">
                <text:p>32.0528</text:p>
              </table:table-cell>
              <table:table-cell office:value-type="float" office:value="247.994">
                <text:p>247.994</text:p>
              </table:table-cell>
              <table:table-cell office:value-type="float" office:value="719.954">
                <text:p>719.954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32.04">
                <text:p>32.04</text:p>
              </table:table-cell>
              <table:table-cell office:value-type="float" office:value="248.004">
                <text:p>248.004</text:p>
              </table:table-cell>
              <table:table-cell office:value-type="float" office:value="719.956">
                <text:p>719.956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32.0272">
                <text:p>32.0272</text:p>
              </table:table-cell>
              <table:table-cell office:value-type="float" office:value="248.014">
                <text:p>248.014</text:p>
              </table:table-cell>
              <table:table-cell office:value-type="float" office:value="719.958">
                <text:p>719.958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32.0145">
                <text:p>32.0145</text:p>
              </table:table-cell>
              <table:table-cell office:value-type="float" office:value="248.026">
                <text:p>248.026</text:p>
              </table:table-cell>
              <table:table-cell office:value-type="float" office:value="719.96">
                <text:p>719.96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32.0019">
                <text:p>32.0019</text:p>
              </table:table-cell>
              <table:table-cell office:value-type="float" office:value="248.037">
                <text:p>248.037</text:p>
              </table:table-cell>
              <table:table-cell office:value-type="float" office:value="719.961">
                <text:p>719.961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31.9893">
                <text:p>31.9893</text:p>
              </table:table-cell>
              <table:table-cell office:value-type="float" office:value="248.05">
                <text:p>248.05</text:p>
              </table:table-cell>
              <table:table-cell office:value-type="float" office:value="719.961">
                <text:p>719.961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31.9769">
                <text:p>31.9769</text:p>
              </table:table-cell>
              <table:table-cell office:value-type="float" office:value="248.063">
                <text:p>248.063</text:p>
              </table:table-cell>
              <table:table-cell office:value-type="float" office:value="719.96">
                <text:p>719.96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31.9645">
                <text:p>31.9645</text:p>
              </table:table-cell>
              <table:table-cell office:value-type="float" office:value="248.076">
                <text:p>248.076</text:p>
              </table:table-cell>
              <table:table-cell office:value-type="float" office:value="719.959">
                <text:p>719.959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31.9522">
                <text:p>31.9522</text:p>
              </table:table-cell>
              <table:table-cell office:value-type="float" office:value="248.09">
                <text:p>248.09</text:p>
              </table:table-cell>
              <table:table-cell office:value-type="float" office:value="719.958">
                <text:p>719.958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31.9401">
                <text:p>31.9401</text:p>
              </table:table-cell>
              <table:table-cell office:value-type="float" office:value="248.104">
                <text:p>248.104</text:p>
              </table:table-cell>
              <table:table-cell office:value-type="float" office:value="719.955">
                <text:p>719.95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928">
                <text:p>31.928</text:p>
              </table:table-cell>
              <table:table-cell office:value-type="float" office:value="248.119">
                <text:p>248.119</text:p>
              </table:table-cell>
              <table:table-cell office:value-type="float" office:value="719.953">
                <text:p>719.953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31.916">
                <text:p>31.916</text:p>
              </table:table-cell>
              <table:table-cell office:value-type="float" office:value="248.135">
                <text:p>248.135</text:p>
              </table:table-cell>
              <table:table-cell office:value-type="float" office:value="719.949">
                <text:p>719.949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31.9041">
                <text:p>31.9041</text:p>
              </table:table-cell>
              <table:table-cell office:value-type="float" office:value="248.151">
                <text:p>248.151</text:p>
              </table:table-cell>
              <table:table-cell office:value-type="float" office:value="719.945">
                <text:p>719.945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31.8924">
                <text:p>31.8924</text:p>
              </table:table-cell>
              <table:table-cell office:value-type="float" office:value="248.167">
                <text:p>248.167</text:p>
              </table:table-cell>
              <table:table-cell office:value-type="float" office:value="719.94">
                <text:p>719.94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31.8807">
                <text:p>31.8807</text:p>
              </table:table-cell>
              <table:table-cell office:value-type="float" office:value="248.184">
                <text:p>248.184</text:p>
              </table:table-cell>
              <table:table-cell office:value-type="float" office:value="719.935">
                <text:p>719.935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31.8691">
                <text:p>31.8691</text:p>
              </table:table-cell>
              <table:table-cell office:value-type="float" office:value="248.202">
                <text:p>248.202</text:p>
              </table:table-cell>
              <table:table-cell office:value-type="float" office:value="719.929">
                <text:p>719.929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31.8577">
                <text:p>31.8577</text:p>
              </table:table-cell>
              <table:table-cell office:value-type="float" office:value="248.219">
                <text:p>248.219</text:p>
              </table:table-cell>
              <table:table-cell office:value-type="float" office:value="719.923">
                <text:p>719.923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31.8464">
                <text:p>31.8464</text:p>
              </table:table-cell>
              <table:table-cell office:value-type="float" office:value="248.238">
                <text:p>248.238</text:p>
              </table:table-cell>
              <table:table-cell office:value-type="float" office:value="719.916">
                <text:p>719.916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31.8352">
                <text:p>31.8352</text:p>
              </table:table-cell>
              <table:table-cell office:value-type="float" office:value="248.256">
                <text:p>248.256</text:p>
              </table:table-cell>
              <table:table-cell office:value-type="float" office:value="719.909">
                <text:p>719.909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31.8241">
                <text:p>31.8241</text:p>
              </table:table-cell>
              <table:table-cell office:value-type="float" office:value="248.275">
                <text:p>248.275</text:p>
              </table:table-cell>
              <table:table-cell office:value-type="float" office:value="719.901">
                <text:p>719.9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8132">
                <text:p>31.8132</text:p>
              </table:table-cell>
              <table:table-cell office:value-type="float" office:value="248.295">
                <text:p>248.295</text:p>
              </table:table-cell>
              <table:table-cell office:value-type="float" office:value="719.892">
                <text:p>719.892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31.8024">
                <text:p>31.8024</text:p>
              </table:table-cell>
              <table:table-cell office:value-type="float" office:value="248.315">
                <text:p>248.315</text:p>
              </table:table-cell>
              <table:table-cell office:value-type="float" office:value="719.883">
                <text:p>719.883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31.7917">
                <text:p>31.7917</text:p>
              </table:table-cell>
              <table:table-cell office:value-type="float" office:value="248.335">
                <text:p>248.335</text:p>
              </table:table-cell>
              <table:table-cell office:value-type="float" office:value="719.873">
                <text:p>719.873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31.7811">
                <text:p>31.7811</text:p>
              </table:table-cell>
              <table:table-cell office:value-type="float" office:value="248.356">
                <text:p>248.356</text:p>
              </table:table-cell>
              <table:table-cell office:value-type="float" office:value="719.863">
                <text:p>719.863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31.7707">
                <text:p>31.7707</text:p>
              </table:table-cell>
              <table:table-cell office:value-type="float" office:value="248.377">
                <text:p>248.377</text:p>
              </table:table-cell>
              <table:table-cell office:value-type="float" office:value="719.853">
                <text:p>719.853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31.7604">
                <text:p>31.7604</text:p>
              </table:table-cell>
              <table:table-cell office:value-type="float" office:value="248.398">
                <text:p>248.398</text:p>
              </table:table-cell>
              <table:table-cell office:value-type="float" office:value="719.842">
                <text:p>719.842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31.7503">
                <text:p>31.7503</text:p>
              </table:table-cell>
              <table:table-cell office:value-type="float" office:value="248.42">
                <text:p>248.42</text:p>
              </table:table-cell>
              <table:table-cell office:value-type="float" office:value="719.83">
                <text:p>719.83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31.7403">
                <text:p>31.7403</text:p>
              </table:table-cell>
              <table:table-cell office:value-type="float" office:value="248.442">
                <text:p>248.442</text:p>
              </table:table-cell>
              <table:table-cell office:value-type="float" office:value="719.818">
                <text:p>719.818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31.7304">
                <text:p>31.7304</text:p>
              </table:table-cell>
              <table:table-cell office:value-type="float" office:value="248.464">
                <text:p>248.464</text:p>
              </table:table-cell>
              <table:table-cell office:value-type="float" office:value="719.805">
                <text:p>719.805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31.7207">
                <text:p>31.7207</text:p>
              </table:table-cell>
              <table:table-cell office:value-type="float" office:value="248.487">
                <text:p>248.487</text:p>
              </table:table-cell>
              <table:table-cell office:value-type="float" office:value="719.792">
                <text:p>719.7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7112">
                <text:p>31.7112</text:p>
              </table:table-cell>
              <table:table-cell office:value-type="float" office:value="248.51">
                <text:p>248.51</text:p>
              </table:table-cell>
              <table:table-cell office:value-type="float" office:value="719.779">
                <text:p>719.779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31.7018">
                <text:p>31.7018</text:p>
              </table:table-cell>
              <table:table-cell office:value-type="float" office:value="248.533">
                <text:p>248.533</text:p>
              </table:table-cell>
              <table:table-cell office:value-type="float" office:value="719.765">
                <text:p>719.765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31.6925">
                <text:p>31.6925</text:p>
              </table:table-cell>
              <table:table-cell office:value-type="float" office:value="248.557">
                <text:p>248.557</text:p>
              </table:table-cell>
              <table:table-cell office:value-type="float" office:value="719.751">
                <text:p>719.751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31.6834">
                <text:p>31.6834</text:p>
              </table:table-cell>
              <table:table-cell office:value-type="float" office:value="248.581">
                <text:p>248.581</text:p>
              </table:table-cell>
              <table:table-cell office:value-type="float" office:value="719.736">
                <text:p>719.736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31.6744">
                <text:p>31.6744</text:p>
              </table:table-cell>
              <table:table-cell office:value-type="float" office:value="248.605">
                <text:p>248.605</text:p>
              </table:table-cell>
              <table:table-cell office:value-type="float" office:value="719.721">
                <text:p>719.721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31.6656">
                <text:p>31.6656</text:p>
              </table:table-cell>
              <table:table-cell office:value-type="float" office:value="248.629">
                <text:p>248.629</text:p>
              </table:table-cell>
              <table:table-cell office:value-type="float" office:value="719.705">
                <text:p>719.705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31.657">
                <text:p>31.657</text:p>
              </table:table-cell>
              <table:table-cell office:value-type="float" office:value="248.654">
                <text:p>248.654</text:p>
              </table:table-cell>
              <table:table-cell office:value-type="float" office:value="719.689">
                <text:p>719.689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31.6485">
                <text:p>31.6485</text:p>
              </table:table-cell>
              <table:table-cell office:value-type="float" office:value="248.679">
                <text:p>248.679</text:p>
              </table:table-cell>
              <table:table-cell office:value-type="float" office:value="719.673">
                <text:p>719.673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31.6402">
                <text:p>31.6402</text:p>
              </table:table-cell>
              <table:table-cell office:value-type="float" office:value="248.704">
                <text:p>248.704</text:p>
              </table:table-cell>
              <table:table-cell office:value-type="float" office:value="719.656">
                <text:p>719.656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31.632">
                <text:p>31.632</text:p>
              </table:table-cell>
              <table:table-cell office:value-type="float" office:value="248.729">
                <text:p>248.729</text:p>
              </table:table-cell>
              <table:table-cell office:value-type="float" office:value="719.639">
                <text:p>719.6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624">
                <text:p>31.624</text:p>
              </table:table-cell>
              <table:table-cell office:value-type="float" office:value="248.755">
                <text:p>248.755</text:p>
              </table:table-cell>
              <table:table-cell office:value-type="float" office:value="719.621">
                <text:p>719.621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31.6162">
                <text:p>31.6162</text:p>
              </table:table-cell>
              <table:table-cell office:value-type="float" office:value="248.781">
                <text:p>248.781</text:p>
              </table:table-cell>
              <table:table-cell office:value-type="float" office:value="719.603">
                <text:p>719.603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31.6085">
                <text:p>31.6085</text:p>
              </table:table-cell>
              <table:table-cell office:value-type="float" office:value="248.806">
                <text:p>248.806</text:p>
              </table:table-cell>
              <table:table-cell office:value-type="float" office:value="719.585">
                <text:p>719.585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31.601">
                <text:p>31.601</text:p>
              </table:table-cell>
              <table:table-cell office:value-type="float" office:value="248.832">
                <text:p>248.832</text:p>
              </table:table-cell>
              <table:table-cell office:value-type="float" office:value="719.566">
                <text:p>719.566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31.5937">
                <text:p>31.5937</text:p>
              </table:table-cell>
              <table:table-cell office:value-type="float" office:value="248.859">
                <text:p>248.859</text:p>
              </table:table-cell>
              <table:table-cell office:value-type="float" office:value="719.548">
                <text:p>719.548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31.5865">
                <text:p>31.5865</text:p>
              </table:table-cell>
              <table:table-cell office:value-type="float" office:value="248.885">
                <text:p>248.885</text:p>
              </table:table-cell>
              <table:table-cell office:value-type="float" office:value="719.528">
                <text:p>719.528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31.5795">
                <text:p>31.5795</text:p>
              </table:table-cell>
              <table:table-cell office:value-type="float" office:value="248.912">
                <text:p>248.912</text:p>
              </table:table-cell>
              <table:table-cell office:value-type="float" office:value="719.509">
                <text:p>719.509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31.5727">
                <text:p>31.5727</text:p>
              </table:table-cell>
              <table:table-cell office:value-type="float" office:value="248.938">
                <text:p>248.938</text:p>
              </table:table-cell>
              <table:table-cell office:value-type="float" office:value="719.489">
                <text:p>719.489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31.566">
                <text:p>31.566</text:p>
              </table:table-cell>
              <table:table-cell office:value-type="float" office:value="248.965">
                <text:p>248.965</text:p>
              </table:table-cell>
              <table:table-cell office:value-type="float" office:value="719.469">
                <text:p>719.469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31.5595">
                <text:p>31.5595</text:p>
              </table:table-cell>
              <table:table-cell office:value-type="float" office:value="248.992">
                <text:p>248.992</text:p>
              </table:table-cell>
              <table:table-cell office:value-type="float" office:value="719.448">
                <text:p>719.4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1.5532">
                <text:p>31.5532</text:p>
              </table:table-cell>
              <table:table-cell office:value-type="float" office:value="249.019">
                <text:p>249.019</text:p>
              </table:table-cell>
              <table:table-cell office:value-type="float" office:value="719.428">
                <text:p>719.428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31.5471">
                <text:p>31.5471</text:p>
              </table:table-cell>
              <table:table-cell office:value-type="float" office:value="249.046">
                <text:p>249.046</text:p>
              </table:table-cell>
              <table:table-cell office:value-type="float" office:value="719.407">
                <text:p>719.407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31.5411">
                <text:p>31.5411</text:p>
              </table:table-cell>
              <table:table-cell office:value-type="float" office:value="249.073">
                <text:p>249.073</text:p>
              </table:table-cell>
              <table:table-cell office:value-type="float" office:value="719.385">
                <text:p>719.385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31.5353">
                <text:p>31.5353</text:p>
              </table:table-cell>
              <table:table-cell office:value-type="float" office:value="249.101">
                <text:p>249.101</text:p>
              </table:table-cell>
              <table:table-cell office:value-type="float" office:value="719.364">
                <text:p>719.364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31.5297">
                <text:p>31.5297</text:p>
              </table:table-cell>
              <table:table-cell office:value-type="float" office:value="249.128">
                <text:p>249.128</text:p>
              </table:table-cell>
              <table:table-cell office:value-type="float" office:value="719.342">
                <text:p>719.342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31.5242">
                <text:p>31.5242</text:p>
              </table:table-cell>
              <table:table-cell office:value-type="float" office:value="249.155">
                <text:p>249.155</text:p>
              </table:table-cell>
              <table:table-cell office:value-type="float" office:value="719.32">
                <text:p>719.32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31.5189">
                <text:p>31.5189</text:p>
              </table:table-cell>
              <table:table-cell office:value-type="float" office:value="249.183">
                <text:p>249.183</text:p>
              </table:table-cell>
              <table:table-cell office:value-type="float" office:value="719.298">
                <text:p>719.298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31.5138">
                <text:p>31.5138</text:p>
              </table:table-cell>
              <table:table-cell office:value-type="float" office:value="249.21">
                <text:p>249.21</text:p>
              </table:table-cell>
              <table:table-cell office:value-type="float" office:value="719.276">
                <text:p>719.276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31.5089">
                <text:p>31.5089</text:p>
              </table:table-cell>
              <table:table-cell office:value-type="float" office:value="249.238">
                <text:p>249.238</text:p>
              </table:table-cell>
              <table:table-cell office:value-type="float" office:value="719.253">
                <text:p>719.253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31.5042">
                <text:p>31.5042</text:p>
              </table:table-cell>
              <table:table-cell office:value-type="float" office:value="249.265">
                <text:p>249.265</text:p>
              </table:table-cell>
              <table:table-cell office:value-type="float" office:value="719.23">
                <text:p>719.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1.4996">
                <text:p>31.4996</text:p>
              </table:table-cell>
              <table:table-cell office:value-type="float" office:value="249.293">
                <text:p>249.293</text:p>
              </table:table-cell>
              <table:table-cell office:value-type="float" office:value="719.207">
                <text:p>719.207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31.4952">
                <text:p>31.4952</text:p>
              </table:table-cell>
              <table:table-cell office:value-type="float" office:value="249.321">
                <text:p>249.321</text:p>
              </table:table-cell>
              <table:table-cell office:value-type="float" office:value="719.184">
                <text:p>719.184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31.4909">
                <text:p>31.4909</text:p>
              </table:table-cell>
              <table:table-cell office:value-type="float" office:value="249.348">
                <text:p>249.348</text:p>
              </table:table-cell>
              <table:table-cell office:value-type="float" office:value="719.161">
                <text:p>719.161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31.4869">
                <text:p>31.4869</text:p>
              </table:table-cell>
              <table:table-cell office:value-type="float" office:value="249.376">
                <text:p>249.376</text:p>
              </table:table-cell>
              <table:table-cell office:value-type="float" office:value="719.137">
                <text:p>719.137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31.483">
                <text:p>31.483</text:p>
              </table:table-cell>
              <table:table-cell office:value-type="float" office:value="249.403">
                <text:p>249.403</text:p>
              </table:table-cell>
              <table:table-cell office:value-type="float" office:value="719.114">
                <text:p>719.114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31.4793">
                <text:p>31.4793</text:p>
              </table:table-cell>
              <table:table-cell office:value-type="float" office:value="249.431">
                <text:p>249.431</text:p>
              </table:table-cell>
              <table:table-cell office:value-type="float" office:value="719.09">
                <text:p>719.09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31.4757">
                <text:p>31.4757</text:p>
              </table:table-cell>
              <table:table-cell office:value-type="float" office:value="249.458">
                <text:p>249.458</text:p>
              </table:table-cell>
              <table:table-cell office:value-type="float" office:value="719.066">
                <text:p>719.066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31.4724">
                <text:p>31.4724</text:p>
              </table:table-cell>
              <table:table-cell office:value-type="float" office:value="249.485">
                <text:p>249.485</text:p>
              </table:table-cell>
              <table:table-cell office:value-type="float" office:value="719.042">
                <text:p>719.042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31.4692">
                <text:p>31.4692</text:p>
              </table:table-cell>
              <table:table-cell office:value-type="float" office:value="249.513">
                <text:p>249.513</text:p>
              </table:table-cell>
              <table:table-cell office:value-type="float" office:value="719.018">
                <text:p>719.018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31.4661">
                <text:p>31.4661</text:p>
              </table:table-cell>
              <table:table-cell office:value-type="float" office:value="249.54">
                <text:p>249.54</text:p>
              </table:table-cell>
              <table:table-cell office:value-type="float" office:value="718.994">
                <text:p>718.9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.4633">
                <text:p>31.4633</text:p>
              </table:table-cell>
              <table:table-cell office:value-type="float" office:value="249.567">
                <text:p>249.567</text:p>
              </table:table-cell>
              <table:table-cell office:value-type="float" office:value="718.97">
                <text:p>718.97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31.4606">
                <text:p>31.4606</text:p>
              </table:table-cell>
              <table:table-cell office:value-type="float" office:value="249.594">
                <text:p>249.594</text:p>
              </table:table-cell>
              <table:table-cell office:value-type="float" office:value="718.945">
                <text:p>718.945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31.4581">
                <text:p>31.4581</text:p>
              </table:table-cell>
              <table:table-cell office:value-type="float" office:value="249.621">
                <text:p>249.621</text:p>
              </table:table-cell>
              <table:table-cell office:value-type="float" office:value="718.921">
                <text:p>718.921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31.4558">
                <text:p>31.4558</text:p>
              </table:table-cell>
              <table:table-cell office:value-type="float" office:value="249.648">
                <text:p>249.648</text:p>
              </table:table-cell>
              <table:table-cell office:value-type="float" office:value="718.896">
                <text:p>718.896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31.4536">
                <text:p>31.4536</text:p>
              </table:table-cell>
              <table:table-cell office:value-type="float" office:value="249.675">
                <text:p>249.675</text:p>
              </table:table-cell>
              <table:table-cell office:value-type="float" office:value="718.871">
                <text:p>718.871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31.4516">
                <text:p>31.4516</text:p>
              </table:table-cell>
              <table:table-cell office:value-type="float" office:value="249.702">
                <text:p>249.702</text:p>
              </table:table-cell>
              <table:table-cell office:value-type="float" office:value="718.847">
                <text:p>718.847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31.4497">
                <text:p>31.4497</text:p>
              </table:table-cell>
              <table:table-cell office:value-type="float" office:value="249.728">
                <text:p>249.728</text:p>
              </table:table-cell>
              <table:table-cell office:value-type="float" office:value="718.822">
                <text:p>718.822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31.4481">
                <text:p>31.4481</text:p>
              </table:table-cell>
              <table:table-cell office:value-type="float" office:value="249.755">
                <text:p>249.755</text:p>
              </table:table-cell>
              <table:table-cell office:value-type="float" office:value="718.797">
                <text:p>718.797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31.4466">
                <text:p>31.4466</text:p>
              </table:table-cell>
              <table:table-cell office:value-type="float" office:value="249.781">
                <text:p>249.781</text:p>
              </table:table-cell>
              <table:table-cell office:value-type="float" office:value="718.773">
                <text:p>718.773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31.4452">
                <text:p>31.4452</text:p>
              </table:table-cell>
              <table:table-cell office:value-type="float" office:value="249.807">
                <text:p>249.807</text:p>
              </table:table-cell>
              <table:table-cell office:value-type="float" office:value="718.748">
                <text:p>718.7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1.4441">
                <text:p>31.4441</text:p>
              </table:table-cell>
              <table:table-cell office:value-type="float" office:value="249.833">
                <text:p>249.833</text:p>
              </table:table-cell>
              <table:table-cell office:value-type="float" office:value="718.723">
                <text:p>718.723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31.4431">
                <text:p>31.4431</text:p>
              </table:table-cell>
              <table:table-cell office:value-type="float" office:value="249.859">
                <text:p>249.859</text:p>
              </table:table-cell>
              <table:table-cell office:value-type="float" office:value="718.698">
                <text:p>718.698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31.4422">
                <text:p>31.4422</text:p>
              </table:table-cell>
              <table:table-cell office:value-type="float" office:value="249.884">
                <text:p>249.884</text:p>
              </table:table-cell>
              <table:table-cell office:value-type="float" office:value="718.673">
                <text:p>718.673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31.4415">
                <text:p>31.4415</text:p>
              </table:table-cell>
              <table:table-cell office:value-type="float" office:value="249.91">
                <text:p>249.91</text:p>
              </table:table-cell>
              <table:table-cell office:value-type="float" office:value="718.649">
                <text:p>718.649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31.441">
                <text:p>31.441</text:p>
              </table:table-cell>
              <table:table-cell office:value-type="float" office:value="249.935">
                <text:p>249.935</text:p>
              </table:table-cell>
              <table:table-cell office:value-type="float" office:value="718.624">
                <text:p>718.624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31.4406">
                <text:p>31.4406</text:p>
              </table:table-cell>
              <table:table-cell office:value-type="float" office:value="249.96">
                <text:p>249.96</text:p>
              </table:table-cell>
              <table:table-cell office:value-type="float" office:value="718.599">
                <text:p>718.599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31.4404">
                <text:p>31.4404</text:p>
              </table:table-cell>
              <table:table-cell office:value-type="float" office:value="249.985">
                <text:p>249.985</text:p>
              </table:table-cell>
              <table:table-cell office:value-type="float" office:value="718.574">
                <text:p>718.574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31.4404">
                <text:p>31.4404</text:p>
              </table:table-cell>
              <table:table-cell office:value-type="float" office:value="250.01">
                <text:p>250.01</text:p>
              </table:table-cell>
              <table:table-cell office:value-type="float" office:value="718.55">
                <text:p>718.55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31.4405">
                <text:p>31.4405</text:p>
              </table:table-cell>
              <table:table-cell office:value-type="float" office:value="250.034">
                <text:p>250.034</text:p>
              </table:table-cell>
              <table:table-cell office:value-type="float" office:value="718.525">
                <text:p>718.525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31.4407">
                <text:p>31.4407</text:p>
              </table:table-cell>
              <table:table-cell office:value-type="float" office:value="250.059">
                <text:p>250.059</text:p>
              </table:table-cell>
              <table:table-cell office:value-type="float" office:value="718.501">
                <text:p>718.50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1.4411">
                <text:p>31.4411</text:p>
              </table:table-cell>
              <table:table-cell office:value-type="float" office:value="250.083">
                <text:p>250.083</text:p>
              </table:table-cell>
              <table:table-cell office:value-type="float" office:value="718.476">
                <text:p>718.476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31.4417">
                <text:p>31.4417</text:p>
              </table:table-cell>
              <table:table-cell office:value-type="float" office:value="250.106">
                <text:p>250.106</text:p>
              </table:table-cell>
              <table:table-cell office:value-type="float" office:value="718.452">
                <text:p>718.452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31.4424">
                <text:p>31.4424</text:p>
              </table:table-cell>
              <table:table-cell office:value-type="float" office:value="250.13">
                <text:p>250.13</text:p>
              </table:table-cell>
              <table:table-cell office:value-type="float" office:value="718.428">
                <text:p>718.428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31.4433">
                <text:p>31.4433</text:p>
              </table:table-cell>
              <table:table-cell office:value-type="float" office:value="250.153">
                <text:p>250.153</text:p>
              </table:table-cell>
              <table:table-cell office:value-type="float" office:value="718.403">
                <text:p>718.403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31.4443">
                <text:p>31.4443</text:p>
              </table:table-cell>
              <table:table-cell office:value-type="float" office:value="250.176">
                <text:p>250.176</text:p>
              </table:table-cell>
              <table:table-cell office:value-type="float" office:value="718.379">
                <text:p>718.379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31.4454">
                <text:p>31.4454</text:p>
              </table:table-cell>
              <table:table-cell office:value-type="float" office:value="250.199">
                <text:p>250.199</text:p>
              </table:table-cell>
              <table:table-cell office:value-type="float" office:value="718.355">
                <text:p>718.355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31.4467">
                <text:p>31.4467</text:p>
              </table:table-cell>
              <table:table-cell office:value-type="float" office:value="250.222">
                <text:p>250.222</text:p>
              </table:table-cell>
              <table:table-cell office:value-type="float" office:value="718.331">
                <text:p>718.331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31.4481">
                <text:p>31.4481</text:p>
              </table:table-cell>
              <table:table-cell office:value-type="float" office:value="250.244">
                <text:p>250.244</text:p>
              </table:table-cell>
              <table:table-cell office:value-type="float" office:value="718.308">
                <text:p>718.308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31.4497">
                <text:p>31.4497</text:p>
              </table:table-cell>
              <table:table-cell office:value-type="float" office:value="250.266">
                <text:p>250.266</text:p>
              </table:table-cell>
              <table:table-cell office:value-type="float" office:value="718.284">
                <text:p>718.284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31.4514">
                <text:p>31.4514</text:p>
              </table:table-cell>
              <table:table-cell office:value-type="float" office:value="250.288">
                <text:p>250.288</text:p>
              </table:table-cell>
              <table:table-cell office:value-type="float" office:value="718.261">
                <text:p>718.26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1.4532">
                <text:p>31.4532</text:p>
              </table:table-cell>
              <table:table-cell office:value-type="float" office:value="250.31">
                <text:p>250.31</text:p>
              </table:table-cell>
              <table:table-cell office:value-type="float" office:value="718.237">
                <text:p>718.237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31.4552">
                <text:p>31.4552</text:p>
              </table:table-cell>
              <table:table-cell office:value-type="float" office:value="250.331">
                <text:p>250.331</text:p>
              </table:table-cell>
              <table:table-cell office:value-type="float" office:value="718.214">
                <text:p>718.214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31.4573">
                <text:p>31.4573</text:p>
              </table:table-cell>
              <table:table-cell office:value-type="float" office:value="250.352">
                <text:p>250.352</text:p>
              </table:table-cell>
              <table:table-cell office:value-type="float" office:value="718.191">
                <text:p>718.191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31.4596">
                <text:p>31.4596</text:p>
              </table:table-cell>
              <table:table-cell office:value-type="float" office:value="250.372">
                <text:p>250.372</text:p>
              </table:table-cell>
              <table:table-cell office:value-type="float" office:value="718.168">
                <text:p>718.168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31.462">
                <text:p>31.462</text:p>
              </table:table-cell>
              <table:table-cell office:value-type="float" office:value="250.393">
                <text:p>250.393</text:p>
              </table:table-cell>
              <table:table-cell office:value-type="float" office:value="718.145">
                <text:p>718.145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31.4645">
                <text:p>31.4645</text:p>
              </table:table-cell>
              <table:table-cell office:value-type="float" office:value="250.413">
                <text:p>250.413</text:p>
              </table:table-cell>
              <table:table-cell office:value-type="float" office:value="718.123">
                <text:p>718.123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31.4671">
                <text:p>31.4671</text:p>
              </table:table-cell>
              <table:table-cell office:value-type="float" office:value="250.433">
                <text:p>250.433</text:p>
              </table:table-cell>
              <table:table-cell office:value-type="float" office:value="718.1">
                <text:p>718.1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31.4699">
                <text:p>31.4699</text:p>
              </table:table-cell>
              <table:table-cell office:value-type="float" office:value="250.452">
                <text:p>250.452</text:p>
              </table:table-cell>
              <table:table-cell office:value-type="float" office:value="718.078">
                <text:p>718.078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31.4727">
                <text:p>31.4727</text:p>
              </table:table-cell>
              <table:table-cell office:value-type="float" office:value="250.471">
                <text:p>250.471</text:p>
              </table:table-cell>
              <table:table-cell office:value-type="float" office:value="718.056">
                <text:p>718.056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31.4757">
                <text:p>31.4757</text:p>
              </table:table-cell>
              <table:table-cell office:value-type="float" office:value="250.49">
                <text:p>250.49</text:p>
              </table:table-cell>
              <table:table-cell office:value-type="float" office:value="718.034">
                <text:p>718.03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1.4788">
                <text:p>31.4788</text:p>
              </table:table-cell>
              <table:table-cell office:value-type="float" office:value="250.509">
                <text:p>250.509</text:p>
              </table:table-cell>
              <table:table-cell office:value-type="float" office:value="718.013">
                <text:p>718.013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31.4821">
                <text:p>31.4821</text:p>
              </table:table-cell>
              <table:table-cell office:value-type="float" office:value="250.527">
                <text:p>250.527</text:p>
              </table:table-cell>
              <table:table-cell office:value-type="float" office:value="717.991">
                <text:p>717.991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31.4854">
                <text:p>31.4854</text:p>
              </table:table-cell>
              <table:table-cell office:value-type="float" office:value="250.545">
                <text:p>250.545</text:p>
              </table:table-cell>
              <table:table-cell office:value-type="float" office:value="717.97">
                <text:p>717.97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31.4889">
                <text:p>31.4889</text:p>
              </table:table-cell>
              <table:table-cell office:value-type="float" office:value="250.562">
                <text:p>250.562</text:p>
              </table:table-cell>
              <table:table-cell office:value-type="float" office:value="717.949">
                <text:p>717.949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31.4925">
                <text:p>31.4925</text:p>
              </table:table-cell>
              <table:table-cell office:value-type="float" office:value="250.579">
                <text:p>250.579</text:p>
              </table:table-cell>
              <table:table-cell office:value-type="float" office:value="717.928">
                <text:p>717.928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31.4961">
                <text:p>31.4961</text:p>
              </table:table-cell>
              <table:table-cell office:value-type="float" office:value="250.596">
                <text:p>250.596</text:p>
              </table:table-cell>
              <table:table-cell office:value-type="float" office:value="717.908">
                <text:p>717.908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31.4999">
                <text:p>31.4999</text:p>
              </table:table-cell>
              <table:table-cell office:value-type="float" office:value="250.613">
                <text:p>250.613</text:p>
              </table:table-cell>
              <table:table-cell office:value-type="float" office:value="717.887">
                <text:p>717.887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31.5038">
                <text:p>31.5038</text:p>
              </table:table-cell>
              <table:table-cell office:value-type="float" office:value="250.629">
                <text:p>250.629</text:p>
              </table:table-cell>
              <table:table-cell office:value-type="float" office:value="717.867">
                <text:p>717.867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31.5078">
                <text:p>31.5078</text:p>
              </table:table-cell>
              <table:table-cell office:value-type="float" office:value="250.645">
                <text:p>250.645</text:p>
              </table:table-cell>
              <table:table-cell office:value-type="float" office:value="717.847">
                <text:p>717.847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31.5119">
                <text:p>31.5119</text:p>
              </table:table-cell>
              <table:table-cell office:value-type="float" office:value="250.66">
                <text:p>250.66</text:p>
              </table:table-cell>
              <table:table-cell office:value-type="float" office:value="717.828">
                <text:p>717.82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1.5161">
                <text:p>31.5161</text:p>
              </table:table-cell>
              <table:table-cell office:value-type="float" office:value="250.676">
                <text:p>250.676</text:p>
              </table:table-cell>
              <table:table-cell office:value-type="float" office:value="717.808">
                <text:p>717.808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31.5203">
                <text:p>31.5203</text:p>
              </table:table-cell>
              <table:table-cell office:value-type="float" office:value="250.69">
                <text:p>250.69</text:p>
              </table:table-cell>
              <table:table-cell office:value-type="float" office:value="717.789">
                <text:p>717.789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31.5247">
                <text:p>31.5247</text:p>
              </table:table-cell>
              <table:table-cell office:value-type="float" office:value="250.705">
                <text:p>250.705</text:p>
              </table:table-cell>
              <table:table-cell office:value-type="float" office:value="717.77">
                <text:p>717.77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31.5292">
                <text:p>31.5292</text:p>
              </table:table-cell>
              <table:table-cell office:value-type="float" office:value="250.719">
                <text:p>250.719</text:p>
              </table:table-cell>
              <table:table-cell office:value-type="float" office:value="717.752">
                <text:p>717.752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31.5337">
                <text:p>31.5337</text:p>
              </table:table-cell>
              <table:table-cell office:value-type="float" office:value="250.733">
                <text:p>250.733</text:p>
              </table:table-cell>
              <table:table-cell office:value-type="float" office:value="717.733">
                <text:p>717.733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31.5384">
                <text:p>31.5384</text:p>
              </table:table-cell>
              <table:table-cell office:value-type="float" office:value="250.746">
                <text:p>250.746</text:p>
              </table:table-cell>
              <table:table-cell office:value-type="float" office:value="717.715">
                <text:p>717.715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31.5431">
                <text:p>31.5431</text:p>
              </table:table-cell>
              <table:table-cell office:value-type="float" office:value="250.759">
                <text:p>250.759</text:p>
              </table:table-cell>
              <table:table-cell office:value-type="float" office:value="717.698">
                <text:p>717.698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31.5479">
                <text:p>31.5479</text:p>
              </table:table-cell>
              <table:table-cell office:value-type="float" office:value="250.772">
                <text:p>250.772</text:p>
              </table:table-cell>
              <table:table-cell office:value-type="float" office:value="717.68">
                <text:p>717.68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31.5528">
                <text:p>31.5528</text:p>
              </table:table-cell>
              <table:table-cell office:value-type="float" office:value="250.784">
                <text:p>250.784</text:p>
              </table:table-cell>
              <table:table-cell office:value-type="float" office:value="717.663">
                <text:p>717.663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31.5578">
                <text:p>31.5578</text:p>
              </table:table-cell>
              <table:table-cell office:value-type="float" office:value="250.796">
                <text:p>250.796</text:p>
              </table:table-cell>
              <table:table-cell office:value-type="float" office:value="717.646">
                <text:p>717.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1.5628">
                <text:p>31.5628</text:p>
              </table:table-cell>
              <table:table-cell office:value-type="float" office:value="250.808">
                <text:p>250.808</text:p>
              </table:table-cell>
              <table:table-cell office:value-type="float" office:value="717.629">
                <text:p>717.629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31.568">
                <text:p>31.568</text:p>
              </table:table-cell>
              <table:table-cell office:value-type="float" office:value="250.819">
                <text:p>250.819</text:p>
              </table:table-cell>
              <table:table-cell office:value-type="float" office:value="717.613">
                <text:p>717.613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31.5731">
                <text:p>31.5731</text:p>
              </table:table-cell>
              <table:table-cell office:value-type="float" office:value="250.83">
                <text:p>250.83</text:p>
              </table:table-cell>
              <table:table-cell office:value-type="float" office:value="717.597">
                <text:p>717.597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31.5784">
                <text:p>31.5784</text:p>
              </table:table-cell>
              <table:table-cell office:value-type="float" office:value="250.84">
                <text:p>250.84</text:p>
              </table:table-cell>
              <table:table-cell office:value-type="float" office:value="717.581">
                <text:p>717.581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31.5837">
                <text:p>31.5837</text:p>
              </table:table-cell>
              <table:table-cell office:value-type="float" office:value="250.851">
                <text:p>250.851</text:p>
              </table:table-cell>
              <table:table-cell office:value-type="float" office:value="717.566">
                <text:p>717.566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31.5891">
                <text:p>31.5891</text:p>
              </table:table-cell>
              <table:table-cell office:value-type="float" office:value="250.86">
                <text:p>250.86</text:p>
              </table:table-cell>
              <table:table-cell office:value-type="float" office:value="717.551">
                <text:p>717.551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31.5946">
                <text:p>31.5946</text:p>
              </table:table-cell>
              <table:table-cell office:value-type="float" office:value="250.87">
                <text:p>250.87</text:p>
              </table:table-cell>
              <table:table-cell office:value-type="float" office:value="717.536">
                <text:p>717.536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31.6001">
                <text:p>31.6001</text:p>
              </table:table-cell>
              <table:table-cell office:value-type="float" office:value="250.879">
                <text:p>250.879</text:p>
              </table:table-cell>
              <table:table-cell office:value-type="float" office:value="717.521">
                <text:p>717.521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31.6056">
                <text:p>31.6056</text:p>
              </table:table-cell>
              <table:table-cell office:value-type="float" office:value="250.888">
                <text:p>250.888</text:p>
              </table:table-cell>
              <table:table-cell office:value-type="float" office:value="717.507">
                <text:p>717.507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31.6113">
                <text:p>31.6113</text:p>
              </table:table-cell>
              <table:table-cell office:value-type="float" office:value="250.896">
                <text:p>250.896</text:p>
              </table:table-cell>
              <table:table-cell office:value-type="float" office:value="717.493">
                <text:p>717.49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1.6169">
                <text:p>31.6169</text:p>
              </table:table-cell>
              <table:table-cell office:value-type="float" office:value="250.904">
                <text:p>250.904</text:p>
              </table:table-cell>
              <table:table-cell office:value-type="float" office:value="717.479">
                <text:p>717.479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31.6227">
                <text:p>31.6227</text:p>
              </table:table-cell>
              <table:table-cell office:value-type="float" office:value="250.911">
                <text:p>250.911</text:p>
              </table:table-cell>
              <table:table-cell office:value-type="float" office:value="717.466">
                <text:p>717.466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31.6284">
                <text:p>31.6284</text:p>
              </table:table-cell>
              <table:table-cell office:value-type="float" office:value="250.919">
                <text:p>250.919</text:p>
              </table:table-cell>
              <table:table-cell office:value-type="float" office:value="717.453">
                <text:p>717.453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31.6343">
                <text:p>31.6343</text:p>
              </table:table-cell>
              <table:table-cell office:value-type="float" office:value="250.925">
                <text:p>250.925</text:p>
              </table:table-cell>
              <table:table-cell office:value-type="float" office:value="717.44">
                <text:p>717.44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31.6401">
                <text:p>31.6401</text:p>
              </table:table-cell>
              <table:table-cell office:value-type="float" office:value="250.932">
                <text:p>250.932</text:p>
              </table:table-cell>
              <table:table-cell office:value-type="float" office:value="717.428">
                <text:p>717.428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31.646">
                <text:p>31.646</text:p>
              </table:table-cell>
              <table:table-cell office:value-type="float" office:value="250.938">
                <text:p>250.938</text:p>
              </table:table-cell>
              <table:table-cell office:value-type="float" office:value="717.416">
                <text:p>717.416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31.652">
                <text:p>31.652</text:p>
              </table:table-cell>
              <table:table-cell office:value-type="float" office:value="250.944">
                <text:p>250.944</text:p>
              </table:table-cell>
              <table:table-cell office:value-type="float" office:value="717.404">
                <text:p>717.404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31.658">
                <text:p>31.658</text:p>
              </table:table-cell>
              <table:table-cell office:value-type="float" office:value="250.949">
                <text:p>250.949</text:p>
              </table:table-cell>
              <table:table-cell office:value-type="float" office:value="717.393">
                <text:p>717.393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31.664">
                <text:p>31.664</text:p>
              </table:table-cell>
              <table:table-cell office:value-type="float" office:value="250.954">
                <text:p>250.954</text:p>
              </table:table-cell>
              <table:table-cell office:value-type="float" office:value="717.382">
                <text:p>717.382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31.67">
                <text:p>31.67</text:p>
              </table:table-cell>
              <table:table-cell office:value-type="float" office:value="250.959">
                <text:p>250.959</text:p>
              </table:table-cell>
              <table:table-cell office:value-type="float" office:value="717.371">
                <text:p>717.3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1.6761">
                <text:p>31.6761</text:p>
              </table:table-cell>
              <table:table-cell office:value-type="float" office:value="250.963">
                <text:p>250.963</text:p>
              </table:table-cell>
              <table:table-cell office:value-type="float" office:value="717.361">
                <text:p>717.361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31.6822">
                <text:p>31.6822</text:p>
              </table:table-cell>
              <table:table-cell office:value-type="float" office:value="250.967">
                <text:p>250.967</text:p>
              </table:table-cell>
              <table:table-cell office:value-type="float" office:value="717.351">
                <text:p>717.351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31.6884">
                <text:p>31.6884</text:p>
              </table:table-cell>
              <table:table-cell office:value-type="float" office:value="250.971">
                <text:p>250.971</text:p>
              </table:table-cell>
              <table:table-cell office:value-type="float" office:value="717.341">
                <text:p>717.341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31.6945">
                <text:p>31.6945</text:p>
              </table:table-cell>
              <table:table-cell office:value-type="float" office:value="250.974">
                <text:p>250.974</text:p>
              </table:table-cell>
              <table:table-cell office:value-type="float" office:value="717.331">
                <text:p>717.331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31.7007">
                <text:p>31.7007</text:p>
              </table:table-cell>
              <table:table-cell office:value-type="float" office:value="250.977">
                <text:p>250.977</text:p>
              </table:table-cell>
              <table:table-cell office:value-type="float" office:value="717.322">
                <text:p>717.322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31.7069">
                <text:p>31.7069</text:p>
              </table:table-cell>
              <table:table-cell office:value-type="float" office:value="250.98">
                <text:p>250.98</text:p>
              </table:table-cell>
              <table:table-cell office:value-type="float" office:value="717.313">
                <text:p>717.313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31.7131">
                <text:p>31.7131</text:p>
              </table:table-cell>
              <table:table-cell office:value-type="float" office:value="250.982">
                <text:p>250.982</text:p>
              </table:table-cell>
              <table:table-cell office:value-type="float" office:value="717.305">
                <text:p>717.305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31.7194">
                <text:p>31.7194</text:p>
              </table:table-cell>
              <table:table-cell office:value-type="float" office:value="250.984">
                <text:p>250.984</text:p>
              </table:table-cell>
              <table:table-cell office:value-type="float" office:value="717.297">
                <text:p>717.297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31.7256">
                <text:p>31.7256</text:p>
              </table:table-cell>
              <table:table-cell office:value-type="float" office:value="250.985">
                <text:p>250.985</text:p>
              </table:table-cell>
              <table:table-cell office:value-type="float" office:value="717.289">
                <text:p>717.289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31.7319">
                <text:p>31.7319</text:p>
              </table:table-cell>
              <table:table-cell office:value-type="float" office:value="250.986">
                <text:p>250.986</text:p>
              </table:table-cell>
              <table:table-cell office:value-type="float" office:value="717.282">
                <text:p>717.28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1.7381">
                <text:p>31.7381</text:p>
              </table:table-cell>
              <table:table-cell office:value-type="float" office:value="250.987">
                <text:p>250.987</text:p>
              </table:table-cell>
              <table:table-cell office:value-type="float" office:value="717.275">
                <text:p>717.275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31.7444">
                <text:p>31.7444</text:p>
              </table:table-cell>
              <table:table-cell office:value-type="float" office:value="250.988">
                <text:p>250.988</text:p>
              </table:table-cell>
              <table:table-cell office:value-type="float" office:value="717.268">
                <text:p>717.268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31.7507">
                <text:p>31.7507</text:p>
              </table:table-cell>
              <table:table-cell office:value-type="float" office:value="250.988">
                <text:p>250.988</text:p>
              </table:table-cell>
              <table:table-cell office:value-type="float" office:value="717.261">
                <text:p>717.261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31.7569">
                <text:p>31.7569</text:p>
              </table:table-cell>
              <table:table-cell office:value-type="float" office:value="250.988">
                <text:p>250.988</text:p>
              </table:table-cell>
              <table:table-cell office:value-type="float" office:value="717.255">
                <text:p>717.255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31.7632">
                <text:p>31.7632</text:p>
              </table:table-cell>
              <table:table-cell office:value-type="float" office:value="250.987">
                <text:p>250.987</text:p>
              </table:table-cell>
              <table:table-cell office:value-type="float" office:value="717.249">
                <text:p>717.249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31.7695">
                <text:p>31.7695</text:p>
              </table:table-cell>
              <table:table-cell office:value-type="float" office:value="250.987">
                <text:p>250.987</text:p>
              </table:table-cell>
              <table:table-cell office:value-type="float" office:value="717.244">
                <text:p>717.244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31.7757">
                <text:p>31.7757</text:p>
              </table:table-cell>
              <table:table-cell office:value-type="float" office:value="250.986">
                <text:p>250.986</text:p>
              </table:table-cell>
              <table:table-cell office:value-type="float" office:value="717.239">
                <text:p>717.239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31.782">
                <text:p>31.782</text:p>
              </table:table-cell>
              <table:table-cell office:value-type="float" office:value="250.984">
                <text:p>250.984</text:p>
              </table:table-cell>
              <table:table-cell office:value-type="float" office:value="717.234">
                <text:p>717.234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31.7883">
                <text:p>31.7883</text:p>
              </table:table-cell>
              <table:table-cell office:value-type="float" office:value="250.982">
                <text:p>250.982</text:p>
              </table:table-cell>
              <table:table-cell office:value-type="float" office:value="717.229">
                <text:p>717.229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31.7945">
                <text:p>31.7945</text:p>
              </table:table-cell>
              <table:table-cell office:value-type="float" office:value="250.98">
                <text:p>250.98</text:p>
              </table:table-cell>
              <table:table-cell office:value-type="float" office:value="717.225">
                <text:p>717.2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.8007">
                <text:p>31.8007</text:p>
              </table:table-cell>
              <table:table-cell office:value-type="float" office:value="250.978">
                <text:p>250.978</text:p>
              </table:table-cell>
              <table:table-cell office:value-type="float" office:value="717.221">
                <text:p>717.221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31.8069">
                <text:p>31.8069</text:p>
              </table:table-cell>
              <table:table-cell office:value-type="float" office:value="250.975">
                <text:p>250.975</text:p>
              </table:table-cell>
              <table:table-cell office:value-type="float" office:value="717.218">
                <text:p>717.218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31.8131">
                <text:p>31.8131</text:p>
              </table:table-cell>
              <table:table-cell office:value-type="float" office:value="250.972">
                <text:p>250.972</text:p>
              </table:table-cell>
              <table:table-cell office:value-type="float" office:value="717.215">
                <text:p>717.215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31.8193">
                <text:p>31.8193</text:p>
              </table:table-cell>
              <table:table-cell office:value-type="float" office:value="250.969">
                <text:p>250.969</text:p>
              </table:table-cell>
              <table:table-cell office:value-type="float" office:value="717.212">
                <text:p>717.212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31.8255">
                <text:p>31.8255</text:p>
              </table:table-cell>
              <table:table-cell office:value-type="float" office:value="250.966">
                <text:p>250.966</text:p>
              </table:table-cell>
              <table:table-cell office:value-type="float" office:value="717.209">
                <text:p>717.209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31.8316">
                <text:p>31.8316</text:p>
              </table:table-cell>
              <table:table-cell office:value-type="float" office:value="250.962">
                <text:p>250.962</text:p>
              </table:table-cell>
              <table:table-cell office:value-type="float" office:value="717.207">
                <text:p>717.207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31.8377">
                <text:p>31.8377</text:p>
              </table:table-cell>
              <table:table-cell office:value-type="float" office:value="250.958">
                <text:p>250.958</text:p>
              </table:table-cell>
              <table:table-cell office:value-type="float" office:value="717.205">
                <text:p>717.205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31.8438">
                <text:p>31.8438</text:p>
              </table:table-cell>
              <table:table-cell office:value-type="float" office:value="250.953">
                <text:p>250.953</text:p>
              </table:table-cell>
              <table:table-cell office:value-type="float" office:value="717.203">
                <text:p>717.203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31.8499">
                <text:p>31.8499</text:p>
              </table:table-cell>
              <table:table-cell office:value-type="float" office:value="250.948">
                <text:p>250.948</text:p>
              </table:table-cell>
              <table:table-cell office:value-type="float" office:value="717.202">
                <text:p>717.202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31.8559">
                <text:p>31.8559</text:p>
              </table:table-cell>
              <table:table-cell office:value-type="float" office:value="250.943">
                <text:p>250.943</text:p>
              </table:table-cell>
              <table:table-cell office:value-type="float" office:value="717.201">
                <text:p>717.20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1.8619">
                <text:p>31.8619</text:p>
              </table:table-cell>
              <table:table-cell office:value-type="float" office:value="250.938">
                <text:p>250.938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31.8679">
                <text:p>31.8679</text:p>
              </table:table-cell>
              <table:table-cell office:value-type="float" office:value="250.933">
                <text:p>250.933</text:p>
              </table:table-cell>
              <table:table-cell office:value-type="float" office:value="717.199">
                <text:p>717.199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31.8738">
                <text:p>31.8738</text:p>
              </table:table-cell>
              <table:table-cell office:value-type="float" office:value="250.927">
                <text:p>250.927</text:p>
              </table:table-cell>
              <table:table-cell office:value-type="float" office:value="717.199">
                <text:p>717.199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31.8797">
                <text:p>31.8797</text:p>
              </table:table-cell>
              <table:table-cell office:value-type="float" office:value="250.921">
                <text:p>250.921</text:p>
              </table:table-cell>
              <table:table-cell office:value-type="float" office:value="717.199">
                <text:p>717.199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31.8856">
                <text:p>31.8856</text:p>
              </table:table-cell>
              <table:table-cell office:value-type="float" office:value="250.914">
                <text:p>250.914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31.8914">
                <text:p>31.8914</text:p>
              </table:table-cell>
              <table:table-cell office:value-type="float" office:value="250.908">
                <text:p>250.908</text:p>
              </table:table-cell>
              <table:table-cell office:value-type="float" office:value="717.201">
                <text:p>717.201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31.8972">
                <text:p>31.8972</text:p>
              </table:table-cell>
              <table:table-cell office:value-type="float" office:value="250.901">
                <text:p>250.901</text:p>
              </table:table-cell>
              <table:table-cell office:value-type="float" office:value="717.202">
                <text:p>717.202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31.9029">
                <text:p>31.9029</text:p>
              </table:table-cell>
              <table:table-cell office:value-type="float" office:value="250.894">
                <text:p>250.894</text:p>
              </table:table-cell>
              <table:table-cell office:value-type="float" office:value="717.203">
                <text:p>717.203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31.9086">
                <text:p>31.9086</text:p>
              </table:table-cell>
              <table:table-cell office:value-type="float" office:value="250.887">
                <text:p>250.887</text:p>
              </table:table-cell>
              <table:table-cell office:value-type="float" office:value="717.205">
                <text:p>717.205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31.9143">
                <text:p>31.9143</text:p>
              </table:table-cell>
              <table:table-cell office:value-type="float" office:value="250.879">
                <text:p>250.879</text:p>
              </table:table-cell>
              <table:table-cell office:value-type="float" office:value="717.206">
                <text:p>717.20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1.9199">
                <text:p>31.9199</text:p>
              </table:table-cell>
              <table:table-cell office:value-type="float" office:value="250.872">
                <text:p>250.872</text:p>
              </table:table-cell>
              <table:table-cell office:value-type="float" office:value="717.209">
                <text:p>717.209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31.9254">
                <text:p>31.9254</text:p>
              </table:table-cell>
              <table:table-cell office:value-type="float" office:value="250.864">
                <text:p>250.864</text:p>
              </table:table-cell>
              <table:table-cell office:value-type="float" office:value="717.211">
                <text:p>717.211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31.9309">
                <text:p>31.9309</text:p>
              </table:table-cell>
              <table:table-cell office:value-type="float" office:value="250.855">
                <text:p>250.855</text:p>
              </table:table-cell>
              <table:table-cell office:value-type="float" office:value="717.214">
                <text:p>717.214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31.9364">
                <text:p>31.9364</text:p>
              </table:table-cell>
              <table:table-cell office:value-type="float" office:value="250.847">
                <text:p>250.847</text:p>
              </table:table-cell>
              <table:table-cell office:value-type="float" office:value="717.217">
                <text:p>717.217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31.9418">
                <text:p>31.9418</text:p>
              </table:table-cell>
              <table:table-cell office:value-type="float" office:value="250.838">
                <text:p>250.838</text:p>
              </table:table-cell>
              <table:table-cell office:value-type="float" office:value="717.22">
                <text:p>717.22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31.9471">
                <text:p>31.9471</text:p>
              </table:table-cell>
              <table:table-cell office:value-type="float" office:value="250.829">
                <text:p>250.829</text:p>
              </table:table-cell>
              <table:table-cell office:value-type="float" office:value="717.223">
                <text:p>717.223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31.9524">
                <text:p>31.9524</text:p>
              </table:table-cell>
              <table:table-cell office:value-type="float" office:value="250.82">
                <text:p>250.82</text:p>
              </table:table-cell>
              <table:table-cell office:value-type="float" office:value="717.227">
                <text:p>717.227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31.9576">
                <text:p>31.9576</text:p>
              </table:table-cell>
              <table:table-cell office:value-type="float" office:value="250.811">
                <text:p>250.811</text:p>
              </table:table-cell>
              <table:table-cell office:value-type="float" office:value="717.231">
                <text:p>717.231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31.9628">
                <text:p>31.9628</text:p>
              </table:table-cell>
              <table:table-cell office:value-type="float" office:value="250.802">
                <text:p>250.802</text:p>
              </table:table-cell>
              <table:table-cell office:value-type="float" office:value="717.235">
                <text:p>717.235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31.9679">
                <text:p>31.9679</text:p>
              </table:table-cell>
              <table:table-cell office:value-type="float" office:value="250.792">
                <text:p>250.792</text:p>
              </table:table-cell>
              <table:table-cell office:value-type="float" office:value="717.24">
                <text:p>717.2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1.973">
                <text:p>31.973</text:p>
              </table:table-cell>
              <table:table-cell office:value-type="float" office:value="250.782">
                <text:p>250.782</text:p>
              </table:table-cell>
              <table:table-cell office:value-type="float" office:value="717.245">
                <text:p>717.245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31.9779">
                <text:p>31.9779</text:p>
              </table:table-cell>
              <table:table-cell office:value-type="float" office:value="250.772">
                <text:p>250.772</text:p>
              </table:table-cell>
              <table:table-cell office:value-type="float" office:value="717.25">
                <text:p>717.25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31.9829">
                <text:p>31.9829</text:p>
              </table:table-cell>
              <table:table-cell office:value-type="float" office:value="250.762">
                <text:p>250.762</text:p>
              </table:table-cell>
              <table:table-cell office:value-type="float" office:value="717.255">
                <text:p>717.255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31.9877">
                <text:p>31.9877</text:p>
              </table:table-cell>
              <table:table-cell office:value-type="float" office:value="250.752">
                <text:p>250.752</text:p>
              </table:table-cell>
              <table:table-cell office:value-type="float" office:value="717.26">
                <text:p>717.26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31.9925">
                <text:p>31.9925</text:p>
              </table:table-cell>
              <table:table-cell office:value-type="float" office:value="250.741">
                <text:p>250.741</text:p>
              </table:table-cell>
              <table:table-cell office:value-type="float" office:value="717.266">
                <text:p>717.266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31.9972">
                <text:p>31.9972</text:p>
              </table:table-cell>
              <table:table-cell office:value-type="float" office:value="250.731">
                <text:p>250.731</text:p>
              </table:table-cell>
              <table:table-cell office:value-type="float" office:value="717.272">
                <text:p>717.272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32.0019">
                <text:p>32.0019</text:p>
              </table:table-cell>
              <table:table-cell office:value-type="float" office:value="250.72">
                <text:p>250.72</text:p>
              </table:table-cell>
              <table:table-cell office:value-type="float" office:value="717.278">
                <text:p>717.278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32.0065">
                <text:p>32.0065</text:p>
              </table:table-cell>
              <table:table-cell office:value-type="float" office:value="250.709">
                <text:p>250.709</text:p>
              </table:table-cell>
              <table:table-cell office:value-type="float" office:value="717.284">
                <text:p>717.284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32.011">
                <text:p>32.011</text:p>
              </table:table-cell>
              <table:table-cell office:value-type="float" office:value="250.698">
                <text:p>250.698</text:p>
              </table:table-cell>
              <table:table-cell office:value-type="float" office:value="717.291">
                <text:p>717.291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32.0155">
                <text:p>32.0155</text:p>
              </table:table-cell>
              <table:table-cell office:value-type="float" office:value="250.687">
                <text:p>250.687</text:p>
              </table:table-cell>
              <table:table-cell office:value-type="float" office:value="717.298">
                <text:p>717.2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2.0198">
                <text:p>32.0198</text:p>
              </table:table-cell>
              <table:table-cell office:value-type="float" office:value="250.675">
                <text:p>250.675</text:p>
              </table:table-cell>
              <table:table-cell office:value-type="float" office:value="717.305">
                <text:p>717.305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32.0242">
                <text:p>32.0242</text:p>
              </table:table-cell>
              <table:table-cell office:value-type="float" office:value="250.664">
                <text:p>250.664</text:p>
              </table:table-cell>
              <table:table-cell office:value-type="float" office:value="717.312">
                <text:p>717.312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32.0284">
                <text:p>32.0284</text:p>
              </table:table-cell>
              <table:table-cell office:value-type="float" office:value="250.652">
                <text:p>250.652</text:p>
              </table:table-cell>
              <table:table-cell office:value-type="float" office:value="717.319">
                <text:p>717.319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32.0325">
                <text:p>32.0325</text:p>
              </table:table-cell>
              <table:table-cell office:value-type="float" office:value="250.64">
                <text:p>250.64</text:p>
              </table:table-cell>
              <table:table-cell office:value-type="float" office:value="717.327">
                <text:p>717.327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32.0366">
                <text:p>32.0366</text:p>
              </table:table-cell>
              <table:table-cell office:value-type="float" office:value="250.629">
                <text:p>250.629</text:p>
              </table:table-cell>
              <table:table-cell office:value-type="float" office:value="717.335">
                <text:p>717.335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32.0406">
                <text:p>32.0406</text:p>
              </table:table-cell>
              <table:table-cell office:value-type="float" office:value="250.617">
                <text:p>250.617</text:p>
              </table:table-cell>
              <table:table-cell office:value-type="float" office:value="717.343">
                <text:p>717.343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32.0446">
                <text:p>32.0446</text:p>
              </table:table-cell>
              <table:table-cell office:value-type="float" office:value="250.605">
                <text:p>250.605</text:p>
              </table:table-cell>
              <table:table-cell office:value-type="float" office:value="717.351">
                <text:p>717.351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32.0484">
                <text:p>32.0484</text:p>
              </table:table-cell>
              <table:table-cell office:value-type="float" office:value="250.592">
                <text:p>250.592</text:p>
              </table:table-cell>
              <table:table-cell office:value-type="float" office:value="717.359">
                <text:p>717.359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32.0522">
                <text:p>32.0522</text:p>
              </table:table-cell>
              <table:table-cell office:value-type="float" office:value="250.58">
                <text:p>250.58</text:p>
              </table:table-cell>
              <table:table-cell office:value-type="float" office:value="717.368">
                <text:p>717.368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32.0559">
                <text:p>32.0559</text:p>
              </table:table-cell>
              <table:table-cell office:value-type="float" office:value="250.568">
                <text:p>250.568</text:p>
              </table:table-cell>
              <table:table-cell office:value-type="float" office:value="717.376">
                <text:p>717.3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2.0595">
                <text:p>32.0595</text:p>
              </table:table-cell>
              <table:table-cell office:value-type="float" office:value="250.555">
                <text:p>250.555</text:p>
              </table:table-cell>
              <table:table-cell office:value-type="float" office:value="717.385">
                <text:p>717.385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32.0631">
                <text:p>32.0631</text:p>
              </table:table-cell>
              <table:table-cell office:value-type="float" office:value="250.543">
                <text:p>250.543</text:p>
              </table:table-cell>
              <table:table-cell office:value-type="float" office:value="717.394">
                <text:p>717.394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32.0665">
                <text:p>32.0665</text:p>
              </table:table-cell>
              <table:table-cell office:value-type="float" office:value="250.53">
                <text:p>250.53</text:p>
              </table:table-cell>
              <table:table-cell office:value-type="float" office:value="717.403">
                <text:p>717.403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32.0699">
                <text:p>32.0699</text:p>
              </table:table-cell>
              <table:table-cell office:value-type="float" office:value="250.518">
                <text:p>250.518</text:p>
              </table:table-cell>
              <table:table-cell office:value-type="float" office:value="717.413">
                <text:p>717.413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32.0732">
                <text:p>32.0732</text:p>
              </table:table-cell>
              <table:table-cell office:value-type="float" office:value="250.505">
                <text:p>250.505</text:p>
              </table:table-cell>
              <table:table-cell office:value-type="float" office:value="717.422">
                <text:p>717.422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32.0764">
                <text:p>32.0764</text:p>
              </table:table-cell>
              <table:table-cell office:value-type="float" office:value="250.492">
                <text:p>250.492</text:p>
              </table:table-cell>
              <table:table-cell office:value-type="float" office:value="717.432">
                <text:p>717.432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32.0795">
                <text:p>32.0795</text:p>
              </table:table-cell>
              <table:table-cell office:value-type="float" office:value="250.479">
                <text:p>250.479</text:p>
              </table:table-cell>
              <table:table-cell office:value-type="float" office:value="717.441">
                <text:p>717.441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32.0826">
                <text:p>32.0826</text:p>
              </table:table-cell>
              <table:table-cell office:value-type="float" office:value="250.466">
                <text:p>250.466</text:p>
              </table:table-cell>
              <table:table-cell office:value-type="float" office:value="717.451">
                <text:p>717.451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32.0856">
                <text:p>32.0856</text:p>
              </table:table-cell>
              <table:table-cell office:value-type="float" office:value="250.453">
                <text:p>250.453</text:p>
              </table:table-cell>
              <table:table-cell office:value-type="float" office:value="717.461">
                <text:p>717.461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32.0885">
                <text:p>32.0885</text:p>
              </table:table-cell>
              <table:table-cell office:value-type="float" office:value="250.44">
                <text:p>250.44</text:p>
              </table:table-cell>
              <table:table-cell office:value-type="float" office:value="717.471">
                <text:p>717.47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2.0913">
                <text:p>32.0913</text:p>
              </table:table-cell>
              <table:table-cell office:value-type="float" office:value="250.427">
                <text:p>250.427</text:p>
              </table:table-cell>
              <table:table-cell office:value-type="float" office:value="717.482">
                <text:p>717.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